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335in"/>
    </style:style>
    <style:style style:name="co2" style:family="table-column">
      <style:table-column-properties fo:break-before="auto" style:column-width="4.9799in"/>
    </style:style>
    <style:style style:name="co3" style:family="table-column">
      <style:table-column-properties fo:break-before="auto" style:column-width="0.8902in"/>
    </style:style>
    <style:style style:name="co4" style:family="table-column">
      <style:table-column-properties fo:break-before="auto" style:column-width="0.6201in"/>
    </style:style>
    <style:style style:name="co5" style:family="table-column">
      <style:table-column-properties fo:break-before="auto" style:column-width="0.3811in"/>
    </style:style>
    <style:style style:name="co6" style:family="table-column">
      <style:table-column-properties fo:break-before="auto" style:column-width="0.5075in"/>
    </style:style>
    <style:style style:name="co7" style:family="table-column">
      <style:table-column-properties fo:break-before="auto" style:column-width="0.4228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10.1575in"/>
    </style:style>
    <style:style style:name="co10" style:family="table-column">
      <style:table-column-properties fo:break-before="auto" style:column-width="4.2752in"/>
    </style:style>
    <style:style style:name="co11" style:family="table-column">
      <style:table-column-properties fo:break-before="auto" style:column-width="4.839in"/>
    </style:style>
    <style:style style:name="co12" style:family="table-column">
      <style:table-column-properties fo:break-before="auto" style:column-width="2.9484in"/>
    </style:style>
    <style:style style:name="co13" style:family="table-column">
      <style:table-column-properties fo:break-before="auto" style:column-width="2.8492in"/>
    </style:style>
    <style:style style:name="co14" style:family="table-column">
      <style:table-column-properties fo:break-before="auto" style:column-width="5.9811in"/>
    </style:style>
    <style:style style:name="co15" style:family="table-column">
      <style:table-column-properties fo:break-before="auto" style:column-width="5.3189in"/>
    </style:style>
    <style:style style:name="co16" style:family="table-column">
      <style:table-column-properties fo:break-before="auto" style:column-width="3.9362in"/>
    </style:style>
    <style:style style:name="co17" style:family="table-column">
      <style:table-column-properties fo:break-before="auto" style:column-width="4.2457in"/>
    </style:style>
    <style:style style:name="co18" style:family="table-column">
      <style:table-column-properties fo:break-before="auto" style:column-width="6.4898in"/>
    </style:style>
    <style:style style:name="co19" style:family="table-column">
      <style:table-column-properties fo:break-before="auto" style:column-width="4.5425in"/>
    </style:style>
    <style:style style:name="co20" style:family="table-column">
      <style:table-column-properties fo:break-before="auto" style:column-width="4.1756in"/>
    </style:style>
    <style:style style:name="co21" style:family="table-column">
      <style:table-column-properties fo:break-before="auto" style:column-width="4.1902in"/>
    </style:style>
    <style:style style:name="co22" style:family="table-column">
      <style:table-column-properties fo:break-before="auto" style:column-width="2.102in"/>
    </style:style>
    <style:style style:name="co23" style:family="table-column">
      <style:table-column-properties fo:break-before="auto" style:column-width="2.172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222in" fo:break-before="auto" style:use-optimal-row-height="true"/>
    </style:style>
    <style:style style:name="ta1" style:family="table" style:master-page-name="PageStyle_5f_file_20_title_20_JSON">
      <style:table-properties table:display="true" style:writing-mode="lr-tb"/>
    </style:style>
    <style:style style:name="ta2" style:family="table" style:master-page-name="PageStyle_5f_image_20_anchors">
      <style:table-properties table:display="true" style:writing-mode="lr-tb"/>
    </style:style>
    <style:style style:name="ta3" style:family="table" style:master-page-name="PageStyle_5f_roxhillJSON">
      <style:table-properties table:display="true" style:writing-mode="lr-tb"/>
    </style:style>
    <style:style style:name="ta4" style:family="table" style:master-page-name="PageStyle_5f_zekeJSON">
      <style:table-properties table:display="true" style:writing-mode="lr-tb"/>
    </style:style>
    <style:style style:name="ta5" style:family="table" style:master-page-name="PageStyle_5f_lastgaspJSON">
      <style:table-properties table:display="true" style:writing-mode="lr-tb"/>
    </style:style>
    <style:style style:name="ta6" style:family="table" style:master-page-name="PageStyle_5f_marklaneganJSON">
      <style:table-properties table:display="true" style:writing-mode="lr-tb"/>
    </style:style>
    <style:style style:name="ta7" style:family="table" style:master-page-name="PageStyle_5f_bigbusinessJSON">
      <style:table-properties table:display="true" style:writing-mode="lr-tb"/>
    </style:style>
    <style:style style:name="ta8" style:family="table" style:master-page-name="PageStyle_5f_cracksabbathJSON">
      <style:table-properties table:display="true" style:writing-mode="lr-tb"/>
    </style:style>
    <style:style style:name="ta9" style:family="table" style:master-page-name="PageStyle_5f_melvinsJSON">
      <style:table-properties table:display="true" style:writing-mode="lr-tb"/>
    </style:style>
    <style:style style:name="ta10" style:family="table" style:master-page-name="PageStyle_5f_sufferingfuckheadsJSON">
      <style:table-properties table:display="true" style:writing-mode="lr-tb"/>
    </style:style>
    <style:style style:name="ta11" style:family="table" style:master-page-name="PageStyle_5f_builttospillJSON">
      <style:table-properties table:display="true" style:writing-mode="lr-tb"/>
    </style:style>
    <number:percentage-style style:name="N8010" number:language="en" number:country="US">
      <number:number number:decimal-places="0" number:min-integer-digits="1"/>
      <number:text>%</number:text>
    </number:percentage-style>
    <style:style style:name="ce1" style:family="table-cell" style:parent-style-name="Excel_20_Built-in_20_Normal">
      <style:table-cell-properties fo:border-bottom="0.0346in solid #000000" style:diagonal-bl-tr="none" style:diagonal-tl-br="none" fo:border-left="0.0346in solid #000000" fo:border-right="none" style:rotation-align="none" fo:border-top="0.0346in solid #000000"/>
    </style:style>
    <style:style style:name="ce2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3" style:family="table-cell" style:parent-style-name="Excel_20_Built-in_20_Normal" style:data-style-name="N8010"/>
    <style:style style:name="ce4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0.0346in solid #000000"/>
    </style:style>
    <style:style style:name="ce5" style:family="table-cell" style:parent-style-name="Excel_20_Built-in_20_Normal" style:data-style-name="N8126"/>
    <style:style style:name="ce6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ile title JSON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>
            <text:p>airplanejivetalkers.mp4</text:p>
          </table:table-cell>
          <table:table-cell table:style-name="ce3" office:value-type="string">
            <text:p>Airplane Movie -Jive Talkers</text:p>
          </table:table-cell>
          <table:table-cell table:formula="of:=&quot;{'file':'&quot;&amp;[.A1]&amp;&quot;','title':'&quot;&amp;[.B1]&amp;&quot;'},&quot;" office:value-type="string" office:string-value="{'file':'airplanejivetalkers.mp4','title':'Airplane Movie -Jive Talkers'},">
            <text:p>{'file':'airplanejivetalkers.mp4','title':'Airplane Movie -Jive Talkers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airplanejivetalkersorderfood.mp4</text:p>
          </table:table-cell>
          <table:table-cell table:style-name="ce3" office:value-type="string">
            <text:p>Airplane Movie -Jive Talkers Order Food</text:p>
          </table:table-cell>
          <table:table-cell table:formula="of:=&quot;{'file':'&quot;&amp;[.A2]&amp;&quot;','title':'&quot;&amp;[.B2]&amp;&quot;'},&quot;" office:value-type="string" office:string-value="{'file':'airplanejivetalkersorderfood.mp4','title':'Airplane Movie -Jive Talkers Order Food'},">
            <text:p>{'file':'airplanejivetalkersorderfood.mp4','title':'Airplane Movie -Jive Talkers Order Food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airplanejivetalkersfoodsickwithjunecleaver.mp4</text:p>
          </table:table-cell>
          <table:table-cell table:style-name="ce3" office:value-type="string">
            <text:p>Airplane Movie -Jive Talkers Sick with June Cleaver</text:p>
          </table:table-cell>
          <table:table-cell table:formula="of:=&quot;{'file':'&quot;&amp;[.A3]&amp;&quot;','title':'&quot;&amp;[.B3]&amp;&quot;'},&quot;" office:value-type="string" office:string-value="{'file':'airplanejivetalkersfoodsickwithjunecleaver.mp4','title':'Airplane Movie -Jive Talkers Sick with June Cleaver'},">
            <text:p>{'file':'airplanejivetalkersfoodsickwithjunecleaver.mp4','title':'Airplane Movie -Jive Talkers Sick with June Cleaver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9 All Your Secrets.mp3</text:p>
          </table:table-cell>
          <table:table-cell table:style-name="ce3" office:value-type="string">
            <text:p>All Your Secrets</text:p>
          </table:table-cell>
          <table:table-cell table:formula="of:=&quot;{'file':'&quot;&amp;[.A4]&amp;&quot;','title':'&quot;&amp;[.B4]&amp;&quot;'},&quot;" office:value-type="string" office:string-value="{'file':'09 All Your Secrets.mp3','title':'All Your Secrets'},">
            <text:p>{'file':'09 All Your Secrets.mp3','title':'All Your Secrets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2 Avalon Or Someone Very Similar.mp3</text:p>
          </table:table-cell>
          <table:table-cell table:style-name="ce3" office:value-type="string">
            <text:p>Avalon Or Someone Very Similar</text:p>
          </table:table-cell>
          <table:table-cell table:formula="of:=&quot;{'file':'&quot;&amp;[.A5]&amp;&quot;','title':'&quot;&amp;[.B5]&amp;&quot;'},&quot;" office:value-type="string" office:string-value="{'file':'02 Avalon Or Someone Very Similar.mp3','title':'Avalon Or Someone Very Similar'},">
            <text:p>{'file':'02 Avalon Or Someone Very Similar.mp3','title':'Avalon Or Someone Very Similar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Bats Do It.mp3</text:p>
          </table:table-cell>
          <table:table-cell table:style-name="ce3" office:value-type="string">
            <text:p>Bats Do It</text:p>
          </table:table-cell>
          <table:table-cell table:formula="of:=&quot;{'file':'&quot;&amp;[.A6]&amp;&quot;','title':'&quot;&amp;[.B6]&amp;&quot;'},&quot;" office:value-type="string" office:string-value="{'file':'Bats Do It.mp3','title':'Bats Do It'},">
            <text:p>{'file':'Bats Do It.mp3','title':'Bats Do It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3 By Twos.mp3</text:p>
          </table:table-cell>
          <table:table-cell table:style-name="ce3" office:value-type="string">
            <text:p>By Twos</text:p>
          </table:table-cell>
          <table:table-cell table:formula="of:=&quot;{'file':'&quot;&amp;[.A7]&amp;&quot;','title':'&quot;&amp;[.B7]&amp;&quot;'},&quot;" office:value-type="string" office:string-value="{'file':'03 By Twos.mp3','title':'By Twos'},">
            <text:p>{'file':'03 By Twos.mp3','title':'By Twos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Cannabalistic Attack.mp3</text:p>
          </table:table-cell>
          <table:table-cell table:style-name="ce3" office:value-type="string">
            <text:p>Cannibalistic Attack</text:p>
          </table:table-cell>
          <table:table-cell table:formula="of:=&quot;{'file':'&quot;&amp;[.A8]&amp;&quot;','title':'&quot;&amp;[.B8]&amp;&quot;'},&quot;" office:value-type="string" office:string-value="{'file':'Cannabalistic Attack.mp3','title':'Cannibalistic Attack'},">
            <text:p>{'file':'Cannabalistic Attack.mp3','title':'Cannibalistic Attack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gamemedia/cats.png</text:p>
          </table:table-cell>
          <table:table-cell table:style-name="ce3" office:value-type="string">
            <text:p>Cat</text:p>
          </table:table-cell>
          <table:table-cell table:formula="of:=&quot;{'file':'&quot;&amp;[.A9]&amp;&quot;','title':'&quot;&amp;[.B9]&amp;&quot;'},&quot;" office:value-type="string" office:string-value="{'file':'gamemedia/cats.png','title':'Cat'},">
            <text:p>{'file':'gamemedia/cats.png','title':'Cat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gamemedia/chickens.png</text:p>
          </table:table-cell>
          <table:table-cell table:style-name="ce3" office:value-type="string">
            <text:p>Chicken</text:p>
          </table:table-cell>
          <table:table-cell table:formula="of:=&quot;{'file':'&quot;&amp;[.A10]&amp;&quot;','title':'&quot;&amp;[.B10]&amp;&quot;'},&quot;" office:value-type="string" office:string-value="{'file':'gamemedia/chickens.png','title':'Chicken'},">
            <text:p>{'file':'gamemedia/chickens.png','title':'Chicken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gamemedia/crocodiles.png</text:p>
          </table:table-cell>
          <table:table-cell table:style-name="ce3" office:value-type="string">
            <text:p>Crocodile</text:p>
          </table:table-cell>
          <table:table-cell table:formula="of:=&quot;{'file':'&quot;&amp;[.A11]&amp;&quot;','title':'&quot;&amp;[.B11]&amp;&quot;'},&quot;" office:value-type="string" office:string-value="{'file':'gamemedia/crocodiles.png','title':'Crocodile'},">
            <text:p>{'file':'gamemedia/crocodiles.png','title':'Crocodile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659.JPG</text:p>
          </table:table-cell>
          <table:table-cell table:style-name="ce3" office:value-type="string">
            <text:p>Daffodil</text:p>
          </table:table-cell>
          <table:table-cell table:formula="of:=&quot;{'file':'&quot;&amp;[.A12]&amp;&quot;','title':'&quot;&amp;[.B12]&amp;&quot;'},&quot;" office:value-type="string" office:string-value="{'file':'IMG_4659.JPG','title':'Daffodil'},">
            <text:p>{'file':'IMG_4659.JPG','title':'Daffodil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gamemedia/darthvader.png</text:p>
          </table:table-cell>
          <table:table-cell table:style-name="ce3" office:value-type="string">
            <text:p>Darth Vader</text:p>
          </table:table-cell>
          <table:table-cell table:formula="of:=&quot;{'file':'&quot;&amp;[.A13]&amp;&quot;','title':'&quot;&amp;[.B13]&amp;&quot;'},&quot;" office:value-type="string" office:string-value="{'file':'gamemedia/darthvader.png','title':'Darth Vader'},">
            <text:p>{'file':'gamemedia/darthvader.png','title':'Darth Vader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Delirious.mp3 <text:s text:c="3"/></text:p>
          </table:table-cell>
          <table:table-cell table:style-name="ce3" office:value-type="string">
            <text:p>Delirious</text:p>
          </table:table-cell>
          <table:table-cell table:formula="of:=&quot;{'file':'&quot;&amp;[.A14]&amp;&quot;','title':'&quot;&amp;[.B14]&amp;&quot;'},&quot;" office:value-type="string" office:string-value="{'file':'Delirious.mp3    ','title':'Delirious'},">
            <text:p>{'file':'Delirious.mp3 <text:s text:c="3"/>','title':'Delirious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gamemedia/dogs.png</text:p>
          </table:table-cell>
          <table:table-cell table:style-name="ce3" office:value-type="string">
            <text:p>Dog</text:p>
          </table:table-cell>
          <table:table-cell table:formula="of:=&quot;{'file':'&quot;&amp;[.A15]&amp;&quot;','title':'&quot;&amp;[.B15]&amp;&quot;'},&quot;" office:value-type="string" office:string-value="{'file':'gamemedia/dogs.png','title':'Dog'},">
            <text:p>{'file':'gamemedia/dogs.png','title':'Dog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God Knowledge.mp3</text:p>
          </table:table-cell>
          <table:table-cell table:style-name="ce3" office:value-type="string">
            <text:p>God Knowledge</text:p>
          </table:table-cell>
          <table:table-cell table:formula="of:=&quot;{'file':'&quot;&amp;[.A16]&amp;&quot;','title':'&quot;&amp;[.B16]&amp;&quot;'},&quot;" office:value-type="string" office:string-value="{'file':'God Knowledge.mp3','title':'God Knowledge'},">
            <text:p>{'file':'God Knowledge.mp3','title':'God Knowledge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575.JPG</text:p>
          </table:table-cell>
          <table:table-cell office:value-type="string">
            <text:p>Good Boy!</text:p>
          </table:table-cell>
          <table:table-cell table:formula="of:=&quot;{'file':'&quot;&amp;[.A17]&amp;&quot;','title':'&quot;&amp;[.B17]&amp;&quot;'},&quot;" office:value-type="string" office:string-value="{'file':'IMG_4575.JPG','title':'Good Boy!'},">
            <text:p>{'file':'IMG_4575.JPG','title':'Good Boy!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675.JPG</text:p>
          </table:table-cell>
          <table:table-cell office:value-type="string">
            <text:p>Good Luck Kitteh!</text:p>
          </table:table-cell>
          <table:table-cell table:formula="of:=&quot;{'file':'&quot;&amp;[.A18]&amp;&quot;','title':'&quot;&amp;[.B18]&amp;&quot;'},&quot;" office:value-type="string" office:string-value="{'file':'IMG_4675.JPG','title':'Good Luck Kitteh!'},">
            <text:p>{'file':'IMG_4675.JPG','title':'Good Luck Kitteh!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Hella Buckarooni.mp3</text:p>
          </table:table-cell>
          <table:table-cell table:style-name="ce3" office:value-type="string">
            <text:p>Hella Buckarooni</text:p>
          </table:table-cell>
          <table:table-cell table:formula="of:=&quot;{'file':'&quot;&amp;[.A19]&amp;&quot;','title':'&quot;&amp;[.B19]&amp;&quot;'},&quot;" office:value-type="string" office:string-value="{'file':'Hella Buckarooni.mp3','title':'Hella Buckarooni'},">
            <text:p>{'file':'Hella Buckarooni.mp3','title':'Hella Buckarooni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1 Here To Fall.mp3</text:p>
          </table:table-cell>
          <table:table-cell table:style-name="ce3" office:value-type="string">
            <text:p>Here to Fall</text:p>
          </table:table-cell>
          <table:table-cell table:formula="of:=&quot;{'file':'&quot;&amp;[.A20]&amp;&quot;','title':'&quot;&amp;[.B20]&amp;&quot;'},&quot;" office:value-type="string" office:string-value="{'file':'01 Here To Fall.mp3','title':'Here to Fall'},">
            <text:p>{'file':'01 Here To Fall.mp3','title':'Here to Fall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Hop Off This Beat.mp3</text:p>
          </table:table-cell>
          <table:table-cell table:style-name="ce3" office:value-type="string">
            <text:p>Hop Off This Beat</text:p>
          </table:table-cell>
          <table:table-cell table:formula="of:=&quot;{'file':'&quot;&amp;[.A21]&amp;&quot;','title':'&quot;&amp;[.B21]&amp;&quot;'},&quot;" office:value-type="string" office:string-value="{'file':'Hop Off This Beat.mp3','title':'Hop Off This Beat'},">
            <text:p>{'file':'Hop Off This Beat.mp3','title':'Hop Off This Beat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6 If Its True.mp3</text:p>
          </table:table-cell>
          <table:table-cell table:style-name="ce3" office:value-type="string">
            <text:p>If Its True</text:p>
          </table:table-cell>
          <table:table-cell table:formula="of:=&quot;{'file':'&quot;&amp;[.A22]&amp;&quot;','title':'&quot;&amp;[.B22]&amp;&quot;'},&quot;" office:value-type="string" office:string-value="{'file':'06 If Its True.mp3','title':'If Its True'},">
            <text:p>{'file':'06 If Its True.mp3','title':'If Its True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7 Im On My Way.mp3</text:p>
          </table:table-cell>
          <table:table-cell table:style-name="ce3" office:value-type="string">
            <text:p>Im On My Way</text:p>
          </table:table-cell>
          <table:table-cell table:formula="of:=&quot;{'file':'&quot;&amp;[.A23]&amp;&quot;','title':'&quot;&amp;[.B23]&amp;&quot;'},&quot;" office:value-type="string" office:string-value="{'file':'07 Im On My Way.mp3','title':'Im On My Way'},">
            <text:p>{'file':'07 Im On My Way.mp3','title':'Im On My Way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gamemedia/snakesonaplane.png</text:p>
          </table:table-cell>
          <table:table-cell table:style-name="ce3" office:value-type="string">
            <text:p>Im tired of these motherfuckin stuffed animals on this motherfuckin game!</text:p>
          </table:table-cell>
          <table:table-cell table:formula="of:=&quot;{'file':'&quot;&amp;[.A24]&amp;&quot;','title':'&quot;&amp;[.B24]&amp;&quot;'},&quot;" office:value-type="string" office:string-value="{'file':'gamemedia/snakesonaplane.png','title':'Im tired of these motherfuckin stuffed animals on this motherfuckin game!'},">
            <text:p>{'file':'gamemedia/snakesonaplane.png','title':'Im tired of these motherfuckin stuffed animals on this motherfuckin game!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Just Beau By Himself.mp3</text:p>
          </table:table-cell>
          <table:table-cell table:style-name="ce3" office:value-type="string">
            <text:p>Just Beau By Himself</text:p>
          </table:table-cell>
          <table:table-cell table:formula="of:=&quot;{'file':'&quot;&amp;[.A25]&amp;&quot;','title':'&quot;&amp;[.B25]&amp;&quot;'},&quot;" office:value-type="string" office:string-value="{'file':'Just Beau By Himself.mp3','title':'Just Beau By Himself'},">
            <text:p>{'file':'Just Beau By Himself.mp3','title':'Just Beau By Himself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599.JPG</text:p>
          </table:table-cell>
          <table:table-cell table:style-name="ce3" office:value-type="string">
            <text:p>Kitteh Mehowh</text:p>
          </table:table-cell>
          <table:table-cell table:formula="of:=&quot;{'file':'&quot;&amp;[.A26]&amp;&quot;','title':'&quot;&amp;[.B26]&amp;&quot;'},&quot;" office:value-type="string" office:string-value="{'file':'IMG_4599.JPG','title':'Kitteh Mehowh'},">
            <text:p>{'file':'IMG_4599.JPG','title':'Kitteh Mehowh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gamemedia/lamblambs.png</text:p>
          </table:table-cell>
          <table:table-cell table:style-name="ce3" office:value-type="string">
            <text:p>Lamb</text:p>
          </table:table-cell>
          <table:table-cell table:formula="of:=&quot;{'file':'&quot;&amp;[.A27]&amp;&quot;','title':'&quot;&amp;[.B27]&amp;&quot;'},&quot;" office:value-type="string" office:string-value="{'file':'gamemedia/lamblambs.png','title':'Lamb'},">
            <text:p>{'file':'gamemedia/lamblambs.png','title':'Lamb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38.jpg</text:p>
          </table:table-cell>
          <table:table-cell office:value-type="string">
            <text:p>Last Gasp 1</text:p>
          </table:table-cell>
          <table:table-cell table:formula="of:=&quot;{'file':'&quot;&amp;[.A28]&amp;&quot;','title':'&quot;&amp;[.B28]&amp;&quot;'},&quot;" office:value-type="string" office:string-value="{'file':'ZOOM0038.jpg','title':'Last Gasp 1'},">
            <text:p>{'file':'ZOOM0038.jpg','title':'Last Gasp 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47.jpg</text:p>
          </table:table-cell>
          <table:table-cell office:value-type="string">
            <text:p>Last Gasp 10</text:p>
          </table:table-cell>
          <table:table-cell table:formula="of:=&quot;{'file':'&quot;&amp;[.A29]&amp;&quot;','title':'&quot;&amp;[.B29]&amp;&quot;'},&quot;" office:value-type="string" office:string-value="{'file':'ZOOM0047.jpg','title':'Last Gasp 10'},">
            <text:p>{'file':'ZOOM0047.jpg','title':'Last Gasp 1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48.jpg</text:p>
          </table:table-cell>
          <table:table-cell office:value-type="string">
            <text:p>Last Gasp 11</text:p>
          </table:table-cell>
          <table:table-cell table:formula="of:=&quot;{'file':'&quot;&amp;[.A30]&amp;&quot;','title':'&quot;&amp;[.B30]&amp;&quot;'},&quot;" office:value-type="string" office:string-value="{'file':'ZOOM0048.jpg','title':'Last Gasp 11'},">
            <text:p>{'file':'ZOOM0048.jpg','title':'Last Gasp 1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49.jpg</text:p>
          </table:table-cell>
          <table:table-cell office:value-type="string">
            <text:p>Last Gasp 12</text:p>
          </table:table-cell>
          <table:table-cell table:formula="of:=&quot;{'file':'&quot;&amp;[.A31]&amp;&quot;','title':'&quot;&amp;[.B31]&amp;&quot;'},&quot;" office:value-type="string" office:string-value="{'file':'ZOOM0049.jpg','title':'Last Gasp 12'},">
            <text:p>{'file':'ZOOM0049.jpg','title':'Last Gasp 1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50.jpg</text:p>
          </table:table-cell>
          <table:table-cell office:value-type="string">
            <text:p>Last Gasp 13</text:p>
          </table:table-cell>
          <table:table-cell table:formula="of:=&quot;{'file':'&quot;&amp;[.A32]&amp;&quot;','title':'&quot;&amp;[.B32]&amp;&quot;'},&quot;" office:value-type="string" office:string-value="{'file':'ZOOM0050.jpg','title':'Last Gasp 13'},">
            <text:p>{'file':'ZOOM0050.jpg','title':'Last Gasp 1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51.jpg</text:p>
          </table:table-cell>
          <table:table-cell office:value-type="string">
            <text:p>Last Gasp 14</text:p>
          </table:table-cell>
          <table:table-cell table:formula="of:=&quot;{'file':'&quot;&amp;[.A33]&amp;&quot;','title':'&quot;&amp;[.B33]&amp;&quot;'},&quot;" office:value-type="string" office:string-value="{'file':'ZOOM0051.jpg','title':'Last Gasp 14'},">
            <text:p>{'file':'ZOOM0051.jpg','title':'Last Gasp 1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39.jpg</text:p>
          </table:table-cell>
          <table:table-cell office:value-type="string">
            <text:p>Last Gasp 2</text:p>
          </table:table-cell>
          <table:table-cell table:formula="of:=&quot;{'file':'&quot;&amp;[.A34]&amp;&quot;','title':'&quot;&amp;[.B34]&amp;&quot;'},&quot;" office:value-type="string" office:string-value="{'file':'ZOOM0039.jpg','title':'Last Gasp 2'},">
            <text:p>{'file':'ZOOM0039.jpg','title':'Last Gasp 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40.jpg</text:p>
          </table:table-cell>
          <table:table-cell office:value-type="string">
            <text:p>Last Gasp 3</text:p>
          </table:table-cell>
          <table:table-cell table:formula="of:=&quot;{'file':'&quot;&amp;[.A35]&amp;&quot;','title':'&quot;&amp;[.B35]&amp;&quot;'},&quot;" office:value-type="string" office:string-value="{'file':'ZOOM0040.jpg','title':'Last Gasp 3'},">
            <text:p>{'file':'ZOOM0040.jpg','title':'Last Gasp 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41.jpg</text:p>
          </table:table-cell>
          <table:table-cell office:value-type="string">
            <text:p>Last Gasp 4</text:p>
          </table:table-cell>
          <table:table-cell table:formula="of:=&quot;{'file':'&quot;&amp;[.A36]&amp;&quot;','title':'&quot;&amp;[.B36]&amp;&quot;'},&quot;" office:value-type="string" office:string-value="{'file':'ZOOM0041.jpg','title':'Last Gasp 4'},">
            <text:p>{'file':'ZOOM0041.jpg','title':'Last Gasp 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42.jpg</text:p>
          </table:table-cell>
          <table:table-cell office:value-type="string">
            <text:p>Last Gasp 5</text:p>
          </table:table-cell>
          <table:table-cell table:formula="of:=&quot;{'file':'&quot;&amp;[.A37]&amp;&quot;','title':'&quot;&amp;[.B37]&amp;&quot;'},&quot;" office:value-type="string" office:string-value="{'file':'ZOOM0042.jpg','title':'Last Gasp 5'},">
            <text:p>{'file':'ZOOM0042.jpg','title':'Last Gasp 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43.jpg</text:p>
          </table:table-cell>
          <table:table-cell office:value-type="string">
            <text:p>Last Gasp 6</text:p>
          </table:table-cell>
          <table:table-cell table:formula="of:=&quot;{'file':'&quot;&amp;[.A38]&amp;&quot;','title':'&quot;&amp;[.B38]&amp;&quot;'},&quot;" office:value-type="string" office:string-value="{'file':'ZOOM0043.jpg','title':'Last Gasp 6'},">
            <text:p>{'file':'ZOOM0043.jpg','title':'Last Gasp 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44.jpg</text:p>
          </table:table-cell>
          <table:table-cell office:value-type="string">
            <text:p>Last Gasp 7</text:p>
          </table:table-cell>
          <table:table-cell table:formula="of:=&quot;{'file':'&quot;&amp;[.A39]&amp;&quot;','title':'&quot;&amp;[.B39]&amp;&quot;'},&quot;" office:value-type="string" office:string-value="{'file':'ZOOM0044.jpg','title':'Last Gasp 7'},">
            <text:p>{'file':'ZOOM0044.jpg','title':'Last Gasp 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45.jpg</text:p>
          </table:table-cell>
          <table:table-cell office:value-type="string">
            <text:p>Last Gasp 8</text:p>
          </table:table-cell>
          <table:table-cell table:formula="of:=&quot;{'file':'&quot;&amp;[.A40]&amp;&quot;','title':'&quot;&amp;[.B40]&amp;&quot;'},&quot;" office:value-type="string" office:string-value="{'file':'ZOOM0045.jpg','title':'Last Gasp 8'},">
            <text:p>{'file':'ZOOM0045.jpg','title':'Last Gasp 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46.jpg</text:p>
          </table:table-cell>
          <table:table-cell office:value-type="string">
            <text:p>Last Gasp 9</text:p>
          </table:table-cell>
          <table:table-cell table:formula="of:=&quot;{'file':'&quot;&amp;[.A41]&amp;&quot;','title':'&quot;&amp;[.B41]&amp;&quot;'},&quot;" office:value-type="string" office:string-value="{'file':'ZOOM0046.jpg','title':'Last Gasp 9'},">
            <text:p>{'file':'ZOOM0046.jpg','title':'Last Gasp 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691.JPG</text:p>
          </table:table-cell>
          <table:table-cell office:value-type="string">
            <text:p>Leaf Blower</text:p>
          </table:table-cell>
          <table:table-cell table:formula="of:=&quot;{'file':'&quot;&amp;[.A42]&amp;&quot;','title':'&quot;&amp;[.B42]&amp;&quot;'},&quot;" office:value-type="string" office:string-value="{'file':'IMG_4691.JPG','title':'Leaf Blower'},">
            <text:p>{'file':'IMG_4691.JPG','title':'Leaf Blower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gamemedia/lions.png</text:p>
          </table:table-cell>
          <table:table-cell table:style-name="ce3" office:value-type="string">
            <text:p>Lion</text:p>
          </table:table-cell>
          <table:table-cell table:formula="of:=&quot;{'file':'&quot;&amp;[.A43]&amp;&quot;','title':'&quot;&amp;[.B43]&amp;&quot;'},&quot;" office:value-type="string" office:string-value="{'file':'gamemedia/lions.png','title':'Lion'},">
            <text:p>{'file':'gamemedia/lions.png','title':'Lion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<text:s/>jim-marginal-overthelight-march2015.mp4</text:p>
          </table:table-cell>
          <table:table-cell office:value-type="string">
            <text:p>Marginal - Jim over the light</text:p>
          </table:table-cell>
          <table:table-cell table:formula="of:=&quot;{'file':'&quot;&amp;[.A44]&amp;&quot;','title':'&quot;&amp;[.B44]&amp;&quot;'},&quot;" office:value-type="string" office:string-value="{'file':' jim-marginal-overthelight-march2015.mp4','title':'Marginal - Jim over the light'},">
            <text:p>{'file':' jim-marginal-overthelight-march2015.mp4','title':'Marginal - Jim over the light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<text:s/>IMG_0054rotated.m4v</text:p>
          </table:table-cell>
          <table:table-cell office:value-type="string">
            <text:p>Marginal?</text:p>
          </table:table-cell>
          <table:table-cell table:formula="of:=&quot;{'file':'&quot;&amp;[.A45]&amp;&quot;','title':'&quot;&amp;[.B45]&amp;&quot;'},&quot;" office:value-type="string" office:string-value="{'file':' IMG_0054rotated.m4v','title':'Marginal?'},">
            <text:p>{'file':' IMG_0054rotated.m4v','title':'Marginal?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0055.m4v</text:p>
          </table:table-cell>
          <table:table-cell office:value-type="string">
            <text:p>Marginal?</text:p>
          </table:table-cell>
          <table:table-cell table:formula="of:=&quot;{'file':'&quot;&amp;[.A46]&amp;&quot;','title':'&quot;&amp;[.B46]&amp;&quot;'},&quot;" office:value-type="string" office:string-value="{'file':'IMG_0055.m4v','title':'Marginal?'},">
            <text:p>{'file':'IMG_0055.m4v','title':'Marginal?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0056.m4v</text:p>
          </table:table-cell>
          <table:table-cell office:value-type="string">
            <text:p>Marginal?</text:p>
          </table:table-cell>
          <table:table-cell table:formula="of:=&quot;{'file':'&quot;&amp;[.A47]&amp;&quot;','title':'&quot;&amp;[.B47]&amp;&quot;'},&quot;" office:value-type="string" office:string-value="{'file':'IMG_0056.m4v','title':'Marginal?'},">
            <text:p>{'file':'IMG_0056.m4v','title':'Marginal?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0059.m4v</text:p>
          </table:table-cell>
          <table:table-cell office:value-type="string">
            <text:p>Marginal?</text:p>
          </table:table-cell>
          <table:table-cell table:formula="of:=&quot;{'file':'&quot;&amp;[.A48]&amp;&quot;','title':'&quot;&amp;[.B48]&amp;&quot;'},&quot;" office:value-type="string" office:string-value="{'file':'IMG_0059.m4v','title':'Marginal?'},">
            <text:p>{'file':'IMG_0059.m4v','title':'Marginal?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0069rotated.m4v</text:p>
          </table:table-cell>
          <table:table-cell office:value-type="string">
            <text:p>Marginal?</text:p>
          </table:table-cell>
          <table:table-cell table:formula="of:=&quot;{'file':'&quot;&amp;[.A49]&amp;&quot;','title':'&quot;&amp;[.B49]&amp;&quot;'},&quot;" office:value-type="string" office:string-value="{'file':'IMG_0069rotated.m4v','title':'Marginal?'},">
            <text:p>{'file':'IMG_0069rotated.m4v','title':'Marginal?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0 More Stars Than There Are In Heaven.mp3</text:p>
          </table:table-cell>
          <table:table-cell table:style-name="ce3" office:value-type="string">
            <text:p>More Stars Than There Are In Heaven</text:p>
          </table:table-cell>
          <table:table-cell table:formula="of:=&quot;{'file':'&quot;&amp;[.A50]&amp;&quot;','title':'&quot;&amp;[.B50]&amp;&quot;'},&quot;" office:value-type="string" office:string-value="{'file':'10 More Stars Than There Are In Heaven.mp3','title':'More Stars Than There Are In Heaven'},">
            <text:p>{'file':'10 More Stars Than There Are In Heaven.mp3','title':'More Stars Than There Are In Heaven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4 Nothing To Hide.mp3</text:p>
          </table:table-cell>
          <table:table-cell table:style-name="ce3" office:value-type="string">
            <text:p>Nothing to Hide</text:p>
          </table:table-cell>
          <table:table-cell table:formula="of:=&quot;{'file':'&quot;&amp;[.A51]&amp;&quot;','title':'&quot;&amp;[.B51]&amp;&quot;'},&quot;" office:value-type="string" office:string-value="{'file':'04 Nothing To Hide.mp3','title':'Nothing to Hide'},">
            <text:p>{'file':'04 Nothing To Hide.mp3','title':'Nothing to Hide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5 Periodically Triple Or Double.mp3</text:p>
          </table:table-cell>
          <table:table-cell table:style-name="ce3" office:value-type="string">
            <text:p>Periodically Triple Or Double</text:p>
          </table:table-cell>
          <table:table-cell table:formula="of:=&quot;{'file':'&quot;&amp;[.A52]&amp;&quot;','title':'&quot;&amp;[.B52]&amp;&quot;'},&quot;" office:value-type="string" office:string-value="{'file':'05 Periodically Triple Or Double.mp3','title':'Periodically Triple Or Double'},">
            <text:p>{'file':'05 Periodically Triple Or Double.mp3','title':'Periodically Triple Or Double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gamemedia/queen.png</text:p>
          </table:table-cell>
          <table:table-cell table:style-name="ce3" office:value-type="string">
            <text:p>Queen</text:p>
          </table:table-cell>
          <table:table-cell table:formula="of:=&quot;{'file':'&quot;&amp;[.A53]&amp;&quot;','title':'&quot;&amp;[.B53]&amp;&quot;'},&quot;" office:value-type="string" office:string-value="{'file':'gamemedia/queen.png','title':'Queen'},">
            <text:p>{'file':'gamemedia/queen.png','title':'Queen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gamemedia/r2d2.png</text:p>
          </table:table-cell>
          <table:table-cell table:style-name="ce3" office:value-type="string">
            <text:p>R2D2</text:p>
          </table:table-cell>
          <table:table-cell table:formula="of:=&quot;{'file':'&quot;&amp;[.A54]&amp;&quot;','title':'&quot;&amp;[.B54]&amp;&quot;'},&quot;" office:value-type="string" office:string-value="{'file':'gamemedia/r2d2.png','title':'R2D2'},">
            <text:p>{'file':'gamemedia/r2d2.png','title':'R2D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504.JPG</text:p>
          </table:table-cell>
          <table:table-cell office:value-type="string">
            <text:p>Sky Cries Mary - Neumos - 2015 - 001</text:p>
          </table:table-cell>
          <table:table-cell table:formula="of:=&quot;{'file':'&quot;&amp;[.A55]&amp;&quot;','title':'&quot;&amp;[.B55]&amp;&quot;'},&quot;" office:value-type="string" office:string-value="{'file':'IMG_4504.JPG','title':'Sky Cries Mary - Neumos - 2015 - 001'},">
            <text:p>{'file':'IMG_4504.JPG','title':'Sky Cries Mary - Neumos - 2015 - 00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505.JPG</text:p>
          </table:table-cell>
          <table:table-cell office:value-type="string">
            <text:p>Sky Cries Mary - Neumos - 2015 - 002</text:p>
          </table:table-cell>
          <table:table-cell table:formula="of:=&quot;{'file':'&quot;&amp;[.A56]&amp;&quot;','title':'&quot;&amp;[.B56]&amp;&quot;'},&quot;" office:value-type="string" office:string-value="{'file':'IMG_4505.JPG','title':'Sky Cries Mary - Neumos - 2015 - 002'},">
            <text:p>{'file':'IMG_4505.JPG','title':'Sky Cries Mary - Neumos - 2015 - 00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507.JPG</text:p>
          </table:table-cell>
          <table:table-cell office:value-type="string">
            <text:p>Sky Cries Mary - Neumos - 2015 - 003</text:p>
          </table:table-cell>
          <table:table-cell table:formula="of:=&quot;{'file':'&quot;&amp;[.A57]&amp;&quot;','title':'&quot;&amp;[.B57]&amp;&quot;'},&quot;" office:value-type="string" office:string-value="{'file':'IMG_4507.JPG','title':'Sky Cries Mary - Neumos - 2015 - 003'},">
            <text:p>{'file':'IMG_4507.JPG','title':'Sky Cries Mary - Neumos - 2015 - 003'},</text:p>
          </table:table-cell>
          <table:table-cell/>
          <table:table-cell table:style-name="ce5"/>
          <table:table-cell table:number-columns-repeated="1019"/>
        </table:table-row>
        <table:table-row table:style-name="ro1" table:visibility="collapse">
          <table:table-cell office:value-type="string">
            <text:p>IMG_4509.JPG</text:p>
          </table:table-cell>
          <table:table-cell office:value-type="string">
            <text:p>Sky Cries Mary - Neumos - 2015 - 004</text:p>
          </table:table-cell>
          <table:table-cell table:formula="of:=&quot;{'file':'&quot;&amp;[.A58]&amp;&quot;','title':'&quot;&amp;[.B58]&amp;&quot;'},&quot;" office:value-type="string" office:string-value="{'file':'IMG_4509.JPG','title':'Sky Cries Mary - Neumos - 2015 - 004'},">
            <text:p>{'file':'IMG_4509.JPG','title':'Sky Cries Mary - Neumos - 2015 - 00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510.JPG</text:p>
          </table:table-cell>
          <table:table-cell office:value-type="string">
            <text:p>Sky Cries Mary - Neumos - 2015 - 005</text:p>
          </table:table-cell>
          <table:table-cell table:formula="of:=&quot;{'file':'&quot;&amp;[.A59]&amp;&quot;','title':'&quot;&amp;[.B59]&amp;&quot;'},&quot;" office:value-type="string" office:string-value="{'file':'IMG_4510.JPG','title':'Sky Cries Mary - Neumos - 2015 - 005'},">
            <text:p>{'file':'IMG_4510.JPG','title':'Sky Cries Mary - Neumos - 2015 - 005'},</text:p>
          </table:table-cell>
          <table:table-cell/>
          <table:table-cell table:style-name="ce5"/>
          <table:table-cell table:number-columns-repeated="1019"/>
        </table:table-row>
        <table:table-row table:style-name="ro1" table:visibility="collapse">
          <table:table-cell office:value-type="string">
            <text:p>IMG_4512.JPG</text:p>
          </table:table-cell>
          <table:table-cell office:value-type="string">
            <text:p>Sky Cries Mary - Neumos - 2015 - 006</text:p>
          </table:table-cell>
          <table:table-cell table:formula="of:=&quot;{'file':'&quot;&amp;[.A60]&amp;&quot;','title':'&quot;&amp;[.B60]&amp;&quot;'},&quot;" office:value-type="string" office:string-value="{'file':'IMG_4512.JPG','title':'Sky Cries Mary - Neumos - 2015 - 006'},">
            <text:p>{'file':'IMG_4512.JPG','title':'Sky Cries Mary - Neumos - 2015 - 006'},</text:p>
          </table:table-cell>
          <table:table-cell/>
          <table:table-cell table:style-name="ce5"/>
          <table:table-cell table:number-columns-repeated="1019"/>
        </table:table-row>
        <table:table-row table:style-name="ro1" table:visibility="collapse">
          <table:table-cell office:value-type="string">
            <text:p>IMG_4513.JPG</text:p>
          </table:table-cell>
          <table:table-cell office:value-type="string">
            <text:p>Sky Cries Mary - Neumos - 2015 - 007</text:p>
          </table:table-cell>
          <table:table-cell table:formula="of:=&quot;{'file':'&quot;&amp;[.A61]&amp;&quot;','title':'&quot;&amp;[.B61]&amp;&quot;'},&quot;" office:value-type="string" office:string-value="{'file':'IMG_4513.JPG','title':'Sky Cries Mary - Neumos - 2015 - 007'},">
            <text:p>{'file':'IMG_4513.JPG','title':'Sky Cries Mary - Neumos - 2015 - 007'},</text:p>
          </table:table-cell>
          <table:table-cell/>
          <table:table-cell table:style-name="ce5"/>
          <table:table-cell table:number-columns-repeated="1019"/>
        </table:table-row>
        <table:table-row table:style-name="ro1" table:visibility="collapse">
          <table:table-cell office:value-type="string">
            <text:p>IMG_4514.JPG</text:p>
          </table:table-cell>
          <table:table-cell office:value-type="string">
            <text:p>Sky Cries Mary - Neumos - 2015 - 008</text:p>
          </table:table-cell>
          <table:table-cell table:formula="of:=&quot;{'file':'&quot;&amp;[.A62]&amp;&quot;','title':'&quot;&amp;[.B62]&amp;&quot;'},&quot;" office:value-type="string" office:string-value="{'file':'IMG_4514.JPG','title':'Sky Cries Mary - Neumos - 2015 - 008'},">
            <text:p>{'file':'IMG_4514.JPG','title':'Sky Cries Mary - Neumos - 2015 - 008'},</text:p>
          </table:table-cell>
          <table:table-cell/>
          <table:table-cell table:style-name="ce5"/>
          <table:table-cell table:number-columns-repeated="1019"/>
        </table:table-row>
        <table:table-row table:style-name="ro1" table:visibility="collapse">
          <table:table-cell office:value-type="string">
            <text:p>IMG_4515.JPG</text:p>
          </table:table-cell>
          <table:table-cell office:value-type="string">
            <text:p>Sky Cries Mary - Neumos - 2015 - 009</text:p>
          </table:table-cell>
          <table:table-cell table:formula="of:=&quot;{'file':'&quot;&amp;[.A63]&amp;&quot;','title':'&quot;&amp;[.B63]&amp;&quot;'},&quot;" office:value-type="string" office:string-value="{'file':'IMG_4515.JPG','title':'Sky Cries Mary - Neumos - 2015 - 009'},">
            <text:p>{'file':'IMG_4515.JPG','title':'Sky Cries Mary - Neumos - 2015 - 009'},</text:p>
          </table:table-cell>
          <table:table-cell/>
          <table:table-cell table:style-name="ce5"/>
          <table:table-cell table:number-columns-repeated="1019"/>
        </table:table-row>
        <table:table-row table:style-name="ro1" table:visibility="collapse">
          <table:table-cell office:value-type="string">
            <text:p>IMG_4520.JPG</text:p>
          </table:table-cell>
          <table:table-cell office:value-type="string">
            <text:p>Sky Cries Mary - Neumos - 2015 - 010</text:p>
          </table:table-cell>
          <table:table-cell table:formula="of:=&quot;{'file':'&quot;&amp;[.A64]&amp;&quot;','title':'&quot;&amp;[.B64]&amp;&quot;'},&quot;" office:value-type="string" office:string-value="{'file':'IMG_4520.JPG','title':'Sky Cries Mary - Neumos - 2015 - 010'},">
            <text:p>{'file':'IMG_4520.JPG','title':'Sky Cries Mary - Neumos - 2015 - 010'},</text:p>
          </table:table-cell>
          <table:table-cell/>
          <table:table-cell table:style-name="ce5"/>
          <table:table-cell table:number-columns-repeated="1019"/>
        </table:table-row>
        <table:table-row table:style-name="ro1" table:visibility="collapse">
          <table:table-cell office:value-type="string">
            <text:p>IMG_4521.JPG</text:p>
          </table:table-cell>
          <table:table-cell office:value-type="string">
            <text:p>Sky Cries Mary - Neumos - 2015 - 011</text:p>
          </table:table-cell>
          <table:table-cell table:formula="of:=&quot;{'file':'&quot;&amp;[.A65]&amp;&quot;','title':'&quot;&amp;[.B65]&amp;&quot;'},&quot;" office:value-type="string" office:string-value="{'file':'IMG_4521.JPG','title':'Sky Cries Mary - Neumos - 2015 - 011'},">
            <text:p>{'file':'IMG_4521.JPG','title':'Sky Cries Mary - Neumos - 2015 - 011'},</text:p>
          </table:table-cell>
          <table:table-cell/>
          <table:table-cell table:style-name="ce5"/>
          <table:table-cell table:number-columns-repeated="1019"/>
        </table:table-row>
        <table:table-row table:style-name="ro1" table:visibility="collapse">
          <table:table-cell office:value-type="string">
            <text:p>IMG_4522.JPG</text:p>
          </table:table-cell>
          <table:table-cell office:value-type="string">
            <text:p>Sky Cries Mary - Neumos - 2015 - 012</text:p>
          </table:table-cell>
          <table:table-cell table:formula="of:=&quot;{'file':'&quot;&amp;[.A66]&amp;&quot;','title':'&quot;&amp;[.B66]&amp;&quot;'},&quot;" office:value-type="string" office:string-value="{'file':'IMG_4522.JPG','title':'Sky Cries Mary - Neumos - 2015 - 012'},">
            <text:p>{'file':'IMG_4522.JPG','title':'Sky Cries Mary - Neumos - 2015 - 01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523.JPG</text:p>
          </table:table-cell>
          <table:table-cell office:value-type="string">
            <text:p>Sky Cries Mary - Neumos - 2015 - 013</text:p>
          </table:table-cell>
          <table:table-cell table:formula="of:=&quot;{'file':'&quot;&amp;[.A67]&amp;&quot;','title':'&quot;&amp;[.B67]&amp;&quot;'},&quot;" office:value-type="string" office:string-value="{'file':'IMG_4523.JPG','title':'Sky Cries Mary - Neumos - 2015 - 013'},">
            <text:p>{'file':'IMG_4523.JPG','title':'Sky Cries Mary - Neumos - 2015 - 013'},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1" table:visibility="collapse">
          <table:table-cell office:value-type="string">
            <text:p>IMG_4524.JPG</text:p>
          </table:table-cell>
          <table:table-cell office:value-type="string">
            <text:p>Sky Cries Mary - Neumos - 2015 - 014</text:p>
          </table:table-cell>
          <table:table-cell table:formula="of:=&quot;{'file':'&quot;&amp;[.A68]&amp;&quot;','title':'&quot;&amp;[.B68]&amp;&quot;'},&quot;" office:value-type="string" office:string-value="{'file':'IMG_4524.JPG','title':'Sky Cries Mary - Neumos - 2015 - 014'},">
            <text:p>{'file':'IMG_4524.JPG','title':'Sky Cries Mary - Neumos - 2015 - 014'},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1" table:visibility="collapse">
          <table:table-cell office:value-type="string">
            <text:p>IMG_4525.JPG</text:p>
          </table:table-cell>
          <table:table-cell office:value-type="string">
            <text:p>Sky Cries Mary - Neumos - 2015 - 015</text:p>
          </table:table-cell>
          <table:table-cell table:formula="of:=&quot;{'file':'&quot;&amp;[.A69]&amp;&quot;','title':'&quot;&amp;[.B69]&amp;&quot;'},&quot;" office:value-type="string" office:string-value="{'file':'IMG_4525.JPG','title':'Sky Cries Mary - Neumos - 2015 - 015'},">
            <text:p>{'file':'IMG_4525.JPG','title':'Sky Cries Mary - Neumos - 2015 - 015'},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1" table:visibility="collapse">
          <table:table-cell office:value-type="string">
            <text:p>IMG_4526.JPG</text:p>
          </table:table-cell>
          <table:table-cell office:value-type="string">
            <text:p>Sky Cries Mary - Neumos - 2015 - 016</text:p>
          </table:table-cell>
          <table:table-cell table:formula="of:=&quot;{'file':'&quot;&amp;[.A70]&amp;&quot;','title':'&quot;&amp;[.B70]&amp;&quot;'},&quot;" office:value-type="string" office:string-value="{'file':'IMG_4526.JPG','title':'Sky Cries Mary - Neumos - 2015 - 016'},">
            <text:p>{'file':'IMG_4526.JPG','title':'Sky Cries Mary - Neumos - 2015 - 016'},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1" table:visibility="collapse">
          <table:table-cell office:value-type="string">
            <text:p>IMG_4527.JPG</text:p>
          </table:table-cell>
          <table:table-cell office:value-type="string">
            <text:p>Sky Cries Mary - Neumos - 2015 - 017</text:p>
          </table:table-cell>
          <table:table-cell table:formula="of:=&quot;{'file':'&quot;&amp;[.A71]&amp;&quot;','title':'&quot;&amp;[.B71]&amp;&quot;'},&quot;" office:value-type="string" office:string-value="{'file':'IMG_4527.JPG','title':'Sky Cries Mary - Neumos - 2015 - 017'},">
            <text:p>{'file':'IMG_4527.JPG','title':'Sky Cries Mary - Neumos - 2015 - 017'},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1" table:visibility="collapse">
          <table:table-cell office:value-type="string">
            <text:p>IMG_4528.JPG</text:p>
          </table:table-cell>
          <table:table-cell office:value-type="string">
            <text:p>Sky Cries Mary - Neumos - 2015 - 018</text:p>
          </table:table-cell>
          <table:table-cell table:formula="of:=&quot;{'file':'&quot;&amp;[.A72]&amp;&quot;','title':'&quot;&amp;[.B72]&amp;&quot;'},&quot;" office:value-type="string" office:string-value="{'file':'IMG_4528.JPG','title':'Sky Cries Mary - Neumos - 2015 - 018'},">
            <text:p>{'file':'IMG_4528.JPG','title':'Sky Cries Mary - Neumos - 2015 - 018'},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1" table:visibility="collapse">
          <table:table-cell office:value-type="string">
            <text:p>IMG_4529.JPG</text:p>
          </table:table-cell>
          <table:table-cell office:value-type="string">
            <text:p>Sky Cries Mary - Neumos - 2015 - 019</text:p>
          </table:table-cell>
          <table:table-cell table:formula="of:=&quot;{'file':'&quot;&amp;[.A73]&amp;&quot;','title':'&quot;&amp;[.B73]&amp;&quot;'},&quot;" office:value-type="string" office:string-value="{'file':'IMG_4529.JPG','title':'Sky Cries Mary - Neumos - 2015 - 019'},">
            <text:p>{'file':'IMG_4529.JPG','title':'Sky Cries Mary - Neumos - 2015 - 019'},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1" table:visibility="collapse">
          <table:table-cell office:value-type="string">
            <text:p>IMG_4530.JPG</text:p>
          </table:table-cell>
          <table:table-cell office:value-type="string">
            <text:p>Sky Cries Mary - Neumos - 2015 - 020</text:p>
          </table:table-cell>
          <table:table-cell table:formula="of:=&quot;{'file':'&quot;&amp;[.A74]&amp;&quot;','title':'&quot;&amp;[.B74]&amp;&quot;'},&quot;" office:value-type="string" office:string-value="{'file':'IMG_4530.JPG','title':'Sky Cries Mary - Neumos - 2015 - 020'},">
            <text:p>{'file':'IMG_4530.JPG','title':'Sky Cries Mary - Neumos - 2015 - 02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531.JPG</text:p>
          </table:table-cell>
          <table:table-cell office:value-type="string">
            <text:p>Sky Cries Mary - Neumos - 2015 - 021</text:p>
          </table:table-cell>
          <table:table-cell table:formula="of:=&quot;{'file':'&quot;&amp;[.A75]&amp;&quot;','title':'&quot;&amp;[.B75]&amp;&quot;'},&quot;" office:value-type="string" office:string-value="{'file':'IMG_4531.JPG','title':'Sky Cries Mary - Neumos - 2015 - 021'},">
            <text:p>{'file':'IMG_4531.JPG','title':'Sky Cries Mary - Neumos - 2015 - 021'},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1" table:visibility="collapse">
          <table:table-cell office:value-type="string">
            <text:p>IMG_4532.JPG</text:p>
          </table:table-cell>
          <table:table-cell office:value-type="string">
            <text:p>Sky Cries Mary - Neumos - 2015 - 022</text:p>
          </table:table-cell>
          <table:table-cell table:formula="of:=&quot;{'file':'&quot;&amp;[.A76]&amp;&quot;','title':'&quot;&amp;[.B76]&amp;&quot;'},&quot;" office:value-type="string" office:string-value="{'file':'IMG_4532.JPG','title':'Sky Cries Mary - Neumos - 2015 - 022'},">
            <text:p>{'file':'IMG_4532.JPG','title':'Sky Cries Mary - Neumos - 2015 - 022'},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1" table:visibility="collapse">
          <table:table-cell office:value-type="string">
            <text:p>IMG_4533.JPG</text:p>
          </table:table-cell>
          <table:table-cell office:value-type="string">
            <text:p>Sky Cries Mary - Neumos - 2015 - 023</text:p>
          </table:table-cell>
          <table:table-cell table:formula="of:=&quot;{'file':'&quot;&amp;[.A77]&amp;&quot;','title':'&quot;&amp;[.B77]&amp;&quot;'},&quot;" office:value-type="string" office:string-value="{'file':'IMG_4533.JPG','title':'Sky Cries Mary - Neumos - 2015 - 023'},">
            <text:p>{'file':'IMG_4533.JPG','title':'Sky Cries Mary - Neumos - 2015 - 023'},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1" table:visibility="collapse">
          <table:table-cell office:value-type="string">
            <text:p>IMG_4534.JPG</text:p>
          </table:table-cell>
          <table:table-cell office:value-type="string">
            <text:p>Sky Cries Mary - Neumos - 2015 - 024</text:p>
          </table:table-cell>
          <table:table-cell table:formula="of:=&quot;{'file':'&quot;&amp;[.A78]&amp;&quot;','title':'&quot;&amp;[.B78]&amp;&quot;'},&quot;" office:value-type="string" office:string-value="{'file':'IMG_4534.JPG','title':'Sky Cries Mary - Neumos - 2015 - 024'},">
            <text:p>{'file':'IMG_4534.JPG','title':'Sky Cries Mary - Neumos - 2015 - 024'},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1" table:visibility="collapse">
          <table:table-cell office:value-type="string">
            <text:p>IMG_4535.JPG</text:p>
          </table:table-cell>
          <table:table-cell office:value-type="string">
            <text:p>Sky Cries Mary - Neumos - 2015 - 025</text:p>
          </table:table-cell>
          <table:table-cell table:formula="of:=&quot;{'file':'&quot;&amp;[.A79]&amp;&quot;','title':'&quot;&amp;[.B79]&amp;&quot;'},&quot;" office:value-type="string" office:string-value="{'file':'IMG_4535.JPG','title':'Sky Cries Mary - Neumos - 2015 - 025'},">
            <text:p>{'file':'IMG_4535.JPG','title':'Sky Cries Mary - Neumos - 2015 - 025'},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1" table:visibility="collapse">
          <table:table-cell office:value-type="string">
            <text:p>IMG_4536.JPG</text:p>
          </table:table-cell>
          <table:table-cell office:value-type="string">
            <text:p>Sky Cries Mary - Neumos - 2015 - 026</text:p>
          </table:table-cell>
          <table:table-cell table:formula="of:=&quot;{'file':'&quot;&amp;[.A80]&amp;&quot;','title':'&quot;&amp;[.B80]&amp;&quot;'},&quot;" office:value-type="string" office:string-value="{'file':'IMG_4536.JPG','title':'Sky Cries Mary - Neumos - 2015 - 026'},">
            <text:p>{'file':'IMG_4536.JPG','title':'Sky Cries Mary - Neumos - 2015 - 02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537.JPG</text:p>
          </table:table-cell>
          <table:table-cell office:value-type="string">
            <text:p>Sky Cries Mary - Neumos - 2015 - 027</text:p>
          </table:table-cell>
          <table:table-cell table:formula="of:=&quot;{'file':'&quot;&amp;[.A81]&amp;&quot;','title':'&quot;&amp;[.B81]&amp;&quot;'},&quot;" office:value-type="string" office:string-value="{'file':'IMG_4537.JPG','title':'Sky Cries Mary - Neumos - 2015 - 027'},">
            <text:p>{'file':'IMG_4537.JPG','title':'Sky Cries Mary - Neumos - 2015 - 02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539.JPG</text:p>
          </table:table-cell>
          <table:table-cell office:value-type="string">
            <text:p>Sky Cries Mary - Neumos - 2015 - 028</text:p>
          </table:table-cell>
          <table:table-cell table:formula="of:=&quot;{'file':'&quot;&amp;[.A82]&amp;&quot;','title':'&quot;&amp;[.B82]&amp;&quot;'},&quot;" office:value-type="string" office:string-value="{'file':'IMG_4539.JPG','title':'Sky Cries Mary - Neumos - 2015 - 028'},">
            <text:p>{'file':'IMG_4539.JPG','title':'Sky Cries Mary - Neumos - 2015 - 02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540.JPG</text:p>
          </table:table-cell>
          <table:table-cell office:value-type="string">
            <text:p>Sky Cries Mary - Neumos - 2015 - 029</text:p>
          </table:table-cell>
          <table:table-cell table:formula="of:=&quot;{'file':'&quot;&amp;[.A83]&amp;&quot;','title':'&quot;&amp;[.B83]&amp;&quot;'},&quot;" office:value-type="string" office:string-value="{'file':'IMG_4540.JPG','title':'Sky Cries Mary - Neumos - 2015 - 029'},">
            <text:p>{'file':'IMG_4540.JPG','title':'Sky Cries Mary - Neumos - 2015 - 02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541.JPG</text:p>
          </table:table-cell>
          <table:table-cell office:value-type="string">
            <text:p>Sky Cries Mary - Neumos - 2015 - 030</text:p>
          </table:table-cell>
          <table:table-cell table:formula="of:=&quot;{'file':'&quot;&amp;[.A84]&amp;&quot;','title':'&quot;&amp;[.B84]&amp;&quot;'},&quot;" office:value-type="string" office:string-value="{'file':'IMG_4541.JPG','title':'Sky Cries Mary - Neumos - 2015 - 030'},">
            <text:p>{'file':'IMG_4541.JPG','title':'Sky Cries Mary - Neumos - 2015 - 03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542.JPG</text:p>
          </table:table-cell>
          <table:table-cell office:value-type="string">
            <text:p>Sky Cries Mary - Neumos - 2015 - 031</text:p>
          </table:table-cell>
          <table:table-cell table:formula="of:=&quot;{'file':'&quot;&amp;[.A85]&amp;&quot;','title':'&quot;&amp;[.B85]&amp;&quot;'},&quot;" office:value-type="string" office:string-value="{'file':'IMG_4542.JPG','title':'Sky Cries Mary - Neumos - 2015 - 031'},">
            <text:p>{'file':'IMG_4542.JPG','title':'Sky Cries Mary - Neumos - 2015 - 03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543.JPG</text:p>
          </table:table-cell>
          <table:table-cell office:value-type="string">
            <text:p>Sky Cries Mary - Neumos - 2015 - 032</text:p>
          </table:table-cell>
          <table:table-cell table:formula="of:=&quot;{'file':'&quot;&amp;[.A86]&amp;&quot;','title':'&quot;&amp;[.B86]&amp;&quot;'},&quot;" office:value-type="string" office:string-value="{'file':'IMG_4543.JPG','title':'Sky Cries Mary - Neumos - 2015 - 032'},">
            <text:p>{'file':'IMG_4543.JPG','title':'Sky Cries Mary - Neumos - 2015 - 03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544.JPG</text:p>
          </table:table-cell>
          <table:table-cell office:value-type="string">
            <text:p>Sky Cries Mary - Neumos - 2015 - 033</text:p>
          </table:table-cell>
          <table:table-cell table:formula="of:=&quot;{'file':'&quot;&amp;[.A87]&amp;&quot;','title':'&quot;&amp;[.B87]&amp;&quot;'},&quot;" office:value-type="string" office:string-value="{'file':'IMG_4544.JPG','title':'Sky Cries Mary - Neumos - 2015 - 033'},">
            <text:p>{'file':'IMG_4544.JPG','title':'Sky Cries Mary - Neumos - 2015 - 03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545.JPG</text:p>
          </table:table-cell>
          <table:table-cell office:value-type="string">
            <text:p>Sky Cries Mary - Neumos - 2015 - 034</text:p>
          </table:table-cell>
          <table:table-cell table:formula="of:=&quot;{'file':'&quot;&amp;[.A88]&amp;&quot;','title':'&quot;&amp;[.B88]&amp;&quot;'},&quot;" office:value-type="string" office:string-value="{'file':'IMG_4545.JPG','title':'Sky Cries Mary - Neumos - 2015 - 034'},">
            <text:p>{'file':'IMG_4545.JPG','title':'Sky Cries Mary - Neumos - 2015 - 03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546.JPG</text:p>
          </table:table-cell>
          <table:table-cell office:value-type="string">
            <text:p>Sky Cries Mary - Neumos - 2015 - 035</text:p>
          </table:table-cell>
          <table:table-cell table:formula="of:=&quot;{'file':'&quot;&amp;[.A89]&amp;&quot;','title':'&quot;&amp;[.B89]&amp;&quot;'},&quot;" office:value-type="string" office:string-value="{'file':'IMG_4546.JPG','title':'Sky Cries Mary - Neumos - 2015 - 035'},">
            <text:p>{'file':'IMG_4546.JPG','title':'Sky Cries Mary - Neumos - 2015 - 03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547.JPG</text:p>
          </table:table-cell>
          <table:table-cell office:value-type="string">
            <text:p>Sky Cries Mary - Neumos - 2015 - 036</text:p>
          </table:table-cell>
          <table:table-cell table:formula="of:=&quot;{'file':'&quot;&amp;[.A90]&amp;&quot;','title':'&quot;&amp;[.B90]&amp;&quot;'},&quot;" office:value-type="string" office:string-value="{'file':'IMG_4547.JPG','title':'Sky Cries Mary - Neumos - 2015 - 036'},">
            <text:p>{'file':'IMG_4547.JPG','title':'Sky Cries Mary - Neumos - 2015 - 03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548.JPG</text:p>
          </table:table-cell>
          <table:table-cell office:value-type="string">
            <text:p>Sky Cries Mary - Neumos - 2015 - 037</text:p>
          </table:table-cell>
          <table:table-cell table:formula="of:=&quot;{'file':'&quot;&amp;[.A91]&amp;&quot;','title':'&quot;&amp;[.B91]&amp;&quot;'},&quot;" office:value-type="string" office:string-value="{'file':'IMG_4548.JPG','title':'Sky Cries Mary - Neumos - 2015 - 037'},">
            <text:p>{'file':'IMG_4548.JPG','title':'Sky Cries Mary - Neumos - 2015 - 03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549.JPG</text:p>
          </table:table-cell>
          <table:table-cell office:value-type="string">
            <text:p>Sky Cries Mary - Neumos - 2015 - 038</text:p>
          </table:table-cell>
          <table:table-cell table:formula="of:=&quot;{'file':'&quot;&amp;[.A92]&amp;&quot;','title':'&quot;&amp;[.B92]&amp;&quot;'},&quot;" office:value-type="string" office:string-value="{'file':'IMG_4549.JPG','title':'Sky Cries Mary - Neumos - 2015 - 038'},">
            <text:p>{'file':'IMG_4549.JPG','title':'Sky Cries Mary - Neumos - 2015 - 03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551.JPG</text:p>
          </table:table-cell>
          <table:table-cell office:value-type="string">
            <text:p>Sky Cries Mary - Neumos - 2015 - 039</text:p>
          </table:table-cell>
          <table:table-cell table:formula="of:=&quot;{'file':'&quot;&amp;[.A93]&amp;&quot;','title':'&quot;&amp;[.B93]&amp;&quot;'},&quot;" office:value-type="string" office:string-value="{'file':'IMG_4551.JPG','title':'Sky Cries Mary - Neumos - 2015 - 039'},">
            <text:p>{'file':'IMG_4551.JPG','title':'Sky Cries Mary - Neumos - 2015 - 03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553.JPG</text:p>
          </table:table-cell>
          <table:table-cell office:value-type="string">
            <text:p>Sky Cries Mary - Neumos - 2015 - 040</text:p>
          </table:table-cell>
          <table:table-cell table:formula="of:=&quot;{'file':'&quot;&amp;[.A94]&amp;&quot;','title':'&quot;&amp;[.B94]&amp;&quot;'},&quot;" office:value-type="string" office:string-value="{'file':'IMG_4553.JPG','title':'Sky Cries Mary - Neumos - 2015 - 040'},">
            <text:p>{'file':'IMG_4553.JPG','title':'Sky Cries Mary - Neumos - 2015 - 04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554.JPG</text:p>
          </table:table-cell>
          <table:table-cell office:value-type="string">
            <text:p>Sky Cries Mary - Neumos - 2015 - 041</text:p>
          </table:table-cell>
          <table:table-cell table:formula="of:=&quot;{'file':'&quot;&amp;[.A95]&amp;&quot;','title':'&quot;&amp;[.B95]&amp;&quot;'},&quot;" office:value-type="string" office:string-value="{'file':'IMG_4554.JPG','title':'Sky Cries Mary - Neumos - 2015 - 041'},">
            <text:p>{'file':'IMG_4554.JPG','title':'Sky Cries Mary - Neumos - 2015 - 04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558.JPG</text:p>
          </table:table-cell>
          <table:table-cell office:value-type="string">
            <text:p>Sky Cries Mary - Neumos - 2015 - 042</text:p>
          </table:table-cell>
          <table:table-cell table:formula="of:=&quot;{'file':'&quot;&amp;[.A96]&amp;&quot;','title':'&quot;&amp;[.B96]&amp;&quot;'},&quot;" office:value-type="string" office:string-value="{'file':'IMG_4558.JPG','title':'Sky Cries Mary - Neumos - 2015 - 042'},">
            <text:p>{'file':'IMG_4558.JPG','title':'Sky Cries Mary - Neumos - 2015 - 04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ycriesmaryneumos201501.mp3</text:p>
          </table:table-cell>
          <table:table-cell table:style-name="ce3" office:value-type="string">
            <text:p>Sky Cries Mary - Neumos - 2015 - Second Set 01</text:p>
          </table:table-cell>
          <table:table-cell table:formula="of:=&quot;{'file':'&quot;&amp;[.A97]&amp;&quot;','title':'&quot;&amp;[.B97]&amp;&quot;'},&quot;" office:value-type="string" office:string-value="{'file':'skycriesmaryneumos201501.mp3','title':'Sky Cries Mary - Neumos - 2015 - Second Set 01'},">
            <text:p>{'file':'skycriesmaryneumos201501.mp3','title':'Sky Cries Mary - Neumos - 2015 - Second Set 0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ycriesmaryneumos201502.mp3</text:p>
          </table:table-cell>
          <table:table-cell table:style-name="ce3" office:value-type="string">
            <text:p>Sky Cries Mary - Neumos - 2015 - Second Set 02</text:p>
          </table:table-cell>
          <table:table-cell table:formula="of:=&quot;{'file':'&quot;&amp;[.A98]&amp;&quot;','title':'&quot;&amp;[.B98]&amp;&quot;'},&quot;" office:value-type="string" office:string-value="{'file':'skycriesmaryneumos201502.mp3','title':'Sky Cries Mary - Neumos - 2015 - Second Set 02'},">
            <text:p>{'file':'skycriesmaryneumos201502.mp3','title':'Sky Cries Mary - Neumos - 2015 - Second Set 0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ycriesmaryneumos201503.mp3</text:p>
          </table:table-cell>
          <table:table-cell table:style-name="ce3" office:value-type="string">
            <text:p>Sky Cries Mary - Neumos - 2015 - Second Set 03</text:p>
          </table:table-cell>
          <table:table-cell table:formula="of:=&quot;{'file':'&quot;&amp;[.A99]&amp;&quot;','title':'&quot;&amp;[.B99]&amp;&quot;'},&quot;" office:value-type="string" office:string-value="{'file':'skycriesmaryneumos201503.mp3','title':'Sky Cries Mary - Neumos - 2015 - Second Set 03'},">
            <text:p>{'file':'skycriesmaryneumos201503.mp3','title':'Sky Cries Mary - Neumos - 2015 - Second Set 0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ycriesmaryneumos201504.mp3</text:p>
          </table:table-cell>
          <table:table-cell table:style-name="ce3" office:value-type="string">
            <text:p>Sky Cries Mary - Neumos - 2015 - Second Set 04</text:p>
          </table:table-cell>
          <table:table-cell table:formula="of:=&quot;{'file':'&quot;&amp;[.A100]&amp;&quot;','title':'&quot;&amp;[.B100]&amp;&quot;'},&quot;" office:value-type="string" office:string-value="{'file':'skycriesmaryneumos201504.mp3','title':'Sky Cries Mary - Neumos - 2015 - Second Set 04'},">
            <text:p>{'file':'skycriesmaryneumos201504.mp3','title':'Sky Cries Mary - Neumos - 2015 - Second Set 0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ycriesmaryneumos201505.mp3</text:p>
          </table:table-cell>
          <table:table-cell table:style-name="ce3" office:value-type="string">
            <text:p>Sky Cries Mary - Neumos - 2015 - Second Set 05</text:p>
          </table:table-cell>
          <table:table-cell table:formula="of:=&quot;{'file':'&quot;&amp;[.A101]&amp;&quot;','title':'&quot;&amp;[.B101]&amp;&quot;'},&quot;" office:value-type="string" office:string-value="{'file':'skycriesmaryneumos201505.mp3','title':'Sky Cries Mary - Neumos - 2015 - Second Set 05'},">
            <text:p>{'file':'skycriesmaryneumos201505.mp3','title':'Sky Cries Mary - Neumos - 2015 - Second Set 0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ycriesmaryneumos201506.mp3</text:p>
          </table:table-cell>
          <table:table-cell table:style-name="ce3" office:value-type="string">
            <text:p>Sky Cries Mary - Neumos - 2015 - Second Set 06</text:p>
          </table:table-cell>
          <table:table-cell table:formula="of:=&quot;{'file':'&quot;&amp;[.A102]&amp;&quot;','title':'&quot;&amp;[.B102]&amp;&quot;'},&quot;" office:value-type="string" office:string-value="{'file':'skycriesmaryneumos201506.mp3','title':'Sky Cries Mary - Neumos - 2015 - Second Set 06'},">
            <text:p>{'file':'skycriesmaryneumos201506.mp3','title':'Sky Cries Mary - Neumos - 2015 - Second Set 0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ycriesmaryneumos201507.mp3</text:p>
          </table:table-cell>
          <table:table-cell table:style-name="ce3" office:value-type="string">
            <text:p>Sky Cries Mary - Neumos - 2015 - Second Set 07</text:p>
          </table:table-cell>
          <table:table-cell table:formula="of:=&quot;{'file':'&quot;&amp;[.A103]&amp;&quot;','title':'&quot;&amp;[.B103]&amp;&quot;'},&quot;" office:value-type="string" office:string-value="{'file':'skycriesmaryneumos201507.mp3','title':'Sky Cries Mary - Neumos - 2015 - Second Set 07'},">
            <text:p>{'file':'skycriesmaryneumos201507.mp3','title':'Sky Cries Mary - Neumos - 2015 - Second Set 0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ycriesmaryneumos201508.mp3</text:p>
          </table:table-cell>
          <table:table-cell table:style-name="ce3" office:value-type="string">
            <text:p>Sky Cries Mary - Neumos - 2015 - Second Set 08</text:p>
          </table:table-cell>
          <table:table-cell table:formula="of:=&quot;{'file':'&quot;&amp;[.A104]&amp;&quot;','title':'&quot;&amp;[.B104]&amp;&quot;'},&quot;" office:value-type="string" office:string-value="{'file':'skycriesmaryneumos201508.mp3','title':'Sky Cries Mary - Neumos - 2015 - Second Set 08'},">
            <text:p>{'file':'skycriesmaryneumos201508.mp3','title':'Sky Cries Mary - Neumos - 2015 - Second Set 0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516.mp4</text:p>
          </table:table-cell>
          <table:table-cell table:style-name="ce3" office:value-type="string">
            <text:p>Sky Cries Mary - Neumos - 2015 - Video01</text:p>
          </table:table-cell>
          <table:table-cell table:formula="of:=&quot;{'file':'&quot;&amp;[.A105]&amp;&quot;','title':'&quot;&amp;[.B105]&amp;&quot;'},&quot;" office:value-type="string" office:string-value="{'file':'IMG_4516.mp4','title':'Sky Cries Mary - Neumos - 2015 - Video01'},">
            <text:p>{'file':'IMG_4516.mp4','title':'Sky Cries Mary - Neumos - 2015 - Video0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519.mp4</text:p>
          </table:table-cell>
          <table:table-cell table:style-name="ce3" office:value-type="string">
            <text:p>Sky Cries Mary - Neumos - 2015 - Video02</text:p>
          </table:table-cell>
          <table:table-cell table:formula="of:=&quot;{'file':'&quot;&amp;[.A106]&amp;&quot;','title':'&quot;&amp;[.B106]&amp;&quot;'},&quot;" office:value-type="string" office:string-value="{'file':'IMG_4519.mp4','title':'Sky Cries Mary - Neumos - 2015 - Video02'},">
            <text:p>{'file':'IMG_4519.mp4','title':'Sky Cries Mary - Neumos - 2015 - Video0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gamemedia/stormtrooper.png</text:p>
          </table:table-cell>
          <table:table-cell table:style-name="ce3" office:value-type="string">
            <text:p>Storm Trooper</text:p>
          </table:table-cell>
          <table:table-cell table:formula="of:=&quot;{'file':'&quot;&amp;[.A107]&amp;&quot;','title':'&quot;&amp;[.B107]&amp;&quot;'},&quot;" office:value-type="string" office:string-value="{'file':'gamemedia/stormtrooper.png','title':'Storm Trooper'},">
            <text:p>{'file':'gamemedia/stormtrooper.png','title':'Storm Trooper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1 The Fireside.mp3</text:p>
          </table:table-cell>
          <table:table-cell table:style-name="ce3" office:value-type="string">
            <text:p>The Fireside</text:p>
          </table:table-cell>
          <table:table-cell table:formula="of:=&quot;{'file':'&quot;&amp;[.A108]&amp;&quot;','title':'&quot;&amp;[.B108]&amp;&quot;'},&quot;" office:value-type="string" office:string-value="{'file':'11 The Fireside.mp3','title':'The Fireside'},">
            <text:p>{'file':'11 The Fireside.mp3','title':'The Fireside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693.m4v</text:p>
          </table:table-cell>
          <table:table-cell office:value-type="string">
            <text:p>Video 01</text:p>
          </table:table-cell>
          <table:table-cell table:formula="of:=&quot;{'file':'&quot;&amp;[.A109]&amp;&quot;','title':'&quot;&amp;[.B109]&amp;&quot;'},&quot;" office:value-type="string" office:string-value="{'file':'IMG_4693.m4v','title':'Video 01'},">
            <text:p>{'file':'IMG_4693.m4v','title':'Video 0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695.m4v</text:p>
          </table:table-cell>
          <table:table-cell office:value-type="string">
            <text:p>Video 02</text:p>
          </table:table-cell>
          <table:table-cell table:formula="of:=&quot;{'file':'&quot;&amp;[.A110]&amp;&quot;','title':'&quot;&amp;[.B110]&amp;&quot;'},&quot;" office:value-type="string" office:string-value="{'file':'IMG_4695.m4v','title':'Video 02'},">
            <text:p>{'file':'IMG_4695.m4v','title':'Video 0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699.m4v</text:p>
          </table:table-cell>
          <table:table-cell office:value-type="string">
            <text:p>Video 03</text:p>
          </table:table-cell>
          <table:table-cell table:formula="of:=&quot;{'file':'&quot;&amp;[.A111]&amp;&quot;','title':'&quot;&amp;[.B111]&amp;&quot;'},&quot;" office:value-type="string" office:string-value="{'file':'IMG_4699.m4v','title':'Video 03'},">
            <text:p>{'file':'IMG_4699.m4v','title':'Video 0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701.m4v</text:p>
          </table:table-cell>
          <table:table-cell office:value-type="string">
            <text:p>Video 04</text:p>
          </table:table-cell>
          <table:table-cell table:formula="of:=&quot;{'file':'&quot;&amp;[.A112]&amp;&quot;','title':'&quot;&amp;[.B112]&amp;&quot;'},&quot;" office:value-type="string" office:string-value="{'file':'IMG_4701.m4v','title':'Video 04'},">
            <text:p>{'file':'IMG_4701.m4v','title':'Video 0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818.m4v</text:p>
          </table:table-cell>
          <table:table-cell office:value-type="string">
            <text:p>Video 05</text:p>
          </table:table-cell>
          <table:table-cell table:formula="of:=&quot;{'file':'&quot;&amp;[.A113]&amp;&quot;','title':'&quot;&amp;[.B113]&amp;&quot;'},&quot;" office:value-type="string" office:string-value="{'file':'IMG_4818.m4v','title':'Video 05'},">
            <text:p>{'file':'IMG_4818.m4v','title':'Video 0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819.m4v</text:p>
          </table:table-cell>
          <table:table-cell office:value-type="string">
            <text:p>Video 06</text:p>
          </table:table-cell>
          <table:table-cell table:formula="of:=&quot;{'file':'&quot;&amp;[.A114]&amp;&quot;','title':'&quot;&amp;[.B114]&amp;&quot;'},&quot;" office:value-type="string" office:string-value="{'file':'IMG_4819.m4v','title':'Video 06'},">
            <text:p>{'file':'IMG_4819.m4v','title':'Video 0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837.m4v</text:p>
          </table:table-cell>
          <table:table-cell office:value-type="string">
            <text:p>Video 07</text:p>
          </table:table-cell>
          <table:table-cell table:formula="of:=&quot;{'file':'&quot;&amp;[.A115]&amp;&quot;','title':'&quot;&amp;[.B115]&amp;&quot;'},&quot;" office:value-type="string" office:string-value="{'file':'IMG_4837.m4v','title':'Video 07'},">
            <text:p>{'file':'IMG_4837.m4v','title':'Video 0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838.m4v</text:p>
          </table:table-cell>
          <table:table-cell office:value-type="string">
            <text:p>Video 08</text:p>
          </table:table-cell>
          <table:table-cell table:formula="of:=&quot;{'file':'&quot;&amp;[.A116]&amp;&quot;','title':'&quot;&amp;[.B116]&amp;&quot;'},&quot;" office:value-type="string" office:string-value="{'file':'IMG_4838.m4v','title':'Video 08'},">
            <text:p>{'file':'IMG_4838.m4v','title':'Video 0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839.m4v</text:p>
          </table:table-cell>
          <table:table-cell office:value-type="string">
            <text:p>Video 09</text:p>
          </table:table-cell>
          <table:table-cell table:formula="of:=&quot;{'file':'&quot;&amp;[.A117]&amp;&quot;','title':'&quot;&amp;[.B117]&amp;&quot;'},&quot;" office:value-type="string" office:string-value="{'file':'IMG_4839.m4v','title':'Video 09'},">
            <text:p>{'file':'IMG_4839.m4v','title':'Video 0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841.m4v</text:p>
          </table:table-cell>
          <table:table-cell office:value-type="string">
            <text:p>Video 10</text:p>
          </table:table-cell>
          <table:table-cell table:formula="of:=&quot;{'file':'&quot;&amp;[.A118]&amp;&quot;','title':'&quot;&amp;[.B118]&amp;&quot;'},&quot;" office:value-type="string" office:string-value="{'file':'IMG_4841.m4v','title':'Video 10'},">
            <text:p>{'file':'IMG_4841.m4v','title':'Video 1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843.m4v</text:p>
          </table:table-cell>
          <table:table-cell office:value-type="string">
            <text:p>Video 11</text:p>
          </table:table-cell>
          <table:table-cell table:formula="of:=&quot;{'file':'&quot;&amp;[.A119]&amp;&quot;','title':'&quot;&amp;[.B119]&amp;&quot;'},&quot;" office:value-type="string" office:string-value="{'file':'IMG_4843.m4v','title':'Video 11'},">
            <text:p>{'file':'IMG_4843.m4v','title':'Video 1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NGNQ0173.m4v</text:p>
          </table:table-cell>
          <table:table-cell office:value-type="string">
            <text:p>Video 12</text:p>
          </table:table-cell>
          <table:table-cell table:formula="of:=&quot;{'file':'&quot;&amp;[.A120]&amp;&quot;','title':'&quot;&amp;[.B120]&amp;&quot;'},&quot;" office:value-type="string" office:string-value="{'file':'NGNQ0173.m4v','title':'Video 12'},">
            <text:p>{'file':'NGNQ0173.m4v','title':'Video 1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8 When Its Dark.mp3</text:p>
          </table:table-cell>
          <table:table-cell table:style-name="ce3" office:value-type="string">
            <text:p>When Its Dark</text:p>
          </table:table-cell>
          <table:table-cell table:formula="of:=&quot;{'file':'&quot;&amp;[.A121]&amp;&quot;','title':'&quot;&amp;[.B121]&amp;&quot;'},&quot;" office:value-type="string" office:string-value="{'file':'08 When Its Dark.mp3','title':'When Its Dark'},">
            <text:p>{'file':'08 When Its Dark.mp3','title':'When Its Dark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gamemedia/yoda.png</text:p>
          </table:table-cell>
          <table:table-cell table:style-name="ce3" office:value-type="string">
            <text:p>Yoda</text:p>
          </table:table-cell>
          <table:table-cell table:formula="of:=&quot;{'file':'&quot;&amp;[.A122]&amp;&quot;','title':'&quot;&amp;[.B122]&amp;&quot;'},&quot;" office:value-type="string" office:string-value="{'file':'gamemedia/yoda.png','title':'Yoda'},">
            <text:p>{'file':'gamemedia/yoda.png','title':'Yoda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gamemedia/thechosenone.png</text:p>
          </table:table-cell>
          <table:table-cell table:style-name="ce3" office:value-type="string">
            <text:p>You were the chosen one!</text:p>
          </table:table-cell>
          <table:table-cell table:formula="of:=&quot;{'file':'&quot;&amp;[.A123]&amp;&quot;','title':'&quot;&amp;[.B123]&amp;&quot;'},&quot;" office:value-type="string" office:string-value="{'file':'gamemedia/thechosenone.png','title':'You were the chosen one!'},">
            <text:p>{'file':'gamemedia/thechosenone.png','title':'You were the chosen one!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marginal/jim-marginal-overthelight-march2015.mp4</text:p>
          </table:table-cell>
          <table:table-cell office:value-type="string">
            <text:p>./marginal/jim-marginal-overthelight-march2015.mp4</text:p>
          </table:table-cell>
          <table:table-cell table:formula="of:=&quot;{'file':'&quot;&amp;[.A124]&amp;&quot;','title':'&quot;&amp;[.B124]&amp;&quot;'},&quot;" office:value-type="string" office:string-value="{'file':'marginal/jim-marginal-overthelight-march2015.mp4','title':'./marginal/jim-marginal-overthelight-march2015.mp4'},">
            <text:p>{'file':'marginal/jim-marginal-overthelight-march2015.mp4','title':'./marginal/jim-marginal-overthelight-march2015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wxpfl/IMG_0098.mp4</text:p>
          </table:table-cell>
          <table:table-cell office:value-type="string">
            <text:p>./wxpfl/IMG_0098.mp4</text:p>
          </table:table-cell>
          <table:table-cell table:formula="of:=&quot;{'file':'&quot;&amp;[.A125]&amp;&quot;','title':'&quot;&amp;[.B125]&amp;&quot;'},&quot;" office:value-type="string" office:string-value="{'file':'wxpfl/IMG_0098.mp4','title':'./wxpfl/IMG_0098.mp4'},">
            <text:p>{'file':'wxpfl/IMG_0098.mp4','title':'./wxpfl/IMG_0098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wxpfl/IMG_0101.mp4</text:p>
          </table:table-cell>
          <table:table-cell office:value-type="string">
            <text:p>./wxpfl/IMG_0101.mp4</text:p>
          </table:table-cell>
          <table:table-cell table:formula="of:=&quot;{'file':'&quot;&amp;[.A126]&amp;&quot;','title':'&quot;&amp;[.B126]&amp;&quot;'},&quot;" office:value-type="string" office:string-value="{'file':'wxpfl/IMG_0101.mp4','title':'./wxpfl/IMG_0101.mp4'},">
            <text:p>{'file':'wxpfl/IMG_0101.mp4','title':'./wxpfl/IMG_0101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wxpfl/IMG_0103.mp4</text:p>
          </table:table-cell>
          <table:table-cell office:value-type="string">
            <text:p>./wxpfl/IMG_0103.mp4</text:p>
          </table:table-cell>
          <table:table-cell table:formula="of:=&quot;{'file':'&quot;&amp;[.A127]&amp;&quot;','title':'&quot;&amp;[.B127]&amp;&quot;'},&quot;" office:value-type="string" office:string-value="{'file':'wxpfl/IMG_0103.mp4','title':'./wxpfl/IMG_0103.mp4'},">
            <text:p>{'file':'wxpfl/IMG_0103.mp4','title':'./wxpfl/IMG_0103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wxpfl/IMG_0106.mp4</text:p>
          </table:table-cell>
          <table:table-cell office:value-type="string">
            <text:p>./wxpfl/IMG_0106.mp4</text:p>
          </table:table-cell>
          <table:table-cell table:formula="of:=&quot;{'file':'&quot;&amp;[.A128]&amp;&quot;','title':'&quot;&amp;[.B128]&amp;&quot;'},&quot;" office:value-type="string" office:string-value="{'file':'wxpfl/IMG_0106.mp4','title':'./wxpfl/IMG_0106.mp4'},">
            <text:p>{'file':'wxpfl/IMG_0106.mp4','title':'./wxpfl/IMG_0106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wxpfl/IMG_0109.mp4</text:p>
          </table:table-cell>
          <table:table-cell office:value-type="string">
            <text:p>./wxpfl/IMG_0109.mp4</text:p>
          </table:table-cell>
          <table:table-cell table:formula="of:=&quot;{'file':'&quot;&amp;[.A129]&amp;&quot;','title':'&quot;&amp;[.B129]&amp;&quot;'},&quot;" office:value-type="string" office:string-value="{'file':'wxpfl/IMG_0109.mp4','title':'./wxpfl/IMG_0109.mp4'},">
            <text:p>{'file':'wxpfl/IMG_0109.mp4','title':'./wxpfl/IMG_0109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wxpfl/IMG_0113.mp4</text:p>
          </table:table-cell>
          <table:table-cell office:value-type="string">
            <text:p>./wxpfl/IMG_0113.mp4</text:p>
          </table:table-cell>
          <table:table-cell table:formula="of:=&quot;{'file':'&quot;&amp;[.A130]&amp;&quot;','title':'&quot;&amp;[.B130]&amp;&quot;'},&quot;" office:value-type="string" office:string-value="{'file':'wxpfl/IMG_0113.mp4','title':'./wxpfl/IMG_0113.mp4'},">
            <text:p>{'file':'wxpfl/IMG_0113.mp4','title':'./wxpfl/IMG_0113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wxpfl/IMG_0116.mp4</text:p>
          </table:table-cell>
          <table:table-cell office:value-type="string">
            <text:p>./wxpfl/IMG_0116.mp4</text:p>
          </table:table-cell>
          <table:table-cell table:formula="of:=&quot;{'file':'&quot;&amp;[.A131]&amp;&quot;','title':'&quot;&amp;[.B131]&amp;&quot;'},&quot;" office:value-type="string" office:string-value="{'file':'wxpfl/IMG_0116.mp4','title':'./wxpfl/IMG_0116.mp4'},">
            <text:p>{'file':'wxpfl/IMG_0116.mp4','title':'./wxpfl/IMG_0116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wxpfl/IMG_0117.mp4</text:p>
          </table:table-cell>
          <table:table-cell office:value-type="string">
            <text:p>./wxpfl/IMG_0117.mp4</text:p>
          </table:table-cell>
          <table:table-cell table:formula="of:=&quot;{'file':'&quot;&amp;[.A132]&amp;&quot;','title':'&quot;&amp;[.B132]&amp;&quot;'},&quot;" office:value-type="string" office:string-value="{'file':'wxpfl/IMG_0117.mp4','title':'./wxpfl/IMG_0117.mp4'},">
            <text:p>{'file':'wxpfl/IMG_0117.mp4','title':'./wxpfl/IMG_0117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wxpfl/IMG_0119.mp4</text:p>
          </table:table-cell>
          <table:table-cell office:value-type="string">
            <text:p>./wxpfl/IMG_0119.mp4</text:p>
          </table:table-cell>
          <table:table-cell table:formula="of:=&quot;{'file':'&quot;&amp;[.A133]&amp;&quot;','title':'&quot;&amp;[.B133]&amp;&quot;'},&quot;" office:value-type="string" office:string-value="{'file':'wxpfl/IMG_0119.mp4','title':'./wxpfl/IMG_0119.mp4'},">
            <text:p>{'file':'wxpfl/IMG_0119.mp4','title':'./wxpfl/IMG_0119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wxpfl/IMG_0120.mp4</text:p>
          </table:table-cell>
          <table:table-cell office:value-type="string">
            <text:p>./wxpfl/IMG_0120.mp4</text:p>
          </table:table-cell>
          <table:table-cell table:formula="of:=&quot;{'file':'&quot;&amp;[.A134]&amp;&quot;','title':'&quot;&amp;[.B134]&amp;&quot;'},&quot;" office:value-type="string" office:string-value="{'file':'wxpfl/IMG_0120.mp4','title':'./wxpfl/IMG_0120.mp4'},">
            <text:p>{'file':'wxpfl/IMG_0120.mp4','title':'./wxpfl/IMG_0120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wxpfl/IMG_0127.mp4</text:p>
          </table:table-cell>
          <table:table-cell office:value-type="string">
            <text:p>./wxpfl/IMG_0127.mp4</text:p>
          </table:table-cell>
          <table:table-cell table:formula="of:=&quot;{'file':'&quot;&amp;[.A135]&amp;&quot;','title':'&quot;&amp;[.B135]&amp;&quot;'},&quot;" office:value-type="string" office:string-value="{'file':'wxpfl/IMG_0127.mp4','title':'./wxpfl/IMG_0127.mp4'},">
            <text:p>{'file':'wxpfl/IMG_0127.mp4','title':'./wxpfl/IMG_0127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wxpfl/wxpfl-greenwood-201411.mp4</text:p>
          </table:table-cell>
          <table:table-cell office:value-type="string">
            <text:p>./wxpfl/wxpfl-greenwood-201411.mp4</text:p>
          </table:table-cell>
          <table:table-cell table:formula="of:=&quot;{'file':'&quot;&amp;[.A136]&amp;&quot;','title':'&quot;&amp;[.B136]&amp;&quot;'},&quot;" office:value-type="string" office:string-value="{'file':'wxpfl/wxpfl-greenwood-201411.mp4','title':'./wxpfl/wxpfl-greenwood-201411.mp4'},">
            <text:p>{'file':'wxpfl/wxpfl-greenwood-201411.mp4','title':'./wxpfl/wxpfl-greenwood-201411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kaylacheering/kayla_cheerleading_20150215.mp4</text:p>
          </table:table-cell>
          <table:table-cell office:value-type="string">
            <text:p>./kaylacheering/kayla_cheerleading_20150215.mp4</text:p>
          </table:table-cell>
          <table:table-cell table:formula="of:=&quot;{'file':'&quot;&amp;[.A137]&amp;&quot;','title':'&quot;&amp;[.B137]&amp;&quot;'},&quot;" office:value-type="string" office:string-value="{'file':'kaylacheering/kayla_cheerleading_20150215.mp4','title':'./kaylacheering/kayla_cheerleading_20150215.mp4'},">
            <text:p>{'file':'kaylacheering/kayla_cheerleading_20150215.mp4','title':'./kaylacheering/kayla_cheerleading_20150215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kaylacheering/kayla_cheerleading_20150215b.mp4</text:p>
          </table:table-cell>
          <table:table-cell office:value-type="string">
            <text:p>./kaylacheering/kayla_cheerleading_20150215b.mp4</text:p>
          </table:table-cell>
          <table:table-cell table:formula="of:=&quot;{'file':'&quot;&amp;[.A138]&amp;&quot;','title':'&quot;&amp;[.B138]&amp;&quot;'},&quot;" office:value-type="string" office:string-value="{'file':'kaylacheering/kayla_cheerleading_20150215b.mp4','title':'./kaylacheering/kayla_cheerleading_20150215b.mp4'},">
            <text:p>{'file':'kaylacheering/kayla_cheerleading_20150215b.mp4','title':'./kaylacheering/kayla_cheerleading_20150215b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houston2015/IMG_4285.mp4</text:p>
          </table:table-cell>
          <table:table-cell office:value-type="string">
            <text:p>./houston2015/IMG_4285.mp4</text:p>
          </table:table-cell>
          <table:table-cell table:formula="of:=&quot;{'file':'&quot;&amp;[.A139]&amp;&quot;','title':'&quot;&amp;[.B139]&amp;&quot;'},&quot;" office:value-type="string" office:string-value="{'file':'houston2015/IMG_4285.mp4','title':'./houston2015/IMG_4285.mp4'},">
            <text:p>{'file':'houston2015/IMG_4285.mp4','title':'./houston2015/IMG_4285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houston2015/IMG_4348.mp4</text:p>
          </table:table-cell>
          <table:table-cell office:value-type="string">
            <text:p>./houston2015/IMG_4348.mp4</text:p>
          </table:table-cell>
          <table:table-cell table:formula="of:=&quot;{'file':'&quot;&amp;[.A140]&amp;&quot;','title':'&quot;&amp;[.B140]&amp;&quot;'},&quot;" office:value-type="string" office:string-value="{'file':'houston2015/IMG_4348.mp4','title':'./houston2015/IMG_4348.mp4'},">
            <text:p>{'file':'houston2015/IMG_4348.mp4','title':'./houston2015/IMG_4348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houston2015/IMG_4090.mp4</text:p>
          </table:table-cell>
          <table:table-cell office:value-type="string">
            <text:p>./houston2015/IMG_4090.mp4</text:p>
          </table:table-cell>
          <table:table-cell table:formula="of:=&quot;{'file':'&quot;&amp;[.A141]&amp;&quot;','title':'&quot;&amp;[.B141]&amp;&quot;'},&quot;" office:value-type="string" office:string-value="{'file':'houston2015/IMG_4090.mp4','title':'./houston2015/IMG_4090.mp4'},">
            <text:p>{'file':'houston2015/IMG_4090.mp4','title':'./houston2015/IMG_4090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houston2015/IMG_4091.mp4</text:p>
          </table:table-cell>
          <table:table-cell office:value-type="string">
            <text:p>./houston2015/IMG_4091.mp4</text:p>
          </table:table-cell>
          <table:table-cell table:formula="of:=&quot;{'file':'&quot;&amp;[.A142]&amp;&quot;','title':'&quot;&amp;[.B142]&amp;&quot;'},&quot;" office:value-type="string" office:string-value="{'file':'houston2015/IMG_4091.mp4','title':'./houston2015/IMG_4091.mp4'},">
            <text:p>{'file':'houston2015/IMG_4091.mp4','title':'./houston2015/IMG_4091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houston2015/IMG_4092.mp4</text:p>
          </table:table-cell>
          <table:table-cell office:value-type="string">
            <text:p>./houston2015/IMG_4092.mp4</text:p>
          </table:table-cell>
          <table:table-cell table:formula="of:=&quot;{'file':'&quot;&amp;[.A143]&amp;&quot;','title':'&quot;&amp;[.B143]&amp;&quot;'},&quot;" office:value-type="string" office:string-value="{'file':'houston2015/IMG_4092.mp4','title':'./houston2015/IMG_4092.mp4'},">
            <text:p>{'file':'houston2015/IMG_4092.mp4','title':'./houston2015/IMG_4092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houston2015/IMG_4111.mp4</text:p>
          </table:table-cell>
          <table:table-cell office:value-type="string">
            <text:p>./houston2015/IMG_4111.mp4</text:p>
          </table:table-cell>
          <table:table-cell table:formula="of:=&quot;{'file':'&quot;&amp;[.A144]&amp;&quot;','title':'&quot;&amp;[.B144]&amp;&quot;'},&quot;" office:value-type="string" office:string-value="{'file':'houston2015/IMG_4111.mp4','title':'./houston2015/IMG_4111.mp4'},">
            <text:p>{'file':'houston2015/IMG_4111.mp4','title':'./houston2015/IMG_4111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houston2015/IMG_4125.mp4</text:p>
          </table:table-cell>
          <table:table-cell office:value-type="string">
            <text:p>./houston2015/IMG_4125.mp4</text:p>
          </table:table-cell>
          <table:table-cell table:formula="of:=&quot;{'file':'&quot;&amp;[.A145]&amp;&quot;','title':'&quot;&amp;[.B145]&amp;&quot;'},&quot;" office:value-type="string" office:string-value="{'file':'houston2015/IMG_4125.mp4','title':'./houston2015/IMG_4125.mp4'},">
            <text:p>{'file':'houston2015/IMG_4125.mp4','title':'./houston2015/IMG_4125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houston2015/IMG_4126.mp4</text:p>
          </table:table-cell>
          <table:table-cell office:value-type="string">
            <text:p>./houston2015/IMG_4126.mp4</text:p>
          </table:table-cell>
          <table:table-cell table:formula="of:=&quot;{'file':'&quot;&amp;[.A146]&amp;&quot;','title':'&quot;&amp;[.B146]&amp;&quot;'},&quot;" office:value-type="string" office:string-value="{'file':'houston2015/IMG_4126.mp4','title':'./houston2015/IMG_4126.mp4'},">
            <text:p>{'file':'houston2015/IMG_4126.mp4','title':'./houston2015/IMG_4126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houston2015/IMG_4127.mp4</text:p>
          </table:table-cell>
          <table:table-cell office:value-type="string">
            <text:p>./houston2015/IMG_4127.mp4</text:p>
          </table:table-cell>
          <table:table-cell table:formula="of:=&quot;{'file':'&quot;&amp;[.A147]&amp;&quot;','title':'&quot;&amp;[.B147]&amp;&quot;'},&quot;" office:value-type="string" office:string-value="{'file':'houston2015/IMG_4127.mp4','title':'./houston2015/IMG_4127.mp4'},">
            <text:p>{'file':'houston2015/IMG_4127.mp4','title':'./houston2015/IMG_4127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houston2015/IMG_4258.mp4</text:p>
          </table:table-cell>
          <table:table-cell office:value-type="string">
            <text:p>./houston2015/IMG_4258.mp4</text:p>
          </table:table-cell>
          <table:table-cell table:formula="of:=&quot;{'file':'&quot;&amp;[.A148]&amp;&quot;','title':'&quot;&amp;[.B148]&amp;&quot;'},&quot;" office:value-type="string" office:string-value="{'file':'houston2015/IMG_4258.mp4','title':'./houston2015/IMG_4258.mp4'},">
            <text:p>{'file':'houston2015/IMG_4258.mp4','title':'./houston2015/IMG_4258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houston2015/IMG_4260.mp4</text:p>
          </table:table-cell>
          <table:table-cell office:value-type="string">
            <text:p>./houston2015/IMG_4260.mp4</text:p>
          </table:table-cell>
          <table:table-cell table:formula="of:=&quot;{'file':'&quot;&amp;[.A149]&amp;&quot;','title':'&quot;&amp;[.B149]&amp;&quot;'},&quot;" office:value-type="string" office:string-value="{'file':'houston2015/IMG_4260.mp4','title':'./houston2015/IMG_4260.mp4'},">
            <text:p>{'file':'houston2015/IMG_4260.mp4','title':'./houston2015/IMG_4260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houston2015/IMG_4345.mp4</text:p>
          </table:table-cell>
          <table:table-cell office:value-type="string">
            <text:p>./houston2015/IMG_4345.mp4</text:p>
          </table:table-cell>
          <table:table-cell table:formula="of:=&quot;{'file':'&quot;&amp;[.A150]&amp;&quot;','title':'&quot;&amp;[.B150]&amp;&quot;'},&quot;" office:value-type="string" office:string-value="{'file':'houston2015/IMG_4345.mp4','title':'./houston2015/IMG_4345.mp4'},">
            <text:p>{'file':'houston2015/IMG_4345.mp4','title':'./houston2015/IMG_4345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ycriesmary/IMG_4516.mp4</text:p>
          </table:table-cell>
          <table:table-cell office:value-type="string">
            <text:p>./skycriesmary/IMG_4516.mp4</text:p>
          </table:table-cell>
          <table:table-cell table:formula="of:=&quot;{'file':'&quot;&amp;[.A151]&amp;&quot;','title':'&quot;&amp;[.B151]&amp;&quot;'},&quot;" office:value-type="string" office:string-value="{'file':'skycriesmary/IMG_4516.mp4','title':'./skycriesmary/IMG_4516.mp4'},">
            <text:p>{'file':'skycriesmary/IMG_4516.mp4','title':'./skycriesmary/IMG_4516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ycriesmary/IMG_4519.mp4</text:p>
          </table:table-cell>
          <table:table-cell office:value-type="string">
            <text:p>./skycriesmary/IMG_4519.mp4</text:p>
          </table:table-cell>
          <table:table-cell table:formula="of:=&quot;{'file':'&quot;&amp;[.A152]&amp;&quot;','title':'&quot;&amp;[.B152]&amp;&quot;'},&quot;" office:value-type="string" office:string-value="{'file':'skycriesmary/IMG_4519.mp4','title':'./skycriesmary/IMG_4519.mp4'},">
            <text:p>{'file':'skycriesmary/IMG_4519.mp4','title':'./skycriesmary/IMG_4519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movieclips/airplanejivetalkers.mp4</text:p>
          </table:table-cell>
          <table:table-cell office:value-type="string">
            <text:p>./movieclips/airplanejivetalkers.mp4</text:p>
          </table:table-cell>
          <table:table-cell table:formula="of:=&quot;{'file':'&quot;&amp;[.A153]&amp;&quot;','title':'&quot;&amp;[.B153]&amp;&quot;'},&quot;" office:value-type="string" office:string-value="{'file':'movieclips/airplanejivetalkers.mp4','title':'./movieclips/airplanejivetalkers.mp4'},">
            <text:p>{'file':'movieclips/airplanejivetalkers.mp4','title':'./movieclips/airplanejivetalkers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movieclips/airplanejivetalkersfoodsickwithjunecleaver.mp4</text:p>
          </table:table-cell>
          <table:table-cell office:value-type="string">
            <text:p>./movieclips/airplanejivetalkersfoodsickwithjunecleaver.mp4</text:p>
          </table:table-cell>
          <table:table-cell table:formula="of:=&quot;{'file':'&quot;&amp;[.A154]&amp;&quot;','title':'&quot;&amp;[.B154]&amp;&quot;'},&quot;" office:value-type="string" office:string-value="{'file':'movieclips/airplanejivetalkersfoodsickwithjunecleaver.mp4','title':'./movieclips/airplanejivetalkersfoodsickwithjunecleaver.mp4'},">
            <text:p>{'file':'movieclips/airplanejivetalkersfoodsickwithjunecleaver.mp4','title':'./movieclips/airplanejivetalkersfoodsickwithjunecleaver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movieclips/airplanejivetalkersorderfood.mp4</text:p>
          </table:table-cell>
          <table:table-cell office:value-type="string">
            <text:p>./movieclips/airplanejivetalkersorderfood.mp4</text:p>
          </table:table-cell>
          <table:table-cell table:formula="of:=&quot;{'file':'&quot;&amp;[.A155]&amp;&quot;','title':'&quot;&amp;[.B155]&amp;&quot;'},&quot;" office:value-type="string" office:string-value="{'file':'movieclips/airplanejivetalkersorderfood.mp4','title':'./movieclips/airplanejivetalkersorderfood.mp4'},">
            <text:p>{'file':'movieclips/airplanejivetalkersorderfood.mp4','title':'./movieclips/airplanejivetalkersorderfood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ate/yakima201508.mp4</text:p>
          </table:table-cell>
          <table:table-cell office:value-type="string">
            <text:p>./skate/yakima201508.mp4</text:p>
          </table:table-cell>
          <table:table-cell table:formula="of:=&quot;{'file':'&quot;&amp;[.A156]&amp;&quot;','title':'&quot;&amp;[.B156]&amp;&quot;'},&quot;" office:value-type="string" office:string-value="{'file':'skate/yakima201508.mp4','title':'./skate/yakima201508.mp4'},">
            <text:p>{'file':'skate/yakima201508.mp4','title':'./skate/yakima201508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ate/roxhillollierockline201508.mp4</text:p>
          </table:table-cell>
          <table:table-cell office:value-type="string">
            <text:p>./skate/roxhillollierockline201508.mp4</text:p>
          </table:table-cell>
          <table:table-cell table:formula="of:=&quot;{'file':'&quot;&amp;[.A157]&amp;&quot;','title':'&quot;&amp;[.B157]&amp;&quot;'},&quot;" office:value-type="string" office:string-value="{'file':'skate/roxhillollierockline201508.mp4','title':'./skate/roxhillollierockline201508.mp4'},">
            <text:p>{'file':'skate/roxhillollierockline201508.mp4','title':'./skate/roxhillollierockline201508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ate/roxhillbacksideolliesmallbankstepup201500807.mp4</text:p>
          </table:table-cell>
          <table:table-cell office:value-type="string">
            <text:p>./skate/roxhillbacksideolliesmallbankstepup201500807.mp4</text:p>
          </table:table-cell>
          <table:table-cell table:formula="of:=&quot;{'file':'&quot;&amp;[.A158]&amp;&quot;','title':'&quot;&amp;[.B158]&amp;&quot;'},&quot;" office:value-type="string" office:string-value="{'file':'skate/roxhillbacksideolliesmallbankstepup201500807.mp4','title':'./skate/roxhillbacksideolliesmallbankstepup201500807.mp4'},">
            <text:p>{'file':'skate/roxhillbacksideolliesmallbankstepup201500807.mp4','title':'./skate/roxhillbacksideolliesmallbankstepup201500807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ate/roxhillbacksideollieline201508.mp4</text:p>
          </table:table-cell>
          <table:table-cell office:value-type="string">
            <text:p>./skate/roxhillbacksideollieline201508.mp4</text:p>
          </table:table-cell>
          <table:table-cell table:formula="of:=&quot;{'file':'&quot;&amp;[.A159]&amp;&quot;','title':'&quot;&amp;[.B159]&amp;&quot;'},&quot;" office:value-type="string" office:string-value="{'file':'skate/roxhillbacksideollieline201508.mp4','title':'./skate/roxhillbacksideollieline201508.mp4'},">
            <text:p>{'file':'skate/roxhillbacksideollieline201508.mp4','title':'./skate/roxhillbacksideollieline201508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ate/jimroxhill5.mp4</text:p>
          </table:table-cell>
          <table:table-cell office:value-type="string">
            <text:p>./skate/jimroxhill5.mp4</text:p>
          </table:table-cell>
          <table:table-cell table:formula="of:=&quot;{'file':'&quot;&amp;[.A160]&amp;&quot;','title':'&quot;&amp;[.B160]&amp;&quot;'},&quot;" office:value-type="string" office:string-value="{'file':'skate/jimroxhill5.mp4','title':'./skate/jimroxhill5.mp4'},">
            <text:p>{'file':'skate/jimroxhill5.mp4','title':'./skate/jimroxhill5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ate/jimroxhill4.mp4</text:p>
          </table:table-cell>
          <table:table-cell office:value-type="string">
            <text:p>./skate/jimroxhill4.mp4</text:p>
          </table:table-cell>
          <table:table-cell table:formula="of:=&quot;{'file':'&quot;&amp;[.A161]&amp;&quot;','title':'&quot;&amp;[.B161]&amp;&quot;'},&quot;" office:value-type="string" office:string-value="{'file':'skate/jimroxhill4.mp4','title':'./skate/jimroxhill4.mp4'},">
            <text:p>{'file':'skate/jimroxhill4.mp4','title':'./skate/jimroxhill4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ate/jimroxhill3.mp4</text:p>
          </table:table-cell>
          <table:table-cell office:value-type="string">
            <text:p>./skate/jimroxhill3.mp4</text:p>
          </table:table-cell>
          <table:table-cell table:formula="of:=&quot;{'file':'&quot;&amp;[.A162]&amp;&quot;','title':'&quot;&amp;[.B162]&amp;&quot;'},&quot;" office:value-type="string" office:string-value="{'file':'skate/jimroxhill3.mp4','title':'./skate/jimroxhill3.mp4'},">
            <text:p>{'file':'skate/jimroxhill3.mp4','title':'./skate/jimroxhill3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ate/jimroxhill2.mp4</text:p>
          </table:table-cell>
          <table:table-cell office:value-type="string">
            <text:p>./skate/jimroxhill2.mp4</text:p>
          </table:table-cell>
          <table:table-cell table:formula="of:=&quot;{'file':'&quot;&amp;[.A163]&amp;&quot;','title':'&quot;&amp;[.B163]&amp;&quot;'},&quot;" office:value-type="string" office:string-value="{'file':'skate/jimroxhill2.mp4','title':'./skate/jimroxhill2.mp4'},">
            <text:p>{'file':'skate/jimroxhill2.mp4','title':'./skate/jimroxhill2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ate/jimroxhill.mp4</text:p>
          </table:table-cell>
          <table:table-cell office:value-type="string">
            <text:p>./skate/jimroxhill.mp4</text:p>
          </table:table-cell>
          <table:table-cell table:formula="of:=&quot;{'file':'&quot;&amp;[.A164]&amp;&quot;','title':'&quot;&amp;[.B164]&amp;&quot;'},&quot;" office:value-type="string" office:string-value="{'file':'skate/jimroxhill.mp4','title':'./skate/jimroxhill.mp4'},">
            <text:p>{'file':'skate/jimroxhill.mp4','title':'./skate/jimroxhill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ate/fortboise201508.mp4</text:p>
          </table:table-cell>
          <table:table-cell office:value-type="string">
            <text:p>./skate/fortboise201508.mp4</text:p>
          </table:table-cell>
          <table:table-cell table:formula="of:=&quot;{'file':'&quot;&amp;[.A165]&amp;&quot;','title':'&quot;&amp;[.B165]&amp;&quot;'},&quot;" office:value-type="string" office:string-value="{'file':'skate/fortboise201508.mp4','title':'./skate/fortboise201508.mp4'},">
            <text:p>{'file':'skate/fortboise201508.mp4','title':'./skate/fortboise201508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ats/IMG_0361.m4v</text:p>
          </table:table-cell>
          <table:table-cell office:value-type="string">
            <text:p>./ats/IMG_0361.m4v</text:p>
          </table:table-cell>
          <table:table-cell table:formula="of:=&quot;{'file':'&quot;&amp;[.A166]&amp;&quot;','title':'&quot;&amp;[.B166]&amp;&quot;'},&quot;" office:value-type="string" office:string-value="{'file':'ats/IMG_0361.m4v','title':'./ats/IMG_0361.m4v'},">
            <text:p>{'file':'ats/IMG_0361.m4v','title':'./ats/IMG_0361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ats/IMG_0365.m4v</text:p>
          </table:table-cell>
          <table:table-cell office:value-type="string">
            <text:p>./ats/IMG_0365.m4v</text:p>
          </table:table-cell>
          <table:table-cell table:formula="of:=&quot;{'file':'&quot;&amp;[.A167]&amp;&quot;','title':'&quot;&amp;[.B167]&amp;&quot;'},&quot;" office:value-type="string" office:string-value="{'file':'ats/IMG_0365.m4v','title':'./ats/IMG_0365.m4v'},">
            <text:p>{'file':'ats/IMG_0365.m4v','title':'./ats/IMG_0365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bigbusiness/big-business-veraproject20140611-1.m4v</text:p>
          </table:table-cell>
          <table:table-cell office:value-type="string">
            <text:p>./bigbusiness/big-business-veraproject20140611-1.m4v</text:p>
          </table:table-cell>
          <table:table-cell table:formula="of:=&quot;{'file':'&quot;&amp;[.A168]&amp;&quot;','title':'&quot;&amp;[.B168]&amp;&quot;'},&quot;" office:value-type="string" office:string-value="{'file':'bigbusiness/big-business-veraproject20140611-1.m4v','title':'./bigbusiness/big-business-veraproject20140611-1.m4v'},">
            <text:p>{'file':'bigbusiness/big-business-veraproject20140611-1.m4v','title':'./bigbusiness/big-business-veraproject20140611-1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bigbusiness/big-business-veraproject20140611-2.m4v</text:p>
          </table:table-cell>
          <table:table-cell office:value-type="string">
            <text:p>./bigbusiness/big-business-veraproject20140611-2.m4v</text:p>
          </table:table-cell>
          <table:table-cell table:formula="of:=&quot;{'file':'&quot;&amp;[.A169]&amp;&quot;','title':'&quot;&amp;[.B169]&amp;&quot;'},&quot;" office:value-type="string" office:string-value="{'file':'bigbusiness/big-business-veraproject20140611-2.m4v','title':'./bigbusiness/big-business-veraproject20140611-2.m4v'},">
            <text:p>{'file':'bigbusiness/big-business-veraproject20140611-2.m4v','title':'./bigbusiness/big-business-veraproject20140611-2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bigbusiness/big-business-veraproject20140611-3.m4v</text:p>
          </table:table-cell>
          <table:table-cell office:value-type="string">
            <text:p>./bigbusiness/big-business-veraproject20140611-3.m4v</text:p>
          </table:table-cell>
          <table:table-cell table:formula="of:=&quot;{'file':'&quot;&amp;[.A170]&amp;&quot;','title':'&quot;&amp;[.B170]&amp;&quot;'},&quot;" office:value-type="string" office:string-value="{'file':'bigbusiness/big-business-veraproject20140611-3.m4v','title':'./bigbusiness/big-business-veraproject20140611-3.m4v'},">
            <text:p>{'file':'bigbusiness/big-business-veraproject20140611-3.m4v','title':'./bigbusiness/big-business-veraproject20140611-3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bigbusiness/big-business-veraproject20140611-4.m4v</text:p>
          </table:table-cell>
          <table:table-cell office:value-type="string">
            <text:p>./bigbusiness/big-business-veraproject20140611-4.m4v</text:p>
          </table:table-cell>
          <table:table-cell table:formula="of:=&quot;{'file':'&quot;&amp;[.A171]&amp;&quot;','title':'&quot;&amp;[.B171]&amp;&quot;'},&quot;" office:value-type="string" office:string-value="{'file':'bigbusiness/big-business-veraproject20140611-4.m4v','title':'./bigbusiness/big-business-veraproject20140611-4.m4v'},">
            <text:p>{'file':'bigbusiness/big-business-veraproject20140611-4.m4v','title':'./bigbusiness/big-business-veraproject20140611-4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bigbusiness/big-business-veraproject20140611-5.m4v</text:p>
          </table:table-cell>
          <table:table-cell office:value-type="string">
            <text:p>./bigbusiness/big-business-veraproject20140611-5.m4v</text:p>
          </table:table-cell>
          <table:table-cell table:formula="of:=&quot;{'file':'&quot;&amp;[.A172]&amp;&quot;','title':'&quot;&amp;[.B172]&amp;&quot;'},&quot;" office:value-type="string" office:string-value="{'file':'bigbusiness/big-business-veraproject20140611-5.m4v','title':'./bigbusiness/big-business-veraproject20140611-5.m4v'},">
            <text:p>{'file':'bigbusiness/big-business-veraproject20140611-5.m4v','title':'./bigbusiness/big-business-veraproject20140611-5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bigbusiness/big-business-veraproject20140611-6.m4v</text:p>
          </table:table-cell>
          <table:table-cell office:value-type="string">
            <text:p>./bigbusiness/big-business-veraproject20140611-6.m4v</text:p>
          </table:table-cell>
          <table:table-cell table:formula="of:=&quot;{'file':'&quot;&amp;[.A173]&amp;&quot;','title':'&quot;&amp;[.B173]&amp;&quot;'},&quot;" office:value-type="string" office:string-value="{'file':'bigbusiness/big-business-veraproject20140611-6.m4v','title':'./bigbusiness/big-business-veraproject20140611-6.m4v'},">
            <text:p>{'file':'bigbusiness/big-business-veraproject20140611-6.m4v','title':'./bigbusiness/big-business-veraproject20140611-6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bigbusiness/big-business-veraproject20140611-7.m4v</text:p>
          </table:table-cell>
          <table:table-cell office:value-type="string">
            <text:p>./bigbusiness/big-business-veraproject20140611-7.m4v</text:p>
          </table:table-cell>
          <table:table-cell table:formula="of:=&quot;{'file':'&quot;&amp;[.A174]&amp;&quot;','title':'&quot;&amp;[.B174]&amp;&quot;'},&quot;" office:value-type="string" office:string-value="{'file':'bigbusiness/big-business-veraproject20140611-7.m4v','title':'./bigbusiness/big-business-veraproject20140611-7.m4v'},">
            <text:p>{'file':'bigbusiness/big-business-veraproject20140611-7.m4v','title':'./bigbusiness/big-business-veraproject20140611-7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cincodemargo/IMG_0485.m4v</text:p>
          </table:table-cell>
          <table:table-cell office:value-type="string">
            <text:p>./cincodemargo/IMG_0485.m4v</text:p>
          </table:table-cell>
          <table:table-cell table:formula="of:=&quot;{'file':'&quot;&amp;[.A175]&amp;&quot;','title':'&quot;&amp;[.B175]&amp;&quot;'},&quot;" office:value-type="string" office:string-value="{'file':'cincodemargo/IMG_0485.m4v','title':'./cincodemargo/IMG_0485.m4v'},">
            <text:p>{'file':'cincodemargo/IMG_0485.m4v','title':'./cincodemargo/IMG_0485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cincodemargo/ZOOM0009.m4v</text:p>
          </table:table-cell>
          <table:table-cell office:value-type="string">
            <text:p>./cincodemargo/ZOOM0009.m4v</text:p>
          </table:table-cell>
          <table:table-cell table:formula="of:=&quot;{'file':'&quot;&amp;[.A176]&amp;&quot;','title':'&quot;&amp;[.B176]&amp;&quot;'},&quot;" office:value-type="string" office:string-value="{'file':'cincodemargo/ZOOM0009.m4v','title':'./cincodemargo/ZOOM0009.m4v'},">
            <text:p>{'file':'cincodemargo/ZOOM0009.m4v','title':'./cincodemargo/ZOOM0009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cincodemargo/IMG_0486.m4v</text:p>
          </table:table-cell>
          <table:table-cell office:value-type="string">
            <text:p>./cincodemargo/IMG_0486.m4v</text:p>
          </table:table-cell>
          <table:table-cell table:formula="of:=&quot;{'file':'&quot;&amp;[.A177]&amp;&quot;','title':'&quot;&amp;[.B177]&amp;&quot;'},&quot;" office:value-type="string" office:string-value="{'file':'cincodemargo/IMG_0486.m4v','title':'./cincodemargo/IMG_0486.m4v'},">
            <text:p>{'file':'cincodemargo/IMG_0486.m4v','title':'./cincodemargo/IMG_0486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cincodemargo/IMG_0487.m4v</text:p>
          </table:table-cell>
          <table:table-cell office:value-type="string">
            <text:p>./cincodemargo/IMG_0487.m4v</text:p>
          </table:table-cell>
          <table:table-cell table:formula="of:=&quot;{'file':'&quot;&amp;[.A178]&amp;&quot;','title':'&quot;&amp;[.B178]&amp;&quot;'},&quot;" office:value-type="string" office:string-value="{'file':'cincodemargo/IMG_0487.m4v','title':'./cincodemargo/IMG_0487.m4v'},">
            <text:p>{'file':'cincodemargo/IMG_0487.m4v','title':'./cincodemargo/IMG_0487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cincodemargo/IMG_0488.m4v</text:p>
          </table:table-cell>
          <table:table-cell office:value-type="string">
            <text:p>./cincodemargo/IMG_0488.m4v</text:p>
          </table:table-cell>
          <table:table-cell table:formula="of:=&quot;{'file':'&quot;&amp;[.A179]&amp;&quot;','title':'&quot;&amp;[.B179]&amp;&quot;'},&quot;" office:value-type="string" office:string-value="{'file':'cincodemargo/IMG_0488.m4v','title':'./cincodemargo/IMG_0488.m4v'},">
            <text:p>{'file':'cincodemargo/IMG_0488.m4v','title':'./cincodemargo/IMG_0488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cincodemargo/IMG_0493.m4v</text:p>
          </table:table-cell>
          <table:table-cell office:value-type="string">
            <text:p>./cincodemargo/IMG_0493.m4v</text:p>
          </table:table-cell>
          <table:table-cell table:formula="of:=&quot;{'file':'&quot;&amp;[.A180]&amp;&quot;','title':'&quot;&amp;[.B180]&amp;&quot;'},&quot;" office:value-type="string" office:string-value="{'file':'cincodemargo/IMG_0493.m4v','title':'./cincodemargo/IMG_0493.m4v'},">
            <text:p>{'file':'cincodemargo/IMG_0493.m4v','title':'./cincodemargo/IMG_0493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cincodemargo/IMG_0499.m4v</text:p>
          </table:table-cell>
          <table:table-cell office:value-type="string">
            <text:p>./cincodemargo/IMG_0499.m4v</text:p>
          </table:table-cell>
          <table:table-cell table:formula="of:=&quot;{'file':'&quot;&amp;[.A181]&amp;&quot;','title':'&quot;&amp;[.B181]&amp;&quot;'},&quot;" office:value-type="string" office:string-value="{'file':'cincodemargo/IMG_0499.m4v','title':'./cincodemargo/IMG_0499.m4v'},">
            <text:p>{'file':'cincodemargo/IMG_0499.m4v','title':'./cincodemargo/IMG_0499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cincodemargo/IMG_0500.m4v</text:p>
          </table:table-cell>
          <table:table-cell office:value-type="string">
            <text:p>./cincodemargo/IMG_0500.m4v</text:p>
          </table:table-cell>
          <table:table-cell table:formula="of:=&quot;{'file':'&quot;&amp;[.A182]&amp;&quot;','title':'&quot;&amp;[.B182]&amp;&quot;'},&quot;" office:value-type="string" office:string-value="{'file':'cincodemargo/IMG_0500.m4v','title':'./cincodemargo/IMG_0500.m4v'},">
            <text:p>{'file':'cincodemargo/IMG_0500.m4v','title':'./cincodemargo/IMG_0500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cincodemargo/IMG_0505.m4v</text:p>
          </table:table-cell>
          <table:table-cell office:value-type="string">
            <text:p>./cincodemargo/IMG_0505.m4v</text:p>
          </table:table-cell>
          <table:table-cell table:formula="of:=&quot;{'file':'&quot;&amp;[.A183]&amp;&quot;','title':'&quot;&amp;[.B183]&amp;&quot;'},&quot;" office:value-type="string" office:string-value="{'file':'cincodemargo/IMG_0505.m4v','title':'./cincodemargo/IMG_0505.m4v'},">
            <text:p>{'file':'cincodemargo/IMG_0505.m4v','title':'./cincodemargo/IMG_0505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cincodemargo/IMG_0507.m4v</text:p>
          </table:table-cell>
          <table:table-cell office:value-type="string">
            <text:p>./cincodemargo/IMG_0507.m4v</text:p>
          </table:table-cell>
          <table:table-cell table:formula="of:=&quot;{'file':'&quot;&amp;[.A184]&amp;&quot;','title':'&quot;&amp;[.B184]&amp;&quot;'},&quot;" office:value-type="string" office:string-value="{'file':'cincodemargo/IMG_0507.m4v','title':'./cincodemargo/IMG_0507.m4v'},">
            <text:p>{'file':'cincodemargo/IMG_0507.m4v','title':'./cincodemargo/IMG_0507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cincodemargo/IMG_0513.m4v</text:p>
          </table:table-cell>
          <table:table-cell office:value-type="string">
            <text:p>./cincodemargo/IMG_0513.m4v</text:p>
          </table:table-cell>
          <table:table-cell table:formula="of:=&quot;{'file':'&quot;&amp;[.A185]&amp;&quot;','title':'&quot;&amp;[.B185]&amp;&quot;'},&quot;" office:value-type="string" office:string-value="{'file':'cincodemargo/IMG_0513.m4v','title':'./cincodemargo/IMG_0513.m4v'},">
            <text:p>{'file':'cincodemargo/IMG_0513.m4v','title':'./cincodemargo/IMG_0513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cincodemargo/IMG_0514.m4v</text:p>
          </table:table-cell>
          <table:table-cell office:value-type="string">
            <text:p>./cincodemargo/IMG_0514.m4v</text:p>
          </table:table-cell>
          <table:table-cell table:formula="of:=&quot;{'file':'&quot;&amp;[.A186]&amp;&quot;','title':'&quot;&amp;[.B186]&amp;&quot;'},&quot;" office:value-type="string" office:string-value="{'file':'cincodemargo/IMG_0514.m4v','title':'./cincodemargo/IMG_0514.m4v'},">
            <text:p>{'file':'cincodemargo/IMG_0514.m4v','title':'./cincodemargo/IMG_0514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cincodemargo/IMG_0516.m4v</text:p>
          </table:table-cell>
          <table:table-cell office:value-type="string">
            <text:p>./cincodemargo/IMG_0516.m4v</text:p>
          </table:table-cell>
          <table:table-cell table:formula="of:=&quot;{'file':'&quot;&amp;[.A187]&amp;&quot;','title':'&quot;&amp;[.B187]&amp;&quot;'},&quot;" office:value-type="string" office:string-value="{'file':'cincodemargo/IMG_0516.m4v','title':'./cincodemargo/IMG_0516.m4v'},">
            <text:p>{'file':'cincodemargo/IMG_0516.m4v','title':'./cincodemargo/IMG_0516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cincodemargo/IMG_0531.m4v</text:p>
          </table:table-cell>
          <table:table-cell office:value-type="string">
            <text:p>./cincodemargo/IMG_0531.m4v</text:p>
          </table:table-cell>
          <table:table-cell table:formula="of:=&quot;{'file':'&quot;&amp;[.A188]&amp;&quot;','title':'&quot;&amp;[.B188]&amp;&quot;'},&quot;" office:value-type="string" office:string-value="{'file':'cincodemargo/IMG_0531.m4v','title':'./cincodemargo/IMG_0531.m4v'},">
            <text:p>{'file':'cincodemargo/IMG_0531.m4v','title':'./cincodemargo/IMG_0531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cincodemargo/IMG_0535.m4v</text:p>
          </table:table-cell>
          <table:table-cell office:value-type="string">
            <text:p>./cincodemargo/IMG_0535.m4v</text:p>
          </table:table-cell>
          <table:table-cell table:formula="of:=&quot;{'file':'&quot;&amp;[.A189]&amp;&quot;','title':'&quot;&amp;[.B189]&amp;&quot;'},&quot;" office:value-type="string" office:string-value="{'file':'cincodemargo/IMG_0535.m4v','title':'./cincodemargo/IMG_0535.m4v'},">
            <text:p>{'file':'cincodemargo/IMG_0535.m4v','title':'./cincodemargo/IMG_0535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cincodemargo/IMG_0549.m4v</text:p>
          </table:table-cell>
          <table:table-cell office:value-type="string">
            <text:p>./cincodemargo/IMG_0549.m4v</text:p>
          </table:table-cell>
          <table:table-cell table:formula="of:=&quot;{'file':'&quot;&amp;[.A190]&amp;&quot;','title':'&quot;&amp;[.B190]&amp;&quot;'},&quot;" office:value-type="string" office:string-value="{'file':'cincodemargo/IMG_0549.m4v','title':'./cincodemargo/IMG_0549.m4v'},">
            <text:p>{'file':'cincodemargo/IMG_0549.m4v','title':'./cincodemargo/IMG_0549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cincodemargo/IMG_0559.m4v</text:p>
          </table:table-cell>
          <table:table-cell office:value-type="string">
            <text:p>./cincodemargo/IMG_0559.m4v</text:p>
          </table:table-cell>
          <table:table-cell table:formula="of:=&quot;{'file':'&quot;&amp;[.A191]&amp;&quot;','title':'&quot;&amp;[.B191]&amp;&quot;'},&quot;" office:value-type="string" office:string-value="{'file':'cincodemargo/IMG_0559.m4v','title':'./cincodemargo/IMG_0559.m4v'},">
            <text:p>{'file':'cincodemargo/IMG_0559.m4v','title':'./cincodemargo/IMG_0559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cincodemargo/IMG_0562.m4v</text:p>
          </table:table-cell>
          <table:table-cell office:value-type="string">
            <text:p>./cincodemargo/IMG_0562.m4v</text:p>
          </table:table-cell>
          <table:table-cell table:formula="of:=&quot;{'file':'&quot;&amp;[.A192]&amp;&quot;','title':'&quot;&amp;[.B192]&amp;&quot;'},&quot;" office:value-type="string" office:string-value="{'file':'cincodemargo/IMG_0562.m4v','title':'./cincodemargo/IMG_0562.m4v'},">
            <text:p>{'file':'cincodemargo/IMG_0562.m4v','title':'./cincodemargo/IMG_0562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cincodemargo/IMG_0566.m4v</text:p>
          </table:table-cell>
          <table:table-cell office:value-type="string">
            <text:p>./cincodemargo/IMG_0566.m4v</text:p>
          </table:table-cell>
          <table:table-cell table:formula="of:=&quot;{'file':'&quot;&amp;[.A193]&amp;&quot;','title':'&quot;&amp;[.B193]&amp;&quot;'},&quot;" office:value-type="string" office:string-value="{'file':'cincodemargo/IMG_0566.m4v','title':'./cincodemargo/IMG_0566.m4v'},">
            <text:p>{'file':'cincodemargo/IMG_0566.m4v','title':'./cincodemargo/IMG_0566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cincodemargo/IMG_0567.m4v</text:p>
          </table:table-cell>
          <table:table-cell office:value-type="string">
            <text:p>./cincodemargo/IMG_0567.m4v</text:p>
          </table:table-cell>
          <table:table-cell table:formula="of:=&quot;{'file':'&quot;&amp;[.A194]&amp;&quot;','title':'&quot;&amp;[.B194]&amp;&quot;'},&quot;" office:value-type="string" office:string-value="{'file':'cincodemargo/IMG_0567.m4v','title':'./cincodemargo/IMG_0567.m4v'},">
            <text:p>{'file':'cincodemargo/IMG_0567.m4v','title':'./cincodemargo/IMG_0567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cincodemargo/IMG_0568.m4v</text:p>
          </table:table-cell>
          <table:table-cell office:value-type="string">
            <text:p>./cincodemargo/IMG_0568.m4v</text:p>
          </table:table-cell>
          <table:table-cell table:formula="of:=&quot;{'file':'&quot;&amp;[.A195]&amp;&quot;','title':'&quot;&amp;[.B195]&amp;&quot;'},&quot;" office:value-type="string" office:string-value="{'file':'cincodemargo/IMG_0568.m4v','title':'./cincodemargo/IMG_0568.m4v'},">
            <text:p>{'file':'cincodemargo/IMG_0568.m4v','title':'./cincodemargo/IMG_0568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cincodemargo/IMG_0570.m4v</text:p>
          </table:table-cell>
          <table:table-cell office:value-type="string">
            <text:p>./cincodemargo/IMG_0570.m4v</text:p>
          </table:table-cell>
          <table:table-cell table:formula="of:=&quot;{'file':'&quot;&amp;[.A196]&amp;&quot;','title':'&quot;&amp;[.B196]&amp;&quot;'},&quot;" office:value-type="string" office:string-value="{'file':'cincodemargo/IMG_0570.m4v','title':'./cincodemargo/IMG_0570.m4v'},">
            <text:p>{'file':'cincodemargo/IMG_0570.m4v','title':'./cincodemargo/IMG_0570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cracksabbath/ZOOM0001.m4v</text:p>
          </table:table-cell>
          <table:table-cell office:value-type="string">
            <text:p>./cracksabbath/ZOOM0001.m4v</text:p>
          </table:table-cell>
          <table:table-cell table:formula="of:=&quot;{'file':'&quot;&amp;[.A197]&amp;&quot;','title':'&quot;&amp;[.B197]&amp;&quot;'},&quot;" office:value-type="string" office:string-value="{'file':'cracksabbath/ZOOM0001.m4v','title':'./cracksabbath/ZOOM0001.m4v'},">
            <text:p>{'file':'cracksabbath/ZOOM0001.m4v','title':'./cracksabbath/ZOOM0001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cracksabbath/ZOOM0002.m4v</text:p>
          </table:table-cell>
          <table:table-cell office:value-type="string">
            <text:p>./cracksabbath/ZOOM0002.m4v</text:p>
          </table:table-cell>
          <table:table-cell table:formula="of:=&quot;{'file':'&quot;&amp;[.A198]&amp;&quot;','title':'&quot;&amp;[.B198]&amp;&quot;'},&quot;" office:value-type="string" office:string-value="{'file':'cracksabbath/ZOOM0002.m4v','title':'./cracksabbath/ZOOM0002.m4v'},">
            <text:p>{'file':'cracksabbath/ZOOM0002.m4v','title':'./cracksabbath/ZOOM0002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cracksabbath/ZOOM0003.m4v</text:p>
          </table:table-cell>
          <table:table-cell office:value-type="string">
            <text:p>./cracksabbath/ZOOM0003.m4v</text:p>
          </table:table-cell>
          <table:table-cell table:formula="of:=&quot;{'file':'&quot;&amp;[.A199]&amp;&quot;','title':'&quot;&amp;[.B199]&amp;&quot;'},&quot;" office:value-type="string" office:string-value="{'file':'cracksabbath/ZOOM0003.m4v','title':'./cracksabbath/ZOOM0003.m4v'},">
            <text:p>{'file':'cracksabbath/ZOOM0003.m4v','title':'./cracksabbath/ZOOM0003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cracksabbath/ZOOM0004.m4v</text:p>
          </table:table-cell>
          <table:table-cell office:value-type="string">
            <text:p>./cracksabbath/ZOOM0004.m4v</text:p>
          </table:table-cell>
          <table:table-cell table:formula="of:=&quot;{'file':'&quot;&amp;[.A200]&amp;&quot;','title':'&quot;&amp;[.B200]&amp;&quot;'},&quot;" office:value-type="string" office:string-value="{'file':'cracksabbath/ZOOM0004.m4v','title':'./cracksabbath/ZOOM0004.m4v'},">
            <text:p>{'file':'cracksabbath/ZOOM0004.m4v','title':'./cracksabbath/ZOOM0004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cracksabbath/ZOOM0005.m4v</text:p>
          </table:table-cell>
          <table:table-cell office:value-type="string">
            <text:p>./cracksabbath/ZOOM0005.m4v</text:p>
          </table:table-cell>
          <table:table-cell table:formula="of:=&quot;{'file':'&quot;&amp;[.A201]&amp;&quot;','title':'&quot;&amp;[.B201]&amp;&quot;'},&quot;" office:value-type="string" office:string-value="{'file':'cracksabbath/ZOOM0005.m4v','title':'./cracksabbath/ZOOM0005.m4v'},">
            <text:p>{'file':'cracksabbath/ZOOM0005.m4v','title':'./cracksabbath/ZOOM0005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cracksabbath/ZOOM0006.m4v</text:p>
          </table:table-cell>
          <table:table-cell office:value-type="string">
            <text:p>./cracksabbath/ZOOM0006.m4v</text:p>
          </table:table-cell>
          <table:table-cell table:formula="of:=&quot;{'file':'&quot;&amp;[.A202]&amp;&quot;','title':'&quot;&amp;[.B202]&amp;&quot;'},&quot;" office:value-type="string" office:string-value="{'file':'cracksabbath/ZOOM0006.m4v','title':'./cracksabbath/ZOOM0006.m4v'},">
            <text:p>{'file':'cracksabbath/ZOOM0006.m4v','title':'./cracksabbath/ZOOM0006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cracksabbath/ZOOM0007.m4v</text:p>
          </table:table-cell>
          <table:table-cell office:value-type="string">
            <text:p>./cracksabbath/ZOOM0007.m4v</text:p>
          </table:table-cell>
          <table:table-cell table:formula="of:=&quot;{'file':'&quot;&amp;[.A203]&amp;&quot;','title':'&quot;&amp;[.B203]&amp;&quot;'},&quot;" office:value-type="string" office:string-value="{'file':'cracksabbath/ZOOM0007.m4v','title':'./cracksabbath/ZOOM0007.m4v'},">
            <text:p>{'file':'cracksabbath/ZOOM0007.m4v','title':'./cracksabbath/ZOOM0007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cracksabbath/ZOOM0008.m4v</text:p>
          </table:table-cell>
          <table:table-cell office:value-type="string">
            <text:p>./cracksabbath/ZOOM0008.m4v</text:p>
          </table:table-cell>
          <table:table-cell table:formula="of:=&quot;{'file':'&quot;&amp;[.A204]&amp;&quot;','title':'&quot;&amp;[.B204]&amp;&quot;'},&quot;" office:value-type="string" office:string-value="{'file':'cracksabbath/ZOOM0008.m4v','title':'./cracksabbath/ZOOM0008.m4v'},">
            <text:p>{'file':'cracksabbath/ZOOM0008.m4v','title':'./cracksabbath/ZOOM0008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cracksabbath/ZOOM0009.m4v</text:p>
          </table:table-cell>
          <table:table-cell office:value-type="string">
            <text:p>./cracksabbath/ZOOM0009.m4v</text:p>
          </table:table-cell>
          <table:table-cell table:formula="of:=&quot;{'file':'&quot;&amp;[.A205]&amp;&quot;','title':'&quot;&amp;[.B205]&amp;&quot;'},&quot;" office:value-type="string" office:string-value="{'file':'cracksabbath/ZOOM0009.m4v','title':'./cracksabbath/ZOOM0009.m4v'},">
            <text:p>{'file':'cracksabbath/ZOOM0009.m4v','title':'./cracksabbath/ZOOM0009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cracksabbath/ZOOM0010.m4v</text:p>
          </table:table-cell>
          <table:table-cell office:value-type="string">
            <text:p>./cracksabbath/ZOOM0010.m4v</text:p>
          </table:table-cell>
          <table:table-cell table:formula="of:=&quot;{'file':'&quot;&amp;[.A206]&amp;&quot;','title':'&quot;&amp;[.B206]&amp;&quot;'},&quot;" office:value-type="string" office:string-value="{'file':'cracksabbath/ZOOM0010.m4v','title':'./cracksabbath/ZOOM0010.m4v'},">
            <text:p>{'file':'cracksabbath/ZOOM0010.m4v','title':'./cracksabbath/ZOOM0010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greenlake/IMG_0624.m4v</text:p>
          </table:table-cell>
          <table:table-cell office:value-type="string">
            <text:p>./greenlake/IMG_0624.m4v</text:p>
          </table:table-cell>
          <table:table-cell table:formula="of:=&quot;{'file':'&quot;&amp;[.A207]&amp;&quot;','title':'&quot;&amp;[.B207]&amp;&quot;'},&quot;" office:value-type="string" office:string-value="{'file':'greenlake/IMG_0624.m4v','title':'./greenlake/IMG_0624.m4v'},">
            <text:p>{'file':'greenlake/IMG_0624.m4v','title':'./greenlake/IMG_0624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jefferson/IMG_0824.m4v</text:p>
          </table:table-cell>
          <table:table-cell office:value-type="string">
            <text:p>./jefferson/IMG_0824.m4v</text:p>
          </table:table-cell>
          <table:table-cell table:formula="of:=&quot;{'file':'&quot;&amp;[.A208]&amp;&quot;','title':'&quot;&amp;[.B208]&amp;&quot;'},&quot;" office:value-type="string" office:string-value="{'file':'jefferson/IMG_0824.m4v','title':'./jefferson/IMG_0824.m4v'},">
            <text:p>{'file':'jefferson/IMG_0824.m4v','title':'./jefferson/IMG_0824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jefferson/IMG_0825.m4v</text:p>
          </table:table-cell>
          <table:table-cell office:value-type="string">
            <text:p>./jefferson/IMG_0825.m4v</text:p>
          </table:table-cell>
          <table:table-cell table:formula="of:=&quot;{'file':'&quot;&amp;[.A209]&amp;&quot;','title':'&quot;&amp;[.B209]&amp;&quot;'},&quot;" office:value-type="string" office:string-value="{'file':'jefferson/IMG_0825.m4v','title':'./jefferson/IMG_0825.m4v'},">
            <text:p>{'file':'jefferson/IMG_0825.m4v','title':'./jefferson/IMG_0825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lastgasp/ZOOM0038.m4v</text:p>
          </table:table-cell>
          <table:table-cell office:value-type="string">
            <text:p>./lastgasp/ZOOM0038.m4v</text:p>
          </table:table-cell>
          <table:table-cell table:formula="of:=&quot;{'file':'&quot;&amp;[.A210]&amp;&quot;','title':'&quot;&amp;[.B210]&amp;&quot;'},&quot;" office:value-type="string" office:string-value="{'file':'lastgasp/ZOOM0038.m4v','title':'./lastgasp/ZOOM0038.m4v'},">
            <text:p>{'file':'lastgasp/ZOOM0038.m4v','title':'./lastgasp/ZOOM0038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lastgasp/ZOOM0039.m4v</text:p>
          </table:table-cell>
          <table:table-cell office:value-type="string">
            <text:p>./lastgasp/ZOOM0039.m4v</text:p>
          </table:table-cell>
          <table:table-cell table:formula="of:=&quot;{'file':'&quot;&amp;[.A211]&amp;&quot;','title':'&quot;&amp;[.B211]&amp;&quot;'},&quot;" office:value-type="string" office:string-value="{'file':'lastgasp/ZOOM0039.m4v','title':'./lastgasp/ZOOM0039.m4v'},">
            <text:p>{'file':'lastgasp/ZOOM0039.m4v','title':'./lastgasp/ZOOM0039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lastgasp/ZOOM0040.m4v</text:p>
          </table:table-cell>
          <table:table-cell office:value-type="string">
            <text:p>./lastgasp/ZOOM0040.m4v</text:p>
          </table:table-cell>
          <table:table-cell table:formula="of:=&quot;{'file':'&quot;&amp;[.A212]&amp;&quot;','title':'&quot;&amp;[.B212]&amp;&quot;'},&quot;" office:value-type="string" office:string-value="{'file':'lastgasp/ZOOM0040.m4v','title':'./lastgasp/ZOOM0040.m4v'},">
            <text:p>{'file':'lastgasp/ZOOM0040.m4v','title':'./lastgasp/ZOOM0040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lastgasp/ZOOM0041.m4v</text:p>
          </table:table-cell>
          <table:table-cell office:value-type="string">
            <text:p>./lastgasp/ZOOM0041.m4v</text:p>
          </table:table-cell>
          <table:table-cell table:formula="of:=&quot;{'file':'&quot;&amp;[.A213]&amp;&quot;','title':'&quot;&amp;[.B213]&amp;&quot;'},&quot;" office:value-type="string" office:string-value="{'file':'lastgasp/ZOOM0041.m4v','title':'./lastgasp/ZOOM0041.m4v'},">
            <text:p>{'file':'lastgasp/ZOOM0041.m4v','title':'./lastgasp/ZOOM0041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lastgasp/ZOOM0042.m4v</text:p>
          </table:table-cell>
          <table:table-cell office:value-type="string">
            <text:p>./lastgasp/ZOOM0042.m4v</text:p>
          </table:table-cell>
          <table:table-cell table:formula="of:=&quot;{'file':'&quot;&amp;[.A214]&amp;&quot;','title':'&quot;&amp;[.B214]&amp;&quot;'},&quot;" office:value-type="string" office:string-value="{'file':'lastgasp/ZOOM0042.m4v','title':'./lastgasp/ZOOM0042.m4v'},">
            <text:p>{'file':'lastgasp/ZOOM0042.m4v','title':'./lastgasp/ZOOM0042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lastgasp/ZOOM0043.m4v</text:p>
          </table:table-cell>
          <table:table-cell office:value-type="string">
            <text:p>./lastgasp/ZOOM0043.m4v</text:p>
          </table:table-cell>
          <table:table-cell table:formula="of:=&quot;{'file':'&quot;&amp;[.A215]&amp;&quot;','title':'&quot;&amp;[.B215]&amp;&quot;'},&quot;" office:value-type="string" office:string-value="{'file':'lastgasp/ZOOM0043.m4v','title':'./lastgasp/ZOOM0043.m4v'},">
            <text:p>{'file':'lastgasp/ZOOM0043.m4v','title':'./lastgasp/ZOOM0043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lastgasp/ZOOM0044.m4v</text:p>
          </table:table-cell>
          <table:table-cell office:value-type="string">
            <text:p>./lastgasp/ZOOM0044.m4v</text:p>
          </table:table-cell>
          <table:table-cell table:formula="of:=&quot;{'file':'&quot;&amp;[.A216]&amp;&quot;','title':'&quot;&amp;[.B216]&amp;&quot;'},&quot;" office:value-type="string" office:string-value="{'file':'lastgasp/ZOOM0044.m4v','title':'./lastgasp/ZOOM0044.m4v'},">
            <text:p>{'file':'lastgasp/ZOOM0044.m4v','title':'./lastgasp/ZOOM0044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lastgasp/ZOOM0045.m4v</text:p>
          </table:table-cell>
          <table:table-cell office:value-type="string">
            <text:p>./lastgasp/ZOOM0045.m4v</text:p>
          </table:table-cell>
          <table:table-cell table:formula="of:=&quot;{'file':'&quot;&amp;[.A217]&amp;&quot;','title':'&quot;&amp;[.B217]&amp;&quot;'},&quot;" office:value-type="string" office:string-value="{'file':'lastgasp/ZOOM0045.m4v','title':'./lastgasp/ZOOM0045.m4v'},">
            <text:p>{'file':'lastgasp/ZOOM0045.m4v','title':'./lastgasp/ZOOM0045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lastgasp/ZOOM0046.m4v</text:p>
          </table:table-cell>
          <table:table-cell office:value-type="string">
            <text:p>./lastgasp/ZOOM0046.m4v</text:p>
          </table:table-cell>
          <table:table-cell table:formula="of:=&quot;{'file':'&quot;&amp;[.A218]&amp;&quot;','title':'&quot;&amp;[.B218]&amp;&quot;'},&quot;" office:value-type="string" office:string-value="{'file':'lastgasp/ZOOM0046.m4v','title':'./lastgasp/ZOOM0046.m4v'},">
            <text:p>{'file':'lastgasp/ZOOM0046.m4v','title':'./lastgasp/ZOOM0046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lastgasp/ZOOM0047.m4v</text:p>
          </table:table-cell>
          <table:table-cell office:value-type="string">
            <text:p>./lastgasp/ZOOM0047.m4v</text:p>
          </table:table-cell>
          <table:table-cell table:formula="of:=&quot;{'file':'&quot;&amp;[.A219]&amp;&quot;','title':'&quot;&amp;[.B219]&amp;&quot;'},&quot;" office:value-type="string" office:string-value="{'file':'lastgasp/ZOOM0047.m4v','title':'./lastgasp/ZOOM0047.m4v'},">
            <text:p>{'file':'lastgasp/ZOOM0047.m4v','title':'./lastgasp/ZOOM0047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lastgasp/ZOOM0048.m4v</text:p>
          </table:table-cell>
          <table:table-cell office:value-type="string">
            <text:p>./lastgasp/ZOOM0048.m4v</text:p>
          </table:table-cell>
          <table:table-cell table:formula="of:=&quot;{'file':'&quot;&amp;[.A220]&amp;&quot;','title':'&quot;&amp;[.B220]&amp;&quot;'},&quot;" office:value-type="string" office:string-value="{'file':'lastgasp/ZOOM0048.m4v','title':'./lastgasp/ZOOM0048.m4v'},">
            <text:p>{'file':'lastgasp/ZOOM0048.m4v','title':'./lastgasp/ZOOM0048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lastgasp/ZOOM0049.m4v</text:p>
          </table:table-cell>
          <table:table-cell office:value-type="string">
            <text:p>./lastgasp/ZOOM0049.m4v</text:p>
          </table:table-cell>
          <table:table-cell table:formula="of:=&quot;{'file':'&quot;&amp;[.A221]&amp;&quot;','title':'&quot;&amp;[.B221]&amp;&quot;'},&quot;" office:value-type="string" office:string-value="{'file':'lastgasp/ZOOM0049.m4v','title':'./lastgasp/ZOOM0049.m4v'},">
            <text:p>{'file':'lastgasp/ZOOM0049.m4v','title':'./lastgasp/ZOOM0049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lastgasp/ZOOM0050.m4v</text:p>
          </table:table-cell>
          <table:table-cell office:value-type="string">
            <text:p>./lastgasp/ZOOM0050.m4v</text:p>
          </table:table-cell>
          <table:table-cell table:formula="of:=&quot;{'file':'&quot;&amp;[.A222]&amp;&quot;','title':'&quot;&amp;[.B222]&amp;&quot;'},&quot;" office:value-type="string" office:string-value="{'file':'lastgasp/ZOOM0050.m4v','title':'./lastgasp/ZOOM0050.m4v'},">
            <text:p>{'file':'lastgasp/ZOOM0050.m4v','title':'./lastgasp/ZOOM0050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lastgasp/ZOOM0051.m4v</text:p>
          </table:table-cell>
          <table:table-cell office:value-type="string">
            <text:p>./lastgasp/ZOOM0051.m4v</text:p>
          </table:table-cell>
          <table:table-cell table:formula="of:=&quot;{'file':'&quot;&amp;[.A223]&amp;&quot;','title':'&quot;&amp;[.B223]&amp;&quot;'},&quot;" office:value-type="string" office:string-value="{'file':'lastgasp/ZOOM0051.m4v','title':'./lastgasp/ZOOM0051.m4v'},">
            <text:p>{'file':'lastgasp/ZOOM0051.m4v','title':'./lastgasp/ZOOM0051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marginal/IMG_0054rotated.m4v</text:p>
          </table:table-cell>
          <table:table-cell office:value-type="string">
            <text:p>./marginal/IMG_0054rotated.m4v</text:p>
          </table:table-cell>
          <table:table-cell table:formula="of:=&quot;{'file':'&quot;&amp;[.A224]&amp;&quot;','title':'&quot;&amp;[.B224]&amp;&quot;'},&quot;" office:value-type="string" office:string-value="{'file':'marginal/IMG_0054rotated.m4v','title':'./marginal/IMG_0054rotated.m4v'},">
            <text:p>{'file':'marginal/IMG_0054rotated.m4v','title':'./marginal/IMG_0054rotated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marginal/IMG_0055.m4v</text:p>
          </table:table-cell>
          <table:table-cell office:value-type="string">
            <text:p>./marginal/IMG_0055.m4v</text:p>
          </table:table-cell>
          <table:table-cell table:formula="of:=&quot;{'file':'&quot;&amp;[.A225]&amp;&quot;','title':'&quot;&amp;[.B225]&amp;&quot;'},&quot;" office:value-type="string" office:string-value="{'file':'marginal/IMG_0055.m4v','title':'./marginal/IMG_0055.m4v'},">
            <text:p>{'file':'marginal/IMG_0055.m4v','title':'./marginal/IMG_0055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marginal/IMG_0056.m4v</text:p>
          </table:table-cell>
          <table:table-cell office:value-type="string">
            <text:p>./marginal/IMG_0056.m4v</text:p>
          </table:table-cell>
          <table:table-cell table:formula="of:=&quot;{'file':'&quot;&amp;[.A226]&amp;&quot;','title':'&quot;&amp;[.B226]&amp;&quot;'},&quot;" office:value-type="string" office:string-value="{'file':'marginal/IMG_0056.m4v','title':'./marginal/IMG_0056.m4v'},">
            <text:p>{'file':'marginal/IMG_0056.m4v','title':'./marginal/IMG_0056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marginal/IMG_0059.m4v</text:p>
          </table:table-cell>
          <table:table-cell office:value-type="string">
            <text:p>./marginal/IMG_0059.m4v</text:p>
          </table:table-cell>
          <table:table-cell table:formula="of:=&quot;{'file':'&quot;&amp;[.A227]&amp;&quot;','title':'&quot;&amp;[.B227]&amp;&quot;'},&quot;" office:value-type="string" office:string-value="{'file':'marginal/IMG_0059.m4v','title':'./marginal/IMG_0059.m4v'},">
            <text:p>{'file':'marginal/IMG_0059.m4v','title':'./marginal/IMG_0059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marginal/IMG_0069rotated.m4v</text:p>
          </table:table-cell>
          <table:table-cell office:value-type="string">
            <text:p>./marginal/IMG_0069rotated.m4v</text:p>
          </table:table-cell>
          <table:table-cell table:formula="of:=&quot;{'file':'&quot;&amp;[.A228]&amp;&quot;','title':'&quot;&amp;[.B228]&amp;&quot;'},&quot;" office:value-type="string" office:string-value="{'file':'marginal/IMG_0069rotated.m4v','title':'./marginal/IMG_0069rotated.m4v'},">
            <text:p>{'file':'marginal/IMG_0069rotated.m4v','title':'./marginal/IMG_0069rotated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pride/IMG_0372.m4v</text:p>
          </table:table-cell>
          <table:table-cell office:value-type="string">
            <text:p>./pride/IMG_0372.m4v</text:p>
          </table:table-cell>
          <table:table-cell table:formula="of:=&quot;{'file':'&quot;&amp;[.A229]&amp;&quot;','title':'&quot;&amp;[.B229]&amp;&quot;'},&quot;" office:value-type="string" office:string-value="{'file':'pride/IMG_0372.m4v','title':'./pride/IMG_0372.m4v'},">
            <text:p>{'file':'pride/IMG_0372.m4v','title':'./pride/IMG_0372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pride/IMG_0385.m4v</text:p>
          </table:table-cell>
          <table:table-cell office:value-type="string">
            <text:p>./pride/IMG_0385.m4v</text:p>
          </table:table-cell>
          <table:table-cell table:formula="of:=&quot;{'file':'&quot;&amp;[.A230]&amp;&quot;','title':'&quot;&amp;[.B230]&amp;&quot;'},&quot;" office:value-type="string" office:string-value="{'file':'pride/IMG_0385.m4v','title':'./pride/IMG_0385.m4v'},">
            <text:p>{'file':'pride/IMG_0385.m4v','title':'./pride/IMG_0385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pride/IMG_0387.m4v</text:p>
          </table:table-cell>
          <table:table-cell office:value-type="string">
            <text:p>./pride/IMG_0387.m4v</text:p>
          </table:table-cell>
          <table:table-cell table:formula="of:=&quot;{'file':'&quot;&amp;[.A231]&amp;&quot;','title':'&quot;&amp;[.B231]&amp;&quot;'},&quot;" office:value-type="string" office:string-value="{'file':'pride/IMG_0387.m4v','title':'./pride/IMG_0387.m4v'},">
            <text:p>{'file':'pride/IMG_0387.m4v','title':'./pride/IMG_0387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pride/IMG_0389.m4v</text:p>
          </table:table-cell>
          <table:table-cell office:value-type="string">
            <text:p>./pride/IMG_0389.m4v</text:p>
          </table:table-cell>
          <table:table-cell table:formula="of:=&quot;{'file':'&quot;&amp;[.A232]&amp;&quot;','title':'&quot;&amp;[.B232]&amp;&quot;'},&quot;" office:value-type="string" office:string-value="{'file':'pride/IMG_0389.m4v','title':'./pride/IMG_0389.m4v'},">
            <text:p>{'file':'pride/IMG_0389.m4v','title':'./pride/IMG_0389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pride/IMG_0392.m4v</text:p>
          </table:table-cell>
          <table:table-cell office:value-type="string">
            <text:p>./pride/IMG_0392.m4v</text:p>
          </table:table-cell>
          <table:table-cell table:formula="of:=&quot;{'file':'&quot;&amp;[.A233]&amp;&quot;','title':'&quot;&amp;[.B233]&amp;&quot;'},&quot;" office:value-type="string" office:string-value="{'file':'pride/IMG_0392.m4v','title':'./pride/IMG_0392.m4v'},">
            <text:p>{'file':'pride/IMG_0392.m4v','title':'./pride/IMG_0392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pride/IMG_0409.m4v</text:p>
          </table:table-cell>
          <table:table-cell office:value-type="string">
            <text:p>./pride/IMG_0409.m4v</text:p>
          </table:table-cell>
          <table:table-cell table:formula="of:=&quot;{'file':'&quot;&amp;[.A234]&amp;&quot;','title':'&quot;&amp;[.B234]&amp;&quot;'},&quot;" office:value-type="string" office:string-value="{'file':'pride/IMG_0409.m4v','title':'./pride/IMG_0409.m4v'},">
            <text:p>{'file':'pride/IMG_0409.m4v','title':'./pride/IMG_0409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pride/IMG_0458.m4v</text:p>
          </table:table-cell>
          <table:table-cell office:value-type="string">
            <text:p>./pride/IMG_0458.m4v</text:p>
          </table:table-cell>
          <table:table-cell table:formula="of:=&quot;{'file':'&quot;&amp;[.A235]&amp;&quot;','title':'&quot;&amp;[.B235]&amp;&quot;'},&quot;" office:value-type="string" office:string-value="{'file':'pride/IMG_0458.m4v','title':'./pride/IMG_0458.m4v'},">
            <text:p>{'file':'pride/IMG_0458.m4v','title':'./pride/IMG_0458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pride/IMG_0488.m4v</text:p>
          </table:table-cell>
          <table:table-cell office:value-type="string">
            <text:p>./pride/IMG_0488.m4v</text:p>
          </table:table-cell>
          <table:table-cell table:formula="of:=&quot;{'file':'&quot;&amp;[.A236]&amp;&quot;','title':'&quot;&amp;[.B236]&amp;&quot;'},&quot;" office:value-type="string" office:string-value="{'file':'pride/IMG_0488.m4v','title':'./pride/IMG_0488.m4v'},">
            <text:p>{'file':'pride/IMG_0488.m4v','title':'./pride/IMG_0488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pride/IMG_0581.m4v</text:p>
          </table:table-cell>
          <table:table-cell office:value-type="string">
            <text:p>./pride/IMG_0581.m4v</text:p>
          </table:table-cell>
          <table:table-cell table:formula="of:=&quot;{'file':'&quot;&amp;[.A237]&amp;&quot;','title':'&quot;&amp;[.B237]&amp;&quot;'},&quot;" office:value-type="string" office:string-value="{'file':'pride/IMG_0581.m4v','title':'./pride/IMG_0581.m4v'},">
            <text:p>{'file':'pride/IMG_0581.m4v','title':'./pride/IMG_0581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pride/IMG_0592.m4v</text:p>
          </table:table-cell>
          <table:table-cell office:value-type="string">
            <text:p>./pride/IMG_0592.m4v</text:p>
          </table:table-cell>
          <table:table-cell table:formula="of:=&quot;{'file':'&quot;&amp;[.A238]&amp;&quot;','title':'&quot;&amp;[.B238]&amp;&quot;'},&quot;" office:value-type="string" office:string-value="{'file':'pride/IMG_0592.m4v','title':'./pride/IMG_0592.m4v'},">
            <text:p>{'file':'pride/IMG_0592.m4v','title':'./pride/IMG_0592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pride/IMG_0624.m4v</text:p>
          </table:table-cell>
          <table:table-cell office:value-type="string">
            <text:p>./pride/IMG_0624.m4v</text:p>
          </table:table-cell>
          <table:table-cell table:formula="of:=&quot;{'file':'&quot;&amp;[.A239]&amp;&quot;','title':'&quot;&amp;[.B239]&amp;&quot;'},&quot;" office:value-type="string" office:string-value="{'file':'pride/IMG_0624.m4v','title':'./pride/IMG_0624.m4v'},">
            <text:p>{'file':'pride/IMG_0624.m4v','title':'./pride/IMG_0624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pride/IMG_0645.m4v</text:p>
          </table:table-cell>
          <table:table-cell office:value-type="string">
            <text:p>./pride/IMG_0645.m4v</text:p>
          </table:table-cell>
          <table:table-cell table:formula="of:=&quot;{'file':'&quot;&amp;[.A240]&amp;&quot;','title':'&quot;&amp;[.B240]&amp;&quot;'},&quot;" office:value-type="string" office:string-value="{'file':'pride/IMG_0645.m4v','title':'./pride/IMG_0645.m4v'},">
            <text:p>{'file':'pride/IMG_0645.m4v','title':'./pride/IMG_0645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pride/IMG_0657.m4v</text:p>
          </table:table-cell>
          <table:table-cell office:value-type="string">
            <text:p>./pride/IMG_0657.m4v</text:p>
          </table:table-cell>
          <table:table-cell table:formula="of:=&quot;{'file':'&quot;&amp;[.A241]&amp;&quot;','title':'&quot;&amp;[.B241]&amp;&quot;'},&quot;" office:value-type="string" office:string-value="{'file':'pride/IMG_0657.m4v','title':'./pride/IMG_0657.m4v'},">
            <text:p>{'file':'pride/IMG_0657.m4v','title':'./pride/IMG_0657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pride/IMG_0676.m4v</text:p>
          </table:table-cell>
          <table:table-cell office:value-type="string">
            <text:p>./pride/IMG_0676.m4v</text:p>
          </table:table-cell>
          <table:table-cell table:formula="of:=&quot;{'file':'&quot;&amp;[.A242]&amp;&quot;','title':'&quot;&amp;[.B242]&amp;&quot;'},&quot;" office:value-type="string" office:string-value="{'file':'pride/IMG_0676.m4v','title':'./pride/IMG_0676.m4v'},">
            <text:p>{'file':'pride/IMG_0676.m4v','title':'./pride/IMG_0676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kaylacheering/kayla_cheerleading_20150215b.m4v</text:p>
          </table:table-cell>
          <table:table-cell office:value-type="string">
            <text:p>./kaylacheering/kayla_cheerleading_20150215b.m4v</text:p>
          </table:table-cell>
          <table:table-cell table:formula="of:=&quot;{'file':'&quot;&amp;[.A243]&amp;&quot;','title':'&quot;&amp;[.B243]&amp;&quot;'},&quot;" office:value-type="string" office:string-value="{'file':'kaylacheering/kayla_cheerleading_20150215b.m4v','title':'./kaylacheering/kayla_cheerleading_20150215b.m4v'},">
            <text:p>{'file':'kaylacheering/kayla_cheerleading_20150215b.m4v','title':'./kaylacheering/kayla_cheerleading_20150215b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ate/IMG_4693.m4v</text:p>
          </table:table-cell>
          <table:table-cell office:value-type="string">
            <text:p>./skate/IMG_4693.m4v</text:p>
          </table:table-cell>
          <table:table-cell table:formula="of:=&quot;{'file':'&quot;&amp;[.A244]&amp;&quot;','title':'&quot;&amp;[.B244]&amp;&quot;'},&quot;" office:value-type="string" office:string-value="{'file':'skate/IMG_4693.m4v','title':'./skate/IMG_4693.m4v'},">
            <text:p>{'file':'skate/IMG_4693.m4v','title':'./skate/IMG_4693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ate/IMG_4695.m4v</text:p>
          </table:table-cell>
          <table:table-cell office:value-type="string">
            <text:p>./skate/IMG_4695.m4v</text:p>
          </table:table-cell>
          <table:table-cell table:formula="of:=&quot;{'file':'&quot;&amp;[.A245]&amp;&quot;','title':'&quot;&amp;[.B245]&amp;&quot;'},&quot;" office:value-type="string" office:string-value="{'file':'skate/IMG_4695.m4v','title':'./skate/IMG_4695.m4v'},">
            <text:p>{'file':'skate/IMG_4695.m4v','title':'./skate/IMG_4695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ate/IMG_4699.m4v</text:p>
          </table:table-cell>
          <table:table-cell office:value-type="string">
            <text:p>./skate/IMG_4699.m4v</text:p>
          </table:table-cell>
          <table:table-cell table:formula="of:=&quot;{'file':'&quot;&amp;[.A246]&amp;&quot;','title':'&quot;&amp;[.B246]&amp;&quot;'},&quot;" office:value-type="string" office:string-value="{'file':'skate/IMG_4699.m4v','title':'./skate/IMG_4699.m4v'},">
            <text:p>{'file':'skate/IMG_4699.m4v','title':'./skate/IMG_4699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ate/IMG_4701.m4v</text:p>
          </table:table-cell>
          <table:table-cell office:value-type="string">
            <text:p>./skate/IMG_4701.m4v</text:p>
          </table:table-cell>
          <table:table-cell table:formula="of:=&quot;{'file':'&quot;&amp;[.A247]&amp;&quot;','title':'&quot;&amp;[.B247]&amp;&quot;'},&quot;" office:value-type="string" office:string-value="{'file':'skate/IMG_4701.m4v','title':'./skate/IMG_4701.m4v'},">
            <text:p>{'file':'skate/IMG_4701.m4v','title':'./skate/IMG_4701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ate/IMG_4818.m4v</text:p>
          </table:table-cell>
          <table:table-cell office:value-type="string">
            <text:p>./skate/IMG_4818.m4v</text:p>
          </table:table-cell>
          <table:table-cell table:formula="of:=&quot;{'file':'&quot;&amp;[.A248]&amp;&quot;','title':'&quot;&amp;[.B248]&amp;&quot;'},&quot;" office:value-type="string" office:string-value="{'file':'skate/IMG_4818.m4v','title':'./skate/IMG_4818.m4v'},">
            <text:p>{'file':'skate/IMG_4818.m4v','title':'./skate/IMG_4818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ate/IMG_4819.m4v</text:p>
          </table:table-cell>
          <table:table-cell office:value-type="string">
            <text:p>./skate/IMG_4819.m4v</text:p>
          </table:table-cell>
          <table:table-cell table:formula="of:=&quot;{'file':'&quot;&amp;[.A249]&amp;&quot;','title':'&quot;&amp;[.B249]&amp;&quot;'},&quot;" office:value-type="string" office:string-value="{'file':'skate/IMG_4819.m4v','title':'./skate/IMG_4819.m4v'},">
            <text:p>{'file':'skate/IMG_4819.m4v','title':'./skate/IMG_4819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ate/IMG_4837.m4v</text:p>
          </table:table-cell>
          <table:table-cell office:value-type="string">
            <text:p>./skate/IMG_4837.m4v</text:p>
          </table:table-cell>
          <table:table-cell table:formula="of:=&quot;{'file':'&quot;&amp;[.A250]&amp;&quot;','title':'&quot;&amp;[.B250]&amp;&quot;'},&quot;" office:value-type="string" office:string-value="{'file':'skate/IMG_4837.m4v','title':'./skate/IMG_4837.m4v'},">
            <text:p>{'file':'skate/IMG_4837.m4v','title':'./skate/IMG_4837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ate/IMG_4838.m4v</text:p>
          </table:table-cell>
          <table:table-cell office:value-type="string">
            <text:p>./skate/IMG_4838.m4v</text:p>
          </table:table-cell>
          <table:table-cell table:formula="of:=&quot;{'file':'&quot;&amp;[.A251]&amp;&quot;','title':'&quot;&amp;[.B251]&amp;&quot;'},&quot;" office:value-type="string" office:string-value="{'file':'skate/IMG_4838.m4v','title':'./skate/IMG_4838.m4v'},">
            <text:p>{'file':'skate/IMG_4838.m4v','title':'./skate/IMG_4838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ate/IMG_4839.m4v</text:p>
          </table:table-cell>
          <table:table-cell office:value-type="string">
            <text:p>./skate/IMG_4839.m4v</text:p>
          </table:table-cell>
          <table:table-cell table:formula="of:=&quot;{'file':'&quot;&amp;[.A252]&amp;&quot;','title':'&quot;&amp;[.B252]&amp;&quot;'},&quot;" office:value-type="string" office:string-value="{'file':'skate/IMG_4839.m4v','title':'./skate/IMG_4839.m4v'},">
            <text:p>{'file':'skate/IMG_4839.m4v','title':'./skate/IMG_4839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ate/IMG_4841.m4v</text:p>
          </table:table-cell>
          <table:table-cell office:value-type="string">
            <text:p>./skate/IMG_4841.m4v</text:p>
          </table:table-cell>
          <table:table-cell table:formula="of:=&quot;{'file':'&quot;&amp;[.A253]&amp;&quot;','title':'&quot;&amp;[.B253]&amp;&quot;'},&quot;" office:value-type="string" office:string-value="{'file':'skate/IMG_4841.m4v','title':'./skate/IMG_4841.m4v'},">
            <text:p>{'file':'skate/IMG_4841.m4v','title':'./skate/IMG_4841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ate/IMG_4843.m4v</text:p>
          </table:table-cell>
          <table:table-cell office:value-type="string">
            <text:p>./skate/IMG_4843.m4v</text:p>
          </table:table-cell>
          <table:table-cell table:formula="of:=&quot;{'file':'&quot;&amp;[.A254]&amp;&quot;','title':'&quot;&amp;[.B254]&amp;&quot;'},&quot;" office:value-type="string" office:string-value="{'file':'skate/IMG_4843.m4v','title':'./skate/IMG_4843.m4v'},">
            <text:p>{'file':'skate/IMG_4843.m4v','title':'./skate/IMG_4843.m4v'},</text:p>
          </table:table-cell>
          <table:table-cell table:number-columns-repeated="1021"/>
        </table:table-row>
        <table:table-row table:style-name="ro1" table:visibility="collapse">
          <table:table-cell table:style-name="ce1" office:value-type="string">
            <text:p>skate/NGNQ0173.m4v</text:p>
          </table:table-cell>
          <table:table-cell table:style-name="ce4" office:value-type="string">
            <text:p>./skate/NGNQ0173.m4v</text:p>
          </table:table-cell>
          <table:table-cell table:style-name="ce4" table:formula="of:=&quot;{'file':'&quot;&amp;[.A255]&amp;&quot;','title':'&quot;&amp;[.B255]&amp;&quot;'},&quot;" office:value-type="string" office:string-value="{'file':'skate/NGNQ0173.m4v','title':'./skate/NGNQ0173.m4v'},">
            <text:p>{'file':'skate/NGNQ0173.m4v','title':'./skate/NGNQ0173.m4v'},</text:p>
          </table:table-cell>
          <table:table-cell table:style-name="ce4" table:number-columns-repeated="1021"/>
        </table:table-row>
        <table:table-row table:style-name="ro1" table:visibility="collapse">
          <table:table-cell table:number-columns-repeated="2" office:value-type="string">
            <text:p>01goingagainstyourmind-BuiltToSpill-Freemont-20140620.mp3</text:p>
          </table:table-cell>
          <table:table-cell table:formula="of:=&quot;{'file':'&quot;&amp;[.A256]&amp;&quot;','title':'&quot;&amp;[.B256]&amp;&quot;'},&quot;" office:value-type="string" office:string-value="{'file':'01goingagainstyourmind-BuiltToSpill-Freemont-20140620.mp3','title':'01goingagainstyourmind-BuiltToSpill-Freemont-20140620.mp3'},">
            <text:p>{'file':'01goingagainstyourmind-BuiltToSpill-Freemont-20140620.mp3','title':'01goingagainstyourmind-BuiltToSpill-Freemont-201406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1 Going Against Your Mind-BuiltToSpill-LiveatNeumos20131227.mp3</text:p>
          </table:table-cell>
          <table:table-cell table:formula="of:=&quot;{'file':'&quot;&amp;[.A257]&amp;&quot;','title':'&quot;&amp;[.B257]&amp;&quot;'},&quot;" office:value-type="string" office:string-value="{'file':'01 Going Against Your Mind-BuiltToSpill-LiveatNeumos20131227.mp3','title':'01 Going Against Your Mind-BuiltToSpill-LiveatNeumos20131227.mp3'},">
            <text:p>{'file':'01 Going Against Your Mind-BuiltToSpill-LiveatNeumos20131227.mp3','title':'01 Going Against Your Mind-BuiltToSpill-LiveatNeumos201312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1 Hazy2013-02-03-15-02-09-0679196-BuiltToSpill-Bellingham-20130202.mp3</text:p>
          </table:table-cell>
          <table:table-cell table:formula="of:=&quot;{'file':'&quot;&amp;[.A258]&amp;&quot;','title':'&quot;&amp;[.B258]&amp;&quot;'},&quot;" office:value-type="string" office:string-value="{'file':'01 Hazy2013-02-03-15-02-09-0679196-BuiltToSpill-Bellingham-20130202.mp3','title':'01 Hazy2013-02-03-15-02-09-0679196-BuiltToSpill-Bellingham-20130202.mp3'},">
            <text:p>{'file':'01 Hazy2013-02-03-15-02-09-0679196-BuiltToSpill-Bellingham-20130202.mp3','title':'01 Hazy2013-02-03-15-02-09-0679196-BuiltToSpill-Bellingham-2013020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1 marklanegan-showbox-20140703-01.mp3</text:p>
          </table:table-cell>
          <table:table-cell table:formula="of:=&quot;{'file':'&quot;&amp;[.A259]&amp;&quot;','title':'&quot;&amp;[.B259]&amp;&quot;'},&quot;" office:value-type="string" office:string-value="{'file':'01 marklanegan-showbox-20140703-01.mp3','title':'01 marklanegan-showbox-20140703-01.mp3'},">
            <text:p>{'file':'01 marklanegan-showbox-20140703-01.mp3','title':'01 marklanegan-showbox-20140703-01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1roxhillsessions20151101.mp3</text:p>
          </table:table-cell>
          <table:table-cell table:formula="of:=&quot;{'file':'&quot;&amp;[.A260]&amp;&quot;','title':'&quot;&amp;[.B260]&amp;&quot;'},&quot;" office:value-type="string" office:string-value="{'file':'01roxhillsessions20151101.mp3','title':'01roxhillsessions20151101.mp3'},">
            <text:p>{'file':'01roxhillsessions20151101.mp3','title':'01roxhillsessions20151101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1roxhillsessionssquidwerdthisword20151014.mp3</text:p>
          </table:table-cell>
          <table:table-cell table:formula="of:=&quot;{'file':'&quot;&amp;[.A261]&amp;&quot;','title':'&quot;&amp;[.B261]&amp;&quot;'},&quot;" office:value-type="string" office:string-value="{'file':'01roxhillsessionssquidwerdthisword20151014.mp3','title':'01roxhillsessionssquidwerdthisword20151014.mp3'},">
            <text:p>{'file':'01roxhillsessionssquidwerdthisword20151014.mp3','title':'01roxhillsessionssquidwerdthisword20151014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2inthemorning-BuiltToSpill-Freemont-20140620.mp3</text:p>
          </table:table-cell>
          <table:table-cell table:formula="of:=&quot;{'file':'&quot;&amp;[.A262]&amp;&quot;','title':'&quot;&amp;[.B262]&amp;&quot;'},&quot;" office:value-type="string" office:string-value="{'file':'02inthemorning-BuiltToSpill-Freemont-20140620.mp3','title':'02inthemorning-BuiltToSpill-Freemont-20140620.mp3'},">
            <text:p>{'file':'02inthemorning-BuiltToSpill-Freemont-20140620.mp3','title':'02inthemorning-BuiltToSpill-Freemont-201406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2 In The Morning-BuiltToSpill-LiveatNeumos20131227.mp3</text:p>
          </table:table-cell>
          <table:table-cell table:formula="of:=&quot;{'file':'&quot;&amp;[.A263]&amp;&quot;','title':'&quot;&amp;[.B263]&amp;&quot;'},&quot;" office:value-type="string" office:string-value="{'file':'02 In The Morning-BuiltToSpill-LiveatNeumos20131227.mp3','title':'02 In The Morning-BuiltToSpill-LiveatNeumos20131227.mp3'},">
            <text:p>{'file':'02 In The Morning-BuiltToSpill-LiveatNeumos20131227.mp3','title':'02 In The Morning-BuiltToSpill-LiveatNeumos201312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2 marklanegan-showbox-20140703-02.mp3</text:p>
          </table:table-cell>
          <table:table-cell table:formula="of:=&quot;{'file':'&quot;&amp;[.A264]&amp;&quot;','title':'&quot;&amp;[.B264]&amp;&quot;'},&quot;" office:value-type="string" office:string-value="{'file':'02 marklanegan-showbox-20140703-02.mp3','title':'02 marklanegan-showbox-20140703-02.mp3'},">
            <text:p>{'file':'02 marklanegan-showbox-20140703-02.mp3','title':'02 marklanegan-showbox-20140703-0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2roxhillsessions20151101.mp3</text:p>
          </table:table-cell>
          <table:table-cell table:formula="of:=&quot;{'file':'&quot;&amp;[.A265]&amp;&quot;','title':'&quot;&amp;[.B265]&amp;&quot;'},&quot;" office:value-type="string" office:string-value="{'file':'02roxhillsessions20151101.mp3','title':'02roxhillsessions20151101.mp3'},">
            <text:p>{'file':'02roxhillsessions20151101.mp3','title':'02roxhillsessions20151101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2roxhillsessionsgotwithit20151014.mp3</text:p>
          </table:table-cell>
          <table:table-cell table:formula="of:=&quot;{'file':'&quot;&amp;[.A266]&amp;&quot;','title':'&quot;&amp;[.B266]&amp;&quot;'},&quot;" office:value-type="string" office:string-value="{'file':'02roxhillsessionsgotwithit20151014.mp3','title':'02roxhillsessionsgotwithit20151014.mp3'},">
            <text:p>{'file':'02roxhillsessionsgotwithit20151014.mp3','title':'02roxhillsessionsgotwithit20151014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2 The Source2013-02-03-15-02-10-4095712-BuiltToSpill-Bellingham-20130202.mp3</text:p>
          </table:table-cell>
          <table:table-cell table:formula="of:=&quot;{'file':'&quot;&amp;[.A267]&amp;&quot;','title':'&quot;&amp;[.B267]&amp;&quot;'},&quot;" office:value-type="string" office:string-value="{'file':'02 The Source2013-02-03-15-02-10-4095712-BuiltToSpill-Bellingham-20130202.mp3','title':'02 The Source2013-02-03-15-02-10-4095712-BuiltToSpill-Bellingham-20130202.mp3'},">
            <text:p>{'file':'02 The Source2013-02-03-15-02-10-4095712-BuiltToSpill-Bellingham-20130202.mp3','title':'02 The Source2013-02-03-15-02-10-4095712-BuiltToSpill-Bellingham-2013020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3 Center of the Universe-BuiltToSpill-LiveatNeumos20131227.mp3</text:p>
          </table:table-cell>
          <table:table-cell table:formula="of:=&quot;{'file':'&quot;&amp;[.A268]&amp;&quot;','title':'&quot;&amp;[.B268]&amp;&quot;'},&quot;" office:value-type="string" office:string-value="{'file':'03 Center of the Universe-BuiltToSpill-LiveatNeumos20131227.mp3','title':'03 Center of the Universe-BuiltToSpill-LiveatNeumos20131227.mp3'},">
            <text:p>{'file':'03 Center of the Universe-BuiltToSpill-LiveatNeumos20131227.mp3','title':'03 Center of the Universe-BuiltToSpill-LiveatNeumos201312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3 marklanegan-showbox-20140703-03.mp3</text:p>
          </table:table-cell>
          <table:table-cell table:formula="of:=&quot;{'file':'&quot;&amp;[.A269]&amp;&quot;','title':'&quot;&amp;[.B269]&amp;&quot;'},&quot;" office:value-type="string" office:string-value="{'file':'03 marklanegan-showbox-20140703-03.mp3','title':'03 marklanegan-showbox-20140703-03.mp3'},">
            <text:p>{'file':'03 marklanegan-showbox-20140703-03.mp3','title':'03 marklanegan-showbox-20140703-0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3 Reasons2013-02-03-15-02-11-6108174-BuiltToSpill-Bellingham-20130202.mp3</text:p>
          </table:table-cell>
          <table:table-cell table:formula="of:=&quot;{'file':'&quot;&amp;[.A270]&amp;&quot;','title':'&quot;&amp;[.B270]&amp;&quot;'},&quot;" office:value-type="string" office:string-value="{'file':'03 Reasons2013-02-03-15-02-11-6108174-BuiltToSpill-Bellingham-20130202.mp3','title':'03 Reasons2013-02-03-15-02-11-6108174-BuiltToSpill-Bellingham-20130202.mp3'},">
            <text:p>{'file':'03 Reasons2013-02-03-15-02-11-6108174-BuiltToSpill-Bellingham-20130202.mp3','title':'03 Reasons2013-02-03-15-02-11-6108174-BuiltToSpill-Bellingham-2013020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3roxhillsessions20151101.mp3</text:p>
          </table:table-cell>
          <table:table-cell table:formula="of:=&quot;{'file':'&quot;&amp;[.A271]&amp;&quot;','title':'&quot;&amp;[.B271]&amp;&quot;'},&quot;" office:value-type="string" office:string-value="{'file':'03roxhillsessions20151101.mp3','title':'03roxhillsessions20151101.mp3'},">
            <text:p>{'file':'03roxhillsessions20151101.mp3','title':'03roxhillsessions20151101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3roxhillsessionssnookiewantincookie20151014.mp3</text:p>
          </table:table-cell>
          <table:table-cell table:formula="of:=&quot;{'file':'&quot;&amp;[.A272]&amp;&quot;','title':'&quot;&amp;[.B272]&amp;&quot;'},&quot;" office:value-type="string" office:string-value="{'file':'03roxhillsessionssnookiewantincookie20151014.mp3','title':'03roxhillsessionssnookiewantincookie20151014.mp3'},">
            <text:p>{'file':'03roxhillsessionssnookiewantincookie20151014.mp3','title':'03roxhillsessionssnookiewantincookie20151014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3theplan-BuiltToSpill-Freemont-20140620.mp3</text:p>
          </table:table-cell>
          <table:table-cell table:formula="of:=&quot;{'file':'&quot;&amp;[.A273]&amp;&quot;','title':'&quot;&amp;[.B273]&amp;&quot;'},&quot;" office:value-type="string" office:string-value="{'file':'03theplan-BuiltToSpill-Freemont-20140620.mp3','title':'03theplan-BuiltToSpill-Freemont-20140620.mp3'},">
            <text:p>{'file':'03theplan-BuiltToSpill-Freemont-20140620.mp3','title':'03theplan-BuiltToSpill-Freemont-201406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4 marklanegan-showbox-20140703-04.mp3</text:p>
          </table:table-cell>
          <table:table-cell table:formula="of:=&quot;{'file':'&quot;&amp;[.A274]&amp;&quot;','title':'&quot;&amp;[.B274]&amp;&quot;'},&quot;" office:value-type="string" office:string-value="{'file':'04 marklanegan-showbox-20140703-04.mp3','title':'04 marklanegan-showbox-20140703-04.mp3'},">
            <text:p>{'file':'04 marklanegan-showbox-20140703-04.mp3','title':'04 marklanegan-showbox-20140703-04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4roxhillsessionseatthecheeriosbitch20151014.mp3</text:p>
          </table:table-cell>
          <table:table-cell table:formula="of:=&quot;{'file':'&quot;&amp;[.A275]&amp;&quot;','title':'&quot;&amp;[.B275]&amp;&quot;'},&quot;" office:value-type="string" office:string-value="{'file':'04roxhillsessionseatthecheeriosbitch20151014.mp3','title':'04roxhillsessionseatthecheeriosbitch20151014.mp3'},">
            <text:p>{'file':'04roxhillsessionseatthecheeriosbitch20151014.mp3','title':'04roxhillsessionseatthecheeriosbitch20151014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4strange-BuiltToSpill-Freemont-20140620.mp3</text:p>
          </table:table-cell>
          <table:table-cell table:formula="of:=&quot;{'file':'&quot;&amp;[.A276]&amp;&quot;','title':'&quot;&amp;[.B276]&amp;&quot;'},&quot;" office:value-type="string" office:string-value="{'file':'04strange-BuiltToSpill-Freemont-20140620.mp3','title':'04strange-BuiltToSpill-Freemont-20140620.mp3'},">
            <text:p>{'file':'04strange-BuiltToSpill-Freemont-20140620.mp3','title':'04strange-BuiltToSpill-Freemont-201406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4 The Plan-BuiltToSpill-LiveatNeumos20131227.mp3</text:p>
          </table:table-cell>
          <table:table-cell table:formula="of:=&quot;{'file':'&quot;&amp;[.A277]&amp;&quot;','title':'&quot;&amp;[.B277]&amp;&quot;'},&quot;" office:value-type="string" office:string-value="{'file':'04 The Plan-BuiltToSpill-LiveatNeumos20131227.mp3','title':'04 The Plan-BuiltToSpill-LiveatNeumos20131227.mp3'},">
            <text:p>{'file':'04 The Plan-BuiltToSpill-LiveatNeumos20131227.mp3','title':'04 The Plan-BuiltToSpill-LiveatNeumos201312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5 marklanegan-showbox-20140703-05.mp3</text:p>
          </table:table-cell>
          <table:table-cell table:formula="of:=&quot;{'file':'&quot;&amp;[.A278]&amp;&quot;','title':'&quot;&amp;[.B278]&amp;&quot;'},&quot;" office:value-type="string" office:string-value="{'file':'05 marklanegan-showbox-20140703-05.mp3','title':'05 marklanegan-showbox-20140703-05.mp3'},">
            <text:p>{'file':'05 marklanegan-showbox-20140703-05.mp3','title':'05 marklanegan-showbox-20140703-05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5 Planting Seeds-BuiltToSpill-LiveatNeumos20131227.mp3</text:p>
          </table:table-cell>
          <table:table-cell table:formula="of:=&quot;{'file':'&quot;&amp;[.A279]&amp;&quot;','title':'&quot;&amp;[.B279]&amp;&quot;'},&quot;" office:value-type="string" office:string-value="{'file':'05 Planting Seeds-BuiltToSpill-LiveatNeumos20131227.mp3','title':'05 Planting Seeds-BuiltToSpill-LiveatNeumos20131227.mp3'},">
            <text:p>{'file':'05 Planting Seeds-BuiltToSpill-LiveatNeumos20131227.mp3','title':'05 Planting Seeds-BuiltToSpill-LiveatNeumos201312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5roxhillsessionsdickinhernose20151014.mp3</text:p>
          </table:table-cell>
          <table:table-cell table:formula="of:=&quot;{'file':'&quot;&amp;[.A280]&amp;&quot;','title':'&quot;&amp;[.B280]&amp;&quot;'},&quot;" office:value-type="string" office:string-value="{'file':'05roxhillsessionsdickinhernose20151014.mp3','title':'05roxhillsessionsdickinhernose20151014.mp3'},">
            <text:p>{'file':'05roxhillsessionsdickinhernose20151014.mp3','title':'05roxhillsessionsdickinhernose20151014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5 Stab2013-02-03-15-02-13-9977092-BuiltToSpill-Bellingham-20130202.mp3</text:p>
          </table:table-cell>
          <table:table-cell table:formula="of:=&quot;{'file':'&quot;&amp;[.A281]&amp;&quot;','title':'&quot;&amp;[.B281]&amp;&quot;'},&quot;" office:value-type="string" office:string-value="{'file':'05 Stab2013-02-03-15-02-13-9977092-BuiltToSpill-Bellingham-20130202.mp3','title':'05 Stab2013-02-03-15-02-13-9977092-BuiltToSpill-Bellingham-20130202.mp3'},">
            <text:p>{'file':'05 Stab2013-02-03-15-02-13-9977092-BuiltToSpill-Bellingham-20130202.mp3','title':'05 Stab2013-02-03-15-02-13-9977092-BuiltToSpill-Bellingham-2013020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5untrustable-BuiltToSpill-Freemont-20140620.mp3</text:p>
          </table:table-cell>
          <table:table-cell table:formula="of:=&quot;{'file':'&quot;&amp;[.A282]&amp;&quot;','title':'&quot;&amp;[.B282]&amp;&quot;'},&quot;" office:value-type="string" office:string-value="{'file':'05untrustable-BuiltToSpill-Freemont-20140620.mp3','title':'05untrustable-BuiltToSpill-Freemont-20140620.mp3'},">
            <text:p>{'file':'05untrustable-BuiltToSpill-Freemont-20140620.mp3','title':'05untrustable-BuiltToSpill-Freemont-201406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6else-BuiltToSpill-Freemont-20140620.mp3</text:p>
          </table:table-cell>
          <table:table-cell table:formula="of:=&quot;{'file':'&quot;&amp;[.A283]&amp;&quot;','title':'&quot;&amp;[.B283]&amp;&quot;'},&quot;" office:value-type="string" office:string-value="{'file':'06else-BuiltToSpill-Freemont-20140620.mp3','title':'06else-BuiltToSpill-Freemont-20140620.mp3'},">
            <text:p>{'file':'06else-BuiltToSpill-Freemont-20140620.mp3','title':'06else-BuiltToSpill-Freemont-201406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6 Kicked It In the Sun-BuiltToSpill-LiveatNeumos20131227.mp3</text:p>
          </table:table-cell>
          <table:table-cell table:formula="of:=&quot;{'file':'&quot;&amp;[.A284]&amp;&quot;','title':'&quot;&amp;[.B284]&amp;&quot;'},&quot;" office:value-type="string" office:string-value="{'file':'06 Kicked It In the Sun-BuiltToSpill-LiveatNeumos20131227.mp3','title':'06 Kicked It In the Sun-BuiltToSpill-LiveatNeumos20131227.mp3'},">
            <text:p>{'file':'06 Kicked It In the Sun-BuiltToSpill-LiveatNeumos20131227.mp3','title':'06 Kicked It In the Sun-BuiltToSpill-LiveatNeumos201312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6 marklanegan-showbox-20140703-06.mp3</text:p>
          </table:table-cell>
          <table:table-cell table:formula="of:=&quot;{'file':'&quot;&amp;[.A285]&amp;&quot;','title':'&quot;&amp;[.B285]&amp;&quot;'},&quot;" office:value-type="string" office:string-value="{'file':'06 marklanegan-showbox-20140703-06.mp3','title':'06 marklanegan-showbox-20140703-06.mp3'},">
            <text:p>{'file':'06 marklanegan-showbox-20140703-06.mp3','title':'06 marklanegan-showbox-20140703-06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6roxhillsessionseventhoughshegotnobush20151014.mp3</text:p>
          </table:table-cell>
          <table:table-cell table:formula="of:=&quot;{'file':'&quot;&amp;[.A286]&amp;&quot;','title':'&quot;&amp;[.B286]&amp;&quot;'},&quot;" office:value-type="string" office:string-value="{'file':'06roxhillsessionseventhoughshegotnobush20151014.mp3','title':'06roxhillsessionseventhoughshegotnobush20151014.mp3'},">
            <text:p>{'file':'06roxhillsessionseventhoughshegotnobush20151014.mp3','title':'06roxhillsessionseventhoughshegotnobush20151014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6 Strange2013-02-03-15-02-15-2301566-BuiltToSpill-Bellingham-20130202.mp3</text:p>
          </table:table-cell>
          <table:table-cell table:formula="of:=&quot;{'file':'&quot;&amp;[.A287]&amp;&quot;','title':'&quot;&amp;[.B287]&amp;&quot;'},&quot;" office:value-type="string" office:string-value="{'file':'06 Strange2013-02-03-15-02-15-2301566-BuiltToSpill-Bellingham-20130202.mp3','title':'06 Strange2013-02-03-15-02-15-2301566-BuiltToSpill-Bellingham-20130202.mp3'},">
            <text:p>{'file':'06 Strange2013-02-03-15-02-15-2301566-BuiltToSpill-Bellingham-20130202.mp3','title':'06 Strange2013-02-03-15-02-15-2301566-BuiltToSpill-Bellingham-2013020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7 Get a Life2013-02-03-15-02-15-5421686-BuiltToSpill-Bellingham-20130202.mp3</text:p>
          </table:table-cell>
          <table:table-cell table:formula="of:=&quot;{'file':'&quot;&amp;[.A288]&amp;&quot;','title':'&quot;&amp;[.B288]&amp;&quot;'},&quot;" office:value-type="string" office:string-value="{'file':'07 Get a Life2013-02-03-15-02-15-5421686-BuiltToSpill-Bellingham-20130202.mp3','title':'07 Get a Life2013-02-03-15-02-15-5421686-BuiltToSpill-Bellingham-20130202.mp3'},">
            <text:p>{'file':'07 Get a Life2013-02-03-15-02-15-5421686-BuiltToSpill-Bellingham-20130202.mp3','title':'07 Get a Life2013-02-03-15-02-15-5421686-BuiltToSpill-Bellingham-2013020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7 Get a Life-BuiltToSpill-LiveatNeumos20131227.mp3</text:p>
          </table:table-cell>
          <table:table-cell table:formula="of:=&quot;{'file':'&quot;&amp;[.A289]&amp;&quot;','title':'&quot;&amp;[.B289]&amp;&quot;'},&quot;" office:value-type="string" office:string-value="{'file':'07 Get a Life-BuiltToSpill-LiveatNeumos20131227.mp3','title':'07 Get a Life-BuiltToSpill-LiveatNeumos20131227.mp3'},">
            <text:p>{'file':'07 Get a Life-BuiltToSpill-LiveatNeumos20131227.mp3','title':'07 Get a Life-BuiltToSpill-LiveatNeumos201312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7 marklanegan-showbox-20140703-07.mp3</text:p>
          </table:table-cell>
          <table:table-cell table:formula="of:=&quot;{'file':'&quot;&amp;[.A290]&amp;&quot;','title':'&quot;&amp;[.B290]&amp;&quot;'},&quot;" office:value-type="string" office:string-value="{'file':'07 marklanegan-showbox-20140703-07.mp3','title':'07 marklanegan-showbox-20140703-07.mp3'},">
            <text:p>{'file':'07 marklanegan-showbox-20140703-07.mp3','title':'07 marklanegan-showbox-20140703-0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7messwithtime-BuiltToSpill-Freemont-20140620.mp3</text:p>
          </table:table-cell>
          <table:table-cell table:formula="of:=&quot;{'file':'&quot;&amp;[.A291]&amp;&quot;','title':'&quot;&amp;[.B291]&amp;&quot;'},&quot;" office:value-type="string" office:string-value="{'file':'07messwithtime-BuiltToSpill-Freemont-20140620.mp3','title':'07messwithtime-BuiltToSpill-Freemont-20140620.mp3'},">
            <text:p>{'file':'07messwithtime-BuiltToSpill-Freemont-20140620.mp3','title':'07messwithtime-BuiltToSpill-Freemont-201406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8iwouldhurtafly-BuiltToSpill-Freemont-20140620.mp3</text:p>
          </table:table-cell>
          <table:table-cell table:formula="of:=&quot;{'file':'&quot;&amp;[.A292]&amp;&quot;','title':'&quot;&amp;[.B292]&amp;&quot;'},&quot;" office:value-type="string" office:string-value="{'file':'08iwouldhurtafly-BuiltToSpill-Freemont-20140620.mp3','title':'08iwouldhurtafly-BuiltToSpill-Freemont-20140620.mp3'},">
            <text:p>{'file':'08iwouldhurtafly-BuiltToSpill-Freemont-20140620.mp3','title':'08iwouldhurtafly-BuiltToSpill-Freemont-201406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8 Made Up Dreams2013-02-03-15-02-16-8214178-BuiltToSpill-Bellingham-20130202.mp3</text:p>
          </table:table-cell>
          <table:table-cell table:formula="of:=&quot;{'file':'&quot;&amp;[.A293]&amp;&quot;','title':'&quot;&amp;[.B293]&amp;&quot;'},&quot;" office:value-type="string" office:string-value="{'file':'08 Made Up Dreams2013-02-03-15-02-16-8214178-BuiltToSpill-Bellingham-20130202.mp3','title':'08 Made Up Dreams2013-02-03-15-02-16-8214178-BuiltToSpill-Bellingham-20130202.mp3'},">
            <text:p>{'file':'08 Made Up Dreams2013-02-03-15-02-16-8214178-BuiltToSpill-Bellingham-20130202.mp3','title':'08 Made Up Dreams2013-02-03-15-02-16-8214178-BuiltToSpill-Bellingham-2013020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8 marklanegan-showbox-20140703-08.mp3</text:p>
          </table:table-cell>
          <table:table-cell table:formula="of:=&quot;{'file':'&quot;&amp;[.A294]&amp;&quot;','title':'&quot;&amp;[.B294]&amp;&quot;'},&quot;" office:value-type="string" office:string-value="{'file':'08 marklanegan-showbox-20140703-08.mp3','title':'08 marklanegan-showbox-20140703-08.mp3'},">
            <text:p>{'file':'08 marklanegan-showbox-20140703-08.mp3','title':'08 marklanegan-showbox-20140703-08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8 Sidewalk-BuiltToSpill-LiveatNeumos20131227.mp3</text:p>
          </table:table-cell>
          <table:table-cell table:formula="of:=&quot;{'file':'&quot;&amp;[.A295]&amp;&quot;','title':'&quot;&amp;[.B295]&amp;&quot;'},&quot;" office:value-type="string" office:string-value="{'file':'08 Sidewalk-BuiltToSpill-LiveatNeumos20131227.mp3','title':'08 Sidewalk-BuiltToSpill-LiveatNeumos20131227.mp3'},">
            <text:p>{'file':'08 Sidewalk-BuiltToSpill-LiveatNeumos20131227.mp3','title':'08 Sidewalk-BuiltToSpill-LiveatNeumos201312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9 Dont Fear the Reaper2013-02-03-15-17-23-8247012-BuiltToSpill-Bellingham-20130202.mp3</text:p>
          </table:table-cell>
          <table:table-cell table:formula="of:=&quot;{'file':'&quot;&amp;[.A296]&amp;&quot;','title':'&quot;&amp;[.B296]&amp;&quot;'},&quot;" office:value-type="string" office:string-value="{'file':'09 Dont Fear the Reaper2013-02-03-15-17-23-8247012-BuiltToSpill-Bellingham-20130202.mp3','title':'09 Dont Fear the Reaper2013-02-03-15-17-23-8247012-BuiltToSpill-Bellingham-20130202.mp3'},">
            <text:p>{'file':'09 Dont Fear the Reaper2013-02-03-15-17-23-8247012-BuiltToSpill-Bellingham-20130202.mp3','title':'09 Dont Fear the Reaper2013-02-03-15-17-23-8247012-BuiltToSpill-Bellingham-2013020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9getalife-BuiltToSpill-Freemont-20140620.mp3</text:p>
          </table:table-cell>
          <table:table-cell table:formula="of:=&quot;{'file':'&quot;&amp;[.A297]&amp;&quot;','title':'&quot;&amp;[.B297]&amp;&quot;'},&quot;" office:value-type="string" office:string-value="{'file':'09getalife-BuiltToSpill-Freemont-20140620.mp3','title':'09getalife-BuiltToSpill-Freemont-20140620.mp3'},">
            <text:p>{'file':'09getalife-BuiltToSpill-Freemont-20140620.mp3','title':'09getalife-BuiltToSpill-Freemont-201406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9 Here - Pavement-BuiltToSpill-LiveatNeumos20131227.mp3</text:p>
          </table:table-cell>
          <table:table-cell table:formula="of:=&quot;{'file':'&quot;&amp;[.A298]&amp;&quot;','title':'&quot;&amp;[.B298]&amp;&quot;'},&quot;" office:value-type="string" office:string-value="{'file':'09 Here - Pavement-BuiltToSpill-LiveatNeumos20131227.mp3','title':'09 Here - Pavement-BuiltToSpill-LiveatNeumos20131227.mp3'},">
            <text:p>{'file':'09 Here - Pavement-BuiltToSpill-LiveatNeumos20131227.mp3','title':'09 Here - Pavement-BuiltToSpill-LiveatNeumos201312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9 marklanegan-showbox-20140703-09.mp3</text:p>
          </table:table-cell>
          <table:table-cell table:formula="of:=&quot;{'file':'&quot;&amp;[.A299]&amp;&quot;','title':'&quot;&amp;[.B299]&amp;&quot;'},&quot;" office:value-type="string" office:string-value="{'file':'09 marklanegan-showbox-20140703-09.mp3','title':'09 marklanegan-showbox-20140703-09.mp3'},">
            <text:p>{'file':'09 marklanegan-showbox-20140703-09.mp3','title':'09 marklanegan-showbox-20140703-09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0 Goin Against Your Mind2013-02-03-15-17-25-1663528-BuiltToSpill-Bellingham-20130202.mp3</text:p>
          </table:table-cell>
          <table:table-cell table:formula="of:=&quot;{'file':'&quot;&amp;[.A300]&amp;&quot;','title':'&quot;&amp;[.B300]&amp;&quot;'},&quot;" office:value-type="string" office:string-value="{'file':'10 Goin Against Your Mind2013-02-03-15-17-25-1663528-BuiltToSpill-Bellingham-20130202.mp3','title':'10 Goin Against Your Mind2013-02-03-15-17-25-1663528-BuiltToSpill-Bellingham-20130202.mp3'},">
            <text:p>{'file':'10 Goin Against Your Mind2013-02-03-15-17-25-1663528-BuiltToSpill-Bellingham-20130202.mp3','title':'10 Goin Against Your Mind2013-02-03-15-17-25-1663528-BuiltToSpill-Bellingham-2013020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0joyride-BuiltToSpill-Freemont-20140620.mp3</text:p>
          </table:table-cell>
          <table:table-cell table:formula="of:=&quot;{'file':'&quot;&amp;[.A301]&amp;&quot;','title':'&quot;&amp;[.B301]&amp;&quot;'},&quot;" office:value-type="string" office:string-value="{'file':'10joyride-BuiltToSpill-Freemont-20140620.mp3','title':'10joyride-BuiltToSpill-Freemont-20140620.mp3'},">
            <text:p>{'file':'10joyride-BuiltToSpill-Freemont-20140620.mp3','title':'10joyride-BuiltToSpill-Freemont-201406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0 marklanegan-showbox-20140703-10.mp3</text:p>
          </table:table-cell>
          <table:table-cell table:formula="of:=&quot;{'file':'&quot;&amp;[.A302]&amp;&quot;','title':'&quot;&amp;[.B302]&amp;&quot;'},&quot;" office:value-type="string" office:string-value="{'file':'10 marklanegan-showbox-20140703-10.mp3','title':'10 marklanegan-showbox-20140703-10.mp3'},">
            <text:p>{'file':'10 marklanegan-showbox-20140703-10.mp3','title':'10 marklanegan-showbox-20140703-1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0 You were right-BuiltToSpill-LiveatNeumos20131227.mp3</text:p>
          </table:table-cell>
          <table:table-cell table:formula="of:=&quot;{'file':'&quot;&amp;[.A303]&amp;&quot;','title':'&quot;&amp;[.B303]&amp;&quot;'},&quot;" office:value-type="string" office:string-value="{'file':'10 You were right-BuiltToSpill-LiveatNeumos20131227.mp3','title':'10 You were right-BuiltToSpill-LiveatNeumos20131227.mp3'},">
            <text:p>{'file':'10 You were right-BuiltToSpill-LiveatNeumos20131227.mp3','title':'10 You were right-BuiltToSpill-LiveatNeumos201312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1 Conventional Wisdom-BuiltToSpill-LiveatNeumos20131227.mp3</text:p>
          </table:table-cell>
          <table:table-cell table:formula="of:=&quot;{'file':'&quot;&amp;[.A304]&amp;&quot;','title':'&quot;&amp;[.B304]&amp;&quot;'},&quot;" office:value-type="string" office:string-value="{'file':'11 Conventional Wisdom-BuiltToSpill-LiveatNeumos20131227.mp3','title':'11 Conventional Wisdom-BuiltToSpill-LiveatNeumos20131227.mp3'},">
            <text:p>{'file':'11 Conventional Wisdom-BuiltToSpill-LiveatNeumos20131227.mp3','title':'11 Conventional Wisdom-BuiltToSpill-LiveatNeumos201312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1 Kicked It In The Sun2013-02-03-15-17-25-9151816-BuiltToSpill-Bellingham-20130202.mp3</text:p>
          </table:table-cell>
          <table:table-cell table:formula="of:=&quot;{'file':'&quot;&amp;[.A305]&amp;&quot;','title':'&quot;&amp;[.B305]&amp;&quot;'},&quot;" office:value-type="string" office:string-value="{'file':'11 Kicked It In The Sun2013-02-03-15-17-25-9151816-BuiltToSpill-Bellingham-20130202.mp3','title':'11 Kicked It In The Sun2013-02-03-15-17-25-9151816-BuiltToSpill-Bellingham-20130202.mp3'},">
            <text:p>{'file':'11 Kicked It In The Sun2013-02-03-15-17-25-9151816-BuiltToSpill-Bellingham-20130202.mp3','title':'11 Kicked It In The Sun2013-02-03-15-17-25-9151816-BuiltToSpill-Bellingham-2013020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1 marklanegan-showbox-20140703-11.mp3</text:p>
          </table:table-cell>
          <table:table-cell table:formula="of:=&quot;{'file':'&quot;&amp;[.A306]&amp;&quot;','title':'&quot;&amp;[.B306]&amp;&quot;'},&quot;" office:value-type="string" office:string-value="{'file':'11 marklanegan-showbox-20140703-11.mp3','title':'11 marklanegan-showbox-20140703-11.mp3'},">
            <text:p>{'file':'11 marklanegan-showbox-20140703-11.mp3','title':'11 marklanegan-showbox-20140703-11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1stab-BuiltToSpill-Freemont-20140620.mp3</text:p>
          </table:table-cell>
          <table:table-cell table:formula="of:=&quot;{'file':'&quot;&amp;[.A307]&amp;&quot;','title':'&quot;&amp;[.B307]&amp;&quot;'},&quot;" office:value-type="string" office:string-value="{'file':'11stab-BuiltToSpill-Freemont-20140620.mp3','title':'11stab-BuiltToSpill-Freemont-20140620.mp3'},">
            <text:p>{'file':'11stab-BuiltToSpill-Freemont-20140620.mp3','title':'11stab-BuiltToSpill-Freemont-201406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2carrythezero-BuiltToSpill-Freemont-20140620.mp3</text:p>
          </table:table-cell>
          <table:table-cell table:formula="of:=&quot;{'file':'&quot;&amp;[.A308]&amp;&quot;','title':'&quot;&amp;[.B308]&amp;&quot;'},&quot;" office:value-type="string" office:string-value="{'file':'12carrythezero-BuiltToSpill-Freemont-20140620.mp3','title':'12carrythezero-BuiltToSpill-Freemont-20140620.mp3'},">
            <text:p>{'file':'12carrythezero-BuiltToSpill-Freemont-20140620.mp3','title':'12carrythezero-BuiltToSpill-Freemont-201406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2 Center Of The Universe2013-02-03-15-17-27-2100314-BuiltToSpill-Bellingham-20130202.mp3</text:p>
          </table:table-cell>
          <table:table-cell table:formula="of:=&quot;{'file':'&quot;&amp;[.A309]&amp;&quot;','title':'&quot;&amp;[.B309]&amp;&quot;'},&quot;" office:value-type="string" office:string-value="{'file':'12 Center Of The Universe2013-02-03-15-17-27-2100314-BuiltToSpill-Bellingham-20130202.mp3','title':'12 Center Of The Universe2013-02-03-15-17-27-2100314-BuiltToSpill-Bellingham-20130202.mp3'},">
            <text:p>{'file':'12 Center Of The Universe2013-02-03-15-17-27-2100314-BuiltToSpill-Bellingham-20130202.mp3','title':'12 Center Of The Universe2013-02-03-15-17-27-2100314-BuiltToSpill-Bellingham-2013020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2 Heart - Doug Martsch-BuiltToSpill-LiveatNeumos20131227.mp3</text:p>
          </table:table-cell>
          <table:table-cell table:formula="of:=&quot;{'file':'&quot;&amp;[.A310]&amp;&quot;','title':'&quot;&amp;[.B310]&amp;&quot;'},&quot;" office:value-type="string" office:string-value="{'file':'12 Heart - Doug Martsch-BuiltToSpill-LiveatNeumos20131227.mp3','title':'12 Heart - Doug Martsch-BuiltToSpill-LiveatNeumos20131227.mp3'},">
            <text:p>{'file':'12 Heart - Doug Martsch-BuiltToSpill-LiveatNeumos20131227.mp3','title':'12 Heart - Doug Martsch-BuiltToSpill-LiveatNeumos201312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2 marklanegan-showbox-20140703-12.mp3</text:p>
          </table:table-cell>
          <table:table-cell table:formula="of:=&quot;{'file':'&quot;&amp;[.A311]&amp;&quot;','title':'&quot;&amp;[.B311]&amp;&quot;'},&quot;" office:value-type="string" office:string-value="{'file':'12 marklanegan-showbox-20140703-12.mp3','title':'12 marklanegan-showbox-20140703-12.mp3'},">
            <text:p>{'file':'12 marklanegan-showbox-20140703-12.mp3','title':'12 marklanegan-showbox-20140703-1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3 Carry the Zero-BuiltToSpill-LiveatNeumos20131227.mp3</text:p>
          </table:table-cell>
          <table:table-cell table:formula="of:=&quot;{'file':'&quot;&amp;[.A312]&amp;&quot;','title':'&quot;&amp;[.B312]&amp;&quot;'},&quot;" office:value-type="string" office:string-value="{'file':'13 Carry the Zero-BuiltToSpill-LiveatNeumos20131227.mp3','title':'13 Carry the Zero-BuiltToSpill-LiveatNeumos20131227.mp3'},">
            <text:p>{'file':'13 Carry the Zero-BuiltToSpill-LiveatNeumos20131227.mp3','title':'13 Carry the Zero-BuiltToSpill-LiveatNeumos201312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3 Heart2013-02-03-15-17-27-3192356-BuiltToSpill-Bellingham-20130202.mp3</text:p>
          </table:table-cell>
          <table:table-cell table:formula="of:=&quot;{'file':'&quot;&amp;[.A313]&amp;&quot;','title':'&quot;&amp;[.B313]&amp;&quot;'},&quot;" office:value-type="string" office:string-value="{'file':'13 Heart2013-02-03-15-17-27-3192356-BuiltToSpill-Bellingham-20130202.mp3','title':'13 Heart2013-02-03-15-17-27-3192356-BuiltToSpill-Bellingham-20130202.mp3'},">
            <text:p>{'file':'13 Heart2013-02-03-15-17-27-3192356-BuiltToSpill-Bellingham-20130202.mp3','title':'13 Heart2013-02-03-15-17-27-3192356-BuiltToSpill-Bellingham-2013020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3 marklanegan-showbox-20140703-13.mp3</text:p>
          </table:table-cell>
          <table:table-cell table:formula="of:=&quot;{'file':'&quot;&amp;[.A314]&amp;&quot;','title':'&quot;&amp;[.B314]&amp;&quot;'},&quot;" office:value-type="string" office:string-value="{'file':'13 marklanegan-showbox-20140703-13.mp3','title':'13 marklanegan-showbox-20140703-13.mp3'},">
            <text:p>{'file':'13 marklanegan-showbox-20140703-13.mp3','title':'13 marklanegan-showbox-20140703-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3youwereright-BuiltToSpill-Freemont-20140620.mp3</text:p>
          </table:table-cell>
          <table:table-cell table:formula="of:=&quot;{'file':'&quot;&amp;[.A315]&amp;&quot;','title':'&quot;&amp;[.B315]&amp;&quot;'},&quot;" office:value-type="string" office:string-value="{'file':'13youwereright-BuiltToSpill-Freemont-20140620.mp3','title':'13youwereright-BuiltToSpill-Freemont-20140620.mp3'},">
            <text:p>{'file':'13youwereright-BuiltToSpill-Freemont-20140620.mp3','title':'13youwereright-BuiltToSpill-Freemont-201406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4bigdipper-BuiltToSpill-Freemont-20140620.mp3</text:p>
          </table:table-cell>
          <table:table-cell table:formula="of:=&quot;{'file':'&quot;&amp;[.A316]&amp;&quot;','title':'&quot;&amp;[.B316]&amp;&quot;'},&quot;" office:value-type="string" office:string-value="{'file':'14bigdipper-BuiltToSpill-Freemont-20140620.mp3','title':'14bigdipper-BuiltToSpill-Freemont-20140620.mp3'},">
            <text:p>{'file':'14bigdipper-BuiltToSpill-Freemont-20140620.mp3','title':'14bigdipper-BuiltToSpill-Freemont-201406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4 Instrumental - dont know-BuiltToSpill-LiveatNeumos20131227.mp3</text:p>
          </table:table-cell>
          <table:table-cell table:formula="of:=&quot;{'file':'&quot;&amp;[.A317]&amp;&quot;','title':'&quot;&amp;[.B317]&amp;&quot;'},&quot;" office:value-type="string" office:string-value="{'file':'14 Instrumental - dont know-BuiltToSpill-LiveatNeumos20131227.mp3','title':'14 Instrumental - dont know-BuiltToSpill-LiveatNeumos20131227.mp3'},">
            <text:p>{'file':'14 Instrumental - dont know-BuiltToSpill-LiveatNeumos20131227.mp3','title':'14 Instrumental - dont know-BuiltToSpill-LiveatNeumos201312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4 marklanegan-showbox-20140703-14.mp3</text:p>
          </table:table-cell>
          <table:table-cell table:formula="of:=&quot;{'file':'&quot;&amp;[.A318]&amp;&quot;','title':'&quot;&amp;[.B318]&amp;&quot;'},&quot;" office:value-type="string" office:string-value="{'file':'14 marklanegan-showbox-20140703-14.mp3','title':'14 marklanegan-showbox-20140703-14.mp3'},">
            <text:p>{'file':'14 marklanegan-showbox-20140703-14.mp3','title':'14 marklanegan-showbox-20140703-14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4 Pat2013-02-03-15-17-28-4736800-BuiltToSpill-Bellingham-20130202.mp3</text:p>
          </table:table-cell>
          <table:table-cell table:formula="of:=&quot;{'file':'&quot;&amp;[.A319]&amp;&quot;','title':'&quot;&amp;[.B319]&amp;&quot;'},&quot;" office:value-type="string" office:string-value="{'file':'14 Pat2013-02-03-15-17-28-4736800-BuiltToSpill-Bellingham-20130202.mp3','title':'14 Pat2013-02-03-15-17-28-4736800-BuiltToSpill-Bellingham-20130202.mp3'},">
            <text:p>{'file':'14 Pat2013-02-03-15-17-28-4736800-BuiltToSpill-Bellingham-20130202.mp3','title':'14 Pat2013-02-03-15-17-28-4736800-BuiltToSpill-Bellingham-2013020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5dontfearthereaper-BuiltToSpill-Freemont-20140620.mp3</text:p>
          </table:table-cell>
          <table:table-cell table:formula="of:=&quot;{'file':'&quot;&amp;[.A320]&amp;&quot;','title':'&quot;&amp;[.B320]&amp;&quot;'},&quot;" office:value-type="string" office:string-value="{'file':'15dontfearthereaper-BuiltToSpill-Freemont-20140620.mp3','title':'15dontfearthereaper-BuiltToSpill-Freemont-20140620.mp3'},">
            <text:p>{'file':'15dontfearthereaper-BuiltToSpill-Freemont-20140620.mp3','title':'15dontfearthereaper-BuiltToSpill-Freemont-201406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5 How Soon Is Now - Unknown2013-02-03-15-17-29-5657220-BuiltToSpill-Bellingham-20130202.mp3</text:p>
          </table:table-cell>
          <table:table-cell table:formula="of:=&quot;{'file':'&quot;&amp;[.A321]&amp;&quot;','title':'&quot;&amp;[.B321]&amp;&quot;'},&quot;" office:value-type="string" office:string-value="{'file':'15 How Soon Is Now - Unknown2013-02-03-15-17-29-5657220-BuiltToSpill-Bellingham-20130202.mp3','title':'15 How Soon Is Now - Unknown2013-02-03-15-17-29-5657220-BuiltToSpill-Bellingham-20130202.mp3'},">
            <text:p>{'file':'15 How Soon Is Now - Unknown2013-02-03-15-17-29-5657220-BuiltToSpill-Bellingham-20130202.mp3','title':'15 How Soon Is Now - Unknown2013-02-03-15-17-29-5657220-BuiltToSpill-Bellingham-2013020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5 I would hurt a fly-BuiltToSpill-LiveatNeumos20131227.mp3</text:p>
          </table:table-cell>
          <table:table-cell table:formula="of:=&quot;{'file':'&quot;&amp;[.A322]&amp;&quot;','title':'&quot;&amp;[.B322]&amp;&quot;'},&quot;" office:value-type="string" office:string-value="{'file':'15 I would hurt a fly-BuiltToSpill-LiveatNeumos20131227.mp3','title':'15 I would hurt a fly-BuiltToSpill-LiveatNeumos20131227.mp3'},">
            <text:p>{'file':'15 I would hurt a fly-BuiltToSpill-LiveatNeumos20131227.mp3','title':'15 I would hurt a fly-BuiltToSpill-LiveatNeumos201312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5 marklanegan-showbox-20140703-15.mp3</text:p>
          </table:table-cell>
          <table:table-cell table:formula="of:=&quot;{'file':'&quot;&amp;[.A323]&amp;&quot;','title':'&quot;&amp;[.B323]&amp;&quot;'},&quot;" office:value-type="string" office:string-value="{'file':'15 marklanegan-showbox-20140703-15.mp3','title':'15 marklanegan-showbox-20140703-15.mp3'},">
            <text:p>{'file':'15 marklanegan-showbox-20140703-15.mp3','title':'15 marklanegan-showbox-20140703-15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6 Age of Consent - New Order-BuiltToSpill-LiveatNeumos20131227.mp3</text:p>
          </table:table-cell>
          <table:table-cell table:formula="of:=&quot;{'file':'&quot;&amp;[.A324]&amp;&quot;','title':'&quot;&amp;[.B324]&amp;&quot;'},&quot;" office:value-type="string" office:string-value="{'file':'16 Age of Consent - New Order-BuiltToSpill-LiveatNeumos20131227.mp3','title':'16 Age of Consent - New Order-BuiltToSpill-LiveatNeumos20131227.mp3'},">
            <text:p>{'file':'16 Age of Consent - New Order-BuiltToSpill-LiveatNeumos20131227.mp3','title':'16 Age of Consent - New Order-BuiltToSpill-LiveatNeumos201312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6conventionalwisdom-BuiltToSpill-Freemont-20140620.mp3</text:p>
          </table:table-cell>
          <table:table-cell table:formula="of:=&quot;{'file':'&quot;&amp;[.A325]&amp;&quot;','title':'&quot;&amp;[.B325]&amp;&quot;'},&quot;" office:value-type="string" office:string-value="{'file':'16conventionalwisdom-BuiltToSpill-Freemont-20140620.mp3','title':'16conventionalwisdom-BuiltToSpill-Freemont-20140620.mp3'},">
            <text:p>{'file':'16conventionalwisdom-BuiltToSpill-Freemont-20140620.mp3','title':'16conventionalwisdom-BuiltToSpill-Freemont-201406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6 marklanegan-showbox-20140703-16.mp3</text:p>
          </table:table-cell>
          <table:table-cell table:formula="of:=&quot;{'file':'&quot;&amp;[.A326]&amp;&quot;','title':'&quot;&amp;[.B326]&amp;&quot;'},&quot;" office:value-type="string" office:string-value="{'file':'16 marklanegan-showbox-20140703-16.mp3','title':'16 marklanegan-showbox-20140703-16.mp3'},">
            <text:p>{'file':'16 marklanegan-showbox-20140703-16.mp3','title':'16 marklanegan-showbox-20140703-16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7 How Soon is Now - The Smiths-BuiltToSpill-LiveatNeumos20131227.mp3</text:p>
          </table:table-cell>
          <table:table-cell table:formula="of:=&quot;{'file':'&quot;&amp;[.A327]&amp;&quot;','title':'&quot;&amp;[.B327]&amp;&quot;'},&quot;" office:value-type="string" office:string-value="{'file':'17 How Soon is Now - The Smiths-BuiltToSpill-LiveatNeumos20131227.mp3','title':'17 How Soon is Now - The Smiths-BuiltToSpill-LiveatNeumos20131227.mp3'},">
            <text:p>{'file':'17 How Soon is Now - The Smiths-BuiltToSpill-LiveatNeumos20131227.mp3','title':'17 How Soon is Now - The Smiths-BuiltToSpill-LiveatNeumos201312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7 marklanegan-showbox-20140703-17.mp3</text:p>
          </table:table-cell>
          <table:table-cell table:formula="of:=&quot;{'file':'&quot;&amp;[.A328]&amp;&quot;','title':'&quot;&amp;[.B328]&amp;&quot;'},&quot;" office:value-type="string" office:string-value="{'file':'17 marklanegan-showbox-20140703-17.mp3','title':'17 marklanegan-showbox-20140703-17.mp3'},">
            <text:p>{'file':'17 marklanegan-showbox-20140703-17.mp3','title':'17 marklanegan-showbox-20140703-1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8 Car-BuiltToSpill-LiveatNeumos20131227.mp3</text:p>
          </table:table-cell>
          <table:table-cell table:formula="of:=&quot;{'file':'&quot;&amp;[.A329]&amp;&quot;','title':'&quot;&amp;[.B329]&amp;&quot;'},&quot;" office:value-type="string" office:string-value="{'file':'18 Car-BuiltToSpill-LiveatNeumos20131227.mp3','title':'18 Car-BuiltToSpill-LiveatNeumos20131227.mp3'},">
            <text:p>{'file':'18 Car-BuiltToSpill-LiveatNeumos20131227.mp3','title':'18 Car-BuiltToSpill-LiveatNeumos201312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8 marklanegan-showbox-20140703-18.mp3</text:p>
          </table:table-cell>
          <table:table-cell table:formula="of:=&quot;{'file':'&quot;&amp;[.A330]&amp;&quot;','title':'&quot;&amp;[.B330]&amp;&quot;'},&quot;" office:value-type="string" office:string-value="{'file':'18 marklanegan-showbox-20140703-18.mp3','title':'18 marklanegan-showbox-20140703-18.mp3'},">
            <text:p>{'file':'18 marklanegan-showbox-20140703-18.mp3','title':'18 marklanegan-showbox-20140703-18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9 marklanegan-showbox-20140703-19.mp3</text:p>
          </table:table-cell>
          <table:table-cell table:formula="of:=&quot;{'file':'&quot;&amp;[.A331]&amp;&quot;','title':'&quot;&amp;[.B331]&amp;&quot;'},&quot;" office:value-type="string" office:string-value="{'file':'19 marklanegan-showbox-20140703-19.mp3','title':'19 marklanegan-showbox-20140703-19.mp3'},">
            <text:p>{'file':'19 marklanegan-showbox-20140703-19.mp3','title':'19 marklanegan-showbox-20140703-19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Bats Do It.mp3</text:p>
          </table:table-cell>
          <table:table-cell table:formula="of:=&quot;{'file':'&quot;&amp;[.A332]&amp;&quot;','title':'&quot;&amp;[.B332]&amp;&quot;'},&quot;" office:value-type="string" office:string-value="{'file':'Bats Do It.mp3','title':'Bats Do It.mp3'},">
            <text:p>{'file':'Bats Do It.mp3','title':'Bats Do It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bts-center-BuiltToSpill-Geogetown-20130713.mp3</text:p>
          </table:table-cell>
          <table:table-cell table:formula="of:=&quot;{'file':'&quot;&amp;[.A333]&amp;&quot;','title':'&quot;&amp;[.B333]&amp;&quot;'},&quot;" office:value-type="string" office:string-value="{'file':'bts-center-BuiltToSpill-Geogetown-20130713.mp3','title':'bts-center-BuiltToSpill-Geogetown-20130713.mp3'},">
            <text:p>{'file':'bts-center-BuiltToSpill-Geogetown-20130713.mp3','title':'bts-center-BuiltToSpill-Geogetown-201307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bts-fly-BuiltToSpill-Geogetown-20130713.mp3</text:p>
          </table:table-cell>
          <table:table-cell table:formula="of:=&quot;{'file':'&quot;&amp;[.A334]&amp;&quot;','title':'&quot;&amp;[.B334]&amp;&quot;'},&quot;" office:value-type="string" office:string-value="{'file':'bts-fly-BuiltToSpill-Geogetown-20130713.mp3','title':'bts-fly-BuiltToSpill-Geogetown-20130713.mp3'},">
            <text:p>{'file':'bts-fly-BuiltToSpill-Geogetown-20130713.mp3','title':'bts-fly-BuiltToSpill-Geogetown-201307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bts-goingagainst-BuiltToSpill-Geogetown-20130713.mp3</text:p>
          </table:table-cell>
          <table:table-cell table:formula="of:=&quot;{'file':'&quot;&amp;[.A335]&amp;&quot;','title':'&quot;&amp;[.B335]&amp;&quot;'},&quot;" office:value-type="string" office:string-value="{'file':'bts-goingagainst-BuiltToSpill-Geogetown-20130713.mp3','title':'bts-goingagainst-BuiltToSpill-Geogetown-20130713.mp3'},">
            <text:p>{'file':'bts-goingagainst-BuiltToSpill-Geogetown-20130713.mp3','title':'bts-goingagainst-BuiltToSpill-Geogetown-201307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bts-inthemorning-BuiltToSpill-Geogetown-20130713.mp3</text:p>
          </table:table-cell>
          <table:table-cell table:formula="of:=&quot;{'file':'&quot;&amp;[.A336]&amp;&quot;','title':'&quot;&amp;[.B336]&amp;&quot;'},&quot;" office:value-type="string" office:string-value="{'file':'bts-inthemorning-BuiltToSpill-Geogetown-20130713.mp3','title':'bts-inthemorning-BuiltToSpill-Geogetown-20130713.mp3'},">
            <text:p>{'file':'bts-inthemorning-BuiltToSpill-Geogetown-20130713.mp3','title':'bts-inthemorning-BuiltToSpill-Geogetown-201307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bts-madeupdreams-BuiltToSpill-Geogetown-20130713.mp3</text:p>
          </table:table-cell>
          <table:table-cell table:formula="of:=&quot;{'file':'&quot;&amp;[.A337]&amp;&quot;','title':'&quot;&amp;[.B337]&amp;&quot;'},&quot;" office:value-type="string" office:string-value="{'file':'bts-madeupdreams-BuiltToSpill-Geogetown-20130713.mp3','title':'bts-madeupdreams-BuiltToSpill-Geogetown-20130713.mp3'},">
            <text:p>{'file':'bts-madeupdreams-BuiltToSpill-Geogetown-20130713.mp3','title':'bts-madeupdreams-BuiltToSpill-Geogetown-201307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bts-sidewalk-BuiltToSpill-Geogetown-20130713.mp3</text:p>
          </table:table-cell>
          <table:table-cell table:formula="of:=&quot;{'file':'&quot;&amp;[.A338]&amp;&quot;','title':'&quot;&amp;[.B338]&amp;&quot;'},&quot;" office:value-type="string" office:string-value="{'file':'bts-sidewalk-BuiltToSpill-Geogetown-20130713.mp3','title':'bts-sidewalk-BuiltToSpill-Geogetown-20130713.mp3'},">
            <text:p>{'file':'bts-sidewalk-BuiltToSpill-Geogetown-20130713.mp3','title':'bts-sidewalk-BuiltToSpill-Geogetown-201307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bts-soundcheck-BuiltToSpill-Geogetown-20130713.mp3</text:p>
          </table:table-cell>
          <table:table-cell table:formula="of:=&quot;{'file':'&quot;&amp;[.A339]&amp;&quot;','title':'&quot;&amp;[.B339]&amp;&quot;'},&quot;" office:value-type="string" office:string-value="{'file':'bts-soundcheck-BuiltToSpill-Geogetown-20130713.mp3','title':'bts-soundcheck-BuiltToSpill-Geogetown-20130713.mp3'},">
            <text:p>{'file':'bts-soundcheck-BuiltToSpill-Geogetown-20130713.mp3','title':'bts-soundcheck-BuiltToSpill-Geogetown-201307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bts-theplan-BuiltToSpill-Geogetown-20130713.mp3</text:p>
          </table:table-cell>
          <table:table-cell table:formula="of:=&quot;{'file':'&quot;&amp;[.A340]&amp;&quot;','title':'&quot;&amp;[.B340]&amp;&quot;'},&quot;" office:value-type="string" office:string-value="{'file':'bts-theplan-BuiltToSpill-Geogetown-20130713.mp3','title':'bts-theplan-BuiltToSpill-Geogetown-20130713.mp3'},">
            <text:p>{'file':'bts-theplan-BuiltToSpill-Geogetown-20130713.mp3','title':'bts-theplan-BuiltToSpill-Geogetown-201307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bts-untitled-BuiltToSpill-Geogetown-20130713.mp3</text:p>
          </table:table-cell>
          <table:table-cell table:formula="of:=&quot;{'file':'&quot;&amp;[.A341]&amp;&quot;','title':'&quot;&amp;[.B341]&amp;&quot;'},&quot;" office:value-type="string" office:string-value="{'file':'bts-untitled-BuiltToSpill-Geogetown-20130713.mp3','title':'bts-untitled-BuiltToSpill-Geogetown-20130713.mp3'},">
            <text:p>{'file':'bts-untitled-BuiltToSpill-Geogetown-20130713.mp3','title':'bts-untitled-BuiltToSpill-Geogetown-201307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bts-youwereright-BuiltToSpill-Geogetown-20130713.mp3</text:p>
          </table:table-cell>
          <table:table-cell table:formula="of:=&quot;{'file':'&quot;&amp;[.A342]&amp;&quot;','title':'&quot;&amp;[.B342]&amp;&quot;'},&quot;" office:value-type="string" office:string-value="{'file':'bts-youwereright-BuiltToSpill-Geogetown-20130713.mp3','title':'bts-youwereright-BuiltToSpill-Geogetown-20130713.mp3'},">
            <text:p>{'file':'bts-youwereright-BuiltToSpill-Geogetown-20130713.mp3','title':'bts-youwereright-BuiltToSpill-Geogetown-201307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annabalistic Attack.mp3</text:p>
          </table:table-cell>
          <table:table-cell table:formula="of:=&quot;{'file':'&quot;&amp;[.A343]&amp;&quot;','title':'&quot;&amp;[.B343]&amp;&quot;'},&quot;" office:value-type="string" office:string-value="{'file':'Cannabalistic Attack.mp3','title':'Cannabalistic Attack.mp3'},">
            <text:p>{'file':'Cannabalistic Attack.mp3','title':'Cannabalistic Attack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01.mp3</text:p>
          </table:table-cell>
          <table:table-cell table:formula="of:=&quot;{'file':'&quot;&amp;[.A344]&amp;&quot;','title':'&quot;&amp;[.B344]&amp;&quot;'},&quot;" office:value-type="string" office:string-value="{'file':'cracksabbath20140509-01.mp3','title':'cracksabbath20140509-01.mp3'},">
            <text:p>{'file':'cracksabbath20140509-01.mp3','title':'cracksabbath20140509-01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02.mp3</text:p>
          </table:table-cell>
          <table:table-cell table:formula="of:=&quot;{'file':'&quot;&amp;[.A345]&amp;&quot;','title':'&quot;&amp;[.B345]&amp;&quot;'},&quot;" office:value-type="string" office:string-value="{'file':'cracksabbath20140509-02.mp3','title':'cracksabbath20140509-02.mp3'},">
            <text:p>{'file':'cracksabbath20140509-02.mp3','title':'cracksabbath20140509-0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03.mp3</text:p>
          </table:table-cell>
          <table:table-cell table:formula="of:=&quot;{'file':'&quot;&amp;[.A346]&amp;&quot;','title':'&quot;&amp;[.B346]&amp;&quot;'},&quot;" office:value-type="string" office:string-value="{'file':'cracksabbath20140509-03.mp3','title':'cracksabbath20140509-03.mp3'},">
            <text:p>{'file':'cracksabbath20140509-03.mp3','title':'cracksabbath20140509-0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04.mp3</text:p>
          </table:table-cell>
          <table:table-cell table:formula="of:=&quot;{'file':'&quot;&amp;[.A347]&amp;&quot;','title':'&quot;&amp;[.B347]&amp;&quot;'},&quot;" office:value-type="string" office:string-value="{'file':'cracksabbath20140509-04.mp3','title':'cracksabbath20140509-04.mp3'},">
            <text:p>{'file':'cracksabbath20140509-04.mp3','title':'cracksabbath20140509-04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05.mp3</text:p>
          </table:table-cell>
          <table:table-cell table:formula="of:=&quot;{'file':'&quot;&amp;[.A348]&amp;&quot;','title':'&quot;&amp;[.B348]&amp;&quot;'},&quot;" office:value-type="string" office:string-value="{'file':'cracksabbath20140509-05.mp3','title':'cracksabbath20140509-05.mp3'},">
            <text:p>{'file':'cracksabbath20140509-05.mp3','title':'cracksabbath20140509-05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06.mp3</text:p>
          </table:table-cell>
          <table:table-cell table:formula="of:=&quot;{'file':'&quot;&amp;[.A349]&amp;&quot;','title':'&quot;&amp;[.B349]&amp;&quot;'},&quot;" office:value-type="string" office:string-value="{'file':'cracksabbath20140509-06.mp3','title':'cracksabbath20140509-06.mp3'},">
            <text:p>{'file':'cracksabbath20140509-06.mp3','title':'cracksabbath20140509-06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07.mp3</text:p>
          </table:table-cell>
          <table:table-cell table:formula="of:=&quot;{'file':'&quot;&amp;[.A350]&amp;&quot;','title':'&quot;&amp;[.B350]&amp;&quot;'},&quot;" office:value-type="string" office:string-value="{'file':'cracksabbath20140509-07.mp3','title':'cracksabbath20140509-07.mp3'},">
            <text:p>{'file':'cracksabbath20140509-07.mp3','title':'cracksabbath20140509-0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08.mp3</text:p>
          </table:table-cell>
          <table:table-cell table:formula="of:=&quot;{'file':'&quot;&amp;[.A351]&amp;&quot;','title':'&quot;&amp;[.B351]&amp;&quot;'},&quot;" office:value-type="string" office:string-value="{'file':'cracksabbath20140509-08.mp3','title':'cracksabbath20140509-08.mp3'},">
            <text:p>{'file':'cracksabbath20140509-08.mp3','title':'cracksabbath20140509-08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09.mp3</text:p>
          </table:table-cell>
          <table:table-cell table:formula="of:=&quot;{'file':'&quot;&amp;[.A352]&amp;&quot;','title':'&quot;&amp;[.B352]&amp;&quot;'},&quot;" office:value-type="string" office:string-value="{'file':'cracksabbath20140509-09.mp3','title':'cracksabbath20140509-09.mp3'},">
            <text:p>{'file':'cracksabbath20140509-09.mp3','title':'cracksabbath20140509-09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10.mp3</text:p>
          </table:table-cell>
          <table:table-cell table:formula="of:=&quot;{'file':'&quot;&amp;[.A353]&amp;&quot;','title':'&quot;&amp;[.B353]&amp;&quot;'},&quot;" office:value-type="string" office:string-value="{'file':'cracksabbath20140509-10.mp3','title':'cracksabbath20140509-10.mp3'},">
            <text:p>{'file':'cracksabbath20140509-10.mp3','title':'cracksabbath20140509-1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11.mp3</text:p>
          </table:table-cell>
          <table:table-cell table:formula="of:=&quot;{'file':'&quot;&amp;[.A354]&amp;&quot;','title':'&quot;&amp;[.B354]&amp;&quot;'},&quot;" office:value-type="string" office:string-value="{'file':'cracksabbath20140509-11.mp3','title':'cracksabbath20140509-11.mp3'},">
            <text:p>{'file':'cracksabbath20140509-11.mp3','title':'cracksabbath20140509-11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12.mp3</text:p>
          </table:table-cell>
          <table:table-cell table:formula="of:=&quot;{'file':'&quot;&amp;[.A355]&amp;&quot;','title':'&quot;&amp;[.B355]&amp;&quot;'},&quot;" office:value-type="string" office:string-value="{'file':'cracksabbath20140509-12.mp3','title':'cracksabbath20140509-12.mp3'},">
            <text:p>{'file':'cracksabbath20140509-12.mp3','title':'cracksabbath20140509-1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13.mp3</text:p>
          </table:table-cell>
          <table:table-cell table:formula="of:=&quot;{'file':'&quot;&amp;[.A356]&amp;&quot;','title':'&quot;&amp;[.B356]&amp;&quot;'},&quot;" office:value-type="string" office:string-value="{'file':'cracksabbath20140509-13.mp3','title':'cracksabbath20140509-13.mp3'},">
            <text:p>{'file':'cracksabbath20140509-13.mp3','title':'cracksabbath20140509-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14.mp3</text:p>
          </table:table-cell>
          <table:table-cell table:formula="of:=&quot;{'file':'&quot;&amp;[.A357]&amp;&quot;','title':'&quot;&amp;[.B357]&amp;&quot;'},&quot;" office:value-type="string" office:string-value="{'file':'cracksabbath20140509-14.mp3','title':'cracksabbath20140509-14.mp3'},">
            <text:p>{'file':'cracksabbath20140509-14.mp3','title':'cracksabbath20140509-14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15.mp3</text:p>
          </table:table-cell>
          <table:table-cell table:formula="of:=&quot;{'file':'&quot;&amp;[.A358]&amp;&quot;','title':'&quot;&amp;[.B358]&amp;&quot;'},&quot;" office:value-type="string" office:string-value="{'file':'cracksabbath20140509-15.mp3','title':'cracksabbath20140509-15.mp3'},">
            <text:p>{'file':'cracksabbath20140509-15.mp3','title':'cracksabbath20140509-15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16.mp3</text:p>
          </table:table-cell>
          <table:table-cell table:formula="of:=&quot;{'file':'&quot;&amp;[.A359]&amp;&quot;','title':'&quot;&amp;[.B359]&amp;&quot;'},&quot;" office:value-type="string" office:string-value="{'file':'cracksabbath20140509-16.mp3','title':'cracksabbath20140509-16.mp3'},">
            <text:p>{'file':'cracksabbath20140509-16.mp3','title':'cracksabbath20140509-16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17.mp3</text:p>
          </table:table-cell>
          <table:table-cell table:formula="of:=&quot;{'file':'&quot;&amp;[.A360]&amp;&quot;','title':'&quot;&amp;[.B360]&amp;&quot;'},&quot;" office:value-type="string" office:string-value="{'file':'cracksabbath20140509-17.mp3','title':'cracksabbath20140509-17.mp3'},">
            <text:p>{'file':'cracksabbath20140509-17.mp3','title':'cracksabbath20140509-1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18.mp3</text:p>
          </table:table-cell>
          <table:table-cell table:formula="of:=&quot;{'file':'&quot;&amp;[.A361]&amp;&quot;','title':'&quot;&amp;[.B361]&amp;&quot;'},&quot;" office:value-type="string" office:string-value="{'file':'cracksabbath20140509-18.mp3','title':'cracksabbath20140509-18.mp3'},">
            <text:p>{'file':'cracksabbath20140509-18.mp3','title':'cracksabbath20140509-18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19.mp3</text:p>
          </table:table-cell>
          <table:table-cell table:formula="of:=&quot;{'file':'&quot;&amp;[.A362]&amp;&quot;','title':'&quot;&amp;[.B362]&amp;&quot;'},&quot;" office:value-type="string" office:string-value="{'file':'cracksabbath20140509-19.mp3','title':'cracksabbath20140509-19.mp3'},">
            <text:p>{'file':'cracksabbath20140509-19.mp3','title':'cracksabbath20140509-19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20.mp3</text:p>
          </table:table-cell>
          <table:table-cell table:formula="of:=&quot;{'file':'&quot;&amp;[.A363]&amp;&quot;','title':'&quot;&amp;[.B363]&amp;&quot;'},&quot;" office:value-type="string" office:string-value="{'file':'cracksabbath20140509-20.mp3','title':'cracksabbath20140509-20.mp3'},">
            <text:p>{'file':'cracksabbath20140509-20.mp3','title':'cracksabbath20140509-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21.mp3</text:p>
          </table:table-cell>
          <table:table-cell table:formula="of:=&quot;{'file':'&quot;&amp;[.A364]&amp;&quot;','title':'&quot;&amp;[.B364]&amp;&quot;'},&quot;" office:value-type="string" office:string-value="{'file':'cracksabbath20140509-21.mp3','title':'cracksabbath20140509-21.mp3'},">
            <text:p>{'file':'cracksabbath20140509-21.mp3','title':'cracksabbath20140509-21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22.mp3</text:p>
          </table:table-cell>
          <table:table-cell table:formula="of:=&quot;{'file':'&quot;&amp;[.A365]&amp;&quot;','title':'&quot;&amp;[.B365]&amp;&quot;'},&quot;" office:value-type="string" office:string-value="{'file':'cracksabbath20140509-22.mp3','title':'cracksabbath20140509-22.mp3'},">
            <text:p>{'file':'cracksabbath20140509-22.mp3','title':'cracksabbath20140509-2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23.mp3</text:p>
          </table:table-cell>
          <table:table-cell table:formula="of:=&quot;{'file':'&quot;&amp;[.A366]&amp;&quot;','title':'&quot;&amp;[.B366]&amp;&quot;'},&quot;" office:value-type="string" office:string-value="{'file':'cracksabbath20140509-23.mp3','title':'cracksabbath20140509-23.mp3'},">
            <text:p>{'file':'cracksabbath20140509-23.mp3','title':'cracksabbath20140509-2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24.mp3</text:p>
          </table:table-cell>
          <table:table-cell table:formula="of:=&quot;{'file':'&quot;&amp;[.A367]&amp;&quot;','title':'&quot;&amp;[.B367]&amp;&quot;'},&quot;" office:value-type="string" office:string-value="{'file':'cracksabbath20140509-24.mp3','title':'cracksabbath20140509-24.mp3'},">
            <text:p>{'file':'cracksabbath20140509-24.mp3','title':'cracksabbath20140509-24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25.mp3</text:p>
          </table:table-cell>
          <table:table-cell table:formula="of:=&quot;{'file':'&quot;&amp;[.A368]&amp;&quot;','title':'&quot;&amp;[.B368]&amp;&quot;'},&quot;" office:value-type="string" office:string-value="{'file':'cracksabbath20140509-25.mp3','title':'cracksabbath20140509-25.mp3'},">
            <text:p>{'file':'cracksabbath20140509-25.mp3','title':'cracksabbath20140509-25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Delirious.mp3</text:p>
          </table:table-cell>
          <table:table-cell table:formula="of:=&quot;{'file':'&quot;&amp;[.A369]&amp;&quot;','title':'&quot;&amp;[.B369]&amp;&quot;'},&quot;" office:value-type="string" office:string-value="{'file':'Delirious.mp3','title':'Delirious.mp3'},">
            <text:p>{'file':'Delirious.mp3','title':'Delirious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God Knowledge.mp3</text:p>
          </table:table-cell>
          <table:table-cell table:formula="of:=&quot;{'file':'&quot;&amp;[.A370]&amp;&quot;','title':'&quot;&amp;[.B370]&amp;&quot;'},&quot;" office:value-type="string" office:string-value="{'file':'God Knowledge.mp3','title':'God Knowledge.mp3'},">
            <text:p>{'file':'God Knowledge.mp3','title':'God Knowledge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Hella Buckarooni.mp3</text:p>
          </table:table-cell>
          <table:table-cell table:formula="of:=&quot;{'file':'&quot;&amp;[.A371]&amp;&quot;','title':'&quot;&amp;[.B371]&amp;&quot;'},&quot;" office:value-type="string" office:string-value="{'file':'Hella Buckarooni.mp3','title':'Hella Buckarooni.mp3'},">
            <text:p>{'file':'Hella Buckarooni.mp3','title':'Hella Buckarooni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Hop Off This Beat.mp3</text:p>
          </table:table-cell>
          <table:table-cell table:formula="of:=&quot;{'file':'&quot;&amp;[.A372]&amp;&quot;','title':'&quot;&amp;[.B372]&amp;&quot;'},&quot;" office:value-type="string" office:string-value="{'file':'Hop Off This Beat.mp3','title':'Hop Off This Beat.mp3'},">
            <text:p>{'file':'Hop Off This Beat.mp3','title':'Hop Off This Beat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Just Beau By Himself.mp3</text:p>
          </table:table-cell>
          <table:table-cell table:formula="of:=&quot;{'file':'&quot;&amp;[.A373]&amp;&quot;','title':'&quot;&amp;[.B373]&amp;&quot;'},&quot;" office:value-type="string" office:string-value="{'file':'Just Beau By Himself.mp3','title':'Just Beau By Himself.mp3'},">
            <text:p>{'file':'Just Beau By Himself.mp3','title':'Just Beau By Himself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skerik10-SkerikTrio-OwlnThistle-20130206.mp3</text:p>
          </table:table-cell>
          <table:table-cell table:formula="of:=&quot;{'file':'&quot;&amp;[.A374]&amp;&quot;','title':'&quot;&amp;[.B374]&amp;&quot;'},&quot;" office:value-type="string" office:string-value="{'file':'skerik10-SkerikTrio-OwlnThistle-20130206.mp3','title':'skerik10-SkerikTrio-OwlnThistle-20130206.mp3'},">
            <text:p>{'file':'skerik10-SkerikTrio-OwlnThistle-20130206.mp3','title':'skerik10-SkerikTrio-OwlnThistle-20130206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skerik11-SkerikTrio-OwlnThistle-20130206.mp3</text:p>
          </table:table-cell>
          <table:table-cell table:formula="of:=&quot;{'file':'&quot;&amp;[.A375]&amp;&quot;','title':'&quot;&amp;[.B375]&amp;&quot;'},&quot;" office:value-type="string" office:string-value="{'file':'skerik11-SkerikTrio-OwlnThistle-20130206.mp3','title':'skerik11-SkerikTrio-OwlnThistle-20130206.mp3'},">
            <text:p>{'file':'skerik11-SkerikTrio-OwlnThistle-20130206.mp3','title':'skerik11-SkerikTrio-OwlnThistle-20130206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skerik12-SkerikTrio-OwlnThistle-20130206.mp3</text:p>
          </table:table-cell>
          <table:table-cell table:formula="of:=&quot;{'file':'&quot;&amp;[.A376]&amp;&quot;','title':'&quot;&amp;[.B376]&amp;&quot;'},&quot;" office:value-type="string" office:string-value="{'file':'skerik12-SkerikTrio-OwlnThistle-20130206.mp3','title':'skerik12-SkerikTrio-OwlnThistle-20130206.mp3'},">
            <text:p>{'file':'skerik12-SkerikTrio-OwlnThistle-20130206.mp3','title':'skerik12-SkerikTrio-OwlnThistle-20130206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skerik13-SkerikTrio-OwlnThistle-20130206.mp3</text:p>
          </table:table-cell>
          <table:table-cell table:formula="of:=&quot;{'file':'&quot;&amp;[.A377]&amp;&quot;','title':'&quot;&amp;[.B377]&amp;&quot;'},&quot;" office:value-type="string" office:string-value="{'file':'skerik13-SkerikTrio-OwlnThistle-20130206.mp3','title':'skerik13-SkerikTrio-OwlnThistle-20130206.mp3'},">
            <text:p>{'file':'skerik13-SkerikTrio-OwlnThistle-20130206.mp3','title':'skerik13-SkerikTrio-OwlnThistle-20130206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skerik14-SkerikTrio-OwlnThistle-20130206.mp3</text:p>
          </table:table-cell>
          <table:table-cell table:formula="of:=&quot;{'file':'&quot;&amp;[.A378]&amp;&quot;','title':'&quot;&amp;[.B378]&amp;&quot;'},&quot;" office:value-type="string" office:string-value="{'file':'skerik14-SkerikTrio-OwlnThistle-20130206.mp3','title':'skerik14-SkerikTrio-OwlnThistle-20130206.mp3'},">
            <text:p>{'file':'skerik14-SkerikTrio-OwlnThistle-20130206.mp3','title':'skerik14-SkerikTrio-OwlnThistle-20130206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skerik15-SkerikTrio-OwlnThistle-20130206.mp3</text:p>
          </table:table-cell>
          <table:table-cell table:formula="of:=&quot;{'file':'&quot;&amp;[.A379]&amp;&quot;','title':'&quot;&amp;[.B379]&amp;&quot;'},&quot;" office:value-type="string" office:string-value="{'file':'skerik15-SkerikTrio-OwlnThistle-20130206.mp3','title':'skerik15-SkerikTrio-OwlnThistle-20130206.mp3'},">
            <text:p>{'file':'skerik15-SkerikTrio-OwlnThistle-20130206.mp3','title':'skerik15-SkerikTrio-OwlnThistle-20130206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skerik1-SkerikTrio-OwlnThistle-20130206.mp3</text:p>
          </table:table-cell>
          <table:table-cell table:formula="of:=&quot;{'file':'&quot;&amp;[.A380]&amp;&quot;','title':'&quot;&amp;[.B380]&amp;&quot;'},&quot;" office:value-type="string" office:string-value="{'file':'skerik1-SkerikTrio-OwlnThistle-20130206.mp3','title':'skerik1-SkerikTrio-OwlnThistle-20130206.mp3'},">
            <text:p>{'file':'skerik1-SkerikTrio-OwlnThistle-20130206.mp3','title':'skerik1-SkerikTrio-OwlnThistle-20130206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skerik2-SkerikTrio-OwlnThistle-20130206.mp3</text:p>
          </table:table-cell>
          <table:table-cell table:formula="of:=&quot;{'file':'&quot;&amp;[.A381]&amp;&quot;','title':'&quot;&amp;[.B381]&amp;&quot;'},&quot;" office:value-type="string" office:string-value="{'file':'skerik2-SkerikTrio-OwlnThistle-20130206.mp3','title':'skerik2-SkerikTrio-OwlnThistle-20130206.mp3'},">
            <text:p>{'file':'skerik2-SkerikTrio-OwlnThistle-20130206.mp3','title':'skerik2-SkerikTrio-OwlnThistle-20130206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skerik3-SkerikTrio-OwlnThistle-20130206.mp3</text:p>
          </table:table-cell>
          <table:table-cell table:formula="of:=&quot;{'file':'&quot;&amp;[.A382]&amp;&quot;','title':'&quot;&amp;[.B382]&amp;&quot;'},&quot;" office:value-type="string" office:string-value="{'file':'skerik3-SkerikTrio-OwlnThistle-20130206.mp3','title':'skerik3-SkerikTrio-OwlnThistle-20130206.mp3'},">
            <text:p>{'file':'skerik3-SkerikTrio-OwlnThistle-20130206.mp3','title':'skerik3-SkerikTrio-OwlnThistle-20130206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skerik4-SkerikTrio-OwlnThistle-20130206.mp3</text:p>
          </table:table-cell>
          <table:table-cell table:formula="of:=&quot;{'file':'&quot;&amp;[.A383]&amp;&quot;','title':'&quot;&amp;[.B383]&amp;&quot;'},&quot;" office:value-type="string" office:string-value="{'file':'skerik4-SkerikTrio-OwlnThistle-20130206.mp3','title':'skerik4-SkerikTrio-OwlnThistle-20130206.mp3'},">
            <text:p>{'file':'skerik4-SkerikTrio-OwlnThistle-20130206.mp3','title':'skerik4-SkerikTrio-OwlnThistle-20130206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skerik5-SkerikTrio-OwlnThistle-20130206.mp3</text:p>
          </table:table-cell>
          <table:table-cell table:formula="of:=&quot;{'file':'&quot;&amp;[.A384]&amp;&quot;','title':'&quot;&amp;[.B384]&amp;&quot;'},&quot;" office:value-type="string" office:string-value="{'file':'skerik5-SkerikTrio-OwlnThistle-20130206.mp3','title':'skerik5-SkerikTrio-OwlnThistle-20130206.mp3'},">
            <text:p>{'file':'skerik5-SkerikTrio-OwlnThistle-20130206.mp3','title':'skerik5-SkerikTrio-OwlnThistle-20130206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skerik6-SkerikTrio-OwlnThistle-20130206.mp3</text:p>
          </table:table-cell>
          <table:table-cell table:formula="of:=&quot;{'file':'&quot;&amp;[.A385]&amp;&quot;','title':'&quot;&amp;[.B385]&amp;&quot;'},&quot;" office:value-type="string" office:string-value="{'file':'skerik6-SkerikTrio-OwlnThistle-20130206.mp3','title':'skerik6-SkerikTrio-OwlnThistle-20130206.mp3'},">
            <text:p>{'file':'skerik6-SkerikTrio-OwlnThistle-20130206.mp3','title':'skerik6-SkerikTrio-OwlnThistle-20130206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skerik7-SkerikTrio-OwlnThistle-20130206.mp3</text:p>
          </table:table-cell>
          <table:table-cell table:formula="of:=&quot;{'file':'&quot;&amp;[.A386]&amp;&quot;','title':'&quot;&amp;[.B386]&amp;&quot;'},&quot;" office:value-type="string" office:string-value="{'file':'skerik7-SkerikTrio-OwlnThistle-20130206.mp3','title':'skerik7-SkerikTrio-OwlnThistle-20130206.mp3'},">
            <text:p>{'file':'skerik7-SkerikTrio-OwlnThistle-20130206.mp3','title':'skerik7-SkerikTrio-OwlnThistle-20130206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skerik8-SkerikTrio-OwlnThistle-20130206.mp3</text:p>
          </table:table-cell>
          <table:table-cell table:formula="of:=&quot;{'file':'&quot;&amp;[.A387]&amp;&quot;','title':'&quot;&amp;[.B387]&amp;&quot;'},&quot;" office:value-type="string" office:string-value="{'file':'skerik8-SkerikTrio-OwlnThistle-20130206.mp3','title':'skerik8-SkerikTrio-OwlnThistle-20130206.mp3'},">
            <text:p>{'file':'skerik8-SkerikTrio-OwlnThistle-20130206.mp3','title':'skerik8-SkerikTrio-OwlnThistle-20130206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skerik9-SkerikTrio-OwlnThistle-20130206.mp3</text:p>
          </table:table-cell>
          <table:table-cell table:formula="of:=&quot;{'file':'&quot;&amp;[.A388]&amp;&quot;','title':'&quot;&amp;[.B388]&amp;&quot;'},&quot;" office:value-type="string" office:string-value="{'file':'skerik9-SkerikTrio-OwlnThistle-20130206.mp3','title':'skerik9-SkerikTrio-OwlnThistle-20130206.mp3'},">
            <text:p>{'file':'skerik9-SkerikTrio-OwlnThistle-20130206.mp3','title':'skerik9-SkerikTrio-OwlnThistle-20130206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Vinyl_10-zeke-elcorazon-2013.mp3</text:p>
          </table:table-cell>
          <table:table-cell table:formula="of:=&quot;{'file':'&quot;&amp;[.A389]&amp;&quot;','title':'&quot;&amp;[.B389]&amp;&quot;'},&quot;" office:value-type="string" office:string-value="{'file':'Vinyl_10-zeke-elcorazon-2013.mp3','title':'Vinyl_10-zeke-elcorazon-2013.mp3'},">
            <text:p>{'file':'Vinyl_10-zeke-elcorazon-2013.mp3','title':'Vinyl_10-zeke-elcorazon-20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Vinyl_11-zeke-elcorazon-2013.mp3</text:p>
          </table:table-cell>
          <table:table-cell table:formula="of:=&quot;{'file':'&quot;&amp;[.A390]&amp;&quot;','title':'&quot;&amp;[.B390]&amp;&quot;'},&quot;" office:value-type="string" office:string-value="{'file':'Vinyl_11-zeke-elcorazon-2013.mp3','title':'Vinyl_11-zeke-elcorazon-2013.mp3'},">
            <text:p>{'file':'Vinyl_11-zeke-elcorazon-2013.mp3','title':'Vinyl_11-zeke-elcorazon-20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Vinyl_12-zeke-elcorazon-2013.mp3</text:p>
          </table:table-cell>
          <table:table-cell table:formula="of:=&quot;{'file':'&quot;&amp;[.A391]&amp;&quot;','title':'&quot;&amp;[.B391]&amp;&quot;'},&quot;" office:value-type="string" office:string-value="{'file':'Vinyl_12-zeke-elcorazon-2013.mp3','title':'Vinyl_12-zeke-elcorazon-2013.mp3'},">
            <text:p>{'file':'Vinyl_12-zeke-elcorazon-2013.mp3','title':'Vinyl_12-zeke-elcorazon-20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Vinyl_13-zeke-elcorazon-2013.mp3</text:p>
          </table:table-cell>
          <table:table-cell table:formula="of:=&quot;{'file':'&quot;&amp;[.A392]&amp;&quot;','title':'&quot;&amp;[.B392]&amp;&quot;'},&quot;" office:value-type="string" office:string-value="{'file':'Vinyl_13-zeke-elcorazon-2013.mp3','title':'Vinyl_13-zeke-elcorazon-2013.mp3'},">
            <text:p>{'file':'Vinyl_13-zeke-elcorazon-2013.mp3','title':'Vinyl_13-zeke-elcorazon-20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Vinyl_14-zeke-elcorazon-2013.mp3</text:p>
          </table:table-cell>
          <table:table-cell table:formula="of:=&quot;{'file':'&quot;&amp;[.A393]&amp;&quot;','title':'&quot;&amp;[.B393]&amp;&quot;'},&quot;" office:value-type="string" office:string-value="{'file':'Vinyl_14-zeke-elcorazon-2013.mp3','title':'Vinyl_14-zeke-elcorazon-2013.mp3'},">
            <text:p>{'file':'Vinyl_14-zeke-elcorazon-2013.mp3','title':'Vinyl_14-zeke-elcorazon-20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Vinyl_15-zeke-elcorazon-2013.mp3</text:p>
          </table:table-cell>
          <table:table-cell table:formula="of:=&quot;{'file':'&quot;&amp;[.A394]&amp;&quot;','title':'&quot;&amp;[.B394]&amp;&quot;'},&quot;" office:value-type="string" office:string-value="{'file':'Vinyl_15-zeke-elcorazon-2013.mp3','title':'Vinyl_15-zeke-elcorazon-2013.mp3'},">
            <text:p>{'file':'Vinyl_15-zeke-elcorazon-2013.mp3','title':'Vinyl_15-zeke-elcorazon-20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Vinyl_16-zeke-elcorazon-2013.mp3</text:p>
          </table:table-cell>
          <table:table-cell table:formula="of:=&quot;{'file':'&quot;&amp;[.A395]&amp;&quot;','title':'&quot;&amp;[.B395]&amp;&quot;'},&quot;" office:value-type="string" office:string-value="{'file':'Vinyl_16-zeke-elcorazon-2013.mp3','title':'Vinyl_16-zeke-elcorazon-2013.mp3'},">
            <text:p>{'file':'Vinyl_16-zeke-elcorazon-2013.mp3','title':'Vinyl_16-zeke-elcorazon-20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Vinyl_17-zeke-elcorazon-2013.mp3</text:p>
          </table:table-cell>
          <table:table-cell table:formula="of:=&quot;{'file':'&quot;&amp;[.A396]&amp;&quot;','title':'&quot;&amp;[.B396]&amp;&quot;'},&quot;" office:value-type="string" office:string-value="{'file':'Vinyl_17-zeke-elcorazon-2013.mp3','title':'Vinyl_17-zeke-elcorazon-2013.mp3'},">
            <text:p>{'file':'Vinyl_17-zeke-elcorazon-2013.mp3','title':'Vinyl_17-zeke-elcorazon-20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Vinyl_18-zeke-elcorazon-2013.mp3</text:p>
          </table:table-cell>
          <table:table-cell table:formula="of:=&quot;{'file':'&quot;&amp;[.A397]&amp;&quot;','title':'&quot;&amp;[.B397]&amp;&quot;'},&quot;" office:value-type="string" office:string-value="{'file':'Vinyl_18-zeke-elcorazon-2013.mp3','title':'Vinyl_18-zeke-elcorazon-2013.mp3'},">
            <text:p>{'file':'Vinyl_18-zeke-elcorazon-2013.mp3','title':'Vinyl_18-zeke-elcorazon-20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Vinyl_19-zeke-elcorazon-2013.mp3</text:p>
          </table:table-cell>
          <table:table-cell table:formula="of:=&quot;{'file':'&quot;&amp;[.A398]&amp;&quot;','title':'&quot;&amp;[.B398]&amp;&quot;'},&quot;" office:value-type="string" office:string-value="{'file':'Vinyl_19-zeke-elcorazon-2013.mp3','title':'Vinyl_19-zeke-elcorazon-2013.mp3'},">
            <text:p>{'file':'Vinyl_19-zeke-elcorazon-2013.mp3','title':'Vinyl_19-zeke-elcorazon-20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Vinyl_1-zeke-elcorazon-2013.mp3</text:p>
          </table:table-cell>
          <table:table-cell table:formula="of:=&quot;{'file':'&quot;&amp;[.A399]&amp;&quot;','title':'&quot;&amp;[.B399]&amp;&quot;'},&quot;" office:value-type="string" office:string-value="{'file':'Vinyl_1-zeke-elcorazon-2013.mp3','title':'Vinyl_1-zeke-elcorazon-2013.mp3'},">
            <text:p>{'file':'Vinyl_1-zeke-elcorazon-2013.mp3','title':'Vinyl_1-zeke-elcorazon-20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Vinyl_2-zeke-elcorazon-2013.mp3</text:p>
          </table:table-cell>
          <table:table-cell table:formula="of:=&quot;{'file':'&quot;&amp;[.A400]&amp;&quot;','title':'&quot;&amp;[.B400]&amp;&quot;'},&quot;" office:value-type="string" office:string-value="{'file':'Vinyl_2-zeke-elcorazon-2013.mp3','title':'Vinyl_2-zeke-elcorazon-2013.mp3'},">
            <text:p>{'file':'Vinyl_2-zeke-elcorazon-2013.mp3','title':'Vinyl_2-zeke-elcorazon-20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Vinyl_3-zeke-elcorazon-2013.mp3</text:p>
          </table:table-cell>
          <table:table-cell table:formula="of:=&quot;{'file':'&quot;&amp;[.A401]&amp;&quot;','title':'&quot;&amp;[.B401]&amp;&quot;'},&quot;" office:value-type="string" office:string-value="{'file':'Vinyl_3-zeke-elcorazon-2013.mp3','title':'Vinyl_3-zeke-elcorazon-2013.mp3'},">
            <text:p>{'file':'Vinyl_3-zeke-elcorazon-2013.mp3','title':'Vinyl_3-zeke-elcorazon-20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Vinyl_4-zeke-elcorazon-2013.mp3</text:p>
          </table:table-cell>
          <table:table-cell table:formula="of:=&quot;{'file':'&quot;&amp;[.A402]&amp;&quot;','title':'&quot;&amp;[.B402]&amp;&quot;'},&quot;" office:value-type="string" office:string-value="{'file':'Vinyl_4-zeke-elcorazon-2013.mp3','title':'Vinyl_4-zeke-elcorazon-2013.mp3'},">
            <text:p>{'file':'Vinyl_4-zeke-elcorazon-2013.mp3','title':'Vinyl_4-zeke-elcorazon-20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Vinyl_5-zeke-elcorazon-2013.mp3</text:p>
          </table:table-cell>
          <table:table-cell table:formula="of:=&quot;{'file':'&quot;&amp;[.A403]&amp;&quot;','title':'&quot;&amp;[.B403]&amp;&quot;'},&quot;" office:value-type="string" office:string-value="{'file':'Vinyl_5-zeke-elcorazon-2013.mp3','title':'Vinyl_5-zeke-elcorazon-2013.mp3'},">
            <text:p>{'file':'Vinyl_5-zeke-elcorazon-2013.mp3','title':'Vinyl_5-zeke-elcorazon-20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Vinyl_6-zeke-elcorazon-2013.mp3</text:p>
          </table:table-cell>
          <table:table-cell table:formula="of:=&quot;{'file':'&quot;&amp;[.A404]&amp;&quot;','title':'&quot;&amp;[.B404]&amp;&quot;'},&quot;" office:value-type="string" office:string-value="{'file':'Vinyl_6-zeke-elcorazon-2013.mp3','title':'Vinyl_6-zeke-elcorazon-2013.mp3'},">
            <text:p>{'file':'Vinyl_6-zeke-elcorazon-2013.mp3','title':'Vinyl_6-zeke-elcorazon-20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Vinyl_7-zeke-elcorazon-2013.mp3</text:p>
          </table:table-cell>
          <table:table-cell table:formula="of:=&quot;{'file':'&quot;&amp;[.A405]&amp;&quot;','title':'&quot;&amp;[.B405]&amp;&quot;'},&quot;" office:value-type="string" office:string-value="{'file':'Vinyl_7-zeke-elcorazon-2013.mp3','title':'Vinyl_7-zeke-elcorazon-2013.mp3'},">
            <text:p>{'file':'Vinyl_7-zeke-elcorazon-2013.mp3','title':'Vinyl_7-zeke-elcorazon-20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Vinyl_8-zeke-elcorazon-2013.mp3</text:p>
          </table:table-cell>
          <table:table-cell table:formula="of:=&quot;{'file':'&quot;&amp;[.A406]&amp;&quot;','title':'&quot;&amp;[.B406]&amp;&quot;'},&quot;" office:value-type="string" office:string-value="{'file':'Vinyl_8-zeke-elcorazon-2013.mp3','title':'Vinyl_8-zeke-elcorazon-2013.mp3'},">
            <text:p>{'file':'Vinyl_8-zeke-elcorazon-2013.mp3','title':'Vinyl_8-zeke-elcorazon-20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Vinyl_9-zeke-elcorazon-2013.mp3</text:p>
          </table:table-cell>
          <table:table-cell table:formula="of:=&quot;{'file':'&quot;&amp;[.A407]&amp;&quot;','title':'&quot;&amp;[.B407]&amp;&quot;'},&quot;" office:value-type="string" office:string-value="{'file':'Vinyl_9-zeke-elcorazon-2013.mp3','title':'Vinyl_9-zeke-elcorazon-2013.mp3'},">
            <text:p>{'file':'Vinyl_9-zeke-elcorazon-2013.mp3','title':'Vinyl_9-zeke-elcorazon-20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Vinyl-zeke-elcorazon-2013.mp3</text:p>
          </table:table-cell>
          <table:table-cell table:formula="of:=&quot;{'file':'&quot;&amp;[.A408]&amp;&quot;','title':'&quot;&amp;[.B408]&amp;&quot;'},&quot;" office:value-type="string" office:string-value="{'file':'Vinyl-zeke-elcorazon-2013.mp3','title':'Vinyl-zeke-elcorazon-2013.mp3'},">
            <text:p>{'file':'Vinyl-zeke-elcorazon-2013.mp3','title':'Vinyl-zeke-elcorazon-20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1bigbusinessportlandwonderballroom20150907.mp3</text:p>
          </table:table-cell>
          <table:table-cell table:formula="of:=&quot;{'file':'&quot;&amp;[.A409]&amp;&quot;','title':'&quot;&amp;[.B409]&amp;&quot;'},&quot;" office:value-type="string" office:string-value="{'file':'ZOOM0001bigbusinessportlandwonderballroom20150907.mp3','title':'ZOOM0001bigbusinessportlandwonderballroom20150907.mp3'},">
            <text:p>{'file':'ZOOM0001bigbusinessportlandwonderballroom20150907.mp3','title':'ZOOM0001bigbusinessportlandwonderballroom2015090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1-CrackSabbath-RoyalRoom-20130622.mp3</text:p>
          </table:table-cell>
          <table:table-cell table:formula="of:=&quot;{'file':'&quot;&amp;[.A410]&amp;&quot;','title':'&quot;&amp;[.B410]&amp;&quot;'},&quot;" office:value-type="string" office:string-value="{'file':'ZOOM0001-CrackSabbath-RoyalRoom-20130622.mp3','title':'ZOOM0001-CrackSabbath-RoyalRoom-20130622.mp3'},">
            <text:p>{'file':'ZOOM0001-CrackSabbath-RoyalRoom-20130622.mp3','title':'ZOOM0001-CrackSabbath-RoyalRoom-2013062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1-cracksabbath-themix-20130920.mp3</text:p>
          </table:table-cell>
          <table:table-cell table:formula="of:=&quot;{'file':'&quot;&amp;[.A411]&amp;&quot;','title':'&quot;&amp;[.B411]&amp;&quot;'},&quot;" office:value-type="string" office:string-value="{'file':'ZOOM0001-cracksabbath-themix-20130920.mp3','title':'ZOOM0001-cracksabbath-themix-20130920.mp3'},">
            <text:p>{'file':'ZOOM0001-cracksabbath-themix-20130920.mp3','title':'ZOOM0001-cracksabbath-themix-201309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1-melvins-showboxmarket-20141018.mp3</text:p>
          </table:table-cell>
          <table:table-cell table:formula="of:=&quot;{'file':'&quot;&amp;[.A412]&amp;&quot;','title':'&quot;&amp;[.B412]&amp;&quot;'},&quot;" office:value-type="string" office:string-value="{'file':'ZOOM0001-melvins-showboxmarket-20141018.mp3','title':'ZOOM0001-melvins-showboxmarket-20141018.mp3'},">
            <text:p>{'file':'ZOOM0001-melvins-showboxmarket-20141018.mp3','title':'ZOOM0001-melvins-showboxmarket-20141018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1roxhillsessions20150827.mp3</text:p>
          </table:table-cell>
          <table:table-cell table:formula="of:=&quot;{'file':'&quot;&amp;[.A413]&amp;&quot;','title':'&quot;&amp;[.B413]&amp;&quot;'},&quot;" office:value-type="string" office:string-value="{'file':'ZOOM0001roxhillsessions20150827.mp3','title':'ZOOM0001roxhillsessions20150827.mp3'},">
            <text:p>{'file':'ZOOM0001roxhillsessions20150827.mp3','title':'ZOOM0001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1roxhillsessions20150930.mp3</text:p>
          </table:table-cell>
          <table:table-cell table:formula="of:=&quot;{'file':'&quot;&amp;[.A414]&amp;&quot;','title':'&quot;&amp;[.B414]&amp;&quot;'},&quot;" office:value-type="string" office:string-value="{'file':'ZOOM0001roxhillsessions20150930.mp3','title':'ZOOM0001roxhillsessions20150930.mp3'},">
            <text:p>{'file':'ZOOM0001roxhillsessions20150930.mp3','title':'ZOOM0001roxhillsessions2015093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1-SkerikTrio-OwlnThistle-20130213.mp3</text:p>
          </table:table-cell>
          <table:table-cell table:formula="of:=&quot;{'file':'&quot;&amp;[.A415]&amp;&quot;','title':'&quot;&amp;[.B415]&amp;&quot;'},&quot;" office:value-type="string" office:string-value="{'file':'ZOOM0001-SkerikTrio-OwlnThistle-20130213.mp3','title':'ZOOM0001-SkerikTrio-OwlnThistle-20130213.mp3'},">
            <text:p>{'file':'ZOOM0001-SkerikTrio-OwlnThistle-20130213.mp3','title':'ZOOM0001-SkerikTrio-OwlnThistle-201302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1-SkerikTrio-OwlnThistle-20130227.mp3</text:p>
          </table:table-cell>
          <table:table-cell table:formula="of:=&quot;{'file':'&quot;&amp;[.A416]&amp;&quot;','title':'&quot;&amp;[.B416]&amp;&quot;'},&quot;" office:value-type="string" office:string-value="{'file':'ZOOM0001-SkerikTrio-OwlnThistle-20130227.mp3','title':'ZOOM0001-SkerikTrio-OwlnThistle-20130227.mp3'},">
            <text:p>{'file':'ZOOM0001-SkerikTrio-OwlnThistle-20130227.mp3','title':'ZOOM0001-SkerikTrio-OwlnThistle-201302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1-sufferingfuckheads-coppergate-20130326.mp3</text:p>
          </table:table-cell>
          <table:table-cell table:formula="of:=&quot;{'file':'&quot;&amp;[.A417]&amp;&quot;','title':'&quot;&amp;[.B417]&amp;&quot;'},&quot;" office:value-type="string" office:string-value="{'file':'ZOOM0001-sufferingfuckheads-coppergate-20130326.mp3','title':'ZOOM0001-sufferingfuckheads-coppergate-20130326.mp3'},">
            <text:p>{'file':'ZOOM0001-sufferingfuckheads-coppergate-20130326.mp3','title':'ZOOM0001-sufferingfuckheads-coppergate-20130326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1-zeke-highline-20140822.mp3</text:p>
          </table:table-cell>
          <table:table-cell table:formula="of:=&quot;{'file':'&quot;&amp;[.A418]&amp;&quot;','title':'&quot;&amp;[.B418]&amp;&quot;'},&quot;" office:value-type="string" office:string-value="{'file':'ZOOM0001-zeke-highline-20140822.mp3','title':'ZOOM0001-zeke-highline-20140822.mp3'},">
            <text:p>{'file':'ZOOM0001-zeke-highline-20140822.mp3','title':'ZOOM0001-zeke-highline-2014082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2bigbusinessportlandwonderballroom20150907.mp3</text:p>
          </table:table-cell>
          <table:table-cell table:formula="of:=&quot;{'file':'&quot;&amp;[.A419]&amp;&quot;','title':'&quot;&amp;[.B419]&amp;&quot;'},&quot;" office:value-type="string" office:string-value="{'file':'ZOOM0002bigbusinessportlandwonderballroom20150907.mp3','title':'ZOOM0002bigbusinessportlandwonderballroom20150907.mp3'},">
            <text:p>{'file':'ZOOM0002bigbusinessportlandwonderballroom20150907.mp3','title':'ZOOM0002bigbusinessportlandwonderballroom2015090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2-cracksabbath-owlandthistle-20140917.mp3</text:p>
          </table:table-cell>
          <table:table-cell table:formula="of:=&quot;{'file':'&quot;&amp;[.A420]&amp;&quot;','title':'&quot;&amp;[.B420]&amp;&quot;'},&quot;" office:value-type="string" office:string-value="{'file':'ZOOM0002-cracksabbath-owlandthistle-20140917.mp3','title':'ZOOM0002-cracksabbath-owlandthistle-20140917.mp3'},">
            <text:p>{'file':'ZOOM0002-cracksabbath-owlandthistle-20140917.mp3','title':'ZOOM0002-cracksabbath-owlandthistle-2014091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2-CrackSabbath-RoyalRoom-20130622.mp3</text:p>
          </table:table-cell>
          <table:table-cell table:formula="of:=&quot;{'file':'&quot;&amp;[.A421]&amp;&quot;','title':'&quot;&amp;[.B421]&amp;&quot;'},&quot;" office:value-type="string" office:string-value="{'file':'ZOOM0002-CrackSabbath-RoyalRoom-20130622.mp3','title':'ZOOM0002-CrackSabbath-RoyalRoom-20130622.mp3'},">
            <text:p>{'file':'ZOOM0002-CrackSabbath-RoyalRoom-20130622.mp3','title':'ZOOM0002-CrackSabbath-RoyalRoom-2013062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2-cracksabbath-themix-20130920.mp3</text:p>
          </table:table-cell>
          <table:table-cell table:formula="of:=&quot;{'file':'&quot;&amp;[.A422]&amp;&quot;','title':'&quot;&amp;[.B422]&amp;&quot;'},&quot;" office:value-type="string" office:string-value="{'file':'ZOOM0002-cracksabbath-themix-20130920.mp3','title':'ZOOM0002-cracksabbath-themix-20130920.mp3'},">
            <text:p>{'file':'ZOOM0002-cracksabbath-themix-20130920.mp3','title':'ZOOM0002-cracksabbath-themix-201309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2-melvins-showboxmarket-20141018.mp3</text:p>
          </table:table-cell>
          <table:table-cell table:formula="of:=&quot;{'file':'&quot;&amp;[.A423]&amp;&quot;','title':'&quot;&amp;[.B423]&amp;&quot;'},&quot;" office:value-type="string" office:string-value="{'file':'ZOOM0002-melvins-showboxmarket-20141018.mp3','title':'ZOOM0002-melvins-showboxmarket-20141018.mp3'},">
            <text:p>{'file':'ZOOM0002-melvins-showboxmarket-20141018.mp3','title':'ZOOM0002-melvins-showboxmarket-20141018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2roxhillsessions20150827.mp3</text:p>
          </table:table-cell>
          <table:table-cell table:formula="of:=&quot;{'file':'&quot;&amp;[.A424]&amp;&quot;','title':'&quot;&amp;[.B424]&amp;&quot;'},&quot;" office:value-type="string" office:string-value="{'file':'ZOOM0002roxhillsessions20150827.mp3','title':'ZOOM0002roxhillsessions20150827.mp3'},">
            <text:p>{'file':'ZOOM0002roxhillsessions20150827.mp3','title':'ZOOM0002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2roxhillsessions20150930.mp3</text:p>
          </table:table-cell>
          <table:table-cell table:formula="of:=&quot;{'file':'&quot;&amp;[.A425]&amp;&quot;','title':'&quot;&amp;[.B425]&amp;&quot;'},&quot;" office:value-type="string" office:string-value="{'file':'ZOOM0002roxhillsessions20150930.mp3','title':'ZOOM0002roxhillsessions20150930.mp3'},">
            <text:p>{'file':'ZOOM0002roxhillsessions20150930.mp3','title':'ZOOM0002roxhillsessions2015093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2-SkerikTrio-OwlnThistle-20130213.mp3</text:p>
          </table:table-cell>
          <table:table-cell table:formula="of:=&quot;{'file':'&quot;&amp;[.A426]&amp;&quot;','title':'&quot;&amp;[.B426]&amp;&quot;'},&quot;" office:value-type="string" office:string-value="{'file':'ZOOM0002-SkerikTrio-OwlnThistle-20130213.mp3','title':'ZOOM0002-SkerikTrio-OwlnThistle-20130213.mp3'},">
            <text:p>{'file':'ZOOM0002-SkerikTrio-OwlnThistle-20130213.mp3','title':'ZOOM0002-SkerikTrio-OwlnThistle-201302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2-SkerikTrio-OwlnThistle-20130227.mp3</text:p>
          </table:table-cell>
          <table:table-cell table:formula="of:=&quot;{'file':'&quot;&amp;[.A427]&amp;&quot;','title':'&quot;&amp;[.B427]&amp;&quot;'},&quot;" office:value-type="string" office:string-value="{'file':'ZOOM0002-SkerikTrio-OwlnThistle-20130227.mp3','title':'ZOOM0002-SkerikTrio-OwlnThistle-20130227.mp3'},">
            <text:p>{'file':'ZOOM0002-SkerikTrio-OwlnThistle-20130227.mp3','title':'ZOOM0002-SkerikTrio-OwlnThistle-201302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2-sufferingfuckheads-coppergate-20130326.mp3</text:p>
          </table:table-cell>
          <table:table-cell table:formula="of:=&quot;{'file':'&quot;&amp;[.A428]&amp;&quot;','title':'&quot;&amp;[.B428]&amp;&quot;'},&quot;" office:value-type="string" office:string-value="{'file':'ZOOM0002-sufferingfuckheads-coppergate-20130326.mp3','title':'ZOOM0002-sufferingfuckheads-coppergate-20130326.mp3'},">
            <text:p>{'file':'ZOOM0002-sufferingfuckheads-coppergate-20130326.mp3','title':'ZOOM0002-sufferingfuckheads-coppergate-20130326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2-zeke-highline-20140822.mp3</text:p>
          </table:table-cell>
          <table:table-cell table:formula="of:=&quot;{'file':'&quot;&amp;[.A429]&amp;&quot;','title':'&quot;&amp;[.B429]&amp;&quot;'},&quot;" office:value-type="string" office:string-value="{'file':'ZOOM0002-zeke-highline-20140822.mp3','title':'ZOOM0002-zeke-highline-20140822.mp3'},">
            <text:p>{'file':'ZOOM0002-zeke-highline-20140822.mp3','title':'ZOOM0002-zeke-highline-2014082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3bigbusinessportlandwonderballroom20150907.mp3</text:p>
          </table:table-cell>
          <table:table-cell table:formula="of:=&quot;{'file':'&quot;&amp;[.A430]&amp;&quot;','title':'&quot;&amp;[.B430]&amp;&quot;'},&quot;" office:value-type="string" office:string-value="{'file':'ZOOM0003bigbusinessportlandwonderballroom20150907.mp3','title':'ZOOM0003bigbusinessportlandwonderballroom20150907.mp3'},">
            <text:p>{'file':'ZOOM0003bigbusinessportlandwonderballroom20150907.mp3','title':'ZOOM0003bigbusinessportlandwonderballroom2015090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3-cracksabbath-owlandthistle-20140917.mp3</text:p>
          </table:table-cell>
          <table:table-cell table:formula="of:=&quot;{'file':'&quot;&amp;[.A431]&amp;&quot;','title':'&quot;&amp;[.B431]&amp;&quot;'},&quot;" office:value-type="string" office:string-value="{'file':'ZOOM0003-cracksabbath-owlandthistle-20140917.mp3','title':'ZOOM0003-cracksabbath-owlandthistle-20140917.mp3'},">
            <text:p>{'file':'ZOOM0003-cracksabbath-owlandthistle-20140917.mp3','title':'ZOOM0003-cracksabbath-owlandthistle-2014091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3-CrackSabbath-RoyalRoom-20130622.mp3</text:p>
          </table:table-cell>
          <table:table-cell table:formula="of:=&quot;{'file':'&quot;&amp;[.A432]&amp;&quot;','title':'&quot;&amp;[.B432]&amp;&quot;'},&quot;" office:value-type="string" office:string-value="{'file':'ZOOM0003-CrackSabbath-RoyalRoom-20130622.mp3','title':'ZOOM0003-CrackSabbath-RoyalRoom-20130622.mp3'},">
            <text:p>{'file':'ZOOM0003-CrackSabbath-RoyalRoom-20130622.mp3','title':'ZOOM0003-CrackSabbath-RoyalRoom-2013062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3-cracksabbath-themix-20130920.mp3</text:p>
          </table:table-cell>
          <table:table-cell table:formula="of:=&quot;{'file':'&quot;&amp;[.A433]&amp;&quot;','title':'&quot;&amp;[.B433]&amp;&quot;'},&quot;" office:value-type="string" office:string-value="{'file':'ZOOM0003-cracksabbath-themix-20130920.mp3','title':'ZOOM0003-cracksabbath-themix-20130920.mp3'},">
            <text:p>{'file':'ZOOM0003-cracksabbath-themix-20130920.mp3','title':'ZOOM0003-cracksabbath-themix-201309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3-melvins-showboxmarket-20141018.mp3</text:p>
          </table:table-cell>
          <table:table-cell table:formula="of:=&quot;{'file':'&quot;&amp;[.A434]&amp;&quot;','title':'&quot;&amp;[.B434]&amp;&quot;'},&quot;" office:value-type="string" office:string-value="{'file':'ZOOM0003-melvins-showboxmarket-20141018.mp3','title':'ZOOM0003-melvins-showboxmarket-20141018.mp3'},">
            <text:p>{'file':'ZOOM0003-melvins-showboxmarket-20141018.mp3','title':'ZOOM0003-melvins-showboxmarket-20141018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3roxhillsessions20150827.mp3</text:p>
          </table:table-cell>
          <table:table-cell table:formula="of:=&quot;{'file':'&quot;&amp;[.A435]&amp;&quot;','title':'&quot;&amp;[.B435]&amp;&quot;'},&quot;" office:value-type="string" office:string-value="{'file':'ZOOM0003roxhillsessions20150827.mp3','title':'ZOOM0003roxhillsessions20150827.mp3'},">
            <text:p>{'file':'ZOOM0003roxhillsessions20150827.mp3','title':'ZOOM0003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3roxhillsessions20150930.mp3</text:p>
          </table:table-cell>
          <table:table-cell table:formula="of:=&quot;{'file':'&quot;&amp;[.A436]&amp;&quot;','title':'&quot;&amp;[.B436]&amp;&quot;'},&quot;" office:value-type="string" office:string-value="{'file':'ZOOM0003roxhillsessions20150930.mp3','title':'ZOOM0003roxhillsessions20150930.mp3'},">
            <text:p>{'file':'ZOOM0003roxhillsessions20150930.mp3','title':'ZOOM0003roxhillsessions2015093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3-SkerikTrio-OwlnThistle-20130213.mp3</text:p>
          </table:table-cell>
          <table:table-cell table:formula="of:=&quot;{'file':'&quot;&amp;[.A437]&amp;&quot;','title':'&quot;&amp;[.B437]&amp;&quot;'},&quot;" office:value-type="string" office:string-value="{'file':'ZOOM0003-SkerikTrio-OwlnThistle-20130213.mp3','title':'ZOOM0003-SkerikTrio-OwlnThistle-20130213.mp3'},">
            <text:p>{'file':'ZOOM0003-SkerikTrio-OwlnThistle-20130213.mp3','title':'ZOOM0003-SkerikTrio-OwlnThistle-201302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3-SkerikTrio-OwlnThistle-20130227.mp3</text:p>
          </table:table-cell>
          <table:table-cell table:formula="of:=&quot;{'file':'&quot;&amp;[.A438]&amp;&quot;','title':'&quot;&amp;[.B438]&amp;&quot;'},&quot;" office:value-type="string" office:string-value="{'file':'ZOOM0003-SkerikTrio-OwlnThistle-20130227.mp3','title':'ZOOM0003-SkerikTrio-OwlnThistle-20130227.mp3'},">
            <text:p>{'file':'ZOOM0003-SkerikTrio-OwlnThistle-20130227.mp3','title':'ZOOM0003-SkerikTrio-OwlnThistle-201302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3-sufferingfuckheads-coppergate-20130326.mp3</text:p>
          </table:table-cell>
          <table:table-cell table:formula="of:=&quot;{'file':'&quot;&amp;[.A439]&amp;&quot;','title':'&quot;&amp;[.B439]&amp;&quot;'},&quot;" office:value-type="string" office:string-value="{'file':'ZOOM0003-sufferingfuckheads-coppergate-20130326.mp3','title':'ZOOM0003-sufferingfuckheads-coppergate-20130326.mp3'},">
            <text:p>{'file':'ZOOM0003-sufferingfuckheads-coppergate-20130326.mp3','title':'ZOOM0003-sufferingfuckheads-coppergate-20130326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3-zeke-highline-20140822.mp3</text:p>
          </table:table-cell>
          <table:table-cell table:formula="of:=&quot;{'file':'&quot;&amp;[.A440]&amp;&quot;','title':'&quot;&amp;[.B440]&amp;&quot;'},&quot;" office:value-type="string" office:string-value="{'file':'ZOOM0003-zeke-highline-20140822.mp3','title':'ZOOM0003-zeke-highline-20140822.mp3'},">
            <text:p>{'file':'ZOOM0003-zeke-highline-20140822.mp3','title':'ZOOM0003-zeke-highline-2014082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4bigbusinessportlandwonderballroom20150907.mp3</text:p>
          </table:table-cell>
          <table:table-cell table:formula="of:=&quot;{'file':'&quot;&amp;[.A441]&amp;&quot;','title':'&quot;&amp;[.B441]&amp;&quot;'},&quot;" office:value-type="string" office:string-value="{'file':'ZOOM0004bigbusinessportlandwonderballroom20150907.mp3','title':'ZOOM0004bigbusinessportlandwonderballroom20150907.mp3'},">
            <text:p>{'file':'ZOOM0004bigbusinessportlandwonderballroom20150907.mp3','title':'ZOOM0004bigbusinessportlandwonderballroom2015090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4-cracksabbath-owlandthistle-20140917.mp3</text:p>
          </table:table-cell>
          <table:table-cell table:formula="of:=&quot;{'file':'&quot;&amp;[.A442]&amp;&quot;','title':'&quot;&amp;[.B442]&amp;&quot;'},&quot;" office:value-type="string" office:string-value="{'file':'ZOOM0004-cracksabbath-owlandthistle-20140917.mp3','title':'ZOOM0004-cracksabbath-owlandthistle-20140917.mp3'},">
            <text:p>{'file':'ZOOM0004-cracksabbath-owlandthistle-20140917.mp3','title':'ZOOM0004-cracksabbath-owlandthistle-2014091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4-CrackSabbath-RoyalRoom-20130622.mp3</text:p>
          </table:table-cell>
          <table:table-cell table:formula="of:=&quot;{'file':'&quot;&amp;[.A443]&amp;&quot;','title':'&quot;&amp;[.B443]&amp;&quot;'},&quot;" office:value-type="string" office:string-value="{'file':'ZOOM0004-CrackSabbath-RoyalRoom-20130622.mp3','title':'ZOOM0004-CrackSabbath-RoyalRoom-20130622.mp3'},">
            <text:p>{'file':'ZOOM0004-CrackSabbath-RoyalRoom-20130622.mp3','title':'ZOOM0004-CrackSabbath-RoyalRoom-2013062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4-cracksabbath-themix-20130920.mp3</text:p>
          </table:table-cell>
          <table:table-cell table:formula="of:=&quot;{'file':'&quot;&amp;[.A444]&amp;&quot;','title':'&quot;&amp;[.B444]&amp;&quot;'},&quot;" office:value-type="string" office:string-value="{'file':'ZOOM0004-cracksabbath-themix-20130920.mp3','title':'ZOOM0004-cracksabbath-themix-20130920.mp3'},">
            <text:p>{'file':'ZOOM0004-cracksabbath-themix-20130920.mp3','title':'ZOOM0004-cracksabbath-themix-201309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4-melvins-showboxmarket-20141018.mp3</text:p>
          </table:table-cell>
          <table:table-cell table:formula="of:=&quot;{'file':'&quot;&amp;[.A445]&amp;&quot;','title':'&quot;&amp;[.B445]&amp;&quot;'},&quot;" office:value-type="string" office:string-value="{'file':'ZOOM0004-melvins-showboxmarket-20141018.mp3','title':'ZOOM0004-melvins-showboxmarket-20141018.mp3'},">
            <text:p>{'file':'ZOOM0004-melvins-showboxmarket-20141018.mp3','title':'ZOOM0004-melvins-showboxmarket-20141018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4roxhillsessions20150827.mp3</text:p>
          </table:table-cell>
          <table:table-cell table:formula="of:=&quot;{'file':'&quot;&amp;[.A446]&amp;&quot;','title':'&quot;&amp;[.B446]&amp;&quot;'},&quot;" office:value-type="string" office:string-value="{'file':'ZOOM0004roxhillsessions20150827.mp3','title':'ZOOM0004roxhillsessions20150827.mp3'},">
            <text:p>{'file':'ZOOM0004roxhillsessions20150827.mp3','title':'ZOOM0004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4roxhillsessions20150930.mp3</text:p>
          </table:table-cell>
          <table:table-cell table:formula="of:=&quot;{'file':'&quot;&amp;[.A447]&amp;&quot;','title':'&quot;&amp;[.B447]&amp;&quot;'},&quot;" office:value-type="string" office:string-value="{'file':'ZOOM0004roxhillsessions20150930.mp3','title':'ZOOM0004roxhillsessions20150930.mp3'},">
            <text:p>{'file':'ZOOM0004roxhillsessions20150930.mp3','title':'ZOOM0004roxhillsessions2015093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4-SkerikTrio-OwlnThistle-20130213.mp3</text:p>
          </table:table-cell>
          <table:table-cell table:formula="of:=&quot;{'file':'&quot;&amp;[.A448]&amp;&quot;','title':'&quot;&amp;[.B448]&amp;&quot;'},&quot;" office:value-type="string" office:string-value="{'file':'ZOOM0004-SkerikTrio-OwlnThistle-20130213.mp3','title':'ZOOM0004-SkerikTrio-OwlnThistle-20130213.mp3'},">
            <text:p>{'file':'ZOOM0004-SkerikTrio-OwlnThistle-20130213.mp3','title':'ZOOM0004-SkerikTrio-OwlnThistle-201302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4-SkerikTrio-OwlnThistle-20130227.mp3</text:p>
          </table:table-cell>
          <table:table-cell table:formula="of:=&quot;{'file':'&quot;&amp;[.A449]&amp;&quot;','title':'&quot;&amp;[.B449]&amp;&quot;'},&quot;" office:value-type="string" office:string-value="{'file':'ZOOM0004-SkerikTrio-OwlnThistle-20130227.mp3','title':'ZOOM0004-SkerikTrio-OwlnThistle-20130227.mp3'},">
            <text:p>{'file':'ZOOM0004-SkerikTrio-OwlnThistle-20130227.mp3','title':'ZOOM0004-SkerikTrio-OwlnThistle-201302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4-sufferingfuckheads-coppergate-20130212.mp3</text:p>
          </table:table-cell>
          <table:table-cell table:formula="of:=&quot;{'file':'&quot;&amp;[.A450]&amp;&quot;','title':'&quot;&amp;[.B450]&amp;&quot;'},&quot;" office:value-type="string" office:string-value="{'file':'ZOOM0004-sufferingfuckheads-coppergate-20130212.mp3','title':'ZOOM0004-sufferingfuckheads-coppergate-20130212.mp3'},">
            <text:p>{'file':'ZOOM0004-sufferingfuckheads-coppergate-20130212.mp3','title':'ZOOM0004-sufferingfuckheads-coppergate-2013021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4-sufferingfuckheads-coppergate-20130326.mp3</text:p>
          </table:table-cell>
          <table:table-cell table:formula="of:=&quot;{'file':'&quot;&amp;[.A451]&amp;&quot;','title':'&quot;&amp;[.B451]&amp;&quot;'},&quot;" office:value-type="string" office:string-value="{'file':'ZOOM0004-sufferingfuckheads-coppergate-20130326.mp3','title':'ZOOM0004-sufferingfuckheads-coppergate-20130326.mp3'},">
            <text:p>{'file':'ZOOM0004-sufferingfuckheads-coppergate-20130326.mp3','title':'ZOOM0004-sufferingfuckheads-coppergate-20130326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4-zeke-highline-20140822.mp3</text:p>
          </table:table-cell>
          <table:table-cell table:formula="of:=&quot;{'file':'&quot;&amp;[.A452]&amp;&quot;','title':'&quot;&amp;[.B452]&amp;&quot;'},&quot;" office:value-type="string" office:string-value="{'file':'ZOOM0004-zeke-highline-20140822.mp3','title':'ZOOM0004-zeke-highline-20140822.mp3'},">
            <text:p>{'file':'ZOOM0004-zeke-highline-20140822.mp3','title':'ZOOM0004-zeke-highline-2014082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5bigbusinessportlandwonderballroom20150907.mp3</text:p>
          </table:table-cell>
          <table:table-cell table:formula="of:=&quot;{'file':'&quot;&amp;[.A453]&amp;&quot;','title':'&quot;&amp;[.B453]&amp;&quot;'},&quot;" office:value-type="string" office:string-value="{'file':'ZOOM0005bigbusinessportlandwonderballroom20150907.mp3','title':'ZOOM0005bigbusinessportlandwonderballroom20150907.mp3'},">
            <text:p>{'file':'ZOOM0005bigbusinessportlandwonderballroom20150907.mp3','title':'ZOOM0005bigbusinessportlandwonderballroom2015090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5-cracksabbath-owlandthistle-20140917.mp3</text:p>
          </table:table-cell>
          <table:table-cell table:formula="of:=&quot;{'file':'&quot;&amp;[.A454]&amp;&quot;','title':'&quot;&amp;[.B454]&amp;&quot;'},&quot;" office:value-type="string" office:string-value="{'file':'ZOOM0005-cracksabbath-owlandthistle-20140917.mp3','title':'ZOOM0005-cracksabbath-owlandthistle-20140917.mp3'},">
            <text:p>{'file':'ZOOM0005-cracksabbath-owlandthistle-20140917.mp3','title':'ZOOM0005-cracksabbath-owlandthistle-2014091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5-CrackSabbath-RoyalRoom-20130622.mp3</text:p>
          </table:table-cell>
          <table:table-cell table:formula="of:=&quot;{'file':'&quot;&amp;[.A455]&amp;&quot;','title':'&quot;&amp;[.B455]&amp;&quot;'},&quot;" office:value-type="string" office:string-value="{'file':'ZOOM0005-CrackSabbath-RoyalRoom-20130622.mp3','title':'ZOOM0005-CrackSabbath-RoyalRoom-20130622.mp3'},">
            <text:p>{'file':'ZOOM0005-CrackSabbath-RoyalRoom-20130622.mp3','title':'ZOOM0005-CrackSabbath-RoyalRoom-2013062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5-cracksabbath-themix-20130920.mp3</text:p>
          </table:table-cell>
          <table:table-cell table:formula="of:=&quot;{'file':'&quot;&amp;[.A456]&amp;&quot;','title':'&quot;&amp;[.B456]&amp;&quot;'},&quot;" office:value-type="string" office:string-value="{'file':'ZOOM0005-cracksabbath-themix-20130920.mp3','title':'ZOOM0005-cracksabbath-themix-20130920.mp3'},">
            <text:p>{'file':'ZOOM0005-cracksabbath-themix-20130920.mp3','title':'ZOOM0005-cracksabbath-themix-201309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5-melvins-showboxmarket-20141018.mp3</text:p>
          </table:table-cell>
          <table:table-cell table:formula="of:=&quot;{'file':'&quot;&amp;[.A457]&amp;&quot;','title':'&quot;&amp;[.B457]&amp;&quot;'},&quot;" office:value-type="string" office:string-value="{'file':'ZOOM0005-melvins-showboxmarket-20141018.mp3','title':'ZOOM0005-melvins-showboxmarket-20141018.mp3'},">
            <text:p>{'file':'ZOOM0005-melvins-showboxmarket-20141018.mp3','title':'ZOOM0005-melvins-showboxmarket-20141018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5roxhillsessions20150827.mp3</text:p>
          </table:table-cell>
          <table:table-cell table:formula="of:=&quot;{'file':'&quot;&amp;[.A458]&amp;&quot;','title':'&quot;&amp;[.B458]&amp;&quot;'},&quot;" office:value-type="string" office:string-value="{'file':'ZOOM0005roxhillsessions20150827.mp3','title':'ZOOM0005roxhillsessions20150827.mp3'},">
            <text:p>{'file':'ZOOM0005roxhillsessions20150827.mp3','title':'ZOOM0005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5roxhillsessions20150930.mp3</text:p>
          </table:table-cell>
          <table:table-cell table:formula="of:=&quot;{'file':'&quot;&amp;[.A459]&amp;&quot;','title':'&quot;&amp;[.B459]&amp;&quot;'},&quot;" office:value-type="string" office:string-value="{'file':'ZOOM0005roxhillsessions20150930.mp3','title':'ZOOM0005roxhillsessions20150930.mp3'},">
            <text:p>{'file':'ZOOM0005roxhillsessions20150930.mp3','title':'ZOOM0005roxhillsessions2015093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5-SkerikTrio-OwlnThistle-20130213.mp3</text:p>
          </table:table-cell>
          <table:table-cell table:formula="of:=&quot;{'file':'&quot;&amp;[.A460]&amp;&quot;','title':'&quot;&amp;[.B460]&amp;&quot;'},&quot;" office:value-type="string" office:string-value="{'file':'ZOOM0005-SkerikTrio-OwlnThistle-20130213.mp3','title':'ZOOM0005-SkerikTrio-OwlnThistle-20130213.mp3'},">
            <text:p>{'file':'ZOOM0005-SkerikTrio-OwlnThistle-20130213.mp3','title':'ZOOM0005-SkerikTrio-OwlnThistle-201302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5-SkerikTrio-OwlnThistle-20130227.mp3</text:p>
          </table:table-cell>
          <table:table-cell table:formula="of:=&quot;{'file':'&quot;&amp;[.A461]&amp;&quot;','title':'&quot;&amp;[.B461]&amp;&quot;'},&quot;" office:value-type="string" office:string-value="{'file':'ZOOM0005-SkerikTrio-OwlnThistle-20130227.mp3','title':'ZOOM0005-SkerikTrio-OwlnThistle-20130227.mp3'},">
            <text:p>{'file':'ZOOM0005-SkerikTrio-OwlnThistle-20130227.mp3','title':'ZOOM0005-SkerikTrio-OwlnThistle-201302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5-sufferingfuckheads-coppergate-20130205.mp3</text:p>
          </table:table-cell>
          <table:table-cell table:formula="of:=&quot;{'file':'&quot;&amp;[.A462]&amp;&quot;','title':'&quot;&amp;[.B462]&amp;&quot;'},&quot;" office:value-type="string" office:string-value="{'file':'ZOOM0005-sufferingfuckheads-coppergate-20130205.mp3','title':'ZOOM0005-sufferingfuckheads-coppergate-20130205.mp3'},">
            <text:p>{'file':'ZOOM0005-sufferingfuckheads-coppergate-20130205.mp3','title':'ZOOM0005-sufferingfuckheads-coppergate-20130205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5-sufferingfuckheads-coppergate-20130212.mp3</text:p>
          </table:table-cell>
          <table:table-cell table:formula="of:=&quot;{'file':'&quot;&amp;[.A463]&amp;&quot;','title':'&quot;&amp;[.B463]&amp;&quot;'},&quot;" office:value-type="string" office:string-value="{'file':'ZOOM0005-sufferingfuckheads-coppergate-20130212.mp3','title':'ZOOM0005-sufferingfuckheads-coppergate-20130212.mp3'},">
            <text:p>{'file':'ZOOM0005-sufferingfuckheads-coppergate-20130212.mp3','title':'ZOOM0005-sufferingfuckheads-coppergate-2013021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5-sufferingfuckheads-coppergate-20130326.mp3</text:p>
          </table:table-cell>
          <table:table-cell table:formula="of:=&quot;{'file':'&quot;&amp;[.A464]&amp;&quot;','title':'&quot;&amp;[.B464]&amp;&quot;'},&quot;" office:value-type="string" office:string-value="{'file':'ZOOM0005-sufferingfuckheads-coppergate-20130326.mp3','title':'ZOOM0005-sufferingfuckheads-coppergate-20130326.mp3'},">
            <text:p>{'file':'ZOOM0005-sufferingfuckheads-coppergate-20130326.mp3','title':'ZOOM0005-sufferingfuckheads-coppergate-20130326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5-zeke-highline-20140822.mp3</text:p>
          </table:table-cell>
          <table:table-cell table:formula="of:=&quot;{'file':'&quot;&amp;[.A465]&amp;&quot;','title':'&quot;&amp;[.B465]&amp;&quot;'},&quot;" office:value-type="string" office:string-value="{'file':'ZOOM0005-zeke-highline-20140822.mp3','title':'ZOOM0005-zeke-highline-20140822.mp3'},">
            <text:p>{'file':'ZOOM0005-zeke-highline-20140822.mp3','title':'ZOOM0005-zeke-highline-2014082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6-cracksabbath-owlandthistle-20140917.mp3</text:p>
          </table:table-cell>
          <table:table-cell table:formula="of:=&quot;{'file':'&quot;&amp;[.A466]&amp;&quot;','title':'&quot;&amp;[.B466]&amp;&quot;'},&quot;" office:value-type="string" office:string-value="{'file':'ZOOM0006-cracksabbath-owlandthistle-20140917.mp3','title':'ZOOM0006-cracksabbath-owlandthistle-20140917.mp3'},">
            <text:p>{'file':'ZOOM0006-cracksabbath-owlandthistle-20140917.mp3','title':'ZOOM0006-cracksabbath-owlandthistle-2014091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6melvinsportlandwonderballroom20150907.mp3</text:p>
          </table:table-cell>
          <table:table-cell table:formula="of:=&quot;{'file':'&quot;&amp;[.A467]&amp;&quot;','title':'&quot;&amp;[.B467]&amp;&quot;'},&quot;" office:value-type="string" office:string-value="{'file':'ZOOM0006melvinsportlandwonderballroom20150907.mp3','title':'ZOOM0006melvinsportlandwonderballroom20150907.mp3'},">
            <text:p>{'file':'ZOOM0006melvinsportlandwonderballroom20150907.mp3','title':'ZOOM0006melvinsportlandwonderballroom2015090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6-melvins-showboxmarket-20141018.mp3</text:p>
          </table:table-cell>
          <table:table-cell table:formula="of:=&quot;{'file':'&quot;&amp;[.A468]&amp;&quot;','title':'&quot;&amp;[.B468]&amp;&quot;'},&quot;" office:value-type="string" office:string-value="{'file':'ZOOM0006-melvins-showboxmarket-20141018.mp3','title':'ZOOM0006-melvins-showboxmarket-20141018.mp3'},">
            <text:p>{'file':'ZOOM0006-melvins-showboxmarket-20141018.mp3','title':'ZOOM0006-melvins-showboxmarket-20141018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6roxhillsessions20150827.mp3</text:p>
          </table:table-cell>
          <table:table-cell table:formula="of:=&quot;{'file':'&quot;&amp;[.A469]&amp;&quot;','title':'&quot;&amp;[.B469]&amp;&quot;'},&quot;" office:value-type="string" office:string-value="{'file':'ZOOM0006roxhillsessions20150827.mp3','title':'ZOOM0006roxhillsessions20150827.mp3'},">
            <text:p>{'file':'ZOOM0006roxhillsessions20150827.mp3','title':'ZOOM0006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6roxhillsessions20150930.mp3</text:p>
          </table:table-cell>
          <table:table-cell table:formula="of:=&quot;{'file':'&quot;&amp;[.A470]&amp;&quot;','title':'&quot;&amp;[.B470]&amp;&quot;'},&quot;" office:value-type="string" office:string-value="{'file':'ZOOM0006roxhillsessions20150930.mp3','title':'ZOOM0006roxhillsessions20150930.mp3'},">
            <text:p>{'file':'ZOOM0006roxhillsessions20150930.mp3','title':'ZOOM0006roxhillsessions2015093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6-SkerikTrio-OwlnThistle-20130213.mp3</text:p>
          </table:table-cell>
          <table:table-cell table:formula="of:=&quot;{'file':'&quot;&amp;[.A471]&amp;&quot;','title':'&quot;&amp;[.B471]&amp;&quot;'},&quot;" office:value-type="string" office:string-value="{'file':'ZOOM0006-SkerikTrio-OwlnThistle-20130213.mp3','title':'ZOOM0006-SkerikTrio-OwlnThistle-20130213.mp3'},">
            <text:p>{'file':'ZOOM0006-SkerikTrio-OwlnThistle-20130213.mp3','title':'ZOOM0006-SkerikTrio-OwlnThistle-201302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6-SkerikTrio-OwlnThistle-20130227.mp3</text:p>
          </table:table-cell>
          <table:table-cell table:formula="of:=&quot;{'file':'&quot;&amp;[.A472]&amp;&quot;','title':'&quot;&amp;[.B472]&amp;&quot;'},&quot;" office:value-type="string" office:string-value="{'file':'ZOOM0006-SkerikTrio-OwlnThistle-20130227.mp3','title':'ZOOM0006-SkerikTrio-OwlnThistle-20130227.mp3'},">
            <text:p>{'file':'ZOOM0006-SkerikTrio-OwlnThistle-20130227.mp3','title':'ZOOM0006-SkerikTrio-OwlnThistle-201302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6-sufferingfuckheads-coppergate-20130212.mp3</text:p>
          </table:table-cell>
          <table:table-cell table:formula="of:=&quot;{'file':'&quot;&amp;[.A473]&amp;&quot;','title':'&quot;&amp;[.B473]&amp;&quot;'},&quot;" office:value-type="string" office:string-value="{'file':'ZOOM0006-sufferingfuckheads-coppergate-20130212.mp3','title':'ZOOM0006-sufferingfuckheads-coppergate-20130212.mp3'},">
            <text:p>{'file':'ZOOM0006-sufferingfuckheads-coppergate-20130212.mp3','title':'ZOOM0006-sufferingfuckheads-coppergate-2013021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6-sufferingfuckheads-coppergate-20130326.mp3</text:p>
          </table:table-cell>
          <table:table-cell table:formula="of:=&quot;{'file':'&quot;&amp;[.A474]&amp;&quot;','title':'&quot;&amp;[.B474]&amp;&quot;'},&quot;" office:value-type="string" office:string-value="{'file':'ZOOM0006-sufferingfuckheads-coppergate-20130326.mp3','title':'ZOOM0006-sufferingfuckheads-coppergate-20130326.mp3'},">
            <text:p>{'file':'ZOOM0006-sufferingfuckheads-coppergate-20130326.mp3','title':'ZOOM0006-sufferingfuckheads-coppergate-20130326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6-zeke-highline-20140822.mp3</text:p>
          </table:table-cell>
          <table:table-cell table:formula="of:=&quot;{'file':'&quot;&amp;[.A475]&amp;&quot;','title':'&quot;&amp;[.B475]&amp;&quot;'},&quot;" office:value-type="string" office:string-value="{'file':'ZOOM0006-zeke-highline-20140822.mp3','title':'ZOOM0006-zeke-highline-20140822.mp3'},">
            <text:p>{'file':'ZOOM0006-zeke-highline-20140822.mp3','title':'ZOOM0006-zeke-highline-2014082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7-cracksabbath-owlandthistle-20140917.mp3</text:p>
          </table:table-cell>
          <table:table-cell table:formula="of:=&quot;{'file':'&quot;&amp;[.A476]&amp;&quot;','title':'&quot;&amp;[.B476]&amp;&quot;'},&quot;" office:value-type="string" office:string-value="{'file':'ZOOM0007-cracksabbath-owlandthistle-20140917.mp3','title':'ZOOM0007-cracksabbath-owlandthistle-20140917.mp3'},">
            <text:p>{'file':'ZOOM0007-cracksabbath-owlandthistle-20140917.mp3','title':'ZOOM0007-cracksabbath-owlandthistle-2014091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7-cracksabbath-themix-20130920.mp3</text:p>
          </table:table-cell>
          <table:table-cell table:formula="of:=&quot;{'file':'&quot;&amp;[.A477]&amp;&quot;','title':'&quot;&amp;[.B477]&amp;&quot;'},&quot;" office:value-type="string" office:string-value="{'file':'ZOOM0007-cracksabbath-themix-20130920.mp3','title':'ZOOM0007-cracksabbath-themix-20130920.mp3'},">
            <text:p>{'file':'ZOOM0007-cracksabbath-themix-20130920.mp3','title':'ZOOM0007-cracksabbath-themix-201309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7melvinsportlandwonderballroom20150907.mp3</text:p>
          </table:table-cell>
          <table:table-cell table:formula="of:=&quot;{'file':'&quot;&amp;[.A478]&amp;&quot;','title':'&quot;&amp;[.B478]&amp;&quot;'},&quot;" office:value-type="string" office:string-value="{'file':'ZOOM0007melvinsportlandwonderballroom20150907.mp3','title':'ZOOM0007melvinsportlandwonderballroom20150907.mp3'},">
            <text:p>{'file':'ZOOM0007melvinsportlandwonderballroom20150907.mp3','title':'ZOOM0007melvinsportlandwonderballroom2015090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7-melvins-showboxmarket-20141018.mp3</text:p>
          </table:table-cell>
          <table:table-cell table:formula="of:=&quot;{'file':'&quot;&amp;[.A479]&amp;&quot;','title':'&quot;&amp;[.B479]&amp;&quot;'},&quot;" office:value-type="string" office:string-value="{'file':'ZOOM0007-melvins-showboxmarket-20141018.mp3','title':'ZOOM0007-melvins-showboxmarket-20141018.mp3'},">
            <text:p>{'file':'ZOOM0007-melvins-showboxmarket-20141018.mp3','title':'ZOOM0007-melvins-showboxmarket-20141018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7roxhillsessions20150827.mp3</text:p>
          </table:table-cell>
          <table:table-cell table:formula="of:=&quot;{'file':'&quot;&amp;[.A480]&amp;&quot;','title':'&quot;&amp;[.B480]&amp;&quot;'},&quot;" office:value-type="string" office:string-value="{'file':'ZOOM0007roxhillsessions20150827.mp3','title':'ZOOM0007roxhillsessions20150827.mp3'},">
            <text:p>{'file':'ZOOM0007roxhillsessions20150827.mp3','title':'ZOOM0007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7roxhillsessions20150930.mp3</text:p>
          </table:table-cell>
          <table:table-cell table:formula="of:=&quot;{'file':'&quot;&amp;[.A481]&amp;&quot;','title':'&quot;&amp;[.B481]&amp;&quot;'},&quot;" office:value-type="string" office:string-value="{'file':'ZOOM0007roxhillsessions20150930.mp3','title':'ZOOM0007roxhillsessions20150930.mp3'},">
            <text:p>{'file':'ZOOM0007roxhillsessions20150930.mp3','title':'ZOOM0007roxhillsessions2015093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7-SkerikTrio-OwlnThistle-20130213.mp3</text:p>
          </table:table-cell>
          <table:table-cell table:formula="of:=&quot;{'file':'&quot;&amp;[.A482]&amp;&quot;','title':'&quot;&amp;[.B482]&amp;&quot;'},&quot;" office:value-type="string" office:string-value="{'file':'ZOOM0007-SkerikTrio-OwlnThistle-20130213.mp3','title':'ZOOM0007-SkerikTrio-OwlnThistle-20130213.mp3'},">
            <text:p>{'file':'ZOOM0007-SkerikTrio-OwlnThistle-20130213.mp3','title':'ZOOM0007-SkerikTrio-OwlnThistle-201302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7-SkerikTrio-OwlnThistle-20130227.mp3</text:p>
          </table:table-cell>
          <table:table-cell table:formula="of:=&quot;{'file':'&quot;&amp;[.A483]&amp;&quot;','title':'&quot;&amp;[.B483]&amp;&quot;'},&quot;" office:value-type="string" office:string-value="{'file':'ZOOM0007-SkerikTrio-OwlnThistle-20130227.mp3','title':'ZOOM0007-SkerikTrio-OwlnThistle-20130227.mp3'},">
            <text:p>{'file':'ZOOM0007-SkerikTrio-OwlnThistle-20130227.mp3','title':'ZOOM0007-SkerikTrio-OwlnThistle-201302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7-sufferingfuckheads-coppergate-20130326.mp3</text:p>
          </table:table-cell>
          <table:table-cell table:formula="of:=&quot;{'file':'&quot;&amp;[.A484]&amp;&quot;','title':'&quot;&amp;[.B484]&amp;&quot;'},&quot;" office:value-type="string" office:string-value="{'file':'ZOOM0007-sufferingfuckheads-coppergate-20130326.mp3','title':'ZOOM0007-sufferingfuckheads-coppergate-20130326.mp3'},">
            <text:p>{'file':'ZOOM0007-sufferingfuckheads-coppergate-20130326.mp3','title':'ZOOM0007-sufferingfuckheads-coppergate-20130326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7-zeke-highline-20140822.mp3</text:p>
          </table:table-cell>
          <table:table-cell table:formula="of:=&quot;{'file':'&quot;&amp;[.A485]&amp;&quot;','title':'&quot;&amp;[.B485]&amp;&quot;'},&quot;" office:value-type="string" office:string-value="{'file':'ZOOM0007-zeke-highline-20140822.mp3','title':'ZOOM0007-zeke-highline-20140822.mp3'},">
            <text:p>{'file':'ZOOM0007-zeke-highline-20140822.mp3','title':'ZOOM0007-zeke-highline-2014082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8-cracksabbath-owlandthistle-20140917.mp3</text:p>
          </table:table-cell>
          <table:table-cell table:formula="of:=&quot;{'file':'&quot;&amp;[.A486]&amp;&quot;','title':'&quot;&amp;[.B486]&amp;&quot;'},&quot;" office:value-type="string" office:string-value="{'file':'ZOOM0008-cracksabbath-owlandthistle-20140917.mp3','title':'ZOOM0008-cracksabbath-owlandthistle-20140917.mp3'},">
            <text:p>{'file':'ZOOM0008-cracksabbath-owlandthistle-20140917.mp3','title':'ZOOM0008-cracksabbath-owlandthistle-2014091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8-CrackSabbath-RoyalRoom-20130622.mp3</text:p>
          </table:table-cell>
          <table:table-cell table:formula="of:=&quot;{'file':'&quot;&amp;[.A487]&amp;&quot;','title':'&quot;&amp;[.B487]&amp;&quot;'},&quot;" office:value-type="string" office:string-value="{'file':'ZOOM0008-CrackSabbath-RoyalRoom-20130622.mp3','title':'ZOOM0008-CrackSabbath-RoyalRoom-20130622.mp3'},">
            <text:p>{'file':'ZOOM0008-CrackSabbath-RoyalRoom-20130622.mp3','title':'ZOOM0008-CrackSabbath-RoyalRoom-2013062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8-cracksabbath-themix-20130920.mp3</text:p>
          </table:table-cell>
          <table:table-cell table:formula="of:=&quot;{'file':'&quot;&amp;[.A488]&amp;&quot;','title':'&quot;&amp;[.B488]&amp;&quot;'},&quot;" office:value-type="string" office:string-value="{'file':'ZOOM0008-cracksabbath-themix-20130920.mp3','title':'ZOOM0008-cracksabbath-themix-20130920.mp3'},">
            <text:p>{'file':'ZOOM0008-cracksabbath-themix-20130920.mp3','title':'ZOOM0008-cracksabbath-themix-201309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8melvinsportlandwonderballroom20150907.mp3</text:p>
          </table:table-cell>
          <table:table-cell table:formula="of:=&quot;{'file':'&quot;&amp;[.A489]&amp;&quot;','title':'&quot;&amp;[.B489]&amp;&quot;'},&quot;" office:value-type="string" office:string-value="{'file':'ZOOM0008melvinsportlandwonderballroom20150907.mp3','title':'ZOOM0008melvinsportlandwonderballroom20150907.mp3'},">
            <text:p>{'file':'ZOOM0008melvinsportlandwonderballroom20150907.mp3','title':'ZOOM0008melvinsportlandwonderballroom2015090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8-melvins-showboxmarket-20141018.mp3</text:p>
          </table:table-cell>
          <table:table-cell table:formula="of:=&quot;{'file':'&quot;&amp;[.A490]&amp;&quot;','title':'&quot;&amp;[.B490]&amp;&quot;'},&quot;" office:value-type="string" office:string-value="{'file':'ZOOM0008-melvins-showboxmarket-20141018.mp3','title':'ZOOM0008-melvins-showboxmarket-20141018.mp3'},">
            <text:p>{'file':'ZOOM0008-melvins-showboxmarket-20141018.mp3','title':'ZOOM0008-melvins-showboxmarket-20141018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8roxhillsessions20150827.mp3</text:p>
          </table:table-cell>
          <table:table-cell table:formula="of:=&quot;{'file':'&quot;&amp;[.A491]&amp;&quot;','title':'&quot;&amp;[.B491]&amp;&quot;'},&quot;" office:value-type="string" office:string-value="{'file':'ZOOM0008roxhillsessions20150827.mp3','title':'ZOOM0008roxhillsessions20150827.mp3'},">
            <text:p>{'file':'ZOOM0008roxhillsessions20150827.mp3','title':'ZOOM0008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8roxhillsessions20150930.mp3</text:p>
          </table:table-cell>
          <table:table-cell table:formula="of:=&quot;{'file':'&quot;&amp;[.A492]&amp;&quot;','title':'&quot;&amp;[.B492]&amp;&quot;'},&quot;" office:value-type="string" office:string-value="{'file':'ZOOM0008roxhillsessions20150930.mp3','title':'ZOOM0008roxhillsessions20150930.mp3'},">
            <text:p>{'file':'ZOOM0008roxhillsessions20150930.mp3','title':'ZOOM0008roxhillsessions2015093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8-SkerikTrio-OwlnThistle-20130213.mp3</text:p>
          </table:table-cell>
          <table:table-cell table:formula="of:=&quot;{'file':'&quot;&amp;[.A493]&amp;&quot;','title':'&quot;&amp;[.B493]&amp;&quot;'},&quot;" office:value-type="string" office:string-value="{'file':'ZOOM0008-SkerikTrio-OwlnThistle-20130213.mp3','title':'ZOOM0008-SkerikTrio-OwlnThistle-20130213.mp3'},">
            <text:p>{'file':'ZOOM0008-SkerikTrio-OwlnThistle-20130213.mp3','title':'ZOOM0008-SkerikTrio-OwlnThistle-201302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8-SkerikTrio-OwlnThistle-20130227.mp3</text:p>
          </table:table-cell>
          <table:table-cell table:formula="of:=&quot;{'file':'&quot;&amp;[.A494]&amp;&quot;','title':'&quot;&amp;[.B494]&amp;&quot;'},&quot;" office:value-type="string" office:string-value="{'file':'ZOOM0008-SkerikTrio-OwlnThistle-20130227.mp3','title':'ZOOM0008-SkerikTrio-OwlnThistle-20130227.mp3'},">
            <text:p>{'file':'ZOOM0008-SkerikTrio-OwlnThistle-20130227.mp3','title':'ZOOM0008-SkerikTrio-OwlnThistle-201302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8-sufferingfuckheads-coppergate-20130205.mp3</text:p>
          </table:table-cell>
          <table:table-cell table:formula="of:=&quot;{'file':'&quot;&amp;[.A495]&amp;&quot;','title':'&quot;&amp;[.B495]&amp;&quot;'},&quot;" office:value-type="string" office:string-value="{'file':'ZOOM0008-sufferingfuckheads-coppergate-20130205.mp3','title':'ZOOM0008-sufferingfuckheads-coppergate-20130205.mp3'},">
            <text:p>{'file':'ZOOM0008-sufferingfuckheads-coppergate-20130205.mp3','title':'ZOOM0008-sufferingfuckheads-coppergate-20130205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8-sufferingfuckheads-coppergate-20130326.mp3</text:p>
          </table:table-cell>
          <table:table-cell table:formula="of:=&quot;{'file':'&quot;&amp;[.A496]&amp;&quot;','title':'&quot;&amp;[.B496]&amp;&quot;'},&quot;" office:value-type="string" office:string-value="{'file':'ZOOM0008-sufferingfuckheads-coppergate-20130326.mp3','title':'ZOOM0008-sufferingfuckheads-coppergate-20130326.mp3'},">
            <text:p>{'file':'ZOOM0008-sufferingfuckheads-coppergate-20130326.mp3','title':'ZOOM0008-sufferingfuckheads-coppergate-20130326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8-sufferingfuckheads-coppergate-20130604.mp3</text:p>
          </table:table-cell>
          <table:table-cell table:formula="of:=&quot;{'file':'&quot;&amp;[.A497]&amp;&quot;','title':'&quot;&amp;[.B497]&amp;&quot;'},&quot;" office:value-type="string" office:string-value="{'file':'ZOOM0008-sufferingfuckheads-coppergate-20130604.mp3','title':'ZOOM0008-sufferingfuckheads-coppergate-20130604.mp3'},">
            <text:p>{'file':'ZOOM0008-sufferingfuckheads-coppergate-20130604.mp3','title':'ZOOM0008-sufferingfuckheads-coppergate-20130604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8-zeke-highline-20140822.mp3</text:p>
          </table:table-cell>
          <table:table-cell table:formula="of:=&quot;{'file':'&quot;&amp;[.A498]&amp;&quot;','title':'&quot;&amp;[.B498]&amp;&quot;'},&quot;" office:value-type="string" office:string-value="{'file':'ZOOM0008-zeke-highline-20140822.mp3','title':'ZOOM0008-zeke-highline-20140822.mp3'},">
            <text:p>{'file':'ZOOM0008-zeke-highline-20140822.mp3','title':'ZOOM0008-zeke-highline-2014082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9-cracksabbath-owlandthistle-20140917.mp3</text:p>
          </table:table-cell>
          <table:table-cell table:formula="of:=&quot;{'file':'&quot;&amp;[.A499]&amp;&quot;','title':'&quot;&amp;[.B499]&amp;&quot;'},&quot;" office:value-type="string" office:string-value="{'file':'ZOOM0009-cracksabbath-owlandthistle-20140917.mp3','title':'ZOOM0009-cracksabbath-owlandthistle-20140917.mp3'},">
            <text:p>{'file':'ZOOM0009-cracksabbath-owlandthistle-20140917.mp3','title':'ZOOM0009-cracksabbath-owlandthistle-2014091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9-CrackSabbath-RoyalRoom-20130622.mp3</text:p>
          </table:table-cell>
          <table:table-cell table:formula="of:=&quot;{'file':'&quot;&amp;[.A500]&amp;&quot;','title':'&quot;&amp;[.B500]&amp;&quot;'},&quot;" office:value-type="string" office:string-value="{'file':'ZOOM0009-CrackSabbath-RoyalRoom-20130622.mp3','title':'ZOOM0009-CrackSabbath-RoyalRoom-20130622.mp3'},">
            <text:p>{'file':'ZOOM0009-CrackSabbath-RoyalRoom-20130622.mp3','title':'ZOOM0009-CrackSabbath-RoyalRoom-2013062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9-cracksabbath-themix-20130920.mp3</text:p>
          </table:table-cell>
          <table:table-cell table:formula="of:=&quot;{'file':'&quot;&amp;[.A501]&amp;&quot;','title':'&quot;&amp;[.B501]&amp;&quot;'},&quot;" office:value-type="string" office:string-value="{'file':'ZOOM0009-cracksabbath-themix-20130920.mp3','title':'ZOOM0009-cracksabbath-themix-20130920.mp3'},">
            <text:p>{'file':'ZOOM0009-cracksabbath-themix-20130920.mp3','title':'ZOOM0009-cracksabbath-themix-201309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9melvinsportlandwonderballroom20150907.mp3</text:p>
          </table:table-cell>
          <table:table-cell table:formula="of:=&quot;{'file':'&quot;&amp;[.A502]&amp;&quot;','title':'&quot;&amp;[.B502]&amp;&quot;'},&quot;" office:value-type="string" office:string-value="{'file':'ZOOM0009melvinsportlandwonderballroom20150907.mp3','title':'ZOOM0009melvinsportlandwonderballroom20150907.mp3'},">
            <text:p>{'file':'ZOOM0009melvinsportlandwonderballroom20150907.mp3','title':'ZOOM0009melvinsportlandwonderballroom2015090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9-melvins-showboxmarket-20141018.mp3</text:p>
          </table:table-cell>
          <table:table-cell table:formula="of:=&quot;{'file':'&quot;&amp;[.A503]&amp;&quot;','title':'&quot;&amp;[.B503]&amp;&quot;'},&quot;" office:value-type="string" office:string-value="{'file':'ZOOM0009-melvins-showboxmarket-20141018.mp3','title':'ZOOM0009-melvins-showboxmarket-20141018.mp3'},">
            <text:p>{'file':'ZOOM0009-melvins-showboxmarket-20141018.mp3','title':'ZOOM0009-melvins-showboxmarket-20141018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9roxhillsessions20150827.mp3</text:p>
          </table:table-cell>
          <table:table-cell table:formula="of:=&quot;{'file':'&quot;&amp;[.A504]&amp;&quot;','title':'&quot;&amp;[.B504]&amp;&quot;'},&quot;" office:value-type="string" office:string-value="{'file':'ZOOM0009roxhillsessions20150827.mp3','title':'ZOOM0009roxhillsessions20150827.mp3'},">
            <text:p>{'file':'ZOOM0009roxhillsessions20150827.mp3','title':'ZOOM0009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9roxhillsessions20150930.mp3</text:p>
          </table:table-cell>
          <table:table-cell table:formula="of:=&quot;{'file':'&quot;&amp;[.A505]&amp;&quot;','title':'&quot;&amp;[.B505]&amp;&quot;'},&quot;" office:value-type="string" office:string-value="{'file':'ZOOM0009roxhillsessions20150930.mp3','title':'ZOOM0009roxhillsessions20150930.mp3'},">
            <text:p>{'file':'ZOOM0009roxhillsessions20150930.mp3','title':'ZOOM0009roxhillsessions2015093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9-SkerikTrio-OwlnThistle-20130213.mp3</text:p>
          </table:table-cell>
          <table:table-cell table:formula="of:=&quot;{'file':'&quot;&amp;[.A506]&amp;&quot;','title':'&quot;&amp;[.B506]&amp;&quot;'},&quot;" office:value-type="string" office:string-value="{'file':'ZOOM0009-SkerikTrio-OwlnThistle-20130213.mp3','title':'ZOOM0009-SkerikTrio-OwlnThistle-20130213.mp3'},">
            <text:p>{'file':'ZOOM0009-SkerikTrio-OwlnThistle-20130213.mp3','title':'ZOOM0009-SkerikTrio-OwlnThistle-201302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9-SkerikTrio-OwlnThistle-20130227.mp3</text:p>
          </table:table-cell>
          <table:table-cell table:formula="of:=&quot;{'file':'&quot;&amp;[.A507]&amp;&quot;','title':'&quot;&amp;[.B507]&amp;&quot;'},&quot;" office:value-type="string" office:string-value="{'file':'ZOOM0009-SkerikTrio-OwlnThistle-20130227.mp3','title':'ZOOM0009-SkerikTrio-OwlnThistle-20130227.mp3'},">
            <text:p>{'file':'ZOOM0009-SkerikTrio-OwlnThistle-20130227.mp3','title':'ZOOM0009-SkerikTrio-OwlnThistle-201302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9-sufferingfuckheads-coppergate-20130326.mp3</text:p>
          </table:table-cell>
          <table:table-cell table:formula="of:=&quot;{'file':'&quot;&amp;[.A508]&amp;&quot;','title':'&quot;&amp;[.B508]&amp;&quot;'},&quot;" office:value-type="string" office:string-value="{'file':'ZOOM0009-sufferingfuckheads-coppergate-20130326.mp3','title':'ZOOM0009-sufferingfuckheads-coppergate-20130326.mp3'},">
            <text:p>{'file':'ZOOM0009-sufferingfuckheads-coppergate-20130326.mp3','title':'ZOOM0009-sufferingfuckheads-coppergate-20130326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9-sufferingfuckheads-coppergate-20130604.mp3</text:p>
          </table:table-cell>
          <table:table-cell table:formula="of:=&quot;{'file':'&quot;&amp;[.A509]&amp;&quot;','title':'&quot;&amp;[.B509]&amp;&quot;'},&quot;" office:value-type="string" office:string-value="{'file':'ZOOM0009-sufferingfuckheads-coppergate-20130604.mp3','title':'ZOOM0009-sufferingfuckheads-coppergate-20130604.mp3'},">
            <text:p>{'file':'ZOOM0009-sufferingfuckheads-coppergate-20130604.mp3','title':'ZOOM0009-sufferingfuckheads-coppergate-20130604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9-zeke-highline-20140822.mp3</text:p>
          </table:table-cell>
          <table:table-cell table:formula="of:=&quot;{'file':'&quot;&amp;[.A510]&amp;&quot;','title':'&quot;&amp;[.B510]&amp;&quot;'},&quot;" office:value-type="string" office:string-value="{'file':'ZOOM0009-zeke-highline-20140822.mp3','title':'ZOOM0009-zeke-highline-20140822.mp3'},">
            <text:p>{'file':'ZOOM0009-zeke-highline-20140822.mp3','title':'ZOOM0009-zeke-highline-2014082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0-cracksabbath-owlandthistle-20140917.mp3</text:p>
          </table:table-cell>
          <table:table-cell table:formula="of:=&quot;{'file':'&quot;&amp;[.A511]&amp;&quot;','title':'&quot;&amp;[.B511]&amp;&quot;'},&quot;" office:value-type="string" office:string-value="{'file':'ZOOM0010-cracksabbath-owlandthistle-20140917.mp3','title':'ZOOM0010-cracksabbath-owlandthistle-20140917.mp3'},">
            <text:p>{'file':'ZOOM0010-cracksabbath-owlandthistle-20140917.mp3','title':'ZOOM0010-cracksabbath-owlandthistle-2014091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0-CrackSabbath-RoyalRoom-20130622.mp3</text:p>
          </table:table-cell>
          <table:table-cell table:formula="of:=&quot;{'file':'&quot;&amp;[.A512]&amp;&quot;','title':'&quot;&amp;[.B512]&amp;&quot;'},&quot;" office:value-type="string" office:string-value="{'file':'ZOOM0010-CrackSabbath-RoyalRoom-20130622.mp3','title':'ZOOM0010-CrackSabbath-RoyalRoom-20130622.mp3'},">
            <text:p>{'file':'ZOOM0010-CrackSabbath-RoyalRoom-20130622.mp3','title':'ZOOM0010-CrackSabbath-RoyalRoom-2013062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0-cracksabbath-themix-20130920.mp3</text:p>
          </table:table-cell>
          <table:table-cell table:formula="of:=&quot;{'file':'&quot;&amp;[.A513]&amp;&quot;','title':'&quot;&amp;[.B513]&amp;&quot;'},&quot;" office:value-type="string" office:string-value="{'file':'ZOOM0010-cracksabbath-themix-20130920.mp3','title':'ZOOM0010-cracksabbath-themix-20130920.mp3'},">
            <text:p>{'file':'ZOOM0010-cracksabbath-themix-20130920.mp3','title':'ZOOM0010-cracksabbath-themix-201309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0melvinsportlandwonderballroom20150907.mp3</text:p>
          </table:table-cell>
          <table:table-cell table:formula="of:=&quot;{'file':'&quot;&amp;[.A514]&amp;&quot;','title':'&quot;&amp;[.B514]&amp;&quot;'},&quot;" office:value-type="string" office:string-value="{'file':'ZOOM0010melvinsportlandwonderballroom20150907.mp3','title':'ZOOM0010melvinsportlandwonderballroom20150907.mp3'},">
            <text:p>{'file':'ZOOM0010melvinsportlandwonderballroom20150907.mp3','title':'ZOOM0010melvinsportlandwonderballroom2015090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0-melvins-showboxmarket-20141018.mp3</text:p>
          </table:table-cell>
          <table:table-cell table:formula="of:=&quot;{'file':'&quot;&amp;[.A515]&amp;&quot;','title':'&quot;&amp;[.B515]&amp;&quot;'},&quot;" office:value-type="string" office:string-value="{'file':'ZOOM0010-melvins-showboxmarket-20141018.mp3','title':'ZOOM0010-melvins-showboxmarket-20141018.mp3'},">
            <text:p>{'file':'ZOOM0010-melvins-showboxmarket-20141018.mp3','title':'ZOOM0010-melvins-showboxmarket-20141018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0roxhillsessions20150827.mp3</text:p>
          </table:table-cell>
          <table:table-cell table:formula="of:=&quot;{'file':'&quot;&amp;[.A516]&amp;&quot;','title':'&quot;&amp;[.B516]&amp;&quot;'},&quot;" office:value-type="string" office:string-value="{'file':'ZOOM0010roxhillsessions20150827.mp3','title':'ZOOM0010roxhillsessions20150827.mp3'},">
            <text:p>{'file':'ZOOM0010roxhillsessions20150827.mp3','title':'ZOOM0010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0roxhillsessions20150930.mp3</text:p>
          </table:table-cell>
          <table:table-cell table:formula="of:=&quot;{'file':'&quot;&amp;[.A517]&amp;&quot;','title':'&quot;&amp;[.B517]&amp;&quot;'},&quot;" office:value-type="string" office:string-value="{'file':'ZOOM0010roxhillsessions20150930.mp3','title':'ZOOM0010roxhillsessions20150930.mp3'},">
            <text:p>{'file':'ZOOM0010roxhillsessions20150930.mp3','title':'ZOOM0010roxhillsessions2015093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0-SkerikTrio-OwlnThistle-20130213.mp3</text:p>
          </table:table-cell>
          <table:table-cell table:formula="of:=&quot;{'file':'&quot;&amp;[.A518]&amp;&quot;','title':'&quot;&amp;[.B518]&amp;&quot;'},&quot;" office:value-type="string" office:string-value="{'file':'ZOOM0010-SkerikTrio-OwlnThistle-20130213.mp3','title':'ZOOM0010-SkerikTrio-OwlnThistle-20130213.mp3'},">
            <text:p>{'file':'ZOOM0010-SkerikTrio-OwlnThistle-20130213.mp3','title':'ZOOM0010-SkerikTrio-OwlnThistle-201302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0-sufferingfuckheads-coppergate-20130326.mp3</text:p>
          </table:table-cell>
          <table:table-cell table:formula="of:=&quot;{'file':'&quot;&amp;[.A519]&amp;&quot;','title':'&quot;&amp;[.B519]&amp;&quot;'},&quot;" office:value-type="string" office:string-value="{'file':'ZOOM0010-sufferingfuckheads-coppergate-20130326.mp3','title':'ZOOM0010-sufferingfuckheads-coppergate-20130326.mp3'},">
            <text:p>{'file':'ZOOM0010-sufferingfuckheads-coppergate-20130326.mp3','title':'ZOOM0010-sufferingfuckheads-coppergate-20130326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0-sufferingfuckheads-coppergate-20130604.mp3</text:p>
          </table:table-cell>
          <table:table-cell table:formula="of:=&quot;{'file':'&quot;&amp;[.A520]&amp;&quot;','title':'&quot;&amp;[.B520]&amp;&quot;'},&quot;" office:value-type="string" office:string-value="{'file':'ZOOM0010-sufferingfuckheads-coppergate-20130604.mp3','title':'ZOOM0010-sufferingfuckheads-coppergate-20130604.mp3'},">
            <text:p>{'file':'ZOOM0010-sufferingfuckheads-coppergate-20130604.mp3','title':'ZOOM0010-sufferingfuckheads-coppergate-20130604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0-zeke-highline-20140822.mp3</text:p>
          </table:table-cell>
          <table:table-cell table:formula="of:=&quot;{'file':'&quot;&amp;[.A521]&amp;&quot;','title':'&quot;&amp;[.B521]&amp;&quot;'},&quot;" office:value-type="string" office:string-value="{'file':'ZOOM0010-zeke-highline-20140822.mp3','title':'ZOOM0010-zeke-highline-20140822.mp3'},">
            <text:p>{'file':'ZOOM0010-zeke-highline-20140822.mp3','title':'ZOOM0010-zeke-highline-2014082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1-cracksabbath-owlandthistle-20140917.mp3</text:p>
          </table:table-cell>
          <table:table-cell table:formula="of:=&quot;{'file':'&quot;&amp;[.A522]&amp;&quot;','title':'&quot;&amp;[.B522]&amp;&quot;'},&quot;" office:value-type="string" office:string-value="{'file':'ZOOM0011-cracksabbath-owlandthistle-20140917.mp3','title':'ZOOM0011-cracksabbath-owlandthistle-20140917.mp3'},">
            <text:p>{'file':'ZOOM0011-cracksabbath-owlandthistle-20140917.mp3','title':'ZOOM0011-cracksabbath-owlandthistle-2014091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1-CrackSabbath-RoyalRoom-20130622.mp3</text:p>
          </table:table-cell>
          <table:table-cell table:formula="of:=&quot;{'file':'&quot;&amp;[.A523]&amp;&quot;','title':'&quot;&amp;[.B523]&amp;&quot;'},&quot;" office:value-type="string" office:string-value="{'file':'ZOOM0011-CrackSabbath-RoyalRoom-20130622.mp3','title':'ZOOM0011-CrackSabbath-RoyalRoom-20130622.mp3'},">
            <text:p>{'file':'ZOOM0011-CrackSabbath-RoyalRoom-20130622.mp3','title':'ZOOM0011-CrackSabbath-RoyalRoom-2013062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1-cracksabbath-themix-20130920.mp3</text:p>
          </table:table-cell>
          <table:table-cell table:formula="of:=&quot;{'file':'&quot;&amp;[.A524]&amp;&quot;','title':'&quot;&amp;[.B524]&amp;&quot;'},&quot;" office:value-type="string" office:string-value="{'file':'ZOOM0011-cracksabbath-themix-20130920.mp3','title':'ZOOM0011-cracksabbath-themix-20130920.mp3'},">
            <text:p>{'file':'ZOOM0011-cracksabbath-themix-20130920.mp3','title':'ZOOM0011-cracksabbath-themix-201309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1melvinsportlandwonderballroom20150907.mp3</text:p>
          </table:table-cell>
          <table:table-cell table:formula="of:=&quot;{'file':'&quot;&amp;[.A525]&amp;&quot;','title':'&quot;&amp;[.B525]&amp;&quot;'},&quot;" office:value-type="string" office:string-value="{'file':'ZOOM0011melvinsportlandwonderballroom20150907.mp3','title':'ZOOM0011melvinsportlandwonderballroom20150907.mp3'},">
            <text:p>{'file':'ZOOM0011melvinsportlandwonderballroom20150907.mp3','title':'ZOOM0011melvinsportlandwonderballroom2015090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1-melvins-showboxmarket-20141018.mp3</text:p>
          </table:table-cell>
          <table:table-cell table:formula="of:=&quot;{'file':'&quot;&amp;[.A526]&amp;&quot;','title':'&quot;&amp;[.B526]&amp;&quot;'},&quot;" office:value-type="string" office:string-value="{'file':'ZOOM0011-melvins-showboxmarket-20141018.mp3','title':'ZOOM0011-melvins-showboxmarket-20141018.mp3'},">
            <text:p>{'file':'ZOOM0011-melvins-showboxmarket-20141018.mp3','title':'ZOOM0011-melvins-showboxmarket-20141018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1roxhillsessions20150827.mp3</text:p>
          </table:table-cell>
          <table:table-cell table:formula="of:=&quot;{'file':'&quot;&amp;[.A527]&amp;&quot;','title':'&quot;&amp;[.B527]&amp;&quot;'},&quot;" office:value-type="string" office:string-value="{'file':'ZOOM0011roxhillsessions20150827.mp3','title':'ZOOM0011roxhillsessions20150827.mp3'},">
            <text:p>{'file':'ZOOM0011roxhillsessions20150827.mp3','title':'ZOOM0011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1roxhillsessions20150930.mp3</text:p>
          </table:table-cell>
          <table:table-cell table:formula="of:=&quot;{'file':'&quot;&amp;[.A528]&amp;&quot;','title':'&quot;&amp;[.B528]&amp;&quot;'},&quot;" office:value-type="string" office:string-value="{'file':'ZOOM0011roxhillsessions20150930.mp3','title':'ZOOM0011roxhillsessions20150930.mp3'},">
            <text:p>{'file':'ZOOM0011roxhillsessions20150930.mp3','title':'ZOOM0011roxhillsessions2015093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1-SkerikTrio-OwlnThistle-20130213.mp3</text:p>
          </table:table-cell>
          <table:table-cell table:formula="of:=&quot;{'file':'&quot;&amp;[.A529]&amp;&quot;','title':'&quot;&amp;[.B529]&amp;&quot;'},&quot;" office:value-type="string" office:string-value="{'file':'ZOOM0011-SkerikTrio-OwlnThistle-20130213.mp3','title':'ZOOM0011-SkerikTrio-OwlnThistle-20130213.mp3'},">
            <text:p>{'file':'ZOOM0011-SkerikTrio-OwlnThistle-20130213.mp3','title':'ZOOM0011-SkerikTrio-OwlnThistle-201302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1-sufferingfuckheads-coppergate-20130205.mp3</text:p>
          </table:table-cell>
          <table:table-cell table:formula="of:=&quot;{'file':'&quot;&amp;[.A530]&amp;&quot;','title':'&quot;&amp;[.B530]&amp;&quot;'},&quot;" office:value-type="string" office:string-value="{'file':'ZOOM0011-sufferingfuckheads-coppergate-20130205.mp3','title':'ZOOM0011-sufferingfuckheads-coppergate-20130205.mp3'},">
            <text:p>{'file':'ZOOM0011-sufferingfuckheads-coppergate-20130205.mp3','title':'ZOOM0011-sufferingfuckheads-coppergate-20130205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1-sufferingfuckheads-coppergate-20130326.mp3</text:p>
          </table:table-cell>
          <table:table-cell table:formula="of:=&quot;{'file':'&quot;&amp;[.A531]&amp;&quot;','title':'&quot;&amp;[.B531]&amp;&quot;'},&quot;" office:value-type="string" office:string-value="{'file':'ZOOM0011-sufferingfuckheads-coppergate-20130326.mp3','title':'ZOOM0011-sufferingfuckheads-coppergate-20130326.mp3'},">
            <text:p>{'file':'ZOOM0011-sufferingfuckheads-coppergate-20130326.mp3','title':'ZOOM0011-sufferingfuckheads-coppergate-20130326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1-sufferingfuckheads-coppergate-20130604.mp3</text:p>
          </table:table-cell>
          <table:table-cell table:formula="of:=&quot;{'file':'&quot;&amp;[.A532]&amp;&quot;','title':'&quot;&amp;[.B532]&amp;&quot;'},&quot;" office:value-type="string" office:string-value="{'file':'ZOOM0011-sufferingfuckheads-coppergate-20130604.mp3','title':'ZOOM0011-sufferingfuckheads-coppergate-20130604.mp3'},">
            <text:p>{'file':'ZOOM0011-sufferingfuckheads-coppergate-20130604.mp3','title':'ZOOM0011-sufferingfuckheads-coppergate-20130604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1-zeke-highline-20140822.mp3</text:p>
          </table:table-cell>
          <table:table-cell table:formula="of:=&quot;{'file':'&quot;&amp;[.A533]&amp;&quot;','title':'&quot;&amp;[.B533]&amp;&quot;'},&quot;" office:value-type="string" office:string-value="{'file':'ZOOM0011-zeke-highline-20140822.mp3','title':'ZOOM0011-zeke-highline-20140822.mp3'},">
            <text:p>{'file':'ZOOM0011-zeke-highline-20140822.mp3','title':'ZOOM0011-zeke-highline-2014082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2-cracksabbath-owlandthistle-20140917.mp3</text:p>
          </table:table-cell>
          <table:table-cell table:formula="of:=&quot;{'file':'&quot;&amp;[.A534]&amp;&quot;','title':'&quot;&amp;[.B534]&amp;&quot;'},&quot;" office:value-type="string" office:string-value="{'file':'ZOOM0012-cracksabbath-owlandthistle-20140917.mp3','title':'ZOOM0012-cracksabbath-owlandthistle-20140917.mp3'},">
            <text:p>{'file':'ZOOM0012-cracksabbath-owlandthistle-20140917.mp3','title':'ZOOM0012-cracksabbath-owlandthistle-2014091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2-CrackSabbath-RoyalRoom-20130622.mp3</text:p>
          </table:table-cell>
          <table:table-cell table:formula="of:=&quot;{'file':'&quot;&amp;[.A535]&amp;&quot;','title':'&quot;&amp;[.B535]&amp;&quot;'},&quot;" office:value-type="string" office:string-value="{'file':'ZOOM0012-CrackSabbath-RoyalRoom-20130622.mp3','title':'ZOOM0012-CrackSabbath-RoyalRoom-20130622.mp3'},">
            <text:p>{'file':'ZOOM0012-CrackSabbath-RoyalRoom-20130622.mp3','title':'ZOOM0012-CrackSabbath-RoyalRoom-2013062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2-cracksabbath-themix-20130920.mp3</text:p>
          </table:table-cell>
          <table:table-cell table:formula="of:=&quot;{'file':'&quot;&amp;[.A536]&amp;&quot;','title':'&quot;&amp;[.B536]&amp;&quot;'},&quot;" office:value-type="string" office:string-value="{'file':'ZOOM0012-cracksabbath-themix-20130920.mp3','title':'ZOOM0012-cracksabbath-themix-20130920.mp3'},">
            <text:p>{'file':'ZOOM0012-cracksabbath-themix-20130920.mp3','title':'ZOOM0012-cracksabbath-themix-201309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2melvinsportlandwonderballroom20150907.mp3</text:p>
          </table:table-cell>
          <table:table-cell table:formula="of:=&quot;{'file':'&quot;&amp;[.A537]&amp;&quot;','title':'&quot;&amp;[.B537]&amp;&quot;'},&quot;" office:value-type="string" office:string-value="{'file':'ZOOM0012melvinsportlandwonderballroom20150907.mp3','title':'ZOOM0012melvinsportlandwonderballroom20150907.mp3'},">
            <text:p>{'file':'ZOOM0012melvinsportlandwonderballroom20150907.mp3','title':'ZOOM0012melvinsportlandwonderballroom2015090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2-melvins-showboxmarket-20141018.mp3</text:p>
          </table:table-cell>
          <table:table-cell table:formula="of:=&quot;{'file':'&quot;&amp;[.A538]&amp;&quot;','title':'&quot;&amp;[.B538]&amp;&quot;'},&quot;" office:value-type="string" office:string-value="{'file':'ZOOM0012-melvins-showboxmarket-20141018.mp3','title':'ZOOM0012-melvins-showboxmarket-20141018.mp3'},">
            <text:p>{'file':'ZOOM0012-melvins-showboxmarket-20141018.mp3','title':'ZOOM0012-melvins-showboxmarket-20141018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2roxhillsessions20150827.mp3</text:p>
          </table:table-cell>
          <table:table-cell table:formula="of:=&quot;{'file':'&quot;&amp;[.A539]&amp;&quot;','title':'&quot;&amp;[.B539]&amp;&quot;'},&quot;" office:value-type="string" office:string-value="{'file':'ZOOM0012roxhillsessions20150827.mp3','title':'ZOOM0012roxhillsessions20150827.mp3'},">
            <text:p>{'file':'ZOOM0012roxhillsessions20150827.mp3','title':'ZOOM0012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2roxhillsessions20150930.mp3</text:p>
          </table:table-cell>
          <table:table-cell table:formula="of:=&quot;{'file':'&quot;&amp;[.A540]&amp;&quot;','title':'&quot;&amp;[.B540]&amp;&quot;'},&quot;" office:value-type="string" office:string-value="{'file':'ZOOM0012roxhillsessions20150930.mp3','title':'ZOOM0012roxhillsessions20150930.mp3'},">
            <text:p>{'file':'ZOOM0012roxhillsessions20150930.mp3','title':'ZOOM0012roxhillsessions2015093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2-SkerikTrio-OwlnThistle-20130213.mp3</text:p>
          </table:table-cell>
          <table:table-cell table:formula="of:=&quot;{'file':'&quot;&amp;[.A541]&amp;&quot;','title':'&quot;&amp;[.B541]&amp;&quot;'},&quot;" office:value-type="string" office:string-value="{'file':'ZOOM0012-SkerikTrio-OwlnThistle-20130213.mp3','title':'ZOOM0012-SkerikTrio-OwlnThistle-20130213.mp3'},">
            <text:p>{'file':'ZOOM0012-SkerikTrio-OwlnThistle-20130213.mp3','title':'ZOOM0012-SkerikTrio-OwlnThistle-201302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2-SkerikTrio-OwlnThistle-20130227.mp3</text:p>
          </table:table-cell>
          <table:table-cell table:formula="of:=&quot;{'file':'&quot;&amp;[.A542]&amp;&quot;','title':'&quot;&amp;[.B542]&amp;&quot;'},&quot;" office:value-type="string" office:string-value="{'file':'ZOOM0012-SkerikTrio-OwlnThistle-20130227.mp3','title':'ZOOM0012-SkerikTrio-OwlnThistle-20130227.mp3'},">
            <text:p>{'file':'ZOOM0012-SkerikTrio-OwlnThistle-20130227.mp3','title':'ZOOM0012-SkerikTrio-OwlnThistle-201302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2-sufferingfuckheads-coppergate-20130212.mp3</text:p>
          </table:table-cell>
          <table:table-cell table:formula="of:=&quot;{'file':'&quot;&amp;[.A543]&amp;&quot;','title':'&quot;&amp;[.B543]&amp;&quot;'},&quot;" office:value-type="string" office:string-value="{'file':'ZOOM0012-sufferingfuckheads-coppergate-20130212.mp3','title':'ZOOM0012-sufferingfuckheads-coppergate-20130212.mp3'},">
            <text:p>{'file':'ZOOM0012-sufferingfuckheads-coppergate-20130212.mp3','title':'ZOOM0012-sufferingfuckheads-coppergate-2013021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2-sufferingfuckheads-coppergate-20130326.mp3</text:p>
          </table:table-cell>
          <table:table-cell table:formula="of:=&quot;{'file':'&quot;&amp;[.A544]&amp;&quot;','title':'&quot;&amp;[.B544]&amp;&quot;'},&quot;" office:value-type="string" office:string-value="{'file':'ZOOM0012-sufferingfuckheads-coppergate-20130326.mp3','title':'ZOOM0012-sufferingfuckheads-coppergate-20130326.mp3'},">
            <text:p>{'file':'ZOOM0012-sufferingfuckheads-coppergate-20130326.mp3','title':'ZOOM0012-sufferingfuckheads-coppergate-20130326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2-sufferingfuckheads-coppergate-20130604.mp3</text:p>
          </table:table-cell>
          <table:table-cell table:formula="of:=&quot;{'file':'&quot;&amp;[.A545]&amp;&quot;','title':'&quot;&amp;[.B545]&amp;&quot;'},&quot;" office:value-type="string" office:string-value="{'file':'ZOOM0012-sufferingfuckheads-coppergate-20130604.mp3','title':'ZOOM0012-sufferingfuckheads-coppergate-20130604.mp3'},">
            <text:p>{'file':'ZOOM0012-sufferingfuckheads-coppergate-20130604.mp3','title':'ZOOM0012-sufferingfuckheads-coppergate-20130604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2-zeke-highline-20140822.mp3</text:p>
          </table:table-cell>
          <table:table-cell table:formula="of:=&quot;{'file':'&quot;&amp;[.A546]&amp;&quot;','title':'&quot;&amp;[.B546]&amp;&quot;'},&quot;" office:value-type="string" office:string-value="{'file':'ZOOM0012-zeke-highline-20140822.mp3','title':'ZOOM0012-zeke-highline-20140822.mp3'},">
            <text:p>{'file':'ZOOM0012-zeke-highline-20140822.mp3','title':'ZOOM0012-zeke-highline-2014082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3-cracksabbath-owlandthistle-20140917.mp3</text:p>
          </table:table-cell>
          <table:table-cell table:formula="of:=&quot;{'file':'&quot;&amp;[.A547]&amp;&quot;','title':'&quot;&amp;[.B547]&amp;&quot;'},&quot;" office:value-type="string" office:string-value="{'file':'ZOOM0013-cracksabbath-owlandthistle-20140917.mp3','title':'ZOOM0013-cracksabbath-owlandthistle-20140917.mp3'},">
            <text:p>{'file':'ZOOM0013-cracksabbath-owlandthistle-20140917.mp3','title':'ZOOM0013-cracksabbath-owlandthistle-2014091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3-CrackSabbath-RoyalRoom-20130622.mp3</text:p>
          </table:table-cell>
          <table:table-cell table:formula="of:=&quot;{'file':'&quot;&amp;[.A548]&amp;&quot;','title':'&quot;&amp;[.B548]&amp;&quot;'},&quot;" office:value-type="string" office:string-value="{'file':'ZOOM0013-CrackSabbath-RoyalRoom-20130622.mp3','title':'ZOOM0013-CrackSabbath-RoyalRoom-20130622.mp3'},">
            <text:p>{'file':'ZOOM0013-CrackSabbath-RoyalRoom-20130622.mp3','title':'ZOOM0013-CrackSabbath-RoyalRoom-2013062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3-cracksabbath-themix-20130920.mp3</text:p>
          </table:table-cell>
          <table:table-cell table:formula="of:=&quot;{'file':'&quot;&amp;[.A549]&amp;&quot;','title':'&quot;&amp;[.B549]&amp;&quot;'},&quot;" office:value-type="string" office:string-value="{'file':'ZOOM0013-cracksabbath-themix-20130920.mp3','title':'ZOOM0013-cracksabbath-themix-20130920.mp3'},">
            <text:p>{'file':'ZOOM0013-cracksabbath-themix-20130920.mp3','title':'ZOOM0013-cracksabbath-themix-201309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3melvinsportlandwonderballroom20150907.mp3</text:p>
          </table:table-cell>
          <table:table-cell table:formula="of:=&quot;{'file':'&quot;&amp;[.A550]&amp;&quot;','title':'&quot;&amp;[.B550]&amp;&quot;'},&quot;" office:value-type="string" office:string-value="{'file':'ZOOM0013melvinsportlandwonderballroom20150907.mp3','title':'ZOOM0013melvinsportlandwonderballroom20150907.mp3'},">
            <text:p>{'file':'ZOOM0013melvinsportlandwonderballroom20150907.mp3','title':'ZOOM0013melvinsportlandwonderballroom2015090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3-melvins-showboxmarket-20141018.mp3</text:p>
          </table:table-cell>
          <table:table-cell table:formula="of:=&quot;{'file':'&quot;&amp;[.A551]&amp;&quot;','title':'&quot;&amp;[.B551]&amp;&quot;'},&quot;" office:value-type="string" office:string-value="{'file':'ZOOM0013-melvins-showboxmarket-20141018.mp3','title':'ZOOM0013-melvins-showboxmarket-20141018.mp3'},">
            <text:p>{'file':'ZOOM0013-melvins-showboxmarket-20141018.mp3','title':'ZOOM0013-melvins-showboxmarket-20141018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3roxhillsessions20150827.mp3</text:p>
          </table:table-cell>
          <table:table-cell table:formula="of:=&quot;{'file':'&quot;&amp;[.A552]&amp;&quot;','title':'&quot;&amp;[.B552]&amp;&quot;'},&quot;" office:value-type="string" office:string-value="{'file':'ZOOM0013roxhillsessions20150827.mp3','title':'ZOOM0013roxhillsessions20150827.mp3'},">
            <text:p>{'file':'ZOOM0013roxhillsessions20150827.mp3','title':'ZOOM0013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3roxhillsessions20150930.mp3</text:p>
          </table:table-cell>
          <table:table-cell table:formula="of:=&quot;{'file':'&quot;&amp;[.A553]&amp;&quot;','title':'&quot;&amp;[.B553]&amp;&quot;'},&quot;" office:value-type="string" office:string-value="{'file':'ZOOM0013roxhillsessions20150930.mp3','title':'ZOOM0013roxhillsessions20150930.mp3'},">
            <text:p>{'file':'ZOOM0013roxhillsessions20150930.mp3','title':'ZOOM0013roxhillsessions2015093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3-SkerikTrio-OwlnThistle-20130213.mp3</text:p>
          </table:table-cell>
          <table:table-cell table:formula="of:=&quot;{'file':'&quot;&amp;[.A554]&amp;&quot;','title':'&quot;&amp;[.B554]&amp;&quot;'},&quot;" office:value-type="string" office:string-value="{'file':'ZOOM0013-SkerikTrio-OwlnThistle-20130213.mp3','title':'ZOOM0013-SkerikTrio-OwlnThistle-20130213.mp3'},">
            <text:p>{'file':'ZOOM0013-SkerikTrio-OwlnThistle-20130213.mp3','title':'ZOOM0013-SkerikTrio-OwlnThistle-201302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3-sufferingfuckheads-coppergate-20130205.mp3</text:p>
          </table:table-cell>
          <table:table-cell table:formula="of:=&quot;{'file':'&quot;&amp;[.A555]&amp;&quot;','title':'&quot;&amp;[.B555]&amp;&quot;'},&quot;" office:value-type="string" office:string-value="{'file':'ZOOM0013-sufferingfuckheads-coppergate-20130205.mp3','title':'ZOOM0013-sufferingfuckheads-coppergate-20130205.mp3'},">
            <text:p>{'file':'ZOOM0013-sufferingfuckheads-coppergate-20130205.mp3','title':'ZOOM0013-sufferingfuckheads-coppergate-20130205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3-sufferingfuckheads-coppergate-20130326.mp3</text:p>
          </table:table-cell>
          <table:table-cell table:formula="of:=&quot;{'file':'&quot;&amp;[.A556]&amp;&quot;','title':'&quot;&amp;[.B556]&amp;&quot;'},&quot;" office:value-type="string" office:string-value="{'file':'ZOOM0013-sufferingfuckheads-coppergate-20130326.mp3','title':'ZOOM0013-sufferingfuckheads-coppergate-20130326.mp3'},">
            <text:p>{'file':'ZOOM0013-sufferingfuckheads-coppergate-20130326.mp3','title':'ZOOM0013-sufferingfuckheads-coppergate-20130326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3-sufferingfuckheads-coppergate-20130604.mp3</text:p>
          </table:table-cell>
          <table:table-cell table:formula="of:=&quot;{'file':'&quot;&amp;[.A557]&amp;&quot;','title':'&quot;&amp;[.B557]&amp;&quot;'},&quot;" office:value-type="string" office:string-value="{'file':'ZOOM0013-sufferingfuckheads-coppergate-20130604.mp3','title':'ZOOM0013-sufferingfuckheads-coppergate-20130604.mp3'},">
            <text:p>{'file':'ZOOM0013-sufferingfuckheads-coppergate-20130604.mp3','title':'ZOOM0013-sufferingfuckheads-coppergate-20130604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3-zeke-highline-20140822.mp3</text:p>
          </table:table-cell>
          <table:table-cell table:formula="of:=&quot;{'file':'&quot;&amp;[.A558]&amp;&quot;','title':'&quot;&amp;[.B558]&amp;&quot;'},&quot;" office:value-type="string" office:string-value="{'file':'ZOOM0013-zeke-highline-20140822.mp3','title':'ZOOM0013-zeke-highline-20140822.mp3'},">
            <text:p>{'file':'ZOOM0013-zeke-highline-20140822.mp3','title':'ZOOM0013-zeke-highline-2014082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4-cracksabbath-owlandthistle-20140917.mp3</text:p>
          </table:table-cell>
          <table:table-cell table:formula="of:=&quot;{'file':'&quot;&amp;[.A559]&amp;&quot;','title':'&quot;&amp;[.B559]&amp;&quot;'},&quot;" office:value-type="string" office:string-value="{'file':'ZOOM0014-cracksabbath-owlandthistle-20140917.mp3','title':'ZOOM0014-cracksabbath-owlandthistle-20140917.mp3'},">
            <text:p>{'file':'ZOOM0014-cracksabbath-owlandthistle-20140917.mp3','title':'ZOOM0014-cracksabbath-owlandthistle-2014091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4-CrackSabbath-RoyalRoom-20130622.mp3</text:p>
          </table:table-cell>
          <table:table-cell table:formula="of:=&quot;{'file':'&quot;&amp;[.A560]&amp;&quot;','title':'&quot;&amp;[.B560]&amp;&quot;'},&quot;" office:value-type="string" office:string-value="{'file':'ZOOM0014-CrackSabbath-RoyalRoom-20130622.mp3','title':'ZOOM0014-CrackSabbath-RoyalRoom-20130622.mp3'},">
            <text:p>{'file':'ZOOM0014-CrackSabbath-RoyalRoom-20130622.mp3','title':'ZOOM0014-CrackSabbath-RoyalRoom-2013062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4-cracksabbath-themix-20130920.mp3</text:p>
          </table:table-cell>
          <table:table-cell table:formula="of:=&quot;{'file':'&quot;&amp;[.A561]&amp;&quot;','title':'&quot;&amp;[.B561]&amp;&quot;'},&quot;" office:value-type="string" office:string-value="{'file':'ZOOM0014-cracksabbath-themix-20130920.mp3','title':'ZOOM0014-cracksabbath-themix-20130920.mp3'},">
            <text:p>{'file':'ZOOM0014-cracksabbath-themix-20130920.mp3','title':'ZOOM0014-cracksabbath-themix-201309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4melvinsportlandwonderballroom20150907.mp3</text:p>
          </table:table-cell>
          <table:table-cell table:formula="of:=&quot;{'file':'&quot;&amp;[.A562]&amp;&quot;','title':'&quot;&amp;[.B562]&amp;&quot;'},&quot;" office:value-type="string" office:string-value="{'file':'ZOOM0014melvinsportlandwonderballroom20150907.mp3','title':'ZOOM0014melvinsportlandwonderballroom20150907.mp3'},">
            <text:p>{'file':'ZOOM0014melvinsportlandwonderballroom20150907.mp3','title':'ZOOM0014melvinsportlandwonderballroom2015090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4-melvins-showboxmarket-20141018.mp3</text:p>
          </table:table-cell>
          <table:table-cell table:formula="of:=&quot;{'file':'&quot;&amp;[.A563]&amp;&quot;','title':'&quot;&amp;[.B563]&amp;&quot;'},&quot;" office:value-type="string" office:string-value="{'file':'ZOOM0014-melvins-showboxmarket-20141018.mp3','title':'ZOOM0014-melvins-showboxmarket-20141018.mp3'},">
            <text:p>{'file':'ZOOM0014-melvins-showboxmarket-20141018.mp3','title':'ZOOM0014-melvins-showboxmarket-20141018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4roxhillsessions20150827.mp3</text:p>
          </table:table-cell>
          <table:table-cell table:formula="of:=&quot;{'file':'&quot;&amp;[.A564]&amp;&quot;','title':'&quot;&amp;[.B564]&amp;&quot;'},&quot;" office:value-type="string" office:string-value="{'file':'ZOOM0014roxhillsessions20150827.mp3','title':'ZOOM0014roxhillsessions20150827.mp3'},">
            <text:p>{'file':'ZOOM0014roxhillsessions20150827.mp3','title':'ZOOM0014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4-SkerikTrio-OwlnThistle-20130213.mp3</text:p>
          </table:table-cell>
          <table:table-cell table:formula="of:=&quot;{'file':'&quot;&amp;[.A565]&amp;&quot;','title':'&quot;&amp;[.B565]&amp;&quot;'},&quot;" office:value-type="string" office:string-value="{'file':'ZOOM0014-SkerikTrio-OwlnThistle-20130213.mp3','title':'ZOOM0014-SkerikTrio-OwlnThistle-20130213.mp3'},">
            <text:p>{'file':'ZOOM0014-SkerikTrio-OwlnThistle-20130213.mp3','title':'ZOOM0014-SkerikTrio-OwlnThistle-201302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4-SkerikTrio-OwlnThistle-20130227.mp3</text:p>
          </table:table-cell>
          <table:table-cell table:formula="of:=&quot;{'file':'&quot;&amp;[.A566]&amp;&quot;','title':'&quot;&amp;[.B566]&amp;&quot;'},&quot;" office:value-type="string" office:string-value="{'file':'ZOOM0014-SkerikTrio-OwlnThistle-20130227.mp3','title':'ZOOM0014-SkerikTrio-OwlnThistle-20130227.mp3'},">
            <text:p>{'file':'ZOOM0014-SkerikTrio-OwlnThistle-20130227.mp3','title':'ZOOM0014-SkerikTrio-OwlnThistle-201302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4-sufferingfuckheads-coppergate-20130212.mp3</text:p>
          </table:table-cell>
          <table:table-cell table:formula="of:=&quot;{'file':'&quot;&amp;[.A567]&amp;&quot;','title':'&quot;&amp;[.B567]&amp;&quot;'},&quot;" office:value-type="string" office:string-value="{'file':'ZOOM0014-sufferingfuckheads-coppergate-20130212.mp3','title':'ZOOM0014-sufferingfuckheads-coppergate-20130212.mp3'},">
            <text:p>{'file':'ZOOM0014-sufferingfuckheads-coppergate-20130212.mp3','title':'ZOOM0014-sufferingfuckheads-coppergate-2013021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4-sufferingfuckheads-coppergate-20130423.mp3</text:p>
          </table:table-cell>
          <table:table-cell table:formula="of:=&quot;{'file':'&quot;&amp;[.A568]&amp;&quot;','title':'&quot;&amp;[.B568]&amp;&quot;'},&quot;" office:value-type="string" office:string-value="{'file':'ZOOM0014-sufferingfuckheads-coppergate-20130423.mp3','title':'ZOOM0014-sufferingfuckheads-coppergate-20130423.mp3'},">
            <text:p>{'file':'ZOOM0014-sufferingfuckheads-coppergate-20130423.mp3','title':'ZOOM0014-sufferingfuckheads-coppergate-2013042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4-sufferingfuckheads-coppergate-20130604.mp3</text:p>
          </table:table-cell>
          <table:table-cell table:formula="of:=&quot;{'file':'&quot;&amp;[.A569]&amp;&quot;','title':'&quot;&amp;[.B569]&amp;&quot;'},&quot;" office:value-type="string" office:string-value="{'file':'ZOOM0014-sufferingfuckheads-coppergate-20130604.mp3','title':'ZOOM0014-sufferingfuckheads-coppergate-20130604.mp3'},">
            <text:p>{'file':'ZOOM0014-sufferingfuckheads-coppergate-20130604.mp3','title':'ZOOM0014-sufferingfuckheads-coppergate-20130604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4-zeke-highline-20140822.mp3</text:p>
          </table:table-cell>
          <table:table-cell table:formula="of:=&quot;{'file':'&quot;&amp;[.A570]&amp;&quot;','title':'&quot;&amp;[.B570]&amp;&quot;'},&quot;" office:value-type="string" office:string-value="{'file':'ZOOM0014-zeke-highline-20140822.mp3','title':'ZOOM0014-zeke-highline-20140822.mp3'},">
            <text:p>{'file':'ZOOM0014-zeke-highline-20140822.mp3','title':'ZOOM0014-zeke-highline-2014082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5-cracksabbath-owlandthistle-20140917.mp3</text:p>
          </table:table-cell>
          <table:table-cell table:formula="of:=&quot;{'file':'&quot;&amp;[.A571]&amp;&quot;','title':'&quot;&amp;[.B571]&amp;&quot;'},&quot;" office:value-type="string" office:string-value="{'file':'ZOOM0015-cracksabbath-owlandthistle-20140917.mp3','title':'ZOOM0015-cracksabbath-owlandthistle-20140917.mp3'},">
            <text:p>{'file':'ZOOM0015-cracksabbath-owlandthistle-20140917.mp3','title':'ZOOM0015-cracksabbath-owlandthistle-2014091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5-cracksabbath-themix-20130920.mp3</text:p>
          </table:table-cell>
          <table:table-cell table:formula="of:=&quot;{'file':'&quot;&amp;[.A572]&amp;&quot;','title':'&quot;&amp;[.B572]&amp;&quot;'},&quot;" office:value-type="string" office:string-value="{'file':'ZOOM0015-cracksabbath-themix-20130920.mp3','title':'ZOOM0015-cracksabbath-themix-20130920.mp3'},">
            <text:p>{'file':'ZOOM0015-cracksabbath-themix-20130920.mp3','title':'ZOOM0015-cracksabbath-themix-201309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5roxhillsessions20150827.mp3</text:p>
          </table:table-cell>
          <table:table-cell table:formula="of:=&quot;{'file':'&quot;&amp;[.A573]&amp;&quot;','title':'&quot;&amp;[.B573]&amp;&quot;'},&quot;" office:value-type="string" office:string-value="{'file':'ZOOM0015roxhillsessions20150827.mp3','title':'ZOOM0015roxhillsessions20150827.mp3'},">
            <text:p>{'file':'ZOOM0015roxhillsessions20150827.mp3','title':'ZOOM0015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5-SkerikTrio-OwlnThistle-20130213.mp3</text:p>
          </table:table-cell>
          <table:table-cell table:formula="of:=&quot;{'file':'&quot;&amp;[.A574]&amp;&quot;','title':'&quot;&amp;[.B574]&amp;&quot;'},&quot;" office:value-type="string" office:string-value="{'file':'ZOOM0015-SkerikTrio-OwlnThistle-20130213.mp3','title':'ZOOM0015-SkerikTrio-OwlnThistle-20130213.mp3'},">
            <text:p>{'file':'ZOOM0015-SkerikTrio-OwlnThistle-20130213.mp3','title':'ZOOM0015-SkerikTrio-OwlnThistle-201302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5-SkerikTrio-OwlnThistle-20130227.mp3</text:p>
          </table:table-cell>
          <table:table-cell table:formula="of:=&quot;{'file':'&quot;&amp;[.A575]&amp;&quot;','title':'&quot;&amp;[.B575]&amp;&quot;'},&quot;" office:value-type="string" office:string-value="{'file':'ZOOM0015-SkerikTrio-OwlnThistle-20130227.mp3','title':'ZOOM0015-SkerikTrio-OwlnThistle-20130227.mp3'},">
            <text:p>{'file':'ZOOM0015-SkerikTrio-OwlnThistle-20130227.mp3','title':'ZOOM0015-SkerikTrio-OwlnThistle-201302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5-sufferingfuckheads-coppergate-20130205.mp3</text:p>
          </table:table-cell>
          <table:table-cell table:formula="of:=&quot;{'file':'&quot;&amp;[.A576]&amp;&quot;','title':'&quot;&amp;[.B576]&amp;&quot;'},&quot;" office:value-type="string" office:string-value="{'file':'ZOOM0015-sufferingfuckheads-coppergate-20130205.mp3','title':'ZOOM0015-sufferingfuckheads-coppergate-20130205.mp3'},">
            <text:p>{'file':'ZOOM0015-sufferingfuckheads-coppergate-20130205.mp3','title':'ZOOM0015-sufferingfuckheads-coppergate-20130205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5-sufferingfuckheads-coppergate-20130212.mp3</text:p>
          </table:table-cell>
          <table:table-cell table:formula="of:=&quot;{'file':'&quot;&amp;[.A577]&amp;&quot;','title':'&quot;&amp;[.B577]&amp;&quot;'},&quot;" office:value-type="string" office:string-value="{'file':'ZOOM0015-sufferingfuckheads-coppergate-20130212.mp3','title':'ZOOM0015-sufferingfuckheads-coppergate-20130212.mp3'},">
            <text:p>{'file':'ZOOM0015-sufferingfuckheads-coppergate-20130212.mp3','title':'ZOOM0015-sufferingfuckheads-coppergate-2013021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5-sufferingfuckheads-coppergate-20130604.mp3</text:p>
          </table:table-cell>
          <table:table-cell table:formula="of:=&quot;{'file':'&quot;&amp;[.A578]&amp;&quot;','title':'&quot;&amp;[.B578]&amp;&quot;'},&quot;" office:value-type="string" office:string-value="{'file':'ZOOM0015-sufferingfuckheads-coppergate-20130604.mp3','title':'ZOOM0015-sufferingfuckheads-coppergate-20130604.mp3'},">
            <text:p>{'file':'ZOOM0015-sufferingfuckheads-coppergate-20130604.mp3','title':'ZOOM0015-sufferingfuckheads-coppergate-20130604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5-zeke-highline-20140822.mp3</text:p>
          </table:table-cell>
          <table:table-cell table:formula="of:=&quot;{'file':'&quot;&amp;[.A579]&amp;&quot;','title':'&quot;&amp;[.B579]&amp;&quot;'},&quot;" office:value-type="string" office:string-value="{'file':'ZOOM0015-zeke-highline-20140822.mp3','title':'ZOOM0015-zeke-highline-20140822.mp3'},">
            <text:p>{'file':'ZOOM0015-zeke-highline-20140822.mp3','title':'ZOOM0015-zeke-highline-2014082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6-cracksabbath-owlandthistle-20140917.mp3</text:p>
          </table:table-cell>
          <table:table-cell table:formula="of:=&quot;{'file':'&quot;&amp;[.A580]&amp;&quot;','title':'&quot;&amp;[.B580]&amp;&quot;'},&quot;" office:value-type="string" office:string-value="{'file':'ZOOM0016-cracksabbath-owlandthistle-20140917.mp3','title':'ZOOM0016-cracksabbath-owlandthistle-20140917.mp3'},">
            <text:p>{'file':'ZOOM0016-cracksabbath-owlandthistle-20140917.mp3','title':'ZOOM0016-cracksabbath-owlandthistle-2014091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6-cracksabbath-themix-20130920.mp3</text:p>
          </table:table-cell>
          <table:table-cell table:formula="of:=&quot;{'file':'&quot;&amp;[.A581]&amp;&quot;','title':'&quot;&amp;[.B581]&amp;&quot;'},&quot;" office:value-type="string" office:string-value="{'file':'ZOOM0016-cracksabbath-themix-20130920.mp3','title':'ZOOM0016-cracksabbath-themix-20130920.mp3'},">
            <text:p>{'file':'ZOOM0016-cracksabbath-themix-20130920.mp3','title':'ZOOM0016-cracksabbath-themix-201309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6roxhillsessions20150827.mp3</text:p>
          </table:table-cell>
          <table:table-cell table:formula="of:=&quot;{'file':'&quot;&amp;[.A582]&amp;&quot;','title':'&quot;&amp;[.B582]&amp;&quot;'},&quot;" office:value-type="string" office:string-value="{'file':'ZOOM0016roxhillsessions20150827.mp3','title':'ZOOM0016roxhillsessions20150827.mp3'},">
            <text:p>{'file':'ZOOM0016roxhillsessions20150827.mp3','title':'ZOOM0016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6-SkerikTrio-OwlnThistle-20130213.mp3</text:p>
          </table:table-cell>
          <table:table-cell table:formula="of:=&quot;{'file':'&quot;&amp;[.A583]&amp;&quot;','title':'&quot;&amp;[.B583]&amp;&quot;'},&quot;" office:value-type="string" office:string-value="{'file':'ZOOM0016-SkerikTrio-OwlnThistle-20130213.mp3','title':'ZOOM0016-SkerikTrio-OwlnThistle-20130213.mp3'},">
            <text:p>{'file':'ZOOM0016-SkerikTrio-OwlnThistle-20130213.mp3','title':'ZOOM0016-SkerikTrio-OwlnThistle-201302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6-SkerikTrio-OwlnThistle-20130227.mp3</text:p>
          </table:table-cell>
          <table:table-cell table:formula="of:=&quot;{'file':'&quot;&amp;[.A584]&amp;&quot;','title':'&quot;&amp;[.B584]&amp;&quot;'},&quot;" office:value-type="string" office:string-value="{'file':'ZOOM0016-SkerikTrio-OwlnThistle-20130227.mp3','title':'ZOOM0016-SkerikTrio-OwlnThistle-20130227.mp3'},">
            <text:p>{'file':'ZOOM0016-SkerikTrio-OwlnThistle-20130227.mp3','title':'ZOOM0016-SkerikTrio-OwlnThistle-201302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6-sufferingfuckheads-coppergate-20130423.mp3</text:p>
          </table:table-cell>
          <table:table-cell table:formula="of:=&quot;{'file':'&quot;&amp;[.A585]&amp;&quot;','title':'&quot;&amp;[.B585]&amp;&quot;'},&quot;" office:value-type="string" office:string-value="{'file':'ZOOM0016-sufferingfuckheads-coppergate-20130423.mp3','title':'ZOOM0016-sufferingfuckheads-coppergate-20130423.mp3'},">
            <text:p>{'file':'ZOOM0016-sufferingfuckheads-coppergate-20130423.mp3','title':'ZOOM0016-sufferingfuckheads-coppergate-2013042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6-sufferingfuckheads-coppergate-20130604.mp3</text:p>
          </table:table-cell>
          <table:table-cell table:formula="of:=&quot;{'file':'&quot;&amp;[.A586]&amp;&quot;','title':'&quot;&amp;[.B586]&amp;&quot;'},&quot;" office:value-type="string" office:string-value="{'file':'ZOOM0016-sufferingfuckheads-coppergate-20130604.mp3','title':'ZOOM0016-sufferingfuckheads-coppergate-20130604.mp3'},">
            <text:p>{'file':'ZOOM0016-sufferingfuckheads-coppergate-20130604.mp3','title':'ZOOM0016-sufferingfuckheads-coppergate-20130604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7-cracksabbath-owlandthistle-20140917.mp3</text:p>
          </table:table-cell>
          <table:table-cell table:formula="of:=&quot;{'file':'&quot;&amp;[.A587]&amp;&quot;','title':'&quot;&amp;[.B587]&amp;&quot;'},&quot;" office:value-type="string" office:string-value="{'file':'ZOOM0017-cracksabbath-owlandthistle-20140917.mp3','title':'ZOOM0017-cracksabbath-owlandthistle-20140917.mp3'},">
            <text:p>{'file':'ZOOM0017-cracksabbath-owlandthistle-20140917.mp3','title':'ZOOM0017-cracksabbath-owlandthistle-2014091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7-cracksabbath-themix-20130920.mp3</text:p>
          </table:table-cell>
          <table:table-cell table:formula="of:=&quot;{'file':'&quot;&amp;[.A588]&amp;&quot;','title':'&quot;&amp;[.B588]&amp;&quot;'},&quot;" office:value-type="string" office:string-value="{'file':'ZOOM0017-cracksabbath-themix-20130920.mp3','title':'ZOOM0017-cracksabbath-themix-20130920.mp3'},">
            <text:p>{'file':'ZOOM0017-cracksabbath-themix-20130920.mp3','title':'ZOOM0017-cracksabbath-themix-201309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7roxhillsessions20150827.mp3</text:p>
          </table:table-cell>
          <table:table-cell table:formula="of:=&quot;{'file':'&quot;&amp;[.A589]&amp;&quot;','title':'&quot;&amp;[.B589]&amp;&quot;'},&quot;" office:value-type="string" office:string-value="{'file':'ZOOM0017roxhillsessions20150827.mp3','title':'ZOOM0017roxhillsessions20150827.mp3'},">
            <text:p>{'file':'ZOOM0017roxhillsessions20150827.mp3','title':'ZOOM0017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7-SkerikTrio-OwlnThistle-20130213.mp3</text:p>
          </table:table-cell>
          <table:table-cell table:formula="of:=&quot;{'file':'&quot;&amp;[.A590]&amp;&quot;','title':'&quot;&amp;[.B590]&amp;&quot;'},&quot;" office:value-type="string" office:string-value="{'file':'ZOOM0017-SkerikTrio-OwlnThistle-20130213.mp3','title':'ZOOM0017-SkerikTrio-OwlnThistle-20130213.mp3'},">
            <text:p>{'file':'ZOOM0017-SkerikTrio-OwlnThistle-20130213.mp3','title':'ZOOM0017-SkerikTrio-OwlnThistle-201302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7-SkerikTrio-OwlnThistle-20130227.mp3</text:p>
          </table:table-cell>
          <table:table-cell table:formula="of:=&quot;{'file':'&quot;&amp;[.A591]&amp;&quot;','title':'&quot;&amp;[.B591]&amp;&quot;'},&quot;" office:value-type="string" office:string-value="{'file':'ZOOM0017-SkerikTrio-OwlnThistle-20130227.mp3','title':'ZOOM0017-SkerikTrio-OwlnThistle-20130227.mp3'},">
            <text:p>{'file':'ZOOM0017-SkerikTrio-OwlnThistle-20130227.mp3','title':'ZOOM0017-SkerikTrio-OwlnThistle-201302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7-sufferingfuckheads-coppergate-20130604.mp3</text:p>
          </table:table-cell>
          <table:table-cell table:formula="of:=&quot;{'file':'&quot;&amp;[.A592]&amp;&quot;','title':'&quot;&amp;[.B592]&amp;&quot;'},&quot;" office:value-type="string" office:string-value="{'file':'ZOOM0017-sufferingfuckheads-coppergate-20130604.mp3','title':'ZOOM0017-sufferingfuckheads-coppergate-20130604.mp3'},">
            <text:p>{'file':'ZOOM0017-sufferingfuckheads-coppergate-20130604.mp3','title':'ZOOM0017-sufferingfuckheads-coppergate-20130604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8-cracksabbath-owlandthistle-20140917.mp3</text:p>
          </table:table-cell>
          <table:table-cell table:formula="of:=&quot;{'file':'&quot;&amp;[.A593]&amp;&quot;','title':'&quot;&amp;[.B593]&amp;&quot;'},&quot;" office:value-type="string" office:string-value="{'file':'ZOOM0018-cracksabbath-owlandthistle-20140917.mp3','title':'ZOOM0018-cracksabbath-owlandthistle-20140917.mp3'},">
            <text:p>{'file':'ZOOM0018-cracksabbath-owlandthistle-20140917.mp3','title':'ZOOM0018-cracksabbath-owlandthistle-2014091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8-cracksabbath-themix-20130920.mp3</text:p>
          </table:table-cell>
          <table:table-cell table:formula="of:=&quot;{'file':'&quot;&amp;[.A594]&amp;&quot;','title':'&quot;&amp;[.B594]&amp;&quot;'},&quot;" office:value-type="string" office:string-value="{'file':'ZOOM0018-cracksabbath-themix-20130920.mp3','title':'ZOOM0018-cracksabbath-themix-20130920.mp3'},">
            <text:p>{'file':'ZOOM0018-cracksabbath-themix-20130920.mp3','title':'ZOOM0018-cracksabbath-themix-201309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8roxhillsessions20150827.mp3</text:p>
          </table:table-cell>
          <table:table-cell table:formula="of:=&quot;{'file':'&quot;&amp;[.A595]&amp;&quot;','title':'&quot;&amp;[.B595]&amp;&quot;'},&quot;" office:value-type="string" office:string-value="{'file':'ZOOM0018roxhillsessions20150827.mp3','title':'ZOOM0018roxhillsessions20150827.mp3'},">
            <text:p>{'file':'ZOOM0018roxhillsessions20150827.mp3','title':'ZOOM0018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8-SkerikTrio-OwlnThistle-20130227.mp3</text:p>
          </table:table-cell>
          <table:table-cell table:formula="of:=&quot;{'file':'&quot;&amp;[.A596]&amp;&quot;','title':'&quot;&amp;[.B596]&amp;&quot;'},&quot;" office:value-type="string" office:string-value="{'file':'ZOOM0018-SkerikTrio-OwlnThistle-20130227.mp3','title':'ZOOM0018-SkerikTrio-OwlnThistle-20130227.mp3'},">
            <text:p>{'file':'ZOOM0018-SkerikTrio-OwlnThistle-20130227.mp3','title':'ZOOM0018-SkerikTrio-OwlnThistle-201302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8-sufferingfuckheads-coppergate-20130205.mp3</text:p>
          </table:table-cell>
          <table:table-cell table:formula="of:=&quot;{'file':'&quot;&amp;[.A597]&amp;&quot;','title':'&quot;&amp;[.B597]&amp;&quot;'},&quot;" office:value-type="string" office:string-value="{'file':'ZOOM0018-sufferingfuckheads-coppergate-20130205.mp3','title':'ZOOM0018-sufferingfuckheads-coppergate-20130205.mp3'},">
            <text:p>{'file':'ZOOM0018-sufferingfuckheads-coppergate-20130205.mp3','title':'ZOOM0018-sufferingfuckheads-coppergate-20130205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8-sufferingfuckheads-coppergate-20130212.mp3</text:p>
          </table:table-cell>
          <table:table-cell table:formula="of:=&quot;{'file':'&quot;&amp;[.A598]&amp;&quot;','title':'&quot;&amp;[.B598]&amp;&quot;'},&quot;" office:value-type="string" office:string-value="{'file':'ZOOM0018-sufferingfuckheads-coppergate-20130212.mp3','title':'ZOOM0018-sufferingfuckheads-coppergate-20130212.mp3'},">
            <text:p>{'file':'ZOOM0018-sufferingfuckheads-coppergate-20130212.mp3','title':'ZOOM0018-sufferingfuckheads-coppergate-2013021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9-cracksabbath-owlandthistle-20140917.mp3</text:p>
          </table:table-cell>
          <table:table-cell table:formula="of:=&quot;{'file':'&quot;&amp;[.A599]&amp;&quot;','title':'&quot;&amp;[.B599]&amp;&quot;'},&quot;" office:value-type="string" office:string-value="{'file':'ZOOM0019-cracksabbath-owlandthistle-20140917.mp3','title':'ZOOM0019-cracksabbath-owlandthistle-20140917.mp3'},">
            <text:p>{'file':'ZOOM0019-cracksabbath-owlandthistle-20140917.mp3','title':'ZOOM0019-cracksabbath-owlandthistle-2014091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9-cracksabbath-themix-20130920.mp3</text:p>
          </table:table-cell>
          <table:table-cell table:formula="of:=&quot;{'file':'&quot;&amp;[.A600]&amp;&quot;','title':'&quot;&amp;[.B600]&amp;&quot;'},&quot;" office:value-type="string" office:string-value="{'file':'ZOOM0019-cracksabbath-themix-20130920.mp3','title':'ZOOM0019-cracksabbath-themix-20130920.mp3'},">
            <text:p>{'file':'ZOOM0019-cracksabbath-themix-20130920.mp3','title':'ZOOM0019-cracksabbath-themix-201309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9roxhillsessions20150827.mp3</text:p>
          </table:table-cell>
          <table:table-cell table:formula="of:=&quot;{'file':'&quot;&amp;[.A601]&amp;&quot;','title':'&quot;&amp;[.B601]&amp;&quot;'},&quot;" office:value-type="string" office:string-value="{'file':'ZOOM0019roxhillsessions20150827.mp3','title':'ZOOM0019roxhillsessions20150827.mp3'},">
            <text:p>{'file':'ZOOM0019roxhillsessions20150827.mp3','title':'ZOOM0019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9-SkerikTrio-OwlnThistle-20130227.mp3</text:p>
          </table:table-cell>
          <table:table-cell table:formula="of:=&quot;{'file':'&quot;&amp;[.A602]&amp;&quot;','title':'&quot;&amp;[.B602]&amp;&quot;'},&quot;" office:value-type="string" office:string-value="{'file':'ZOOM0019-SkerikTrio-OwlnThistle-20130227.mp3','title':'ZOOM0019-SkerikTrio-OwlnThistle-20130227.mp3'},">
            <text:p>{'file':'ZOOM0019-SkerikTrio-OwlnThistle-20130227.mp3','title':'ZOOM0019-SkerikTrio-OwlnThistle-201302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9-sufferingfuckheads-coppergate-20130205.mp3</text:p>
          </table:table-cell>
          <table:table-cell table:formula="of:=&quot;{'file':'&quot;&amp;[.A603]&amp;&quot;','title':'&quot;&amp;[.B603]&amp;&quot;'},&quot;" office:value-type="string" office:string-value="{'file':'ZOOM0019-sufferingfuckheads-coppergate-20130205.mp3','title':'ZOOM0019-sufferingfuckheads-coppergate-20130205.mp3'},">
            <text:p>{'file':'ZOOM0019-sufferingfuckheads-coppergate-20130205.mp3','title':'ZOOM0019-sufferingfuckheads-coppergate-20130205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9-sufferingfuckheads-coppergate-20130423.mp3</text:p>
          </table:table-cell>
          <table:table-cell table:formula="of:=&quot;{'file':'&quot;&amp;[.A604]&amp;&quot;','title':'&quot;&amp;[.B604]&amp;&quot;'},&quot;" office:value-type="string" office:string-value="{'file':'ZOOM0019-sufferingfuckheads-coppergate-20130423.mp3','title':'ZOOM0019-sufferingfuckheads-coppergate-20130423.mp3'},">
            <text:p>{'file':'ZOOM0019-sufferingfuckheads-coppergate-20130423.mp3','title':'ZOOM0019-sufferingfuckheads-coppergate-2013042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20-cracksabbath-owlandthistle-20140917.mp3</text:p>
          </table:table-cell>
          <table:table-cell table:formula="of:=&quot;{'file':'&quot;&amp;[.A605]&amp;&quot;','title':'&quot;&amp;[.B605]&amp;&quot;'},&quot;" office:value-type="string" office:string-value="{'file':'ZOOM0020-cracksabbath-owlandthistle-20140917.mp3','title':'ZOOM0020-cracksabbath-owlandthistle-20140917.mp3'},">
            <text:p>{'file':'ZOOM0020-cracksabbath-owlandthistle-20140917.mp3','title':'ZOOM0020-cracksabbath-owlandthistle-2014091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20roxhillsessions20150827.mp3</text:p>
          </table:table-cell>
          <table:table-cell table:formula="of:=&quot;{'file':'&quot;&amp;[.A606]&amp;&quot;','title':'&quot;&amp;[.B606]&amp;&quot;'},&quot;" office:value-type="string" office:string-value="{'file':'ZOOM0020roxhillsessions20150827.mp3','title':'ZOOM0020roxhillsessions20150827.mp3'},">
            <text:p>{'file':'ZOOM0020roxhillsessions20150827.mp3','title':'ZOOM0020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20-SkerikTrio-OwlnThistle-20130227.mp3</text:p>
          </table:table-cell>
          <table:table-cell table:formula="of:=&quot;{'file':'&quot;&amp;[.A607]&amp;&quot;','title':'&quot;&amp;[.B607]&amp;&quot;'},&quot;" office:value-type="string" office:string-value="{'file':'ZOOM0020-SkerikTrio-OwlnThistle-20130227.mp3','title':'ZOOM0020-SkerikTrio-OwlnThistle-20130227.mp3'},">
            <text:p>{'file':'ZOOM0020-SkerikTrio-OwlnThistle-20130227.mp3','title':'ZOOM0020-SkerikTrio-OwlnThistle-201302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20-sufferingfuckheads-coppergate-20130212.mp3</text:p>
          </table:table-cell>
          <table:table-cell table:formula="of:=&quot;{'file':'&quot;&amp;[.A608]&amp;&quot;','title':'&quot;&amp;[.B608]&amp;&quot;'},&quot;" office:value-type="string" office:string-value="{'file':'ZOOM0020-sufferingfuckheads-coppergate-20130212.mp3','title':'ZOOM0020-sufferingfuckheads-coppergate-20130212.mp3'},">
            <text:p>{'file':'ZOOM0020-sufferingfuckheads-coppergate-20130212.mp3','title':'ZOOM0020-sufferingfuckheads-coppergate-2013021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20-sufferingfuckheads-coppergate-20130423.mp3</text:p>
          </table:table-cell>
          <table:table-cell table:formula="of:=&quot;{'file':'&quot;&amp;[.A609]&amp;&quot;','title':'&quot;&amp;[.B609]&amp;&quot;'},&quot;" office:value-type="string" office:string-value="{'file':'ZOOM0020-sufferingfuckheads-coppergate-20130423.mp3','title':'ZOOM0020-sufferingfuckheads-coppergate-20130423.mp3'},">
            <text:p>{'file':'ZOOM0020-sufferingfuckheads-coppergate-20130423.mp3','title':'ZOOM0020-sufferingfuckheads-coppergate-2013042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21-cracksabbath-owlandthistle-20140917.mp3</text:p>
          </table:table-cell>
          <table:table-cell table:formula="of:=&quot;{'file':'&quot;&amp;[.A610]&amp;&quot;','title':'&quot;&amp;[.B610]&amp;&quot;'},&quot;" office:value-type="string" office:string-value="{'file':'ZOOM0021-cracksabbath-owlandthistle-20140917.mp3','title':'ZOOM0021-cracksabbath-owlandthistle-20140917.mp3'},">
            <text:p>{'file':'ZOOM0021-cracksabbath-owlandthistle-20140917.mp3','title':'ZOOM0021-cracksabbath-owlandthistle-2014091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21roxhillsessions20150827.mp3</text:p>
          </table:table-cell>
          <table:table-cell table:formula="of:=&quot;{'file':'&quot;&amp;[.A611]&amp;&quot;','title':'&quot;&amp;[.B611]&amp;&quot;'},&quot;" office:value-type="string" office:string-value="{'file':'ZOOM0021roxhillsessions20150827.mp3','title':'ZOOM0021roxhillsessions20150827.mp3'},">
            <text:p>{'file':'ZOOM0021roxhillsessions20150827.mp3','title':'ZOOM0021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21-SkerikTrio-OwlnThistle-20130227.mp3</text:p>
          </table:table-cell>
          <table:table-cell table:formula="of:=&quot;{'file':'&quot;&amp;[.A612]&amp;&quot;','title':'&quot;&amp;[.B612]&amp;&quot;'},&quot;" office:value-type="string" office:string-value="{'file':'ZOOM0021-SkerikTrio-OwlnThistle-20130227.mp3','title':'ZOOM0021-SkerikTrio-OwlnThistle-20130227.mp3'},">
            <text:p>{'file':'ZOOM0021-SkerikTrio-OwlnThistle-20130227.mp3','title':'ZOOM0021-SkerikTrio-OwlnThistle-201302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21-sufferingfuckheads-coppergate-20130205.mp3</text:p>
          </table:table-cell>
          <table:table-cell table:formula="of:=&quot;{'file':'&quot;&amp;[.A613]&amp;&quot;','title':'&quot;&amp;[.B613]&amp;&quot;'},&quot;" office:value-type="string" office:string-value="{'file':'ZOOM0021-sufferingfuckheads-coppergate-20130205.mp3','title':'ZOOM0021-sufferingfuckheads-coppergate-20130205.mp3'},">
            <text:p>{'file':'ZOOM0021-sufferingfuckheads-coppergate-20130205.mp3','title':'ZOOM0021-sufferingfuckheads-coppergate-20130205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22-cracksabbath-owlandthistle-20140917.mp3</text:p>
          </table:table-cell>
          <table:table-cell table:formula="of:=&quot;{'file':'&quot;&amp;[.A614]&amp;&quot;','title':'&quot;&amp;[.B614]&amp;&quot;'},&quot;" office:value-type="string" office:string-value="{'file':'ZOOM0022-cracksabbath-owlandthistle-20140917.mp3','title':'ZOOM0022-cracksabbath-owlandthistle-20140917.mp3'},">
            <text:p>{'file':'ZOOM0022-cracksabbath-owlandthistle-20140917.mp3','title':'ZOOM0022-cracksabbath-owlandthistle-2014091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22roxhillsessions20150827.mp3</text:p>
          </table:table-cell>
          <table:table-cell table:formula="of:=&quot;{'file':'&quot;&amp;[.A615]&amp;&quot;','title':'&quot;&amp;[.B615]&amp;&quot;'},&quot;" office:value-type="string" office:string-value="{'file':'ZOOM0022roxhillsessions20150827.mp3','title':'ZOOM0022roxhillsessions20150827.mp3'},">
            <text:p>{'file':'ZOOM0022roxhillsessions20150827.mp3','title':'ZOOM0022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22-sufferingfuckheads-coppergate-20130423.mp3</text:p>
          </table:table-cell>
          <table:table-cell table:formula="of:=&quot;{'file':'&quot;&amp;[.A616]&amp;&quot;','title':'&quot;&amp;[.B616]&amp;&quot;'},&quot;" office:value-type="string" office:string-value="{'file':'ZOOM0022-sufferingfuckheads-coppergate-20130423.mp3','title':'ZOOM0022-sufferingfuckheads-coppergate-20130423.mp3'},">
            <text:p>{'file':'ZOOM0022-sufferingfuckheads-coppergate-20130423.mp3','title':'ZOOM0022-sufferingfuckheads-coppergate-2013042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23-cracksabbath-owlandthistle-20140917.mp3</text:p>
          </table:table-cell>
          <table:table-cell table:formula="of:=&quot;{'file':'&quot;&amp;[.A617]&amp;&quot;','title':'&quot;&amp;[.B617]&amp;&quot;'},&quot;" office:value-type="string" office:string-value="{'file':'ZOOM0023-cracksabbath-owlandthistle-20140917.mp3','title':'ZOOM0023-cracksabbath-owlandthistle-20140917.mp3'},">
            <text:p>{'file':'ZOOM0023-cracksabbath-owlandthistle-20140917.mp3','title':'ZOOM0023-cracksabbath-owlandthistle-2014091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23roxhillsessions20150827.mp3</text:p>
          </table:table-cell>
          <table:table-cell table:formula="of:=&quot;{'file':'&quot;&amp;[.A618]&amp;&quot;','title':'&quot;&amp;[.B618]&amp;&quot;'},&quot;" office:value-type="string" office:string-value="{'file':'ZOOM0023roxhillsessions20150827.mp3','title':'ZOOM0023roxhillsessions20150827.mp3'},">
            <text:p>{'file':'ZOOM0023roxhillsessions20150827.mp3','title':'ZOOM0023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23-sufferingfuckheads-coppergate-20130423.mp3</text:p>
          </table:table-cell>
          <table:table-cell table:formula="of:=&quot;{'file':'&quot;&amp;[.A619]&amp;&quot;','title':'&quot;&amp;[.B619]&amp;&quot;'},&quot;" office:value-type="string" office:string-value="{'file':'ZOOM0023-sufferingfuckheads-coppergate-20130423.mp3','title':'ZOOM0023-sufferingfuckheads-coppergate-20130423.mp3'},">
            <text:p>{'file':'ZOOM0023-sufferingfuckheads-coppergate-20130423.mp3','title':'ZOOM0023-sufferingfuckheads-coppergate-2013042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24roxhillsessions20150827.mp3</text:p>
          </table:table-cell>
          <table:table-cell table:formula="of:=&quot;{'file':'&quot;&amp;[.A620]&amp;&quot;','title':'&quot;&amp;[.B620]&amp;&quot;'},&quot;" office:value-type="string" office:string-value="{'file':'ZOOM0024roxhillsessions20150827.mp3','title':'ZOOM0024roxhillsessions20150827.mp3'},">
            <text:p>{'file':'ZOOM0024roxhillsessions20150827.mp3','title':'ZOOM0024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24-sufferingfuckheads-coppergate-20130212.mp3</text:p>
          </table:table-cell>
          <table:table-cell table:formula="of:=&quot;{'file':'&quot;&amp;[.A621]&amp;&quot;','title':'&quot;&amp;[.B621]&amp;&quot;'},&quot;" office:value-type="string" office:string-value="{'file':'ZOOM0024-sufferingfuckheads-coppergate-20130212.mp3','title':'ZOOM0024-sufferingfuckheads-coppergate-20130212.mp3'},">
            <text:p>{'file':'ZOOM0024-sufferingfuckheads-coppergate-20130212.mp3','title':'ZOOM0024-sufferingfuckheads-coppergate-2013021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25roxhillsessions20150827.mp3</text:p>
          </table:table-cell>
          <table:table-cell table:formula="of:=&quot;{'file':'&quot;&amp;[.A622]&amp;&quot;','title':'&quot;&amp;[.B622]&amp;&quot;'},&quot;" office:value-type="string" office:string-value="{'file':'ZOOM0025roxhillsessions20150827.mp3','title':'ZOOM0025roxhillsessions20150827.mp3'},">
            <text:p>{'file':'ZOOM0025roxhillsessions20150827.mp3','title':'ZOOM0025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25-sufferingfuckheads-coppergate-20130212.mp3</text:p>
          </table:table-cell>
          <table:table-cell table:formula="of:=&quot;{'file':'&quot;&amp;[.A623]&amp;&quot;','title':'&quot;&amp;[.B623]&amp;&quot;'},&quot;" office:value-type="string" office:string-value="{'file':'ZOOM0025-sufferingfuckheads-coppergate-20130212.mp3','title':'ZOOM0025-sufferingfuckheads-coppergate-20130212.mp3'},">
            <text:p>{'file':'ZOOM0025-sufferingfuckheads-coppergate-20130212.mp3','title':'ZOOM0025-sufferingfuckheads-coppergate-2013021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25-sufferingfuckheads-coppergate-20130423.mp3</text:p>
          </table:table-cell>
          <table:table-cell table:formula="of:=&quot;{'file':'&quot;&amp;[.A624]&amp;&quot;','title':'&quot;&amp;[.B624]&amp;&quot;'},&quot;" office:value-type="string" office:string-value="{'file':'ZOOM0025-sufferingfuckheads-coppergate-20130423.mp3','title':'ZOOM0025-sufferingfuckheads-coppergate-20130423.mp3'},">
            <text:p>{'file':'ZOOM0025-sufferingfuckheads-coppergate-20130423.mp3','title':'ZOOM0025-sufferingfuckheads-coppergate-2013042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26roxhillsessions20150827.mp3</text:p>
          </table:table-cell>
          <table:table-cell table:formula="of:=&quot;{'file':'&quot;&amp;[.A625]&amp;&quot;','title':'&quot;&amp;[.B625]&amp;&quot;'},&quot;" office:value-type="string" office:string-value="{'file':'ZOOM0026roxhillsessions20150827.mp3','title':'ZOOM0026roxhillsessions20150827.mp3'},">
            <text:p>{'file':'ZOOM0026roxhillsessions20150827.mp3','title':'ZOOM0026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26-sufferingfuckheads-coppergate-20130212.mp3</text:p>
          </table:table-cell>
          <table:table-cell table:formula="of:=&quot;{'file':'&quot;&amp;[.A626]&amp;&quot;','title':'&quot;&amp;[.B626]&amp;&quot;'},&quot;" office:value-type="string" office:string-value="{'file':'ZOOM0026-sufferingfuckheads-coppergate-20130212.mp3','title':'ZOOM0026-sufferingfuckheads-coppergate-20130212.mp3'},">
            <text:p>{'file':'ZOOM0026-sufferingfuckheads-coppergate-20130212.mp3','title':'ZOOM0026-sufferingfuckheads-coppergate-2013021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26-sufferingfuckheads-coppergate-20130423.mp3</text:p>
          </table:table-cell>
          <table:table-cell table:formula="of:=&quot;{'file':'&quot;&amp;[.A627]&amp;&quot;','title':'&quot;&amp;[.B627]&amp;&quot;'},&quot;" office:value-type="string" office:string-value="{'file':'ZOOM0026-sufferingfuckheads-coppergate-20130423.mp3','title':'ZOOM0026-sufferingfuckheads-coppergate-20130423.mp3'},">
            <text:p>{'file':'ZOOM0026-sufferingfuckheads-coppergate-20130423.mp3','title':'ZOOM0026-sufferingfuckheads-coppergate-2013042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27roxhillsessions20150827.mp3</text:p>
          </table:table-cell>
          <table:table-cell table:formula="of:=&quot;{'file':'&quot;&amp;[.A628]&amp;&quot;','title':'&quot;&amp;[.B628]&amp;&quot;'},&quot;" office:value-type="string" office:string-value="{'file':'ZOOM0027roxhillsessions20150827.mp3','title':'ZOOM0027roxhillsessions20150827.mp3'},">
            <text:p>{'file':'ZOOM0027roxhillsessions20150827.mp3','title':'ZOOM0027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28roxhillsessions20150827.mp3</text:p>
          </table:table-cell>
          <table:table-cell table:formula="of:=&quot;{'file':'&quot;&amp;[.A629]&amp;&quot;','title':'&quot;&amp;[.B629]&amp;&quot;'},&quot;" office:value-type="string" office:string-value="{'file':'ZOOM0028roxhillsessions20150827.mp3','title':'ZOOM0028roxhillsessions20150827.mp3'},">
            <text:p>{'file':'ZOOM0028roxhillsessions20150827.mp3','title':'ZOOM0028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28-sufferingfuckheads-coppergate-20130423.mp3</text:p>
          </table:table-cell>
          <table:table-cell table:formula="of:=&quot;{'file':'&quot;&amp;[.A630]&amp;&quot;','title':'&quot;&amp;[.B630]&amp;&quot;'},&quot;" office:value-type="string" office:string-value="{'file':'ZOOM0028-sufferingfuckheads-coppergate-20130423.mp3','title':'ZOOM0028-sufferingfuckheads-coppergate-20130423.mp3'},">
            <text:p>{'file':'ZOOM0028-sufferingfuckheads-coppergate-20130423.mp3','title':'ZOOM0028-sufferingfuckheads-coppergate-2013042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29roxhillsessions20150827.mp3</text:p>
          </table:table-cell>
          <table:table-cell table:formula="of:=&quot;{'file':'&quot;&amp;[.A631]&amp;&quot;','title':'&quot;&amp;[.B631]&amp;&quot;'},&quot;" office:value-type="string" office:string-value="{'file':'ZOOM0029roxhillsessions20150827.mp3','title':'ZOOM0029roxhillsessions20150827.mp3'},">
            <text:p>{'file':'ZOOM0029roxhillsessions20150827.mp3','title':'ZOOM0029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30roxhillsessions20150827.mp3</text:p>
          </table:table-cell>
          <table:table-cell table:formula="of:=&quot;{'file':'&quot;&amp;[.A632]&amp;&quot;','title':'&quot;&amp;[.B632]&amp;&quot;'},&quot;" office:value-type="string" office:string-value="{'file':'ZOOM0030roxhillsessions20150827.mp3','title':'ZOOM0030roxhillsessions20150827.mp3'},">
            <text:p>{'file':'ZOOM0030roxhillsessions20150827.mp3','title':'ZOOM0030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31roxhillsessions20150827.mp3</text:p>
          </table:table-cell>
          <table:table-cell table:formula="of:=&quot;{'file':'&quot;&amp;[.A633]&amp;&quot;','title':'&quot;&amp;[.B633]&amp;&quot;'},&quot;" office:value-type="string" office:string-value="{'file':'ZOOM0031roxhillsessions20150827.mp3','title':'ZOOM0031roxhillsessions20150827.mp3'},">
            <text:p>{'file':'ZOOM0031roxhillsessions20150827.mp3','title':'ZOOM0031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32roxhillsessions20150827.mp3</text:p>
          </table:table-cell>
          <table:table-cell table:formula="of:=&quot;{'file':'&quot;&amp;[.A634]&amp;&quot;','title':'&quot;&amp;[.B634]&amp;&quot;'},&quot;" office:value-type="string" office:string-value="{'file':'ZOOM0032roxhillsessions20150827.mp3','title':'ZOOM0032roxhillsessions20150827.mp3'},">
            <text:p>{'file':'ZOOM0032roxhillsessions20150827.mp3','title':'ZOOM0032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33roxhillsessions20150827.mp3</text:p>
          </table:table-cell>
          <table:table-cell table:formula="of:=&quot;{'file':'&quot;&amp;[.A635]&amp;&quot;','title':'&quot;&amp;[.B635]&amp;&quot;'},&quot;" office:value-type="string" office:string-value="{'file':'ZOOM0033roxhillsessions20150827.mp3','title':'ZOOM0033roxhillsessions20150827.mp3'},">
            <text:p>{'file':'ZOOM0033roxhillsessions20150827.mp3','title':'ZOOM0033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34roxhillsessions20150827.mp3</text:p>
          </table:table-cell>
          <table:table-cell table:formula="of:=&quot;{'file':'&quot;&amp;[.A636]&amp;&quot;','title':'&quot;&amp;[.B636]&amp;&quot;'},&quot;" office:value-type="string" office:string-value="{'file':'ZOOM0034roxhillsessions20150827.mp3','title':'ZOOM0034roxhillsessions20150827.mp3'},">
            <text:p>{'file':'ZOOM0034roxhillsessions20150827.mp3','title':'ZOOM0034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35roxhillsessions20150827.mp3</text:p>
          </table:table-cell>
          <table:table-cell table:formula="of:=&quot;{'file':'&quot;&amp;[.A637]&amp;&quot;','title':'&quot;&amp;[.B637]&amp;&quot;'},&quot;" office:value-type="string" office:string-value="{'file':'ZOOM0035roxhillsessions20150827.mp3','title':'ZOOM0035roxhillsessions20150827.mp3'},">
            <text:p>{'file':'ZOOM0035roxhillsessions20150827.mp3','title':'ZOOM0035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36roxhillsessions20150827.mp3</text:p>
          </table:table-cell>
          <table:table-cell table:formula="of:=&quot;{'file':'&quot;&amp;[.A638]&amp;&quot;','title':'&quot;&amp;[.B638]&amp;&quot;'},&quot;" office:value-type="string" office:string-value="{'file':'ZOOM0036roxhillsessions20150827.mp3','title':'ZOOM0036roxhillsessions20150827.mp3'},">
            <text:p>{'file':'ZOOM0036roxhillsessions20150827.mp3','title':'ZOOM0036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37roxhillsessions20150827.mp3</text:p>
          </table:table-cell>
          <table:table-cell table:formula="of:=&quot;{'file':'&quot;&amp;[.A639]&amp;&quot;','title':'&quot;&amp;[.B639]&amp;&quot;'},&quot;" office:value-type="string" office:string-value="{'file':'ZOOM0037roxhillsessions20150827.mp3','title':'ZOOM0037roxhillsessions20150827.mp3'},">
            <text:p>{'file':'ZOOM0037roxhillsessions20150827.mp3','title':'ZOOM0037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38-lastgasp-highline-2014.mp3</text:p>
          </table:table-cell>
          <table:table-cell table:formula="of:=&quot;{'file':'&quot;&amp;[.A640]&amp;&quot;','title':'&quot;&amp;[.B640]&amp;&quot;'},&quot;" office:value-type="string" office:string-value="{'file':'ZOOM0038-lastgasp-highline-2014.mp3','title':'ZOOM0038-lastgasp-highline-2014.mp3'},">
            <text:p>{'file':'ZOOM0038-lastgasp-highline-2014.mp3','title':'ZOOM0038-lastgasp-highline-2014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39-lastgasp-highline-2014.mp3</text:p>
          </table:table-cell>
          <table:table-cell table:formula="of:=&quot;{'file':'&quot;&amp;[.A641]&amp;&quot;','title':'&quot;&amp;[.B641]&amp;&quot;'},&quot;" office:value-type="string" office:string-value="{'file':'ZOOM0039-lastgasp-highline-2014.mp3','title':'ZOOM0039-lastgasp-highline-2014.mp3'},">
            <text:p>{'file':'ZOOM0039-lastgasp-highline-2014.mp3','title':'ZOOM0039-lastgasp-highline-2014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40-lastgasp-highline-2014.mp3</text:p>
          </table:table-cell>
          <table:table-cell table:formula="of:=&quot;{'file':'&quot;&amp;[.A642]&amp;&quot;','title':'&quot;&amp;[.B642]&amp;&quot;'},&quot;" office:value-type="string" office:string-value="{'file':'ZOOM0040-lastgasp-highline-2014.mp3','title':'ZOOM0040-lastgasp-highline-2014.mp3'},">
            <text:p>{'file':'ZOOM0040-lastgasp-highline-2014.mp3','title':'ZOOM0040-lastgasp-highline-2014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41-lastgasp-highline-2014.mp3</text:p>
          </table:table-cell>
          <table:table-cell table:formula="of:=&quot;{'file':'&quot;&amp;[.A643]&amp;&quot;','title':'&quot;&amp;[.B643]&amp;&quot;'},&quot;" office:value-type="string" office:string-value="{'file':'ZOOM0041-lastgasp-highline-2014.mp3','title':'ZOOM0041-lastgasp-highline-2014.mp3'},">
            <text:p>{'file':'ZOOM0041-lastgasp-highline-2014.mp3','title':'ZOOM0041-lastgasp-highline-2014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42-lastgasp-highline-2014.mp3</text:p>
          </table:table-cell>
          <table:table-cell table:formula="of:=&quot;{'file':'&quot;&amp;[.A644]&amp;&quot;','title':'&quot;&amp;[.B644]&amp;&quot;'},&quot;" office:value-type="string" office:string-value="{'file':'ZOOM0042-lastgasp-highline-2014.mp3','title':'ZOOM0042-lastgasp-highline-2014.mp3'},">
            <text:p>{'file':'ZOOM0042-lastgasp-highline-2014.mp3','title':'ZOOM0042-lastgasp-highline-2014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43-lastgasp-highline-2014.mp3</text:p>
          </table:table-cell>
          <table:table-cell table:formula="of:=&quot;{'file':'&quot;&amp;[.A645]&amp;&quot;','title':'&quot;&amp;[.B645]&amp;&quot;'},&quot;" office:value-type="string" office:string-value="{'file':'ZOOM0043-lastgasp-highline-2014.mp3','title':'ZOOM0043-lastgasp-highline-2014.mp3'},">
            <text:p>{'file':'ZOOM0043-lastgasp-highline-2014.mp3','title':'ZOOM0043-lastgasp-highline-2014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44-lastgasp-highline-2014.mp3</text:p>
          </table:table-cell>
          <table:table-cell table:formula="of:=&quot;{'file':'&quot;&amp;[.A646]&amp;&quot;','title':'&quot;&amp;[.B646]&amp;&quot;'},&quot;" office:value-type="string" office:string-value="{'file':'ZOOM0044-lastgasp-highline-2014.mp3','title':'ZOOM0044-lastgasp-highline-2014.mp3'},">
            <text:p>{'file':'ZOOM0044-lastgasp-highline-2014.mp3','title':'ZOOM0044-lastgasp-highline-2014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45-lastgasp-highline-2014.mp3</text:p>
          </table:table-cell>
          <table:table-cell table:formula="of:=&quot;{'file':'&quot;&amp;[.A647]&amp;&quot;','title':'&quot;&amp;[.B647]&amp;&quot;'},&quot;" office:value-type="string" office:string-value="{'file':'ZOOM0045-lastgasp-highline-2014.mp3','title':'ZOOM0045-lastgasp-highline-2014.mp3'},">
            <text:p>{'file':'ZOOM0045-lastgasp-highline-2014.mp3','title':'ZOOM0045-lastgasp-highline-2014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46-lastgasp-highline-2014.mp3</text:p>
          </table:table-cell>
          <table:table-cell table:formula="of:=&quot;{'file':'&quot;&amp;[.A648]&amp;&quot;','title':'&quot;&amp;[.B648]&amp;&quot;'},&quot;" office:value-type="string" office:string-value="{'file':'ZOOM0046-lastgasp-highline-2014.mp3','title':'ZOOM0046-lastgasp-highline-2014.mp3'},">
            <text:p>{'file':'ZOOM0046-lastgasp-highline-2014.mp3','title':'ZOOM0046-lastgasp-highline-2014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47-lastgasp-highline-2014.mp3</text:p>
          </table:table-cell>
          <table:table-cell table:formula="of:=&quot;{'file':'&quot;&amp;[.A649]&amp;&quot;','title':'&quot;&amp;[.B649]&amp;&quot;'},&quot;" office:value-type="string" office:string-value="{'file':'ZOOM0047-lastgasp-highline-2014.mp3','title':'ZOOM0047-lastgasp-highline-2014.mp3'},">
            <text:p>{'file':'ZOOM0047-lastgasp-highline-2014.mp3','title':'ZOOM0047-lastgasp-highline-2014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48-lastgasp-highline-2014.mp3</text:p>
          </table:table-cell>
          <table:table-cell table:formula="of:=&quot;{'file':'&quot;&amp;[.A650]&amp;&quot;','title':'&quot;&amp;[.B650]&amp;&quot;'},&quot;" office:value-type="string" office:string-value="{'file':'ZOOM0048-lastgasp-highline-2014.mp3','title':'ZOOM0048-lastgasp-highline-2014.mp3'},">
            <text:p>{'file':'ZOOM0048-lastgasp-highline-2014.mp3','title':'ZOOM0048-lastgasp-highline-2014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49-lastgasp-highline-2014.mp3</text:p>
          </table:table-cell>
          <table:table-cell table:formula="of:=&quot;{'file':'&quot;&amp;[.A651]&amp;&quot;','title':'&quot;&amp;[.B651]&amp;&quot;'},&quot;" office:value-type="string" office:string-value="{'file':'ZOOM0049-lastgasp-highline-2014.mp3','title':'ZOOM0049-lastgasp-highline-2014.mp3'},">
            <text:p>{'file':'ZOOM0049-lastgasp-highline-2014.mp3','title':'ZOOM0049-lastgasp-highline-2014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50-lastgasp-highline-2014.mp3</text:p>
          </table:table-cell>
          <table:table-cell table:formula="of:=&quot;{'file':'&quot;&amp;[.A652]&amp;&quot;','title':'&quot;&amp;[.B652]&amp;&quot;'},&quot;" office:value-type="string" office:string-value="{'file':'ZOOM0050-lastgasp-highline-2014.mp3','title':'ZOOM0050-lastgasp-highline-2014.mp3'},">
            <text:p>{'file':'ZOOM0050-lastgasp-highline-2014.mp3','title':'ZOOM0050-lastgasp-highline-2014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51-lastgasp-highline-2014.mp3</text:p>
          </table:table-cell>
          <table:table-cell table:formula="of:=&quot;{'file':'&quot;&amp;[.A653]&amp;&quot;','title':'&quot;&amp;[.B653]&amp;&quot;'},&quot;" office:value-type="string" office:string-value="{'file':'ZOOM0051-lastgasp-highline-2014.mp3','title':'ZOOM0051-lastgasp-highline-2014.mp3'},">
            <text:p>{'file':'ZOOM0051-lastgasp-highline-2014.mp3','title':'ZOOM0051-lastgasp-highline-2014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733.JPG</text:p>
          </table:table-cell>
          <table:table-cell office:value-type="string">
            <text:p>Photo01</text:p>
          </table:table-cell>
          <table:table-cell table:formula="of:=&quot;{'file':'&quot;&amp;[.A654]&amp;&quot;','title':'&quot;&amp;[.B654]&amp;&quot;'},&quot;" office:value-type="string" office:string-value="{'file':'IMG_4733.JPG','title':'Photo01'},">
            <text:p>{'file':'IMG_4733.JPG','title':'Photo0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734.JPG</text:p>
          </table:table-cell>
          <table:table-cell office:value-type="string">
            <text:p>Photo02</text:p>
          </table:table-cell>
          <table:table-cell table:formula="of:=&quot;{'file':'&quot;&amp;[.A655]&amp;&quot;','title':'&quot;&amp;[.B655]&amp;&quot;'},&quot;" office:value-type="string" office:string-value="{'file':'IMG_4734.JPG','title':'Photo02'},">
            <text:p>{'file':'IMG_4734.JPG','title':'Photo0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743.JPG</text:p>
          </table:table-cell>
          <table:table-cell office:value-type="string">
            <text:p>Photo03</text:p>
          </table:table-cell>
          <table:table-cell table:formula="of:=&quot;{'file':'&quot;&amp;[.A656]&amp;&quot;','title':'&quot;&amp;[.B656]&amp;&quot;'},&quot;" office:value-type="string" office:string-value="{'file':'IMG_4743.JPG','title':'Photo03'},">
            <text:p>{'file':'IMG_4743.JPG','title':'Photo0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748.JPG</text:p>
          </table:table-cell>
          <table:table-cell office:value-type="string">
            <text:p>Photo04</text:p>
          </table:table-cell>
          <table:table-cell table:formula="of:=&quot;{'file':'&quot;&amp;[.A657]&amp;&quot;','title':'&quot;&amp;[.B657]&amp;&quot;'},&quot;" office:value-type="string" office:string-value="{'file':'IMG_4748.JPG','title':'Photo04'},">
            <text:p>{'file':'IMG_4748.JPG','title':'Photo0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757.JPG</text:p>
          </table:table-cell>
          <table:table-cell office:value-type="string">
            <text:p>Photo05</text:p>
          </table:table-cell>
          <table:table-cell table:formula="of:=&quot;{'file':'&quot;&amp;[.A658]&amp;&quot;','title':'&quot;&amp;[.B658]&amp;&quot;'},&quot;" office:value-type="string" office:string-value="{'file':'IMG_4757.JPG','title':'Photo05'},">
            <text:p>{'file':'IMG_4757.JPG','title':'Photo0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758.JPG</text:p>
          </table:table-cell>
          <table:table-cell office:value-type="string">
            <text:p>Photo06</text:p>
          </table:table-cell>
          <table:table-cell table:formula="of:=&quot;{'file':'&quot;&amp;[.A659]&amp;&quot;','title':'&quot;&amp;[.B659]&amp;&quot;'},&quot;" office:value-type="string" office:string-value="{'file':'IMG_4758.JPG','title':'Photo06'},">
            <text:p>{'file':'IMG_4758.JPG','title':'Photo0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759.JPG</text:p>
          </table:table-cell>
          <table:table-cell office:value-type="string">
            <text:p>Photo07</text:p>
          </table:table-cell>
          <table:table-cell table:formula="of:=&quot;{'file':'&quot;&amp;[.A660]&amp;&quot;','title':'&quot;&amp;[.B660]&amp;&quot;'},&quot;" office:value-type="string" office:string-value="{'file':'IMG_4759.JPG','title':'Photo07'},">
            <text:p>{'file':'IMG_4759.JPG','title':'Photo0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763.JPG</text:p>
          </table:table-cell>
          <table:table-cell office:value-type="string">
            <text:p>Photo08</text:p>
          </table:table-cell>
          <table:table-cell table:formula="of:=&quot;{'file':'&quot;&amp;[.A661]&amp;&quot;','title':'&quot;&amp;[.B661]&amp;&quot;'},&quot;" office:value-type="string" office:string-value="{'file':'IMG_4763.JPG','title':'Photo08'},">
            <text:p>{'file':'IMG_4763.JPG','title':'Photo0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766.JPG</text:p>
          </table:table-cell>
          <table:table-cell office:value-type="string">
            <text:p>Photo09</text:p>
          </table:table-cell>
          <table:table-cell table:formula="of:=&quot;{'file':'&quot;&amp;[.A662]&amp;&quot;','title':'&quot;&amp;[.B662]&amp;&quot;'},&quot;" office:value-type="string" office:string-value="{'file':'IMG_4766.JPG','title':'Photo09'},">
            <text:p>{'file':'IMG_4766.JPG','title':'Photo0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767.JPG</text:p>
          </table:table-cell>
          <table:table-cell office:value-type="string">
            <text:p>Photo10</text:p>
          </table:table-cell>
          <table:table-cell table:formula="of:=&quot;{'file':'&quot;&amp;[.A663]&amp;&quot;','title':'&quot;&amp;[.B663]&amp;&quot;'},&quot;" office:value-type="string" office:string-value="{'file':'IMG_4767.JPG','title':'Photo10'},">
            <text:p>{'file':'IMG_4767.JPG','title':'Photo1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1ride2015.mp3</text:p>
          </table:table-cell>
          <table:table-cell office:value-type="string">
            <text:p>Leave Them All Behind</text:p>
          </table:table-cell>
          <table:table-cell table:formula="of:=&quot;{'file':'&quot;&amp;[.A664]&amp;&quot;','title':'&quot;&amp;[.B664]&amp;&quot;'},&quot;" office:value-type="string" office:string-value="{'file':'01ride2015.mp3','title':'Leave Them All Behind'},">
            <text:p>{'file':'01ride2015.mp3','title':'Leave Them All Behind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2ride2015.mp3</text:p>
          </table:table-cell>
          <table:table-cell office:value-type="string">
            <text:p>Twisterella</text:p>
          </table:table-cell>
          <table:table-cell table:formula="of:=&quot;{'file':'&quot;&amp;[.A665]&amp;&quot;','title':'&quot;&amp;[.B665]&amp;&quot;'},&quot;" office:value-type="string" office:string-value="{'file':'02ride2015.mp3','title':'Twisterella'},">
            <text:p>{'file':'02ride2015.mp3','title':'Twisterella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3ride2015.mp3</text:p>
          </table:table-cell>
          <table:table-cell office:value-type="string">
            <text:p>Song03</text:p>
          </table:table-cell>
          <table:table-cell table:formula="of:=&quot;{'file':'&quot;&amp;[.A666]&amp;&quot;','title':'&quot;&amp;[.B666]&amp;&quot;'},&quot;" office:value-type="string" office:string-value="{'file':'03ride2015.mp3','title':'Song03'},">
            <text:p>{'file':'03ride2015.mp3','title':'Song0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4ride2015.mp3</text:p>
          </table:table-cell>
          <table:table-cell office:value-type="string">
            <text:p>Song04</text:p>
          </table:table-cell>
          <table:table-cell table:formula="of:=&quot;{'file':'&quot;&amp;[.A667]&amp;&quot;','title':'&quot;&amp;[.B667]&amp;&quot;'},&quot;" office:value-type="string" office:string-value="{'file':'04ride2015.mp3','title':'Song04'},">
            <text:p>{'file':'04ride2015.mp3','title':'Song0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5ride2015.mp3</text:p>
          </table:table-cell>
          <table:table-cell office:value-type="string">
            <text:p>Song05</text:p>
          </table:table-cell>
          <table:table-cell table:formula="of:=&quot;{'file':'&quot;&amp;[.A668]&amp;&quot;','title':'&quot;&amp;[.B668]&amp;&quot;'},&quot;" office:value-type="string" office:string-value="{'file':'05ride2015.mp3','title':'Song05'},">
            <text:p>{'file':'05ride2015.mp3','title':'Song0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6ride2015.mp3</text:p>
          </table:table-cell>
          <table:table-cell office:value-type="string">
            <text:p>Song06</text:p>
          </table:table-cell>
          <table:table-cell table:formula="of:=&quot;{'file':'&quot;&amp;[.A669]&amp;&quot;','title':'&quot;&amp;[.B669]&amp;&quot;'},&quot;" office:value-type="string" office:string-value="{'file':'06ride2015.mp3','title':'Song06'},">
            <text:p>{'file':'06ride2015.mp3','title':'Song0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7ride2015.mp3</text:p>
          </table:table-cell>
          <table:table-cell office:value-type="string">
            <text:p>Song07</text:p>
          </table:table-cell>
          <table:table-cell table:formula="of:=&quot;{'file':'&quot;&amp;[.A670]&amp;&quot;','title':'&quot;&amp;[.B670]&amp;&quot;'},&quot;" office:value-type="string" office:string-value="{'file':'07ride2015.mp3','title':'Song07'},">
            <text:p>{'file':'07ride2015.mp3','title':'Song0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8ride2015.mp3</text:p>
          </table:table-cell>
          <table:table-cell office:value-type="string">
            <text:p>Song08</text:p>
          </table:table-cell>
          <table:table-cell table:formula="of:=&quot;{'file':'&quot;&amp;[.A671]&amp;&quot;','title':'&quot;&amp;[.B671]&amp;&quot;'},&quot;" office:value-type="string" office:string-value="{'file':'08ride2015.mp3','title':'Song08'},">
            <text:p>{'file':'08ride2015.mp3','title':'Song0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9ride2015.mp3</text:p>
          </table:table-cell>
          <table:table-cell office:value-type="string">
            <text:p>Song09</text:p>
          </table:table-cell>
          <table:table-cell table:formula="of:=&quot;{'file':'&quot;&amp;[.A672]&amp;&quot;','title':'&quot;&amp;[.B672]&amp;&quot;'},&quot;" office:value-type="string" office:string-value="{'file':'09ride2015.mp3','title':'Song09'},">
            <text:p>{'file':'09ride2015.mp3','title':'Song0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0ride2015.mp3</text:p>
          </table:table-cell>
          <table:table-cell office:value-type="string">
            <text:p>Song10</text:p>
          </table:table-cell>
          <table:table-cell table:formula="of:=&quot;{'file':'&quot;&amp;[.A673]&amp;&quot;','title':'&quot;&amp;[.B673]&amp;&quot;'},&quot;" office:value-type="string" office:string-value="{'file':'10ride2015.mp3','title':'Song10'},">
            <text:p>{'file':'10ride2015.mp3','title':'Song1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1ride2015.mp3</text:p>
          </table:table-cell>
          <table:table-cell office:value-type="string">
            <text:p>Song11</text:p>
          </table:table-cell>
          <table:table-cell table:formula="of:=&quot;{'file':'&quot;&amp;[.A674]&amp;&quot;','title':'&quot;&amp;[.B674]&amp;&quot;'},&quot;" office:value-type="string" office:string-value="{'file':'11ride2015.mp3','title':'Song11'},">
            <text:p>{'file':'11ride2015.mp3','title':'Song1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2ride2015.mp3</text:p>
          </table:table-cell>
          <table:table-cell office:value-type="string">
            <text:p>Song12</text:p>
          </table:table-cell>
          <table:table-cell table:formula="of:=&quot;{'file':'&quot;&amp;[.A675]&amp;&quot;','title':'&quot;&amp;[.B675]&amp;&quot;'},&quot;" office:value-type="string" office:string-value="{'file':'12ride2015.mp3','title':'Song12'},">
            <text:p>{'file':'12ride2015.mp3','title':'Song1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3ride2015.mp3</text:p>
          </table:table-cell>
          <table:table-cell office:value-type="string">
            <text:p>Song13</text:p>
          </table:table-cell>
          <table:table-cell table:formula="of:=&quot;{'file':'&quot;&amp;[.A676]&amp;&quot;','title':'&quot;&amp;[.B676]&amp;&quot;'},&quot;" office:value-type="string" office:string-value="{'file':'13ride2015.mp3','title':'Song13'},">
            <text:p>{'file':'13ride2015.mp3','title':'Song1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4ride2015.mp3</text:p>
          </table:table-cell>
          <table:table-cell office:value-type="string">
            <text:p>Song14</text:p>
          </table:table-cell>
          <table:table-cell table:formula="of:=&quot;{'file':'&quot;&amp;[.A677]&amp;&quot;','title':'&quot;&amp;[.B677]&amp;&quot;'},&quot;" office:value-type="string" office:string-value="{'file':'14ride2015.mp3','title':'Song14'},">
            <text:p>{'file':'14ride2015.mp3','title':'Song1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1ride2015.mp3</text:p>
          </table:table-cell>
          <table:table-cell office:value-type="string">
            <text:p>ride01</text:p>
          </table:table-cell>
          <table:table-cell table:formula="of:=&quot;{'file':'&quot;&amp;[.A678]&amp;&quot;','title':'&quot;&amp;[.B678]&amp;&quot;'},&quot;" office:value-type="string" office:string-value="{'file':'01ride2015.mp3','title':'ride01'},">
            <text:p>{'file':'01ride2015.mp3','title':'ride0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2ride2015.mp3</text:p>
          </table:table-cell>
          <table:table-cell office:value-type="string">
            <text:p>ride02</text:p>
          </table:table-cell>
          <table:table-cell table:formula="of:=&quot;{'file':'&quot;&amp;[.A679]&amp;&quot;','title':'&quot;&amp;[.B679]&amp;&quot;'},&quot;" office:value-type="string" office:string-value="{'file':'02ride2015.mp3','title':'ride02'},">
            <text:p>{'file':'02ride2015.mp3','title':'ride0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3%20YYZ.mp3</text:p>
          </table:table-cell>
          <table:table-cell office:value-type="string">
            <text:p>rush xyz</text:p>
          </table:table-cell>
          <table:table-cell table:formula="of:=&quot;{'file':'&quot;&amp;[.A680]&amp;&quot;','title':'&quot;&amp;[.B680]&amp;&quot;'},&quot;" office:value-type="string" office:string-value="{'file':'03%20YYZ.mp3','title':'rush xyz'},">
            <text:p>{'file':'03%20YYZ.mp3','title':'rush xyz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3ride2015.mp3</text:p>
          </table:table-cell>
          <table:table-cell office:value-type="string">
            <text:p>ride03</text:p>
          </table:table-cell>
          <table:table-cell table:formula="of:=&quot;{'file':'&quot;&amp;[.A681]&amp;&quot;','title':'&quot;&amp;[.B681]&amp;&quot;'},&quot;" office:value-type="string" office:string-value="{'file':'03ride2015.mp3','title':'ride03'},">
            <text:p>{'file':'03ride2015.mp3','title':'ride0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4ride2015.mp3</text:p>
          </table:table-cell>
          <table:table-cell office:value-type="string">
            <text:p>ride04</text:p>
          </table:table-cell>
          <table:table-cell table:formula="of:=&quot;{'file':'&quot;&amp;[.A682]&amp;&quot;','title':'&quot;&amp;[.B682]&amp;&quot;'},&quot;" office:value-type="string" office:string-value="{'file':'04ride2015.mp3','title':'ride04'},">
            <text:p>{'file':'04ride2015.mp3','title':'ride0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5ride2015.mp3</text:p>
          </table:table-cell>
          <table:table-cell office:value-type="string">
            <text:p>ride05</text:p>
          </table:table-cell>
          <table:table-cell table:formula="of:=&quot;{'file':'&quot;&amp;[.A683]&amp;&quot;','title':'&quot;&amp;[.B683]&amp;&quot;'},&quot;" office:value-type="string" office:string-value="{'file':'05ride2015.mp3','title':'ride05'},">
            <text:p>{'file':'05ride2015.mp3','title':'ride0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6ride2015.mp3</text:p>
          </table:table-cell>
          <table:table-cell office:value-type="string">
            <text:p>ride06</text:p>
          </table:table-cell>
          <table:table-cell table:formula="of:=&quot;{'file':'&quot;&amp;[.A684]&amp;&quot;','title':'&quot;&amp;[.B684]&amp;&quot;'},&quot;" office:value-type="string" office:string-value="{'file':'06ride2015.mp3','title':'ride06'},">
            <text:p>{'file':'06ride2015.mp3','title':'ride0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7ride2015.mp3</text:p>
          </table:table-cell>
          <table:table-cell office:value-type="string">
            <text:p>ride07</text:p>
          </table:table-cell>
          <table:table-cell table:formula="of:=&quot;{'file':'&quot;&amp;[.A685]&amp;&quot;','title':'&quot;&amp;[.B685]&amp;&quot;'},&quot;" office:value-type="string" office:string-value="{'file':'07ride2015.mp3','title':'ride07'},">
            <text:p>{'file':'07ride2015.mp3','title':'ride0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8ride2015.mp3</text:p>
          </table:table-cell>
          <table:table-cell office:value-type="string">
            <text:p>ride08</text:p>
          </table:table-cell>
          <table:table-cell table:formula="of:=&quot;{'file':'&quot;&amp;[.A686]&amp;&quot;','title':'&quot;&amp;[.B686]&amp;&quot;'},&quot;" office:value-type="string" office:string-value="{'file':'08ride2015.mp3','title':'ride08'},">
            <text:p>{'file':'08ride2015.mp3','title':'ride0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9ride2015.mp3</text:p>
          </table:table-cell>
          <table:table-cell office:value-type="string">
            <text:p>ride09</text:p>
          </table:table-cell>
          <table:table-cell table:formula="of:=&quot;{'file':'&quot;&amp;[.A687]&amp;&quot;','title':'&quot;&amp;[.B687]&amp;&quot;'},&quot;" office:value-type="string" office:string-value="{'file':'09ride2015.mp3','title':'ride09'},">
            <text:p>{'file':'09ride2015.mp3','title':'ride0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0ride2015.mp3</text:p>
          </table:table-cell>
          <table:table-cell office:value-type="string">
            <text:p>ride10</text:p>
          </table:table-cell>
          <table:table-cell table:formula="of:=&quot;{'file':'&quot;&amp;[.A688]&amp;&quot;','title':'&quot;&amp;[.B688]&amp;&quot;'},&quot;" office:value-type="string" office:string-value="{'file':'10ride2015.mp3','title':'ride10'},">
            <text:p>{'file':'10ride2015.mp3','title':'ride1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1ride2015.mp3</text:p>
          </table:table-cell>
          <table:table-cell office:value-type="string">
            <text:p>ride11</text:p>
          </table:table-cell>
          <table:table-cell table:formula="of:=&quot;{'file':'&quot;&amp;[.A689]&amp;&quot;','title':'&quot;&amp;[.B689]&amp;&quot;'},&quot;" office:value-type="string" office:string-value="{'file':'11ride2015.mp3','title':'ride11'},">
            <text:p>{'file':'11ride2015.mp3','title':'ride1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2ride2015.mp3</text:p>
          </table:table-cell>
          <table:table-cell office:value-type="string">
            <text:p>ride12</text:p>
          </table:table-cell>
          <table:table-cell table:formula="of:=&quot;{'file':'&quot;&amp;[.A690]&amp;&quot;','title':'&quot;&amp;[.B690]&amp;&quot;'},&quot;" office:value-type="string" office:string-value="{'file':'12ride2015.mp3','title':'ride12'},">
            <text:p>{'file':'12ride2015.mp3','title':'ride1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3ride2015.mp3</text:p>
          </table:table-cell>
          <table:table-cell office:value-type="string">
            <text:p>ride13</text:p>
          </table:table-cell>
          <table:table-cell table:formula="of:=&quot;{'file':'&quot;&amp;[.A691]&amp;&quot;','title':'&quot;&amp;[.B691]&amp;&quot;'},&quot;" office:value-type="string" office:string-value="{'file':'13ride2015.mp3','title':'ride13'},">
            <text:p>{'file':'13ride2015.mp3','title':'ride1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4ride2015.mp3</text:p>
          </table:table-cell>
          <table:table-cell office:value-type="string">
            <text:p>ride14</text:p>
          </table:table-cell>
          <table:table-cell table:formula="of:=&quot;{'file':'&quot;&amp;[.A692]&amp;&quot;','title':'&quot;&amp;[.B692]&amp;&quot;'},&quot;" office:value-type="string" office:string-value="{'file':'14ride2015.mp3','title':'ride14'},">
            <text:p>{'file':'14ride2015.mp3','title':'ride1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2-SkerikTrio-OwlnThistle-20130227.mp3</text:p>
          </table:table-cell>
          <table:table-cell office:value-type="string">
            <text:p>Skerik Trio-Owl n Thistle</text:p>
          </table:table-cell>
          <table:table-cell table:formula="of:=&quot;{'file':'&quot;&amp;[.A693]&amp;&quot;','title':'&quot;&amp;[.B693]&amp;&quot;'},&quot;" office:value-type="string" office:string-value="{'file':'ZOOM0012-SkerikTrio-OwlnThistle-20130227.mp3','title':'Skerik Trio-Owl n Thistle'},">
            <text:p>{'file':'ZOOM0012-SkerikTrio-OwlnThistle-20130227.mp3','title':'Skerik Trio-Owl n Thistle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blondie-callme-7inch.mp3</text:p>
          </table:table-cell>
          <table:table-cell office:value-type="string">
            <text:p>Blondie-Call Me</text:p>
          </table:table-cell>
          <table:table-cell table:formula="of:=&quot;{'file':'&quot;&amp;[.A694]&amp;&quot;','title':'&quot;&amp;[.B694]&amp;&quot;'},&quot;" office:value-type="string" office:string-value="{'file':'blondie-callme-7inch.mp3','title':'Blondie-Call Me'},">
            <text:p>{'file':'blondie-callme-7inch.mp3','title':'Blondie-Call Me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1 Here To Fall.mp3</text:p>
          </table:table-cell>
          <table:table-cell office:value-type="string">
            <text:p>Yo La Tengo-Here To Fall</text:p>
          </table:table-cell>
          <table:table-cell table:formula="of:=&quot;{'file':'&quot;&amp;[.A695]&amp;&quot;','title':'&quot;&amp;[.B695]&amp;&quot;'},&quot;" office:value-type="string" office:string-value="{'file':'01 Here To Fall.mp3','title':'Yo La Tengo-Here To Fall'},">
            <text:p>{'file':'01 Here To Fall.mp3','title':'Yo La Tengo-Here To Fall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1ride2015.mp3</text:p>
          </table:table-cell>
          <table:table-cell office:value-type="string">
            <text:p>Ride01</text:p>
          </table:table-cell>
          <table:table-cell table:formula="of:=&quot;{'file':'&quot;&amp;[.A696]&amp;&quot;','title':'&quot;&amp;[.B696]&amp;&quot;'},&quot;" office:value-type="string" office:string-value="{'file':'01ride2015.mp3','title':'Ride01'},">
            <text:p>{'file':'01ride2015.mp3','title':'Ride0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2 Avalon Or Someone Very Similar.mp3</text:p>
          </table:table-cell>
          <table:table-cell office:value-type="string">
            <text:p>Yo La Tengo-Avalon Or Someone Very Similar</text:p>
          </table:table-cell>
          <table:table-cell table:formula="of:=&quot;{'file':'&quot;&amp;[.A697]&amp;&quot;','title':'&quot;&amp;[.B697]&amp;&quot;'},&quot;" office:value-type="string" office:string-value="{'file':'02 Avalon Or Someone Very Similar.mp3','title':'Yo La Tengo-Avalon Or Someone Very Similar'},">
            <text:p>{'file':'02 Avalon Or Someone Very Similar.mp3','title':'Yo La Tengo-Avalon Or Someone Very Similar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2ride2015.mp3</text:p>
          </table:table-cell>
          <table:table-cell office:value-type="string">
            <text:p>Ride02</text:p>
          </table:table-cell>
          <table:table-cell table:formula="of:=&quot;{'file':'&quot;&amp;[.A698]&amp;&quot;','title':'&quot;&amp;[.B698]&amp;&quot;'},&quot;" office:value-type="string" office:string-value="{'file':'02ride2015.mp3','title':'Ride02'},">
            <text:p>{'file':'02ride2015.mp3','title':'Ride0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3 By Twos.mp3</text:p>
          </table:table-cell>
          <table:table-cell office:value-type="string">
            <text:p>Yo La Tengo-By Twos</text:p>
          </table:table-cell>
          <table:table-cell table:formula="of:=&quot;{'file':'&quot;&amp;[.A699]&amp;&quot;','title':'&quot;&amp;[.B699]&amp;&quot;'},&quot;" office:value-type="string" office:string-value="{'file':'03 By Twos.mp3','title':'Yo La Tengo-By Twos'},">
            <text:p>{'file':'03 By Twos.mp3','title':'Yo La Tengo-By Twos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3 YYZ.mp3</text:p>
          </table:table-cell>
          <table:table-cell office:value-type="string">
            <text:p>Rush YYZ</text:p>
          </table:table-cell>
          <table:table-cell table:formula="of:=&quot;{'file':'&quot;&amp;[.A700]&amp;&quot;','title':'&quot;&amp;[.B700]&amp;&quot;'},&quot;" office:value-type="string" office:string-value="{'file':'03 YYZ.mp3','title':'Rush YYZ'},">
            <text:p>{'file':'03 YYZ.mp3','title':'Rush YYZ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3ride2015.mp3</text:p>
          </table:table-cell>
          <table:table-cell office:value-type="string">
            <text:p>Ride03</text:p>
          </table:table-cell>
          <table:table-cell table:formula="of:=&quot;{'file':'&quot;&amp;[.A701]&amp;&quot;','title':'&quot;&amp;[.B701]&amp;&quot;'},&quot;" office:value-type="string" office:string-value="{'file':'03ride2015.mp3','title':'Ride03'},">
            <text:p>{'file':'03ride2015.mp3','title':'Ride0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4 Nothing To Hide.mp3</text:p>
          </table:table-cell>
          <table:table-cell office:value-type="string">
            <text:p>Yo La Tengo-Nothing To Hide</text:p>
          </table:table-cell>
          <table:table-cell table:formula="of:=&quot;{'file':'&quot;&amp;[.A702]&amp;&quot;','title':'&quot;&amp;[.B702]&amp;&quot;'},&quot;" office:value-type="string" office:string-value="{'file':'04 Nothing To Hide.mp3','title':'Yo La Tengo-Nothing To Hide'},">
            <text:p>{'file':'04 Nothing To Hide.mp3','title':'Yo La Tengo-Nothing To Hide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4ride2015.mp3</text:p>
          </table:table-cell>
          <table:table-cell office:value-type="string">
            <text:p>Ride04</text:p>
          </table:table-cell>
          <table:table-cell table:formula="of:=&quot;{'file':'&quot;&amp;[.A703]&amp;&quot;','title':'&quot;&amp;[.B703]&amp;&quot;'},&quot;" office:value-type="string" office:string-value="{'file':'04ride2015.mp3','title':'Ride04'},">
            <text:p>{'file':'04ride2015.mp3','title':'Ride0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5 Periodically Triple Or Double.mp3</text:p>
          </table:table-cell>
          <table:table-cell office:value-type="string">
            <text:p>Yo La Tengo-Periodically Triple Or Double</text:p>
          </table:table-cell>
          <table:table-cell table:formula="of:=&quot;{'file':'&quot;&amp;[.A704]&amp;&quot;','title':'&quot;&amp;[.B704]&amp;&quot;'},&quot;" office:value-type="string" office:string-value="{'file':'05 Periodically Triple Or Double.mp3','title':'Yo La Tengo-Periodically Triple Or Double'},">
            <text:p>{'file':'05 Periodically Triple Or Double.mp3','title':'Yo La Tengo-Periodically Triple Or Double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5ride2015.mp3</text:p>
          </table:table-cell>
          <table:table-cell office:value-type="string">
            <text:p>Ride05</text:p>
          </table:table-cell>
          <table:table-cell table:formula="of:=&quot;{'file':'&quot;&amp;[.A705]&amp;&quot;','title':'&quot;&amp;[.B705]&amp;&quot;'},&quot;" office:value-type="string" office:string-value="{'file':'05ride2015.mp3','title':'Ride05'},">
            <text:p>{'file':'05ride2015.mp3','title':'Ride0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6 If Its True.mp3</text:p>
          </table:table-cell>
          <table:table-cell office:value-type="string">
            <text:p>Yo La Tengo-If Its True</text:p>
          </table:table-cell>
          <table:table-cell table:formula="of:=&quot;{'file':'&quot;&amp;[.A706]&amp;&quot;','title':'&quot;&amp;[.B706]&amp;&quot;'},&quot;" office:value-type="string" office:string-value="{'file':'06 If Its True.mp3','title':'Yo La Tengo-If Its True'},">
            <text:p>{'file':'06 If Its True.mp3','title':'Yo La Tengo-If Its True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6ride2015.mp3</text:p>
          </table:table-cell>
          <table:table-cell office:value-type="string">
            <text:p>Ride 06</text:p>
          </table:table-cell>
          <table:table-cell table:formula="of:=&quot;{'file':'&quot;&amp;[.A707]&amp;&quot;','title':'&quot;&amp;[.B707]&amp;&quot;'},&quot;" office:value-type="string" office:string-value="{'file':'06ride2015.mp3','title':'Ride 06'},">
            <text:p>{'file':'06ride2015.mp3','title':'Ride 0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7 Im On My Way.mp3</text:p>
          </table:table-cell>
          <table:table-cell office:value-type="string">
            <text:p>Yo La Tengo-Im On My Way</text:p>
          </table:table-cell>
          <table:table-cell table:formula="of:=&quot;{'file':'&quot;&amp;[.A708]&amp;&quot;','title':'&quot;&amp;[.B708]&amp;&quot;'},&quot;" office:value-type="string" office:string-value="{'file':'07 Im On My Way.mp3','title':'Yo La Tengo-Im On My Way'},">
            <text:p>{'file':'07 Im On My Way.mp3','title':'Yo La Tengo-Im On My Way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7ride2015.mp3</text:p>
          </table:table-cell>
          <table:table-cell office:value-type="string">
            <text:p>Ride07</text:p>
          </table:table-cell>
          <table:table-cell table:formula="of:=&quot;{'file':'&quot;&amp;[.A709]&amp;&quot;','title':'&quot;&amp;[.B709]&amp;&quot;'},&quot;" office:value-type="string" office:string-value="{'file':'07ride2015.mp3','title':'Ride07'},">
            <text:p>{'file':'07ride2015.mp3','title':'Ride0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8 When Its Dark.mp3</text:p>
          </table:table-cell>
          <table:table-cell office:value-type="string">
            <text:p>Yo La Tengo-When Its Dark</text:p>
          </table:table-cell>
          <table:table-cell table:formula="of:=&quot;{'file':'&quot;&amp;[.A710]&amp;&quot;','title':'&quot;&amp;[.B710]&amp;&quot;'},&quot;" office:value-type="string" office:string-value="{'file':'08 When Its Dark.mp3','title':'Yo La Tengo-When Its Dark'},">
            <text:p>{'file':'08 When Its Dark.mp3','title':'Yo La Tengo-When Its Dark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8ride2015.mp3</text:p>
          </table:table-cell>
          <table:table-cell office:value-type="string">
            <text:p>Ride08</text:p>
          </table:table-cell>
          <table:table-cell table:formula="of:=&quot;{'file':'&quot;&amp;[.A711]&amp;&quot;','title':'&quot;&amp;[.B711]&amp;&quot;'},&quot;" office:value-type="string" office:string-value="{'file':'08ride2015.mp3','title':'Ride08'},">
            <text:p>{'file':'08ride2015.mp3','title':'Ride0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9 All Your Secrets.mp3</text:p>
          </table:table-cell>
          <table:table-cell office:value-type="string">
            <text:p>Yo La Tengo-All Your Secrets</text:p>
          </table:table-cell>
          <table:table-cell table:formula="of:=&quot;{'file':'&quot;&amp;[.A712]&amp;&quot;','title':'&quot;&amp;[.B712]&amp;&quot;'},&quot;" office:value-type="string" office:string-value="{'file':'09 All Your Secrets.mp3','title':'Yo La Tengo-All Your Secrets'},">
            <text:p>{'file':'09 All Your Secrets.mp3','title':'Yo La Tengo-All Your Secrets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9ride2015.mp3</text:p>
          </table:table-cell>
          <table:table-cell office:value-type="string">
            <text:p>Ride09</text:p>
          </table:table-cell>
          <table:table-cell table:formula="of:=&quot;{'file':'&quot;&amp;[.A713]&amp;&quot;','title':'&quot;&amp;[.B713]&amp;&quot;'},&quot;" office:value-type="string" office:string-value="{'file':'09ride2015.mp3','title':'Ride09'},">
            <text:p>{'file':'09ride2015.mp3','title':'Ride0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0 More Stars Than There Are In Heaven.mp3</text:p>
          </table:table-cell>
          <table:table-cell office:value-type="string">
            <text:p>Yo La Tengo-More Stars Than There Are In Heaven</text:p>
          </table:table-cell>
          <table:table-cell table:formula="of:=&quot;{'file':'&quot;&amp;[.A714]&amp;&quot;','title':'&quot;&amp;[.B714]&amp;&quot;'},&quot;" office:value-type="string" office:string-value="{'file':'10 More Stars Than There Are In Heaven.mp3','title':'Yo La Tengo-More Stars Than There Are In Heaven'},">
            <text:p>{'file':'10 More Stars Than There Are In Heaven.mp3','title':'Yo La Tengo-More Stars Than There Are In Heaven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0ride2015.mp3</text:p>
          </table:table-cell>
          <table:table-cell office:value-type="string">
            <text:p>Ride10</text:p>
          </table:table-cell>
          <table:table-cell table:formula="of:=&quot;{'file':'&quot;&amp;[.A715]&amp;&quot;','title':'&quot;&amp;[.B715]&amp;&quot;'},&quot;" office:value-type="string" office:string-value="{'file':'10ride2015.mp3','title':'Ride10'},">
            <text:p>{'file':'10ride2015.mp3','title':'Ride1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1 The Fireside.mp3</text:p>
          </table:table-cell>
          <table:table-cell office:value-type="string">
            <text:p>Yo La Tengo-The Fireside</text:p>
          </table:table-cell>
          <table:table-cell table:formula="of:=&quot;{'file':'&quot;&amp;[.A716]&amp;&quot;','title':'&quot;&amp;[.B716]&amp;&quot;'},&quot;" office:value-type="string" office:string-value="{'file':'11 The Fireside.mp3','title':'Yo La Tengo-The Fireside'},">
            <text:p>{'file':'11 The Fireside.mp3','title':'Yo La Tengo-The Fireside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1ride2015.mp3</text:p>
          </table:table-cell>
          <table:table-cell office:value-type="string">
            <text:p>Ride11</text:p>
          </table:table-cell>
          <table:table-cell table:formula="of:=&quot;{'file':'&quot;&amp;[.A717]&amp;&quot;','title':'&quot;&amp;[.B717]&amp;&quot;'},&quot;" office:value-type="string" office:string-value="{'file':'11ride2015.mp3','title':'Ride11'},">
            <text:p>{'file':'11ride2015.mp3','title':'Ride1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2ride2015.mp3</text:p>
          </table:table-cell>
          <table:table-cell office:value-type="string">
            <text:p>Ride12</text:p>
          </table:table-cell>
          <table:table-cell table:formula="of:=&quot;{'file':'&quot;&amp;[.A718]&amp;&quot;','title':'&quot;&amp;[.B718]&amp;&quot;'},&quot;" office:value-type="string" office:string-value="{'file':'12ride2015.mp3','title':'Ride12'},">
            <text:p>{'file':'12ride2015.mp3','title':'Ride1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3ride2015.mp3</text:p>
          </table:table-cell>
          <table:table-cell office:value-type="string">
            <text:p>Ride13</text:p>
          </table:table-cell>
          <table:table-cell table:formula="of:=&quot;{'file':'&quot;&amp;[.A719]&amp;&quot;','title':'&quot;&amp;[.B719]&amp;&quot;'},&quot;" office:value-type="string" office:string-value="{'file':'13ride2015.mp3','title':'Ride13'},">
            <text:p>{'file':'13ride2015.mp3','title':'Ride1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4ride2015.mp3</text:p>
          </table:table-cell>
          <table:table-cell office:value-type="string">
            <text:p>Ride14</text:p>
          </table:table-cell>
          <table:table-cell table:formula="of:=&quot;{'file':'&quot;&amp;[.A720]&amp;&quot;','title':'&quot;&amp;[.B720]&amp;&quot;'},&quot;" office:value-type="string" office:string-value="{'file':'14ride2015.mp3','title':'Ride14'},">
            <text:p>{'file':'14ride2015.mp3','title':'Ride1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1%20Car%20Thief.mp3</text:p>
          </table:table-cell>
          <table:table-cell office:value-type="string">
            <text:p>Beastie Boys - Car Thief</text:p>
          </table:table-cell>
          <table:table-cell table:formula="of:=&quot;{'file':'&quot;&amp;[.A721]&amp;&quot;','title':'&quot;&amp;[.B721]&amp;&quot;'},&quot;" office:value-type="string" office:string-value="{'file':'11%20Car%20Thief.mp3','title':'Beastie Boys - Car Thief'},">
            <text:p>{'file':'11%20Car%20Thief.mp3','title':'Beastie Boys - Car Thief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3%20Pass%20The%20Mic.mp3</text:p>
          </table:table-cell>
          <table:table-cell office:value-type="string">
            <text:p>Beastie Boys - Pass the Mic</text:p>
          </table:table-cell>
          <table:table-cell table:formula="of:=&quot;{'file':'&quot;&amp;[.A722]&amp;&quot;','title':'&quot;&amp;[.B722]&amp;&quot;'},&quot;" office:value-type="string" office:string-value="{'file':'03%20Pass%20The%20Mic.mp3','title':'Beastie Boys - Pass the Mic'},">
            <text:p>{'file':'03%20Pass%20The%20Mic.mp3','title':'Beastie Boys - Pass the Mic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2%20Black%20Tambourine%20(Film%20Version).mp3</text:p>
          </table:table-cell>
          <table:table-cell office:value-type="string">
            <text:p>Beck - Black Tambourine</text:p>
          </table:table-cell>
          <table:table-cell table:formula="of:=&quot;{'file':'&quot;&amp;[.A723]&amp;&quot;','title':'&quot;&amp;[.B723]&amp;&quot;'},&quot;" office:value-type="string" office:string-value="{'file':'12%20Black%20Tambourine%20(Film%20Version).mp3','title':'Beck - Black Tambourine'},">
            <text:p>{'file':'12%20Black%20Tambourine%20(Film%20Version).mp3','title':'Beck - Black Tambourine'},</text:p>
          </table:table-cell>
          <table:table-cell table:number-columns-repeated="1021"/>
        </table:table-row>
        <table:table-row table:style-name="ro2" table:visibility="collapse">
          <table:table-cell table:style-name="ce2" office:value-type="string">
            <text:p><text:a xlink:href="http://www.analogarchive.com/digital/03%20The%20Tide%20Is%20High.mp3">03 The Tide Is High.mp3</text:a></text:p>
          </table:table-cell>
          <table:table-cell office:value-type="string">
            <text:p>Blondie - The Tide Is High</text:p>
          </table:table-cell>
          <table:table-cell table:formula="of:=&quot;{'file':'&quot;&amp;[.A724]&amp;&quot;','title':'&quot;&amp;[.B724]&amp;&quot;'},&quot;" office:value-type="string" office:string-value="{'file':'03 The Tide Is High.mp3','title':'Blondie - The Tide Is High'},">
            <text:p>{'file':'03 The Tide Is High.mp3','title':'Blondie - The Tide Is High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-14%20With%20Teeth%20(Live).mp3</text:p>
          </table:table-cell>
          <table:table-cell office:value-type="string">
            <text:p>Melvins - With Teeth (Live)</text:p>
          </table:table-cell>
          <table:table-cell table:formula="of:=&quot;{'file':'&quot;&amp;[.A725]&amp;&quot;','title':'&quot;&amp;[.B725]&amp;&quot;'},&quot;" office:value-type="string" office:string-value="{'file':'1-14%20With%20Teeth%20(Live).mp3','title':'Melvins - With Teeth (Live)'},">
            <text:p>{'file':'1-14%20With%20Teeth%20(Live).mp3','title':'Melvins - With Teeth (Live)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-07%20I%20Will%20Refuse.mp3</text:p>
          </table:table-cell>
          <table:table-cell office:value-type="string">
            <text:p>Pailhead - I Will Refuse</text:p>
          </table:table-cell>
          <table:table-cell table:formula="of:=&quot;{'file':'&quot;&amp;[.A726]&amp;&quot;','title':'&quot;&amp;[.B726]&amp;&quot;'},&quot;" office:value-type="string" office:string-value="{'file':'1-07%20I%20Will%20Refuse.mp3','title':'Pailhead - I Will Refuse'},">
            <text:p>{'file':'1-07%20I%20Will%20Refuse.mp3','title':'Pailhead - I Will Refuse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3-01%20Rubber%20Glove%20Seduction.mp3</text:p>
          </table:table-cell>
          <table:table-cell office:value-type="string">
            <text:p>PTP - Rubber Glove Seduction</text:p>
          </table:table-cell>
          <table:table-cell table:formula="of:=&quot;{'file':'&quot;&amp;[.A727]&amp;&quot;','title':'&quot;&amp;[.B727]&amp;&quot;'},&quot;" office:value-type="string" office:string-value="{'file':'3-01%20Rubber%20Glove%20Seduction.mp3','title':'PTP - Rubber Glove Seduction'},">
            <text:p>{'file':'3-01%20Rubber%20Glove%20Seduction.mp3','title':'PTP - Rubber Glove Seduction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2%20Avalon%20Or%20Someone%20Very%20Similar.mp3</text:p>
          </table:table-cell>
          <table:table-cell office:value-type="string">
            <text:p>Yo La Tengo - Avalon Or Someone Very Similar</text:p>
          </table:table-cell>
          <table:table-cell table:formula="of:=&quot;{'file':'&quot;&amp;[.A728]&amp;&quot;','title':'&quot;&amp;[.B728]&amp;&quot;'},&quot;" office:value-type="string" office:string-value="{'file':'02%20Avalon%20Or%20Someone%20Very%20Similar.mp3','title':'Yo La Tengo - Avalon Or Someone Very Similar'},">
            <text:p>{'file':'02%20Avalon%20Or%20Someone%20Very%20Similar.mp3','title':'Yo La Tengo - Avalon Or Someone Very Similar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-01%20Supernaut.mp3</text:p>
          </table:table-cell>
          <table:table-cell office:value-type="string">
            <text:p>1000 Homo DJs - Supernaut</text:p>
          </table:table-cell>
          <table:table-cell table:formula="of:=&quot;{'file':'&quot;&amp;[.A729]&amp;&quot;','title':'&quot;&amp;[.B729]&amp;&quot;'},&quot;" office:value-type="string" office:string-value="{'file':'1-01%20Supernaut.mp3','title':'1000 Homo DJs - Supernaut'},">
            <text:p>{'file':'1-01%20Supernaut.mp3','title':'1000 Homo DJs - Supernaut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3%20In%20Your%20Face.mp3</text:p>
          </table:table-cell>
          <table:table-cell office:value-type="string">
            <text:p>7 Seconds - In Your Face</text:p>
          </table:table-cell>
          <table:table-cell table:formula="of:=&quot;{'file':'&quot;&amp;[.A730]&amp;&quot;','title':'&quot;&amp;[.B730]&amp;&quot;'},&quot;" office:value-type="string" office:string-value="{'file':'03%20In%20Your%20Face.mp3','title':'7 Seconds - In Your Face'},">
            <text:p>{'file':'03%20In%20Your%20Face.mp3','title':'7 Seconds - In Your Face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64small.JPG</text:p>
          </table:table-cell>
          <table:table-cell office:value-type="string">
            <text:p>Houston01</text:p>
          </table:table-cell>
          <table:table-cell table:formula="of:=&quot;{'file':'&quot;&amp;[.A731]&amp;&quot;','title':'&quot;&amp;[.B731]&amp;&quot;'},&quot;" office:value-type="string" office:string-value="{'file':'IMG_4064small.JPG','title':'Houston01'},">
            <text:p>{'file':'IMG_4064small.JPG','title':'Houston0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65small.JPG</text:p>
          </table:table-cell>
          <table:table-cell office:value-type="string">
            <text:p>Houston02</text:p>
          </table:table-cell>
          <table:table-cell table:formula="of:=&quot;{'file':'&quot;&amp;[.A732]&amp;&quot;','title':'&quot;&amp;[.B732]&amp;&quot;'},&quot;" office:value-type="string" office:string-value="{'file':'IMG_4065small.JPG','title':'Houston02'},">
            <text:p>{'file':'IMG_4065small.JPG','title':'Houston0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66small.JPG</text:p>
          </table:table-cell>
          <table:table-cell office:value-type="string">
            <text:p>Houston03</text:p>
          </table:table-cell>
          <table:table-cell table:formula="of:=&quot;{'file':'&quot;&amp;[.A733]&amp;&quot;','title':'&quot;&amp;[.B733]&amp;&quot;'},&quot;" office:value-type="string" office:string-value="{'file':'IMG_4066small.JPG','title':'Houston03'},">
            <text:p>{'file':'IMG_4066small.JPG','title':'Houston0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67small.JPG</text:p>
          </table:table-cell>
          <table:table-cell office:value-type="string">
            <text:p>Houston04</text:p>
          </table:table-cell>
          <table:table-cell table:formula="of:=&quot;{'file':'&quot;&amp;[.A734]&amp;&quot;','title':'&quot;&amp;[.B734]&amp;&quot;'},&quot;" office:value-type="string" office:string-value="{'file':'IMG_4067small.JPG','title':'Houston04'},">
            <text:p>{'file':'IMG_4067small.JPG','title':'Houston0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68small.JPG</text:p>
          </table:table-cell>
          <table:table-cell office:value-type="string">
            <text:p>Houston05</text:p>
          </table:table-cell>
          <table:table-cell table:formula="of:=&quot;{'file':'&quot;&amp;[.A735]&amp;&quot;','title':'&quot;&amp;[.B735]&amp;&quot;'},&quot;" office:value-type="string" office:string-value="{'file':'IMG_4068small.JPG','title':'Houston05'},">
            <text:p>{'file':'IMG_4068small.JPG','title':'Houston0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69small.JPG</text:p>
          </table:table-cell>
          <table:table-cell office:value-type="string">
            <text:p>Houston06</text:p>
          </table:table-cell>
          <table:table-cell table:formula="of:=&quot;{'file':'&quot;&amp;[.A736]&amp;&quot;','title':'&quot;&amp;[.B736]&amp;&quot;'},&quot;" office:value-type="string" office:string-value="{'file':'IMG_4069small.JPG','title':'Houston06'},">
            <text:p>{'file':'IMG_4069small.JPG','title':'Houston0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70small.JPG</text:p>
          </table:table-cell>
          <table:table-cell office:value-type="string">
            <text:p>Houston07</text:p>
          </table:table-cell>
          <table:table-cell table:formula="of:=&quot;{'file':'&quot;&amp;[.A737]&amp;&quot;','title':'&quot;&amp;[.B737]&amp;&quot;'},&quot;" office:value-type="string" office:string-value="{'file':'IMG_4070small.JPG','title':'Houston07'},">
            <text:p>{'file':'IMG_4070small.JPG','title':'Houston0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71small.JPG</text:p>
          </table:table-cell>
          <table:table-cell office:value-type="string">
            <text:p>Houston08</text:p>
          </table:table-cell>
          <table:table-cell table:formula="of:=&quot;{'file':'&quot;&amp;[.A738]&amp;&quot;','title':'&quot;&amp;[.B738]&amp;&quot;'},&quot;" office:value-type="string" office:string-value="{'file':'IMG_4071small.JPG','title':'Houston08'},">
            <text:p>{'file':'IMG_4071small.JPG','title':'Houston0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72small.JPG</text:p>
          </table:table-cell>
          <table:table-cell office:value-type="string">
            <text:p>Houston09</text:p>
          </table:table-cell>
          <table:table-cell table:formula="of:=&quot;{'file':'&quot;&amp;[.A739]&amp;&quot;','title':'&quot;&amp;[.B739]&amp;&quot;'},&quot;" office:value-type="string" office:string-value="{'file':'IMG_4072small.JPG','title':'Houston09'},">
            <text:p>{'file':'IMG_4072small.JPG','title':'Houston0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74small.JPG</text:p>
          </table:table-cell>
          <table:table-cell office:value-type="string">
            <text:p>Houston10</text:p>
          </table:table-cell>
          <table:table-cell table:formula="of:=&quot;{'file':'&quot;&amp;[.A740]&amp;&quot;','title':'&quot;&amp;[.B740]&amp;&quot;'},&quot;" office:value-type="string" office:string-value="{'file':'IMG_4074small.JPG','title':'Houston10'},">
            <text:p>{'file':'IMG_4074small.JPG','title':'Houston1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75small.JPG</text:p>
          </table:table-cell>
          <table:table-cell office:value-type="string">
            <text:p>Houston11</text:p>
          </table:table-cell>
          <table:table-cell table:formula="of:=&quot;{'file':'&quot;&amp;[.A741]&amp;&quot;','title':'&quot;&amp;[.B741]&amp;&quot;'},&quot;" office:value-type="string" office:string-value="{'file':'IMG_4075small.JPG','title':'Houston11'},">
            <text:p>{'file':'IMG_4075small.JPG','title':'Houston1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76small.JPG</text:p>
          </table:table-cell>
          <table:table-cell office:value-type="string">
            <text:p>Houston12</text:p>
          </table:table-cell>
          <table:table-cell table:formula="of:=&quot;{'file':'&quot;&amp;[.A742]&amp;&quot;','title':'&quot;&amp;[.B742]&amp;&quot;'},&quot;" office:value-type="string" office:string-value="{'file':'IMG_4076small.JPG','title':'Houston12'},">
            <text:p>{'file':'IMG_4076small.JPG','title':'Houston1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77small.JPG</text:p>
          </table:table-cell>
          <table:table-cell office:value-type="string">
            <text:p>Houston13</text:p>
          </table:table-cell>
          <table:table-cell table:formula="of:=&quot;{'file':'&quot;&amp;[.A743]&amp;&quot;','title':'&quot;&amp;[.B743]&amp;&quot;'},&quot;" office:value-type="string" office:string-value="{'file':'IMG_4077small.JPG','title':'Houston13'},">
            <text:p>{'file':'IMG_4077small.JPG','title':'Houston1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78small.JPG</text:p>
          </table:table-cell>
          <table:table-cell office:value-type="string">
            <text:p>Houston14</text:p>
          </table:table-cell>
          <table:table-cell table:formula="of:=&quot;{'file':'&quot;&amp;[.A744]&amp;&quot;','title':'&quot;&amp;[.B744]&amp;&quot;'},&quot;" office:value-type="string" office:string-value="{'file':'IMG_4078small.JPG','title':'Houston14'},">
            <text:p>{'file':'IMG_4078small.JPG','title':'Houston1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79small.JPG</text:p>
          </table:table-cell>
          <table:table-cell office:value-type="string">
            <text:p>Houston15</text:p>
          </table:table-cell>
          <table:table-cell table:formula="of:=&quot;{'file':'&quot;&amp;[.A745]&amp;&quot;','title':'&quot;&amp;[.B745]&amp;&quot;'},&quot;" office:value-type="string" office:string-value="{'file':'IMG_4079small.JPG','title':'Houston15'},">
            <text:p>{'file':'IMG_4079small.JPG','title':'Houston1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81small.JPG</text:p>
          </table:table-cell>
          <table:table-cell office:value-type="string">
            <text:p>Houston16</text:p>
          </table:table-cell>
          <table:table-cell table:formula="of:=&quot;{'file':'&quot;&amp;[.A746]&amp;&quot;','title':'&quot;&amp;[.B746]&amp;&quot;'},&quot;" office:value-type="string" office:string-value="{'file':'IMG_4081small.JPG','title':'Houston16'},">
            <text:p>{'file':'IMG_4081small.JPG','title':'Houston1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82small.JPG</text:p>
          </table:table-cell>
          <table:table-cell office:value-type="string">
            <text:p>Houston17</text:p>
          </table:table-cell>
          <table:table-cell table:formula="of:=&quot;{'file':'&quot;&amp;[.A747]&amp;&quot;','title':'&quot;&amp;[.B747]&amp;&quot;'},&quot;" office:value-type="string" office:string-value="{'file':'IMG_4082small.JPG','title':'Houston17'},">
            <text:p>{'file':'IMG_4082small.JPG','title':'Houston1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83small.JPG</text:p>
          </table:table-cell>
          <table:table-cell office:value-type="string">
            <text:p>Houston18</text:p>
          </table:table-cell>
          <table:table-cell table:formula="of:=&quot;{'file':'&quot;&amp;[.A748]&amp;&quot;','title':'&quot;&amp;[.B748]&amp;&quot;'},&quot;" office:value-type="string" office:string-value="{'file':'IMG_4083small.JPG','title':'Houston18'},">
            <text:p>{'file':'IMG_4083small.JPG','title':'Houston1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84small.JPG</text:p>
          </table:table-cell>
          <table:table-cell office:value-type="string">
            <text:p>Houston19</text:p>
          </table:table-cell>
          <table:table-cell table:formula="of:=&quot;{'file':'&quot;&amp;[.A749]&amp;&quot;','title':'&quot;&amp;[.B749]&amp;&quot;'},&quot;" office:value-type="string" office:string-value="{'file':'IMG_4084small.JPG','title':'Houston19'},">
            <text:p>{'file':'IMG_4084small.JPG','title':'Houston1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85small.JPG</text:p>
          </table:table-cell>
          <table:table-cell office:value-type="string">
            <text:p>Houston20</text:p>
          </table:table-cell>
          <table:table-cell table:formula="of:=&quot;{'file':'&quot;&amp;[.A750]&amp;&quot;','title':'&quot;&amp;[.B750]&amp;&quot;'},&quot;" office:value-type="string" office:string-value="{'file':'IMG_4085small.JPG','title':'Houston20'},">
            <text:p>{'file':'IMG_4085small.JPG','title':'Houston2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86small.JPG</text:p>
          </table:table-cell>
          <table:table-cell office:value-type="string">
            <text:p>Houston21</text:p>
          </table:table-cell>
          <table:table-cell table:formula="of:=&quot;{'file':'&quot;&amp;[.A751]&amp;&quot;','title':'&quot;&amp;[.B751]&amp;&quot;'},&quot;" office:value-type="string" office:string-value="{'file':'IMG_4086small.JPG','title':'Houston21'},">
            <text:p>{'file':'IMG_4086small.JPG','title':'Houston2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87small.JPG</text:p>
          </table:table-cell>
          <table:table-cell office:value-type="string">
            <text:p>Houston22</text:p>
          </table:table-cell>
          <table:table-cell table:formula="of:=&quot;{'file':'&quot;&amp;[.A752]&amp;&quot;','title':'&quot;&amp;[.B752]&amp;&quot;'},&quot;" office:value-type="string" office:string-value="{'file':'IMG_4087small.JPG','title':'Houston22'},">
            <text:p>{'file':'IMG_4087small.JPG','title':'Houston2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89small.JPG</text:p>
          </table:table-cell>
          <table:table-cell office:value-type="string">
            <text:p>Houston23</text:p>
          </table:table-cell>
          <table:table-cell table:formula="of:=&quot;{'file':'&quot;&amp;[.A753]&amp;&quot;','title':'&quot;&amp;[.B753]&amp;&quot;'},&quot;" office:value-type="string" office:string-value="{'file':'IMG_4089small.JPG','title':'Houston23'},">
            <text:p>{'file':'IMG_4089small.JPG','title':'Houston2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94small.JPG</text:p>
          </table:table-cell>
          <table:table-cell office:value-type="string">
            <text:p>Houston24</text:p>
          </table:table-cell>
          <table:table-cell table:formula="of:=&quot;{'file':'&quot;&amp;[.A754]&amp;&quot;','title':'&quot;&amp;[.B754]&amp;&quot;'},&quot;" office:value-type="string" office:string-value="{'file':'IMG_4094small.JPG','title':'Houston24'},">
            <text:p>{'file':'IMG_4094small.JPG','title':'Houston2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95small.JPG</text:p>
          </table:table-cell>
          <table:table-cell office:value-type="string">
            <text:p>Houston25</text:p>
          </table:table-cell>
          <table:table-cell table:formula="of:=&quot;{'file':'&quot;&amp;[.A755]&amp;&quot;','title':'&quot;&amp;[.B755]&amp;&quot;'},&quot;" office:value-type="string" office:string-value="{'file':'IMG_4095small.JPG','title':'Houston25'},">
            <text:p>{'file':'IMG_4095small.JPG','title':'Houston2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96small.JPG</text:p>
          </table:table-cell>
          <table:table-cell office:value-type="string">
            <text:p>Houston26</text:p>
          </table:table-cell>
          <table:table-cell table:formula="of:=&quot;{'file':'&quot;&amp;[.A756]&amp;&quot;','title':'&quot;&amp;[.B756]&amp;&quot;'},&quot;" office:value-type="string" office:string-value="{'file':'IMG_4096small.JPG','title':'Houston26'},">
            <text:p>{'file':'IMG_4096small.JPG','title':'Houston2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97small.JPG</text:p>
          </table:table-cell>
          <table:table-cell office:value-type="string">
            <text:p>Houston27</text:p>
          </table:table-cell>
          <table:table-cell table:formula="of:=&quot;{'file':'&quot;&amp;[.A757]&amp;&quot;','title':'&quot;&amp;[.B757]&amp;&quot;'},&quot;" office:value-type="string" office:string-value="{'file':'IMG_4097small.JPG','title':'Houston27'},">
            <text:p>{'file':'IMG_4097small.JPG','title':'Houston2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98small.JPG</text:p>
          </table:table-cell>
          <table:table-cell office:value-type="string">
            <text:p>Houston28</text:p>
          </table:table-cell>
          <table:table-cell table:formula="of:=&quot;{'file':'&quot;&amp;[.A758]&amp;&quot;','title':'&quot;&amp;[.B758]&amp;&quot;'},&quot;" office:value-type="string" office:string-value="{'file':'IMG_4098small.JPG','title':'Houston28'},">
            <text:p>{'file':'IMG_4098small.JPG','title':'Houston2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99small.JPG</text:p>
          </table:table-cell>
          <table:table-cell office:value-type="string">
            <text:p>Houston29</text:p>
          </table:table-cell>
          <table:table-cell table:formula="of:=&quot;{'file':'&quot;&amp;[.A759]&amp;&quot;','title':'&quot;&amp;[.B759]&amp;&quot;'},&quot;" office:value-type="string" office:string-value="{'file':'IMG_4099small.JPG','title':'Houston29'},">
            <text:p>{'file':'IMG_4099small.JPG','title':'Houston2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00small.JPG</text:p>
          </table:table-cell>
          <table:table-cell office:value-type="string">
            <text:p>Houston30</text:p>
          </table:table-cell>
          <table:table-cell table:formula="of:=&quot;{'file':'&quot;&amp;[.A760]&amp;&quot;','title':'&quot;&amp;[.B760]&amp;&quot;'},&quot;" office:value-type="string" office:string-value="{'file':'IMG_4100small.JPG','title':'Houston30'},">
            <text:p>{'file':'IMG_4100small.JPG','title':'Houston3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01small.JPG</text:p>
          </table:table-cell>
          <table:table-cell office:value-type="string">
            <text:p>Houston31</text:p>
          </table:table-cell>
          <table:table-cell table:formula="of:=&quot;{'file':'&quot;&amp;[.A761]&amp;&quot;','title':'&quot;&amp;[.B761]&amp;&quot;'},&quot;" office:value-type="string" office:string-value="{'file':'IMG_4101small.JPG','title':'Houston31'},">
            <text:p>{'file':'IMG_4101small.JPG','title':'Houston3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02small.JPG</text:p>
          </table:table-cell>
          <table:table-cell office:value-type="string">
            <text:p>Houston32</text:p>
          </table:table-cell>
          <table:table-cell table:formula="of:=&quot;{'file':'&quot;&amp;[.A762]&amp;&quot;','title':'&quot;&amp;[.B762]&amp;&quot;'},&quot;" office:value-type="string" office:string-value="{'file':'IMG_4102small.JPG','title':'Houston32'},">
            <text:p>{'file':'IMG_4102small.JPG','title':'Houston3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03small.JPG</text:p>
          </table:table-cell>
          <table:table-cell office:value-type="string">
            <text:p>Houston33</text:p>
          </table:table-cell>
          <table:table-cell table:formula="of:=&quot;{'file':'&quot;&amp;[.A763]&amp;&quot;','title':'&quot;&amp;[.B763]&amp;&quot;'},&quot;" office:value-type="string" office:string-value="{'file':'IMG_4103small.JPG','title':'Houston33'},">
            <text:p>{'file':'IMG_4103small.JPG','title':'Houston3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04small.JPG</text:p>
          </table:table-cell>
          <table:table-cell office:value-type="string">
            <text:p>Houston34</text:p>
          </table:table-cell>
          <table:table-cell table:formula="of:=&quot;{'file':'&quot;&amp;[.A764]&amp;&quot;','title':'&quot;&amp;[.B764]&amp;&quot;'},&quot;" office:value-type="string" office:string-value="{'file':'IMG_4104small.JPG','title':'Houston34'},">
            <text:p>{'file':'IMG_4104small.JPG','title':'Houston3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05small.JPG</text:p>
          </table:table-cell>
          <table:table-cell office:value-type="string">
            <text:p>Houston35</text:p>
          </table:table-cell>
          <table:table-cell table:formula="of:=&quot;{'file':'&quot;&amp;[.A765]&amp;&quot;','title':'&quot;&amp;[.B765]&amp;&quot;'},&quot;" office:value-type="string" office:string-value="{'file':'IMG_4105small.JPG','title':'Houston35'},">
            <text:p>{'file':'IMG_4105small.JPG','title':'Houston3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06small.JPG</text:p>
          </table:table-cell>
          <table:table-cell office:value-type="string">
            <text:p>Houston36</text:p>
          </table:table-cell>
          <table:table-cell table:formula="of:=&quot;{'file':'&quot;&amp;[.A766]&amp;&quot;','title':'&quot;&amp;[.B766]&amp;&quot;'},&quot;" office:value-type="string" office:string-value="{'file':'IMG_4106small.JPG','title':'Houston36'},">
            <text:p>{'file':'IMG_4106small.JPG','title':'Houston3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07small.JPG</text:p>
          </table:table-cell>
          <table:table-cell office:value-type="string">
            <text:p>Houston37</text:p>
          </table:table-cell>
          <table:table-cell table:formula="of:=&quot;{'file':'&quot;&amp;[.A767]&amp;&quot;','title':'&quot;&amp;[.B767]&amp;&quot;'},&quot;" office:value-type="string" office:string-value="{'file':'IMG_4107small.JPG','title':'Houston37'},">
            <text:p>{'file':'IMG_4107small.JPG','title':'Houston3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08small.JPG</text:p>
          </table:table-cell>
          <table:table-cell office:value-type="string">
            <text:p>Houston38</text:p>
          </table:table-cell>
          <table:table-cell table:formula="of:=&quot;{'file':'&quot;&amp;[.A768]&amp;&quot;','title':'&quot;&amp;[.B768]&amp;&quot;'},&quot;" office:value-type="string" office:string-value="{'file':'IMG_4108small.JPG','title':'Houston38'},">
            <text:p>{'file':'IMG_4108small.JPG','title':'Houston3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09small.JPG</text:p>
          </table:table-cell>
          <table:table-cell office:value-type="string">
            <text:p>Houston39</text:p>
          </table:table-cell>
          <table:table-cell table:formula="of:=&quot;{'file':'&quot;&amp;[.A769]&amp;&quot;','title':'&quot;&amp;[.B769]&amp;&quot;'},&quot;" office:value-type="string" office:string-value="{'file':'IMG_4109small.JPG','title':'Houston39'},">
            <text:p>{'file':'IMG_4109small.JPG','title':'Houston3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12small.JPG</text:p>
          </table:table-cell>
          <table:table-cell office:value-type="string">
            <text:p>Houston40</text:p>
          </table:table-cell>
          <table:table-cell table:formula="of:=&quot;{'file':'&quot;&amp;[.A770]&amp;&quot;','title':'&quot;&amp;[.B770]&amp;&quot;'},&quot;" office:value-type="string" office:string-value="{'file':'IMG_4112small.JPG','title':'Houston40'},">
            <text:p>{'file':'IMG_4112small.JPG','title':'Houston4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13small.JPG</text:p>
          </table:table-cell>
          <table:table-cell office:value-type="string">
            <text:p>Houston41</text:p>
          </table:table-cell>
          <table:table-cell table:formula="of:=&quot;{'file':'&quot;&amp;[.A771]&amp;&quot;','title':'&quot;&amp;[.B771]&amp;&quot;'},&quot;" office:value-type="string" office:string-value="{'file':'IMG_4113small.JPG','title':'Houston41'},">
            <text:p>{'file':'IMG_4113small.JPG','title':'Houston4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14small.JPG</text:p>
          </table:table-cell>
          <table:table-cell office:value-type="string">
            <text:p>Houston42</text:p>
          </table:table-cell>
          <table:table-cell table:formula="of:=&quot;{'file':'&quot;&amp;[.A772]&amp;&quot;','title':'&quot;&amp;[.B772]&amp;&quot;'},&quot;" office:value-type="string" office:string-value="{'file':'IMG_4114small.JPG','title':'Houston42'},">
            <text:p>{'file':'IMG_4114small.JPG','title':'Houston4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15small.JPG</text:p>
          </table:table-cell>
          <table:table-cell office:value-type="string">
            <text:p>Houston43</text:p>
          </table:table-cell>
          <table:table-cell table:formula="of:=&quot;{'file':'&quot;&amp;[.A773]&amp;&quot;','title':'&quot;&amp;[.B773]&amp;&quot;'},&quot;" office:value-type="string" office:string-value="{'file':'IMG_4115small.JPG','title':'Houston43'},">
            <text:p>{'file':'IMG_4115small.JPG','title':'Houston4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16small.JPG</text:p>
          </table:table-cell>
          <table:table-cell office:value-type="string">
            <text:p>Houston44</text:p>
          </table:table-cell>
          <table:table-cell table:formula="of:=&quot;{'file':'&quot;&amp;[.A774]&amp;&quot;','title':'&quot;&amp;[.B774]&amp;&quot;'},&quot;" office:value-type="string" office:string-value="{'file':'IMG_4116small.JPG','title':'Houston44'},">
            <text:p>{'file':'IMG_4116small.JPG','title':'Houston4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17small.JPG</text:p>
          </table:table-cell>
          <table:table-cell office:value-type="string">
            <text:p>Houston45</text:p>
          </table:table-cell>
          <table:table-cell table:formula="of:=&quot;{'file':'&quot;&amp;[.A775]&amp;&quot;','title':'&quot;&amp;[.B775]&amp;&quot;'},&quot;" office:value-type="string" office:string-value="{'file':'IMG_4117small.JPG','title':'Houston45'},">
            <text:p>{'file':'IMG_4117small.JPG','title':'Houston4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18small.JPG</text:p>
          </table:table-cell>
          <table:table-cell office:value-type="string">
            <text:p>Houston46</text:p>
          </table:table-cell>
          <table:table-cell table:formula="of:=&quot;{'file':'&quot;&amp;[.A776]&amp;&quot;','title':'&quot;&amp;[.B776]&amp;&quot;'},&quot;" office:value-type="string" office:string-value="{'file':'IMG_4118small.JPG','title':'Houston46'},">
            <text:p>{'file':'IMG_4118small.JPG','title':'Houston4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19small.JPG</text:p>
          </table:table-cell>
          <table:table-cell office:value-type="string">
            <text:p>Houston47</text:p>
          </table:table-cell>
          <table:table-cell table:formula="of:=&quot;{'file':'&quot;&amp;[.A777]&amp;&quot;','title':'&quot;&amp;[.B777]&amp;&quot;'},&quot;" office:value-type="string" office:string-value="{'file':'IMG_4119small.JPG','title':'Houston47'},">
            <text:p>{'file':'IMG_4119small.JPG','title':'Houston4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20small.JPG</text:p>
          </table:table-cell>
          <table:table-cell office:value-type="string">
            <text:p>Houston48</text:p>
          </table:table-cell>
          <table:table-cell table:formula="of:=&quot;{'file':'&quot;&amp;[.A778]&amp;&quot;','title':'&quot;&amp;[.B778]&amp;&quot;'},&quot;" office:value-type="string" office:string-value="{'file':'IMG_4120small.JPG','title':'Houston48'},">
            <text:p>{'file':'IMG_4120small.JPG','title':'Houston4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21small.JPG</text:p>
          </table:table-cell>
          <table:table-cell office:value-type="string">
            <text:p>Houston49</text:p>
          </table:table-cell>
          <table:table-cell table:formula="of:=&quot;{'file':'&quot;&amp;[.A779]&amp;&quot;','title':'&quot;&amp;[.B779]&amp;&quot;'},&quot;" office:value-type="string" office:string-value="{'file':'IMG_4121small.JPG','title':'Houston49'},">
            <text:p>{'file':'IMG_4121small.JPG','title':'Houston4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23small.JPG</text:p>
          </table:table-cell>
          <table:table-cell office:value-type="string">
            <text:p>Houston50</text:p>
          </table:table-cell>
          <table:table-cell table:formula="of:=&quot;{'file':'&quot;&amp;[.A780]&amp;&quot;','title':'&quot;&amp;[.B780]&amp;&quot;'},&quot;" office:value-type="string" office:string-value="{'file':'IMG_4123small.JPG','title':'Houston50'},">
            <text:p>{'file':'IMG_4123small.JPG','title':'Houston5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24small.JPG</text:p>
          </table:table-cell>
          <table:table-cell office:value-type="string">
            <text:p>Houston51</text:p>
          </table:table-cell>
          <table:table-cell table:formula="of:=&quot;{'file':'&quot;&amp;[.A781]&amp;&quot;','title':'&quot;&amp;[.B781]&amp;&quot;'},&quot;" office:value-type="string" office:string-value="{'file':'IMG_4124small.JPG','title':'Houston51'},">
            <text:p>{'file':'IMG_4124small.JPG','title':'Houston5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28small.JPG</text:p>
          </table:table-cell>
          <table:table-cell office:value-type="string">
            <text:p>Houston52</text:p>
          </table:table-cell>
          <table:table-cell table:formula="of:=&quot;{'file':'&quot;&amp;[.A782]&amp;&quot;','title':'&quot;&amp;[.B782]&amp;&quot;'},&quot;" office:value-type="string" office:string-value="{'file':'IMG_4128small.JPG','title':'Houston52'},">
            <text:p>{'file':'IMG_4128small.JPG','title':'Houston5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29small.JPG</text:p>
          </table:table-cell>
          <table:table-cell office:value-type="string">
            <text:p>Houston53</text:p>
          </table:table-cell>
          <table:table-cell table:formula="of:=&quot;{'file':'&quot;&amp;[.A783]&amp;&quot;','title':'&quot;&amp;[.B783]&amp;&quot;'},&quot;" office:value-type="string" office:string-value="{'file':'IMG_4129small.JPG','title':'Houston53'},">
            <text:p>{'file':'IMG_4129small.JPG','title':'Houston5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30small.JPG</text:p>
          </table:table-cell>
          <table:table-cell office:value-type="string">
            <text:p>Houston54</text:p>
          </table:table-cell>
          <table:table-cell table:formula="of:=&quot;{'file':'&quot;&amp;[.A784]&amp;&quot;','title':'&quot;&amp;[.B784]&amp;&quot;'},&quot;" office:value-type="string" office:string-value="{'file':'IMG_4130small.JPG','title':'Houston54'},">
            <text:p>{'file':'IMG_4130small.JPG','title':'Houston5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31small.JPG</text:p>
          </table:table-cell>
          <table:table-cell office:value-type="string">
            <text:p>Houston55</text:p>
          </table:table-cell>
          <table:table-cell table:formula="of:=&quot;{'file':'&quot;&amp;[.A785]&amp;&quot;','title':'&quot;&amp;[.B785]&amp;&quot;'},&quot;" office:value-type="string" office:string-value="{'file':'IMG_4131small.JPG','title':'Houston55'},">
            <text:p>{'file':'IMG_4131small.JPG','title':'Houston5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32small.JPG</text:p>
          </table:table-cell>
          <table:table-cell office:value-type="string">
            <text:p>Houston56</text:p>
          </table:table-cell>
          <table:table-cell table:formula="of:=&quot;{'file':'&quot;&amp;[.A786]&amp;&quot;','title':'&quot;&amp;[.B786]&amp;&quot;'},&quot;" office:value-type="string" office:string-value="{'file':'IMG_4132small.JPG','title':'Houston56'},">
            <text:p>{'file':'IMG_4132small.JPG','title':'Houston5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34small.JPG</text:p>
          </table:table-cell>
          <table:table-cell office:value-type="string">
            <text:p>Houston57</text:p>
          </table:table-cell>
          <table:table-cell table:formula="of:=&quot;{'file':'&quot;&amp;[.A787]&amp;&quot;','title':'&quot;&amp;[.B787]&amp;&quot;'},&quot;" office:value-type="string" office:string-value="{'file':'IMG_4134small.JPG','title':'Houston57'},">
            <text:p>{'file':'IMG_4134small.JPG','title':'Houston5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35small.JPG</text:p>
          </table:table-cell>
          <table:table-cell office:value-type="string">
            <text:p>Houston58</text:p>
          </table:table-cell>
          <table:table-cell table:formula="of:=&quot;{'file':'&quot;&amp;[.A788]&amp;&quot;','title':'&quot;&amp;[.B788]&amp;&quot;'},&quot;" office:value-type="string" office:string-value="{'file':'IMG_4135small.JPG','title':'Houston58'},">
            <text:p>{'file':'IMG_4135small.JPG','title':'Houston5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37small.JPG</text:p>
          </table:table-cell>
          <table:table-cell office:value-type="string">
            <text:p>Houston59</text:p>
          </table:table-cell>
          <table:table-cell table:formula="of:=&quot;{'file':'&quot;&amp;[.A789]&amp;&quot;','title':'&quot;&amp;[.B789]&amp;&quot;'},&quot;" office:value-type="string" office:string-value="{'file':'IMG_4137small.JPG','title':'Houston59'},">
            <text:p>{'file':'IMG_4137small.JPG','title':'Houston5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38small.JPG</text:p>
          </table:table-cell>
          <table:table-cell office:value-type="string">
            <text:p>Houston60</text:p>
          </table:table-cell>
          <table:table-cell table:formula="of:=&quot;{'file':'&quot;&amp;[.A790]&amp;&quot;','title':'&quot;&amp;[.B790]&amp;&quot;'},&quot;" office:value-type="string" office:string-value="{'file':'IMG_4138small.JPG','title':'Houston60'},">
            <text:p>{'file':'IMG_4138small.JPG','title':'Houston6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41small.JPG</text:p>
          </table:table-cell>
          <table:table-cell office:value-type="string">
            <text:p>Houston61</text:p>
          </table:table-cell>
          <table:table-cell table:formula="of:=&quot;{'file':'&quot;&amp;[.A791]&amp;&quot;','title':'&quot;&amp;[.B791]&amp;&quot;'},&quot;" office:value-type="string" office:string-value="{'file':'IMG_4141small.JPG','title':'Houston61'},">
            <text:p>{'file':'IMG_4141small.JPG','title':'Houston6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42small.JPG</text:p>
          </table:table-cell>
          <table:table-cell office:value-type="string">
            <text:p>Houston62</text:p>
          </table:table-cell>
          <table:table-cell table:formula="of:=&quot;{'file':'&quot;&amp;[.A792]&amp;&quot;','title':'&quot;&amp;[.B792]&amp;&quot;'},&quot;" office:value-type="string" office:string-value="{'file':'IMG_4142small.JPG','title':'Houston62'},">
            <text:p>{'file':'IMG_4142small.JPG','title':'Houston6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43small.JPG</text:p>
          </table:table-cell>
          <table:table-cell office:value-type="string">
            <text:p>Houston63</text:p>
          </table:table-cell>
          <table:table-cell table:formula="of:=&quot;{'file':'&quot;&amp;[.A793]&amp;&quot;','title':'&quot;&amp;[.B793]&amp;&quot;'},&quot;" office:value-type="string" office:string-value="{'file':'IMG_4143small.JPG','title':'Houston63'},">
            <text:p>{'file':'IMG_4143small.JPG','title':'Houston6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46small.JPG</text:p>
          </table:table-cell>
          <table:table-cell office:value-type="string">
            <text:p>Houston64</text:p>
          </table:table-cell>
          <table:table-cell table:formula="of:=&quot;{'file':'&quot;&amp;[.A794]&amp;&quot;','title':'&quot;&amp;[.B794]&amp;&quot;'},&quot;" office:value-type="string" office:string-value="{'file':'IMG_4146small.JPG','title':'Houston64'},">
            <text:p>{'file':'IMG_4146small.JPG','title':'Houston6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47small.JPG</text:p>
          </table:table-cell>
          <table:table-cell office:value-type="string">
            <text:p>Houston65</text:p>
          </table:table-cell>
          <table:table-cell table:formula="of:=&quot;{'file':'&quot;&amp;[.A795]&amp;&quot;','title':'&quot;&amp;[.B795]&amp;&quot;'},&quot;" office:value-type="string" office:string-value="{'file':'IMG_4147small.JPG','title':'Houston65'},">
            <text:p>{'file':'IMG_4147small.JPG','title':'Houston6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49small.JPG</text:p>
          </table:table-cell>
          <table:table-cell office:value-type="string">
            <text:p>Houston66</text:p>
          </table:table-cell>
          <table:table-cell table:formula="of:=&quot;{'file':'&quot;&amp;[.A796]&amp;&quot;','title':'&quot;&amp;[.B796]&amp;&quot;'},&quot;" office:value-type="string" office:string-value="{'file':'IMG_4149small.JPG','title':'Houston66'},">
            <text:p>{'file':'IMG_4149small.JPG','title':'Houston6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50small.JPG</text:p>
          </table:table-cell>
          <table:table-cell office:value-type="string">
            <text:p>Houston67</text:p>
          </table:table-cell>
          <table:table-cell table:formula="of:=&quot;{'file':'&quot;&amp;[.A797]&amp;&quot;','title':'&quot;&amp;[.B797]&amp;&quot;'},&quot;" office:value-type="string" office:string-value="{'file':'IMG_4150small.JPG','title':'Houston67'},">
            <text:p>{'file':'IMG_4150small.JPG','title':'Houston6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51small.JPG</text:p>
          </table:table-cell>
          <table:table-cell office:value-type="string">
            <text:p>Houston68</text:p>
          </table:table-cell>
          <table:table-cell table:formula="of:=&quot;{'file':'&quot;&amp;[.A798]&amp;&quot;','title':'&quot;&amp;[.B798]&amp;&quot;'},&quot;" office:value-type="string" office:string-value="{'file':'IMG_4151small.JPG','title':'Houston68'},">
            <text:p>{'file':'IMG_4151small.JPG','title':'Houston6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52small.JPG</text:p>
          </table:table-cell>
          <table:table-cell office:value-type="string">
            <text:p>Houston69</text:p>
          </table:table-cell>
          <table:table-cell table:formula="of:=&quot;{'file':'&quot;&amp;[.A799]&amp;&quot;','title':'&quot;&amp;[.B799]&amp;&quot;'},&quot;" office:value-type="string" office:string-value="{'file':'IMG_4152small.JPG','title':'Houston69'},">
            <text:p>{'file':'IMG_4152small.JPG','title':'Houston6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53small.JPG</text:p>
          </table:table-cell>
          <table:table-cell office:value-type="string">
            <text:p>Houston70</text:p>
          </table:table-cell>
          <table:table-cell table:formula="of:=&quot;{'file':'&quot;&amp;[.A800]&amp;&quot;','title':'&quot;&amp;[.B800]&amp;&quot;'},&quot;" office:value-type="string" office:string-value="{'file':'IMG_4153small.JPG','title':'Houston70'},">
            <text:p>{'file':'IMG_4153small.JPG','title':'Houston7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54small.JPG</text:p>
          </table:table-cell>
          <table:table-cell office:value-type="string">
            <text:p>Houston71</text:p>
          </table:table-cell>
          <table:table-cell table:formula="of:=&quot;{'file':'&quot;&amp;[.A801]&amp;&quot;','title':'&quot;&amp;[.B801]&amp;&quot;'},&quot;" office:value-type="string" office:string-value="{'file':'IMG_4154small.JPG','title':'Houston71'},">
            <text:p>{'file':'IMG_4154small.JPG','title':'Houston7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55small.JPG</text:p>
          </table:table-cell>
          <table:table-cell office:value-type="string">
            <text:p>Houston72</text:p>
          </table:table-cell>
          <table:table-cell table:formula="of:=&quot;{'file':'&quot;&amp;[.A802]&amp;&quot;','title':'&quot;&amp;[.B802]&amp;&quot;'},&quot;" office:value-type="string" office:string-value="{'file':'IMG_4155small.JPG','title':'Houston72'},">
            <text:p>{'file':'IMG_4155small.JPG','title':'Houston7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56small.JPG</text:p>
          </table:table-cell>
          <table:table-cell office:value-type="string">
            <text:p>Houston73</text:p>
          </table:table-cell>
          <table:table-cell table:formula="of:=&quot;{'file':'&quot;&amp;[.A803]&amp;&quot;','title':'&quot;&amp;[.B803]&amp;&quot;'},&quot;" office:value-type="string" office:string-value="{'file':'IMG_4156small.JPG','title':'Houston73'},">
            <text:p>{'file':'IMG_4156small.JPG','title':'Houston7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57small.JPG</text:p>
          </table:table-cell>
          <table:table-cell office:value-type="string">
            <text:p>Houston74</text:p>
          </table:table-cell>
          <table:table-cell table:formula="of:=&quot;{'file':'&quot;&amp;[.A804]&amp;&quot;','title':'&quot;&amp;[.B804]&amp;&quot;'},&quot;" office:value-type="string" office:string-value="{'file':'IMG_4157small.JPG','title':'Houston74'},">
            <text:p>{'file':'IMG_4157small.JPG','title':'Houston7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58small.JPG</text:p>
          </table:table-cell>
          <table:table-cell office:value-type="string">
            <text:p>Houston75</text:p>
          </table:table-cell>
          <table:table-cell table:formula="of:=&quot;{'file':'&quot;&amp;[.A805]&amp;&quot;','title':'&quot;&amp;[.B805]&amp;&quot;'},&quot;" office:value-type="string" office:string-value="{'file':'IMG_4158small.JPG','title':'Houston75'},">
            <text:p>{'file':'IMG_4158small.JPG','title':'Houston7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59small.JPG</text:p>
          </table:table-cell>
          <table:table-cell office:value-type="string">
            <text:p>Houston76</text:p>
          </table:table-cell>
          <table:table-cell table:formula="of:=&quot;{'file':'&quot;&amp;[.A806]&amp;&quot;','title':'&quot;&amp;[.B806]&amp;&quot;'},&quot;" office:value-type="string" office:string-value="{'file':'IMG_4159small.JPG','title':'Houston76'},">
            <text:p>{'file':'IMG_4159small.JPG','title':'Houston7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60small.JPG</text:p>
          </table:table-cell>
          <table:table-cell office:value-type="string">
            <text:p>Houston77</text:p>
          </table:table-cell>
          <table:table-cell table:formula="of:=&quot;{'file':'&quot;&amp;[.A807]&amp;&quot;','title':'&quot;&amp;[.B807]&amp;&quot;'},&quot;" office:value-type="string" office:string-value="{'file':'IMG_4160small.JPG','title':'Houston77'},">
            <text:p>{'file':'IMG_4160small.JPG','title':'Houston7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61small.JPG</text:p>
          </table:table-cell>
          <table:table-cell office:value-type="string">
            <text:p>Houston78</text:p>
          </table:table-cell>
          <table:table-cell table:formula="of:=&quot;{'file':'&quot;&amp;[.A808]&amp;&quot;','title':'&quot;&amp;[.B808]&amp;&quot;'},&quot;" office:value-type="string" office:string-value="{'file':'IMG_4161small.JPG','title':'Houston78'},">
            <text:p>{'file':'IMG_4161small.JPG','title':'Houston7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62small.JPG</text:p>
          </table:table-cell>
          <table:table-cell office:value-type="string">
            <text:p>Houston79</text:p>
          </table:table-cell>
          <table:table-cell table:formula="of:=&quot;{'file':'&quot;&amp;[.A809]&amp;&quot;','title':'&quot;&amp;[.B809]&amp;&quot;'},&quot;" office:value-type="string" office:string-value="{'file':'IMG_4162small.JPG','title':'Houston79'},">
            <text:p>{'file':'IMG_4162small.JPG','title':'Houston7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63small.JPG</text:p>
          </table:table-cell>
          <table:table-cell office:value-type="string">
            <text:p>Houston80</text:p>
          </table:table-cell>
          <table:table-cell table:formula="of:=&quot;{'file':'&quot;&amp;[.A810]&amp;&quot;','title':'&quot;&amp;[.B810]&amp;&quot;'},&quot;" office:value-type="string" office:string-value="{'file':'IMG_4163small.JPG','title':'Houston80'},">
            <text:p>{'file':'IMG_4163small.JPG','title':'Houston8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64small.JPG</text:p>
          </table:table-cell>
          <table:table-cell office:value-type="string">
            <text:p>Houston81</text:p>
          </table:table-cell>
          <table:table-cell table:formula="of:=&quot;{'file':'&quot;&amp;[.A811]&amp;&quot;','title':'&quot;&amp;[.B811]&amp;&quot;'},&quot;" office:value-type="string" office:string-value="{'file':'IMG_4164small.JPG','title':'Houston81'},">
            <text:p>{'file':'IMG_4164small.JPG','title':'Houston8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65small.JPG</text:p>
          </table:table-cell>
          <table:table-cell office:value-type="string">
            <text:p>Houston82</text:p>
          </table:table-cell>
          <table:table-cell table:formula="of:=&quot;{'file':'&quot;&amp;[.A812]&amp;&quot;','title':'&quot;&amp;[.B812]&amp;&quot;'},&quot;" office:value-type="string" office:string-value="{'file':'IMG_4165small.JPG','title':'Houston82'},">
            <text:p>{'file':'IMG_4165small.JPG','title':'Houston8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66small.JPG</text:p>
          </table:table-cell>
          <table:table-cell office:value-type="string">
            <text:p>Houston83</text:p>
          </table:table-cell>
          <table:table-cell table:formula="of:=&quot;{'file':'&quot;&amp;[.A813]&amp;&quot;','title':'&quot;&amp;[.B813]&amp;&quot;'},&quot;" office:value-type="string" office:string-value="{'file':'IMG_4166small.JPG','title':'Houston83'},">
            <text:p>{'file':'IMG_4166small.JPG','title':'Houston8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67small.JPG</text:p>
          </table:table-cell>
          <table:table-cell office:value-type="string">
            <text:p>Houston84</text:p>
          </table:table-cell>
          <table:table-cell table:formula="of:=&quot;{'file':'&quot;&amp;[.A814]&amp;&quot;','title':'&quot;&amp;[.B814]&amp;&quot;'},&quot;" office:value-type="string" office:string-value="{'file':'IMG_4167small.JPG','title':'Houston84'},">
            <text:p>{'file':'IMG_4167small.JPG','title':'Houston8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68small.JPG</text:p>
          </table:table-cell>
          <table:table-cell office:value-type="string">
            <text:p>Houston85</text:p>
          </table:table-cell>
          <table:table-cell table:formula="of:=&quot;{'file':'&quot;&amp;[.A815]&amp;&quot;','title':'&quot;&amp;[.B815]&amp;&quot;'},&quot;" office:value-type="string" office:string-value="{'file':'IMG_4168small.JPG','title':'Houston85'},">
            <text:p>{'file':'IMG_4168small.JPG','title':'Houston8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69small.JPG</text:p>
          </table:table-cell>
          <table:table-cell office:value-type="string">
            <text:p>Houston86</text:p>
          </table:table-cell>
          <table:table-cell table:formula="of:=&quot;{'file':'&quot;&amp;[.A816]&amp;&quot;','title':'&quot;&amp;[.B816]&amp;&quot;'},&quot;" office:value-type="string" office:string-value="{'file':'IMG_4169small.JPG','title':'Houston86'},">
            <text:p>{'file':'IMG_4169small.JPG','title':'Houston8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70small.JPG</text:p>
          </table:table-cell>
          <table:table-cell office:value-type="string">
            <text:p>Houston87</text:p>
          </table:table-cell>
          <table:table-cell table:formula="of:=&quot;{'file':'&quot;&amp;[.A817]&amp;&quot;','title':'&quot;&amp;[.B817]&amp;&quot;'},&quot;" office:value-type="string" office:string-value="{'file':'IMG_4170small.JPG','title':'Houston87'},">
            <text:p>{'file':'IMG_4170small.JPG','title':'Houston8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71small.JPG</text:p>
          </table:table-cell>
          <table:table-cell office:value-type="string">
            <text:p>Houston88</text:p>
          </table:table-cell>
          <table:table-cell table:formula="of:=&quot;{'file':'&quot;&amp;[.A818]&amp;&quot;','title':'&quot;&amp;[.B818]&amp;&quot;'},&quot;" office:value-type="string" office:string-value="{'file':'IMG_4171small.JPG','title':'Houston88'},">
            <text:p>{'file':'IMG_4171small.JPG','title':'Houston8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72small.JPG</text:p>
          </table:table-cell>
          <table:table-cell office:value-type="string">
            <text:p>Houston89</text:p>
          </table:table-cell>
          <table:table-cell table:formula="of:=&quot;{'file':'&quot;&amp;[.A819]&amp;&quot;','title':'&quot;&amp;[.B819]&amp;&quot;'},&quot;" office:value-type="string" office:string-value="{'file':'IMG_4172small.JPG','title':'Houston89'},">
            <text:p>{'file':'IMG_4172small.JPG','title':'Houston8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73small.JPG</text:p>
          </table:table-cell>
          <table:table-cell office:value-type="string">
            <text:p>Houston90</text:p>
          </table:table-cell>
          <table:table-cell table:formula="of:=&quot;{'file':'&quot;&amp;[.A820]&amp;&quot;','title':'&quot;&amp;[.B820]&amp;&quot;'},&quot;" office:value-type="string" office:string-value="{'file':'IMG_4173small.JPG','title':'Houston90'},">
            <text:p>{'file':'IMG_4173small.JPG','title':'Houston9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74small.JPG</text:p>
          </table:table-cell>
          <table:table-cell office:value-type="string">
            <text:p>Houston91</text:p>
          </table:table-cell>
          <table:table-cell table:formula="of:=&quot;{'file':'&quot;&amp;[.A821]&amp;&quot;','title':'&quot;&amp;[.B821]&amp;&quot;'},&quot;" office:value-type="string" office:string-value="{'file':'IMG_4174small.JPG','title':'Houston91'},">
            <text:p>{'file':'IMG_4174small.JPG','title':'Houston9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75small.JPG</text:p>
          </table:table-cell>
          <table:table-cell office:value-type="string">
            <text:p>Houston92</text:p>
          </table:table-cell>
          <table:table-cell table:formula="of:=&quot;{'file':'&quot;&amp;[.A822]&amp;&quot;','title':'&quot;&amp;[.B822]&amp;&quot;'},&quot;" office:value-type="string" office:string-value="{'file':'IMG_4175small.JPG','title':'Houston92'},">
            <text:p>{'file':'IMG_4175small.JPG','title':'Houston9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76small.JPG</text:p>
          </table:table-cell>
          <table:table-cell office:value-type="string">
            <text:p>Houston93</text:p>
          </table:table-cell>
          <table:table-cell table:formula="of:=&quot;{'file':'&quot;&amp;[.A823]&amp;&quot;','title':'&quot;&amp;[.B823]&amp;&quot;'},&quot;" office:value-type="string" office:string-value="{'file':'IMG_4176small.JPG','title':'Houston93'},">
            <text:p>{'file':'IMG_4176small.JPG','title':'Houston9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77small.JPG</text:p>
          </table:table-cell>
          <table:table-cell office:value-type="string">
            <text:p>Houston94</text:p>
          </table:table-cell>
          <table:table-cell table:formula="of:=&quot;{'file':'&quot;&amp;[.A824]&amp;&quot;','title':'&quot;&amp;[.B824]&amp;&quot;'},&quot;" office:value-type="string" office:string-value="{'file':'IMG_4177small.JPG','title':'Houston94'},">
            <text:p>{'file':'IMG_4177small.JPG','title':'Houston9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78small.JPG</text:p>
          </table:table-cell>
          <table:table-cell office:value-type="string">
            <text:p>Houston95</text:p>
          </table:table-cell>
          <table:table-cell table:formula="of:=&quot;{'file':'&quot;&amp;[.A825]&amp;&quot;','title':'&quot;&amp;[.B825]&amp;&quot;'},&quot;" office:value-type="string" office:string-value="{'file':'IMG_4178small.JPG','title':'Houston95'},">
            <text:p>{'file':'IMG_4178small.JPG','title':'Houston9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79small.JPG</text:p>
          </table:table-cell>
          <table:table-cell office:value-type="string">
            <text:p>Houston96</text:p>
          </table:table-cell>
          <table:table-cell table:formula="of:=&quot;{'file':'&quot;&amp;[.A826]&amp;&quot;','title':'&quot;&amp;[.B826]&amp;&quot;'},&quot;" office:value-type="string" office:string-value="{'file':'IMG_4179small.JPG','title':'Houston96'},">
            <text:p>{'file':'IMG_4179small.JPG','title':'Houston9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80small.JPG</text:p>
          </table:table-cell>
          <table:table-cell office:value-type="string">
            <text:p>Houston97</text:p>
          </table:table-cell>
          <table:table-cell table:formula="of:=&quot;{'file':'&quot;&amp;[.A827]&amp;&quot;','title':'&quot;&amp;[.B827]&amp;&quot;'},&quot;" office:value-type="string" office:string-value="{'file':'IMG_4180small.JPG','title':'Houston97'},">
            <text:p>{'file':'IMG_4180small.JPG','title':'Houston9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81small.JPG</text:p>
          </table:table-cell>
          <table:table-cell office:value-type="string">
            <text:p>Houston98</text:p>
          </table:table-cell>
          <table:table-cell table:formula="of:=&quot;{'file':'&quot;&amp;[.A828]&amp;&quot;','title':'&quot;&amp;[.B828]&amp;&quot;'},&quot;" office:value-type="string" office:string-value="{'file':'IMG_4181small.JPG','title':'Houston98'},">
            <text:p>{'file':'IMG_4181small.JPG','title':'Houston9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82small.JPG</text:p>
          </table:table-cell>
          <table:table-cell office:value-type="string">
            <text:p>Houston99</text:p>
          </table:table-cell>
          <table:table-cell table:formula="of:=&quot;{'file':'&quot;&amp;[.A829]&amp;&quot;','title':'&quot;&amp;[.B829]&amp;&quot;'},&quot;" office:value-type="string" office:string-value="{'file':'IMG_4182small.JPG','title':'Houston99'},">
            <text:p>{'file':'IMG_4182small.JPG','title':'Houston9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83small.JPG</text:p>
          </table:table-cell>
          <table:table-cell office:value-type="string">
            <text:p>Houston100</text:p>
          </table:table-cell>
          <table:table-cell table:formula="of:=&quot;{'file':'&quot;&amp;[.A830]&amp;&quot;','title':'&quot;&amp;[.B830]&amp;&quot;'},&quot;" office:value-type="string" office:string-value="{'file':'IMG_4183small.JPG','title':'Houston100'},">
            <text:p>{'file':'IMG_4183small.JPG','title':'Houston10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84small.JPG</text:p>
          </table:table-cell>
          <table:table-cell office:value-type="string">
            <text:p>Houston101</text:p>
          </table:table-cell>
          <table:table-cell table:formula="of:=&quot;{'file':'&quot;&amp;[.A831]&amp;&quot;','title':'&quot;&amp;[.B831]&amp;&quot;'},&quot;" office:value-type="string" office:string-value="{'file':'IMG_4184small.JPG','title':'Houston101'},">
            <text:p>{'file':'IMG_4184small.JPG','title':'Houston10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85small.JPG</text:p>
          </table:table-cell>
          <table:table-cell office:value-type="string">
            <text:p>Houston102</text:p>
          </table:table-cell>
          <table:table-cell table:formula="of:=&quot;{'file':'&quot;&amp;[.A832]&amp;&quot;','title':'&quot;&amp;[.B832]&amp;&quot;'},&quot;" office:value-type="string" office:string-value="{'file':'IMG_4185small.JPG','title':'Houston102'},">
            <text:p>{'file':'IMG_4185small.JPG','title':'Houston10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86small.JPG</text:p>
          </table:table-cell>
          <table:table-cell office:value-type="string">
            <text:p>Houston103</text:p>
          </table:table-cell>
          <table:table-cell table:formula="of:=&quot;{'file':'&quot;&amp;[.A833]&amp;&quot;','title':'&quot;&amp;[.B833]&amp;&quot;'},&quot;" office:value-type="string" office:string-value="{'file':'IMG_4186small.JPG','title':'Houston103'},">
            <text:p>{'file':'IMG_4186small.JPG','title':'Houston10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87small.JPG</text:p>
          </table:table-cell>
          <table:table-cell office:value-type="string">
            <text:p>Houston104</text:p>
          </table:table-cell>
          <table:table-cell table:formula="of:=&quot;{'file':'&quot;&amp;[.A834]&amp;&quot;','title':'&quot;&amp;[.B834]&amp;&quot;'},&quot;" office:value-type="string" office:string-value="{'file':'IMG_4187small.JPG','title':'Houston104'},">
            <text:p>{'file':'IMG_4187small.JPG','title':'Houston10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89small.JPG</text:p>
          </table:table-cell>
          <table:table-cell office:value-type="string">
            <text:p>Houston105</text:p>
          </table:table-cell>
          <table:table-cell table:formula="of:=&quot;{'file':'&quot;&amp;[.A835]&amp;&quot;','title':'&quot;&amp;[.B835]&amp;&quot;'},&quot;" office:value-type="string" office:string-value="{'file':'IMG_4189small.JPG','title':'Houston105'},">
            <text:p>{'file':'IMG_4189small.JPG','title':'Houston10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90small.JPG</text:p>
          </table:table-cell>
          <table:table-cell office:value-type="string">
            <text:p>Houston106</text:p>
          </table:table-cell>
          <table:table-cell table:formula="of:=&quot;{'file':'&quot;&amp;[.A836]&amp;&quot;','title':'&quot;&amp;[.B836]&amp;&quot;'},&quot;" office:value-type="string" office:string-value="{'file':'IMG_4190small.JPG','title':'Houston106'},">
            <text:p>{'file':'IMG_4190small.JPG','title':'Houston10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91small.JPG</text:p>
          </table:table-cell>
          <table:table-cell office:value-type="string">
            <text:p>Houston107</text:p>
          </table:table-cell>
          <table:table-cell table:formula="of:=&quot;{'file':'&quot;&amp;[.A837]&amp;&quot;','title':'&quot;&amp;[.B837]&amp;&quot;'},&quot;" office:value-type="string" office:string-value="{'file':'IMG_4191small.JPG','title':'Houston107'},">
            <text:p>{'file':'IMG_4191small.JPG','title':'Houston10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92small.JPG</text:p>
          </table:table-cell>
          <table:table-cell office:value-type="string">
            <text:p>Houston108</text:p>
          </table:table-cell>
          <table:table-cell table:formula="of:=&quot;{'file':'&quot;&amp;[.A838]&amp;&quot;','title':'&quot;&amp;[.B838]&amp;&quot;'},&quot;" office:value-type="string" office:string-value="{'file':'IMG_4192small.JPG','title':'Houston108'},">
            <text:p>{'file':'IMG_4192small.JPG','title':'Houston10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93small.JPG</text:p>
          </table:table-cell>
          <table:table-cell office:value-type="string">
            <text:p>Houston109</text:p>
          </table:table-cell>
          <table:table-cell table:formula="of:=&quot;{'file':'&quot;&amp;[.A839]&amp;&quot;','title':'&quot;&amp;[.B839]&amp;&quot;'},&quot;" office:value-type="string" office:string-value="{'file':'IMG_4193small.JPG','title':'Houston109'},">
            <text:p>{'file':'IMG_4193small.JPG','title':'Houston10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94small.JPG</text:p>
          </table:table-cell>
          <table:table-cell office:value-type="string">
            <text:p>Houston110</text:p>
          </table:table-cell>
          <table:table-cell table:formula="of:=&quot;{'file':'&quot;&amp;[.A840]&amp;&quot;','title':'&quot;&amp;[.B840]&amp;&quot;'},&quot;" office:value-type="string" office:string-value="{'file':'IMG_4194small.JPG','title':'Houston110'},">
            <text:p>{'file':'IMG_4194small.JPG','title':'Houston11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95small.JPG</text:p>
          </table:table-cell>
          <table:table-cell office:value-type="string">
            <text:p>Houston111</text:p>
          </table:table-cell>
          <table:table-cell table:formula="of:=&quot;{'file':'&quot;&amp;[.A841]&amp;&quot;','title':'&quot;&amp;[.B841]&amp;&quot;'},&quot;" office:value-type="string" office:string-value="{'file':'IMG_4195small.JPG','title':'Houston111'},">
            <text:p>{'file':'IMG_4195small.JPG','title':'Houston11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96small.JPG</text:p>
          </table:table-cell>
          <table:table-cell office:value-type="string">
            <text:p>Houston112</text:p>
          </table:table-cell>
          <table:table-cell table:formula="of:=&quot;{'file':'&quot;&amp;[.A842]&amp;&quot;','title':'&quot;&amp;[.B842]&amp;&quot;'},&quot;" office:value-type="string" office:string-value="{'file':'IMG_4196small.JPG','title':'Houston112'},">
            <text:p>{'file':'IMG_4196small.JPG','title':'Houston11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97small.JPG</text:p>
          </table:table-cell>
          <table:table-cell office:value-type="string">
            <text:p>Houston113</text:p>
          </table:table-cell>
          <table:table-cell table:formula="of:=&quot;{'file':'&quot;&amp;[.A843]&amp;&quot;','title':'&quot;&amp;[.B843]&amp;&quot;'},&quot;" office:value-type="string" office:string-value="{'file':'IMG_4197small.JPG','title':'Houston113'},">
            <text:p>{'file':'IMG_4197small.JPG','title':'Houston11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98small.JPG</text:p>
          </table:table-cell>
          <table:table-cell office:value-type="string">
            <text:p>Houston114</text:p>
          </table:table-cell>
          <table:table-cell table:formula="of:=&quot;{'file':'&quot;&amp;[.A844]&amp;&quot;','title':'&quot;&amp;[.B844]&amp;&quot;'},&quot;" office:value-type="string" office:string-value="{'file':'IMG_4198small.JPG','title':'Houston114'},">
            <text:p>{'file':'IMG_4198small.JPG','title':'Houston11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99small.JPG</text:p>
          </table:table-cell>
          <table:table-cell office:value-type="string">
            <text:p>Houston115</text:p>
          </table:table-cell>
          <table:table-cell table:formula="of:=&quot;{'file':'&quot;&amp;[.A845]&amp;&quot;','title':'&quot;&amp;[.B845]&amp;&quot;'},&quot;" office:value-type="string" office:string-value="{'file':'IMG_4199small.JPG','title':'Houston115'},">
            <text:p>{'file':'IMG_4199small.JPG','title':'Houston11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00small.JPG</text:p>
          </table:table-cell>
          <table:table-cell office:value-type="string">
            <text:p>Houston116</text:p>
          </table:table-cell>
          <table:table-cell table:formula="of:=&quot;{'file':'&quot;&amp;[.A846]&amp;&quot;','title':'&quot;&amp;[.B846]&amp;&quot;'},&quot;" office:value-type="string" office:string-value="{'file':'IMG_4200small.JPG','title':'Houston116'},">
            <text:p>{'file':'IMG_4200small.JPG','title':'Houston11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01small.JPG</text:p>
          </table:table-cell>
          <table:table-cell office:value-type="string">
            <text:p>Houston117</text:p>
          </table:table-cell>
          <table:table-cell table:formula="of:=&quot;{'file':'&quot;&amp;[.A847]&amp;&quot;','title':'&quot;&amp;[.B847]&amp;&quot;'},&quot;" office:value-type="string" office:string-value="{'file':'IMG_4201small.JPG','title':'Houston117'},">
            <text:p>{'file':'IMG_4201small.JPG','title':'Houston11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02small.JPG</text:p>
          </table:table-cell>
          <table:table-cell office:value-type="string">
            <text:p>Houston118</text:p>
          </table:table-cell>
          <table:table-cell table:formula="of:=&quot;{'file':'&quot;&amp;[.A848]&amp;&quot;','title':'&quot;&amp;[.B848]&amp;&quot;'},&quot;" office:value-type="string" office:string-value="{'file':'IMG_4202small.JPG','title':'Houston118'},">
            <text:p>{'file':'IMG_4202small.JPG','title':'Houston11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03small.JPG</text:p>
          </table:table-cell>
          <table:table-cell office:value-type="string">
            <text:p>Houston119</text:p>
          </table:table-cell>
          <table:table-cell table:formula="of:=&quot;{'file':'&quot;&amp;[.A849]&amp;&quot;','title':'&quot;&amp;[.B849]&amp;&quot;'},&quot;" office:value-type="string" office:string-value="{'file':'IMG_4203small.JPG','title':'Houston119'},">
            <text:p>{'file':'IMG_4203small.JPG','title':'Houston11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04small.JPG</text:p>
          </table:table-cell>
          <table:table-cell office:value-type="string">
            <text:p>Houston120</text:p>
          </table:table-cell>
          <table:table-cell table:formula="of:=&quot;{'file':'&quot;&amp;[.A850]&amp;&quot;','title':'&quot;&amp;[.B850]&amp;&quot;'},&quot;" office:value-type="string" office:string-value="{'file':'IMG_4204small.JPG','title':'Houston120'},">
            <text:p>{'file':'IMG_4204small.JPG','title':'Houston12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05small.JPG</text:p>
          </table:table-cell>
          <table:table-cell office:value-type="string">
            <text:p>Houston121</text:p>
          </table:table-cell>
          <table:table-cell table:formula="of:=&quot;{'file':'&quot;&amp;[.A851]&amp;&quot;','title':'&quot;&amp;[.B851]&amp;&quot;'},&quot;" office:value-type="string" office:string-value="{'file':'IMG_4205small.JPG','title':'Houston121'},">
            <text:p>{'file':'IMG_4205small.JPG','title':'Houston12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06small.JPG</text:p>
          </table:table-cell>
          <table:table-cell office:value-type="string">
            <text:p>Houston122</text:p>
          </table:table-cell>
          <table:table-cell table:formula="of:=&quot;{'file':'&quot;&amp;[.A852]&amp;&quot;','title':'&quot;&amp;[.B852]&amp;&quot;'},&quot;" office:value-type="string" office:string-value="{'file':'IMG_4206small.JPG','title':'Houston122'},">
            <text:p>{'file':'IMG_4206small.JPG','title':'Houston12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07small.JPG</text:p>
          </table:table-cell>
          <table:table-cell office:value-type="string">
            <text:p>Houston123</text:p>
          </table:table-cell>
          <table:table-cell table:formula="of:=&quot;{'file':'&quot;&amp;[.A853]&amp;&quot;','title':'&quot;&amp;[.B853]&amp;&quot;'},&quot;" office:value-type="string" office:string-value="{'file':'IMG_4207small.JPG','title':'Houston123'},">
            <text:p>{'file':'IMG_4207small.JPG','title':'Houston12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08small.JPG</text:p>
          </table:table-cell>
          <table:table-cell office:value-type="string">
            <text:p>Houston124</text:p>
          </table:table-cell>
          <table:table-cell table:formula="of:=&quot;{'file':'&quot;&amp;[.A854]&amp;&quot;','title':'&quot;&amp;[.B854]&amp;&quot;'},&quot;" office:value-type="string" office:string-value="{'file':'IMG_4208small.JPG','title':'Houston124'},">
            <text:p>{'file':'IMG_4208small.JPG','title':'Houston12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09small.JPG</text:p>
          </table:table-cell>
          <table:table-cell office:value-type="string">
            <text:p>Houston125</text:p>
          </table:table-cell>
          <table:table-cell table:formula="of:=&quot;{'file':'&quot;&amp;[.A855]&amp;&quot;','title':'&quot;&amp;[.B855]&amp;&quot;'},&quot;" office:value-type="string" office:string-value="{'file':'IMG_4209small.JPG','title':'Houston125'},">
            <text:p>{'file':'IMG_4209small.JPG','title':'Houston12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10small.JPG</text:p>
          </table:table-cell>
          <table:table-cell office:value-type="string">
            <text:p>Houston126</text:p>
          </table:table-cell>
          <table:table-cell table:formula="of:=&quot;{'file':'&quot;&amp;[.A856]&amp;&quot;','title':'&quot;&amp;[.B856]&amp;&quot;'},&quot;" office:value-type="string" office:string-value="{'file':'IMG_4210small.JPG','title':'Houston126'},">
            <text:p>{'file':'IMG_4210small.JPG','title':'Houston12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11small.JPG</text:p>
          </table:table-cell>
          <table:table-cell office:value-type="string">
            <text:p>Houston127</text:p>
          </table:table-cell>
          <table:table-cell table:formula="of:=&quot;{'file':'&quot;&amp;[.A857]&amp;&quot;','title':'&quot;&amp;[.B857]&amp;&quot;'},&quot;" office:value-type="string" office:string-value="{'file':'IMG_4211small.JPG','title':'Houston127'},">
            <text:p>{'file':'IMG_4211small.JPG','title':'Houston12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12small.JPG</text:p>
          </table:table-cell>
          <table:table-cell office:value-type="string">
            <text:p>Houston128</text:p>
          </table:table-cell>
          <table:table-cell table:formula="of:=&quot;{'file':'&quot;&amp;[.A858]&amp;&quot;','title':'&quot;&amp;[.B858]&amp;&quot;'},&quot;" office:value-type="string" office:string-value="{'file':'IMG_4212small.JPG','title':'Houston128'},">
            <text:p>{'file':'IMG_4212small.JPG','title':'Houston12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13small.JPG</text:p>
          </table:table-cell>
          <table:table-cell office:value-type="string">
            <text:p>Houston129</text:p>
          </table:table-cell>
          <table:table-cell table:formula="of:=&quot;{'file':'&quot;&amp;[.A859]&amp;&quot;','title':'&quot;&amp;[.B859]&amp;&quot;'},&quot;" office:value-type="string" office:string-value="{'file':'IMG_4213small.JPG','title':'Houston129'},">
            <text:p>{'file':'IMG_4213small.JPG','title':'Houston12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14small.JPG</text:p>
          </table:table-cell>
          <table:table-cell office:value-type="string">
            <text:p>Houston130</text:p>
          </table:table-cell>
          <table:table-cell table:formula="of:=&quot;{'file':'&quot;&amp;[.A860]&amp;&quot;','title':'&quot;&amp;[.B860]&amp;&quot;'},&quot;" office:value-type="string" office:string-value="{'file':'IMG_4214small.JPG','title':'Houston130'},">
            <text:p>{'file':'IMG_4214small.JPG','title':'Houston13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15small.JPG</text:p>
          </table:table-cell>
          <table:table-cell office:value-type="string">
            <text:p>Houston131</text:p>
          </table:table-cell>
          <table:table-cell table:formula="of:=&quot;{'file':'&quot;&amp;[.A861]&amp;&quot;','title':'&quot;&amp;[.B861]&amp;&quot;'},&quot;" office:value-type="string" office:string-value="{'file':'IMG_4215small.JPG','title':'Houston131'},">
            <text:p>{'file':'IMG_4215small.JPG','title':'Houston13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16small.JPG</text:p>
          </table:table-cell>
          <table:table-cell office:value-type="string">
            <text:p>Houston132</text:p>
          </table:table-cell>
          <table:table-cell table:formula="of:=&quot;{'file':'&quot;&amp;[.A862]&amp;&quot;','title':'&quot;&amp;[.B862]&amp;&quot;'},&quot;" office:value-type="string" office:string-value="{'file':'IMG_4216small.JPG','title':'Houston132'},">
            <text:p>{'file':'IMG_4216small.JPG','title':'Houston13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17small.JPG</text:p>
          </table:table-cell>
          <table:table-cell office:value-type="string">
            <text:p>Houston133</text:p>
          </table:table-cell>
          <table:table-cell table:formula="of:=&quot;{'file':'&quot;&amp;[.A863]&amp;&quot;','title':'&quot;&amp;[.B863]&amp;&quot;'},&quot;" office:value-type="string" office:string-value="{'file':'IMG_4217small.JPG','title':'Houston133'},">
            <text:p>{'file':'IMG_4217small.JPG','title':'Houston13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18small.JPG</text:p>
          </table:table-cell>
          <table:table-cell office:value-type="string">
            <text:p>Houston134</text:p>
          </table:table-cell>
          <table:table-cell table:formula="of:=&quot;{'file':'&quot;&amp;[.A864]&amp;&quot;','title':'&quot;&amp;[.B864]&amp;&quot;'},&quot;" office:value-type="string" office:string-value="{'file':'IMG_4218small.JPG','title':'Houston134'},">
            <text:p>{'file':'IMG_4218small.JPG','title':'Houston13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19small.JPG</text:p>
          </table:table-cell>
          <table:table-cell office:value-type="string">
            <text:p>Houston135</text:p>
          </table:table-cell>
          <table:table-cell table:formula="of:=&quot;{'file':'&quot;&amp;[.A865]&amp;&quot;','title':'&quot;&amp;[.B865]&amp;&quot;'},&quot;" office:value-type="string" office:string-value="{'file':'IMG_4219small.JPG','title':'Houston135'},">
            <text:p>{'file':'IMG_4219small.JPG','title':'Houston13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20small.JPG</text:p>
          </table:table-cell>
          <table:table-cell office:value-type="string">
            <text:p>Houston136</text:p>
          </table:table-cell>
          <table:table-cell table:formula="of:=&quot;{'file':'&quot;&amp;[.A866]&amp;&quot;','title':'&quot;&amp;[.B866]&amp;&quot;'},&quot;" office:value-type="string" office:string-value="{'file':'IMG_4220small.JPG','title':'Houston136'},">
            <text:p>{'file':'IMG_4220small.JPG','title':'Houston13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21small.JPG</text:p>
          </table:table-cell>
          <table:table-cell office:value-type="string">
            <text:p>Houston137</text:p>
          </table:table-cell>
          <table:table-cell table:formula="of:=&quot;{'file':'&quot;&amp;[.A867]&amp;&quot;','title':'&quot;&amp;[.B867]&amp;&quot;'},&quot;" office:value-type="string" office:string-value="{'file':'IMG_4221small.JPG','title':'Houston137'},">
            <text:p>{'file':'IMG_4221small.JPG','title':'Houston13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22small.JPG</text:p>
          </table:table-cell>
          <table:table-cell office:value-type="string">
            <text:p>Houston138</text:p>
          </table:table-cell>
          <table:table-cell table:formula="of:=&quot;{'file':'&quot;&amp;[.A868]&amp;&quot;','title':'&quot;&amp;[.B868]&amp;&quot;'},&quot;" office:value-type="string" office:string-value="{'file':'IMG_4222small.JPG','title':'Houston138'},">
            <text:p>{'file':'IMG_4222small.JPG','title':'Houston13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23small.JPG</text:p>
          </table:table-cell>
          <table:table-cell office:value-type="string">
            <text:p>Houston139</text:p>
          </table:table-cell>
          <table:table-cell table:formula="of:=&quot;{'file':'&quot;&amp;[.A869]&amp;&quot;','title':'&quot;&amp;[.B869]&amp;&quot;'},&quot;" office:value-type="string" office:string-value="{'file':'IMG_4223small.JPG','title':'Houston139'},">
            <text:p>{'file':'IMG_4223small.JPG','title':'Houston13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24small.JPG</text:p>
          </table:table-cell>
          <table:table-cell office:value-type="string">
            <text:p>Houston140</text:p>
          </table:table-cell>
          <table:table-cell table:formula="of:=&quot;{'file':'&quot;&amp;[.A870]&amp;&quot;','title':'&quot;&amp;[.B870]&amp;&quot;'},&quot;" office:value-type="string" office:string-value="{'file':'IMG_4224small.JPG','title':'Houston140'},">
            <text:p>{'file':'IMG_4224small.JPG','title':'Houston14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25small.JPG</text:p>
          </table:table-cell>
          <table:table-cell office:value-type="string">
            <text:p>Houston141</text:p>
          </table:table-cell>
          <table:table-cell table:formula="of:=&quot;{'file':'&quot;&amp;[.A871]&amp;&quot;','title':'&quot;&amp;[.B871]&amp;&quot;'},&quot;" office:value-type="string" office:string-value="{'file':'IMG_4225small.JPG','title':'Houston141'},">
            <text:p>{'file':'IMG_4225small.JPG','title':'Houston14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26small.JPG</text:p>
          </table:table-cell>
          <table:table-cell office:value-type="string">
            <text:p>Houston142</text:p>
          </table:table-cell>
          <table:table-cell table:formula="of:=&quot;{'file':'&quot;&amp;[.A872]&amp;&quot;','title':'&quot;&amp;[.B872]&amp;&quot;'},&quot;" office:value-type="string" office:string-value="{'file':'IMG_4226small.JPG','title':'Houston142'},">
            <text:p>{'file':'IMG_4226small.JPG','title':'Houston14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27small.JPG</text:p>
          </table:table-cell>
          <table:table-cell office:value-type="string">
            <text:p>Houston143</text:p>
          </table:table-cell>
          <table:table-cell table:formula="of:=&quot;{'file':'&quot;&amp;[.A873]&amp;&quot;','title':'&quot;&amp;[.B873]&amp;&quot;'},&quot;" office:value-type="string" office:string-value="{'file':'IMG_4227small.JPG','title':'Houston143'},">
            <text:p>{'file':'IMG_4227small.JPG','title':'Houston14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28small.JPG</text:p>
          </table:table-cell>
          <table:table-cell office:value-type="string">
            <text:p>Houston144</text:p>
          </table:table-cell>
          <table:table-cell table:formula="of:=&quot;{'file':'&quot;&amp;[.A874]&amp;&quot;','title':'&quot;&amp;[.B874]&amp;&quot;'},&quot;" office:value-type="string" office:string-value="{'file':'IMG_4228small.JPG','title':'Houston144'},">
            <text:p>{'file':'IMG_4228small.JPG','title':'Houston14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29small.JPG</text:p>
          </table:table-cell>
          <table:table-cell office:value-type="string">
            <text:p>Houston145</text:p>
          </table:table-cell>
          <table:table-cell table:formula="of:=&quot;{'file':'&quot;&amp;[.A875]&amp;&quot;','title':'&quot;&amp;[.B875]&amp;&quot;'},&quot;" office:value-type="string" office:string-value="{'file':'IMG_4229small.JPG','title':'Houston145'},">
            <text:p>{'file':'IMG_4229small.JPG','title':'Houston14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30small.JPG</text:p>
          </table:table-cell>
          <table:table-cell office:value-type="string">
            <text:p>Houston146</text:p>
          </table:table-cell>
          <table:table-cell table:formula="of:=&quot;{'file':'&quot;&amp;[.A876]&amp;&quot;','title':'&quot;&amp;[.B876]&amp;&quot;'},&quot;" office:value-type="string" office:string-value="{'file':'IMG_4230small.JPG','title':'Houston146'},">
            <text:p>{'file':'IMG_4230small.JPG','title':'Houston14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34small.JPG</text:p>
          </table:table-cell>
          <table:table-cell office:value-type="string">
            <text:p>Houston147</text:p>
          </table:table-cell>
          <table:table-cell table:formula="of:=&quot;{'file':'&quot;&amp;[.A877]&amp;&quot;','title':'&quot;&amp;[.B877]&amp;&quot;'},&quot;" office:value-type="string" office:string-value="{'file':'IMG_4234small.JPG','title':'Houston147'},">
            <text:p>{'file':'IMG_4234small.JPG','title':'Houston14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35small.JPG</text:p>
          </table:table-cell>
          <table:table-cell office:value-type="string">
            <text:p>Houston148</text:p>
          </table:table-cell>
          <table:table-cell table:formula="of:=&quot;{'file':'&quot;&amp;[.A878]&amp;&quot;','title':'&quot;&amp;[.B878]&amp;&quot;'},&quot;" office:value-type="string" office:string-value="{'file':'IMG_4235small.JPG','title':'Houston148'},">
            <text:p>{'file':'IMG_4235small.JPG','title':'Houston14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36small.JPG</text:p>
          </table:table-cell>
          <table:table-cell office:value-type="string">
            <text:p>Houston149</text:p>
          </table:table-cell>
          <table:table-cell table:formula="of:=&quot;{'file':'&quot;&amp;[.A879]&amp;&quot;','title':'&quot;&amp;[.B879]&amp;&quot;'},&quot;" office:value-type="string" office:string-value="{'file':'IMG_4236small.JPG','title':'Houston149'},">
            <text:p>{'file':'IMG_4236small.JPG','title':'Houston14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37small.JPG</text:p>
          </table:table-cell>
          <table:table-cell office:value-type="string">
            <text:p>Houston150</text:p>
          </table:table-cell>
          <table:table-cell table:formula="of:=&quot;{'file':'&quot;&amp;[.A880]&amp;&quot;','title':'&quot;&amp;[.B880]&amp;&quot;'},&quot;" office:value-type="string" office:string-value="{'file':'IMG_4237small.JPG','title':'Houston150'},">
            <text:p>{'file':'IMG_4237small.JPG','title':'Houston15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38small.JPG</text:p>
          </table:table-cell>
          <table:table-cell office:value-type="string">
            <text:p>Houston151</text:p>
          </table:table-cell>
          <table:table-cell table:formula="of:=&quot;{'file':'&quot;&amp;[.A881]&amp;&quot;','title':'&quot;&amp;[.B881]&amp;&quot;'},&quot;" office:value-type="string" office:string-value="{'file':'IMG_4238small.JPG','title':'Houston151'},">
            <text:p>{'file':'IMG_4238small.JPG','title':'Houston15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39small.JPG</text:p>
          </table:table-cell>
          <table:table-cell office:value-type="string">
            <text:p>Houston152</text:p>
          </table:table-cell>
          <table:table-cell table:formula="of:=&quot;{'file':'&quot;&amp;[.A882]&amp;&quot;','title':'&quot;&amp;[.B882]&amp;&quot;'},&quot;" office:value-type="string" office:string-value="{'file':'IMG_4239small.JPG','title':'Houston152'},">
            <text:p>{'file':'IMG_4239small.JPG','title':'Houston15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40small.JPG</text:p>
          </table:table-cell>
          <table:table-cell office:value-type="string">
            <text:p>Houston153</text:p>
          </table:table-cell>
          <table:table-cell table:formula="of:=&quot;{'file':'&quot;&amp;[.A883]&amp;&quot;','title':'&quot;&amp;[.B883]&amp;&quot;'},&quot;" office:value-type="string" office:string-value="{'file':'IMG_4240small.JPG','title':'Houston153'},">
            <text:p>{'file':'IMG_4240small.JPG','title':'Houston15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42small.JPG</text:p>
          </table:table-cell>
          <table:table-cell office:value-type="string">
            <text:p>Houston154</text:p>
          </table:table-cell>
          <table:table-cell table:formula="of:=&quot;{'file':'&quot;&amp;[.A884]&amp;&quot;','title':'&quot;&amp;[.B884]&amp;&quot;'},&quot;" office:value-type="string" office:string-value="{'file':'IMG_4242small.JPG','title':'Houston154'},">
            <text:p>{'file':'IMG_4242small.JPG','title':'Houston15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43small.JPG</text:p>
          </table:table-cell>
          <table:table-cell office:value-type="string">
            <text:p>Houston155</text:p>
          </table:table-cell>
          <table:table-cell table:formula="of:=&quot;{'file':'&quot;&amp;[.A885]&amp;&quot;','title':'&quot;&amp;[.B885]&amp;&quot;'},&quot;" office:value-type="string" office:string-value="{'file':'IMG_4243small.JPG','title':'Houston155'},">
            <text:p>{'file':'IMG_4243small.JPG','title':'Houston15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44small.JPG</text:p>
          </table:table-cell>
          <table:table-cell office:value-type="string">
            <text:p>Houston156</text:p>
          </table:table-cell>
          <table:table-cell table:formula="of:=&quot;{'file':'&quot;&amp;[.A886]&amp;&quot;','title':'&quot;&amp;[.B886]&amp;&quot;'},&quot;" office:value-type="string" office:string-value="{'file':'IMG_4244small.JPG','title':'Houston156'},">
            <text:p>{'file':'IMG_4244small.JPG','title':'Houston15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45small.JPG</text:p>
          </table:table-cell>
          <table:table-cell office:value-type="string">
            <text:p>Houston157</text:p>
          </table:table-cell>
          <table:table-cell table:formula="of:=&quot;{'file':'&quot;&amp;[.A887]&amp;&quot;','title':'&quot;&amp;[.B887]&amp;&quot;'},&quot;" office:value-type="string" office:string-value="{'file':'IMG_4245small.JPG','title':'Houston157'},">
            <text:p>{'file':'IMG_4245small.JPG','title':'Houston15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47small.JPG</text:p>
          </table:table-cell>
          <table:table-cell office:value-type="string">
            <text:p>Houston158</text:p>
          </table:table-cell>
          <table:table-cell table:formula="of:=&quot;{'file':'&quot;&amp;[.A888]&amp;&quot;','title':'&quot;&amp;[.B888]&amp;&quot;'},&quot;" office:value-type="string" office:string-value="{'file':'IMG_4247small.JPG','title':'Houston158'},">
            <text:p>{'file':'IMG_4247small.JPG','title':'Houston15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48small.JPG</text:p>
          </table:table-cell>
          <table:table-cell office:value-type="string">
            <text:p>Houston159</text:p>
          </table:table-cell>
          <table:table-cell table:formula="of:=&quot;{'file':'&quot;&amp;[.A889]&amp;&quot;','title':'&quot;&amp;[.B889]&amp;&quot;'},&quot;" office:value-type="string" office:string-value="{'file':'IMG_4248small.JPG','title':'Houston159'},">
            <text:p>{'file':'IMG_4248small.JPG','title':'Houston15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49small.JPG</text:p>
          </table:table-cell>
          <table:table-cell office:value-type="string">
            <text:p>Houston160</text:p>
          </table:table-cell>
          <table:table-cell table:formula="of:=&quot;{'file':'&quot;&amp;[.A890]&amp;&quot;','title':'&quot;&amp;[.B890]&amp;&quot;'},&quot;" office:value-type="string" office:string-value="{'file':'IMG_4249small.JPG','title':'Houston160'},">
            <text:p>{'file':'IMG_4249small.JPG','title':'Houston16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50small.JPG</text:p>
          </table:table-cell>
          <table:table-cell office:value-type="string">
            <text:p>Houston161</text:p>
          </table:table-cell>
          <table:table-cell table:formula="of:=&quot;{'file':'&quot;&amp;[.A891]&amp;&quot;','title':'&quot;&amp;[.B891]&amp;&quot;'},&quot;" office:value-type="string" office:string-value="{'file':'IMG_4250small.JPG','title':'Houston161'},">
            <text:p>{'file':'IMG_4250small.JPG','title':'Houston16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51small.JPG</text:p>
          </table:table-cell>
          <table:table-cell office:value-type="string">
            <text:p>Houston162</text:p>
          </table:table-cell>
          <table:table-cell table:formula="of:=&quot;{'file':'&quot;&amp;[.A892]&amp;&quot;','title':'&quot;&amp;[.B892]&amp;&quot;'},&quot;" office:value-type="string" office:string-value="{'file':'IMG_4251small.JPG','title':'Houston162'},">
            <text:p>{'file':'IMG_4251small.JPG','title':'Houston16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52small.JPG</text:p>
          </table:table-cell>
          <table:table-cell office:value-type="string">
            <text:p>Houston163</text:p>
          </table:table-cell>
          <table:table-cell table:formula="of:=&quot;{'file':'&quot;&amp;[.A893]&amp;&quot;','title':'&quot;&amp;[.B893]&amp;&quot;'},&quot;" office:value-type="string" office:string-value="{'file':'IMG_4252small.JPG','title':'Houston163'},">
            <text:p>{'file':'IMG_4252small.JPG','title':'Houston16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53small.JPG</text:p>
          </table:table-cell>
          <table:table-cell office:value-type="string">
            <text:p>Houston164</text:p>
          </table:table-cell>
          <table:table-cell table:formula="of:=&quot;{'file':'&quot;&amp;[.A894]&amp;&quot;','title':'&quot;&amp;[.B894]&amp;&quot;'},&quot;" office:value-type="string" office:string-value="{'file':'IMG_4253small.JPG','title':'Houston164'},">
            <text:p>{'file':'IMG_4253small.JPG','title':'Houston16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54small.JPG</text:p>
          </table:table-cell>
          <table:table-cell office:value-type="string">
            <text:p>Houston165</text:p>
          </table:table-cell>
          <table:table-cell table:formula="of:=&quot;{'file':'&quot;&amp;[.A895]&amp;&quot;','title':'&quot;&amp;[.B895]&amp;&quot;'},&quot;" office:value-type="string" office:string-value="{'file':'IMG_4254small.JPG','title':'Houston165'},">
            <text:p>{'file':'IMG_4254small.JPG','title':'Houston16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55small.JPG</text:p>
          </table:table-cell>
          <table:table-cell office:value-type="string">
            <text:p>Houston166</text:p>
          </table:table-cell>
          <table:table-cell table:formula="of:=&quot;{'file':'&quot;&amp;[.A896]&amp;&quot;','title':'&quot;&amp;[.B896]&amp;&quot;'},&quot;" office:value-type="string" office:string-value="{'file':'IMG_4255small.JPG','title':'Houston166'},">
            <text:p>{'file':'IMG_4255small.JPG','title':'Houston16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56small.JPG</text:p>
          </table:table-cell>
          <table:table-cell office:value-type="string">
            <text:p>Houston167</text:p>
          </table:table-cell>
          <table:table-cell table:formula="of:=&quot;{'file':'&quot;&amp;[.A897]&amp;&quot;','title':'&quot;&amp;[.B897]&amp;&quot;'},&quot;" office:value-type="string" office:string-value="{'file':'IMG_4256small.JPG','title':'Houston167'},">
            <text:p>{'file':'IMG_4256small.JPG','title':'Houston16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57small.JPG</text:p>
          </table:table-cell>
          <table:table-cell office:value-type="string">
            <text:p>Houston168</text:p>
          </table:table-cell>
          <table:table-cell table:formula="of:=&quot;{'file':'&quot;&amp;[.A898]&amp;&quot;','title':'&quot;&amp;[.B898]&amp;&quot;'},&quot;" office:value-type="string" office:string-value="{'file':'IMG_4257small.JPG','title':'Houston168'},">
            <text:p>{'file':'IMG_4257small.JPG','title':'Houston16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59small.JPG</text:p>
          </table:table-cell>
          <table:table-cell office:value-type="string">
            <text:p>Houston169</text:p>
          </table:table-cell>
          <table:table-cell table:formula="of:=&quot;{'file':'&quot;&amp;[.A899]&amp;&quot;','title':'&quot;&amp;[.B899]&amp;&quot;'},&quot;" office:value-type="string" office:string-value="{'file':'IMG_4259small.JPG','title':'Houston169'},">
            <text:p>{'file':'IMG_4259small.JPG','title':'Houston16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61small.JPG</text:p>
          </table:table-cell>
          <table:table-cell office:value-type="string">
            <text:p>Houston170</text:p>
          </table:table-cell>
          <table:table-cell table:formula="of:=&quot;{'file':'&quot;&amp;[.A900]&amp;&quot;','title':'&quot;&amp;[.B900]&amp;&quot;'},&quot;" office:value-type="string" office:string-value="{'file':'IMG_4261small.JPG','title':'Houston170'},">
            <text:p>{'file':'IMG_4261small.JPG','title':'Houston17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62small.JPG</text:p>
          </table:table-cell>
          <table:table-cell office:value-type="string">
            <text:p>Houston171</text:p>
          </table:table-cell>
          <table:table-cell table:formula="of:=&quot;{'file':'&quot;&amp;[.A901]&amp;&quot;','title':'&quot;&amp;[.B901]&amp;&quot;'},&quot;" office:value-type="string" office:string-value="{'file':'IMG_4262small.JPG','title':'Houston171'},">
            <text:p>{'file':'IMG_4262small.JPG','title':'Houston17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63small.JPG</text:p>
          </table:table-cell>
          <table:table-cell office:value-type="string">
            <text:p>Houston172</text:p>
          </table:table-cell>
          <table:table-cell table:formula="of:=&quot;{'file':'&quot;&amp;[.A902]&amp;&quot;','title':'&quot;&amp;[.B902]&amp;&quot;'},&quot;" office:value-type="string" office:string-value="{'file':'IMG_4263small.JPG','title':'Houston172'},">
            <text:p>{'file':'IMG_4263small.JPG','title':'Houston17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64small.JPG</text:p>
          </table:table-cell>
          <table:table-cell office:value-type="string">
            <text:p>Houston173</text:p>
          </table:table-cell>
          <table:table-cell table:formula="of:=&quot;{'file':'&quot;&amp;[.A903]&amp;&quot;','title':'&quot;&amp;[.B903]&amp;&quot;'},&quot;" office:value-type="string" office:string-value="{'file':'IMG_4264small.JPG','title':'Houston173'},">
            <text:p>{'file':'IMG_4264small.JPG','title':'Houston17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65small.JPG</text:p>
          </table:table-cell>
          <table:table-cell office:value-type="string">
            <text:p>Houston174</text:p>
          </table:table-cell>
          <table:table-cell table:formula="of:=&quot;{'file':'&quot;&amp;[.A904]&amp;&quot;','title':'&quot;&amp;[.B904]&amp;&quot;'},&quot;" office:value-type="string" office:string-value="{'file':'IMG_4265small.JPG','title':'Houston174'},">
            <text:p>{'file':'IMG_4265small.JPG','title':'Houston17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66small.JPG</text:p>
          </table:table-cell>
          <table:table-cell office:value-type="string">
            <text:p>Houston175</text:p>
          </table:table-cell>
          <table:table-cell table:formula="of:=&quot;{'file':'&quot;&amp;[.A905]&amp;&quot;','title':'&quot;&amp;[.B905]&amp;&quot;'},&quot;" office:value-type="string" office:string-value="{'file':'IMG_4266small.JPG','title':'Houston175'},">
            <text:p>{'file':'IMG_4266small.JPG','title':'Houston17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67small.JPG</text:p>
          </table:table-cell>
          <table:table-cell office:value-type="string">
            <text:p>Houston176</text:p>
          </table:table-cell>
          <table:table-cell table:formula="of:=&quot;{'file':'&quot;&amp;[.A906]&amp;&quot;','title':'&quot;&amp;[.B906]&amp;&quot;'},&quot;" office:value-type="string" office:string-value="{'file':'IMG_4267small.JPG','title':'Houston176'},">
            <text:p>{'file':'IMG_4267small.JPG','title':'Houston17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68small.JPG</text:p>
          </table:table-cell>
          <table:table-cell office:value-type="string">
            <text:p>Houston177</text:p>
          </table:table-cell>
          <table:table-cell table:formula="of:=&quot;{'file':'&quot;&amp;[.A907]&amp;&quot;','title':'&quot;&amp;[.B907]&amp;&quot;'},&quot;" office:value-type="string" office:string-value="{'file':'IMG_4268small.JPG','title':'Houston177'},">
            <text:p>{'file':'IMG_4268small.JPG','title':'Houston17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69small.JPG</text:p>
          </table:table-cell>
          <table:table-cell office:value-type="string">
            <text:p>Houston178</text:p>
          </table:table-cell>
          <table:table-cell table:formula="of:=&quot;{'file':'&quot;&amp;[.A908]&amp;&quot;','title':'&quot;&amp;[.B908]&amp;&quot;'},&quot;" office:value-type="string" office:string-value="{'file':'IMG_4269small.JPG','title':'Houston178'},">
            <text:p>{'file':'IMG_4269small.JPG','title':'Houston17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70small.JPG</text:p>
          </table:table-cell>
          <table:table-cell office:value-type="string">
            <text:p>Houston179</text:p>
          </table:table-cell>
          <table:table-cell table:formula="of:=&quot;{'file':'&quot;&amp;[.A909]&amp;&quot;','title':'&quot;&amp;[.B909]&amp;&quot;'},&quot;" office:value-type="string" office:string-value="{'file':'IMG_4270small.JPG','title':'Houston179'},">
            <text:p>{'file':'IMG_4270small.JPG','title':'Houston17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71small.JPG</text:p>
          </table:table-cell>
          <table:table-cell office:value-type="string">
            <text:p>Houston180</text:p>
          </table:table-cell>
          <table:table-cell table:formula="of:=&quot;{'file':'&quot;&amp;[.A910]&amp;&quot;','title':'&quot;&amp;[.B910]&amp;&quot;'},&quot;" office:value-type="string" office:string-value="{'file':'IMG_4271small.JPG','title':'Houston180'},">
            <text:p>{'file':'IMG_4271small.JPG','title':'Houston18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72small.JPG</text:p>
          </table:table-cell>
          <table:table-cell office:value-type="string">
            <text:p>Houston181</text:p>
          </table:table-cell>
          <table:table-cell table:formula="of:=&quot;{'file':'&quot;&amp;[.A911]&amp;&quot;','title':'&quot;&amp;[.B911]&amp;&quot;'},&quot;" office:value-type="string" office:string-value="{'file':'IMG_4272small.JPG','title':'Houston181'},">
            <text:p>{'file':'IMG_4272small.JPG','title':'Houston18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73small.JPG</text:p>
          </table:table-cell>
          <table:table-cell office:value-type="string">
            <text:p>Houston182</text:p>
          </table:table-cell>
          <table:table-cell table:formula="of:=&quot;{'file':'&quot;&amp;[.A912]&amp;&quot;','title':'&quot;&amp;[.B912]&amp;&quot;'},&quot;" office:value-type="string" office:string-value="{'file':'IMG_4273small.JPG','title':'Houston182'},">
            <text:p>{'file':'IMG_4273small.JPG','title':'Houston18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74small.JPG</text:p>
          </table:table-cell>
          <table:table-cell office:value-type="string">
            <text:p>Houston183</text:p>
          </table:table-cell>
          <table:table-cell table:formula="of:=&quot;{'file':'&quot;&amp;[.A913]&amp;&quot;','title':'&quot;&amp;[.B913]&amp;&quot;'},&quot;" office:value-type="string" office:string-value="{'file':'IMG_4274small.JPG','title':'Houston183'},">
            <text:p>{'file':'IMG_4274small.JPG','title':'Houston18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75small.JPG</text:p>
          </table:table-cell>
          <table:table-cell office:value-type="string">
            <text:p>Houston184</text:p>
          </table:table-cell>
          <table:table-cell table:formula="of:=&quot;{'file':'&quot;&amp;[.A914]&amp;&quot;','title':'&quot;&amp;[.B914]&amp;&quot;'},&quot;" office:value-type="string" office:string-value="{'file':'IMG_4275small.JPG','title':'Houston184'},">
            <text:p>{'file':'IMG_4275small.JPG','title':'Houston18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76small.JPG</text:p>
          </table:table-cell>
          <table:table-cell office:value-type="string">
            <text:p>Houston185</text:p>
          </table:table-cell>
          <table:table-cell table:formula="of:=&quot;{'file':'&quot;&amp;[.A915]&amp;&quot;','title':'&quot;&amp;[.B915]&amp;&quot;'},&quot;" office:value-type="string" office:string-value="{'file':'IMG_4276small.JPG','title':'Houston185'},">
            <text:p>{'file':'IMG_4276small.JPG','title':'Houston18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77small.JPG</text:p>
          </table:table-cell>
          <table:table-cell office:value-type="string">
            <text:p>Houston186</text:p>
          </table:table-cell>
          <table:table-cell table:formula="of:=&quot;{'file':'&quot;&amp;[.A916]&amp;&quot;','title':'&quot;&amp;[.B916]&amp;&quot;'},&quot;" office:value-type="string" office:string-value="{'file':'IMG_4277small.JPG','title':'Houston186'},">
            <text:p>{'file':'IMG_4277small.JPG','title':'Houston18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78small.JPG</text:p>
          </table:table-cell>
          <table:table-cell office:value-type="string">
            <text:p>Houston187</text:p>
          </table:table-cell>
          <table:table-cell table:formula="of:=&quot;{'file':'&quot;&amp;[.A917]&amp;&quot;','title':'&quot;&amp;[.B917]&amp;&quot;'},&quot;" office:value-type="string" office:string-value="{'file':'IMG_4278small.JPG','title':'Houston187'},">
            <text:p>{'file':'IMG_4278small.JPG','title':'Houston18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79small.JPG</text:p>
          </table:table-cell>
          <table:table-cell office:value-type="string">
            <text:p>Houston188</text:p>
          </table:table-cell>
          <table:table-cell table:formula="of:=&quot;{'file':'&quot;&amp;[.A918]&amp;&quot;','title':'&quot;&amp;[.B918]&amp;&quot;'},&quot;" office:value-type="string" office:string-value="{'file':'IMG_4279small.JPG','title':'Houston188'},">
            <text:p>{'file':'IMG_4279small.JPG','title':'Houston18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83small.JPG</text:p>
          </table:table-cell>
          <table:table-cell office:value-type="string">
            <text:p>Houston189</text:p>
          </table:table-cell>
          <table:table-cell table:formula="of:=&quot;{'file':'&quot;&amp;[.A919]&amp;&quot;','title':'&quot;&amp;[.B919]&amp;&quot;'},&quot;" office:value-type="string" office:string-value="{'file':'IMG_4283small.JPG','title':'Houston189'},">
            <text:p>{'file':'IMG_4283small.JPG','title':'Houston18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84small.JPG</text:p>
          </table:table-cell>
          <table:table-cell office:value-type="string">
            <text:p>Houston190</text:p>
          </table:table-cell>
          <table:table-cell table:formula="of:=&quot;{'file':'&quot;&amp;[.A920]&amp;&quot;','title':'&quot;&amp;[.B920]&amp;&quot;'},&quot;" office:value-type="string" office:string-value="{'file':'IMG_4284small.JPG','title':'Houston190'},">
            <text:p>{'file':'IMG_4284small.JPG','title':'Houston19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86small.JPG</text:p>
          </table:table-cell>
          <table:table-cell office:value-type="string">
            <text:p>Houston191</text:p>
          </table:table-cell>
          <table:table-cell table:formula="of:=&quot;{'file':'&quot;&amp;[.A921]&amp;&quot;','title':'&quot;&amp;[.B921]&amp;&quot;'},&quot;" office:value-type="string" office:string-value="{'file':'IMG_4286small.JPG','title':'Houston191'},">
            <text:p>{'file':'IMG_4286small.JPG','title':'Houston19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87small.JPG</text:p>
          </table:table-cell>
          <table:table-cell office:value-type="string">
            <text:p>Houston192</text:p>
          </table:table-cell>
          <table:table-cell table:formula="of:=&quot;{'file':'&quot;&amp;[.A922]&amp;&quot;','title':'&quot;&amp;[.B922]&amp;&quot;'},&quot;" office:value-type="string" office:string-value="{'file':'IMG_4287small.JPG','title':'Houston192'},">
            <text:p>{'file':'IMG_4287small.JPG','title':'Houston19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89small.JPG</text:p>
          </table:table-cell>
          <table:table-cell office:value-type="string">
            <text:p>Houston193</text:p>
          </table:table-cell>
          <table:table-cell table:formula="of:=&quot;{'file':'&quot;&amp;[.A923]&amp;&quot;','title':'&quot;&amp;[.B923]&amp;&quot;'},&quot;" office:value-type="string" office:string-value="{'file':'IMG_4289small.JPG','title':'Houston193'},">
            <text:p>{'file':'IMG_4289small.JPG','title':'Houston19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90small.JPG</text:p>
          </table:table-cell>
          <table:table-cell office:value-type="string">
            <text:p>Houston194</text:p>
          </table:table-cell>
          <table:table-cell table:formula="of:=&quot;{'file':'&quot;&amp;[.A924]&amp;&quot;','title':'&quot;&amp;[.B924]&amp;&quot;'},&quot;" office:value-type="string" office:string-value="{'file':'IMG_4290small.JPG','title':'Houston194'},">
            <text:p>{'file':'IMG_4290small.JPG','title':'Houston19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91small.JPG</text:p>
          </table:table-cell>
          <table:table-cell office:value-type="string">
            <text:p>Houston195</text:p>
          </table:table-cell>
          <table:table-cell table:formula="of:=&quot;{'file':'&quot;&amp;[.A925]&amp;&quot;','title':'&quot;&amp;[.B925]&amp;&quot;'},&quot;" office:value-type="string" office:string-value="{'file':'IMG_4291small.JPG','title':'Houston195'},">
            <text:p>{'file':'IMG_4291small.JPG','title':'Houston19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92small.JPG</text:p>
          </table:table-cell>
          <table:table-cell office:value-type="string">
            <text:p>Houston196</text:p>
          </table:table-cell>
          <table:table-cell table:formula="of:=&quot;{'file':'&quot;&amp;[.A926]&amp;&quot;','title':'&quot;&amp;[.B926]&amp;&quot;'},&quot;" office:value-type="string" office:string-value="{'file':'IMG_4292small.JPG','title':'Houston196'},">
            <text:p>{'file':'IMG_4292small.JPG','title':'Houston19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93small.JPG</text:p>
          </table:table-cell>
          <table:table-cell office:value-type="string">
            <text:p>Houston197</text:p>
          </table:table-cell>
          <table:table-cell table:formula="of:=&quot;{'file':'&quot;&amp;[.A927]&amp;&quot;','title':'&quot;&amp;[.B927]&amp;&quot;'},&quot;" office:value-type="string" office:string-value="{'file':'IMG_4293small.JPG','title':'Houston197'},">
            <text:p>{'file':'IMG_4293small.JPG','title':'Houston19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94small.JPG</text:p>
          </table:table-cell>
          <table:table-cell office:value-type="string">
            <text:p>Houston198</text:p>
          </table:table-cell>
          <table:table-cell table:formula="of:=&quot;{'file':'&quot;&amp;[.A928]&amp;&quot;','title':'&quot;&amp;[.B928]&amp;&quot;'},&quot;" office:value-type="string" office:string-value="{'file':'IMG_4294small.JPG','title':'Houston198'},">
            <text:p>{'file':'IMG_4294small.JPG','title':'Houston19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95small.JPG</text:p>
          </table:table-cell>
          <table:table-cell office:value-type="string">
            <text:p>Houston199</text:p>
          </table:table-cell>
          <table:table-cell table:formula="of:=&quot;{'file':'&quot;&amp;[.A929]&amp;&quot;','title':'&quot;&amp;[.B929]&amp;&quot;'},&quot;" office:value-type="string" office:string-value="{'file':'IMG_4295small.JPG','title':'Houston199'},">
            <text:p>{'file':'IMG_4295small.JPG','title':'Houston19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96small.JPG</text:p>
          </table:table-cell>
          <table:table-cell office:value-type="string">
            <text:p>Houston200</text:p>
          </table:table-cell>
          <table:table-cell table:formula="of:=&quot;{'file':'&quot;&amp;[.A930]&amp;&quot;','title':'&quot;&amp;[.B930]&amp;&quot;'},&quot;" office:value-type="string" office:string-value="{'file':'IMG_4296small.JPG','title':'Houston200'},">
            <text:p>{'file':'IMG_4296small.JPG','title':'Houston20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97small.JPG</text:p>
          </table:table-cell>
          <table:table-cell office:value-type="string">
            <text:p>Houston201</text:p>
          </table:table-cell>
          <table:table-cell table:formula="of:=&quot;{'file':'&quot;&amp;[.A931]&amp;&quot;','title':'&quot;&amp;[.B931]&amp;&quot;'},&quot;" office:value-type="string" office:string-value="{'file':'IMG_4297small.JPG','title':'Houston201'},">
            <text:p>{'file':'IMG_4297small.JPG','title':'Houston20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98small.JPG</text:p>
          </table:table-cell>
          <table:table-cell office:value-type="string">
            <text:p>Houston202</text:p>
          </table:table-cell>
          <table:table-cell table:formula="of:=&quot;{'file':'&quot;&amp;[.A932]&amp;&quot;','title':'&quot;&amp;[.B932]&amp;&quot;'},&quot;" office:value-type="string" office:string-value="{'file':'IMG_4298small.JPG','title':'Houston202'},">
            <text:p>{'file':'IMG_4298small.JPG','title':'Houston20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99small.JPG</text:p>
          </table:table-cell>
          <table:table-cell office:value-type="string">
            <text:p>Houston203</text:p>
          </table:table-cell>
          <table:table-cell table:formula="of:=&quot;{'file':'&quot;&amp;[.A933]&amp;&quot;','title':'&quot;&amp;[.B933]&amp;&quot;'},&quot;" office:value-type="string" office:string-value="{'file':'IMG_4299small.JPG','title':'Houston203'},">
            <text:p>{'file':'IMG_4299small.JPG','title':'Houston20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00small.JPG</text:p>
          </table:table-cell>
          <table:table-cell office:value-type="string">
            <text:p>Houston204</text:p>
          </table:table-cell>
          <table:table-cell table:formula="of:=&quot;{'file':'&quot;&amp;[.A934]&amp;&quot;','title':'&quot;&amp;[.B934]&amp;&quot;'},&quot;" office:value-type="string" office:string-value="{'file':'IMG_4300small.JPG','title':'Houston204'},">
            <text:p>{'file':'IMG_4300small.JPG','title':'Houston20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01small.JPG</text:p>
          </table:table-cell>
          <table:table-cell office:value-type="string">
            <text:p>Houston205</text:p>
          </table:table-cell>
          <table:table-cell table:formula="of:=&quot;{'file':'&quot;&amp;[.A935]&amp;&quot;','title':'&quot;&amp;[.B935]&amp;&quot;'},&quot;" office:value-type="string" office:string-value="{'file':'IMG_4301small.JPG','title':'Houston205'},">
            <text:p>{'file':'IMG_4301small.JPG','title':'Houston20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02small.JPG</text:p>
          </table:table-cell>
          <table:table-cell office:value-type="string">
            <text:p>Houston206</text:p>
          </table:table-cell>
          <table:table-cell table:formula="of:=&quot;{'file':'&quot;&amp;[.A936]&amp;&quot;','title':'&quot;&amp;[.B936]&amp;&quot;'},&quot;" office:value-type="string" office:string-value="{'file':'IMG_4302small.JPG','title':'Houston206'},">
            <text:p>{'file':'IMG_4302small.JPG','title':'Houston20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03small.JPG</text:p>
          </table:table-cell>
          <table:table-cell office:value-type="string">
            <text:p>Houston207</text:p>
          </table:table-cell>
          <table:table-cell table:formula="of:=&quot;{'file':'&quot;&amp;[.A937]&amp;&quot;','title':'&quot;&amp;[.B937]&amp;&quot;'},&quot;" office:value-type="string" office:string-value="{'file':'IMG_4303small.JPG','title':'Houston207'},">
            <text:p>{'file':'IMG_4303small.JPG','title':'Houston20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04small.JPG</text:p>
          </table:table-cell>
          <table:table-cell office:value-type="string">
            <text:p>Houston208</text:p>
          </table:table-cell>
          <table:table-cell table:formula="of:=&quot;{'file':'&quot;&amp;[.A938]&amp;&quot;','title':'&quot;&amp;[.B938]&amp;&quot;'},&quot;" office:value-type="string" office:string-value="{'file':'IMG_4304small.JPG','title':'Houston208'},">
            <text:p>{'file':'IMG_4304small.JPG','title':'Houston20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05small.JPG</text:p>
          </table:table-cell>
          <table:table-cell office:value-type="string">
            <text:p>Houston209</text:p>
          </table:table-cell>
          <table:table-cell table:formula="of:=&quot;{'file':'&quot;&amp;[.A939]&amp;&quot;','title':'&quot;&amp;[.B939]&amp;&quot;'},&quot;" office:value-type="string" office:string-value="{'file':'IMG_4305small.JPG','title':'Houston209'},">
            <text:p>{'file':'IMG_4305small.JPG','title':'Houston20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06small.JPG</text:p>
          </table:table-cell>
          <table:table-cell office:value-type="string">
            <text:p>Houston210</text:p>
          </table:table-cell>
          <table:table-cell table:formula="of:=&quot;{'file':'&quot;&amp;[.A940]&amp;&quot;','title':'&quot;&amp;[.B940]&amp;&quot;'},&quot;" office:value-type="string" office:string-value="{'file':'IMG_4306small.JPG','title':'Houston210'},">
            <text:p>{'file':'IMG_4306small.JPG','title':'Houston21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07small.JPG</text:p>
          </table:table-cell>
          <table:table-cell office:value-type="string">
            <text:p>Houston211</text:p>
          </table:table-cell>
          <table:table-cell table:formula="of:=&quot;{'file':'&quot;&amp;[.A941]&amp;&quot;','title':'&quot;&amp;[.B941]&amp;&quot;'},&quot;" office:value-type="string" office:string-value="{'file':'IMG_4307small.JPG','title':'Houston211'},">
            <text:p>{'file':'IMG_4307small.JPG','title':'Houston21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08small.JPG</text:p>
          </table:table-cell>
          <table:table-cell office:value-type="string">
            <text:p>Houston212</text:p>
          </table:table-cell>
          <table:table-cell table:formula="of:=&quot;{'file':'&quot;&amp;[.A942]&amp;&quot;','title':'&quot;&amp;[.B942]&amp;&quot;'},&quot;" office:value-type="string" office:string-value="{'file':'IMG_4308small.JPG','title':'Houston212'},">
            <text:p>{'file':'IMG_4308small.JPG','title':'Houston21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09small.JPG</text:p>
          </table:table-cell>
          <table:table-cell office:value-type="string">
            <text:p>Houston213</text:p>
          </table:table-cell>
          <table:table-cell table:formula="of:=&quot;{'file':'&quot;&amp;[.A943]&amp;&quot;','title':'&quot;&amp;[.B943]&amp;&quot;'},&quot;" office:value-type="string" office:string-value="{'file':'IMG_4309small.JPG','title':'Houston213'},">
            <text:p>{'file':'IMG_4309small.JPG','title':'Houston21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10small.JPG</text:p>
          </table:table-cell>
          <table:table-cell office:value-type="string">
            <text:p>Houston214</text:p>
          </table:table-cell>
          <table:table-cell table:formula="of:=&quot;{'file':'&quot;&amp;[.A944]&amp;&quot;','title':'&quot;&amp;[.B944]&amp;&quot;'},&quot;" office:value-type="string" office:string-value="{'file':'IMG_4310small.JPG','title':'Houston214'},">
            <text:p>{'file':'IMG_4310small.JPG','title':'Houston21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11small.JPG</text:p>
          </table:table-cell>
          <table:table-cell office:value-type="string">
            <text:p>Houston215</text:p>
          </table:table-cell>
          <table:table-cell table:formula="of:=&quot;{'file':'&quot;&amp;[.A945]&amp;&quot;','title':'&quot;&amp;[.B945]&amp;&quot;'},&quot;" office:value-type="string" office:string-value="{'file':'IMG_4311small.JPG','title':'Houston215'},">
            <text:p>{'file':'IMG_4311small.JPG','title':'Houston21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12small.JPG</text:p>
          </table:table-cell>
          <table:table-cell office:value-type="string">
            <text:p>Houston216</text:p>
          </table:table-cell>
          <table:table-cell table:formula="of:=&quot;{'file':'&quot;&amp;[.A946]&amp;&quot;','title':'&quot;&amp;[.B946]&amp;&quot;'},&quot;" office:value-type="string" office:string-value="{'file':'IMG_4312small.JPG','title':'Houston216'},">
            <text:p>{'file':'IMG_4312small.JPG','title':'Houston21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13small.JPG</text:p>
          </table:table-cell>
          <table:table-cell office:value-type="string">
            <text:p>Houston217</text:p>
          </table:table-cell>
          <table:table-cell table:formula="of:=&quot;{'file':'&quot;&amp;[.A947]&amp;&quot;','title':'&quot;&amp;[.B947]&amp;&quot;'},&quot;" office:value-type="string" office:string-value="{'file':'IMG_4313small.JPG','title':'Houston217'},">
            <text:p>{'file':'IMG_4313small.JPG','title':'Houston21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14small.JPG</text:p>
          </table:table-cell>
          <table:table-cell office:value-type="string">
            <text:p>Houston218</text:p>
          </table:table-cell>
          <table:table-cell table:formula="of:=&quot;{'file':'&quot;&amp;[.A948]&amp;&quot;','title':'&quot;&amp;[.B948]&amp;&quot;'},&quot;" office:value-type="string" office:string-value="{'file':'IMG_4314small.JPG','title':'Houston218'},">
            <text:p>{'file':'IMG_4314small.JPG','title':'Houston21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15small.JPG</text:p>
          </table:table-cell>
          <table:table-cell office:value-type="string">
            <text:p>Houston219</text:p>
          </table:table-cell>
          <table:table-cell table:formula="of:=&quot;{'file':'&quot;&amp;[.A949]&amp;&quot;','title':'&quot;&amp;[.B949]&amp;&quot;'},&quot;" office:value-type="string" office:string-value="{'file':'IMG_4315small.JPG','title':'Houston219'},">
            <text:p>{'file':'IMG_4315small.JPG','title':'Houston21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16small.JPG</text:p>
          </table:table-cell>
          <table:table-cell office:value-type="string">
            <text:p>Houston220</text:p>
          </table:table-cell>
          <table:table-cell table:formula="of:=&quot;{'file':'&quot;&amp;[.A950]&amp;&quot;','title':'&quot;&amp;[.B950]&amp;&quot;'},&quot;" office:value-type="string" office:string-value="{'file':'IMG_4316small.JPG','title':'Houston220'},">
            <text:p>{'file':'IMG_4316small.JPG','title':'Houston22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17small.JPG</text:p>
          </table:table-cell>
          <table:table-cell office:value-type="string">
            <text:p>Houston221</text:p>
          </table:table-cell>
          <table:table-cell table:formula="of:=&quot;{'file':'&quot;&amp;[.A951]&amp;&quot;','title':'&quot;&amp;[.B951]&amp;&quot;'},&quot;" office:value-type="string" office:string-value="{'file':'IMG_4317small.JPG','title':'Houston221'},">
            <text:p>{'file':'IMG_4317small.JPG','title':'Houston22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23small.JPG</text:p>
          </table:table-cell>
          <table:table-cell office:value-type="string">
            <text:p>Houston222</text:p>
          </table:table-cell>
          <table:table-cell table:formula="of:=&quot;{'file':'&quot;&amp;[.A952]&amp;&quot;','title':'&quot;&amp;[.B952]&amp;&quot;'},&quot;" office:value-type="string" office:string-value="{'file':'IMG_4323small.JPG','title':'Houston222'},">
            <text:p>{'file':'IMG_4323small.JPG','title':'Houston22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24small.JPG</text:p>
          </table:table-cell>
          <table:table-cell office:value-type="string">
            <text:p>Houston223</text:p>
          </table:table-cell>
          <table:table-cell table:formula="of:=&quot;{'file':'&quot;&amp;[.A953]&amp;&quot;','title':'&quot;&amp;[.B953]&amp;&quot;'},&quot;" office:value-type="string" office:string-value="{'file':'IMG_4324small.JPG','title':'Houston223'},">
            <text:p>{'file':'IMG_4324small.JPG','title':'Houston22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25small.JPG</text:p>
          </table:table-cell>
          <table:table-cell office:value-type="string">
            <text:p>Houston224</text:p>
          </table:table-cell>
          <table:table-cell table:formula="of:=&quot;{'file':'&quot;&amp;[.A954]&amp;&quot;','title':'&quot;&amp;[.B954]&amp;&quot;'},&quot;" office:value-type="string" office:string-value="{'file':'IMG_4325small.JPG','title':'Houston224'},">
            <text:p>{'file':'IMG_4325small.JPG','title':'Houston22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26small.JPG</text:p>
          </table:table-cell>
          <table:table-cell office:value-type="string">
            <text:p>Houston225</text:p>
          </table:table-cell>
          <table:table-cell table:formula="of:=&quot;{'file':'&quot;&amp;[.A955]&amp;&quot;','title':'&quot;&amp;[.B955]&amp;&quot;'},&quot;" office:value-type="string" office:string-value="{'file':'IMG_4326small.JPG','title':'Houston225'},">
            <text:p>{'file':'IMG_4326small.JPG','title':'Houston22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28small.JPG</text:p>
          </table:table-cell>
          <table:table-cell office:value-type="string">
            <text:p>Houston226</text:p>
          </table:table-cell>
          <table:table-cell table:formula="of:=&quot;{'file':'&quot;&amp;[.A956]&amp;&quot;','title':'&quot;&amp;[.B956]&amp;&quot;'},&quot;" office:value-type="string" office:string-value="{'file':'IMG_4328small.JPG','title':'Houston226'},">
            <text:p>{'file':'IMG_4328small.JPG','title':'Houston22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29small.JPG</text:p>
          </table:table-cell>
          <table:table-cell office:value-type="string">
            <text:p>Houston227</text:p>
          </table:table-cell>
          <table:table-cell table:formula="of:=&quot;{'file':'&quot;&amp;[.A957]&amp;&quot;','title':'&quot;&amp;[.B957]&amp;&quot;'},&quot;" office:value-type="string" office:string-value="{'file':'IMG_4329small.JPG','title':'Houston227'},">
            <text:p>{'file':'IMG_4329small.JPG','title':'Houston22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30small.JPG</text:p>
          </table:table-cell>
          <table:table-cell office:value-type="string">
            <text:p>Houston228</text:p>
          </table:table-cell>
          <table:table-cell table:formula="of:=&quot;{'file':'&quot;&amp;[.A958]&amp;&quot;','title':'&quot;&amp;[.B958]&amp;&quot;'},&quot;" office:value-type="string" office:string-value="{'file':'IMG_4330small.JPG','title':'Houston228'},">
            <text:p>{'file':'IMG_4330small.JPG','title':'Houston22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31small.JPG</text:p>
          </table:table-cell>
          <table:table-cell office:value-type="string">
            <text:p>Houston229</text:p>
          </table:table-cell>
          <table:table-cell table:formula="of:=&quot;{'file':'&quot;&amp;[.A959]&amp;&quot;','title':'&quot;&amp;[.B959]&amp;&quot;'},&quot;" office:value-type="string" office:string-value="{'file':'IMG_4331small.JPG','title':'Houston229'},">
            <text:p>{'file':'IMG_4331small.JPG','title':'Houston22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32small.JPG</text:p>
          </table:table-cell>
          <table:table-cell office:value-type="string">
            <text:p>Houston230</text:p>
          </table:table-cell>
          <table:table-cell table:formula="of:=&quot;{'file':'&quot;&amp;[.A960]&amp;&quot;','title':'&quot;&amp;[.B960]&amp;&quot;'},&quot;" office:value-type="string" office:string-value="{'file':'IMG_4332small.JPG','title':'Houston230'},">
            <text:p>{'file':'IMG_4332small.JPG','title':'Houston23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33small.JPG</text:p>
          </table:table-cell>
          <table:table-cell office:value-type="string">
            <text:p>Houston231</text:p>
          </table:table-cell>
          <table:table-cell table:formula="of:=&quot;{'file':'&quot;&amp;[.A961]&amp;&quot;','title':'&quot;&amp;[.B961]&amp;&quot;'},&quot;" office:value-type="string" office:string-value="{'file':'IMG_4333small.JPG','title':'Houston231'},">
            <text:p>{'file':'IMG_4333small.JPG','title':'Houston23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34small.JPG</text:p>
          </table:table-cell>
          <table:table-cell office:value-type="string">
            <text:p>Houston232</text:p>
          </table:table-cell>
          <table:table-cell table:formula="of:=&quot;{'file':'&quot;&amp;[.A962]&amp;&quot;','title':'&quot;&amp;[.B962]&amp;&quot;'},&quot;" office:value-type="string" office:string-value="{'file':'IMG_4334small.JPG','title':'Houston232'},">
            <text:p>{'file':'IMG_4334small.JPG','title':'Houston23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35small.JPG</text:p>
          </table:table-cell>
          <table:table-cell office:value-type="string">
            <text:p>Houston233</text:p>
          </table:table-cell>
          <table:table-cell table:formula="of:=&quot;{'file':'&quot;&amp;[.A963]&amp;&quot;','title':'&quot;&amp;[.B963]&amp;&quot;'},&quot;" office:value-type="string" office:string-value="{'file':'IMG_4335small.JPG','title':'Houston233'},">
            <text:p>{'file':'IMG_4335small.JPG','title':'Houston23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36small.JPG</text:p>
          </table:table-cell>
          <table:table-cell office:value-type="string">
            <text:p>Houston234</text:p>
          </table:table-cell>
          <table:table-cell table:formula="of:=&quot;{'file':'&quot;&amp;[.A964]&amp;&quot;','title':'&quot;&amp;[.B964]&amp;&quot;'},&quot;" office:value-type="string" office:string-value="{'file':'IMG_4336small.JPG','title':'Houston234'},">
            <text:p>{'file':'IMG_4336small.JPG','title':'Houston23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37small.JPG</text:p>
          </table:table-cell>
          <table:table-cell office:value-type="string">
            <text:p>Houston235</text:p>
          </table:table-cell>
          <table:table-cell table:formula="of:=&quot;{'file':'&quot;&amp;[.A965]&amp;&quot;','title':'&quot;&amp;[.B965]&amp;&quot;'},&quot;" office:value-type="string" office:string-value="{'file':'IMG_4337small.JPG','title':'Houston235'},">
            <text:p>{'file':'IMG_4337small.JPG','title':'Houston23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38small.JPG</text:p>
          </table:table-cell>
          <table:table-cell office:value-type="string">
            <text:p>Houston236</text:p>
          </table:table-cell>
          <table:table-cell table:formula="of:=&quot;{'file':'&quot;&amp;[.A966]&amp;&quot;','title':'&quot;&amp;[.B966]&amp;&quot;'},&quot;" office:value-type="string" office:string-value="{'file':'IMG_4338small.JPG','title':'Houston236'},">
            <text:p>{'file':'IMG_4338small.JPG','title':'Houston23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39small.JPG</text:p>
          </table:table-cell>
          <table:table-cell office:value-type="string">
            <text:p>Houston237</text:p>
          </table:table-cell>
          <table:table-cell table:formula="of:=&quot;{'file':'&quot;&amp;[.A967]&amp;&quot;','title':'&quot;&amp;[.B967]&amp;&quot;'},&quot;" office:value-type="string" office:string-value="{'file':'IMG_4339small.JPG','title':'Houston237'},">
            <text:p>{'file':'IMG_4339small.JPG','title':'Houston23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40small.JPG</text:p>
          </table:table-cell>
          <table:table-cell office:value-type="string">
            <text:p>Houston238</text:p>
          </table:table-cell>
          <table:table-cell table:formula="of:=&quot;{'file':'&quot;&amp;[.A968]&amp;&quot;','title':'&quot;&amp;[.B968]&amp;&quot;'},&quot;" office:value-type="string" office:string-value="{'file':'IMG_4340small.JPG','title':'Houston238'},">
            <text:p>{'file':'IMG_4340small.JPG','title':'Houston23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41small.JPG</text:p>
          </table:table-cell>
          <table:table-cell office:value-type="string">
            <text:p>Houston239</text:p>
          </table:table-cell>
          <table:table-cell table:formula="of:=&quot;{'file':'&quot;&amp;[.A969]&amp;&quot;','title':'&quot;&amp;[.B969]&amp;&quot;'},&quot;" office:value-type="string" office:string-value="{'file':'IMG_4341small.JPG','title':'Houston239'},">
            <text:p>{'file':'IMG_4341small.JPG','title':'Houston23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42small.JPG</text:p>
          </table:table-cell>
          <table:table-cell office:value-type="string">
            <text:p>Houston240</text:p>
          </table:table-cell>
          <table:table-cell table:formula="of:=&quot;{'file':'&quot;&amp;[.A970]&amp;&quot;','title':'&quot;&amp;[.B970]&amp;&quot;'},&quot;" office:value-type="string" office:string-value="{'file':'IMG_4342small.JPG','title':'Houston240'},">
            <text:p>{'file':'IMG_4342small.JPG','title':'Houston24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43small.JPG</text:p>
          </table:table-cell>
          <table:table-cell office:value-type="string">
            <text:p>Houston241</text:p>
          </table:table-cell>
          <table:table-cell table:formula="of:=&quot;{'file':'&quot;&amp;[.A971]&amp;&quot;','title':'&quot;&amp;[.B971]&amp;&quot;'},&quot;" office:value-type="string" office:string-value="{'file':'IMG_4343small.JPG','title':'Houston241'},">
            <text:p>{'file':'IMG_4343small.JPG','title':'Houston24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44small.JPG</text:p>
          </table:table-cell>
          <table:table-cell office:value-type="string">
            <text:p>Houston242</text:p>
          </table:table-cell>
          <table:table-cell table:formula="of:=&quot;{'file':'&quot;&amp;[.A972]&amp;&quot;','title':'&quot;&amp;[.B972]&amp;&quot;'},&quot;" office:value-type="string" office:string-value="{'file':'IMG_4344small.JPG','title':'Houston242'},">
            <text:p>{'file':'IMG_4344small.JPG','title':'Houston24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46small.JPG</text:p>
          </table:table-cell>
          <table:table-cell office:value-type="string">
            <text:p>Houston243</text:p>
          </table:table-cell>
          <table:table-cell table:formula="of:=&quot;{'file':'&quot;&amp;[.A973]&amp;&quot;','title':'&quot;&amp;[.B973]&amp;&quot;'},&quot;" office:value-type="string" office:string-value="{'file':'IMG_4346small.JPG','title':'Houston243'},">
            <text:p>{'file':'IMG_4346small.JPG','title':'Houston24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47small.JPG</text:p>
          </table:table-cell>
          <table:table-cell office:value-type="string">
            <text:p>Houston244</text:p>
          </table:table-cell>
          <table:table-cell table:formula="of:=&quot;{'file':'&quot;&amp;[.A974]&amp;&quot;','title':'&quot;&amp;[.B974]&amp;&quot;'},&quot;" office:value-type="string" office:string-value="{'file':'IMG_4347small.JPG','title':'Houston244'},">
            <text:p>{'file':'IMG_4347small.JPG','title':'Houston24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49small.JPG</text:p>
          </table:table-cell>
          <table:table-cell office:value-type="string">
            <text:p>Houston245</text:p>
          </table:table-cell>
          <table:table-cell table:formula="of:=&quot;{'file':'&quot;&amp;[.A975]&amp;&quot;','title':'&quot;&amp;[.B975]&amp;&quot;'},&quot;" office:value-type="string" office:string-value="{'file':'IMG_4349small.JPG','title':'Houston245'},">
            <text:p>{'file':'IMG_4349small.JPG','title':'Houston24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50small.JPG</text:p>
          </table:table-cell>
          <table:table-cell office:value-type="string">
            <text:p>Houston246</text:p>
          </table:table-cell>
          <table:table-cell table:formula="of:=&quot;{'file':'&quot;&amp;[.A976]&amp;&quot;','title':'&quot;&amp;[.B976]&amp;&quot;'},&quot;" office:value-type="string" office:string-value="{'file':'IMG_4350small.JPG','title':'Houston246'},">
            <text:p>{'file':'IMG_4350small.JPG','title':'Houston24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51small.JPG</text:p>
          </table:table-cell>
          <table:table-cell office:value-type="string">
            <text:p>Houston247</text:p>
          </table:table-cell>
          <table:table-cell table:formula="of:=&quot;{'file':'&quot;&amp;[.A977]&amp;&quot;','title':'&quot;&amp;[.B977]&amp;&quot;'},&quot;" office:value-type="string" office:string-value="{'file':'IMG_4351small.JPG','title':'Houston247'},">
            <text:p>{'file':'IMG_4351small.JPG','title':'Houston24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52small.JPG</text:p>
          </table:table-cell>
          <table:table-cell office:value-type="string">
            <text:p>Houston248</text:p>
          </table:table-cell>
          <table:table-cell table:formula="of:=&quot;{'file':'&quot;&amp;[.A978]&amp;&quot;','title':'&quot;&amp;[.B978]&amp;&quot;'},&quot;" office:value-type="string" office:string-value="{'file':'IMG_4352small.JPG','title':'Houston248'},">
            <text:p>{'file':'IMG_4352small.JPG','title':'Houston24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53small.JPG</text:p>
          </table:table-cell>
          <table:table-cell office:value-type="string">
            <text:p>Houston249</text:p>
          </table:table-cell>
          <table:table-cell table:formula="of:=&quot;{'file':'&quot;&amp;[.A979]&amp;&quot;','title':'&quot;&amp;[.B979]&amp;&quot;'},&quot;" office:value-type="string" office:string-value="{'file':'IMG_4353small.JPG','title':'Houston249'},">
            <text:p>{'file':'IMG_4353small.JPG','title':'Houston249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abba-chiquitita-7.mp3</text:p>
          </table:table-cell>
          <table:table-cell table:formula="of:=&quot;{'file':'&quot;&amp;[.A980]&amp;&quot;','title':'&quot;&amp;[.B980]&amp;&quot;'},&quot;" office:value-type="string" office:string-value="{'file':'abba-chiquitita-7.mp3','title':'abba-chiquitita-7.mp3'},">
            <text:p>{'file':'abba-chiquitita-7.mp3','title':'abba-chiquitita-7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abc-benearmeBWatoz.mp3</text:p>
          </table:table-cell>
          <table:table-cell table:formula="of:=&quot;{'file':'&quot;&amp;[.A981]&amp;&quot;','title':'&quot;&amp;[.B981]&amp;&quot;'},&quot;" office:value-type="string" office:string-value="{'file':'abc-benearmeBWatoz.mp3','title':'abc-benearmeBWatoz.mp3'},">
            <text:p>{'file':'abc-benearmeBWatoz.mp3','title':'abc-benearmeBWatoz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abc-lookofloveBWthemefrommantrap.mp3</text:p>
          </table:table-cell>
          <table:table-cell table:formula="of:=&quot;{'file':'&quot;&amp;[.A982]&amp;&quot;','title':'&quot;&amp;[.B982]&amp;&quot;'},&quot;" office:value-type="string" office:string-value="{'file':'abc-lookofloveBWthemefrommantrap.mp3','title':'abc-lookofloveBWthemefrommantrap.mp3'},">
            <text:p>{'file':'abc-lookofloveBWthemefrommantrap.mp3','title':'abc-lookofloveBWthemefrommantrap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aha-thesunalwaysshinesontv-ep.mp3</text:p>
          </table:table-cell>
          <table:table-cell table:formula="of:=&quot;{'file':'&quot;&amp;[.A983]&amp;&quot;','title':'&quot;&amp;[.B983]&amp;&quot;'},&quot;" office:value-type="string" office:string-value="{'file':'aha-thesunalwaysshinesontv-ep.mp3','title':'aha-thesunalwaysshinesontv-ep.mp3'},">
            <text:p>{'file':'aha-thesunalwaysshinesontv-ep.mp3','title':'aha-thesunalwaysshinesontv-ep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aliceinchains-sap-rightturn.mp3</text:p>
          </table:table-cell>
          <table:table-cell table:formula="of:=&quot;{'file':'&quot;&amp;[.A984]&amp;&quot;','title':'&quot;&amp;[.B984]&amp;&quot;'},&quot;" office:value-type="string" office:string-value="{'file':'aliceinchains-sap-rightturn.mp3','title':'aliceinchains-sap-rightturn.mp3'},">
            <text:p>{'file':'aliceinchains-sap-rightturn.mp3','title':'aliceinchains-sap-rightturn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all-allroysrevenge-sidea.mp3</text:p>
          </table:table-cell>
          <table:table-cell table:formula="of:=&quot;{'file':'&quot;&amp;[.A985]&amp;&quot;','title':'&quot;&amp;[.B985]&amp;&quot;'},&quot;" office:value-type="string" office:string-value="{'file':'all-allroysrevenge-sidea.mp3','title':'all-allroysrevenge-sidea.mp3'},">
            <text:p>{'file':'all-allroysrevenge-sidea.mp3','title':'all-allroysrevenge-sidea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alternativetentacles_letthemeatjellybeans_sidea.mp3</text:p>
          </table:table-cell>
          <table:table-cell table:formula="of:=&quot;{'file':'&quot;&amp;[.A986]&amp;&quot;','title':'&quot;&amp;[.B986]&amp;&quot;'},&quot;" office:value-type="string" office:string-value="{'file':'alternativetentacles_letthemeatjellybeans_sidea.mp3','title':'alternativetentacles_letthemeatjellybeans_sidea.mp3'},">
            <text:p>{'file':'alternativetentacles_letthemeatjellybeans_sidea.mp3','title':'alternativetentacles_letthemeatjellybeans_sidea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amanandawoman-sidea.mp3</text:p>
          </table:table-cell>
          <table:table-cell table:formula="of:=&quot;{'file':'&quot;&amp;[.A987]&amp;&quot;','title':'&quot;&amp;[.B987]&amp;&quot;'},&quot;" office:value-type="string" office:string-value="{'file':'amanandawoman-sidea.mp3','title':'amanandawoman-sidea.mp3'},">
            <text:p>{'file':'amanandawoman-sidea.mp3','title':'amanandawoman-sidea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artofnoise-paranoia-7.mp3</text:p>
          </table:table-cell>
          <table:table-cell table:formula="of:=&quot;{'file':'&quot;&amp;[.A988]&amp;&quot;','title':'&quot;&amp;[.B988]&amp;&quot;'},&quot;" office:value-type="string" office:string-value="{'file':'artofnoise-paranoia-7.mp3','title':'artofnoise-paranoia-7.mp3'},">
            <text:p>{'file':'artofnoise-paranoia-7.mp3','title':'artofnoise-paranoia-7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badbrains-paytocumBWstayclosetome.mp3</text:p>
          </table:table-cell>
          <table:table-cell table:formula="of:=&quot;{'file':'&quot;&amp;[.A989]&amp;&quot;','title':'&quot;&amp;[.B989]&amp;&quot;'},&quot;" office:value-type="string" office:string-value="{'file':'badbrains-paytocumBWstayclosetome.mp3','title':'badbrains-paytocumBWstayclosetome.mp3'},">
            <text:p>{'file':'badbrains-paytocumBWstayclosetome.mp3','title':'badbrains-paytocumBWstayclosetome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beastieboys-33percentGodDisYourselfIn89.mp3</text:p>
          </table:table-cell>
          <table:table-cell table:formula="of:=&quot;{'file':'&quot;&amp;[.A990]&amp;&quot;','title':'&quot;&amp;[.B990]&amp;&quot;'},&quot;" office:value-type="string" office:string-value="{'file':'beastieboys-33percentGodDisYourselfIn89.mp3','title':'beastieboys-33percentGodDisYourselfIn89.mp3'},">
            <text:p>{'file':'beastieboys-33percentGodDisYourselfIn89.mp3','title':'beastieboys-33percentGodDisYourselfIn89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beathappening-angelgone-7inch.mp3</text:p>
          </table:table-cell>
          <table:table-cell table:formula="of:=&quot;{'file':'&quot;&amp;[.A991]&amp;&quot;','title':'&quot;&amp;[.B991]&amp;&quot;'},&quot;" office:value-type="string" office:string-value="{'file':'beathappening-angelgone-7inch.mp3','title':'beathappening-angelgone-7inch.mp3'},">
            <text:p>{'file':'beathappening-angelgone-7inch.mp3','title':'beathappening-angelgone-7inch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beck-itsallinyourmindBWfeatherinyourcapwhiskeycancan.mp3</text:p>
          </table:table-cell>
          <table:table-cell table:formula="of:=&quot;{'file':'&quot;&amp;[.A992]&amp;&quot;','title':'&quot;&amp;[.B992]&amp;&quot;'},&quot;" office:value-type="string" office:string-value="{'file':'beck-itsallinyourmindBWfeatherinyourcapwhiskeycancan.mp3','title':'beck-itsallinyourmindBWfeatherinyourcapwhiskeycancan.mp3'},">
            <text:p>{'file':'beck-itsallinyourmindBWfeatherinyourcapwhiskeycancan.mp3','title':'beck-itsallinyourmindBWfeatherinyourcapwhiskeycancan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belleandsebastian-pushbarman-sidea.mp3</text:p>
          </table:table-cell>
          <table:table-cell table:formula="of:=&quot;{'file':'&quot;&amp;[.A993]&amp;&quot;','title':'&quot;&amp;[.B993]&amp;&quot;'},&quot;" office:value-type="string" office:string-value="{'file':'belleandsebastian-pushbarman-sidea.mp3','title':'belleandsebastian-pushbarman-sidea.mp3'},">
            <text:p>{'file':'belleandsebastian-pushbarman-sidea.mp3','title':'belleandsebastian-pushbarman-sidea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blackflag-jealousagain.mp3</text:p>
          </table:table-cell>
          <table:table-cell table:formula="of:=&quot;{'file':'&quot;&amp;[.A994]&amp;&quot;','title':'&quot;&amp;[.B994]&amp;&quot;'},&quot;" office:value-type="string" office:string-value="{'file':'blackflag-jealousagain.mp3','title':'blackflag-jealousagain.mp3'},">
            <text:p>{'file':'blackflag-jealousagain.mp3','title':'blackflag-jealousagain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blondie-callme-7inch.mp3</text:p>
          </table:table-cell>
          <table:table-cell table:formula="of:=&quot;{'file':'&quot;&amp;[.A995]&amp;&quot;','title':'&quot;&amp;[.B995]&amp;&quot;'},&quot;" office:value-type="string" office:string-value="{'file':'blondie-callme-7inch.mp3','title':'blondie-callme-7inch.mp3'},">
            <text:p>{'file':'blondie-callme-7inch.mp3','title':'blondie-callme-7inch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blondie-thetideishigh-7inch.mp3</text:p>
          </table:table-cell>
          <table:table-cell table:formula="of:=&quot;{'file':'&quot;&amp;[.A996]&amp;&quot;','title':'&quot;&amp;[.B996]&amp;&quot;'},&quot;" office:value-type="string" office:string-value="{'file':'blondie-thetideishigh-7inch.mp3','title':'blondie-thetideishigh-7inch.mp3'},">
            <text:p>{'file':'blondie-thetideishigh-7inch.mp3','title':'blondie-thetideishigh-7inch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bookoflove-boy.mp3</text:p>
          </table:table-cell>
          <table:table-cell table:formula="of:=&quot;{'file':'&quot;&amp;[.A997]&amp;&quot;','title':'&quot;&amp;[.B997]&amp;&quot;'},&quot;" office:value-type="string" office:string-value="{'file':'bookoflove-boy.mp3','title':'bookoflove-boy.mp3'},">
            <text:p>{'file':'bookoflove-boy.mp3','title':'bookoflove-boy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builttospill-car.mp3</text:p>
          </table:table-cell>
          <table:table-cell table:formula="of:=&quot;{'file':'&quot;&amp;[.A998]&amp;&quot;','title':'&quot;&amp;[.B998]&amp;&quot;'},&quot;" office:value-type="string" office:string-value="{'file':'builttospill-car.mp3','title':'builttospill-car.mp3'},">
            <text:p>{'file':'builttospill-car.mp3','title':'builttospill-car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builttospill-girl.mp3</text:p>
          </table:table-cell>
          <table:table-cell table:formula="of:=&quot;{'file':'&quot;&amp;[.A999]&amp;&quot;','title':'&quot;&amp;[.B999]&amp;&quot;'},&quot;" office:value-type="string" office:string-value="{'file':'builttospill-girl.mp3','title':'builttospill-girl.mp3'},">
            <text:p>{'file':'builttospill-girl.mp3','title':'builttospill-girl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builttospilluntetheredmoonsidea.mp3</text:p>
          </table:table-cell>
          <table:table-cell table:formula="of:=&quot;{'file':'&quot;&amp;[.A1000]&amp;&quot;','title':'&quot;&amp;[.B1000]&amp;&quot;'},&quot;" office:value-type="string" office:string-value="{'file':'builttospilluntetheredmoonsidea.mp3','title':'builttospilluntetheredmoonsidea.mp3'},">
            <text:p>{'file':'builttospilluntetheredmoonsidea.mp3','title':'builttospilluntetheredmoonsidea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builttospilluntetheredmoonsideb.mp3</text:p>
          </table:table-cell>
          <table:table-cell table:formula="of:=&quot;{'file':'&quot;&amp;[.A1001]&amp;&quot;','title':'&quot;&amp;[.B1001]&amp;&quot;'},&quot;" office:value-type="string" office:string-value="{'file':'builttospilluntetheredmoonsideb.mp3','title':'builttospilluntetheredmoonsideb.mp3'},">
            <text:p>{'file':'builttospilluntetheredmoonsideb.mp3','title':'builttospilluntetheredmoonsideb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abaretvoltaire-armofthelord-sideb.mp3</text:p>
          </table:table-cell>
          <table:table-cell table:formula="of:=&quot;{'file':'&quot;&amp;[.A1002]&amp;&quot;','title':'&quot;&amp;[.B1002]&amp;&quot;'},&quot;" office:value-type="string" office:string-value="{'file':'cabaretvoltaire-armofthelord-sideb.mp3','title':'cabaretvoltaire-armofthelord-sideb.mp3'},">
            <text:p>{'file':'cabaretvoltaire-armofthelord-sideb.mp3','title':'cabaretvoltaire-armofthelord-sideb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abaretvoltaire-secondstoolateBWcontroladdict.mp3</text:p>
          </table:table-cell>
          <table:table-cell table:formula="of:=&quot;{'file':'&quot;&amp;[.A1003]&amp;&quot;','title':'&quot;&amp;[.B1003]&amp;&quot;'},&quot;" office:value-type="string" office:string-value="{'file':'cabaretvoltaire-secondstoolateBWcontroladdict.mp3','title':'cabaretvoltaire-secondstoolateBWcontroladdict.mp3'},">
            <text:p>{'file':'cabaretvoltaire-secondstoolateBWcontroladdict.mp3','title':'cabaretvoltaire-secondstoolateBWcontroladdict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abaretvoltaire-sensoriaBWcutthedamncamera-ep.mp3</text:p>
          </table:table-cell>
          <table:table-cell table:formula="of:=&quot;{'file':'&quot;&amp;[.A1004]&amp;&quot;','title':'&quot;&amp;[.B1004]&amp;&quot;'},&quot;" office:value-type="string" office:string-value="{'file':'cabaretvoltaire-sensoriaBWcutthedamncamera-ep.mp3','title':'cabaretvoltaire-sensoriaBWcutthedamncamera-ep.mp3'},">
            <text:p>{'file':'cabaretvoltaire-sensoriaBWcutthedamncamera-ep.mp3','title':'cabaretvoltaire-sensoriaBWcutthedamncamera-ep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austicresin-mysteriesofcr.mp3</text:p>
          </table:table-cell>
          <table:table-cell table:formula="of:=&quot;{'file':'&quot;&amp;[.A1005]&amp;&quot;','title':'&quot;&amp;[.B1005]&amp;&quot;'},&quot;" office:value-type="string" office:string-value="{'file':'causticresin-mysteriesofcr.mp3','title':'causticresin-mysteriesofcr.mp3'},">
            <text:p>{'file':'causticresin-mysteriesofcr.mp3','title':'causticresin-mysteriesofcr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ramps-smelloffemale-theemostexaultedpotentateoflove.mp3</text:p>
          </table:table-cell>
          <table:table-cell table:formula="of:=&quot;{'file':'&quot;&amp;[.A1006]&amp;&quot;','title':'&quot;&amp;[.B1006]&amp;&quot;'},&quot;" office:value-type="string" office:string-value="{'file':'cramps-smelloffemale-theemostexaultedpotentateoflove.mp3','title':'cramps-smelloffemale-theemostexaultedpotentateoflove.mp3'},">
            <text:p>{'file':'cramps-smelloffemale-theemostexaultedpotentateoflove.mp3','title':'cramps-smelloffemale-theemostexaultedpotentateoflove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davidbowie-bluejean.mp3</text:p>
          </table:table-cell>
          <table:table-cell table:formula="of:=&quot;{'file':'&quot;&amp;[.A1007]&amp;&quot;','title':'&quot;&amp;[.B1007]&amp;&quot;'},&quot;" office:value-type="string" office:string-value="{'file':'davidbowie-bluejean.mp3','title':'davidbowie-bluejean.mp3'},">
            <text:p>{'file':'davidbowie-bluejean.mp3','title':'davidbowie-bluejean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deadkennedys-nazipunksfuckoffBWmoramajority.mp3</text:p>
          </table:table-cell>
          <table:table-cell table:formula="of:=&quot;{'file':'&quot;&amp;[.A1008]&amp;&quot;','title':'&quot;&amp;[.B1008]&amp;&quot;'},&quot;" office:value-type="string" office:string-value="{'file':'deadkennedys-nazipunksfuckoffBWmoramajority.mp3','title':'deadkennedys-nazipunksfuckoffBWmoramajority.mp3'},">
            <text:p>{'file':'deadkennedys-nazipunksfuckoffBWmoramajority.mp3','title':'deadkennedys-nazipunksfuckoffBWmoramajority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decendants-somery-sidec.mp3</text:p>
          </table:table-cell>
          <table:table-cell table:formula="of:=&quot;{'file':'&quot;&amp;[.A1009]&amp;&quot;','title':'&quot;&amp;[.B1009]&amp;&quot;'},&quot;" office:value-type="string" office:string-value="{'file':'decendants-somery-sidec.mp3','title':'decendants-somery-sidec.mp3'},">
            <text:p>{'file':'decendants-somery-sidec.mp3','title':'decendants-somery-sidec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depechemode-101-sidea.mp3</text:p>
          </table:table-cell>
          <table:table-cell table:formula="of:=&quot;{'file':'&quot;&amp;[.A1010]&amp;&quot;','title':'&quot;&amp;[.B1010]&amp;&quot;'},&quot;" office:value-type="string" office:string-value="{'file':'depechemode-101-sidea.mp3','title':'depechemode-101-sidea.mp3'},">
            <text:p>{'file':'depechemode-101-sidea.mp3','title':'depechemode-101-sidea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depechemode-thesingles-sideb.mp3</text:p>
          </table:table-cell>
          <table:table-cell table:formula="of:=&quot;{'file':'&quot;&amp;[.A1011]&amp;&quot;','title':'&quot;&amp;[.B1011]&amp;&quot;'},&quot;" office:value-type="string" office:string-value="{'file':'depechemode-thesingles-sideb.mp3','title':'depechemode-thesingles-sideb.mp3'},">
            <text:p>{'file':'depechemode-thesingles-sideb.mp3','title':'depechemode-thesingles-sideb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depechemode-thesingles-sidec.mp3</text:p>
          </table:table-cell>
          <table:table-cell table:formula="of:=&quot;{'file':'&quot;&amp;[.A1012]&amp;&quot;','title':'&quot;&amp;[.B1012]&amp;&quot;'},&quot;" office:value-type="string" office:string-value="{'file':'depechemode-thesingles-sidec.mp3','title':'depechemode-thesingles-sidec.mp3'},">
            <text:p>{'file':'depechemode-thesingles-sidec.mp3','title':'depechemode-thesingles-sidec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di-teamgoon.mp3</text:p>
          </table:table-cell>
          <table:table-cell table:formula="of:=&quot;{'file':'&quot;&amp;[.A1013]&amp;&quot;','title':'&quot;&amp;[.B1013]&amp;&quot;'},&quot;" office:value-type="string" office:string-value="{'file':'di-teamgoon.mp3','title':'di-teamgoon.mp3'},">
            <text:p>{'file':'di-teamgoon.mp3','title':'di-teamgoon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dubnarcoticsoundsystem-fuckshitupBWfuckshitupversion.mp3</text:p>
          </table:table-cell>
          <table:table-cell table:formula="of:=&quot;{'file':'&quot;&amp;[.A1014]&amp;&quot;','title':'&quot;&amp;[.B1014]&amp;&quot;'},&quot;" office:value-type="string" office:string-value="{'file':'dubnarcoticsoundsystem-fuckshitupBWfuckshitupversion.mp3','title':'dubnarcoticsoundsystem-fuckshitupBWfuckshitupversion.mp3'},">
            <text:p>{'file':'dubnarcoticsoundsystem-fuckshitupBWfuckshitupversion.mp3','title':'dubnarcoticsoundsystem-fuckshitupBWfuckshitupversion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dubnarcoticsoundsystem-shakeapuddinBWshakeapuddinversion.mp3</text:p>
          </table:table-cell>
          <table:table-cell table:formula="of:=&quot;{'file':'&quot;&amp;[.A1015]&amp;&quot;','title':'&quot;&amp;[.B1015]&amp;&quot;'},&quot;" office:value-type="string" office:string-value="{'file':'dubnarcoticsoundsystem-shakeapuddinBWshakeapuddinversion.mp3','title':'dubnarcoticsoundsystem-shakeapuddinBWshakeapuddinversion.mp3'},">
            <text:p>{'file':'dubnarcoticsoundsystem-shakeapuddinBWshakeapuddinversion.mp3','title':'dubnarcoticsoundsystem-shakeapuddinBWshakeapuddinversion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dwarves-inventedrockandroll-sidea.mp3</text:p>
          </table:table-cell>
          <table:table-cell table:formula="of:=&quot;{'file':'&quot;&amp;[.A1016]&amp;&quot;','title':'&quot;&amp;[.B1016]&amp;&quot;'},&quot;" office:value-type="string" office:string-value="{'file':'dwarves-inventedrockandroll-sidea.mp3','title':'dwarves-inventedrockandroll-sidea.mp3'},">
            <text:p>{'file':'dwarves-inventedrockandroll-sidea.mp3','title':'dwarves-inventedrockandroll-sidea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dwarves-trailertrashBWunpredictable.mp3</text:p>
          </table:table-cell>
          <table:table-cell table:formula="of:=&quot;{'file':'&quot;&amp;[.A1017]&amp;&quot;','title':'&quot;&amp;[.B1017]&amp;&quot;'},&quot;" office:value-type="string" office:string-value="{'file':'dwarves-trailertrashBWunpredictable.mp3','title':'dwarves-trailertrashBWunpredictable.mp3'},">
            <text:p>{'file':'dwarves-trailertrashBWunpredictable.mp3','title':'dwarves-trailertrashBWunpredictable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echoandthebunnymen-kipslikesugarBWrollercoaster.mp3</text:p>
          </table:table-cell>
          <table:table-cell table:formula="of:=&quot;{'file':'&quot;&amp;[.A1018]&amp;&quot;','title':'&quot;&amp;[.B1018]&amp;&quot;'},&quot;" office:value-type="string" office:string-value="{'file':'echoandthebunnymen-kipslikesugarBWrollercoaster.mp3','title':'echoandthebunnymen-kipslikesugarBWrollercoaster.mp3'},">
            <text:p>{'file':'echoandthebunnymen-kipslikesugarBWrollercoaster.mp3','title':'echoandthebunnymen-kipslikesugarBWrollercoaster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eddiegrant-electricavenue-7.mp3</text:p>
          </table:table-cell>
          <table:table-cell table:formula="of:=&quot;{'file':'&quot;&amp;[.A1019]&amp;&quot;','title':'&quot;&amp;[.B1019]&amp;&quot;'},&quot;" office:value-type="string" office:string-value="{'file':'eddiegrant-electricavenue-7.mp3','title':'eddiegrant-electricavenue-7.mp3'},">
            <text:p>{'file':'eddiegrant-electricavenue-7.mp3','title':'eddiegrant-electricavenue-7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englishbeat-doorsofyourheart.mp3</text:p>
          </table:table-cell>
          <table:table-cell table:formula="of:=&quot;{'file':'&quot;&amp;[.A1020]&amp;&quot;','title':'&quot;&amp;[.B1020]&amp;&quot;'},&quot;" office:value-type="string" office:string-value="{'file':'englishbeat-doorsofyourheart.mp3','title':'englishbeat-doorsofyourheart.mp3'},">
            <text:p>{'file':'englishbeat-doorsofyourheart.mp3','title':'englishbeat-doorsofyourheart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erasure-lovetohateyou-ep.mp3</text:p>
          </table:table-cell>
          <table:table-cell table:formula="of:=&quot;{'file':'&quot;&amp;[.A1021]&amp;&quot;','title':'&quot;&amp;[.B1021]&amp;&quot;'},&quot;" office:value-type="string" office:string-value="{'file':'erasure-lovetohateyou-ep.mp3','title':'erasure-lovetohateyou-ep.mp3'},">
            <text:p>{'file':'erasure-lovetohateyou-ep.mp3','title':'erasure-lovetohateyou-ep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fugazi-firstdemo-1.mp3</text:p>
          </table:table-cell>
          <table:table-cell table:formula="of:=&quot;{'file':'&quot;&amp;[.A1022]&amp;&quot;','title':'&quot;&amp;[.B1022]&amp;&quot;'},&quot;" office:value-type="string" office:string-value="{'file':'fugazi-firstdemo-1.mp3','title':'fugazi-firstdemo-1.mp3'},">
            <text:p>{'file':'fugazi-firstdemo-1.mp3','title':'fugazi-firstdemo-1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fugazi-furnitureBWnumber5Hellomorning.mp3</text:p>
          </table:table-cell>
          <table:table-cell table:formula="of:=&quot;{'file':'&quot;&amp;[.A1023]&amp;&quot;','title':'&quot;&amp;[.B1023]&amp;&quot;'},&quot;" office:value-type="string" office:string-value="{'file':'fugazi-furnitureBWnumber5Hellomorning.mp3','title':'fugazi-furnitureBWnumber5Hellomorning.mp3'},">
            <text:p>{'file':'fugazi-furnitureBWnumber5Hellomorning.mp3','title':'fugazi-furnitureBWnumber5Hellomorning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fugazi-songnumberone-7.mp3</text:p>
          </table:table-cell>
          <table:table-cell table:formula="of:=&quot;{'file':'&quot;&amp;[.A1024]&amp;&quot;','title':'&quot;&amp;[.B1024]&amp;&quot;'},&quot;" office:value-type="string" office:string-value="{'file':'fugazi-songnumberone-7.mp3','title':'fugazi-songnumberone-7.mp3'},">
            <text:p>{'file':'fugazi-songnumberone-7.mp3','title':'fugazi-songnumberone-7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generalpublic-tenderness-ep.mp3</text:p>
          </table:table-cell>
          <table:table-cell table:formula="of:=&quot;{'file':'&quot;&amp;[.A1025]&amp;&quot;','title':'&quot;&amp;[.B1025]&amp;&quot;'},&quot;" office:value-type="string" office:string-value="{'file':'generalpublic-tenderness-ep.mp3','title':'generalpublic-tenderness-ep.mp3'},">
            <text:p>{'file':'generalpublic-tenderness-ep.mp3','title':'generalpublic-tenderness-ep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gogos-headoverheelsBWgoodforgone.mp3</text:p>
          </table:table-cell>
          <table:table-cell table:formula="of:=&quot;{'file':'&quot;&amp;[.A1026]&amp;&quot;','title':'&quot;&amp;[.B1026]&amp;&quot;'},&quot;" office:value-type="string" office:string-value="{'file':'gogos-headoverheelsBWgoodforgone.mp3','title':'gogos-headoverheelsBWgoodforgone.mp3'},">
            <text:p>{'file':'gogos-headoverheelsBWgoodforgone.mp3','title':'gogos-headoverheelsBWgoodforgone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goldiefeaturingkrsone-.mp3</text:p>
          </table:table-cell>
          <table:table-cell table:formula="of:=&quot;{'file':'&quot;&amp;[.A1027]&amp;&quot;','title':'&quot;&amp;[.B1027]&amp;&quot;'},&quot;" office:value-type="string" office:string-value="{'file':'goldiefeaturingkrsone-.mp3','title':'goldiefeaturingkrsone-.mp3'},">
            <text:p>{'file':'goldiefeaturingkrsone-.mp3','title':'goldiefeaturingkrsone-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heart-crazyonyou-7.mp3</text:p>
          </table:table-cell>
          <table:table-cell table:formula="of:=&quot;{'file':'&quot;&amp;[.A1028]&amp;&quot;','title':'&quot;&amp;[.B1028]&amp;&quot;'},&quot;" office:value-type="string" office:string-value="{'file':'heart-crazyonyou-7.mp3','title':'heart-crazyonyou-7.mp3'},">
            <text:p>{'file':'heart-crazyonyou-7.mp3','title':'heart-crazyonyou-7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heart-magicman-7.mp3</text:p>
          </table:table-cell>
          <table:table-cell table:formula="of:=&quot;{'file':'&quot;&amp;[.A1029]&amp;&quot;','title':'&quot;&amp;[.B1029]&amp;&quot;'},&quot;" office:value-type="string" office:string-value="{'file':'heart-magicman-7.mp3','title':'heart-magicman-7.mp3'},">
            <text:p>{'file':'heart-magicman-7.mp3','title':'heart-magicman-7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an Brown Sunshine.mp3</text:p>
          </table:table-cell>
          <table:table-cell table:formula="of:=&quot;{'file':'&quot;&amp;[.A1030]&amp;&quot;','title':'&quot;&amp;[.B1030]&amp;&quot;'},&quot;" office:value-type="string" office:string-value="{'file':'Ian Brown Sunshine.mp3','title':'Ian Brown Sunshine.mp3'},">
            <text:p>{'file':'Ian Brown Sunshine.mp3','title':'Ian Brown Sunshine.mp3'},</text:p>
          </table:table-cell>
          <table:table-cell table:number-columns-repeated="1021"/>
        </table:table-row>
        <table:table-row table:style-name="ro1">
          <table:table-cell office:value-type="string">
            <text:p>index.htm</text:p>
          </table:table-cell>
          <table:table-cell office:value-type="string">
            <text:p>index.htm</text:p>
          </table:table-cell>
          <table:table-cell table:formula="of:=&quot;{'file':'&quot;&amp;[.A1031]&amp;&quot;','title':'&quot;&amp;[.B1031]&amp;&quot;'},&quot;" office:value-type="string" office:string-value="{'file':'index.htm','title':'index.htm'},">
            <text:p>{'file':'index.htm','title':'index.htm'},</text:p>
          </table:table-cell>
          <table:table-cell table:number-columns-repeated="1021"/>
        </table:table-row>
        <table:table-row table:style-name="ro1">
          <table:table-cell office:value-type="string">
            <text:p>index.htm.old</text:p>
          </table:table-cell>
          <table:table-cell office:value-type="string">
            <text:p>index.htm.old</text:p>
          </table:table-cell>
          <table:table-cell table:formula="of:=&quot;{'file':'&quot;&amp;[.A1032]&amp;&quot;','title':'&quot;&amp;[.B1032]&amp;&quot;'},&quot;" office:value-type="string" office:string-value="{'file':'index.htm.old','title':'index.htm.old'},">
            <text:p>{'file':'index.htm.old','title':'index.htm.old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ntegrity-sarin.mp3</text:p>
          </table:table-cell>
          <table:table-cell table:formula="of:=&quot;{'file':'&quot;&amp;[.A1033]&amp;&quot;','title':'&quot;&amp;[.B1033]&amp;&quot;'},&quot;" office:value-type="string" office:string-value="{'file':'integrity-sarin.mp3','title':'integrity-sarin.mp3'},">
            <text:p>{'file':'integrity-sarin.mp3','title':'integrity-sarin.mp3'},</text:p>
          </table:table-cell>
          <table:table-cell table:number-columns-repeated="1021"/>
        </table:table-row>
        <table:table-row table:style-name="ro1">
          <table:table-cell office:value-type="string">
            <text:p>inxs-ineedyoutonight-7.mp3</text:p>
          </table:table-cell>
          <table:table-cell office:value-type="string">
            <text:p>inxs-ineedyoutonight-7.mp3</text:p>
          </table:table-cell>
          <table:table-cell table:formula="of:=&quot;{'file':'&quot;&amp;[.A1034]&amp;&quot;','title':'&quot;&amp;[.B1034]&amp;&quot;'},&quot;" office:value-type="string" office:string-value="{'file':'inxs-ineedyoutonight-7.mp3','title':'inxs-ineedyoutonight-7.mp3'},">
            <text:p>{'file':'inxs-ineedyoutonight-7.mp3','title':'inxs-ineedyoutonight-7.mp3'},</text:p>
          </table:table-cell>
          <table:table-cell table:number-columns-repeated="1021"/>
        </table:table-row>
        <table:table-row table:style-name="ro1">
          <table:table-cell office:value-type="string">
            <text:p>jackwhite-imshakin-7inch.mp3</text:p>
          </table:table-cell>
          <table:table-cell office:value-type="string">
            <text:p>jackwhite-imshakin-7inch.mp3</text:p>
          </table:table-cell>
          <table:table-cell table:formula="of:=&quot;{'file':'&quot;&amp;[.A1035]&amp;&quot;','title':'&quot;&amp;[.B1035]&amp;&quot;'},&quot;" office:value-type="string" office:string-value="{'file':'jackwhite-imshakin-7inch.mp3','title':'jackwhite-imshakin-7inch.mp3'},">
            <text:p>{'file':'jackwhite-imshakin-7inch.mp3','title':'jackwhite-imshakin-7inch.mp3'},</text:p>
          </table:table-cell>
          <table:table-cell table:number-columns-repeated="1021"/>
        </table:table-row>
        <table:table-row table:style-name="ro1">
          <table:table-cell office:value-type="string">
            <text:p>jackwhite-sixteensaltines-7inch.mp3</text:p>
          </table:table-cell>
          <table:table-cell office:value-type="string">
            <text:p>jackwhite-sixteensaltines-7inch.mp3</text:p>
          </table:table-cell>
          <table:table-cell table:formula="of:=&quot;{'file':'&quot;&amp;[.A1036]&amp;&quot;','title':'&quot;&amp;[.B1036]&amp;&quot;'},&quot;" office:value-type="string" office:string-value="{'file':'jackwhite-sixteensaltines-7inch.mp3','title':'jackwhite-sixteensaltines-7inch.mp3'},">
            <text:p>{'file':'jackwhite-sixteensaltines-7inch.mp3','title':'jackwhite-sixteensaltines-7inch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jackwhite-thatblackbatlicoriceBWbluelightredlightsomeonesthere.mp3</text:p>
          </table:table-cell>
          <table:table-cell table:formula="of:=&quot;{'file':'&quot;&amp;[.A1037]&amp;&quot;','title':'&quot;&amp;[.B1037]&amp;&quot;'},&quot;" office:value-type="string" office:string-value="{'file':'jackwhite-thatblackbatlicoriceBWbluelightredlightsomeonesthere.mp3','title':'jackwhite-thatblackbatlicoriceBWbluelightredlightsomeonesthere.mp3'},">
            <text:p>{'file':'jackwhite-thatblackbatlicoriceBWbluelightredlightsomeonesthere.mp3','title':'jackwhite-thatblackbatlicoriceBWbluelightredlightsomeonesthere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james-seven-sidea.mp3</text:p>
          </table:table-cell>
          <table:table-cell table:formula="of:=&quot;{'file':'&quot;&amp;[.A1038]&amp;&quot;','title':'&quot;&amp;[.B1038]&amp;&quot;'},&quot;" office:value-type="string" office:string-value="{'file':'james-seven-sidea.mp3','title':'james-seven-sidea.mp3'},">
            <text:p>{'file':'james-seven-sidea.mp3','title':'james-seven-sidea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joewalsh-lifesbeengood.mp3</text:p>
          </table:table-cell>
          <table:table-cell table:formula="of:=&quot;{'file':'&quot;&amp;[.A1039]&amp;&quot;','title':'&quot;&amp;[.B1039]&amp;&quot;'},&quot;" office:value-type="string" office:string-value="{'file':'joewalsh-lifesbeengood.mp3','title':'joewalsh-lifesbeengood.mp3'},">
            <text:p>{'file':'joewalsh-lifesbeengood.mp3','title':'joewalsh-lifesbeengood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ladygaga-thefame-sidea.mp3</text:p>
          </table:table-cell>
          <table:table-cell table:formula="of:=&quot;{'file':'&quot;&amp;[.A1040]&amp;&quot;','title':'&quot;&amp;[.B1040]&amp;&quot;'},&quot;" office:value-type="string" office:string-value="{'file':'ladygaga-thefame-sidea.mp3','title':'ladygaga-thefame-sidea.mp3'},">
            <text:p>{'file':'ladygaga-thefame-sidea.mp3','title':'ladygaga-thefame-sidea.mp3'},</text:p>
          </table:table-cell>
          <table:table-cell table:number-columns-repeated="1021"/>
        </table:table-row>
        <table:table-row table:style-name="ro1">
          <table:table-cell office:value-type="string">
            <text:p>laidback-whitehorse-7.mp3</text:p>
          </table:table-cell>
          <table:table-cell office:value-type="string">
            <text:p>laidback-whitehorse-7.mp3</text:p>
          </table:table-cell>
          <table:table-cell table:formula="of:=&quot;{'file':'&quot;&amp;[.A1041]&amp;&quot;','title':'&quot;&amp;[.B1041]&amp;&quot;'},&quot;" office:value-type="string" office:string-value="{'file':'laidback-whitehorse-7.mp3','title':'laidback-whitehorse-7.mp3'},">
            <text:p>{'file':'laidback-whitehorse-7.mp3','title':'laidback-whitehorse-7.mp3'},</text:p>
          </table:table-cell>
          <table:table-cell table:number-columns-repeated="1021"/>
        </table:table-row>
        <table:table-row table:style-name="ro1">
          <table:table-cell office:value-type="string">
            <text:p>lastgasp-happilyeveraftermeanseternalhell-7inch.mp3</text:p>
          </table:table-cell>
          <table:table-cell office:value-type="string">
            <text:p>lastgasp-happilyeveraftermeanseternalhell-7inch.mp3</text:p>
          </table:table-cell>
          <table:table-cell table:formula="of:=&quot;{'file':'&quot;&amp;[.A1042]&amp;&quot;','title':'&quot;&amp;[.B1042]&amp;&quot;'},&quot;" office:value-type="string" office:string-value="{'file':'lastgasp-happilyeveraftermeanseternalhell-7inch.mp3','title':'lastgasp-happilyeveraftermeanseternalhell-7inch.mp3'},">
            <text:p>{'file':'lastgasp-happilyeveraftermeanseternalhell-7inch.mp3','title':'lastgasp-happilyeveraftermeanseternalhell-7inch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losthighwaysoundtrack-sidec.mp3</text:p>
          </table:table-cell>
          <table:table-cell table:formula="of:=&quot;{'file':'&quot;&amp;[.A1043]&amp;&quot;','title':'&quot;&amp;[.B1043]&amp;&quot;'},&quot;" office:value-type="string" office:string-value="{'file':'losthighwaysoundtrack-sidec.mp3','title':'losthighwaysoundtrack-sidec.mp3'},">
            <text:p>{'file':'losthighwaysoundtrack-sidec.mp3','title':'losthighwaysoundtrack-sidec.mp3'},</text:p>
          </table:table-cell>
          <table:table-cell table:number-columns-repeated="1021"/>
        </table:table-row>
        <table:table-row table:style-name="ro1">
          <table:table-cell office:value-type="string">
            <text:p>loveandrockets-lazy-12inch.mp3</text:p>
          </table:table-cell>
          <table:table-cell office:value-type="string">
            <text:p>loveandrockets-lazy-12inch.mp3</text:p>
          </table:table-cell>
          <table:table-cell table:formula="of:=&quot;{'file':'&quot;&amp;[.A1044]&amp;&quot;','title':'&quot;&amp;[.B1044]&amp;&quot;'},&quot;" office:value-type="string" office:string-value="{'file':'loveandrockets-lazy-12inch.mp3','title':'loveandrockets-lazy-12inch.mp3'},">
            <text:p>{'file':'loveandrockets-lazy-12inch.mp3','title':'loveandrockets-lazy-12inch.mp3'},</text:p>
          </table:table-cell>
          <table:table-cell table:number-columns-repeated="1021"/>
        </table:table-row>
        <table:table-row table:style-name="ro1">
          <table:table-cell office:value-type="string">
            <text:p>loveandrockets-soalive-7.mp3</text:p>
          </table:table-cell>
          <table:table-cell office:value-type="string">
            <text:p>loveandrockets-soalive-7.mp3</text:p>
          </table:table-cell>
          <table:table-cell table:formula="of:=&quot;{'file':'&quot;&amp;[.A1045]&amp;&quot;','title':'&quot;&amp;[.B1045]&amp;&quot;'},&quot;" office:value-type="string" office:string-value="{'file':'loveandrockets-soalive-7.mp3','title':'loveandrockets-soalive-7.mp3'},">
            <text:p>{'file':'loveandrockets-soalive-7.mp3','title':'loveandrockets-soalive-7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lungfish-indivisible-08 Tick Tock.mp3</text:p>
          </table:table-cell>
          <table:table-cell table:formula="of:=&quot;{'file':'&quot;&amp;[.A1046]&amp;&quot;','title':'&quot;&amp;[.B1046]&amp;&quot;'},&quot;" office:value-type="string" office:string-value="{'file':'lungfish-indivisible-08 Tick Tock.mp3','title':'lungfish-indivisible-08 Tick Tock.mp3'},">
            <text:p>{'file':'lungfish-indivisible-08 Tick Tock.mp3','title':'lungfish-indivisible-08 Tick Tock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lungfish-rainbowsfromatoms-sidea.mp3</text:p>
          </table:table-cell>
          <table:table-cell table:formula="of:=&quot;{'file':'&quot;&amp;[.A1047]&amp;&quot;','title':'&quot;&amp;[.B1047]&amp;&quot;'},&quot;" office:value-type="string" office:string-value="{'file':'lungfish-rainbowsfromatoms-sidea.mp3','title':'lungfish-rainbowsfromatoms-sidea.mp3'},">
            <text:p>{'file':'lungfish-rainbowsfromatoms-sidea.mp3','title':'lungfish-rainbowsfromatoms-sidea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madonna-likeavirgin-extendedmix.mp3</text:p>
          </table:table-cell>
          <table:table-cell table:formula="of:=&quot;{'file':'&quot;&amp;[.A1048]&amp;&quot;','title':'&quot;&amp;[.B1048]&amp;&quot;'},&quot;" office:value-type="string" office:string-value="{'file':'madonna-likeavirgin-extendedmix.mp3','title':'madonna-likeavirgin-extendedmix.mp3'},">
            <text:p>{'file':'madonna-likeavirgin-extendedmix.mp3','title':'madonna-likeavirgin-extendedmix.mp3'},</text:p>
          </table:table-cell>
          <table:table-cell table:number-columns-repeated="1021"/>
        </table:table-row>
        <table:table-row table:style-name="ro1">
          <table:table-cell office:value-type="string">
            <text:p>marklanegan_bubblegum_sideb.mp3</text:p>
          </table:table-cell>
          <table:table-cell office:value-type="string">
            <text:p>marklanegan_bubblegum_sideb.mp3</text:p>
          </table:table-cell>
          <table:table-cell table:formula="of:=&quot;{'file':'&quot;&amp;[.A1049]&amp;&quot;','title':'&quot;&amp;[.B1049]&amp;&quot;'},&quot;" office:value-type="string" office:string-value="{'file':'marklanegan_bubblegum_sideb.mp3','title':'marklanegan_bubblegum_sideb.mp3'},">
            <text:p>{'file':'marklanegan_bubblegum_sideb.mp3','title':'marklanegan_bubblegum_sideb.mp3'},</text:p>
          </table:table-cell>
          <table:table-cell table:number-columns-repeated="1021"/>
        </table:table-row>
        <table:table-row table:style-name="ro1">
          <table:table-cell office:value-type="string">
            <text:p>marklanegan-gravediggerssongBWburningjacobsladder-7inch.mp3</text:p>
          </table:table-cell>
          <table:table-cell office:value-type="string">
            <text:p>marklanegan-gravediggerssongBWburningjacobsladder-7inch.mp3</text:p>
          </table:table-cell>
          <table:table-cell table:formula="of:=&quot;{'file':'&quot;&amp;[.A1050]&amp;&quot;','title':'&quot;&amp;[.B1050]&amp;&quot;'},&quot;" office:value-type="string" office:string-value="{'file':'marklanegan-gravediggerssongBWburningjacobsladder-7inch.mp3','title':'marklanegan-gravediggerssongBWburningjacobsladder-7inch.mp3'},">
            <text:p>{'file':'marklanegan-gravediggerssongBWburningjacobsladder-7inch.mp3','title':'marklanegan-gravediggerssongBWburningjacobsladder-7inch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melvins-nightgoatBWadolescentwetdream.mp3</text:p>
          </table:table-cell>
          <table:table-cell table:formula="of:=&quot;{'file':'&quot;&amp;[.A1051]&amp;&quot;','title':'&quot;&amp;[.B1051]&amp;&quot;'},&quot;" office:value-type="string" office:string-value="{'file':'melvins-nightgoatBWadolescentwetdream.mp3','title':'melvins-nightgoatBWadolescentwetdream.mp3'},">
            <text:p>{'file':'melvins-nightgoatBWadolescentwetdream.mp3','title':'melvins-nightgoatBWadolescentwetdream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melvins-stonerwitch-sidea.mp3</text:p>
          </table:table-cell>
          <table:table-cell table:formula="of:=&quot;{'file':'&quot;&amp;[.A1052]&amp;&quot;','title':'&quot;&amp;[.B1052]&amp;&quot;'},&quot;" office:value-type="string" office:string-value="{'file':'melvins-stonerwitch-sidea.mp3','title':'melvins-stonerwitch-sidea.mp3'},">
            <text:p>{'file':'melvins-stonerwitch-sidea.mp3','title':'melvins-stonerwitch-sidea.mp3'},</text:p>
          </table:table-cell>
          <table:table-cell table:number-columns-repeated="1021"/>
        </table:table-row>
        <table:table-row table:style-name="ro1">
          <table:table-cell office:value-type="string">
            <text:p>Melvins Sweet Young Thing Aint Sweet No More.mp3</text:p>
          </table:table-cell>
          <table:table-cell office:value-type="string">
            <text:p>Melvins Sweet Young Thing Aint Sweet No More.mp3</text:p>
          </table:table-cell>
          <table:table-cell table:formula="of:=&quot;{'file':'&quot;&amp;[.A1053]&amp;&quot;','title':'&quot;&amp;[.B1053]&amp;&quot;'},&quot;" office:value-type="string" office:string-value="{'file':'Melvins Sweet Young Thing Aint Sweet No More.mp3','title':'Melvins Sweet Young Thing Aint Sweet No More.mp3'},">
            <text:p>{'file':'Melvins Sweet Young Thing Aint Sweet No More.mp3','title':'Melvins Sweet Young Thing Aint Sweet No More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metallica-killemall-sidea.mp3</text:p>
          </table:table-cell>
          <table:table-cell table:formula="of:=&quot;{'file':'&quot;&amp;[.A1054]&amp;&quot;','title':'&quot;&amp;[.B1054]&amp;&quot;'},&quot;" office:value-type="string" office:string-value="{'file':'metallica-killemall-sidea.mp3','title':'metallica-killemall-sidea.mp3'},">
            <text:p>{'file':'metallica-killemall-sidea.mp3','title':'metallica-killemall-sidea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metallica-the598epgaragedaysrevisited-sidea.mp3</text:p>
          </table:table-cell>
          <table:table-cell table:formula="of:=&quot;{'file':'&quot;&amp;[.A1055]&amp;&quot;','title':'&quot;&amp;[.B1055]&amp;&quot;'},&quot;" office:value-type="string" office:string-value="{'file':'metallica-the598epgaragedaysrevisited-sidea.mp3','title':'metallica-the598epgaragedaysrevisited-sidea.mp3'},">
            <text:p>{'file':'metallica-the598epgaragedaysrevisited-sidea.mp3','title':'metallica-the598epgaragedaysrevisited-sidea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ministry-incaseyoudidnfeellikeshowingup-sidea.mp3</text:p>
          </table:table-cell>
          <table:table-cell table:formula="of:=&quot;{'file':'&quot;&amp;[.A1056]&amp;&quot;','title':'&quot;&amp;[.B1056]&amp;&quot;'},&quot;" office:value-type="string" office:string-value="{'file':'ministry-incaseyoudidnfeellikeshowingup-sidea.mp3','title':'ministry-incaseyoudidnfeellikeshowingup-sidea.mp3'},">
            <text:p>{'file':'ministry-incaseyoudidnfeellikeshowingup-sidea.mp3','title':'ministry-incaseyoudidnfeellikeshowingup-sidea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morrissey-yourarsenal-sidea.mp3</text:p>
          </table:table-cell>
          <table:table-cell table:formula="of:=&quot;{'file':'&quot;&amp;[.A1057]&amp;&quot;','title':'&quot;&amp;[.B1057]&amp;&quot;'},&quot;" office:value-type="string" office:string-value="{'file':'morrissey-yourarsenal-sidea.mp3','title':'morrissey-yourarsenal-sidea.mp3'},">
            <text:p>{'file':'morrissey-yourarsenal-sidea.mp3','title':'morrissey-yourarsenal-sidea.mp3'},</text:p>
          </table:table-cell>
          <table:table-cell table:number-columns-repeated="1021"/>
        </table:table-row>
        <table:table-row table:style-name="ro1">
          <table:table-cell office:value-type="string">
            <text:p>mudhoney-5dollarbobsmockcooterstew-sidea.mp3</text:p>
          </table:table-cell>
          <table:table-cell office:value-type="string">
            <text:p>mudhoney-5dollarbobsmockcooterstew-sidea.mp3</text:p>
          </table:table-cell>
          <table:table-cell table:formula="of:=&quot;{'file':'&quot;&amp;[.A1058]&amp;&quot;','title':'&quot;&amp;[.B1058]&amp;&quot;'},&quot;" office:value-type="string" office:string-value="{'file':'mudhoney-5dollarbobsmockcooterstew-sidea.mp3','title':'mudhoney-5dollarbobsmockcooterstew-sidea.mp3'},">
            <text:p>{'file':'mudhoney-5dollarbobsmockcooterstew-sidea.mp3','title':'mudhoney-5dollarbobsmockcooterstew-sidea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3620small.jpg</text:p>
          </table:table-cell>
          <table:table-cell table:formula="of:=&quot;{'file':'&quot;&amp;[.A1059]&amp;&quot;','title':'&quot;&amp;[.B1059]&amp;&quot;'},&quot;" office:value-type="string" office:string-value="{'file':'IMG_3620small.jpg','title':'IMG_3620small.jpg'},">
            <text:p>{'file':'IMG_3620small.jpg','title':'IMG_3620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3621small.jpg</text:p>
          </table:table-cell>
          <table:table-cell table:formula="of:=&quot;{'file':'&quot;&amp;[.A1060]&amp;&quot;','title':'&quot;&amp;[.B1060]&amp;&quot;'},&quot;" office:value-type="string" office:string-value="{'file':'IMG_3621small.jpg','title':'IMG_3621small.jpg'},">
            <text:p>{'file':'IMG_3621small.jpg','title':'IMG_3621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3627small.jpg</text:p>
          </table:table-cell>
          <table:table-cell table:formula="of:=&quot;{'file':'&quot;&amp;[.A1061]&amp;&quot;','title':'&quot;&amp;[.B1061]&amp;&quot;'},&quot;" office:value-type="string" office:string-value="{'file':'IMG_3627small.jpg','title':'IMG_3627small.jpg'},">
            <text:p>{'file':'IMG_3627small.jpg','title':'IMG_3627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3630small.jpg</text:p>
          </table:table-cell>
          <table:table-cell table:formula="of:=&quot;{'file':'&quot;&amp;[.A1062]&amp;&quot;','title':'&quot;&amp;[.B1062]&amp;&quot;'},&quot;" office:value-type="string" office:string-value="{'file':'IMG_3630small.jpg','title':'IMG_3630small.jpg'},">
            <text:p>{'file':'IMG_3630small.jpg','title':'IMG_3630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3631small.jpg</text:p>
          </table:table-cell>
          <table:table-cell table:formula="of:=&quot;{'file':'&quot;&amp;[.A1063]&amp;&quot;','title':'&quot;&amp;[.B1063]&amp;&quot;'},&quot;" office:value-type="string" office:string-value="{'file':'IMG_3631small.jpg','title':'IMG_3631small.jpg'},">
            <text:p>{'file':'IMG_3631small.jpg','title':'IMG_3631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3633small.jpg</text:p>
          </table:table-cell>
          <table:table-cell table:formula="of:=&quot;{'file':'&quot;&amp;[.A1064]&amp;&quot;','title':'&quot;&amp;[.B1064]&amp;&quot;'},&quot;" office:value-type="string" office:string-value="{'file':'IMG_3633small.jpg','title':'IMG_3633small.jpg'},">
            <text:p>{'file':'IMG_3633small.jpg','title':'IMG_3633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559small.jpg</text:p>
          </table:table-cell>
          <table:table-cell table:formula="of:=&quot;{'file':'&quot;&amp;[.A1065]&amp;&quot;','title':'&quot;&amp;[.B1065]&amp;&quot;'},&quot;" office:value-type="string" office:string-value="{'file':'IMG_4559small.jpg','title':'IMG_4559small.jpg'},">
            <text:p>{'file':'IMG_4559small.jpg','title':'IMG_4559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574small.jpg</text:p>
          </table:table-cell>
          <table:table-cell table:formula="of:=&quot;{'file':'&quot;&amp;[.A1066]&amp;&quot;','title':'&quot;&amp;[.B1066]&amp;&quot;'},&quot;" office:value-type="string" office:string-value="{'file':'IMG_4574small.jpg','title':'IMG_4574small.jpg'},">
            <text:p>{'file':'IMG_4574small.jpg','title':'IMG_4574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580small.jpg</text:p>
          </table:table-cell>
          <table:table-cell table:formula="of:=&quot;{'file':'&quot;&amp;[.A1067]&amp;&quot;','title':'&quot;&amp;[.B1067]&amp;&quot;'},&quot;" office:value-type="string" office:string-value="{'file':'IMG_4580small.jpg','title':'IMG_4580small.jpg'},">
            <text:p>{'file':'IMG_4580small.jpg','title':'IMG_4580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600small.jpg</text:p>
          </table:table-cell>
          <table:table-cell table:formula="of:=&quot;{'file':'&quot;&amp;[.A1068]&amp;&quot;','title':'&quot;&amp;[.B1068]&amp;&quot;'},&quot;" office:value-type="string" office:string-value="{'file':'IMG_4600small.jpg','title':'IMG_4600small.jpg'},">
            <text:p>{'file':'IMG_4600small.jpg','title':'IMG_4600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607small.jpg</text:p>
          </table:table-cell>
          <table:table-cell table:formula="of:=&quot;{'file':'&quot;&amp;[.A1069]&amp;&quot;','title':'&quot;&amp;[.B1069]&amp;&quot;'},&quot;" office:value-type="string" office:string-value="{'file':'IMG_4607small.jpg','title':'IMG_4607small.jpg'},">
            <text:p>{'file':'IMG_4607small.jpg','title':'IMG_4607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654small.jpg</text:p>
          </table:table-cell>
          <table:table-cell table:formula="of:=&quot;{'file':'&quot;&amp;[.A1070]&amp;&quot;','title':'&quot;&amp;[.B1070]&amp;&quot;'},&quot;" office:value-type="string" office:string-value="{'file':'IMG_4654small.jpg','title':'IMG_4654small.jpg'},">
            <text:p>{'file':'IMG_4654small.jpg','title':'IMG_4654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665small.jpg</text:p>
          </table:table-cell>
          <table:table-cell table:formula="of:=&quot;{'file':'&quot;&amp;[.A1071]&amp;&quot;','title':'&quot;&amp;[.B1071]&amp;&quot;'},&quot;" office:value-type="string" office:string-value="{'file':'IMG_4665small.jpg','title':'IMG_4665small.jpg'},">
            <text:p>{'file':'IMG_4665small.jpg','title':'IMG_4665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672small.jpg</text:p>
          </table:table-cell>
          <table:table-cell table:formula="of:=&quot;{'file':'&quot;&amp;[.A1072]&amp;&quot;','title':'&quot;&amp;[.B1072]&amp;&quot;'},&quot;" office:value-type="string" office:string-value="{'file':'IMG_4672small.jpg','title':'IMG_4672small.jpg'},">
            <text:p>{'file':'IMG_4672small.jpg','title':'IMG_4672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674small.jpg</text:p>
          </table:table-cell>
          <table:table-cell table:formula="of:=&quot;{'file':'&quot;&amp;[.A1073]&amp;&quot;','title':'&quot;&amp;[.B1073]&amp;&quot;'},&quot;" office:value-type="string" office:string-value="{'file':'IMG_4674small.jpg','title':'IMG_4674small.jpg'},">
            <text:p>{'file':'IMG_4674small.jpg','title':'IMG_4674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680small.jpg</text:p>
          </table:table-cell>
          <table:table-cell table:formula="of:=&quot;{'file':'&quot;&amp;[.A1074]&amp;&quot;','title':'&quot;&amp;[.B1074]&amp;&quot;'},&quot;" office:value-type="string" office:string-value="{'file':'IMG_4680small.jpg','title':'IMG_4680small.jpg'},">
            <text:p>{'file':'IMG_4680small.jpg','title':'IMG_4680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691small.jpg</text:p>
          </table:table-cell>
          <table:table-cell table:formula="of:=&quot;{'file':'&quot;&amp;[.A1075]&amp;&quot;','title':'&quot;&amp;[.B1075]&amp;&quot;'},&quot;" office:value-type="string" office:string-value="{'file':'IMG_4691small.jpg','title':'IMG_4691small.jpg'},">
            <text:p>{'file':'IMG_4691small.jpg','title':'IMG_4691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726small.jpg</text:p>
          </table:table-cell>
          <table:table-cell table:formula="of:=&quot;{'file':'&quot;&amp;[.A1076]&amp;&quot;','title':'&quot;&amp;[.B1076]&amp;&quot;'},&quot;" office:value-type="string" office:string-value="{'file':'IMG_4726small.jpg','title':'IMG_4726small.jpg'},">
            <text:p>{'file':'IMG_4726small.jpg','title':'IMG_4726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791small.jpg</text:p>
          </table:table-cell>
          <table:table-cell table:formula="of:=&quot;{'file':'&quot;&amp;[.A1077]&amp;&quot;','title':'&quot;&amp;[.B1077]&amp;&quot;'},&quot;" office:value-type="string" office:string-value="{'file':'IMG_4791small.jpg','title':'IMG_4791small.jpg'},">
            <text:p>{'file':'IMG_4791small.jpg','title':'IMG_4791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792small.jpg</text:p>
          </table:table-cell>
          <table:table-cell table:formula="of:=&quot;{'file':'&quot;&amp;[.A1078]&amp;&quot;','title':'&quot;&amp;[.B1078]&amp;&quot;'},&quot;" office:value-type="string" office:string-value="{'file':'IMG_4792small.jpg','title':'IMG_4792small.jpg'},">
            <text:p>{'file':'IMG_4792small.jpg','title':'IMG_4792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794small.jpg</text:p>
          </table:table-cell>
          <table:table-cell table:formula="of:=&quot;{'file':'&quot;&amp;[.A1079]&amp;&quot;','title':'&quot;&amp;[.B1079]&amp;&quot;'},&quot;" office:value-type="string" office:string-value="{'file':'IMG_4794small.jpg','title':'IMG_4794small.jpg'},">
            <text:p>{'file':'IMG_4794small.jpg','title':'IMG_4794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802small.jpg</text:p>
          </table:table-cell>
          <table:table-cell table:formula="of:=&quot;{'file':'&quot;&amp;[.A1080]&amp;&quot;','title':'&quot;&amp;[.B1080]&amp;&quot;'},&quot;" office:value-type="string" office:string-value="{'file':'IMG_4802small.jpg','title':'IMG_4802small.jpg'},">
            <text:p>{'file':'IMG_4802small.jpg','title':'IMG_4802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808small.jpg</text:p>
          </table:table-cell>
          <table:table-cell table:formula="of:=&quot;{'file':'&quot;&amp;[.A1081]&amp;&quot;','title':'&quot;&amp;[.B1081]&amp;&quot;'},&quot;" office:value-type="string" office:string-value="{'file':'IMG_4808small.jpg','title':'IMG_4808small.jpg'},">
            <text:p>{'file':'IMG_4808small.jpg','title':'IMG_4808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809small.jpg</text:p>
          </table:table-cell>
          <table:table-cell table:formula="of:=&quot;{'file':'&quot;&amp;[.A1082]&amp;&quot;','title':'&quot;&amp;[.B1082]&amp;&quot;'},&quot;" office:value-type="string" office:string-value="{'file':'IMG_4809small.jpg','title':'IMG_4809small.jpg'},">
            <text:p>{'file':'IMG_4809small.jpg','title':'IMG_4809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810small.jpg</text:p>
          </table:table-cell>
          <table:table-cell table:formula="of:=&quot;{'file':'&quot;&amp;[.A1083]&amp;&quot;','title':'&quot;&amp;[.B1083]&amp;&quot;'},&quot;" office:value-type="string" office:string-value="{'file':'IMG_4810small.jpg','title':'IMG_4810small.jpg'},">
            <text:p>{'file':'IMG_4810small.jpg','title':'IMG_4810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811small.jpg</text:p>
          </table:table-cell>
          <table:table-cell table:formula="of:=&quot;{'file':'&quot;&amp;[.A1084]&amp;&quot;','title':'&quot;&amp;[.B1084]&amp;&quot;'},&quot;" office:value-type="string" office:string-value="{'file':'IMG_4811small.jpg','title':'IMG_4811small.jpg'},">
            <text:p>{'file':'IMG_4811small.jpg','title':'IMG_4811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812small.jpg</text:p>
          </table:table-cell>
          <table:table-cell table:formula="of:=&quot;{'file':'&quot;&amp;[.A1085]&amp;&quot;','title':'&quot;&amp;[.B1085]&amp;&quot;'},&quot;" office:value-type="string" office:string-value="{'file':'IMG_4812small.jpg','title':'IMG_4812small.jpg'},">
            <text:p>{'file':'IMG_4812small.jpg','title':'IMG_4812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834small.jpg</text:p>
          </table:table-cell>
          <table:table-cell table:formula="of:=&quot;{'file':'&quot;&amp;[.A1086]&amp;&quot;','title':'&quot;&amp;[.B1086]&amp;&quot;'},&quot;" office:value-type="string" office:string-value="{'file':'IMG_4834small.jpg','title':'IMG_4834small.jpg'},">
            <text:p>{'file':'IMG_4834small.jpg','title':'IMG_4834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835small.jpg</text:p>
          </table:table-cell>
          <table:table-cell table:formula="of:=&quot;{'file':'&quot;&amp;[.A1087]&amp;&quot;','title':'&quot;&amp;[.B1087]&amp;&quot;'},&quot;" office:value-type="string" office:string-value="{'file':'IMG_4835small.jpg','title':'IMG_4835small.jpg'},">
            <text:p>{'file':'IMG_4835small.jpg','title':'IMG_4835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851small.jpg</text:p>
          </table:table-cell>
          <table:table-cell table:formula="of:=&quot;{'file':'&quot;&amp;[.A1088]&amp;&quot;','title':'&quot;&amp;[.B1088]&amp;&quot;'},&quot;" office:value-type="string" office:string-value="{'file':'IMG_4851small.jpg','title':'IMG_4851small.jpg'},">
            <text:p>{'file':'IMG_4851small.jpg','title':'IMG_4851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893small.jpg</text:p>
          </table:table-cell>
          <table:table-cell table:formula="of:=&quot;{'file':'&quot;&amp;[.A1089]&amp;&quot;','title':'&quot;&amp;[.B1089]&amp;&quot;'},&quot;" office:value-type="string" office:string-value="{'file':'IMG_4893small.jpg','title':'IMG_4893small.jpg'},">
            <text:p>{'file':'IMG_4893small.jpg','title':'IMG_4893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894small.jpg</text:p>
          </table:table-cell>
          <table:table-cell table:formula="of:=&quot;{'file':'&quot;&amp;[.A1090]&amp;&quot;','title':'&quot;&amp;[.B1090]&amp;&quot;'},&quot;" office:value-type="string" office:string-value="{'file':'IMG_4894small.jpg','title':'IMG_4894small.jpg'},">
            <text:p>{'file':'IMG_4894small.jpg','title':'IMG_4894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895small.jpg</text:p>
          </table:table-cell>
          <table:table-cell table:formula="of:=&quot;{'file':'&quot;&amp;[.A1091]&amp;&quot;','title':'&quot;&amp;[.B1091]&amp;&quot;'},&quot;" office:value-type="string" office:string-value="{'file':'IMG_4895small.jpg','title':'IMG_4895small.jpg'},">
            <text:p>{'file':'IMG_4895small.jpg','title':'IMG_4895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896small.jpg</text:p>
          </table:table-cell>
          <table:table-cell table:formula="of:=&quot;{'file':'&quot;&amp;[.A1092]&amp;&quot;','title':'&quot;&amp;[.B1092]&amp;&quot;'},&quot;" office:value-type="string" office:string-value="{'file':'IMG_4896small.jpg','title':'IMG_4896small.jpg'},">
            <text:p>{'file':'IMG_4896small.jpg','title':'IMG_4896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901small.jpg</text:p>
          </table:table-cell>
          <table:table-cell table:formula="of:=&quot;{'file':'&quot;&amp;[.A1093]&amp;&quot;','title':'&quot;&amp;[.B1093]&amp;&quot;'},&quot;" office:value-type="string" office:string-value="{'file':'IMG_4901small.jpg','title':'IMG_4901small.jpg'},">
            <text:p>{'file':'IMG_4901small.jpg','title':'IMG_4901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905small.jpg</text:p>
          </table:table-cell>
          <table:table-cell table:formula="of:=&quot;{'file':'&quot;&amp;[.A1094]&amp;&quot;','title':'&quot;&amp;[.B1094]&amp;&quot;'},&quot;" office:value-type="string" office:string-value="{'file':'IMG_4905small.jpg','title':'IMG_4905small.jpg'},">
            <text:p>{'file':'IMG_4905small.jpg','title':'IMG_4905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909small.jpg</text:p>
          </table:table-cell>
          <table:table-cell table:formula="of:=&quot;{'file':'&quot;&amp;[.A1095]&amp;&quot;','title':'&quot;&amp;[.B1095]&amp;&quot;'},&quot;" office:value-type="string" office:string-value="{'file':'IMG_4909small.jpg','title':'IMG_4909small.jpg'},">
            <text:p>{'file':'IMG_4909small.jpg','title':'IMG_4909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916small.jpg</text:p>
          </table:table-cell>
          <table:table-cell table:formula="of:=&quot;{'file':'&quot;&amp;[.A1096]&amp;&quot;','title':'&quot;&amp;[.B1096]&amp;&quot;'},&quot;" office:value-type="string" office:string-value="{'file':'IMG_4916small.jpg','title':'IMG_4916small.jpg'},">
            <text:p>{'file':'IMG_4916small.jpg','title':'IMG_4916small.jpg'},</text:p>
          </table:table-cell>
          <table:table-cell table:number-columns-repeated="1021"/>
        </table:table-row>
        <table:table-row table:style-name="ro1" table:number-rows-repeated="1047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age anchors" table:style-name="ta2" table:print="false"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3" table:number-columns-repeated="1016" table:default-cell-style-name="Excel_20_Built-in_20_Normal"/>
        <table:table-row table:style-name="ro2">
          <table:table-cell office:value-type="string">
            <text:p>uri path</text:p>
          </table:table-cell>
          <table:table-cell table:style-name="ce2" office:value-type="string">
            <text:p><text:a xlink:href="http://seattlerules.com/media/kayla/">http://seattlerules.com/media/kayla/</text:a></text:p>
          </table:table-cell>
          <table:table-cell table:number-columns-repeated="1022"/>
        </table:table-row>
        <table:table-row table:style-name="ro1">
          <table:table-cell office:value-type="string">
            <text:p>alt</text:p>
          </table:table-cell>
          <table:table-cell table:style-name="ce2" office:value-type="string">
            <text:p>old kayla photos</text:p>
          </table:table-cell>
          <table:table-cell table:number-columns-repeated="1022"/>
        </table:table-row>
        <table:table-row table:style-name="ro1">
          <table:table-cell office:value-type="string">
            <text:p>&lt;a href='</text:p>
          </table:table-cell>
          <table:table-cell office:value-type="string">
            <text:p>' target='_blank'&gt;</text:p>
          </table:table-cell>
          <table:table-cell office:value-type="string">
            <text:p>&lt;img width='100' height='100' alt='</text:p>
          </table:table-cell>
          <table:table-cell office:value-type="string">
            <text:p>' src='</text:p>
          </table:table-cell>
          <table:table-cell table:style-name="ce2" table:formula="of:=[.$B$1]" office:value-type="string" office:string-value="http://seattlerules.com/media/kayla/">
            <text:p>http://seattlerules.com/media/kayla/</text:p>
          </table:table-cell>
          <table:table-cell office:value-type="string">
            <text:p>BoiseJune2002 008.jpg</text:p>
          </table:table-cell>
          <table:table-cell office:value-type="string">
            <text:p>'&gt;&lt;/a&gt;&lt;br /&gt;</text:p>
          </table:table-cell>
          <table:table-cell table:formula="of:=[.$A$3]&amp;[.$E$3]&amp;[.F3]&amp;[.$B$3]&amp;[.$C$3]&amp;[.$B$2]&amp;[.$D$3]&amp;[.$E$3]&amp;[.F3]&amp;[.$G$3]" office:value-type="string" office:string-value="&lt;a href='http://seattlerules.com/media/kayla/BoiseJune2002 008.jpg' target='_blank'&gt;&lt;img width='100' height='100' alt='old kayla photos' src='http://seattlerules.com/media/kayla/BoiseJune2002 008.jpg'&gt;&lt;/a&gt;&lt;br /&gt;">
            <text:p>&lt;a href='http://seattlerules.com/media/kayla/BoiseJune2002 008.jpg' target='_blank'&gt;&lt;img width='100' height='100' alt='old kayla photos' src='http://seattlerules.com/media/kayla/BoiseJune2002 008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Jake and Kayla at park.JPG</text:p>
          </table:table-cell>
          <table:table-cell/>
          <table:table-cell table:formula="of:=[.$A$3]&amp;[.$E$3]&amp;[.F4]&amp;[.$B$3]&amp;[.$C$3]&amp;[.$B$2]&amp;[.$D$3]&amp;[.$E$3]&amp;[.F4]&amp;[.$G$3]" office:value-type="string" office:string-value="&lt;a href='http://seattlerules.com/media/kayla/Jake and Kayla at park.JPG' target='_blank'&gt;&lt;img width='100' height='100' alt='old kayla photos' src='http://seattlerules.com/media/kayla/Jake and Kayla at park.JPG'&gt;&lt;/a&gt;&lt;br /&gt;">
            <text:p>&lt;a href='http://seattlerules.com/media/kayla/Jake and Kayla at park.JPG' target='_blank'&gt;&lt;img width='100' height='100' alt='old kayla photos' src='http://seattlerules.com/media/kayla/Jake and Kayla at park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Kayla on slide.JPG</text:p>
          </table:table-cell>
          <table:table-cell/>
          <table:table-cell table:formula="of:=[.$A$3]&amp;[.$E$3]&amp;[.F5]&amp;[.$B$3]&amp;[.$C$3]&amp;[.$B$2]&amp;[.$D$3]&amp;[.$E$3]&amp;[.F5]&amp;[.$G$3]" office:value-type="string" office:string-value="&lt;a href='http://seattlerules.com/media/kayla/Kayla on slide.JPG' target='_blank'&gt;&lt;img width='100' height='100' alt='old kayla photos' src='http://seattlerules.com/media/kayla/Kayla on slide.JPG'&gt;&lt;/a&gt;&lt;br /&gt;">
            <text:p>&lt;a href='http://seattlerules.com/media/kayla/Kayla on slide.JPG' target='_blank'&gt;&lt;img width='100' height='100' alt='old kayla photos' src='http://seattlerules.com/media/kayla/Kayla on slide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Kayla pucker.JPG</text:p>
          </table:table-cell>
          <table:table-cell/>
          <table:table-cell table:formula="of:=[.$A$3]&amp;[.$E$3]&amp;[.F6]&amp;[.$B$3]&amp;[.$C$3]&amp;[.$B$2]&amp;[.$D$3]&amp;[.$E$3]&amp;[.F6]&amp;[.$G$3]" office:value-type="string" office:string-value="&lt;a href='http://seattlerules.com/media/kayla/Kayla pucker.JPG' target='_blank'&gt;&lt;img width='100' height='100' alt='old kayla photos' src='http://seattlerules.com/media/kayla/Kayla pucker.JPG'&gt;&lt;/a&gt;&lt;br /&gt;">
            <text:p>&lt;a href='http://seattlerules.com/media/kayla/Kayla pucker.JPG' target='_blank'&gt;&lt;img width='100' height='100' alt='old kayla photos' src='http://seattlerules.com/media/kayla/Kayla pucker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Kayla rocking1.JPG</text:p>
          </table:table-cell>
          <table:table-cell/>
          <table:table-cell table:formula="of:=[.$A$3]&amp;[.$E$3]&amp;[.F7]&amp;[.$B$3]&amp;[.$C$3]&amp;[.$B$2]&amp;[.$D$3]&amp;[.$E$3]&amp;[.F7]&amp;[.$G$3]" office:value-type="string" office:string-value="&lt;a href='http://seattlerules.com/media/kayla/Kayla rocking1.JPG' target='_blank'&gt;&lt;img width='100' height='100' alt='old kayla photos' src='http://seattlerules.com/media/kayla/Kayla rocking1.JPG'&gt;&lt;/a&gt;&lt;br /&gt;">
            <text:p>&lt;a href='http://seattlerules.com/media/kayla/Kayla rocking1.JPG' target='_blank'&gt;&lt;img width='100' height='100' alt='old kayla photos' src='http://seattlerules.com/media/kayla/Kayla rocking1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Kayla rocking2.JPG</text:p>
          </table:table-cell>
          <table:table-cell/>
          <table:table-cell table:formula="of:=[.$A$3]&amp;[.$E$3]&amp;[.F8]&amp;[.$B$3]&amp;[.$C$3]&amp;[.$B$2]&amp;[.$D$3]&amp;[.$E$3]&amp;[.F8]&amp;[.$G$3]" office:value-type="string" office:string-value="&lt;a href='http://seattlerules.com/media/kayla/Kayla rocking2.JPG' target='_blank'&gt;&lt;img width='100' height='100' alt='old kayla photos' src='http://seattlerules.com/media/kayla/Kayla rocking2.JPG'&gt;&lt;/a&gt;&lt;br /&gt;">
            <text:p>&lt;a href='http://seattlerules.com/media/kayla/Kayla rocking2.JPG' target='_blank'&gt;&lt;img width='100' height='100' alt='old kayla photos' src='http://seattlerules.com/media/kayla/Kayla rocking2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Kayla smile 9.1.JPG</text:p>
          </table:table-cell>
          <table:table-cell/>
          <table:table-cell table:formula="of:=[.$A$3]&amp;[.$E$3]&amp;[.F9]&amp;[.$B$3]&amp;[.$C$3]&amp;[.$B$2]&amp;[.$D$3]&amp;[.$E$3]&amp;[.F9]&amp;[.$G$3]" office:value-type="string" office:string-value="&lt;a href='http://seattlerules.com/media/kayla/Kayla smile 9.1.JPG' target='_blank'&gt;&lt;img width='100' height='100' alt='old kayla photos' src='http://seattlerules.com/media/kayla/Kayla smile 9.1.JPG'&gt;&lt;/a&gt;&lt;br /&gt;">
            <text:p>&lt;a href='http://seattlerules.com/media/kayla/Kayla smile 9.1.JPG' target='_blank'&gt;&lt;img width='100' height='100' alt='old kayla photos' src='http://seattlerules.com/media/kayla/Kayla smile 9.1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Picture 012.jpg</text:p>
          </table:table-cell>
          <table:table-cell/>
          <table:table-cell table:formula="of:=[.$A$3]&amp;[.$E$3]&amp;[.F10]&amp;[.$B$3]&amp;[.$C$3]&amp;[.$B$2]&amp;[.$D$3]&amp;[.$E$3]&amp;[.F10]&amp;[.$G$3]" office:value-type="string" office:string-value="&lt;a href='http://seattlerules.com/media/kayla/Picture 012.jpg' target='_blank'&gt;&lt;img width='100' height='100' alt='old kayla photos' src='http://seattlerules.com/media/kayla/Picture 012.jpg'&gt;&lt;/a&gt;&lt;br /&gt;">
            <text:p>&lt;a href='http://seattlerules.com/media/kayla/Picture 012.jpg' target='_blank'&gt;&lt;img width='100' height='100' alt='old kayla photos' src='http://seattlerules.com/media/kayla/Picture 012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Picture 013.jpg</text:p>
          </table:table-cell>
          <table:table-cell/>
          <table:table-cell table:formula="of:=[.$A$3]&amp;[.$E$3]&amp;[.F11]&amp;[.$B$3]&amp;[.$C$3]&amp;[.$B$2]&amp;[.$D$3]&amp;[.$E$3]&amp;[.F11]&amp;[.$G$3]" office:value-type="string" office:string-value="&lt;a href='http://seattlerules.com/media/kayla/Picture 013.jpg' target='_blank'&gt;&lt;img width='100' height='100' alt='old kayla photos' src='http://seattlerules.com/media/kayla/Picture 013.jpg'&gt;&lt;/a&gt;&lt;br /&gt;">
            <text:p>&lt;a href='http://seattlerules.com/media/kayla/Picture 013.jpg' target='_blank'&gt;&lt;img width='100' height='100' alt='old kayla photos' src='http://seattlerules.com/media/kayla/Picture 013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Picture 031.jpg</text:p>
          </table:table-cell>
          <table:table-cell/>
          <table:table-cell table:formula="of:=[.$A$3]&amp;[.$E$3]&amp;[.F12]&amp;[.$B$3]&amp;[.$C$3]&amp;[.$B$2]&amp;[.$D$3]&amp;[.$E$3]&amp;[.F12]&amp;[.$G$3]" office:value-type="string" office:string-value="&lt;a href='http://seattlerules.com/media/kayla/Picture 031.jpg' target='_blank'&gt;&lt;img width='100' height='100' alt='old kayla photos' src='http://seattlerules.com/media/kayla/Picture 031.jpg'&gt;&lt;/a&gt;&lt;br /&gt;">
            <text:p>&lt;a href='http://seattlerules.com/media/kayla/Picture 031.jpg' target='_blank'&gt;&lt;img width='100' height='100' alt='old kayla photos' src='http://seattlerules.com/media/kayla/Picture 031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Picture 034.jpg</text:p>
          </table:table-cell>
          <table:table-cell/>
          <table:table-cell table:formula="of:=[.$A$3]&amp;[.$E$3]&amp;[.F13]&amp;[.$B$3]&amp;[.$C$3]&amp;[.$B$2]&amp;[.$D$3]&amp;[.$E$3]&amp;[.F13]&amp;[.$G$3]" office:value-type="string" office:string-value="&lt;a href='http://seattlerules.com/media/kayla/Picture 034.jpg' target='_blank'&gt;&lt;img width='100' height='100' alt='old kayla photos' src='http://seattlerules.com/media/kayla/Picture 034.jpg'&gt;&lt;/a&gt;&lt;br /&gt;">
            <text:p>&lt;a href='http://seattlerules.com/media/kayla/Picture 034.jpg' target='_blank'&gt;&lt;img width='100' height='100' alt='old kayla photos' src='http://seattlerules.com/media/kayla/Picture 034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Picture 038.jpg</text:p>
          </table:table-cell>
          <table:table-cell/>
          <table:table-cell table:formula="of:=[.$A$3]&amp;[.$E$3]&amp;[.F14]&amp;[.$B$3]&amp;[.$C$3]&amp;[.$B$2]&amp;[.$D$3]&amp;[.$E$3]&amp;[.F14]&amp;[.$G$3]" office:value-type="string" office:string-value="&lt;a href='http://seattlerules.com/media/kayla/Picture 038.jpg' target='_blank'&gt;&lt;img width='100' height='100' alt='old kayla photos' src='http://seattlerules.com/media/kayla/Picture 038.jpg'&gt;&lt;/a&gt;&lt;br /&gt;">
            <text:p>&lt;a href='http://seattlerules.com/media/kayla/Picture 038.jpg' target='_blank'&gt;&lt;img width='100' height='100' alt='old kayla photos' src='http://seattlerules.com/media/kayla/Picture 038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Picture015.jpg</text:p>
          </table:table-cell>
          <table:table-cell/>
          <table:table-cell table:formula="of:=[.$A$3]&amp;[.$E$3]&amp;[.F15]&amp;[.$B$3]&amp;[.$C$3]&amp;[.$B$2]&amp;[.$D$3]&amp;[.$E$3]&amp;[.F15]&amp;[.$G$3]" office:value-type="string" office:string-value="&lt;a href='http://seattlerules.com/media/kayla/Picture015.jpg' target='_blank'&gt;&lt;img width='100' height='100' alt='old kayla photos' src='http://seattlerules.com/media/kayla/Picture015.jpg'&gt;&lt;/a&gt;&lt;br /&gt;">
            <text:p>&lt;a href='http://seattlerules.com/media/kayla/Picture015.jpg' target='_blank'&gt;&lt;img width='100' height='100' alt='old kayla photos' src='http://seattlerules.com/media/kayla/Picture015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bru2 007.jpg</text:p>
          </table:table-cell>
          <table:table-cell/>
          <table:table-cell table:formula="of:=[.$A$3]&amp;[.$E$3]&amp;[.F16]&amp;[.$B$3]&amp;[.$C$3]&amp;[.$B$2]&amp;[.$D$3]&amp;[.$E$3]&amp;[.F16]&amp;[.$G$3]" office:value-type="string" office:string-value="&lt;a href='http://seattlerules.com/media/kayla/bru2 007.jpg' target='_blank'&gt;&lt;img width='100' height='100' alt='old kayla photos' src='http://seattlerules.com/media/kayla/bru2 007.jpg'&gt;&lt;/a&gt;&lt;br /&gt;">
            <text:p>&lt;a href='http://seattlerules.com/media/kayla/bru2 007.jpg' target='_blank'&gt;&lt;img width='100' height='100' alt='old kayla photos' src='http://seattlerules.com/media/kayla/bru2 007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bru2 014.jpg</text:p>
          </table:table-cell>
          <table:table-cell/>
          <table:table-cell table:formula="of:=[.$A$3]&amp;[.$E$3]&amp;[.F17]&amp;[.$B$3]&amp;[.$C$3]&amp;[.$B$2]&amp;[.$D$3]&amp;[.$E$3]&amp;[.F17]&amp;[.$G$3]" office:value-type="string" office:string-value="&lt;a href='http://seattlerules.com/media/kayla/bru2 014.jpg' target='_blank'&gt;&lt;img width='100' height='100' alt='old kayla photos' src='http://seattlerules.com/media/kayla/bru2 014.jpg'&gt;&lt;/a&gt;&lt;br /&gt;">
            <text:p>&lt;a href='http://seattlerules.com/media/kayla/bru2 014.jpg' target='_blank'&gt;&lt;img width='100' height='100' alt='old kayla photos' src='http://seattlerules.com/media/kayla/bru2 014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bru2 036.jpg</text:p>
          </table:table-cell>
          <table:table-cell/>
          <table:table-cell table:formula="of:=[.$A$3]&amp;[.$E$3]&amp;[.F18]&amp;[.$B$3]&amp;[.$C$3]&amp;[.$B$2]&amp;[.$D$3]&amp;[.$E$3]&amp;[.F18]&amp;[.$G$3]" office:value-type="string" office:string-value="&lt;a href='http://seattlerules.com/media/kayla/bru2 036.jpg' target='_blank'&gt;&lt;img width='100' height='100' alt='old kayla photos' src='http://seattlerules.com/media/kayla/bru2 036.jpg'&gt;&lt;/a&gt;&lt;br /&gt;">
            <text:p>&lt;a href='http://seattlerules.com/media/kayla/bru2 036.jpg' target='_blank'&gt;&lt;img width='100' height='100' alt='old kayla photos' src='http://seattlerules.com/media/kayla/bru2 036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bru2 040.jpg</text:p>
          </table:table-cell>
          <table:table-cell/>
          <table:table-cell table:formula="of:=[.$A$3]&amp;[.$E$3]&amp;[.F19]&amp;[.$B$3]&amp;[.$C$3]&amp;[.$B$2]&amp;[.$D$3]&amp;[.$E$3]&amp;[.F19]&amp;[.$G$3]" office:value-type="string" office:string-value="&lt;a href='http://seattlerules.com/media/kayla/bru2 040.jpg' target='_blank'&gt;&lt;img width='100' height='100' alt='old kayla photos' src='http://seattlerules.com/media/kayla/bru2 040.jpg'&gt;&lt;/a&gt;&lt;br /&gt;">
            <text:p>&lt;a href='http://seattlerules.com/media/kayla/bru2 040.jpg' target='_blank'&gt;&lt;img width='100' height='100' alt='old kayla photos' src='http://seattlerules.com/media/kayla/bru2 040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christmas2002005.jpg</text:p>
          </table:table-cell>
          <table:table-cell/>
          <table:table-cell table:formula="of:=[.$A$3]&amp;[.$E$3]&amp;[.F20]&amp;[.$B$3]&amp;[.$C$3]&amp;[.$B$2]&amp;[.$D$3]&amp;[.$E$3]&amp;[.F20]&amp;[.$G$3]" office:value-type="string" office:string-value="&lt;a href='http://seattlerules.com/media/kayla/christmas2002005.jpg' target='_blank'&gt;&lt;img width='100' height='100' alt='old kayla photos' src='http://seattlerules.com/media/kayla/christmas2002005.jpg'&gt;&lt;/a&gt;&lt;br /&gt;">
            <text:p>&lt;a href='http://seattlerules.com/media/kayla/christmas2002005.jpg' target='_blank'&gt;&lt;img width='100' height='100' alt='old kayla photos' src='http://seattlerules.com/media/kayla/christmas2002005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christmas2002b034.jpg</text:p>
          </table:table-cell>
          <table:table-cell/>
          <table:table-cell table:formula="of:=[.$A$3]&amp;[.$E$3]&amp;[.F21]&amp;[.$B$3]&amp;[.$C$3]&amp;[.$B$2]&amp;[.$D$3]&amp;[.$E$3]&amp;[.F21]&amp;[.$G$3]" office:value-type="string" office:string-value="&lt;a href='http://seattlerules.com/media/kayla/christmas2002b034.jpg' target='_blank'&gt;&lt;img width='100' height='100' alt='old kayla photos' src='http://seattlerules.com/media/kayla/christmas2002b034.jpg'&gt;&lt;/a&gt;&lt;br /&gt;">
            <text:p>&lt;a href='http://seattlerules.com/media/kayla/christmas2002b034.jpg' target='_blank'&gt;&lt;img width='100' height='100' alt='old kayla photos' src='http://seattlerules.com/media/kayla/christmas2002b034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dadandkayla.jpg</text:p>
          </table:table-cell>
          <table:table-cell/>
          <table:table-cell table:formula="of:=[.$A$3]&amp;[.$E$3]&amp;[.F22]&amp;[.$B$3]&amp;[.$C$3]&amp;[.$B$2]&amp;[.$D$3]&amp;[.$E$3]&amp;[.F22]&amp;[.$G$3]" office:value-type="string" office:string-value="&lt;a href='http://seattlerules.com/media/kayla/dadandkayla.jpg' target='_blank'&gt;&lt;img width='100' height='100' alt='old kayla photos' src='http://seattlerules.com/media/kayla/dadandkayla.jpg'&gt;&lt;/a&gt;&lt;br /&gt;">
            <text:p>&lt;a href='http://seattlerules.com/media/kayla/dadandkayla.jpg' target='_blank'&gt;&lt;img width='100' height='100' alt='old kayla photos' src='http://seattlerules.com/media/kayla/dadandkayla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jacob and kayla.jpg</text:p>
          </table:table-cell>
          <table:table-cell/>
          <table:table-cell table:formula="of:=[.$A$3]&amp;[.$E$3]&amp;[.F23]&amp;[.$B$3]&amp;[.$C$3]&amp;[.$B$2]&amp;[.$D$3]&amp;[.$E$3]&amp;[.F23]&amp;[.$G$3]" office:value-type="string" office:string-value="&lt;a href='http://seattlerules.com/media/kayla/jacob and kayla.jpg' target='_blank'&gt;&lt;img width='100' height='100' alt='old kayla photos' src='http://seattlerules.com/media/kayla/jacob and kayla.jpg'&gt;&lt;/a&gt;&lt;br /&gt;">
            <text:p>&lt;a href='http://seattlerules.com/media/kayla/jacob and kayla.jpg' target='_blank'&gt;&lt;img width='100' height='100' alt='old kayla photos' src='http://seattlerules.com/media/kayla/jacob and kayla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jacobandkaylasunvalley09142002070.jpg</text:p>
          </table:table-cell>
          <table:table-cell/>
          <table:table-cell table:formula="of:=[.$A$3]&amp;[.$E$3]&amp;[.F24]&amp;[.$B$3]&amp;[.$C$3]&amp;[.$B$2]&amp;[.$D$3]&amp;[.$E$3]&amp;[.F24]&amp;[.$G$3]" office:value-type="string" office:string-value="&lt;a href='http://seattlerules.com/media/kayla/jacobandkaylasunvalley09142002070.jpg' target='_blank'&gt;&lt;img width='100' height='100' alt='old kayla photos' src='http://seattlerules.com/media/kayla/jacobandkaylasunvalley09142002070.jpg'&gt;&lt;/a&gt;&lt;br /&gt;">
            <text:p>&lt;a href='http://seattlerules.com/media/kayla/jacobandkaylasunvalley09142002070.jpg' target='_blank'&gt;&lt;img width='100' height='100' alt='old kayla photos' src='http://seattlerules.com/media/kayla/jacobandkaylasunvalley09142002070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kaylarollercoaster.jpg</text:p>
          </table:table-cell>
          <table:table-cell/>
          <table:table-cell table:formula="of:=[.$A$3]&amp;[.$E$3]&amp;[.F25]&amp;[.$B$3]&amp;[.$C$3]&amp;[.$B$2]&amp;[.$D$3]&amp;[.$E$3]&amp;[.F25]&amp;[.$G$3]" office:value-type="string" office:string-value="&lt;a href='http://seattlerules.com/media/kayla/kaylarollercoaster.jpg' target='_blank'&gt;&lt;img width='100' height='100' alt='old kayla photos' src='http://seattlerules.com/media/kayla/kaylarollercoaster.jpg'&gt;&lt;/a&gt;&lt;br /&gt;">
            <text:p>&lt;a href='http://seattlerules.com/media/kayla/kaylarollercoaster.jpg' target='_blank'&gt;&lt;img width='100' height='100' alt='old kayla photos' src='http://seattlerules.com/media/kayla/kaylarollercoaster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newwasherdryer200005.jpg</text:p>
          </table:table-cell>
          <table:table-cell/>
          <table:table-cell table:formula="of:=[.$A$3]&amp;[.$E$3]&amp;[.F26]&amp;[.$B$3]&amp;[.$C$3]&amp;[.$B$2]&amp;[.$D$3]&amp;[.$E$3]&amp;[.F26]&amp;[.$G$3]" office:value-type="string" office:string-value="&lt;a href='http://seattlerules.com/media/kayla/newwasherdryer200005.jpg' target='_blank'&gt;&lt;img width='100' height='100' alt='old kayla photos' src='http://seattlerules.com/media/kayla/newwasherdryer200005.jpg'&gt;&lt;/a&gt;&lt;br /&gt;">
            <text:p>&lt;a href='http://seattlerules.com/media/kayla/newwasherdryer200005.jpg' target='_blank'&gt;&lt;img width='100' height='100' alt='old kayla photos' src='http://seattlerules.com/media/kayla/newwasherdryer200005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september2002001.JPG</text:p>
          </table:table-cell>
          <table:table-cell/>
          <table:table-cell table:formula="of:=[.$A$3]&amp;[.$E$3]&amp;[.F27]&amp;[.$B$3]&amp;[.$C$3]&amp;[.$B$2]&amp;[.$D$3]&amp;[.$E$3]&amp;[.F27]&amp;[.$G$3]" office:value-type="string" office:string-value="&lt;a href='http://seattlerules.com/media/kayla/september2002001.JPG' target='_blank'&gt;&lt;img width='100' height='100' alt='old kayla photos' src='http://seattlerules.com/media/kayla/september2002001.JPG'&gt;&lt;/a&gt;&lt;br /&gt;">
            <text:p>&lt;a href='http://seattlerules.com/media/kayla/september2002001.JPG' target='_blank'&gt;&lt;img width='100' height='100' alt='old kayla photos' src='http://seattlerules.com/media/kayla/september2002001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september2002002.JPG</text:p>
          </table:table-cell>
          <table:table-cell/>
          <table:table-cell table:formula="of:=[.$A$3]&amp;[.$E$3]&amp;[.F28]&amp;[.$B$3]&amp;[.$C$3]&amp;[.$B$2]&amp;[.$D$3]&amp;[.$E$3]&amp;[.F28]&amp;[.$G$3]" office:value-type="string" office:string-value="&lt;a href='http://seattlerules.com/media/kayla/september2002002.JPG' target='_blank'&gt;&lt;img width='100' height='100' alt='old kayla photos' src='http://seattlerules.com/media/kayla/september2002002.JPG'&gt;&lt;/a&gt;&lt;br /&gt;">
            <text:p>&lt;a href='http://seattlerules.com/media/kayla/september2002002.JPG' target='_blank'&gt;&lt;img width='100' height='100' alt='old kayla photos' src='http://seattlerules.com/media/kayla/september2002002.JPG'&gt;&lt;/a&gt;&lt;br /&gt;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xhillJSON" table:style-name="ta3" table:print="false">
        <table:table-column table:style-name="co10" table:default-cell-style-name="Excel_20_Built-in_20_Normal"/>
        <table:table-column table:style-name="co11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table:style-name="ce6" office:value-type="string">
            <text:p>01roxhillsessionssquidwerdthisword20151014.mp3</text:p>
          </table:table-cell>
          <table:table-cell office:value-type="string">
            <text:p>01 Squidwerd This Word</text:p>
          </table:table-cell>
          <table:table-cell table:formula="of:=&quot;{'file':'&quot;&amp;[.A1]&amp;&quot;','title':'&quot;&amp;[.B1]&amp;&quot;'},&quot;" office:value-type="string" office:string-value="{'file':'01roxhillsessionssquidwerdthisword20151014.mp3','title':'01 Squidwerd This Word'},">
            <text:p>{'file':'01roxhillsessionssquidwerdthisword20151014.mp3','title':'01 Squidwerd This Word'},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02roxhillsessionsgotwithit20151014.mp3</text:p>
          </table:table-cell>
          <table:table-cell office:value-type="string">
            <text:p>02 Got With It</text:p>
          </table:table-cell>
          <table:table-cell table:formula="of:=&quot;{'file':'&quot;&amp;[.A2]&amp;&quot;','title':'&quot;&amp;[.B2]&amp;&quot;'},&quot;" office:value-type="string" office:string-value="{'file':'02roxhillsessionsgotwithit20151014.mp3','title':'02 Got With It'},">
            <text:p>{'file':'02roxhillsessionsgotwithit20151014.mp3','title':'02 Got With It'},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03roxhillsessionssnookiewantincookie20151014.mp3</text:p>
          </table:table-cell>
          <table:table-cell office:value-type="string">
            <text:p>03 Snookie Wantin Cookie</text:p>
          </table:table-cell>
          <table:table-cell table:formula="of:=&quot;{'file':'&quot;&amp;[.A3]&amp;&quot;','title':'&quot;&amp;[.B3]&amp;&quot;'},&quot;" office:value-type="string" office:string-value="{'file':'03roxhillsessionssnookiewantincookie20151014.mp3','title':'03 Snookie Wantin Cookie'},">
            <text:p>{'file':'03roxhillsessionssnookiewantincookie20151014.mp3','title':'03 Snookie Wantin Cookie'},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04roxhillsessionseatthecheeriosbitch20151014.mp3</text:p>
          </table:table-cell>
          <table:table-cell office:value-type="string">
            <text:p>04 Eat The Cheerios Bitch</text:p>
          </table:table-cell>
          <table:table-cell table:formula="of:=&quot;{'file':'&quot;&amp;[.A4]&amp;&quot;','title':'&quot;&amp;[.B4]&amp;&quot;'},&quot;" office:value-type="string" office:string-value="{'file':'04roxhillsessionseatthecheeriosbitch20151014.mp3','title':'04 Eat The Cheerios Bitch'},">
            <text:p>{'file':'04roxhillsessionseatthecheeriosbitch20151014.mp3','title':'04 Eat The Cheerios Bitch'},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05roxhillsessionsdickinhernose20151014.mp3</text:p>
          </table:table-cell>
          <table:table-cell office:value-type="string">
            <text:p>05 Dick In Her Nose</text:p>
          </table:table-cell>
          <table:table-cell table:formula="of:=&quot;{'file':'&quot;&amp;[.A5]&amp;&quot;','title':'&quot;&amp;[.B5]&amp;&quot;'},&quot;" office:value-type="string" office:string-value="{'file':'05roxhillsessionsdickinhernose20151014.mp3','title':'05 Dick In Her Nose'},">
            <text:p>{'file':'05roxhillsessionsdickinhernose20151014.mp3','title':'05 Dick In Her Nose'},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06roxhillsessionseventhoughshegotnobush20151014.mp3</text:p>
          </table:table-cell>
          <table:table-cell office:value-type="string">
            <text:p>06 Eventhough She Got No Bush</text:p>
          </table:table-cell>
          <table:table-cell table:formula="of:=&quot;{'file':'&quot;&amp;[.A6]&amp;&quot;','title':'&quot;&amp;[.B6]&amp;&quot;'},&quot;" office:value-type="string" office:string-value="{'file':'06roxhillsessionseventhoughshegotnobush20151014.mp3','title':'06 Eventhough She Got No Bush'},">
            <text:p>{'file':'06roxhillsessionseventhoughshegotnobush20151014.mp3','title':'06 Eventhough She Got No Bush'},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01roxhillsessions20151101.mp3</text:p>
          </table:table-cell>
          <table:table-cell office:value-type="string">
            <text:p>01 This is Called Roshay</text:p>
          </table:table-cell>
          <table:table-cell table:formula="of:=&quot;{'file':'&quot;&amp;[.A7]&amp;&quot;','title':'&quot;&amp;[.B7]&amp;&quot;'},&quot;" office:value-type="string" office:string-value="{'file':'01roxhillsessions20151101.mp3','title':'01 This is Called Roshay'},">
            <text:p>{'file':'01roxhillsessions20151101.mp3','title':'01 This is Called Roshay'},</text:p>
          </table:table-cell>
          <table:table-cell table:number-columns-repeated="1021"/>
        </table:table-row>
        <table:table-row table:style-name="ro1">
          <table:table-cell office:value-type="string">
            <text:p>01roxhillsessions20151102.mp3</text:p>
          </table:table-cell>
          <table:table-cell office:value-type="string">
            <text:p>02 Rabid Beauboon</text:p>
          </table:table-cell>
          <table:table-cell table:formula="of:=&quot;{'file':'&quot;&amp;[.A8]&amp;&quot;','title':'&quot;&amp;[.B8]&amp;&quot;'},&quot;" office:value-type="string" office:string-value="{'file':'01roxhillsessions20151102.mp3','title':'02 Rabid Beauboon'},">
            <text:p>{'file':'01roxhillsessions20151102.mp3','title':'02 Rabid Beauboon'},</text:p>
          </table:table-cell>
          <table:table-cell table:number-columns-repeated="1021"/>
        </table:table-row>
        <table:table-row table:style-name="ro1">
          <table:table-cell office:value-type="string">
            <text:p>01roxhillsessions20151103.mp3</text:p>
          </table:table-cell>
          <table:table-cell office:value-type="string">
            <text:p>03 Harry Potters My Bitch</text:p>
          </table:table-cell>
          <table:table-cell table:formula="of:=&quot;{'file':'&quot;&amp;[.A9]&amp;&quot;','title':'&quot;&amp;[.B9]&amp;&quot;'},&quot;" office:value-type="string" office:string-value="{'file':'01roxhillsessions20151103.mp3','title':'03 Harry Potters My Bitch'},">
            <text:p>{'file':'01roxhillsessions20151103.mp3','title':'03 Harry Potters My Bitch'},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ekeJSON" table:style-name="ta4" table:print="false">
        <table:table-column table:style-name="co12" table:default-cell-style-name="Excel_20_Built-in_20_Normal"/>
        <table:table-column table:style-name="co3" table:number-columns-repeated="1023" table:default-cell-style-name="Excel_20_Built-in_20_Normal"/>
        <table:table-row table:style-name="ro1">
          <table:table-cell office:value-type="string">
            <text:p>Vinyl-zeke-elcorazon-2013.mp3</text:p>
          </table:table-cell>
          <table:table-cell office:value-type="string">
            <text:p>Zeke - El Corazon - 2013 - 1</text:p>
          </table:table-cell>
          <table:table-cell table:formula="of:=&quot;{'file':'&quot;&amp;[.A1]&amp;&quot;','title':'&quot;&amp;[.B1]&amp;&quot;'},&quot;" office:value-type="string" office:string-value="{'file':'Vinyl-zeke-elcorazon-2013.mp3','title':'Zeke - El Corazon - 2013 - 1'},">
            <text:p>{'file':'Vinyl-zeke-elcorazon-2013.mp3','title':'Zeke - El Corazon - 2013 - 1'},</text:p>
          </table:table-cell>
          <table:table-cell table:number-columns-repeated="1021"/>
        </table:table-row>
        <table:table-row table:style-name="ro1">
          <table:table-cell office:value-type="string">
            <text:p>Vinyl_1-zeke-elcorazon-2013.mp3</text:p>
          </table:table-cell>
          <table:table-cell office:value-type="string">
            <text:p>Zeke - El Corazon - 2013 - 2</text:p>
          </table:table-cell>
          <table:table-cell table:formula="of:=&quot;{'file':'&quot;&amp;[.A2]&amp;&quot;','title':'&quot;&amp;[.B2]&amp;&quot;'},&quot;" office:value-type="string" office:string-value="{'file':'Vinyl_1-zeke-elcorazon-2013.mp3','title':'Zeke - El Corazon - 2013 - 2'},">
            <text:p>{'file':'Vinyl_1-zeke-elcorazon-2013.mp3','title':'Zeke - El Corazon - 2013 - 2'},</text:p>
          </table:table-cell>
          <table:table-cell table:number-columns-repeated="1021"/>
        </table:table-row>
        <table:table-row table:style-name="ro1">
          <table:table-cell office:value-type="string">
            <text:p>Vinyl_2-zeke-elcorazon-2013.mp3</text:p>
          </table:table-cell>
          <table:table-cell office:value-type="string">
            <text:p>Zeke - El Corazon - 2013 - 3</text:p>
          </table:table-cell>
          <table:table-cell table:formula="of:=&quot;{'file':'&quot;&amp;[.A3]&amp;&quot;','title':'&quot;&amp;[.B3]&amp;&quot;'},&quot;" office:value-type="string" office:string-value="{'file':'Vinyl_2-zeke-elcorazon-2013.mp3','title':'Zeke - El Corazon - 2013 - 3'},">
            <text:p>{'file':'Vinyl_2-zeke-elcorazon-2013.mp3','title':'Zeke - El Corazon - 2013 - 3'},</text:p>
          </table:table-cell>
          <table:table-cell table:number-columns-repeated="1021"/>
        </table:table-row>
        <table:table-row table:style-name="ro1">
          <table:table-cell office:value-type="string">
            <text:p>Vinyl_3-zeke-elcorazon-2013.mp3</text:p>
          </table:table-cell>
          <table:table-cell office:value-type="string">
            <text:p>Zeke - El Corazon - 2013 - 4</text:p>
          </table:table-cell>
          <table:table-cell table:formula="of:=&quot;{'file':'&quot;&amp;[.A4]&amp;&quot;','title':'&quot;&amp;[.B4]&amp;&quot;'},&quot;" office:value-type="string" office:string-value="{'file':'Vinyl_3-zeke-elcorazon-2013.mp3','title':'Zeke - El Corazon - 2013 - 4'},">
            <text:p>{'file':'Vinyl_3-zeke-elcorazon-2013.mp3','title':'Zeke - El Corazon - 2013 - 4'},</text:p>
          </table:table-cell>
          <table:table-cell table:number-columns-repeated="1021"/>
        </table:table-row>
        <table:table-row table:style-name="ro1">
          <table:table-cell office:value-type="string">
            <text:p>Vinyl_4-zeke-elcorazon-2013.mp3</text:p>
          </table:table-cell>
          <table:table-cell office:value-type="string">
            <text:p>Zeke - El Corazon - 2013 - 5</text:p>
          </table:table-cell>
          <table:table-cell table:formula="of:=&quot;{'file':'&quot;&amp;[.A5]&amp;&quot;','title':'&quot;&amp;[.B5]&amp;&quot;'},&quot;" office:value-type="string" office:string-value="{'file':'Vinyl_4-zeke-elcorazon-2013.mp3','title':'Zeke - El Corazon - 2013 - 5'},">
            <text:p>{'file':'Vinyl_4-zeke-elcorazon-2013.mp3','title':'Zeke - El Corazon - 2013 - 5'},</text:p>
          </table:table-cell>
          <table:table-cell table:number-columns-repeated="1021"/>
        </table:table-row>
        <table:table-row table:style-name="ro1">
          <table:table-cell office:value-type="string">
            <text:p>Vinyl_5-zeke-elcorazon-2013.mp3</text:p>
          </table:table-cell>
          <table:table-cell office:value-type="string">
            <text:p>Zeke - El Corazon - 2013 - 6</text:p>
          </table:table-cell>
          <table:table-cell table:formula="of:=&quot;{'file':'&quot;&amp;[.A6]&amp;&quot;','title':'&quot;&amp;[.B6]&amp;&quot;'},&quot;" office:value-type="string" office:string-value="{'file':'Vinyl_5-zeke-elcorazon-2013.mp3','title':'Zeke - El Corazon - 2013 - 6'},">
            <text:p>{'file':'Vinyl_5-zeke-elcorazon-2013.mp3','title':'Zeke - El Corazon - 2013 - 6'},</text:p>
          </table:table-cell>
          <table:table-cell table:number-columns-repeated="1021"/>
        </table:table-row>
        <table:table-row table:style-name="ro1">
          <table:table-cell office:value-type="string">
            <text:p>Vinyl_6-zeke-elcorazon-2013.mp3</text:p>
          </table:table-cell>
          <table:table-cell office:value-type="string">
            <text:p>Zeke - El Corazon - 2013 - 7</text:p>
          </table:table-cell>
          <table:table-cell table:formula="of:=&quot;{'file':'&quot;&amp;[.A7]&amp;&quot;','title':'&quot;&amp;[.B7]&amp;&quot;'},&quot;" office:value-type="string" office:string-value="{'file':'Vinyl_6-zeke-elcorazon-2013.mp3','title':'Zeke - El Corazon - 2013 - 7'},">
            <text:p>{'file':'Vinyl_6-zeke-elcorazon-2013.mp3','title':'Zeke - El Corazon - 2013 - 7'},</text:p>
          </table:table-cell>
          <table:table-cell table:number-columns-repeated="1021"/>
        </table:table-row>
        <table:table-row table:style-name="ro1">
          <table:table-cell office:value-type="string">
            <text:p>Vinyl_7-zeke-elcorazon-2013.mp3</text:p>
          </table:table-cell>
          <table:table-cell office:value-type="string">
            <text:p>Zeke - El Corazon - 2013 - 8</text:p>
          </table:table-cell>
          <table:table-cell table:formula="of:=&quot;{'file':'&quot;&amp;[.A8]&amp;&quot;','title':'&quot;&amp;[.B8]&amp;&quot;'},&quot;" office:value-type="string" office:string-value="{'file':'Vinyl_7-zeke-elcorazon-2013.mp3','title':'Zeke - El Corazon - 2013 - 8'},">
            <text:p>{'file':'Vinyl_7-zeke-elcorazon-2013.mp3','title':'Zeke - El Corazon - 2013 - 8'},</text:p>
          </table:table-cell>
          <table:table-cell table:number-columns-repeated="1021"/>
        </table:table-row>
        <table:table-row table:style-name="ro1">
          <table:table-cell office:value-type="string">
            <text:p>Vinyl_8-zeke-elcorazon-2013.mp3</text:p>
          </table:table-cell>
          <table:table-cell office:value-type="string">
            <text:p>Zeke - El Corazon - 2013 - 9</text:p>
          </table:table-cell>
          <table:table-cell table:formula="of:=&quot;{'file':'&quot;&amp;[.A9]&amp;&quot;','title':'&quot;&amp;[.B9]&amp;&quot;'},&quot;" office:value-type="string" office:string-value="{'file':'Vinyl_8-zeke-elcorazon-2013.mp3','title':'Zeke - El Corazon - 2013 - 9'},">
            <text:p>{'file':'Vinyl_8-zeke-elcorazon-2013.mp3','title':'Zeke - El Corazon - 2013 - 9'},</text:p>
          </table:table-cell>
          <table:table-cell table:number-columns-repeated="1021"/>
        </table:table-row>
        <table:table-row table:style-name="ro1">
          <table:table-cell office:value-type="string">
            <text:p>Vinyl_9-zeke-elcorazon-2013.mp3</text:p>
          </table:table-cell>
          <table:table-cell office:value-type="string">
            <text:p>Zeke - El Corazon - 2013 - 10</text:p>
          </table:table-cell>
          <table:table-cell table:formula="of:=&quot;{'file':'&quot;&amp;[.A10]&amp;&quot;','title':'&quot;&amp;[.B10]&amp;&quot;'},&quot;" office:value-type="string" office:string-value="{'file':'Vinyl_9-zeke-elcorazon-2013.mp3','title':'Zeke - El Corazon - 2013 - 10'},">
            <text:p>{'file':'Vinyl_9-zeke-elcorazon-2013.mp3','title':'Zeke - El Corazon - 2013 - 10'},</text:p>
          </table:table-cell>
          <table:table-cell table:number-columns-repeated="1021"/>
        </table:table-row>
        <table:table-row table:style-name="ro1">
          <table:table-cell office:value-type="string">
            <text:p>Vinyl_10-zeke-elcorazon-2013.mp3</text:p>
          </table:table-cell>
          <table:table-cell office:value-type="string">
            <text:p>Zeke - El Corazon - 2013 - 11</text:p>
          </table:table-cell>
          <table:table-cell table:formula="of:=&quot;{'file':'&quot;&amp;[.A11]&amp;&quot;','title':'&quot;&amp;[.B11]&amp;&quot;'},&quot;" office:value-type="string" office:string-value="{'file':'Vinyl_10-zeke-elcorazon-2013.mp3','title':'Zeke - El Corazon - 2013 - 11'},">
            <text:p>{'file':'Vinyl_10-zeke-elcorazon-2013.mp3','title':'Zeke - El Corazon - 2013 - 11'},</text:p>
          </table:table-cell>
          <table:table-cell table:number-columns-repeated="1021"/>
        </table:table-row>
        <table:table-row table:style-name="ro1">
          <table:table-cell office:value-type="string">
            <text:p>Vinyl_11-zeke-elcorazon-2013.mp3</text:p>
          </table:table-cell>
          <table:table-cell office:value-type="string">
            <text:p>Zeke - El Corazon - 2013 - 12</text:p>
          </table:table-cell>
          <table:table-cell table:formula="of:=&quot;{'file':'&quot;&amp;[.A12]&amp;&quot;','title':'&quot;&amp;[.B12]&amp;&quot;'},&quot;" office:value-type="string" office:string-value="{'file':'Vinyl_11-zeke-elcorazon-2013.mp3','title':'Zeke - El Corazon - 2013 - 12'},">
            <text:p>{'file':'Vinyl_11-zeke-elcorazon-2013.mp3','title':'Zeke - El Corazon - 2013 - 12'},</text:p>
          </table:table-cell>
          <table:table-cell table:number-columns-repeated="1021"/>
        </table:table-row>
        <table:table-row table:style-name="ro1">
          <table:table-cell office:value-type="string">
            <text:p>Vinyl_12-zeke-elcorazon-2013.mp3</text:p>
          </table:table-cell>
          <table:table-cell office:value-type="string">
            <text:p>Zeke - El Corazon - 2013 - 13</text:p>
          </table:table-cell>
          <table:table-cell table:formula="of:=&quot;{'file':'&quot;&amp;[.A13]&amp;&quot;','title':'&quot;&amp;[.B13]&amp;&quot;'},&quot;" office:value-type="string" office:string-value="{'file':'Vinyl_12-zeke-elcorazon-2013.mp3','title':'Zeke - El Corazon - 2013 - 13'},">
            <text:p>{'file':'Vinyl_12-zeke-elcorazon-2013.mp3','title':'Zeke - El Corazon - 2013 - 13'},</text:p>
          </table:table-cell>
          <table:table-cell table:number-columns-repeated="1021"/>
        </table:table-row>
        <table:table-row table:style-name="ro1">
          <table:table-cell office:value-type="string">
            <text:p>Vinyl_13-zeke-elcorazon-2013.mp3</text:p>
          </table:table-cell>
          <table:table-cell office:value-type="string">
            <text:p>Zeke - El Corazon - 2013 - 14</text:p>
          </table:table-cell>
          <table:table-cell table:formula="of:=&quot;{'file':'&quot;&amp;[.A14]&amp;&quot;','title':'&quot;&amp;[.B14]&amp;&quot;'},&quot;" office:value-type="string" office:string-value="{'file':'Vinyl_13-zeke-elcorazon-2013.mp3','title':'Zeke - El Corazon - 2013 - 14'},">
            <text:p>{'file':'Vinyl_13-zeke-elcorazon-2013.mp3','title':'Zeke - El Corazon - 2013 - 14'},</text:p>
          </table:table-cell>
          <table:table-cell table:number-columns-repeated="1021"/>
        </table:table-row>
        <table:table-row table:style-name="ro1">
          <table:table-cell office:value-type="string">
            <text:p>Vinyl_14-zeke-elcorazon-2013.mp3</text:p>
          </table:table-cell>
          <table:table-cell office:value-type="string">
            <text:p>Zeke - El Corazon - 2013 - 15</text:p>
          </table:table-cell>
          <table:table-cell table:formula="of:=&quot;{'file':'&quot;&amp;[.A15]&amp;&quot;','title':'&quot;&amp;[.B15]&amp;&quot;'},&quot;" office:value-type="string" office:string-value="{'file':'Vinyl_14-zeke-elcorazon-2013.mp3','title':'Zeke - El Corazon - 2013 - 15'},">
            <text:p>{'file':'Vinyl_14-zeke-elcorazon-2013.mp3','title':'Zeke - El Corazon - 2013 - 15'},</text:p>
          </table:table-cell>
          <table:table-cell table:number-columns-repeated="1021"/>
        </table:table-row>
        <table:table-row table:style-name="ro1">
          <table:table-cell office:value-type="string">
            <text:p>Vinyl_15-zeke-elcorazon-2013.mp3</text:p>
          </table:table-cell>
          <table:table-cell office:value-type="string">
            <text:p>Zeke - El Corazon - 2013 - 16</text:p>
          </table:table-cell>
          <table:table-cell table:formula="of:=&quot;{'file':'&quot;&amp;[.A16]&amp;&quot;','title':'&quot;&amp;[.B16]&amp;&quot;'},&quot;" office:value-type="string" office:string-value="{'file':'Vinyl_15-zeke-elcorazon-2013.mp3','title':'Zeke - El Corazon - 2013 - 16'},">
            <text:p>{'file':'Vinyl_15-zeke-elcorazon-2013.mp3','title':'Zeke - El Corazon - 2013 - 16'},</text:p>
          </table:table-cell>
          <table:table-cell table:number-columns-repeated="1021"/>
        </table:table-row>
        <table:table-row table:style-name="ro1">
          <table:table-cell office:value-type="string">
            <text:p>Vinyl_16-zeke-elcorazon-2013.mp3</text:p>
          </table:table-cell>
          <table:table-cell office:value-type="string">
            <text:p>Zeke - El Corazon - 2013 - 17</text:p>
          </table:table-cell>
          <table:table-cell table:formula="of:=&quot;{'file':'&quot;&amp;[.A17]&amp;&quot;','title':'&quot;&amp;[.B17]&amp;&quot;'},&quot;" office:value-type="string" office:string-value="{'file':'Vinyl_16-zeke-elcorazon-2013.mp3','title':'Zeke - El Corazon - 2013 - 17'},">
            <text:p>{'file':'Vinyl_16-zeke-elcorazon-2013.mp3','title':'Zeke - El Corazon - 2013 - 17'},</text:p>
          </table:table-cell>
          <table:table-cell table:number-columns-repeated="1021"/>
        </table:table-row>
        <table:table-row table:style-name="ro1">
          <table:table-cell office:value-type="string">
            <text:p>Vinyl_17-zeke-elcorazon-2013.mp3</text:p>
          </table:table-cell>
          <table:table-cell office:value-type="string">
            <text:p>Zeke - El Corazon - 2013 - 18</text:p>
          </table:table-cell>
          <table:table-cell table:formula="of:=&quot;{'file':'&quot;&amp;[.A18]&amp;&quot;','title':'&quot;&amp;[.B18]&amp;&quot;'},&quot;" office:value-type="string" office:string-value="{'file':'Vinyl_17-zeke-elcorazon-2013.mp3','title':'Zeke - El Corazon - 2013 - 18'},">
            <text:p>{'file':'Vinyl_17-zeke-elcorazon-2013.mp3','title':'Zeke - El Corazon - 2013 - 18'},</text:p>
          </table:table-cell>
          <table:table-cell table:number-columns-repeated="1021"/>
        </table:table-row>
        <table:table-row table:style-name="ro1">
          <table:table-cell office:value-type="string">
            <text:p>Vinyl_18-zeke-elcorazon-2013.mp3</text:p>
          </table:table-cell>
          <table:table-cell office:value-type="string">
            <text:p>Zeke - El Corazon - 2013 - 19</text:p>
          </table:table-cell>
          <table:table-cell table:formula="of:=&quot;{'file':'&quot;&amp;[.A19]&amp;&quot;','title':'&quot;&amp;[.B19]&amp;&quot;'},&quot;" office:value-type="string" office:string-value="{'file':'Vinyl_18-zeke-elcorazon-2013.mp3','title':'Zeke - El Corazon - 2013 - 19'},">
            <text:p>{'file':'Vinyl_18-zeke-elcorazon-2013.mp3','title':'Zeke - El Corazon - 2013 - 19'},</text:p>
          </table:table-cell>
          <table:table-cell table:number-columns-repeated="1021"/>
        </table:table-row>
        <table:table-row table:style-name="ro1">
          <table:table-cell office:value-type="string">
            <text:p>Vinyl_19-zeke-elcorazon-2013.mp3</text:p>
          </table:table-cell>
          <table:table-cell office:value-type="string">
            <text:p>Zeke - El Corazon - 2013 - 20</text:p>
          </table:table-cell>
          <table:table-cell table:formula="of:=&quot;{'file':'&quot;&amp;[.A20]&amp;&quot;','title':'&quot;&amp;[.B20]&amp;&quot;'},&quot;" office:value-type="string" office:string-value="{'file':'Vinyl_19-zeke-elcorazon-2013.mp3','title':'Zeke - El Corazon - 2013 - 20'},">
            <text:p>{'file':'Vinyl_19-zeke-elcorazon-2013.mp3','title':'Zeke - El Corazon - 2013 - 20'},</text:p>
          </table:table-cell>
          <table:table-cell table:number-columns-repeated="1021"/>
        </table:table-row>
        <table:table-row table:style-name="ro1">
          <table:table-cell office:value-type="string">
            <text:p>ZOOM0001-zeke-highline-20140822.mp3</text:p>
          </table:table-cell>
          <table:table-cell office:value-type="string">
            <text:p>Zeke - Highline - August 22nd, 2014 - 1</text:p>
          </table:table-cell>
          <table:table-cell table:formula="of:=&quot;{'file':'&quot;&amp;[.A21]&amp;&quot;','title':'&quot;&amp;[.B21]&amp;&quot;'},&quot;" office:value-type="string" office:string-value="{'file':'ZOOM0001-zeke-highline-20140822.mp3','title':'Zeke - Highline - August 22nd, 2014 - 1'},">
            <text:p>{'file':'ZOOM0001-zeke-highline-20140822.mp3','title':'Zeke - Highline - August 22nd, 2014 - 1'},</text:p>
          </table:table-cell>
          <table:table-cell table:number-columns-repeated="1021"/>
        </table:table-row>
        <table:table-row table:style-name="ro1">
          <table:table-cell office:value-type="string">
            <text:p>ZOOM0002-zeke-highline-20140822.mp3</text:p>
          </table:table-cell>
          <table:table-cell office:value-type="string">
            <text:p>Zeke - Highline - August 22nd, 2014 - 2</text:p>
          </table:table-cell>
          <table:table-cell table:formula="of:=&quot;{'file':'&quot;&amp;[.A22]&amp;&quot;','title':'&quot;&amp;[.B22]&amp;&quot;'},&quot;" office:value-type="string" office:string-value="{'file':'ZOOM0002-zeke-highline-20140822.mp3','title':'Zeke - Highline - August 22nd, 2014 - 2'},">
            <text:p>{'file':'ZOOM0002-zeke-highline-20140822.mp3','title':'Zeke - Highline - August 22nd, 2014 - 2'},</text:p>
          </table:table-cell>
          <table:table-cell table:number-columns-repeated="1021"/>
        </table:table-row>
        <table:table-row table:style-name="ro1">
          <table:table-cell office:value-type="string">
            <text:p>ZOOM0003-zeke-highline-20140822.mp3</text:p>
          </table:table-cell>
          <table:table-cell office:value-type="string">
            <text:p>Zeke - Highline - August 22nd, 2014 - 3</text:p>
          </table:table-cell>
          <table:table-cell table:formula="of:=&quot;{'file':'&quot;&amp;[.A23]&amp;&quot;','title':'&quot;&amp;[.B23]&amp;&quot;'},&quot;" office:value-type="string" office:string-value="{'file':'ZOOM0003-zeke-highline-20140822.mp3','title':'Zeke - Highline - August 22nd, 2014 - 3'},">
            <text:p>{'file':'ZOOM0003-zeke-highline-20140822.mp3','title':'Zeke - Highline - August 22nd, 2014 - 3'},</text:p>
          </table:table-cell>
          <table:table-cell table:number-columns-repeated="1021"/>
        </table:table-row>
        <table:table-row table:style-name="ro1">
          <table:table-cell office:value-type="string">
            <text:p>ZOOM0004-zeke-highline-20140822.mp3</text:p>
          </table:table-cell>
          <table:table-cell office:value-type="string">
            <text:p>Zeke - Highline - August 22nd, 2014 - 4</text:p>
          </table:table-cell>
          <table:table-cell table:formula="of:=&quot;{'file':'&quot;&amp;[.A24]&amp;&quot;','title':'&quot;&amp;[.B24]&amp;&quot;'},&quot;" office:value-type="string" office:string-value="{'file':'ZOOM0004-zeke-highline-20140822.mp3','title':'Zeke - Highline - August 22nd, 2014 - 4'},">
            <text:p>{'file':'ZOOM0004-zeke-highline-20140822.mp3','title':'Zeke - Highline - August 22nd, 2014 - 4'},</text:p>
          </table:table-cell>
          <table:table-cell table:number-columns-repeated="1021"/>
        </table:table-row>
        <table:table-row table:style-name="ro1">
          <table:table-cell office:value-type="string">
            <text:p>ZOOM0005-zeke-highline-20140822.mp3</text:p>
          </table:table-cell>
          <table:table-cell office:value-type="string">
            <text:p>Zeke - Highline - August 22nd, 2014 - 5</text:p>
          </table:table-cell>
          <table:table-cell table:formula="of:=&quot;{'file':'&quot;&amp;[.A25]&amp;&quot;','title':'&quot;&amp;[.B25]&amp;&quot;'},&quot;" office:value-type="string" office:string-value="{'file':'ZOOM0005-zeke-highline-20140822.mp3','title':'Zeke - Highline - August 22nd, 2014 - 5'},">
            <text:p>{'file':'ZOOM0005-zeke-highline-20140822.mp3','title':'Zeke - Highline - August 22nd, 2014 - 5'},</text:p>
          </table:table-cell>
          <table:table-cell table:number-columns-repeated="1021"/>
        </table:table-row>
        <table:table-row table:style-name="ro1">
          <table:table-cell office:value-type="string">
            <text:p>ZOOM0006-zeke-highline-20140822.mp3</text:p>
          </table:table-cell>
          <table:table-cell office:value-type="string">
            <text:p>Zeke - Highline - August 22nd, 2014 - 6</text:p>
          </table:table-cell>
          <table:table-cell table:formula="of:=&quot;{'file':'&quot;&amp;[.A26]&amp;&quot;','title':'&quot;&amp;[.B26]&amp;&quot;'},&quot;" office:value-type="string" office:string-value="{'file':'ZOOM0006-zeke-highline-20140822.mp3','title':'Zeke - Highline - August 22nd, 2014 - 6'},">
            <text:p>{'file':'ZOOM0006-zeke-highline-20140822.mp3','title':'Zeke - Highline - August 22nd, 2014 - 6'},</text:p>
          </table:table-cell>
          <table:table-cell table:number-columns-repeated="1021"/>
        </table:table-row>
        <table:table-row table:style-name="ro1">
          <table:table-cell office:value-type="string">
            <text:p>ZOOM0007-zeke-highline-20140822.mp3</text:p>
          </table:table-cell>
          <table:table-cell office:value-type="string">
            <text:p>Zeke - Highline - August 22nd, 2014 - 7</text:p>
          </table:table-cell>
          <table:table-cell table:formula="of:=&quot;{'file':'&quot;&amp;[.A27]&amp;&quot;','title':'&quot;&amp;[.B27]&amp;&quot;'},&quot;" office:value-type="string" office:string-value="{'file':'ZOOM0007-zeke-highline-20140822.mp3','title':'Zeke - Highline - August 22nd, 2014 - 7'},">
            <text:p>{'file':'ZOOM0007-zeke-highline-20140822.mp3','title':'Zeke - Highline - August 22nd, 2014 - 7'},</text:p>
          </table:table-cell>
          <table:table-cell table:number-columns-repeated="1021"/>
        </table:table-row>
        <table:table-row table:style-name="ro1">
          <table:table-cell office:value-type="string">
            <text:p>ZOOM0008-zeke-highline-20140822.mp3</text:p>
          </table:table-cell>
          <table:table-cell office:value-type="string">
            <text:p>Zeke - Highline - August 22nd, 2014 - 8</text:p>
          </table:table-cell>
          <table:table-cell table:formula="of:=&quot;{'file':'&quot;&amp;[.A28]&amp;&quot;','title':'&quot;&amp;[.B28]&amp;&quot;'},&quot;" office:value-type="string" office:string-value="{'file':'ZOOM0008-zeke-highline-20140822.mp3','title':'Zeke - Highline - August 22nd, 2014 - 8'},">
            <text:p>{'file':'ZOOM0008-zeke-highline-20140822.mp3','title':'Zeke - Highline - August 22nd, 2014 - 8'},</text:p>
          </table:table-cell>
          <table:table-cell table:number-columns-repeated="1021"/>
        </table:table-row>
        <table:table-row table:style-name="ro1">
          <table:table-cell office:value-type="string">
            <text:p>ZOOM0009-zeke-highline-20140822.mp3</text:p>
          </table:table-cell>
          <table:table-cell office:value-type="string">
            <text:p>Zeke - Highline - August 22nd, 2014 - 9</text:p>
          </table:table-cell>
          <table:table-cell table:formula="of:=&quot;{'file':'&quot;&amp;[.A29]&amp;&quot;','title':'&quot;&amp;[.B29]&amp;&quot;'},&quot;" office:value-type="string" office:string-value="{'file':'ZOOM0009-zeke-highline-20140822.mp3','title':'Zeke - Highline - August 22nd, 2014 - 9'},">
            <text:p>{'file':'ZOOM0009-zeke-highline-20140822.mp3','title':'Zeke - Highline - August 22nd, 2014 - 9'},</text:p>
          </table:table-cell>
          <table:table-cell table:number-columns-repeated="1021"/>
        </table:table-row>
        <table:table-row table:style-name="ro1">
          <table:table-cell office:value-type="string">
            <text:p>ZOOM0010-zeke-highline-20140822.mp3</text:p>
          </table:table-cell>
          <table:table-cell office:value-type="string">
            <text:p>Zeke - Highline - August 22nd, 2014 - 10</text:p>
          </table:table-cell>
          <table:table-cell table:formula="of:=&quot;{'file':'&quot;&amp;[.A30]&amp;&quot;','title':'&quot;&amp;[.B30]&amp;&quot;'},&quot;" office:value-type="string" office:string-value="{'file':'ZOOM0010-zeke-highline-20140822.mp3','title':'Zeke - Highline - August 22nd, 2014 - 10'},">
            <text:p>{'file':'ZOOM0010-zeke-highline-20140822.mp3','title':'Zeke - Highline - August 22nd, 2014 - 10'},</text:p>
          </table:table-cell>
          <table:table-cell table:number-columns-repeated="1021"/>
        </table:table-row>
        <table:table-row table:style-name="ro1">
          <table:table-cell office:value-type="string">
            <text:p>ZOOM0011-zeke-highline-20140822.mp3</text:p>
          </table:table-cell>
          <table:table-cell office:value-type="string">
            <text:p>Zeke - Highline - August 22nd, 2014 - 11</text:p>
          </table:table-cell>
          <table:table-cell table:formula="of:=&quot;{'file':'&quot;&amp;[.A31]&amp;&quot;','title':'&quot;&amp;[.B31]&amp;&quot;'},&quot;" office:value-type="string" office:string-value="{'file':'ZOOM0011-zeke-highline-20140822.mp3','title':'Zeke - Highline - August 22nd, 2014 - 11'},">
            <text:p>{'file':'ZOOM0011-zeke-highline-20140822.mp3','title':'Zeke - Highline - August 22nd, 2014 - 11'},</text:p>
          </table:table-cell>
          <table:table-cell table:number-columns-repeated="1021"/>
        </table:table-row>
        <table:table-row table:style-name="ro1">
          <table:table-cell office:value-type="string">
            <text:p>ZOOM0012-zeke-highline-20140822.mp3</text:p>
          </table:table-cell>
          <table:table-cell office:value-type="string">
            <text:p>Zeke - Highline - August 22nd, 2014 - 12</text:p>
          </table:table-cell>
          <table:table-cell table:formula="of:=&quot;{'file':'&quot;&amp;[.A32]&amp;&quot;','title':'&quot;&amp;[.B32]&amp;&quot;'},&quot;" office:value-type="string" office:string-value="{'file':'ZOOM0012-zeke-highline-20140822.mp3','title':'Zeke - Highline - August 22nd, 2014 - 12'},">
            <text:p>{'file':'ZOOM0012-zeke-highline-20140822.mp3','title':'Zeke - Highline - August 22nd, 2014 - 12'},</text:p>
          </table:table-cell>
          <table:table-cell table:number-columns-repeated="1021"/>
        </table:table-row>
        <table:table-row table:style-name="ro1">
          <table:table-cell office:value-type="string">
            <text:p>ZOOM0013-zeke-highline-20140822.mp3</text:p>
          </table:table-cell>
          <table:table-cell office:value-type="string">
            <text:p>Zeke - Highline - August 22nd, 2014 - 13</text:p>
          </table:table-cell>
          <table:table-cell table:formula="of:=&quot;{'file':'&quot;&amp;[.A33]&amp;&quot;','title':'&quot;&amp;[.B33]&amp;&quot;'},&quot;" office:value-type="string" office:string-value="{'file':'ZOOM0013-zeke-highline-20140822.mp3','title':'Zeke - Highline - August 22nd, 2014 - 13'},">
            <text:p>{'file':'ZOOM0013-zeke-highline-20140822.mp3','title':'Zeke - Highline - August 22nd, 2014 - 13'},</text:p>
          </table:table-cell>
          <table:table-cell table:number-columns-repeated="1021"/>
        </table:table-row>
        <table:table-row table:style-name="ro1">
          <table:table-cell office:value-type="string">
            <text:p>ZOOM0014-zeke-highline-20140822.mp3</text:p>
          </table:table-cell>
          <table:table-cell office:value-type="string">
            <text:p>Zeke - Highline - August 22nd, 2014 - 14</text:p>
          </table:table-cell>
          <table:table-cell table:formula="of:=&quot;{'file':'&quot;&amp;[.A34]&amp;&quot;','title':'&quot;&amp;[.B34]&amp;&quot;'},&quot;" office:value-type="string" office:string-value="{'file':'ZOOM0014-zeke-highline-20140822.mp3','title':'Zeke - Highline - August 22nd, 2014 - 14'},">
            <text:p>{'file':'ZOOM0014-zeke-highline-20140822.mp3','title':'Zeke - Highline - August 22nd, 2014 - 14'},</text:p>
          </table:table-cell>
          <table:table-cell table:number-columns-repeated="1021"/>
        </table:table-row>
        <table:table-row table:style-name="ro1">
          <table:table-cell office:value-type="string">
            <text:p>ZOOM0015-zeke-highline-20140822.mp3</text:p>
          </table:table-cell>
          <table:table-cell office:value-type="string">
            <text:p>Zeke - Highline - August 22nd, 2014 - 15</text:p>
          </table:table-cell>
          <table:table-cell table:formula="of:=&quot;{'file':'&quot;&amp;[.A35]&amp;&quot;','title':'&quot;&amp;[.B35]&amp;&quot;'},&quot;" office:value-type="string" office:string-value="{'file':'ZOOM0015-zeke-highline-20140822.mp3','title':'Zeke - Highline - August 22nd, 2014 - 15'},">
            <text:p>{'file':'ZOOM0015-zeke-highline-20140822.mp3','title':'Zeke - Highline - August 22nd, 2014 - 15'},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zekeflier.jpg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stgaspJSON" table:style-name="ta5" table:print="false">
        <table:table-column table:style-name="co13" table:default-cell-style-name="Excel_20_Built-in_20_Normal"/>
        <table:table-column table:style-name="co3" table:number-columns-repeated="1023" table:default-cell-style-name="Excel_20_Built-in_20_Normal"/>
        <table:table-row table:style-name="ro1">
          <table:table-cell office:value-type="string">
            <text:p>ZOOM0038-lastgasp-highline-2014.mp3</text:p>
          </table:table-cell>
          <table:table-cell office:value-type="string">
            <text:p>Last Gasp - Highline - 2014 - 1</text:p>
          </table:table-cell>
          <table:table-cell table:formula="of:=&quot;{'file':'&quot;&amp;[.A1]&amp;&quot;','title':'&quot;&amp;[.B1]&amp;&quot;'},&quot;" office:value-type="string" office:string-value="{'file':'ZOOM0038-lastgasp-highline-2014.mp3','title':'Last Gasp - Highline - 2014 - 1'},">
            <text:p>{'file':'ZOOM0038-lastgasp-highline-2014.mp3','title':'Last Gasp - Highline - 2014 - 1'},</text:p>
          </table:table-cell>
          <table:table-cell table:number-columns-repeated="1021"/>
        </table:table-row>
        <table:table-row table:style-name="ro1">
          <table:table-cell office:value-type="string">
            <text:p>ZOOM0039-lastgasp-highline-2014.mp3</text:p>
          </table:table-cell>
          <table:table-cell office:value-type="string">
            <text:p>Last Gasp - Highline - 2014 - 2</text:p>
          </table:table-cell>
          <table:table-cell table:formula="of:=&quot;{'file':'&quot;&amp;[.A2]&amp;&quot;','title':'&quot;&amp;[.B2]&amp;&quot;'},&quot;" office:value-type="string" office:string-value="{'file':'ZOOM0039-lastgasp-highline-2014.mp3','title':'Last Gasp - Highline - 2014 - 2'},">
            <text:p>{'file':'ZOOM0039-lastgasp-highline-2014.mp3','title':'Last Gasp - Highline - 2014 - 2'},</text:p>
          </table:table-cell>
          <table:table-cell table:number-columns-repeated="1021"/>
        </table:table-row>
        <table:table-row table:style-name="ro1">
          <table:table-cell office:value-type="string">
            <text:p>ZOOM0040-lastgasp-highline-2014.mp3</text:p>
          </table:table-cell>
          <table:table-cell office:value-type="string">
            <text:p>Last Gasp - Highline - 2014 - 3</text:p>
          </table:table-cell>
          <table:table-cell table:formula="of:=&quot;{'file':'&quot;&amp;[.A3]&amp;&quot;','title':'&quot;&amp;[.B3]&amp;&quot;'},&quot;" office:value-type="string" office:string-value="{'file':'ZOOM0040-lastgasp-highline-2014.mp3','title':'Last Gasp - Highline - 2014 - 3'},">
            <text:p>{'file':'ZOOM0040-lastgasp-highline-2014.mp3','title':'Last Gasp - Highline - 2014 - 3'},</text:p>
          </table:table-cell>
          <table:table-cell table:number-columns-repeated="1021"/>
        </table:table-row>
        <table:table-row table:style-name="ro1">
          <table:table-cell office:value-type="string">
            <text:p>ZOOM0041-lastgasp-highline-2014.mp3</text:p>
          </table:table-cell>
          <table:table-cell office:value-type="string">
            <text:p>Last Gasp - Highline - 2014 - 4</text:p>
          </table:table-cell>
          <table:table-cell table:formula="of:=&quot;{'file':'&quot;&amp;[.A4]&amp;&quot;','title':'&quot;&amp;[.B4]&amp;&quot;'},&quot;" office:value-type="string" office:string-value="{'file':'ZOOM0041-lastgasp-highline-2014.mp3','title':'Last Gasp - Highline - 2014 - 4'},">
            <text:p>{'file':'ZOOM0041-lastgasp-highline-2014.mp3','title':'Last Gasp - Highline - 2014 - 4'},</text:p>
          </table:table-cell>
          <table:table-cell table:number-columns-repeated="1021"/>
        </table:table-row>
        <table:table-row table:style-name="ro1">
          <table:table-cell office:value-type="string">
            <text:p>ZOOM0042-lastgasp-highline-2014.mp3</text:p>
          </table:table-cell>
          <table:table-cell office:value-type="string">
            <text:p>Last Gasp - Highline - 2014 - 5</text:p>
          </table:table-cell>
          <table:table-cell table:formula="of:=&quot;{'file':'&quot;&amp;[.A5]&amp;&quot;','title':'&quot;&amp;[.B5]&amp;&quot;'},&quot;" office:value-type="string" office:string-value="{'file':'ZOOM0042-lastgasp-highline-2014.mp3','title':'Last Gasp - Highline - 2014 - 5'},">
            <text:p>{'file':'ZOOM0042-lastgasp-highline-2014.mp3','title':'Last Gasp - Highline - 2014 - 5'},</text:p>
          </table:table-cell>
          <table:table-cell table:number-columns-repeated="1021"/>
        </table:table-row>
        <table:table-row table:style-name="ro1">
          <table:table-cell office:value-type="string">
            <text:p>ZOOM0043-lastgasp-highline-2014.mp3</text:p>
          </table:table-cell>
          <table:table-cell office:value-type="string">
            <text:p>Last Gasp - Highline - 2014 - 6</text:p>
          </table:table-cell>
          <table:table-cell table:formula="of:=&quot;{'file':'&quot;&amp;[.A6]&amp;&quot;','title':'&quot;&amp;[.B6]&amp;&quot;'},&quot;" office:value-type="string" office:string-value="{'file':'ZOOM0043-lastgasp-highline-2014.mp3','title':'Last Gasp - Highline - 2014 - 6'},">
            <text:p>{'file':'ZOOM0043-lastgasp-highline-2014.mp3','title':'Last Gasp - Highline - 2014 - 6'},</text:p>
          </table:table-cell>
          <table:table-cell table:number-columns-repeated="1021"/>
        </table:table-row>
        <table:table-row table:style-name="ro1">
          <table:table-cell office:value-type="string">
            <text:p>ZOOM0044-lastgasp-highline-2014.mp3</text:p>
          </table:table-cell>
          <table:table-cell office:value-type="string">
            <text:p>Last Gasp - Highline - 2014 - 7</text:p>
          </table:table-cell>
          <table:table-cell table:formula="of:=&quot;{'file':'&quot;&amp;[.A7]&amp;&quot;','title':'&quot;&amp;[.B7]&amp;&quot;'},&quot;" office:value-type="string" office:string-value="{'file':'ZOOM0044-lastgasp-highline-2014.mp3','title':'Last Gasp - Highline - 2014 - 7'},">
            <text:p>{'file':'ZOOM0044-lastgasp-highline-2014.mp3','title':'Last Gasp - Highline - 2014 - 7'},</text:p>
          </table:table-cell>
          <table:table-cell table:number-columns-repeated="1021"/>
        </table:table-row>
        <table:table-row table:style-name="ro1">
          <table:table-cell office:value-type="string">
            <text:p>ZOOM0045-lastgasp-highline-2014.mp3</text:p>
          </table:table-cell>
          <table:table-cell office:value-type="string">
            <text:p>Last Gasp - Highline - 2014 - 8</text:p>
          </table:table-cell>
          <table:table-cell table:formula="of:=&quot;{'file':'&quot;&amp;[.A8]&amp;&quot;','title':'&quot;&amp;[.B8]&amp;&quot;'},&quot;" office:value-type="string" office:string-value="{'file':'ZOOM0045-lastgasp-highline-2014.mp3','title':'Last Gasp - Highline - 2014 - 8'},">
            <text:p>{'file':'ZOOM0045-lastgasp-highline-2014.mp3','title':'Last Gasp - Highline - 2014 - 8'},</text:p>
          </table:table-cell>
          <table:table-cell table:number-columns-repeated="1021"/>
        </table:table-row>
        <table:table-row table:style-name="ro1">
          <table:table-cell office:value-type="string">
            <text:p>ZOOM0046-lastgasp-highline-2014.mp3</text:p>
          </table:table-cell>
          <table:table-cell office:value-type="string">
            <text:p>Last Gasp - Highline - 2014 - 9</text:p>
          </table:table-cell>
          <table:table-cell table:formula="of:=&quot;{'file':'&quot;&amp;[.A9]&amp;&quot;','title':'&quot;&amp;[.B9]&amp;&quot;'},&quot;" office:value-type="string" office:string-value="{'file':'ZOOM0046-lastgasp-highline-2014.mp3','title':'Last Gasp - Highline - 2014 - 9'},">
            <text:p>{'file':'ZOOM0046-lastgasp-highline-2014.mp3','title':'Last Gasp - Highline - 2014 - 9'},</text:p>
          </table:table-cell>
          <table:table-cell table:number-columns-repeated="1021"/>
        </table:table-row>
        <table:table-row table:style-name="ro1">
          <table:table-cell office:value-type="string">
            <text:p>ZOOM0047-lastgasp-highline-2014.mp3</text:p>
          </table:table-cell>
          <table:table-cell office:value-type="string">
            <text:p>Last Gasp - Highline - 2014 - 10</text:p>
          </table:table-cell>
          <table:table-cell table:formula="of:=&quot;{'file':'&quot;&amp;[.A10]&amp;&quot;','title':'&quot;&amp;[.B10]&amp;&quot;'},&quot;" office:value-type="string" office:string-value="{'file':'ZOOM0047-lastgasp-highline-2014.mp3','title':'Last Gasp - Highline - 2014 - 10'},">
            <text:p>{'file':'ZOOM0047-lastgasp-highline-2014.mp3','title':'Last Gasp - Highline - 2014 - 10'},</text:p>
          </table:table-cell>
          <table:table-cell table:number-columns-repeated="1021"/>
        </table:table-row>
        <table:table-row table:style-name="ro1">
          <table:table-cell office:value-type="string">
            <text:p>ZOOM0048-lastgasp-highline-2014.mp3</text:p>
          </table:table-cell>
          <table:table-cell office:value-type="string">
            <text:p>Last Gasp - Highline - 2014 - 11</text:p>
          </table:table-cell>
          <table:table-cell table:formula="of:=&quot;{'file':'&quot;&amp;[.A11]&amp;&quot;','title':'&quot;&amp;[.B11]&amp;&quot;'},&quot;" office:value-type="string" office:string-value="{'file':'ZOOM0048-lastgasp-highline-2014.mp3','title':'Last Gasp - Highline - 2014 - 11'},">
            <text:p>{'file':'ZOOM0048-lastgasp-highline-2014.mp3','title':'Last Gasp - Highline - 2014 - 11'},</text:p>
          </table:table-cell>
          <table:table-cell table:number-columns-repeated="1021"/>
        </table:table-row>
        <table:table-row table:style-name="ro1">
          <table:table-cell office:value-type="string">
            <text:p>ZOOM0049-lastgasp-highline-2014.mp3</text:p>
          </table:table-cell>
          <table:table-cell office:value-type="string">
            <text:p>Last Gasp - Highline - 2014 - 12</text:p>
          </table:table-cell>
          <table:table-cell table:formula="of:=&quot;{'file':'&quot;&amp;[.A12]&amp;&quot;','title':'&quot;&amp;[.B12]&amp;&quot;'},&quot;" office:value-type="string" office:string-value="{'file':'ZOOM0049-lastgasp-highline-2014.mp3','title':'Last Gasp - Highline - 2014 - 12'},">
            <text:p>{'file':'ZOOM0049-lastgasp-highline-2014.mp3','title':'Last Gasp - Highline - 2014 - 12'},</text:p>
          </table:table-cell>
          <table:table-cell table:number-columns-repeated="1021"/>
        </table:table-row>
        <table:table-row table:style-name="ro1">
          <table:table-cell office:value-type="string">
            <text:p>ZOOM0050-lastgasp-highline-2014.mp3</text:p>
          </table:table-cell>
          <table:table-cell office:value-type="string">
            <text:p>Last Gasp - Highline - 2014 - 13</text:p>
          </table:table-cell>
          <table:table-cell table:formula="of:=&quot;{'file':'&quot;&amp;[.A13]&amp;&quot;','title':'&quot;&amp;[.B13]&amp;&quot;'},&quot;" office:value-type="string" office:string-value="{'file':'ZOOM0050-lastgasp-highline-2014.mp3','title':'Last Gasp - Highline - 2014 - 13'},">
            <text:p>{'file':'ZOOM0050-lastgasp-highline-2014.mp3','title':'Last Gasp - Highline - 2014 - 13'},</text:p>
          </table:table-cell>
          <table:table-cell table:number-columns-repeated="1021"/>
        </table:table-row>
        <table:table-row table:style-name="ro1">
          <table:table-cell office:value-type="string">
            <text:p>ZOOM0051-lastgasp-highline-2014.mp3</text:p>
          </table:table-cell>
          <table:table-cell office:value-type="string">
            <text:p>Last Gasp - Highline - 2014 - 14</text:p>
          </table:table-cell>
          <table:table-cell table:formula="of:=&quot;{'file':'&quot;&amp;[.A14]&amp;&quot;','title':'&quot;&amp;[.B14]&amp;&quot;'},&quot;" office:value-type="string" office:string-value="{'file':'ZOOM0051-lastgasp-highline-2014.mp3','title':'Last Gasp - Highline - 2014 - 14'},">
            <text:p>{'file':'ZOOM0051-lastgasp-highline-2014.mp3','title':'Last Gasp - Highline - 2014 - 14'},</text:p>
          </table:table-cell>
          <table:table-cell table:number-columns-repeated="1021"/>
        </table:table-row>
        <table:table-row table:style-name="ro1">
          <table:table-cell office:value-type="string">
            <text:p>ZOOM0038.jpg</text:p>
          </table:table-cell>
          <table:table-cell office:value-type="string">
            <text:p>Last Gasp 1</text:p>
          </table:table-cell>
          <table:table-cell table:formula="of:=&quot;{'file':'&quot;&amp;[.A15]&amp;&quot;','title':'&quot;&amp;[.B15]&amp;&quot;'},&quot;" office:value-type="string" office:string-value="{'file':'ZOOM0038.jpg','title':'Last Gasp 1'},">
            <text:p>{'file':'ZOOM0038.jpg','title':'Last Gasp 1'},</text:p>
          </table:table-cell>
          <table:table-cell table:number-columns-repeated="1021"/>
        </table:table-row>
        <table:table-row table:style-name="ro1">
          <table:table-cell office:value-type="string">
            <text:p>ZOOM0039.jpg</text:p>
          </table:table-cell>
          <table:table-cell office:value-type="string">
            <text:p>Last Gasp 2</text:p>
          </table:table-cell>
          <table:table-cell table:formula="of:=&quot;{'file':'&quot;&amp;[.A16]&amp;&quot;','title':'&quot;&amp;[.B16]&amp;&quot;'},&quot;" office:value-type="string" office:string-value="{'file':'ZOOM0039.jpg','title':'Last Gasp 2'},">
            <text:p>{'file':'ZOOM0039.jpg','title':'Last Gasp 2'},</text:p>
          </table:table-cell>
          <table:table-cell table:number-columns-repeated="1021"/>
        </table:table-row>
        <table:table-row table:style-name="ro1">
          <table:table-cell office:value-type="string">
            <text:p>ZOOM0040.jpg</text:p>
          </table:table-cell>
          <table:table-cell office:value-type="string">
            <text:p>Last Gasp 3</text:p>
          </table:table-cell>
          <table:table-cell table:formula="of:=&quot;{'file':'&quot;&amp;[.A17]&amp;&quot;','title':'&quot;&amp;[.B17]&amp;&quot;'},&quot;" office:value-type="string" office:string-value="{'file':'ZOOM0040.jpg','title':'Last Gasp 3'},">
            <text:p>{'file':'ZOOM0040.jpg','title':'Last Gasp 3'},</text:p>
          </table:table-cell>
          <table:table-cell table:number-columns-repeated="1021"/>
        </table:table-row>
        <table:table-row table:style-name="ro1">
          <table:table-cell office:value-type="string">
            <text:p>ZOOM0041.jpg</text:p>
          </table:table-cell>
          <table:table-cell office:value-type="string">
            <text:p>Last Gasp 4</text:p>
          </table:table-cell>
          <table:table-cell table:formula="of:=&quot;{'file':'&quot;&amp;[.A18]&amp;&quot;','title':'&quot;&amp;[.B18]&amp;&quot;'},&quot;" office:value-type="string" office:string-value="{'file':'ZOOM0041.jpg','title':'Last Gasp 4'},">
            <text:p>{'file':'ZOOM0041.jpg','title':'Last Gasp 4'},</text:p>
          </table:table-cell>
          <table:table-cell table:number-columns-repeated="1021"/>
        </table:table-row>
        <table:table-row table:style-name="ro1">
          <table:table-cell office:value-type="string">
            <text:p>ZOOM0042.jpg</text:p>
          </table:table-cell>
          <table:table-cell office:value-type="string">
            <text:p>Last Gasp 5</text:p>
          </table:table-cell>
          <table:table-cell table:formula="of:=&quot;{'file':'&quot;&amp;[.A19]&amp;&quot;','title':'&quot;&amp;[.B19]&amp;&quot;'},&quot;" office:value-type="string" office:string-value="{'file':'ZOOM0042.jpg','title':'Last Gasp 5'},">
            <text:p>{'file':'ZOOM0042.jpg','title':'Last Gasp 5'},</text:p>
          </table:table-cell>
          <table:table-cell table:number-columns-repeated="1021"/>
        </table:table-row>
        <table:table-row table:style-name="ro1">
          <table:table-cell office:value-type="string">
            <text:p>ZOOM0043.jpg</text:p>
          </table:table-cell>
          <table:table-cell office:value-type="string">
            <text:p>Last Gasp 6</text:p>
          </table:table-cell>
          <table:table-cell table:formula="of:=&quot;{'file':'&quot;&amp;[.A20]&amp;&quot;','title':'&quot;&amp;[.B20]&amp;&quot;'},&quot;" office:value-type="string" office:string-value="{'file':'ZOOM0043.jpg','title':'Last Gasp 6'},">
            <text:p>{'file':'ZOOM0043.jpg','title':'Last Gasp 6'},</text:p>
          </table:table-cell>
          <table:table-cell table:number-columns-repeated="1021"/>
        </table:table-row>
        <table:table-row table:style-name="ro1">
          <table:table-cell office:value-type="string">
            <text:p>ZOOM0044.jpg</text:p>
          </table:table-cell>
          <table:table-cell office:value-type="string">
            <text:p>Last Gasp 7</text:p>
          </table:table-cell>
          <table:table-cell table:formula="of:=&quot;{'file':'&quot;&amp;[.A21]&amp;&quot;','title':'&quot;&amp;[.B21]&amp;&quot;'},&quot;" office:value-type="string" office:string-value="{'file':'ZOOM0044.jpg','title':'Last Gasp 7'},">
            <text:p>{'file':'ZOOM0044.jpg','title':'Last Gasp 7'},</text:p>
          </table:table-cell>
          <table:table-cell table:number-columns-repeated="1021"/>
        </table:table-row>
        <table:table-row table:style-name="ro1">
          <table:table-cell office:value-type="string">
            <text:p>ZOOM0045.jpg</text:p>
          </table:table-cell>
          <table:table-cell office:value-type="string">
            <text:p>Last Gasp 8</text:p>
          </table:table-cell>
          <table:table-cell table:formula="of:=&quot;{'file':'&quot;&amp;[.A22]&amp;&quot;','title':'&quot;&amp;[.B22]&amp;&quot;'},&quot;" office:value-type="string" office:string-value="{'file':'ZOOM0045.jpg','title':'Last Gasp 8'},">
            <text:p>{'file':'ZOOM0045.jpg','title':'Last Gasp 8'},</text:p>
          </table:table-cell>
          <table:table-cell table:number-columns-repeated="1021"/>
        </table:table-row>
        <table:table-row table:style-name="ro1">
          <table:table-cell office:value-type="string">
            <text:p>ZOOM0046.jpg</text:p>
          </table:table-cell>
          <table:table-cell office:value-type="string">
            <text:p>Last Gasp 9</text:p>
          </table:table-cell>
          <table:table-cell table:formula="of:=&quot;{'file':'&quot;&amp;[.A23]&amp;&quot;','title':'&quot;&amp;[.B23]&amp;&quot;'},&quot;" office:value-type="string" office:string-value="{'file':'ZOOM0046.jpg','title':'Last Gasp 9'},">
            <text:p>{'file':'ZOOM0046.jpg','title':'Last Gasp 9'},</text:p>
          </table:table-cell>
          <table:table-cell table:number-columns-repeated="1021"/>
        </table:table-row>
        <table:table-row table:style-name="ro1">
          <table:table-cell office:value-type="string">
            <text:p>ZOOM0047.jpg</text:p>
          </table:table-cell>
          <table:table-cell office:value-type="string">
            <text:p>Last Gasp 10</text:p>
          </table:table-cell>
          <table:table-cell table:formula="of:=&quot;{'file':'&quot;&amp;[.A24]&amp;&quot;','title':'&quot;&amp;[.B24]&amp;&quot;'},&quot;" office:value-type="string" office:string-value="{'file':'ZOOM0047.jpg','title':'Last Gasp 10'},">
            <text:p>{'file':'ZOOM0047.jpg','title':'Last Gasp 10'},</text:p>
          </table:table-cell>
          <table:table-cell table:number-columns-repeated="1021"/>
        </table:table-row>
        <table:table-row table:style-name="ro1">
          <table:table-cell office:value-type="string">
            <text:p>ZOOM0048.jpg</text:p>
          </table:table-cell>
          <table:table-cell office:value-type="string">
            <text:p>Last Gasp 11</text:p>
          </table:table-cell>
          <table:table-cell table:formula="of:=&quot;{'file':'&quot;&amp;[.A25]&amp;&quot;','title':'&quot;&amp;[.B25]&amp;&quot;'},&quot;" office:value-type="string" office:string-value="{'file':'ZOOM0048.jpg','title':'Last Gasp 11'},">
            <text:p>{'file':'ZOOM0048.jpg','title':'Last Gasp 11'},</text:p>
          </table:table-cell>
          <table:table-cell table:number-columns-repeated="1021"/>
        </table:table-row>
        <table:table-row table:style-name="ro1">
          <table:table-cell office:value-type="string">
            <text:p>ZOOM0049.jpg</text:p>
          </table:table-cell>
          <table:table-cell office:value-type="string">
            <text:p>Last Gasp 12</text:p>
          </table:table-cell>
          <table:table-cell table:formula="of:=&quot;{'file':'&quot;&amp;[.A26]&amp;&quot;','title':'&quot;&amp;[.B26]&amp;&quot;'},&quot;" office:value-type="string" office:string-value="{'file':'ZOOM0049.jpg','title':'Last Gasp 12'},">
            <text:p>{'file':'ZOOM0049.jpg','title':'Last Gasp 12'},</text:p>
          </table:table-cell>
          <table:table-cell table:number-columns-repeated="1021"/>
        </table:table-row>
        <table:table-row table:style-name="ro1">
          <table:table-cell office:value-type="string">
            <text:p>ZOOM0050.jpg</text:p>
          </table:table-cell>
          <table:table-cell office:value-type="string">
            <text:p>Last Gasp 13</text:p>
          </table:table-cell>
          <table:table-cell table:formula="of:=&quot;{'file':'&quot;&amp;[.A27]&amp;&quot;','title':'&quot;&amp;[.B27]&amp;&quot;'},&quot;" office:value-type="string" office:string-value="{'file':'ZOOM0050.jpg','title':'Last Gasp 13'},">
            <text:p>{'file':'ZOOM0050.jpg','title':'Last Gasp 13'},</text:p>
          </table:table-cell>
          <table:table-cell table:number-columns-repeated="1021"/>
        </table:table-row>
        <table:table-row table:style-name="ro1">
          <table:table-cell office:value-type="string">
            <text:p>ZOOM0051.jpg</text:p>
          </table:table-cell>
          <table:table-cell office:value-type="string">
            <text:p>Last Gasp 14</text:p>
          </table:table-cell>
          <table:table-cell table:formula="of:=&quot;{'file':'&quot;&amp;[.A28]&amp;&quot;','title':'&quot;&amp;[.B28]&amp;&quot;'},&quot;" office:value-type="string" office:string-value="{'file':'ZOOM0051.jpg','title':'Last Gasp 14'},">
            <text:p>{'file':'ZOOM0051.jpg','title':'Last Gasp 14'},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klaneganJSON" table:style-name="ta6" table:print="false">
        <table:table-column table:style-name="co14" table:default-cell-style-name="Excel_20_Built-in_20_Normal"/>
        <table:table-column table:style-name="co3" table:number-columns-repeated="1023" table:default-cell-style-name="Excel_20_Built-in_20_Normal"/>
        <table:table-row table:style-name="ro1">
          <table:table-cell office:value-type="string">
            <text:p>01%20marklanegan-showbox-20140703-01.mp3</text:p>
          </table:table-cell>
          <table:table-cell office:value-type="string">
            <text:p>Mark Lanegan - Showbox Market, Seattle - July 3rd, 2014 - 1</text:p>
          </table:table-cell>
          <table:table-cell table:formula="of:=&quot;{'file':'&quot;&amp;[.A1]&amp;&quot;','title':'&quot;&amp;[.B1]&amp;&quot;'},&quot;" office:value-type="string" office:string-value="{'file':'01%20marklanegan-showbox-20140703-01.mp3','title':'Mark Lanegan - Showbox Market, Seattle - July 3rd, 2014 - 1'},">
            <text:p>{'file':'01%20marklanegan-showbox-20140703-01.mp3','title':'Mark Lanegan - Showbox Market, Seattle - July 3rd, 2014 - 1'},</text:p>
          </table:table-cell>
          <table:table-cell table:number-columns-repeated="1021"/>
        </table:table-row>
        <table:table-row table:style-name="ro1">
          <table:table-cell office:value-type="string">
            <text:p>02%20marklanegan-showbox-20140703-02.mp3</text:p>
          </table:table-cell>
          <table:table-cell office:value-type="string">
            <text:p>Mark Lanegan - Showbox Market, Seattle - July 3rd, 2014 - 2</text:p>
          </table:table-cell>
          <table:table-cell table:formula="of:=&quot;{'file':'&quot;&amp;[.A2]&amp;&quot;','title':'&quot;&amp;[.B2]&amp;&quot;'},&quot;" office:value-type="string" office:string-value="{'file':'02%20marklanegan-showbox-20140703-02.mp3','title':'Mark Lanegan - Showbox Market, Seattle - July 3rd, 2014 - 2'},">
            <text:p>{'file':'02%20marklanegan-showbox-20140703-02.mp3','title':'Mark Lanegan - Showbox Market, Seattle - July 3rd, 2014 - 2'},</text:p>
          </table:table-cell>
          <table:table-cell table:number-columns-repeated="1021"/>
        </table:table-row>
        <table:table-row table:style-name="ro1">
          <table:table-cell office:value-type="string">
            <text:p>03%20marklanegan-showbox-20140703-03.mp3</text:p>
          </table:table-cell>
          <table:table-cell office:value-type="string">
            <text:p>Mark Lanegan - Showbox Market, Seattle - July 3rd, 2014 - 3</text:p>
          </table:table-cell>
          <table:table-cell table:formula="of:=&quot;{'file':'&quot;&amp;[.A3]&amp;&quot;','title':'&quot;&amp;[.B3]&amp;&quot;'},&quot;" office:value-type="string" office:string-value="{'file':'03%20marklanegan-showbox-20140703-03.mp3','title':'Mark Lanegan - Showbox Market, Seattle - July 3rd, 2014 - 3'},">
            <text:p>{'file':'03%20marklanegan-showbox-20140703-03.mp3','title':'Mark Lanegan - Showbox Market, Seattle - July 3rd, 2014 - 3'},</text:p>
          </table:table-cell>
          <table:table-cell table:number-columns-repeated="1021"/>
        </table:table-row>
        <table:table-row table:style-name="ro1">
          <table:table-cell office:value-type="string">
            <text:p>04%20marklanegan-showbox-20140703-04.mp3</text:p>
          </table:table-cell>
          <table:table-cell office:value-type="string">
            <text:p>Mark Lanegan - Showbox Market, Seattle - July 3rd, 2014 - 4</text:p>
          </table:table-cell>
          <table:table-cell table:formula="of:=&quot;{'file':'&quot;&amp;[.A4]&amp;&quot;','title':'&quot;&amp;[.B4]&amp;&quot;'},&quot;" office:value-type="string" office:string-value="{'file':'04%20marklanegan-showbox-20140703-04.mp3','title':'Mark Lanegan - Showbox Market, Seattle - July 3rd, 2014 - 4'},">
            <text:p>{'file':'04%20marklanegan-showbox-20140703-04.mp3','title':'Mark Lanegan - Showbox Market, Seattle - July 3rd, 2014 - 4'},</text:p>
          </table:table-cell>
          <table:table-cell table:number-columns-repeated="1021"/>
        </table:table-row>
        <table:table-row table:style-name="ro1">
          <table:table-cell office:value-type="string">
            <text:p>05%20marklanegan-showbox-20140703-05.mp3</text:p>
          </table:table-cell>
          <table:table-cell office:value-type="string">
            <text:p>Mark Lanegan - Showbox Market, Seattle - July 3rd, 2014 - 5</text:p>
          </table:table-cell>
          <table:table-cell table:formula="of:=&quot;{'file':'&quot;&amp;[.A5]&amp;&quot;','title':'&quot;&amp;[.B5]&amp;&quot;'},&quot;" office:value-type="string" office:string-value="{'file':'05%20marklanegan-showbox-20140703-05.mp3','title':'Mark Lanegan - Showbox Market, Seattle - July 3rd, 2014 - 5'},">
            <text:p>{'file':'05%20marklanegan-showbox-20140703-05.mp3','title':'Mark Lanegan - Showbox Market, Seattle - July 3rd, 2014 - 5'},</text:p>
          </table:table-cell>
          <table:table-cell table:number-columns-repeated="1021"/>
        </table:table-row>
        <table:table-row table:style-name="ro1">
          <table:table-cell office:value-type="string">
            <text:p>06%20marklanegan-showbox-20140703-06.mp3</text:p>
          </table:table-cell>
          <table:table-cell office:value-type="string">
            <text:p>Mark Lanegan - Showbox Market, Seattle - July 3rd, 2014 - 6</text:p>
          </table:table-cell>
          <table:table-cell table:formula="of:=&quot;{'file':'&quot;&amp;[.A6]&amp;&quot;','title':'&quot;&amp;[.B6]&amp;&quot;'},&quot;" office:value-type="string" office:string-value="{'file':'06%20marklanegan-showbox-20140703-06.mp3','title':'Mark Lanegan - Showbox Market, Seattle - July 3rd, 2014 - 6'},">
            <text:p>{'file':'06%20marklanegan-showbox-20140703-06.mp3','title':'Mark Lanegan - Showbox Market, Seattle - July 3rd, 2014 - 6'},</text:p>
          </table:table-cell>
          <table:table-cell table:number-columns-repeated="1021"/>
        </table:table-row>
        <table:table-row table:style-name="ro1">
          <table:table-cell office:value-type="string">
            <text:p>07%20marklanegan-showbox-20140703-07.mp3</text:p>
          </table:table-cell>
          <table:table-cell office:value-type="string">
            <text:p>Mark Lanegan - Showbox Market, Seattle - July 3rd, 2014 - 7</text:p>
          </table:table-cell>
          <table:table-cell table:formula="of:=&quot;{'file':'&quot;&amp;[.A7]&amp;&quot;','title':'&quot;&amp;[.B7]&amp;&quot;'},&quot;" office:value-type="string" office:string-value="{'file':'07%20marklanegan-showbox-20140703-07.mp3','title':'Mark Lanegan - Showbox Market, Seattle - July 3rd, 2014 - 7'},">
            <text:p>{'file':'07%20marklanegan-showbox-20140703-07.mp3','title':'Mark Lanegan - Showbox Market, Seattle - July 3rd, 2014 - 7'},</text:p>
          </table:table-cell>
          <table:table-cell table:number-columns-repeated="1021"/>
        </table:table-row>
        <table:table-row table:style-name="ro1">
          <table:table-cell office:value-type="string">
            <text:p>08%20marklanegan-showbox-20140703-08.mp3</text:p>
          </table:table-cell>
          <table:table-cell office:value-type="string">
            <text:p>Mark Lanegan - Showbox Market, Seattle - July 3rd, 2014 - 8</text:p>
          </table:table-cell>
          <table:table-cell table:formula="of:=&quot;{'file':'&quot;&amp;[.A8]&amp;&quot;','title':'&quot;&amp;[.B8]&amp;&quot;'},&quot;" office:value-type="string" office:string-value="{'file':'08%20marklanegan-showbox-20140703-08.mp3','title':'Mark Lanegan - Showbox Market, Seattle - July 3rd, 2014 - 8'},">
            <text:p>{'file':'08%20marklanegan-showbox-20140703-08.mp3','title':'Mark Lanegan - Showbox Market, Seattle - July 3rd, 2014 - 8'},</text:p>
          </table:table-cell>
          <table:table-cell table:number-columns-repeated="1021"/>
        </table:table-row>
        <table:table-row table:style-name="ro1">
          <table:table-cell office:value-type="string">
            <text:p>09%20marklanegan-showbox-20140703-09.mp3</text:p>
          </table:table-cell>
          <table:table-cell office:value-type="string">
            <text:p>Mark Lanegan - Showbox Market, Seattle - July 3rd, 2014 - 9</text:p>
          </table:table-cell>
          <table:table-cell table:formula="of:=&quot;{'file':'&quot;&amp;[.A9]&amp;&quot;','title':'&quot;&amp;[.B9]&amp;&quot;'},&quot;" office:value-type="string" office:string-value="{'file':'09%20marklanegan-showbox-20140703-09.mp3','title':'Mark Lanegan - Showbox Market, Seattle - July 3rd, 2014 - 9'},">
            <text:p>{'file':'09%20marklanegan-showbox-20140703-09.mp3','title':'Mark Lanegan - Showbox Market, Seattle - July 3rd, 2014 - 9'},</text:p>
          </table:table-cell>
          <table:table-cell table:number-columns-repeated="1021"/>
        </table:table-row>
        <table:table-row table:style-name="ro1">
          <table:table-cell office:value-type="string">
            <text:p>10%20marklanegan-showbox-20140703-10.mp3</text:p>
          </table:table-cell>
          <table:table-cell office:value-type="string">
            <text:p>Mark Lanegan - Showbox Market, Seattle - July 3rd, 2014 - 10</text:p>
          </table:table-cell>
          <table:table-cell table:formula="of:=&quot;{'file':'&quot;&amp;[.A10]&amp;&quot;','title':'&quot;&amp;[.B10]&amp;&quot;'},&quot;" office:value-type="string" office:string-value="{'file':'10%20marklanegan-showbox-20140703-10.mp3','title':'Mark Lanegan - Showbox Market, Seattle - July 3rd, 2014 - 10'},">
            <text:p>{'file':'10%20marklanegan-showbox-20140703-10.mp3','title':'Mark Lanegan - Showbox Market, Seattle - July 3rd, 2014 - 10'},</text:p>
          </table:table-cell>
          <table:table-cell table:number-columns-repeated="1021"/>
        </table:table-row>
        <table:table-row table:style-name="ro1">
          <table:table-cell office:value-type="string">
            <text:p>11%20marklanegan-showbox-20140703-11.mp3</text:p>
          </table:table-cell>
          <table:table-cell office:value-type="string">
            <text:p>Mark Lanegan - Showbox Market, Seattle - July 3rd, 2014 - 11</text:p>
          </table:table-cell>
          <table:table-cell table:formula="of:=&quot;{'file':'&quot;&amp;[.A11]&amp;&quot;','title':'&quot;&amp;[.B11]&amp;&quot;'},&quot;" office:value-type="string" office:string-value="{'file':'11%20marklanegan-showbox-20140703-11.mp3','title':'Mark Lanegan - Showbox Market, Seattle - July 3rd, 2014 - 11'},">
            <text:p>{'file':'11%20marklanegan-showbox-20140703-11.mp3','title':'Mark Lanegan - Showbox Market, Seattle - July 3rd, 2014 - 11'},</text:p>
          </table:table-cell>
          <table:table-cell table:number-columns-repeated="1021"/>
        </table:table-row>
        <table:table-row table:style-name="ro1">
          <table:table-cell office:value-type="string">
            <text:p>12%20marklanegan-showbox-20140703-12.mp3</text:p>
          </table:table-cell>
          <table:table-cell office:value-type="string">
            <text:p>Mark Lanegan - Showbox Market, Seattle - July 3rd, 2014 - 12</text:p>
          </table:table-cell>
          <table:table-cell table:formula="of:=&quot;{'file':'&quot;&amp;[.A12]&amp;&quot;','title':'&quot;&amp;[.B12]&amp;&quot;'},&quot;" office:value-type="string" office:string-value="{'file':'12%20marklanegan-showbox-20140703-12.mp3','title':'Mark Lanegan - Showbox Market, Seattle - July 3rd, 2014 - 12'},">
            <text:p>{'file':'12%20marklanegan-showbox-20140703-12.mp3','title':'Mark Lanegan - Showbox Market, Seattle - July 3rd, 2014 - 12'},</text:p>
          </table:table-cell>
          <table:table-cell table:number-columns-repeated="1021"/>
        </table:table-row>
        <table:table-row table:style-name="ro1">
          <table:table-cell office:value-type="string">
            <text:p>13%20marklanegan-showbox-20140703-13.mp3</text:p>
          </table:table-cell>
          <table:table-cell office:value-type="string">
            <text:p>Mark Lanegan - Showbox Market, Seattle - July 3rd, 2014 - 13</text:p>
          </table:table-cell>
          <table:table-cell table:formula="of:=&quot;{'file':'&quot;&amp;[.A13]&amp;&quot;','title':'&quot;&amp;[.B13]&amp;&quot;'},&quot;" office:value-type="string" office:string-value="{'file':'13%20marklanegan-showbox-20140703-13.mp3','title':'Mark Lanegan - Showbox Market, Seattle - July 3rd, 2014 - 13'},">
            <text:p>{'file':'13%20marklanegan-showbox-20140703-13.mp3','title':'Mark Lanegan - Showbox Market, Seattle - July 3rd, 2014 - 13'},</text:p>
          </table:table-cell>
          <table:table-cell table:number-columns-repeated="1021"/>
        </table:table-row>
        <table:table-row table:style-name="ro1">
          <table:table-cell office:value-type="string">
            <text:p>14%20marklanegan-showbox-20140703-14.mp3</text:p>
          </table:table-cell>
          <table:table-cell office:value-type="string">
            <text:p>Mark Lanegan - Showbox Market, Seattle - July 3rd, 2014 - 14</text:p>
          </table:table-cell>
          <table:table-cell table:formula="of:=&quot;{'file':'&quot;&amp;[.A14]&amp;&quot;','title':'&quot;&amp;[.B14]&amp;&quot;'},&quot;" office:value-type="string" office:string-value="{'file':'14%20marklanegan-showbox-20140703-14.mp3','title':'Mark Lanegan - Showbox Market, Seattle - July 3rd, 2014 - 14'},">
            <text:p>{'file':'14%20marklanegan-showbox-20140703-14.mp3','title':'Mark Lanegan - Showbox Market, Seattle - July 3rd, 2014 - 14'},</text:p>
          </table:table-cell>
          <table:table-cell table:number-columns-repeated="1021"/>
        </table:table-row>
        <table:table-row table:style-name="ro1">
          <table:table-cell office:value-type="string">
            <text:p>15%20marklanegan-showbox-20140703-15.mp3</text:p>
          </table:table-cell>
          <table:table-cell office:value-type="string">
            <text:p>Mark Lanegan - Showbox Market, Seattle - July 3rd, 2014 - 15</text:p>
          </table:table-cell>
          <table:table-cell table:formula="of:=&quot;{'file':'&quot;&amp;[.A15]&amp;&quot;','title':'&quot;&amp;[.B15]&amp;&quot;'},&quot;" office:value-type="string" office:string-value="{'file':'15%20marklanegan-showbox-20140703-15.mp3','title':'Mark Lanegan - Showbox Market, Seattle - July 3rd, 2014 - 15'},">
            <text:p>{'file':'15%20marklanegan-showbox-20140703-15.mp3','title':'Mark Lanegan - Showbox Market, Seattle - July 3rd, 2014 - 15'},</text:p>
          </table:table-cell>
          <table:table-cell table:number-columns-repeated="1021"/>
        </table:table-row>
        <table:table-row table:style-name="ro1">
          <table:table-cell office:value-type="string">
            <text:p>16%20marklanegan-showbox-20140703-16.mp3</text:p>
          </table:table-cell>
          <table:table-cell office:value-type="string">
            <text:p>Mark Lanegan - Showbox Market, Seattle - July 3rd, 2014 - 16</text:p>
          </table:table-cell>
          <table:table-cell table:formula="of:=&quot;{'file':'&quot;&amp;[.A16]&amp;&quot;','title':'&quot;&amp;[.B16]&amp;&quot;'},&quot;" office:value-type="string" office:string-value="{'file':'16%20marklanegan-showbox-20140703-16.mp3','title':'Mark Lanegan - Showbox Market, Seattle - July 3rd, 2014 - 16'},">
            <text:p>{'file':'16%20marklanegan-showbox-20140703-16.mp3','title':'Mark Lanegan - Showbox Market, Seattle - July 3rd, 2014 - 16'},</text:p>
          </table:table-cell>
          <table:table-cell table:number-columns-repeated="1021"/>
        </table:table-row>
        <table:table-row table:style-name="ro1">
          <table:table-cell office:value-type="string">
            <text:p>17%20marklanegan-showbox-20140703-17.mp3</text:p>
          </table:table-cell>
          <table:table-cell office:value-type="string">
            <text:p>Mark Lanegan - Showbox Market, Seattle - July 3rd, 2014 - 17</text:p>
          </table:table-cell>
          <table:table-cell table:formula="of:=&quot;{'file':'&quot;&amp;[.A17]&amp;&quot;','title':'&quot;&amp;[.B17]&amp;&quot;'},&quot;" office:value-type="string" office:string-value="{'file':'17%20marklanegan-showbox-20140703-17.mp3','title':'Mark Lanegan - Showbox Market, Seattle - July 3rd, 2014 - 17'},">
            <text:p>{'file':'17%20marklanegan-showbox-20140703-17.mp3','title':'Mark Lanegan - Showbox Market, Seattle - July 3rd, 2014 - 17'},</text:p>
          </table:table-cell>
          <table:table-cell table:number-columns-repeated="1021"/>
        </table:table-row>
        <table:table-row table:style-name="ro1">
          <table:table-cell office:value-type="string">
            <text:p>18%20marklanegan-showbox-20140703-18.mp3</text:p>
          </table:table-cell>
          <table:table-cell office:value-type="string">
            <text:p>Mark Lanegan - Showbox Market, Seattle - July 3rd, 2014 - 18</text:p>
          </table:table-cell>
          <table:table-cell table:formula="of:=&quot;{'file':'&quot;&amp;[.A18]&amp;&quot;','title':'&quot;&amp;[.B18]&amp;&quot;'},&quot;" office:value-type="string" office:string-value="{'file':'18%20marklanegan-showbox-20140703-18.mp3','title':'Mark Lanegan - Showbox Market, Seattle - July 3rd, 2014 - 18'},">
            <text:p>{'file':'18%20marklanegan-showbox-20140703-18.mp3','title':'Mark Lanegan - Showbox Market, Seattle - July 3rd, 2014 - 18'},</text:p>
          </table:table-cell>
          <table:table-cell table:number-columns-repeated="1021"/>
        </table:table-row>
        <table:table-row table:style-name="ro1">
          <table:table-cell office:value-type="string">
            <text:p>19%20marklanegan-showbox-20140703-19.mp3</text:p>
          </table:table-cell>
          <table:table-cell office:value-type="string">
            <text:p>Mark Lanegan - Showbox Market, Seattle - July 3rd, 2014 - 19</text:p>
          </table:table-cell>
          <table:table-cell table:formula="of:=&quot;{'file':'&quot;&amp;[.A19]&amp;&quot;','title':'&quot;&amp;[.B19]&amp;&quot;'},&quot;" office:value-type="string" office:string-value="{'file':'19%20marklanegan-showbox-20140703-19.mp3','title':'Mark Lanegan - Showbox Market, Seattle - July 3rd, 2014 - 19'},">
            <text:p>{'file':'19%20marklanegan-showbox-20140703-19.mp3','title':'Mark Lanegan - Showbox Market, Seattle - July 3rd, 2014 - 19'},</text:p>
          </table:table-cell>
          <table:table-cell table:number-columns-repeated="1021"/>
        </table:table-row>
        <table:table-row table:style-name="ro1">
          <table:table-cell office:value-type="string">
            <text:p>IMG_0763-1024x768.jpg</text:p>
          </table:table-cell>
          <table:table-cell office:value-type="string">
            <text:p>Mark Lanegan 1</text:p>
          </table:table-cell>
          <table:table-cell table:formula="of:=&quot;{'file':'&quot;&amp;[.A20]&amp;&quot;','title':'&quot;&amp;[.B20]&amp;&quot;'},&quot;" office:value-type="string" office:string-value="{'file':'IMG_0763-1024x768.jpg','title':'Mark Lanegan 1'},">
            <text:p>{'file':'IMG_0763-1024x768.jpg','title':'Mark Lanegan 1'},</text:p>
          </table:table-cell>
          <table:table-cell table:number-columns-repeated="1021"/>
        </table:table-row>
        <table:table-row table:style-name="ro1">
          <table:table-cell office:value-type="string">
            <text:p>IMG_0764-1024x768.jpg</text:p>
          </table:table-cell>
          <table:table-cell office:value-type="string">
            <text:p>Mark Lanegan 2</text:p>
          </table:table-cell>
          <table:table-cell table:formula="of:=&quot;{'file':'&quot;&amp;[.A21]&amp;&quot;','title':'&quot;&amp;[.B21]&amp;&quot;'},&quot;" office:value-type="string" office:string-value="{'file':'IMG_0764-1024x768.jpg','title':'Mark Lanegan 2'},">
            <text:p>{'file':'IMG_0764-1024x768.jpg','title':'Mark Lanegan 2'},</text:p>
          </table:table-cell>
          <table:table-cell table:number-columns-repeated="1021"/>
        </table:table-row>
        <table:table-row table:style-name="ro1">
          <table:table-cell office:value-type="string">
            <text:p>IMG_0768-1024x768.jpg</text:p>
          </table:table-cell>
          <table:table-cell office:value-type="string">
            <text:p>Mark Lanegan 3</text:p>
          </table:table-cell>
          <table:table-cell table:formula="of:=&quot;{'file':'&quot;&amp;[.A22]&amp;&quot;','title':'&quot;&amp;[.B22]&amp;&quot;'},&quot;" office:value-type="string" office:string-value="{'file':'IMG_0768-1024x768.jpg','title':'Mark Lanegan 3'},">
            <text:p>{'file':'IMG_0768-1024x768.jpg','title':'Mark Lanegan 3'},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rwxr-xr-x 1 jimara0 pg6998420 <text:s/>5119336 Sep <text:s/>6 09</text:p>
          </table:table-cell>
          <table:table-cell office:value-type="string">
            <text:p>01%20marklanegan-showbox-20140703-01.mp3</text:p>
          </table:table-cell>
          <table:table-cell table:number-columns-repeated="1022"/>
        </table:table-row>
        <table:table-row table:style-name="ro1">
          <table:table-cell office:value-type="string">
            <text:p>-rwxr-xr-x 1 jimara0 pg6998420 <text:s/>6442408 Sep <text:s/>6 09</text:p>
          </table:table-cell>
          <table:table-cell office:value-type="string">
            <text:p>02%20marklanegan-showbox-20140703-02.mp3</text:p>
          </table:table-cell>
          <table:table-cell table:number-columns-repeated="1022"/>
        </table:table-row>
        <table:table-row table:style-name="ro1">
          <table:table-cell office:value-type="string">
            <text:p>-rwxr-xr-x 1 jimara0 pg6998420 <text:s/>5876200 Sep <text:s/>6 09</text:p>
          </table:table-cell>
          <table:table-cell office:value-type="string">
            <text:p>03%20marklanegan-showbox-20140703-03.mp3</text:p>
          </table:table-cell>
          <table:table-cell table:number-columns-repeated="1022"/>
        </table:table-row>
        <table:table-row table:style-name="ro1">
          <table:table-cell office:value-type="string">
            <text:p>-rwxr-xr-x 1 jimara0 pg6998420 <text:s/>4334824 Sep <text:s/>6 09</text:p>
          </table:table-cell>
          <table:table-cell office:value-type="string">
            <text:p>04%20marklanegan-showbox-20140703-04.mp3</text:p>
          </table:table-cell>
          <table:table-cell table:number-columns-repeated="1022"/>
        </table:table-row>
        <table:table-row table:style-name="ro1">
          <table:table-cell office:value-type="string">
            <text:p>-rwxr-xr-x 1 jimara0 pg6998420 <text:s/>5291560 Sep <text:s/>6 09</text:p>
          </table:table-cell>
          <table:table-cell office:value-type="string">
            <text:p>05%20marklanegan-showbox-20140703-05.mp3</text:p>
          </table:table-cell>
          <table:table-cell table:number-columns-repeated="1022"/>
        </table:table-row>
        <table:table-row table:style-name="ro1">
          <table:table-cell office:value-type="string">
            <text:p>-rwxr-xr-x 1 jimara0 pg6998420 <text:s/>6011560 Sep <text:s/>6 09</text:p>
          </table:table-cell>
          <table:table-cell office:value-type="string">
            <text:p>06%20marklanegan-showbox-20140703-06.mp3</text:p>
          </table:table-cell>
          <table:table-cell table:number-columns-repeated="1022"/>
        </table:table-row>
        <table:table-row table:style-name="ro1">
          <table:table-cell office:value-type="string">
            <text:p>-rwxr-xr-x 1 jimara0 pg6998420 <text:s/>6002344 Sep <text:s/>6 09</text:p>
          </table:table-cell>
          <table:table-cell office:value-type="string">
            <text:p>07%20marklanegan-showbox-20140703-07.mp3</text:p>
          </table:table-cell>
          <table:table-cell table:number-columns-repeated="1022"/>
        </table:table-row>
        <table:table-row table:style-name="ro1">
          <table:table-cell office:value-type="string">
            <text:p>-rwxr-xr-x 1 jimara0 pg6998420 <text:s/>4486888 Sep <text:s/>6 09</text:p>
          </table:table-cell>
          <table:table-cell office:value-type="string">
            <text:p>08%20marklanegan-showbox-20140703-08.mp3</text:p>
          </table:table-cell>
          <table:table-cell table:number-columns-repeated="1022"/>
        </table:table-row>
        <table:table-row table:style-name="ro1">
          <table:table-cell office:value-type="string">
            <text:p>-rwxr-xr-x 1 jimara0 pg6998420 <text:s/>5206312 Sep <text:s/>6 09</text:p>
          </table:table-cell>
          <table:table-cell office:value-type="string">
            <text:p>09%20marklanegan-showbox-20140703-09.mp3</text:p>
          </table:table-cell>
          <table:table-cell table:number-columns-repeated="1022"/>
        </table:table-row>
        <table:table-row table:style-name="ro1">
          <table:table-cell office:value-type="string">
            <text:p>-rwxr-xr-x 1 jimara0 pg6998420 <text:s/>4175273 Sep <text:s/>6 09</text:p>
          </table:table-cell>
          <table:table-cell office:value-type="string">
            <text:p>10%20marklanegan-showbox-20140703-10.mp3</text:p>
          </table:table-cell>
          <table:table-cell table:number-columns-repeated="1022"/>
        </table:table-row>
        <table:table-row table:style-name="ro1">
          <table:table-cell office:value-type="string">
            <text:p>-rwxr-xr-x 1 jimara0 pg6998420 <text:s/>5622185 Sep <text:s/>6 09</text:p>
          </table:table-cell>
          <table:table-cell office:value-type="string">
            <text:p>11%20marklanegan-showbox-20140703-11.mp3</text:p>
          </table:table-cell>
          <table:table-cell table:number-columns-repeated="1022"/>
        </table:table-row>
        <table:table-row table:style-name="ro1">
          <table:table-cell office:value-type="string">
            <text:p>-rwxr-xr-x 1 jimara0 pg6998420 <text:s/>6081833 Sep <text:s/>6 09</text:p>
          </table:table-cell>
          <table:table-cell office:value-type="string">
            <text:p>12%20marklanegan-showbox-20140703-12.mp3</text:p>
          </table:table-cell>
          <table:table-cell table:number-columns-repeated="1022"/>
        </table:table-row>
        <table:table-row table:style-name="ro1">
          <table:table-cell office:value-type="string">
            <text:p>-rwxr-xr-x 1 jimara0 pg6998420 <text:s/>5962025 Sep <text:s/>6 09</text:p>
          </table:table-cell>
          <table:table-cell office:value-type="string">
            <text:p>13%20marklanegan-showbox-20140703-13.mp3</text:p>
          </table:table-cell>
          <table:table-cell table:number-columns-repeated="1022"/>
        </table:table-row>
        <table:table-row table:style-name="ro1">
          <table:table-cell office:value-type="string">
            <text:p>-rwxr-xr-x 1 jimara0 pg6998420 <text:s/>3719657 Sep <text:s/>6 09</text:p>
          </table:table-cell>
          <table:table-cell office:value-type="string">
            <text:p>14%20marklanegan-showbox-20140703-14.mp3</text:p>
          </table:table-cell>
          <table:table-cell table:number-columns-repeated="1022"/>
        </table:table-row>
        <table:table-row table:style-name="ro1">
          <table:table-cell office:value-type="string">
            <text:p>-rwxr-xr-x 1 jimara0 pg6998420 <text:s/>5572073 Sep <text:s/>6 09</text:p>
          </table:table-cell>
          <table:table-cell office:value-type="string">
            <text:p>15%20marklanegan-showbox-20140703-15.mp3</text:p>
          </table:table-cell>
          <table:table-cell table:number-columns-repeated="1022"/>
        </table:table-row>
        <table:table-row table:style-name="ro1">
          <table:table-cell office:value-type="string">
            <text:p>-rwxr-xr-x 1 jimara0 pg6998420 <text:s/>3307817 Sep <text:s/>6 09</text:p>
          </table:table-cell>
          <table:table-cell office:value-type="string">
            <text:p>16%20marklanegan-showbox-20140703-16.mp3</text:p>
          </table:table-cell>
          <table:table-cell table:number-columns-repeated="1022"/>
        </table:table-row>
        <table:table-row table:style-name="ro1">
          <table:table-cell office:value-type="string">
            <text:p>-rwxr-xr-x 1 jimara0 pg6998420 <text:s/>3971369 Sep <text:s/>6 09</text:p>
          </table:table-cell>
          <table:table-cell office:value-type="string">
            <text:p>17%20marklanegan-showbox-20140703-17.mp3</text:p>
          </table:table-cell>
          <table:table-cell table:number-columns-repeated="1022"/>
        </table:table-row>
        <table:table-row table:style-name="ro1">
          <table:table-cell office:value-type="string">
            <text:p>-rwxr-xr-x 1 jimara0 pg6998420 10442153 Sep <text:s/>6 09</text:p>
          </table:table-cell>
          <table:table-cell office:value-type="string">
            <text:p>18%20marklanegan-showbox-20140703-18.mp3</text:p>
          </table:table-cell>
          <table:table-cell table:number-columns-repeated="1022"/>
        </table:table-row>
        <table:table-row table:style-name="ro1">
          <table:table-cell office:value-type="string">
            <text:p>-rwxr-xr-x 1 jimara0 pg6998420 <text:s text:c="2"/>990569 Sep <text:s/>6 09</text:p>
          </table:table-cell>
          <table:table-cell office:value-type="string">
            <text:p>19%20marklanegan-showbox-20140703-19.mp3</text:p>
          </table:table-cell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gbusinessJSON" table:style-name="ta7" table:print="false">
        <table:table-column table:style-name="co15" table:default-cell-style-name="Excel_20_Built-in_20_Normal"/>
        <table:table-column table:style-name="co3" table:number-columns-repeated="1023" table:default-cell-style-name="Excel_20_Built-in_20_Normal"/>
        <table:table-row table:style-name="ro1">
          <table:table-cell office:value-type="string">
            <text:p>ZOOM0001bigbusinessportlandwonderballroom20150907.mp3</text:p>
          </table:table-cell>
          <table:table-cell office:value-type="string">
            <text:p>Big Business - Wonder Ballroom, Portland - September 7th, 2015 - 1</text:p>
          </table:table-cell>
          <table:table-cell table:formula="of:=&quot;{'file':'&quot;&amp;[.A1]&amp;&quot;','title':'&quot;&amp;[.B1]&amp;&quot;'},&quot;" office:value-type="string" office:string-value="{'file':'ZOOM0001bigbusinessportlandwonderballroom20150907.mp3','title':'Big Business - Wonder Ballroom, Portland - September 7th, 2015 - 1'},">
            <text:p>{'file':'ZOOM0001bigbusinessportlandwonderballroom20150907.mp3','title':'Big Business - Wonder Ballroom, Portland - September 7th, 2015 - 1'},</text:p>
          </table:table-cell>
          <table:table-cell table:number-columns-repeated="1021"/>
        </table:table-row>
        <table:table-row table:style-name="ro1">
          <table:table-cell office:value-type="string">
            <text:p>ZOOM0002bigbusinessportlandwonderballroom20150907.mp3</text:p>
          </table:table-cell>
          <table:table-cell office:value-type="string">
            <text:p>Big Business - Wonder Ballroom, Portland - September 7th, 2015 - 2</text:p>
          </table:table-cell>
          <table:table-cell table:formula="of:=&quot;{'file':'&quot;&amp;[.A2]&amp;&quot;','title':'&quot;&amp;[.B2]&amp;&quot;'},&quot;" office:value-type="string" office:string-value="{'file':'ZOOM0002bigbusinessportlandwonderballroom20150907.mp3','title':'Big Business - Wonder Ballroom, Portland - September 7th, 2015 - 2'},">
            <text:p>{'file':'ZOOM0002bigbusinessportlandwonderballroom20150907.mp3','title':'Big Business - Wonder Ballroom, Portland - September 7th, 2015 - 2'},</text:p>
          </table:table-cell>
          <table:table-cell table:number-columns-repeated="1021"/>
        </table:table-row>
        <table:table-row table:style-name="ro1">
          <table:table-cell office:value-type="string">
            <text:p>ZOOM0003bigbusinessportlandwonderballroom20150907.mp3</text:p>
          </table:table-cell>
          <table:table-cell office:value-type="string">
            <text:p>Big Business - Wonder Ballroom, Portland - September 7th, 2015 - 3</text:p>
          </table:table-cell>
          <table:table-cell table:formula="of:=&quot;{'file':'&quot;&amp;[.A3]&amp;&quot;','title':'&quot;&amp;[.B3]&amp;&quot;'},&quot;" office:value-type="string" office:string-value="{'file':'ZOOM0003bigbusinessportlandwonderballroom20150907.mp3','title':'Big Business - Wonder Ballroom, Portland - September 7th, 2015 - 3'},">
            <text:p>{'file':'ZOOM0003bigbusinessportlandwonderballroom20150907.mp3','title':'Big Business - Wonder Ballroom, Portland - September 7th, 2015 - 3'},</text:p>
          </table:table-cell>
          <table:table-cell table:number-columns-repeated="1021"/>
        </table:table-row>
        <table:table-row table:style-name="ro1">
          <table:table-cell office:value-type="string">
            <text:p>ZOOM0004bigbusinessportlandwonderballroom20150907.mp3</text:p>
          </table:table-cell>
          <table:table-cell office:value-type="string">
            <text:p>Big Business - Wonder Ballroom, Portland - September 7th, 2015 - 4</text:p>
          </table:table-cell>
          <table:table-cell table:formula="of:=&quot;{'file':'&quot;&amp;[.A4]&amp;&quot;','title':'&quot;&amp;[.B4]&amp;&quot;'},&quot;" office:value-type="string" office:string-value="{'file':'ZOOM0004bigbusinessportlandwonderballroom20150907.mp3','title':'Big Business - Wonder Ballroom, Portland - September 7th, 2015 - 4'},">
            <text:p>{'file':'ZOOM0004bigbusinessportlandwonderballroom20150907.mp3','title':'Big Business - Wonder Ballroom, Portland - September 7th, 2015 - 4'},</text:p>
          </table:table-cell>
          <table:table-cell table:number-columns-repeated="1021"/>
        </table:table-row>
        <table:table-row table:style-name="ro1">
          <table:table-cell office:value-type="string">
            <text:p>ZOOM0005bigbusinessportlandwonderballroom20150907.mp3</text:p>
          </table:table-cell>
          <table:table-cell office:value-type="string">
            <text:p>Big Business - Wonder Ballroom, Portland - September 7th, 2015 - 5</text:p>
          </table:table-cell>
          <table:table-cell table:formula="of:=&quot;{'file':'&quot;&amp;[.A5]&amp;&quot;','title':'&quot;&amp;[.B5]&amp;&quot;'},&quot;" office:value-type="string" office:string-value="{'file':'ZOOM0005bigbusinessportlandwonderballroom20150907.mp3','title':'Big Business - Wonder Ballroom, Portland - September 7th, 2015 - 5'},">
            <text:p>{'file':'ZOOM0005bigbusinessportlandwonderballroom20150907.mp3','title':'Big Business - Wonder Ballroom, Portland - September 7th, 2015 - 5'},</text:p>
          </table:table-cell>
          <table:table-cell table:number-columns-repeated="1021"/>
        </table:table-row>
        <table:table-row table:style-name="ro1">
          <table:table-cell office:value-type="string">
            <text:p>IMG_0754-copy.jpg</text:p>
          </table:table-cell>
          <table:table-cell office:value-type="string">
            <text:p>Big Business 1</text:p>
          </table:table-cell>
          <table:table-cell table:formula="of:=&quot;{'file':'&quot;&amp;[.A6]&amp;&quot;','title':'&quot;&amp;[.B6]&amp;&quot;'},&quot;" office:value-type="string" office:string-value="{'file':'IMG_0754-copy.jpg','title':'Big Business 1'},">
            <text:p>{'file':'IMG_0754-copy.jpg','title':'Big Business 1'},</text:p>
          </table:table-cell>
          <table:table-cell table:number-columns-repeated="1021"/>
        </table:table-row>
        <table:table-row table:style-name="ro1">
          <table:table-cell office:value-type="string">
            <text:p>IMG_0758-copy.jpg</text:p>
          </table:table-cell>
          <table:table-cell office:value-type="string">
            <text:p>Big Business 2</text:p>
          </table:table-cell>
          <table:table-cell table:formula="of:=&quot;{'file':'&quot;&amp;[.A7]&amp;&quot;','title':'&quot;&amp;[.B7]&amp;&quot;'},&quot;" office:value-type="string" office:string-value="{'file':'IMG_0758-copy.jpg','title':'Big Business 2'},">
            <text:p>{'file':'IMG_0758-copy.jpg','title':'Big Business 2'},</text:p>
          </table:table-cell>
          <table:table-cell table:number-columns-repeated="1021"/>
        </table:table-row>
        <table:table-row table:style-name="ro1">
          <table:table-cell office:value-type="string">
            <text:p>IMG_0760-copy.jpg</text:p>
          </table:table-cell>
          <table:table-cell office:value-type="string">
            <text:p>Big Business 3</text:p>
          </table:table-cell>
          <table:table-cell table:formula="of:=&quot;{'file':'&quot;&amp;[.A8]&amp;&quot;','title':'&quot;&amp;[.B8]&amp;&quot;'},&quot;" office:value-type="string" office:string-value="{'file':'IMG_0760-copy.jpg','title':'Big Business 3'},">
            <text:p>{'file':'IMG_0760-copy.jpg','title':'Big Business 3'},</text:p>
          </table:table-cell>
          <table:table-cell table:number-columns-repeated="1021"/>
        </table:table-row>
        <table:table-row table:style-name="ro1">
          <table:table-cell office:value-type="string">
            <text:p>IMG_0765-copy.jpg</text:p>
          </table:table-cell>
          <table:table-cell office:value-type="string">
            <text:p>Big Business 4</text:p>
          </table:table-cell>
          <table:table-cell table:formula="of:=&quot;{'file':'&quot;&amp;[.A9]&amp;&quot;','title':'&quot;&amp;[.B9]&amp;&quot;'},&quot;" office:value-type="string" office:string-value="{'file':'IMG_0765-copy.jpg','title':'Big Business 4'},">
            <text:p>{'file':'IMG_0765-copy.jpg','title':'Big Business 4'},</text:p>
          </table:table-cell>
          <table:table-cell table:number-columns-repeated="1021"/>
        </table:table-row>
        <table:table-row table:style-name="ro1">
          <table:table-cell office:value-type="string">
            <text:p>IMG_0768-copy.jpg</text:p>
          </table:table-cell>
          <table:table-cell office:value-type="string">
            <text:p>Big Business 5</text:p>
          </table:table-cell>
          <table:table-cell table:formula="of:=&quot;{'file':'&quot;&amp;[.A10]&amp;&quot;','title':'&quot;&amp;[.B10]&amp;&quot;'},&quot;" office:value-type="string" office:string-value="{'file':'IMG_0768-copy.jpg','title':'Big Business 5'},">
            <text:p>{'file':'IMG_0768-copy.jpg','title':'Big Business 5'},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acksabbathJSON" table:style-name="ta8" table:print="false"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3" table:number-columns-repeated="1021" table:default-cell-style-name="Excel_20_Built-in_20_Normal"/>
        <table:table-row table:style-name="ro1">
          <table:table-cell office:value-type="string">
            <text:p>cracksabbath20140509-01.mp3</text:p>
          </table:table-cell>
          <table:table-cell office:value-type="string">
            <text:p>01 Crack Sabbath - Darrell's - May 8th, 2014</text:p>
          </table:table-cell>
          <table:table-cell table:formula="of:=&quot;{'file':'&quot;&amp;[.A1]&amp;&quot;','title':'&quot;&amp;[.B1]&amp;&quot;'},&quot;" office:value-type="string" office:string-value="{'file':'cracksabbath20140509-01.mp3','title':'01 Crack Sabbath - Darrell's - May 8th, 2014'},">
            <text:p>{'file':'cracksabbath20140509-01.mp3','title':'01 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02.mp3</text:p>
          </table:table-cell>
          <table:table-cell office:value-type="string">
            <text:p>02 Crack Sabbath - Darrell's - May 8th, 2014</text:p>
          </table:table-cell>
          <table:table-cell table:formula="of:=&quot;{'file':'&quot;&amp;[.A2]&amp;&quot;','title':'&quot;&amp;[.B2]&amp;&quot;'},&quot;" office:value-type="string" office:string-value="{'file':'cracksabbath20140509-02.mp3','title':'02 Crack Sabbath - Darrell's - May 8th, 2014'},">
            <text:p>{'file':'cracksabbath20140509-02.mp3','title':'02 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03.mp3</text:p>
          </table:table-cell>
          <table:table-cell office:value-type="string">
            <text:p>03 Crack Sabbath - Darrell's - May 8th, 2014</text:p>
          </table:table-cell>
          <table:table-cell table:formula="of:=&quot;{'file':'&quot;&amp;[.A3]&amp;&quot;','title':'&quot;&amp;[.B3]&amp;&quot;'},&quot;" office:value-type="string" office:string-value="{'file':'cracksabbath20140509-03.mp3','title':'03 Crack Sabbath - Darrell's - May 8th, 2014'},">
            <text:p>{'file':'cracksabbath20140509-03.mp3','title':'03 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04.mp3</text:p>
          </table:table-cell>
          <table:table-cell office:value-type="string">
            <text:p>04 Crack Sabbath - Darrell's - May 8th, 2014</text:p>
          </table:table-cell>
          <table:table-cell table:formula="of:=&quot;{'file':'&quot;&amp;[.A4]&amp;&quot;','title':'&quot;&amp;[.B4]&amp;&quot;'},&quot;" office:value-type="string" office:string-value="{'file':'cracksabbath20140509-04.mp3','title':'04 Crack Sabbath - Darrell's - May 8th, 2014'},">
            <text:p>{'file':'cracksabbath20140509-04.mp3','title':'04 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05.mp3</text:p>
          </table:table-cell>
          <table:table-cell office:value-type="string">
            <text:p>05 Crack Sabbath - Darrell's - May 8th, 2014</text:p>
          </table:table-cell>
          <table:table-cell table:formula="of:=&quot;{'file':'&quot;&amp;[.A5]&amp;&quot;','title':'&quot;&amp;[.B5]&amp;&quot;'},&quot;" office:value-type="string" office:string-value="{'file':'cracksabbath20140509-05.mp3','title':'05 Crack Sabbath - Darrell's - May 8th, 2014'},">
            <text:p>{'file':'cracksabbath20140509-05.mp3','title':'05 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06.mp3</text:p>
          </table:table-cell>
          <table:table-cell office:value-type="string">
            <text:p>01 Crack Sabbath - Darrell's - May 8th, 2014</text:p>
          </table:table-cell>
          <table:table-cell table:formula="of:=&quot;{'file':'&quot;&amp;[.A6]&amp;&quot;','title':'&quot;&amp;[.B6]&amp;&quot;'},&quot;" office:value-type="string" office:string-value="{'file':'cracksabbath20140509-06.mp3','title':'01 Crack Sabbath - Darrell's - May 8th, 2014'},">
            <text:p>{'file':'cracksabbath20140509-06.mp3','title':'01 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07.mp3</text:p>
          </table:table-cell>
          <table:table-cell office:value-type="string">
            <text:p>02 Crack Sabbath - Darrell's - May 8th, 2014</text:p>
          </table:table-cell>
          <table:table-cell table:formula="of:=&quot;{'file':'&quot;&amp;[.A7]&amp;&quot;','title':'&quot;&amp;[.B7]&amp;&quot;'},&quot;" office:value-type="string" office:string-value="{'file':'cracksabbath20140509-07.mp3','title':'02 Crack Sabbath - Darrell's - May 8th, 2014'},">
            <text:p>{'file':'cracksabbath20140509-07.mp3','title':'02 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08.mp3</text:p>
          </table:table-cell>
          <table:table-cell office:value-type="string">
            <text:p>03 Crack Sabbath - Darrell's - May 8th, 2014</text:p>
          </table:table-cell>
          <table:table-cell table:formula="of:=&quot;{'file':'&quot;&amp;[.A8]&amp;&quot;','title':'&quot;&amp;[.B8]&amp;&quot;'},&quot;" office:value-type="string" office:string-value="{'file':'cracksabbath20140509-08.mp3','title':'03 Crack Sabbath - Darrell's - May 8th, 2014'},">
            <text:p>{'file':'cracksabbath20140509-08.mp3','title':'03 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09.mp3</text:p>
          </table:table-cell>
          <table:table-cell office:value-type="string">
            <text:p>04 Crack Sabbath - Darrell's - May 8th, 2014</text:p>
          </table:table-cell>
          <table:table-cell table:formula="of:=&quot;{'file':'&quot;&amp;[.A9]&amp;&quot;','title':'&quot;&amp;[.B9]&amp;&quot;'},&quot;" office:value-type="string" office:string-value="{'file':'cracksabbath20140509-09.mp3','title':'04 Crack Sabbath - Darrell's - May 8th, 2014'},">
            <text:p>{'file':'cracksabbath20140509-09.mp3','title':'04 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10.mp3</text:p>
          </table:table-cell>
          <table:table-cell office:value-type="string">
            <text:p>05 Crack Sabbath - Darrell's - May 8th, 2014</text:p>
          </table:table-cell>
          <table:table-cell table:formula="of:=&quot;{'file':'&quot;&amp;[.A10]&amp;&quot;','title':'&quot;&amp;[.B10]&amp;&quot;'},&quot;" office:value-type="string" office:string-value="{'file':'cracksabbath20140509-10.mp3','title':'05 Crack Sabbath - Darrell's - May 8th, 2014'},">
            <text:p>{'file':'cracksabbath20140509-10.mp3','title':'05 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11.mp3</text:p>
          </table:table-cell>
          <table:table-cell office:value-type="string">
            <text:p>06 Crack Sabbath - Darrell's - May 8th, 2014</text:p>
          </table:table-cell>
          <table:table-cell table:formula="of:=&quot;{'file':'&quot;&amp;[.A11]&amp;&quot;','title':'&quot;&amp;[.B11]&amp;&quot;'},&quot;" office:value-type="string" office:string-value="{'file':'cracksabbath20140509-11.mp3','title':'06 Crack Sabbath - Darrell's - May 8th, 2014'},">
            <text:p>{'file':'cracksabbath20140509-11.mp3','title':'06 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12.mp3</text:p>
          </table:table-cell>
          <table:table-cell office:value-type="string">
            <text:p>07 Crack Sabbath - Darrell's - May 8th, 2014</text:p>
          </table:table-cell>
          <table:table-cell table:formula="of:=&quot;{'file':'&quot;&amp;[.A12]&amp;&quot;','title':'&quot;&amp;[.B12]&amp;&quot;'},&quot;" office:value-type="string" office:string-value="{'file':'cracksabbath20140509-12.mp3','title':'07 Crack Sabbath - Darrell's - May 8th, 2014'},">
            <text:p>{'file':'cracksabbath20140509-12.mp3','title':'07 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13.mp3</text:p>
          </table:table-cell>
          <table:table-cell office:value-type="string">
            <text:p>08 Crack Sabbath - Darrell's - May 8th, 2014</text:p>
          </table:table-cell>
          <table:table-cell table:formula="of:=&quot;{'file':'&quot;&amp;[.A13]&amp;&quot;','title':'&quot;&amp;[.B13]&amp;&quot;'},&quot;" office:value-type="string" office:string-value="{'file':'cracksabbath20140509-13.mp3','title':'08 Crack Sabbath - Darrell's - May 8th, 2014'},">
            <text:p>{'file':'cracksabbath20140509-13.mp3','title':'08 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14.mp3</text:p>
          </table:table-cell>
          <table:table-cell office:value-type="string">
            <text:p>09 Crack Sabbath - Darrell's - May 8th, 2014</text:p>
          </table:table-cell>
          <table:table-cell table:formula="of:=&quot;{'file':'&quot;&amp;[.A14]&amp;&quot;','title':'&quot;&amp;[.B14]&amp;&quot;'},&quot;" office:value-type="string" office:string-value="{'file':'cracksabbath20140509-14.mp3','title':'09 Crack Sabbath - Darrell's - May 8th, 2014'},">
            <text:p>{'file':'cracksabbath20140509-14.mp3','title':'09 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15.mp3</text:p>
          </table:table-cell>
          <table:table-cell office:value-type="string">
            <text:p>10Crack Sabbath - Darrell's - May 8th, 2014</text:p>
          </table:table-cell>
          <table:table-cell table:formula="of:=&quot;{'file':'&quot;&amp;[.A15]&amp;&quot;','title':'&quot;&amp;[.B15]&amp;&quot;'},&quot;" office:value-type="string" office:string-value="{'file':'cracksabbath20140509-15.mp3','title':'10Crack Sabbath - Darrell's - May 8th, 2014'},">
            <text:p>{'file':'cracksabbath20140509-15.mp3','title':'10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16.mp3</text:p>
          </table:table-cell>
          <table:table-cell office:value-type="string">
            <text:p>11Crack Sabbath - Darrell's - May 8th, 2014</text:p>
          </table:table-cell>
          <table:table-cell table:formula="of:=&quot;{'file':'&quot;&amp;[.A16]&amp;&quot;','title':'&quot;&amp;[.B16]&amp;&quot;'},&quot;" office:value-type="string" office:string-value="{'file':'cracksabbath20140509-16.mp3','title':'11Crack Sabbath - Darrell's - May 8th, 2014'},">
            <text:p>{'file':'cracksabbath20140509-16.mp3','title':'11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17.mp3</text:p>
          </table:table-cell>
          <table:table-cell office:value-type="string">
            <text:p>12Crack Sabbath - Darrell's - May 8th, 2014</text:p>
          </table:table-cell>
          <table:table-cell table:formula="of:=&quot;{'file':'&quot;&amp;[.A17]&amp;&quot;','title':'&quot;&amp;[.B17]&amp;&quot;'},&quot;" office:value-type="string" office:string-value="{'file':'cracksabbath20140509-17.mp3','title':'12Crack Sabbath - Darrell's - May 8th, 2014'},">
            <text:p>{'file':'cracksabbath20140509-17.mp3','title':'12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18.mp3</text:p>
          </table:table-cell>
          <table:table-cell office:value-type="string">
            <text:p>13Crack Sabbath - Darrell's - May 8th, 2014</text:p>
          </table:table-cell>
          <table:table-cell table:formula="of:=&quot;{'file':'&quot;&amp;[.A18]&amp;&quot;','title':'&quot;&amp;[.B18]&amp;&quot;'},&quot;" office:value-type="string" office:string-value="{'file':'cracksabbath20140509-18.mp3','title':'13Crack Sabbath - Darrell's - May 8th, 2014'},">
            <text:p>{'file':'cracksabbath20140509-18.mp3','title':'13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19.mp3</text:p>
          </table:table-cell>
          <table:table-cell office:value-type="string">
            <text:p>14Crack Sabbath - Darrell's - May 8th, 2014</text:p>
          </table:table-cell>
          <table:table-cell table:formula="of:=&quot;{'file':'&quot;&amp;[.A19]&amp;&quot;','title':'&quot;&amp;[.B19]&amp;&quot;'},&quot;" office:value-type="string" office:string-value="{'file':'cracksabbath20140509-19.mp3','title':'14Crack Sabbath - Darrell's - May 8th, 2014'},">
            <text:p>{'file':'cracksabbath20140509-19.mp3','title':'14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20.mp3</text:p>
          </table:table-cell>
          <table:table-cell office:value-type="string">
            <text:p>15Crack Sabbath - Darrell's - May 8th, 2014</text:p>
          </table:table-cell>
          <table:table-cell table:formula="of:=&quot;{'file':'&quot;&amp;[.A20]&amp;&quot;','title':'&quot;&amp;[.B20]&amp;&quot;'},&quot;" office:value-type="string" office:string-value="{'file':'cracksabbath20140509-20.mp3','title':'15Crack Sabbath - Darrell's - May 8th, 2014'},">
            <text:p>{'file':'cracksabbath20140509-20.mp3','title':'15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21.mp3</text:p>
          </table:table-cell>
          <table:table-cell office:value-type="string">
            <text:p>16Crack Sabbath - Darrell's - May 8th, 2014</text:p>
          </table:table-cell>
          <table:table-cell table:formula="of:=&quot;{'file':'&quot;&amp;[.A21]&amp;&quot;','title':'&quot;&amp;[.B21]&amp;&quot;'},&quot;" office:value-type="string" office:string-value="{'file':'cracksabbath20140509-21.mp3','title':'16Crack Sabbath - Darrell's - May 8th, 2014'},">
            <text:p>{'file':'cracksabbath20140509-21.mp3','title':'16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22.mp3</text:p>
          </table:table-cell>
          <table:table-cell office:value-type="string">
            <text:p>17Crack Sabbath - Darrell's - May 8th, 2014</text:p>
          </table:table-cell>
          <table:table-cell table:formula="of:=&quot;{'file':'&quot;&amp;[.A22]&amp;&quot;','title':'&quot;&amp;[.B22]&amp;&quot;'},&quot;" office:value-type="string" office:string-value="{'file':'cracksabbath20140509-22.mp3','title':'17Crack Sabbath - Darrell's - May 8th, 2014'},">
            <text:p>{'file':'cracksabbath20140509-22.mp3','title':'17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23.mp3</text:p>
          </table:table-cell>
          <table:table-cell office:value-type="string">
            <text:p>18Crack Sabbath - Darrell's - May 8th, 2014</text:p>
          </table:table-cell>
          <table:table-cell table:formula="of:=&quot;{'file':'&quot;&amp;[.A23]&amp;&quot;','title':'&quot;&amp;[.B23]&amp;&quot;'},&quot;" office:value-type="string" office:string-value="{'file':'cracksabbath20140509-23.mp3','title':'18Crack Sabbath - Darrell's - May 8th, 2014'},">
            <text:p>{'file':'cracksabbath20140509-23.mp3','title':'18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24.mp3</text:p>
          </table:table-cell>
          <table:table-cell office:value-type="string">
            <text:p>19Crack Sabbath - Darrell's - May 8th, 2014</text:p>
          </table:table-cell>
          <table:table-cell table:formula="of:=&quot;{'file':'&quot;&amp;[.A24]&amp;&quot;','title':'&quot;&amp;[.B24]&amp;&quot;'},&quot;" office:value-type="string" office:string-value="{'file':'cracksabbath20140509-24.mp3','title':'19Crack Sabbath - Darrell's - May 8th, 2014'},">
            <text:p>{'file':'cracksabbath20140509-24.mp3','title':'19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25.mp3</text:p>
          </table:table-cell>
          <table:table-cell office:value-type="string">
            <text:p>20Crack Sabbath - Darrell's - May 8th, 2014</text:p>
          </table:table-cell>
          <table:table-cell table:formula="of:=&quot;{'file':'&quot;&amp;[.A25]&amp;&quot;','title':'&quot;&amp;[.B25]&amp;&quot;'},&quot;" office:value-type="string" office:string-value="{'file':'cracksabbath20140509-25.mp3','title':'20Crack Sabbath - Darrell's - May 8th, 2014'},">
            <text:p>{'file':'cracksabbath20140509-25.mp3','title':'20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ZOOM0001-cracksabbath-themix-20130920.mp3</text:p>
          </table:table-cell>
          <table:table-cell office:value-type="string">
            <text:p>01 Crack Sabbath - The Mix - September 20th, 2013</text:p>
          </table:table-cell>
          <table:table-cell table:formula="of:=&quot;{'file':'&quot;&amp;[.A26]&amp;&quot;','title':'&quot;&amp;[.B26]&amp;&quot;'},&quot;" office:value-type="string" office:string-value="{'file':'ZOOM0001-cracksabbath-themix-20130920.mp3','title':'01 Crack Sabbath - The Mix - September 20th, 2013'},">
            <text:p>{'file':'ZOOM0001-cracksabbath-themix-20130920.mp3','title':'01 Crack Sabbath - The Mix - September 20th, 2013'},</text:p>
          </table:table-cell>
          <table:table-cell table:number-columns-repeated="1021"/>
        </table:table-row>
        <table:table-row table:style-name="ro1">
          <table:table-cell office:value-type="string">
            <text:p>ZOOM0002-cracksabbath-themix-20130920.mp3</text:p>
          </table:table-cell>
          <table:table-cell office:value-type="string">
            <text:p>02 Crack Sabbath - The Mix - September 20th, 2013</text:p>
          </table:table-cell>
          <table:table-cell table:formula="of:=&quot;{'file':'&quot;&amp;[.A27]&amp;&quot;','title':'&quot;&amp;[.B27]&amp;&quot;'},&quot;" office:value-type="string" office:string-value="{'file':'ZOOM0002-cracksabbath-themix-20130920.mp3','title':'02 Crack Sabbath - The Mix - September 20th, 2013'},">
            <text:p>{'file':'ZOOM0002-cracksabbath-themix-20130920.mp3','title':'02 Crack Sabbath - The Mix - September 20th, 2013'},</text:p>
          </table:table-cell>
          <table:table-cell table:number-columns-repeated="1021"/>
        </table:table-row>
        <table:table-row table:style-name="ro1">
          <table:table-cell office:value-type="string">
            <text:p>ZOOM0003-cracksabbath-themix-20130920.mp3</text:p>
          </table:table-cell>
          <table:table-cell office:value-type="string">
            <text:p>03 Crack Sabbath - The Mix - September 20th, 2013</text:p>
          </table:table-cell>
          <table:table-cell table:formula="of:=&quot;{'file':'&quot;&amp;[.A28]&amp;&quot;','title':'&quot;&amp;[.B28]&amp;&quot;'},&quot;" office:value-type="string" office:string-value="{'file':'ZOOM0003-cracksabbath-themix-20130920.mp3','title':'03 Crack Sabbath - The Mix - September 20th, 2013'},">
            <text:p>{'file':'ZOOM0003-cracksabbath-themix-20130920.mp3','title':'03 Crack Sabbath - The Mix - September 20th, 2013'},</text:p>
          </table:table-cell>
          <table:table-cell table:number-columns-repeated="1021"/>
        </table:table-row>
        <table:table-row table:style-name="ro1">
          <table:table-cell office:value-type="string">
            <text:p>ZOOM0004-cracksabbath-themix-20130920.mp3</text:p>
          </table:table-cell>
          <table:table-cell office:value-type="string">
            <text:p>04 Crack Sabbath - The Mix - September 20th, 2013</text:p>
          </table:table-cell>
          <table:table-cell table:formula="of:=&quot;{'file':'&quot;&amp;[.A29]&amp;&quot;','title':'&quot;&amp;[.B29]&amp;&quot;'},&quot;" office:value-type="string" office:string-value="{'file':'ZOOM0004-cracksabbath-themix-20130920.mp3','title':'04 Crack Sabbath - The Mix - September 20th, 2013'},">
            <text:p>{'file':'ZOOM0004-cracksabbath-themix-20130920.mp3','title':'04 Crack Sabbath - The Mix - September 20th, 2013'},</text:p>
          </table:table-cell>
          <table:table-cell table:number-columns-repeated="1021"/>
        </table:table-row>
        <table:table-row table:style-name="ro1">
          <table:table-cell office:value-type="string">
            <text:p>ZOOM0005-cracksabbath-themix-20130920.mp3</text:p>
          </table:table-cell>
          <table:table-cell office:value-type="string">
            <text:p>05 Crack Sabbath - The Mix - September 20th, 2013</text:p>
          </table:table-cell>
          <table:table-cell table:formula="of:=&quot;{'file':'&quot;&amp;[.A30]&amp;&quot;','title':'&quot;&amp;[.B30]&amp;&quot;'},&quot;" office:value-type="string" office:string-value="{'file':'ZOOM0005-cracksabbath-themix-20130920.mp3','title':'05 Crack Sabbath - The Mix - September 20th, 2013'},">
            <text:p>{'file':'ZOOM0005-cracksabbath-themix-20130920.mp3','title':'05 Crack Sabbath - The Mix - September 20th, 2013'},</text:p>
          </table:table-cell>
          <table:table-cell table:number-columns-repeated="1021"/>
        </table:table-row>
        <table:table-row table:style-name="ro1">
          <table:table-cell office:value-type="string">
            <text:p>ZOOM0007-cracksabbath-themix-20130920.mp3</text:p>
          </table:table-cell>
          <table:table-cell office:value-type="string">
            <text:p>01 Crack Sabbath - The Mix - September 20th, 2013</text:p>
          </table:table-cell>
          <table:table-cell table:formula="of:=&quot;{'file':'&quot;&amp;[.A31]&amp;&quot;','title':'&quot;&amp;[.B31]&amp;&quot;'},&quot;" office:value-type="string" office:string-value="{'file':'ZOOM0007-cracksabbath-themix-20130920.mp3','title':'01 Crack Sabbath - The Mix - September 20th, 2013'},">
            <text:p>{'file':'ZOOM0007-cracksabbath-themix-20130920.mp3','title':'01 Crack Sabbath - The Mix - September 20th, 2013'},</text:p>
          </table:table-cell>
          <table:table-cell table:number-columns-repeated="1021"/>
        </table:table-row>
        <table:table-row table:style-name="ro1">
          <table:table-cell office:value-type="string">
            <text:p>ZOOM0008-cracksabbath-themix-20130920.mp3</text:p>
          </table:table-cell>
          <table:table-cell office:value-type="string">
            <text:p>02 Crack Sabbath - The Mix - September 20th, 2013</text:p>
          </table:table-cell>
          <table:table-cell table:formula="of:=&quot;{'file':'&quot;&amp;[.A32]&amp;&quot;','title':'&quot;&amp;[.B32]&amp;&quot;'},&quot;" office:value-type="string" office:string-value="{'file':'ZOOM0008-cracksabbath-themix-20130920.mp3','title':'02 Crack Sabbath - The Mix - September 20th, 2013'},">
            <text:p>{'file':'ZOOM0008-cracksabbath-themix-20130920.mp3','title':'02 Crack Sabbath - The Mix - September 20th, 2013'},</text:p>
          </table:table-cell>
          <table:table-cell table:number-columns-repeated="1021"/>
        </table:table-row>
        <table:table-row table:style-name="ro1">
          <table:table-cell office:value-type="string">
            <text:p>ZOOM0009-cracksabbath-themix-20130920.mp3</text:p>
          </table:table-cell>
          <table:table-cell office:value-type="string">
            <text:p>03 Crack Sabbath - The Mix - September 20th, 2013</text:p>
          </table:table-cell>
          <table:table-cell table:formula="of:=&quot;{'file':'&quot;&amp;[.A33]&amp;&quot;','title':'&quot;&amp;[.B33]&amp;&quot;'},&quot;" office:value-type="string" office:string-value="{'file':'ZOOM0009-cracksabbath-themix-20130920.mp3','title':'03 Crack Sabbath - The Mix - September 20th, 2013'},">
            <text:p>{'file':'ZOOM0009-cracksabbath-themix-20130920.mp3','title':'03 Crack Sabbath - The Mix - September 20th, 2013'},</text:p>
          </table:table-cell>
          <table:table-cell table:number-columns-repeated="1021"/>
        </table:table-row>
        <table:table-row table:style-name="ro1">
          <table:table-cell office:value-type="string">
            <text:p>ZOOM0010-cracksabbath-themix-20130920.mp3</text:p>
          </table:table-cell>
          <table:table-cell office:value-type="string">
            <text:p>04 Crack Sabbath - The Mix - September 20th, 2013</text:p>
          </table:table-cell>
          <table:table-cell table:formula="of:=&quot;{'file':'&quot;&amp;[.A34]&amp;&quot;','title':'&quot;&amp;[.B34]&amp;&quot;'},&quot;" office:value-type="string" office:string-value="{'file':'ZOOM0010-cracksabbath-themix-20130920.mp3','title':'04 Crack Sabbath - The Mix - September 20th, 2013'},">
            <text:p>{'file':'ZOOM0010-cracksabbath-themix-20130920.mp3','title':'04 Crack Sabbath - The Mix - September 20th, 2013'},</text:p>
          </table:table-cell>
          <table:table-cell table:number-columns-repeated="1021"/>
        </table:table-row>
        <table:table-row table:style-name="ro1">
          <table:table-cell office:value-type="string">
            <text:p>ZOOM0011-cracksabbath-themix-20130920.mp3</text:p>
          </table:table-cell>
          <table:table-cell office:value-type="string">
            <text:p>05 Crack Sabbath - The Mix - September 20th, 2013</text:p>
          </table:table-cell>
          <table:table-cell table:formula="of:=&quot;{'file':'&quot;&amp;[.A35]&amp;&quot;','title':'&quot;&amp;[.B35]&amp;&quot;'},&quot;" office:value-type="string" office:string-value="{'file':'ZOOM0011-cracksabbath-themix-20130920.mp3','title':'05 Crack Sabbath - The Mix - September 20th, 2013'},">
            <text:p>{'file':'ZOOM0011-cracksabbath-themix-20130920.mp3','title':'05 Crack Sabbath - The Mix - September 20th, 2013'},</text:p>
          </table:table-cell>
          <table:table-cell table:number-columns-repeated="1021"/>
        </table:table-row>
        <table:table-row table:style-name="ro1">
          <table:table-cell office:value-type="string">
            <text:p>ZOOM0012-cracksabbath-themix-20130920.mp3</text:p>
          </table:table-cell>
          <table:table-cell office:value-type="string">
            <text:p>06 Crack Sabbath - The Mix - September 20th, 2013</text:p>
          </table:table-cell>
          <table:table-cell table:formula="of:=&quot;{'file':'&quot;&amp;[.A36]&amp;&quot;','title':'&quot;&amp;[.B36]&amp;&quot;'},&quot;" office:value-type="string" office:string-value="{'file':'ZOOM0012-cracksabbath-themix-20130920.mp3','title':'06 Crack Sabbath - The Mix - September 20th, 2013'},">
            <text:p>{'file':'ZOOM0012-cracksabbath-themix-20130920.mp3','title':'06 Crack Sabbath - The Mix - September 20th, 2013'},</text:p>
          </table:table-cell>
          <table:table-cell table:number-columns-repeated="1021"/>
        </table:table-row>
        <table:table-row table:style-name="ro1">
          <table:table-cell office:value-type="string">
            <text:p>ZOOM0013-cracksabbath-themix-20130920.mp3</text:p>
          </table:table-cell>
          <table:table-cell office:value-type="string">
            <text:p>07 Crack Sabbath - The Mix - September 20th, 2013</text:p>
          </table:table-cell>
          <table:table-cell table:formula="of:=&quot;{'file':'&quot;&amp;[.A37]&amp;&quot;','title':'&quot;&amp;[.B37]&amp;&quot;'},&quot;" office:value-type="string" office:string-value="{'file':'ZOOM0013-cracksabbath-themix-20130920.mp3','title':'07 Crack Sabbath - The Mix - September 20th, 2013'},">
            <text:p>{'file':'ZOOM0013-cracksabbath-themix-20130920.mp3','title':'07 Crack Sabbath - The Mix - September 20th, 2013'},</text:p>
          </table:table-cell>
          <table:table-cell table:number-columns-repeated="1021"/>
        </table:table-row>
        <table:table-row table:style-name="ro1">
          <table:table-cell office:value-type="string">
            <text:p>ZOOM0014-cracksabbath-themix-20130920.mp3</text:p>
          </table:table-cell>
          <table:table-cell office:value-type="string">
            <text:p>08 Crack Sabbath - The Mix - September 20th, 2013</text:p>
          </table:table-cell>
          <table:table-cell table:formula="of:=&quot;{'file':'&quot;&amp;[.A38]&amp;&quot;','title':'&quot;&amp;[.B38]&amp;&quot;'},&quot;" office:value-type="string" office:string-value="{'file':'ZOOM0014-cracksabbath-themix-20130920.mp3','title':'08 Crack Sabbath - The Mix - September 20th, 2013'},">
            <text:p>{'file':'ZOOM0014-cracksabbath-themix-20130920.mp3','title':'08 Crack Sabbath - The Mix - September 20th, 2013'},</text:p>
          </table:table-cell>
          <table:table-cell table:number-columns-repeated="1021"/>
        </table:table-row>
        <table:table-row table:style-name="ro1">
          <table:table-cell office:value-type="string">
            <text:p>ZOOM0015-cracksabbath-themix-20130920.mp3</text:p>
          </table:table-cell>
          <table:table-cell office:value-type="string">
            <text:p>09 Crack Sabbath - The Mix - September 20th, 2013</text:p>
          </table:table-cell>
          <table:table-cell table:formula="of:=&quot;{'file':'&quot;&amp;[.A39]&amp;&quot;','title':'&quot;&amp;[.B39]&amp;&quot;'},&quot;" office:value-type="string" office:string-value="{'file':'ZOOM0015-cracksabbath-themix-20130920.mp3','title':'09 Crack Sabbath - The Mix - September 20th, 2013'},">
            <text:p>{'file':'ZOOM0015-cracksabbath-themix-20130920.mp3','title':'09 Crack Sabbath - The Mix - September 20th, 2013'},</text:p>
          </table:table-cell>
          <table:table-cell table:number-columns-repeated="1021"/>
        </table:table-row>
        <table:table-row table:style-name="ro1">
          <table:table-cell office:value-type="string">
            <text:p>ZOOM0016-cracksabbath-themix-20130920.mp3</text:p>
          </table:table-cell>
          <table:table-cell office:value-type="string">
            <text:p>10Crack Sabbath - The Mix - September 20th, 2013</text:p>
          </table:table-cell>
          <table:table-cell table:formula="of:=&quot;{'file':'&quot;&amp;[.A40]&amp;&quot;','title':'&quot;&amp;[.B40]&amp;&quot;'},&quot;" office:value-type="string" office:string-value="{'file':'ZOOM0016-cracksabbath-themix-20130920.mp3','title':'10Crack Sabbath - The Mix - September 20th, 2013'},">
            <text:p>{'file':'ZOOM0016-cracksabbath-themix-20130920.mp3','title':'10Crack Sabbath - The Mix - September 20th, 2013'},</text:p>
          </table:table-cell>
          <table:table-cell table:number-columns-repeated="1021"/>
        </table:table-row>
        <table:table-row table:style-name="ro1">
          <table:table-cell office:value-type="string">
            <text:p>ZOOM0017-cracksabbath-themix-20130920.mp3</text:p>
          </table:table-cell>
          <table:table-cell office:value-type="string">
            <text:p>11Crack Sabbath - The Mix - September 20th, 2013</text:p>
          </table:table-cell>
          <table:table-cell table:formula="of:=&quot;{'file':'&quot;&amp;[.A41]&amp;&quot;','title':'&quot;&amp;[.B41]&amp;&quot;'},&quot;" office:value-type="string" office:string-value="{'file':'ZOOM0017-cracksabbath-themix-20130920.mp3','title':'11Crack Sabbath - The Mix - September 20th, 2013'},">
            <text:p>{'file':'ZOOM0017-cracksabbath-themix-20130920.mp3','title':'11Crack Sabbath - The Mix - September 20th, 2013'},</text:p>
          </table:table-cell>
          <table:table-cell table:number-columns-repeated="1021"/>
        </table:table-row>
        <table:table-row table:style-name="ro1">
          <table:table-cell office:value-type="string">
            <text:p>ZOOM0018-cracksabbath-themix-20130920.mp3</text:p>
          </table:table-cell>
          <table:table-cell office:value-type="string">
            <text:p>12Crack Sabbath - The Mix - September 20th, 2013</text:p>
          </table:table-cell>
          <table:table-cell table:formula="of:=&quot;{'file':'&quot;&amp;[.A42]&amp;&quot;','title':'&quot;&amp;[.B42]&amp;&quot;'},&quot;" office:value-type="string" office:string-value="{'file':'ZOOM0018-cracksabbath-themix-20130920.mp3','title':'12Crack Sabbath - The Mix - September 20th, 2013'},">
            <text:p>{'file':'ZOOM0018-cracksabbath-themix-20130920.mp3','title':'12Crack Sabbath - The Mix - September 20th, 2013'},</text:p>
          </table:table-cell>
          <table:table-cell table:number-columns-repeated="1021"/>
        </table:table-row>
        <table:table-row table:style-name="ro1">
          <table:table-cell office:value-type="string">
            <text:p>ZOOM0019-cracksabbath-themix-20130920.mp3</text:p>
          </table:table-cell>
          <table:table-cell office:value-type="string">
            <text:p>13Crack Sabbath - The Mix - September 20th, 2013</text:p>
          </table:table-cell>
          <table:table-cell table:formula="of:=&quot;{'file':'&quot;&amp;[.A43]&amp;&quot;','title':'&quot;&amp;[.B43]&amp;&quot;'},&quot;" office:value-type="string" office:string-value="{'file':'ZOOM0019-cracksabbath-themix-20130920.mp3','title':'13Crack Sabbath - The Mix - September 20th, 2013'},">
            <text:p>{'file':'ZOOM0019-cracksabbath-themix-20130920.mp3','title':'13Crack Sabbath - The Mix - September 20th, 2013'},</text:p>
          </table:table-cell>
          <table:table-cell table:number-columns-repeated="1021"/>
        </table:table-row>
        <table:table-row table:style-name="ro1">
          <table:table-cell office:value-type="string">
            <text:p>ZOOM0002-cracksabbath-owlandthistle-20140917.mp3</text:p>
          </table:table-cell>
          <table:table-cell office:value-type="string">
            <text:p>01 Crack Sabbath - Owl 'n Thistle - September 17th, 2014</text:p>
          </table:table-cell>
          <table:table-cell table:formula="of:=&quot;{'file':'&quot;&amp;[.A44]&amp;&quot;','title':'&quot;&amp;[.B44]&amp;&quot;'},&quot;" office:value-type="string" office:string-value="{'file':'ZOOM0002-cracksabbath-owlandthistle-20140917.mp3','title':'01 Crack Sabbath - Owl 'n Thistle - September 17th, 2014'},">
            <text:p>{'file':'ZOOM0002-cracksabbath-owlandthistle-20140917.mp3','title':'01 Crack Sabbath - Owl 'n Thistle - September 17th, 2014'},</text:p>
          </table:table-cell>
          <table:table-cell table:number-columns-repeated="1021"/>
        </table:table-row>
        <table:table-row table:style-name="ro1">
          <table:table-cell office:value-type="string">
            <text:p>ZOOM0003-cracksabbath-owlandthistle-20140917.mp3</text:p>
          </table:table-cell>
          <table:table-cell office:value-type="string">
            <text:p>02 Crack Sabbath - Owl 'n Thistle - September 17th, 2014</text:p>
          </table:table-cell>
          <table:table-cell table:formula="of:=&quot;{'file':'&quot;&amp;[.A45]&amp;&quot;','title':'&quot;&amp;[.B45]&amp;&quot;'},&quot;" office:value-type="string" office:string-value="{'file':'ZOOM0003-cracksabbath-owlandthistle-20140917.mp3','title':'02 Crack Sabbath - Owl 'n Thistle - September 17th, 2014'},">
            <text:p>{'file':'ZOOM0003-cracksabbath-owlandthistle-20140917.mp3','title':'02 Crack Sabbath - Owl 'n Thistle - September 17th, 2014'},</text:p>
          </table:table-cell>
          <table:table-cell table:number-columns-repeated="1021"/>
        </table:table-row>
        <table:table-row table:style-name="ro1">
          <table:table-cell office:value-type="string">
            <text:p>ZOOM0004-cracksabbath-owlandthistle-20140917.mp3</text:p>
          </table:table-cell>
          <table:table-cell office:value-type="string">
            <text:p>03 Crack Sabbath - Owl 'n Thistle - September 17th, 2014</text:p>
          </table:table-cell>
          <table:table-cell table:formula="of:=&quot;{'file':'&quot;&amp;[.A46]&amp;&quot;','title':'&quot;&amp;[.B46]&amp;&quot;'},&quot;" office:value-type="string" office:string-value="{'file':'ZOOM0004-cracksabbath-owlandthistle-20140917.mp3','title':'03 Crack Sabbath - Owl 'n Thistle - September 17th, 2014'},">
            <text:p>{'file':'ZOOM0004-cracksabbath-owlandthistle-20140917.mp3','title':'03 Crack Sabbath - Owl 'n Thistle - September 17th, 2014'},</text:p>
          </table:table-cell>
          <table:table-cell table:number-columns-repeated="1021"/>
        </table:table-row>
        <table:table-row table:style-name="ro1">
          <table:table-cell office:value-type="string">
            <text:p>ZOOM0005-cracksabbath-owlandthistle-20140917.mp3</text:p>
          </table:table-cell>
          <table:table-cell office:value-type="string">
            <text:p>04 Crack Sabbath - Owl 'n Thistle - September 17th, 2014</text:p>
          </table:table-cell>
          <table:table-cell table:formula="of:=&quot;{'file':'&quot;&amp;[.A47]&amp;&quot;','title':'&quot;&amp;[.B47]&amp;&quot;'},&quot;" office:value-type="string" office:string-value="{'file':'ZOOM0005-cracksabbath-owlandthistle-20140917.mp3','title':'04 Crack Sabbath - Owl 'n Thistle - September 17th, 2014'},">
            <text:p>{'file':'ZOOM0005-cracksabbath-owlandthistle-20140917.mp3','title':'04 Crack Sabbath - Owl 'n Thistle - September 17th, 2014'},</text:p>
          </table:table-cell>
          <table:table-cell table:number-columns-repeated="1021"/>
        </table:table-row>
        <table:table-row table:style-name="ro1">
          <table:table-cell office:value-type="string">
            <text:p>ZOOM0006-cracksabbath-owlandthistle-20140917.mp3</text:p>
          </table:table-cell>
          <table:table-cell office:value-type="string">
            <text:p>05 Crack Sabbath - Owl 'n Thistle - September 17th, 2014</text:p>
          </table:table-cell>
          <table:table-cell table:formula="of:=&quot;{'file':'&quot;&amp;[.A48]&amp;&quot;','title':'&quot;&amp;[.B48]&amp;&quot;'},&quot;" office:value-type="string" office:string-value="{'file':'ZOOM0006-cracksabbath-owlandthistle-20140917.mp3','title':'05 Crack Sabbath - Owl 'n Thistle - September 17th, 2014'},">
            <text:p>{'file':'ZOOM0006-cracksabbath-owlandthistle-20140917.mp3','title':'05 Crack Sabbath - Owl 'n Thistle - September 17th, 2014'},</text:p>
          </table:table-cell>
          <table:table-cell table:number-columns-repeated="1021"/>
        </table:table-row>
        <table:table-row table:style-name="ro1">
          <table:table-cell office:value-type="string">
            <text:p>ZOOM0007-cracksabbath-owlandthistle-20140917.mp3</text:p>
          </table:table-cell>
          <table:table-cell office:value-type="string">
            <text:p>01 Crack Sabbath - Owl 'n Thistle - September 17th, 2014</text:p>
          </table:table-cell>
          <table:table-cell table:formula="of:=&quot;{'file':'&quot;&amp;[.A49]&amp;&quot;','title':'&quot;&amp;[.B49]&amp;&quot;'},&quot;" office:value-type="string" office:string-value="{'file':'ZOOM0007-cracksabbath-owlandthistle-20140917.mp3','title':'01 Crack Sabbath - Owl 'n Thistle - September 17th, 2014'},">
            <text:p>{'file':'ZOOM0007-cracksabbath-owlandthistle-20140917.mp3','title':'01 Crack Sabbath - Owl 'n Thistle - September 17th, 2014'},</text:p>
          </table:table-cell>
          <table:table-cell table:number-columns-repeated="1021"/>
        </table:table-row>
        <table:table-row table:style-name="ro1">
          <table:table-cell office:value-type="string">
            <text:p>ZOOM0008-cracksabbath-owlandthistle-20140917.mp3</text:p>
          </table:table-cell>
          <table:table-cell office:value-type="string">
            <text:p>02 Crack Sabbath - Owl 'n Thistle - September 17th, 2014</text:p>
          </table:table-cell>
          <table:table-cell table:formula="of:=&quot;{'file':'&quot;&amp;[.A50]&amp;&quot;','title':'&quot;&amp;[.B50]&amp;&quot;'},&quot;" office:value-type="string" office:string-value="{'file':'ZOOM0008-cracksabbath-owlandthistle-20140917.mp3','title':'02 Crack Sabbath - Owl 'n Thistle - September 17th, 2014'},">
            <text:p>{'file':'ZOOM0008-cracksabbath-owlandthistle-20140917.mp3','title':'02 Crack Sabbath - Owl 'n Thistle - September 17th, 2014'},</text:p>
          </table:table-cell>
          <table:table-cell table:number-columns-repeated="1021"/>
        </table:table-row>
        <table:table-row table:style-name="ro1">
          <table:table-cell office:value-type="string">
            <text:p>ZOOM0009-cracksabbath-owlandthistle-20140917.mp3</text:p>
          </table:table-cell>
          <table:table-cell office:value-type="string">
            <text:p>03 Crack Sabbath - Owl 'n Thistle - September 17th, 2014</text:p>
          </table:table-cell>
          <table:table-cell table:formula="of:=&quot;{'file':'&quot;&amp;[.A51]&amp;&quot;','title':'&quot;&amp;[.B51]&amp;&quot;'},&quot;" office:value-type="string" office:string-value="{'file':'ZOOM0009-cracksabbath-owlandthistle-20140917.mp3','title':'03 Crack Sabbath - Owl 'n Thistle - September 17th, 2014'},">
            <text:p>{'file':'ZOOM0009-cracksabbath-owlandthistle-20140917.mp3','title':'03 Crack Sabbath - Owl 'n Thistle - September 17th, 2014'},</text:p>
          </table:table-cell>
          <table:table-cell table:number-columns-repeated="1021"/>
        </table:table-row>
        <table:table-row table:style-name="ro1">
          <table:table-cell office:value-type="string">
            <text:p>ZOOM0010-cracksabbath-owlandthistle-20140917.mp3</text:p>
          </table:table-cell>
          <table:table-cell office:value-type="string">
            <text:p>04 Crack Sabbath - Owl 'n Thistle - September 17th, 2014</text:p>
          </table:table-cell>
          <table:table-cell table:formula="of:=&quot;{'file':'&quot;&amp;[.A52]&amp;&quot;','title':'&quot;&amp;[.B52]&amp;&quot;'},&quot;" office:value-type="string" office:string-value="{'file':'ZOOM0010-cracksabbath-owlandthistle-20140917.mp3','title':'04 Crack Sabbath - Owl 'n Thistle - September 17th, 2014'},">
            <text:p>{'file':'ZOOM0010-cracksabbath-owlandthistle-20140917.mp3','title':'04 Crack Sabbath - Owl 'n Thistle - September 17th, 2014'},</text:p>
          </table:table-cell>
          <table:table-cell table:number-columns-repeated="1021"/>
        </table:table-row>
        <table:table-row table:style-name="ro1">
          <table:table-cell office:value-type="string">
            <text:p>ZOOM0011-cracksabbath-owlandthistle-20140917.mp3</text:p>
          </table:table-cell>
          <table:table-cell office:value-type="string">
            <text:p>05 Crack Sabbath - Owl 'n Thistle - September 17th, 2014</text:p>
          </table:table-cell>
          <table:table-cell table:formula="of:=&quot;{'file':'&quot;&amp;[.A53]&amp;&quot;','title':'&quot;&amp;[.B53]&amp;&quot;'},&quot;" office:value-type="string" office:string-value="{'file':'ZOOM0011-cracksabbath-owlandthistle-20140917.mp3','title':'05 Crack Sabbath - Owl 'n Thistle - September 17th, 2014'},">
            <text:p>{'file':'ZOOM0011-cracksabbath-owlandthistle-20140917.mp3','title':'05 Crack Sabbath - Owl 'n Thistle - September 17th, 2014'},</text:p>
          </table:table-cell>
          <table:table-cell table:number-columns-repeated="1021"/>
        </table:table-row>
        <table:table-row table:style-name="ro1">
          <table:table-cell office:value-type="string">
            <text:p>ZOOM0012-cracksabbath-owlandthistle-20140917.mp3</text:p>
          </table:table-cell>
          <table:table-cell office:value-type="string">
            <text:p>06 Crack Sabbath - Owl 'n Thistle - September 17th, 2014</text:p>
          </table:table-cell>
          <table:table-cell table:formula="of:=&quot;{'file':'&quot;&amp;[.A54]&amp;&quot;','title':'&quot;&amp;[.B54]&amp;&quot;'},&quot;" office:value-type="string" office:string-value="{'file':'ZOOM0012-cracksabbath-owlandthistle-20140917.mp3','title':'06 Crack Sabbath - Owl 'n Thistle - September 17th, 2014'},">
            <text:p>{'file':'ZOOM0012-cracksabbath-owlandthistle-20140917.mp3','title':'06 Crack Sabbath - Owl 'n Thistle - September 17th, 2014'},</text:p>
          </table:table-cell>
          <table:table-cell table:number-columns-repeated="1021"/>
        </table:table-row>
        <table:table-row table:style-name="ro1">
          <table:table-cell office:value-type="string">
            <text:p>ZOOM0013-cracksabbath-owlandthistle-20140917.mp3</text:p>
          </table:table-cell>
          <table:table-cell office:value-type="string">
            <text:p>07 Crack Sabbath - Owl 'n Thistle - September 17th, 2014</text:p>
          </table:table-cell>
          <table:table-cell table:formula="of:=&quot;{'file':'&quot;&amp;[.A55]&amp;&quot;','title':'&quot;&amp;[.B55]&amp;&quot;'},&quot;" office:value-type="string" office:string-value="{'file':'ZOOM0013-cracksabbath-owlandthistle-20140917.mp3','title':'07 Crack Sabbath - Owl 'n Thistle - September 17th, 2014'},">
            <text:p>{'file':'ZOOM0013-cracksabbath-owlandthistle-20140917.mp3','title':'07 Crack Sabbath - Owl 'n Thistle - September 17th, 2014'},</text:p>
          </table:table-cell>
          <table:table-cell table:number-columns-repeated="1021"/>
        </table:table-row>
        <table:table-row table:style-name="ro1">
          <table:table-cell office:value-type="string">
            <text:p>ZOOM0014-cracksabbath-owlandthistle-20140917.mp3</text:p>
          </table:table-cell>
          <table:table-cell office:value-type="string">
            <text:p>08 Crack Sabbath - Owl 'n Thistle - September 17th, 2014</text:p>
          </table:table-cell>
          <table:table-cell table:formula="of:=&quot;{'file':'&quot;&amp;[.A56]&amp;&quot;','title':'&quot;&amp;[.B56]&amp;&quot;'},&quot;" office:value-type="string" office:string-value="{'file':'ZOOM0014-cracksabbath-owlandthistle-20140917.mp3','title':'08 Crack Sabbath - Owl 'n Thistle - September 17th, 2014'},">
            <text:p>{'file':'ZOOM0014-cracksabbath-owlandthistle-20140917.mp3','title':'08 Crack Sabbath - Owl 'n Thistle - September 17th, 2014'},</text:p>
          </table:table-cell>
          <table:table-cell table:number-columns-repeated="1021"/>
        </table:table-row>
        <table:table-row table:style-name="ro1">
          <table:table-cell office:value-type="string">
            <text:p>ZOOM0015-cracksabbath-owlandthistle-20140917.mp3</text:p>
          </table:table-cell>
          <table:table-cell office:value-type="string">
            <text:p>09 Crack Sabbath - Owl 'n Thistle - September 17th, 2014</text:p>
          </table:table-cell>
          <table:table-cell table:formula="of:=&quot;{'file':'&quot;&amp;[.A57]&amp;&quot;','title':'&quot;&amp;[.B57]&amp;&quot;'},&quot;" office:value-type="string" office:string-value="{'file':'ZOOM0015-cracksabbath-owlandthistle-20140917.mp3','title':'09 Crack Sabbath - Owl 'n Thistle - September 17th, 2014'},">
            <text:p>{'file':'ZOOM0015-cracksabbath-owlandthistle-20140917.mp3','title':'09 Crack Sabbath - Owl 'n Thistle - September 17th, 2014'},</text:p>
          </table:table-cell>
          <table:table-cell table:number-columns-repeated="1021"/>
        </table:table-row>
        <table:table-row table:style-name="ro1">
          <table:table-cell office:value-type="string">
            <text:p>ZOOM0016-cracksabbath-owlandthistle-20140917.mp3</text:p>
          </table:table-cell>
          <table:table-cell office:value-type="string">
            <text:p>10Crack Sabbath - Owl 'n Thistle - September 17th, 2014</text:p>
          </table:table-cell>
          <table:table-cell table:formula="of:=&quot;{'file':'&quot;&amp;[.A58]&amp;&quot;','title':'&quot;&amp;[.B58]&amp;&quot;'},&quot;" office:value-type="string" office:string-value="{'file':'ZOOM0016-cracksabbath-owlandthistle-20140917.mp3','title':'10Crack Sabbath - Owl 'n Thistle - September 17th, 2014'},">
            <text:p>{'file':'ZOOM0016-cracksabbath-owlandthistle-20140917.mp3','title':'10Crack Sabbath - Owl 'n Thistle - September 17th, 2014'},</text:p>
          </table:table-cell>
          <table:table-cell table:number-columns-repeated="1021"/>
        </table:table-row>
        <table:table-row table:style-name="ro1">
          <table:table-cell office:value-type="string">
            <text:p>ZOOM0017-cracksabbath-owlandthistle-20140917.mp3</text:p>
          </table:table-cell>
          <table:table-cell office:value-type="string">
            <text:p>11Crack Sabbath - Owl 'n Thistle - September 17th, 2014</text:p>
          </table:table-cell>
          <table:table-cell table:formula="of:=&quot;{'file':'&quot;&amp;[.A59]&amp;&quot;','title':'&quot;&amp;[.B59]&amp;&quot;'},&quot;" office:value-type="string" office:string-value="{'file':'ZOOM0017-cracksabbath-owlandthistle-20140917.mp3','title':'11Crack Sabbath - Owl 'n Thistle - September 17th, 2014'},">
            <text:p>{'file':'ZOOM0017-cracksabbath-owlandthistle-20140917.mp3','title':'11Crack Sabbath - Owl 'n Thistle - September 17th, 2014'},</text:p>
          </table:table-cell>
          <table:table-cell table:number-columns-repeated="1021"/>
        </table:table-row>
        <table:table-row table:style-name="ro1">
          <table:table-cell office:value-type="string">
            <text:p>ZOOM0018-cracksabbath-owlandthistle-20140917.mp3</text:p>
          </table:table-cell>
          <table:table-cell office:value-type="string">
            <text:p>12Crack Sabbath - Owl 'n Thistle - September 17th, 2014</text:p>
          </table:table-cell>
          <table:table-cell table:formula="of:=&quot;{'file':'&quot;&amp;[.A60]&amp;&quot;','title':'&quot;&amp;[.B60]&amp;&quot;'},&quot;" office:value-type="string" office:string-value="{'file':'ZOOM0018-cracksabbath-owlandthistle-20140917.mp3','title':'12Crack Sabbath - Owl 'n Thistle - September 17th, 2014'},">
            <text:p>{'file':'ZOOM0018-cracksabbath-owlandthistle-20140917.mp3','title':'12Crack Sabbath - Owl 'n Thistle - September 17th, 2014'},</text:p>
          </table:table-cell>
          <table:table-cell table:number-columns-repeated="1021"/>
        </table:table-row>
        <table:table-row table:style-name="ro1">
          <table:table-cell office:value-type="string">
            <text:p>ZOOM0019-cracksabbath-owlandthistle-20140917.mp3</text:p>
          </table:table-cell>
          <table:table-cell office:value-type="string">
            <text:p>13Crack Sabbath - Owl 'n Thistle - September 17th, 2014</text:p>
          </table:table-cell>
          <table:table-cell table:formula="of:=&quot;{'file':'&quot;&amp;[.A61]&amp;&quot;','title':'&quot;&amp;[.B61]&amp;&quot;'},&quot;" office:value-type="string" office:string-value="{'file':'ZOOM0019-cracksabbath-owlandthistle-20140917.mp3','title':'13Crack Sabbath - Owl 'n Thistle - September 17th, 2014'},">
            <text:p>{'file':'ZOOM0019-cracksabbath-owlandthistle-20140917.mp3','title':'13Crack Sabbath - Owl 'n Thistle - September 17th, 2014'},</text:p>
          </table:table-cell>
          <table:table-cell table:number-columns-repeated="1021"/>
        </table:table-row>
        <table:table-row table:style-name="ro1">
          <table:table-cell office:value-type="string">
            <text:p>ZOOM0020-cracksabbath-owlandthistle-20140917.mp3</text:p>
          </table:table-cell>
          <table:table-cell office:value-type="string">
            <text:p>14Crack Sabbath - Owl 'n Thistle - September 17th, 2014</text:p>
          </table:table-cell>
          <table:table-cell table:formula="of:=&quot;{'file':'&quot;&amp;[.A62]&amp;&quot;','title':'&quot;&amp;[.B62]&amp;&quot;'},&quot;" office:value-type="string" office:string-value="{'file':'ZOOM0020-cracksabbath-owlandthistle-20140917.mp3','title':'14Crack Sabbath - Owl 'n Thistle - September 17th, 2014'},">
            <text:p>{'file':'ZOOM0020-cracksabbath-owlandthistle-20140917.mp3','title':'14Crack Sabbath - Owl 'n Thistle - September 17th, 2014'},</text:p>
          </table:table-cell>
          <table:table-cell table:number-columns-repeated="1021"/>
        </table:table-row>
        <table:table-row table:style-name="ro1">
          <table:table-cell office:value-type="string">
            <text:p>ZOOM0021-cracksabbath-owlandthistle-20140917.mp3</text:p>
          </table:table-cell>
          <table:table-cell office:value-type="string">
            <text:p>15Crack Sabbath - Owl 'n Thistle - September 17th, 2014</text:p>
          </table:table-cell>
          <table:table-cell table:formula="of:=&quot;{'file':'&quot;&amp;[.A63]&amp;&quot;','title':'&quot;&amp;[.B63]&amp;&quot;'},&quot;" office:value-type="string" office:string-value="{'file':'ZOOM0021-cracksabbath-owlandthistle-20140917.mp3','title':'15Crack Sabbath - Owl 'n Thistle - September 17th, 2014'},">
            <text:p>{'file':'ZOOM0021-cracksabbath-owlandthistle-20140917.mp3','title':'15Crack Sabbath - Owl 'n Thistle - September 17th, 2014'},</text:p>
          </table:table-cell>
          <table:table-cell table:number-columns-repeated="1021"/>
        </table:table-row>
        <table:table-row table:style-name="ro1">
          <table:table-cell office:value-type="string">
            <text:p>ZOOM0022-cracksabbath-owlandthistle-20140917.mp3</text:p>
          </table:table-cell>
          <table:table-cell office:value-type="string">
            <text:p>16Crack Sabbath - Owl 'n Thistle - September 17th, 2014</text:p>
          </table:table-cell>
          <table:table-cell table:formula="of:=&quot;{'file':'&quot;&amp;[.A64]&amp;&quot;','title':'&quot;&amp;[.B64]&amp;&quot;'},&quot;" office:value-type="string" office:string-value="{'file':'ZOOM0022-cracksabbath-owlandthistle-20140917.mp3','title':'16Crack Sabbath - Owl 'n Thistle - September 17th, 2014'},">
            <text:p>{'file':'ZOOM0022-cracksabbath-owlandthistle-20140917.mp3','title':'16Crack Sabbath - Owl 'n Thistle - September 17th, 2014'},</text:p>
          </table:table-cell>
          <table:table-cell table:number-columns-repeated="1021"/>
        </table:table-row>
        <table:table-row table:style-name="ro1">
          <table:table-cell office:value-type="string">
            <text:p>ZOOM0023-cracksabbath-owlandthistle-20140917.mp3</text:p>
          </table:table-cell>
          <table:table-cell office:value-type="string">
            <text:p>17Crack Sabbath - Owl 'n Thistle - September 17th, 2014</text:p>
          </table:table-cell>
          <table:table-cell table:formula="of:=&quot;{'file':'&quot;&amp;[.A65]&amp;&quot;','title':'&quot;&amp;[.B65]&amp;&quot;'},&quot;" office:value-type="string" office:string-value="{'file':'ZOOM0023-cracksabbath-owlandthistle-20140917.mp3','title':'17Crack Sabbath - Owl 'n Thistle - September 17th, 2014'},">
            <text:p>{'file':'ZOOM0023-cracksabbath-owlandthistle-20140917.mp3','title':'17Crack Sabbath - Owl 'n Thistle - September 17th, 2014'},</text:p>
          </table:table-cell>
          <table:table-cell table:number-columns-repeated="1021"/>
        </table:table-row>
        <table:table-row table:style-name="ro1">
          <table:table-cell office:value-type="string">
            <text:p>ZOOM0001-CrackSabbath-RoyalRoom-20130622.mp3</text:p>
          </table:table-cell>
          <table:table-cell office:value-type="string">
            <text:p>01 Crack Sabbath - Royal Room - June 22nd, 2013</text:p>
          </table:table-cell>
          <table:table-cell table:formula="of:=&quot;{'file':'&quot;&amp;[.A66]&amp;&quot;','title':'&quot;&amp;[.B66]&amp;&quot;'},&quot;" office:value-type="string" office:string-value="{'file':'ZOOM0001-CrackSabbath-RoyalRoom-20130622.mp3','title':'01 Crack Sabbath - Royal Room - June 22nd, 2013'},">
            <text:p>{'file':'ZOOM0001-CrackSabbath-RoyalRoom-20130622.mp3','title':'01 Crack Sabbath - Royal Room - June 22nd, 2013'},</text:p>
          </table:table-cell>
          <table:table-cell table:number-columns-repeated="1021"/>
        </table:table-row>
        <table:table-row table:style-name="ro1">
          <table:table-cell office:value-type="string">
            <text:p>ZOOM0002-CrackSabbath-RoyalRoom-20130622.mp3</text:p>
          </table:table-cell>
          <table:table-cell office:value-type="string">
            <text:p>2 Crack Sabbath - Royal Room - June 22nd, 2013</text:p>
          </table:table-cell>
          <table:table-cell table:formula="of:=&quot;{'file':'&quot;&amp;[.A67]&amp;&quot;','title':'&quot;&amp;[.B67]&amp;&quot;'},&quot;" office:value-type="string" office:string-value="{'file':'ZOOM0002-CrackSabbath-RoyalRoom-20130622.mp3','title':'2 Crack Sabbath - Royal Room - June 22nd, 2013'},">
            <text:p>{'file':'ZOOM0002-CrackSabbath-RoyalRoom-20130622.mp3','title':'2 Crack Sabbath - Royal Room - June 22nd, 2013'},</text:p>
          </table:table-cell>
          <table:table-cell table:number-columns-repeated="1021"/>
        </table:table-row>
        <table:table-row table:style-name="ro1">
          <table:table-cell office:value-type="string">
            <text:p>ZOOM0003-CrackSabbath-RoyalRoom-20130622.mp3</text:p>
          </table:table-cell>
          <table:table-cell office:value-type="string">
            <text:p>3 Crack Sabbath - Royal Room - June 22nd, 2013</text:p>
          </table:table-cell>
          <table:table-cell table:formula="of:=&quot;{'file':'&quot;&amp;[.A68]&amp;&quot;','title':'&quot;&amp;[.B68]&amp;&quot;'},&quot;" office:value-type="string" office:string-value="{'file':'ZOOM0003-CrackSabbath-RoyalRoom-20130622.mp3','title':'3 Crack Sabbath - Royal Room - June 22nd, 2013'},">
            <text:p>{'file':'ZOOM0003-CrackSabbath-RoyalRoom-20130622.mp3','title':'3 Crack Sabbath - Royal Room - June 22nd, 2013'},</text:p>
          </table:table-cell>
          <table:table-cell table:number-columns-repeated="1021"/>
        </table:table-row>
        <table:table-row table:style-name="ro1">
          <table:table-cell office:value-type="string">
            <text:p>ZOOM0004-CrackSabbath-RoyalRoom-20130622.mp3</text:p>
          </table:table-cell>
          <table:table-cell office:value-type="string">
            <text:p>4 Crack Sabbath - Royal Room - June 22nd, 2013</text:p>
          </table:table-cell>
          <table:table-cell table:formula="of:=&quot;{'file':'&quot;&amp;[.A69]&amp;&quot;','title':'&quot;&amp;[.B69]&amp;&quot;'},&quot;" office:value-type="string" office:string-value="{'file':'ZOOM0004-CrackSabbath-RoyalRoom-20130622.mp3','title':'4 Crack Sabbath - Royal Room - June 22nd, 2013'},">
            <text:p>{'file':'ZOOM0004-CrackSabbath-RoyalRoom-20130622.mp3','title':'4 Crack Sabbath - Royal Room - June 22nd, 2013'},</text:p>
          </table:table-cell>
          <table:table-cell table:number-columns-repeated="1021"/>
        </table:table-row>
        <table:table-row table:style-name="ro1">
          <table:table-cell office:value-type="string">
            <text:p>ZOOM0005-CrackSabbath-RoyalRoom-20130622.mp3</text:p>
          </table:table-cell>
          <table:table-cell office:value-type="string">
            <text:p>5 Crack Sabbath - Royal Room - June 22nd, 2013</text:p>
          </table:table-cell>
          <table:table-cell table:formula="of:=&quot;{'file':'&quot;&amp;[.A70]&amp;&quot;','title':'&quot;&amp;[.B70]&amp;&quot;'},&quot;" office:value-type="string" office:string-value="{'file':'ZOOM0005-CrackSabbath-RoyalRoom-20130622.mp3','title':'5 Crack Sabbath - Royal Room - June 22nd, 2013'},">
            <text:p>{'file':'ZOOM0005-CrackSabbath-RoyalRoom-20130622.mp3','title':'5 Crack Sabbath - Royal Room - June 22nd, 2013'},</text:p>
          </table:table-cell>
          <table:table-cell table:number-columns-repeated="1021"/>
        </table:table-row>
        <table:table-row table:style-name="ro1">
          <table:table-cell office:value-type="string">
            <text:p>ZOOM0008-CrackSabbath-RoyalRoom-20130622.mp3</text:p>
          </table:table-cell>
          <table:table-cell office:value-type="string">
            <text:p>6 Crack Sabbath - Royal Room - June 22nd, 2013</text:p>
          </table:table-cell>
          <table:table-cell table:formula="of:=&quot;{'file':'&quot;&amp;[.A71]&amp;&quot;','title':'&quot;&amp;[.B71]&amp;&quot;'},&quot;" office:value-type="string" office:string-value="{'file':'ZOOM0008-CrackSabbath-RoyalRoom-20130622.mp3','title':'6 Crack Sabbath - Royal Room - June 22nd, 2013'},">
            <text:p>{'file':'ZOOM0008-CrackSabbath-RoyalRoom-20130622.mp3','title':'6 Crack Sabbath - Royal Room - June 22nd, 2013'},</text:p>
          </table:table-cell>
          <table:table-cell table:number-columns-repeated="1021"/>
        </table:table-row>
        <table:table-row table:style-name="ro1">
          <table:table-cell office:value-type="string">
            <text:p>ZOOM0009-CrackSabbath-RoyalRoom-20130622.mp3</text:p>
          </table:table-cell>
          <table:table-cell office:value-type="string">
            <text:p>7 Crack Sabbath - Royal Room - June 22nd, 2013</text:p>
          </table:table-cell>
          <table:table-cell table:formula="of:=&quot;{'file':'&quot;&amp;[.A72]&amp;&quot;','title':'&quot;&amp;[.B72]&amp;&quot;'},&quot;" office:value-type="string" office:string-value="{'file':'ZOOM0009-CrackSabbath-RoyalRoom-20130622.mp3','title':'7 Crack Sabbath - Royal Room - June 22nd, 2013'},">
            <text:p>{'file':'ZOOM0009-CrackSabbath-RoyalRoom-20130622.mp3','title':'7 Crack Sabbath - Royal Room - June 22nd, 2013'},</text:p>
          </table:table-cell>
          <table:table-cell table:number-columns-repeated="1021"/>
        </table:table-row>
        <table:table-row table:style-name="ro1">
          <table:table-cell office:value-type="string">
            <text:p>ZOOM0010-CrackSabbath-RoyalRoom-20130622.mp3</text:p>
          </table:table-cell>
          <table:table-cell office:value-type="string">
            <text:p>8 Crack Sabbath - Royal Room - June 22nd, 2013</text:p>
          </table:table-cell>
          <table:table-cell table:formula="of:=&quot;{'file':'&quot;&amp;[.A73]&amp;&quot;','title':'&quot;&amp;[.B73]&amp;&quot;'},&quot;" office:value-type="string" office:string-value="{'file':'ZOOM0010-CrackSabbath-RoyalRoom-20130622.mp3','title':'8 Crack Sabbath - Royal Room - June 22nd, 2013'},">
            <text:p>{'file':'ZOOM0010-CrackSabbath-RoyalRoom-20130622.mp3','title':'8 Crack Sabbath - Royal Room - June 22nd, 2013'},</text:p>
          </table:table-cell>
          <table:table-cell table:number-columns-repeated="1021"/>
        </table:table-row>
        <table:table-row table:style-name="ro1">
          <table:table-cell office:value-type="string">
            <text:p>ZOOM0011-CrackSabbath-RoyalRoom-20130622.mp3</text:p>
          </table:table-cell>
          <table:table-cell office:value-type="string">
            <text:p>9 Crack Sabbath - Royal Room - June 22nd, 2013</text:p>
          </table:table-cell>
          <table:table-cell table:formula="of:=&quot;{'file':'&quot;&amp;[.A74]&amp;&quot;','title':'&quot;&amp;[.B74]&amp;&quot;'},&quot;" office:value-type="string" office:string-value="{'file':'ZOOM0011-CrackSabbath-RoyalRoom-20130622.mp3','title':'9 Crack Sabbath - Royal Room - June 22nd, 2013'},">
            <text:p>{'file':'ZOOM0011-CrackSabbath-RoyalRoom-20130622.mp3','title':'9 Crack Sabbath - Royal Room - June 22nd, 2013'},</text:p>
          </table:table-cell>
          <table:table-cell table:number-columns-repeated="1021"/>
        </table:table-row>
        <table:table-row table:style-name="ro1">
          <table:table-cell office:value-type="string">
            <text:p>ZOOM0012-CrackSabbath-RoyalRoom-20130622.mp3</text:p>
          </table:table-cell>
          <table:table-cell office:value-type="string">
            <text:p>10 Crack Sabbath - Royal Room - June 22nd, 2013</text:p>
          </table:table-cell>
          <table:table-cell table:formula="of:=&quot;{'file':'&quot;&amp;[.A75]&amp;&quot;','title':'&quot;&amp;[.B75]&amp;&quot;'},&quot;" office:value-type="string" office:string-value="{'file':'ZOOM0012-CrackSabbath-RoyalRoom-20130622.mp3','title':'10 Crack Sabbath - Royal Room - June 22nd, 2013'},">
            <text:p>{'file':'ZOOM0012-CrackSabbath-RoyalRoom-20130622.mp3','title':'10 Crack Sabbath - Royal Room - June 22nd, 2013'},</text:p>
          </table:table-cell>
          <table:table-cell table:number-columns-repeated="1021"/>
        </table:table-row>
        <table:table-row table:style-name="ro1">
          <table:table-cell office:value-type="string">
            <text:p>ZOOM0013-CrackSabbath-RoyalRoom-20130622.mp3</text:p>
          </table:table-cell>
          <table:table-cell office:value-type="string">
            <text:p>11 Crack Sabbath - Royal Room - June 22nd, 2013</text:p>
          </table:table-cell>
          <table:table-cell table:formula="of:=&quot;{'file':'&quot;&amp;[.A76]&amp;&quot;','title':'&quot;&amp;[.B76]&amp;&quot;'},&quot;" office:value-type="string" office:string-value="{'file':'ZOOM0013-CrackSabbath-RoyalRoom-20130622.mp3','title':'11 Crack Sabbath - Royal Room - June 22nd, 2013'},">
            <text:p>{'file':'ZOOM0013-CrackSabbath-RoyalRoom-20130622.mp3','title':'11 Crack Sabbath - Royal Room - June 22nd, 2013'},</text:p>
          </table:table-cell>
          <table:table-cell table:number-columns-repeated="1021"/>
        </table:table-row>
        <table:table-row table:style-name="ro1">
          <table:table-cell office:value-type="string">
            <text:p>ZOOM0014-CrackSabbath-RoyalRoom-20130622.mp3</text:p>
          </table:table-cell>
          <table:table-cell office:value-type="string">
            <text:p>12 Crack Sabbath - Royal Room - June 22nd, 2013</text:p>
          </table:table-cell>
          <table:table-cell table:formula="of:=&quot;{'file':'&quot;&amp;[.A77]&amp;&quot;','title':'&quot;&amp;[.B77]&amp;&quot;'},&quot;" office:value-type="string" office:string-value="{'file':'ZOOM0014-CrackSabbath-RoyalRoom-20130622.mp3','title':'12 Crack Sabbath - Royal Room - June 22nd, 2013'},">
            <text:p>{'file':'ZOOM0014-CrackSabbath-RoyalRoom-20130622.mp3','title':'12 Crack Sabbath - Royal Room - June 22nd, 2013'},</text:p>
          </table:table-cell>
          <table:table-cell table:number-columns-repeated="1021"/>
        </table:table-row>
        <table:table-row table:style-name="ro1">
          <table:table-cell office:value-type="string">
            <text:p>ZOOM0001-cracksabbath.jpg</text:p>
          </table:table-cell>
          <table:table-cell office:value-type="string">
            <text:p>Crack Sabbath Photo 7</text:p>
          </table:table-cell>
          <table:table-cell table:formula="of:=&quot;{'file':'&quot;&amp;[.A78]&amp;&quot;','title':'&quot;&amp;[.B78]&amp;&quot;'},&quot;" office:value-type="string" office:string-value="{'file':'ZOOM0001-cracksabbath.jpg','title':'Crack Sabbath Photo 7'},">
            <text:p>{'file':'ZOOM0001-cracksabbath.jpg','title':'Crack Sabbath Photo 7'},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1">
          <table:table-cell office:value-type="string">
            <text:p>ZOOM0002-cracksabbath.jpg</text:p>
          </table:table-cell>
          <table:table-cell office:value-type="string">
            <text:p>Crack Sabbath Photo 8</text:p>
          </table:table-cell>
          <table:table-cell table:formula="of:=&quot;{'file':'&quot;&amp;[.A79]&amp;&quot;','title':'&quot;&amp;[.B79]&amp;&quot;'},&quot;" office:value-type="string" office:string-value="{'file':'ZOOM0002-cracksabbath.jpg','title':'Crack Sabbath Photo 8'},">
            <text:p>{'file':'ZOOM0002-cracksabbath.jpg','title':'Crack Sabbath Photo 8'},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1">
          <table:table-cell office:value-type="string">
            <text:p>ZOOM0003-cracksabbath.jpg</text:p>
          </table:table-cell>
          <table:table-cell office:value-type="string">
            <text:p>Crack Sabbath Photo 9</text:p>
          </table:table-cell>
          <table:table-cell table:formula="of:=&quot;{'file':'&quot;&amp;[.A80]&amp;&quot;','title':'&quot;&amp;[.B80]&amp;&quot;'},&quot;" office:value-type="string" office:string-value="{'file':'ZOOM0003-cracksabbath.jpg','title':'Crack Sabbath Photo 9'},">
            <text:p>{'file':'ZOOM0003-cracksabbath.jpg','title':'Crack Sabbath Photo 9'},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1">
          <table:table-cell office:value-type="string">
            <text:p>ZOOM0004-cracksabbath.jpg</text:p>
          </table:table-cell>
          <table:table-cell office:value-type="string">
            <text:p>Crack Sabbath Photo 10</text:p>
          </table:table-cell>
          <table:table-cell table:formula="of:=&quot;{'file':'&quot;&amp;[.A81]&amp;&quot;','title':'&quot;&amp;[.B81]&amp;&quot;'},&quot;" office:value-type="string" office:string-value="{'file':'ZOOM0004-cracksabbath.jpg','title':'Crack Sabbath Photo 10'},">
            <text:p>{'file':'ZOOM0004-cracksabbath.jpg','title':'Crack Sabbath Photo 10'},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1">
          <table:table-cell office:value-type="string">
            <text:p>ZOOM0005-cracksabbath.jpg</text:p>
          </table:table-cell>
          <table:table-cell office:value-type="string">
            <text:p>Crack Sabbath Photo 11</text:p>
          </table:table-cell>
          <table:table-cell table:formula="of:=&quot;{'file':'&quot;&amp;[.A82]&amp;&quot;','title':'&quot;&amp;[.B82]&amp;&quot;'},&quot;" office:value-type="string" office:string-value="{'file':'ZOOM0005-cracksabbath.jpg','title':'Crack Sabbath Photo 11'},">
            <text:p>{'file':'ZOOM0005-cracksabbath.jpg','title':'Crack Sabbath Photo 11'},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1">
          <table:table-cell office:value-type="string">
            <text:p>ZOOM0006-cracksabbath.jpg</text:p>
          </table:table-cell>
          <table:table-cell office:value-type="string">
            <text:p>Crack Sabbath Photo 12</text:p>
          </table:table-cell>
          <table:table-cell table:formula="of:=&quot;{'file':'&quot;&amp;[.A83]&amp;&quot;','title':'&quot;&amp;[.B83]&amp;&quot;'},&quot;" office:value-type="string" office:string-value="{'file':'ZOOM0006-cracksabbath.jpg','title':'Crack Sabbath Photo 12'},">
            <text:p>{'file':'ZOOM0006-cracksabbath.jpg','title':'Crack Sabbath Photo 12'},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1">
          <table:table-cell office:value-type="string">
            <text:p>ZOOM0007-cracksabbath.jpg</text:p>
          </table:table-cell>
          <table:table-cell office:value-type="string">
            <text:p>Crack Sabbath Photo 13</text:p>
          </table:table-cell>
          <table:table-cell table:formula="of:=&quot;{'file':'&quot;&amp;[.A84]&amp;&quot;','title':'&quot;&amp;[.B84]&amp;&quot;'},&quot;" office:value-type="string" office:string-value="{'file':'ZOOM0007-cracksabbath.jpg','title':'Crack Sabbath Photo 13'},">
            <text:p>{'file':'ZOOM0007-cracksabbath.jpg','title':'Crack Sabbath Photo 13'},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1">
          <table:table-cell office:value-type="string">
            <text:p>ZOOM0008-cracksabbath.jpg</text:p>
          </table:table-cell>
          <table:table-cell office:value-type="string">
            <text:p>Crack Sabbath Photo 14</text:p>
          </table:table-cell>
          <table:table-cell table:formula="of:=&quot;{'file':'&quot;&amp;[.A85]&amp;&quot;','title':'&quot;&amp;[.B85]&amp;&quot;'},&quot;" office:value-type="string" office:string-value="{'file':'ZOOM0008-cracksabbath.jpg','title':'Crack Sabbath Photo 14'},">
            <text:p>{'file':'ZOOM0008-cracksabbath.jpg','title':'Crack Sabbath Photo 14'},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1">
          <table:table-cell office:value-type="string">
            <text:p>ZOOM0009-cracksabbath.jpg</text:p>
          </table:table-cell>
          <table:table-cell office:value-type="string">
            <text:p>Crack Sabbath Photo 15</text:p>
          </table:table-cell>
          <table:table-cell table:formula="of:=&quot;{'file':'&quot;&amp;[.A86]&amp;&quot;','title':'&quot;&amp;[.B86]&amp;&quot;'},&quot;" office:value-type="string" office:string-value="{'file':'ZOOM0009-cracksabbath.jpg','title':'Crack Sabbath Photo 15'},">
            <text:p>{'file':'ZOOM0009-cracksabbath.jpg','title':'Crack Sabbath Photo 15'},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1">
          <table:table-cell office:value-type="string">
            <text:p>ZOOM0010-cracksabbath.jpg</text:p>
          </table:table-cell>
          <table:table-cell office:value-type="string">
            <text:p>Crack Sabbath Photo 16</text:p>
          </table:table-cell>
          <table:table-cell table:formula="of:=&quot;{'file':'&quot;&amp;[.A87]&amp;&quot;','title':'&quot;&amp;[.B87]&amp;&quot;'},&quot;" office:value-type="string" office:string-value="{'file':'ZOOM0010-cracksabbath.jpg','title':'Crack Sabbath Photo 16'},">
            <text:p>{'file':'ZOOM0010-cracksabbath.jpg','title':'Crack Sabbath Photo 16'},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lvinsJSON" table:style-name="ta9" table:print="false">
        <table:table-column table:style-name="co3" table:default-cell-style-name="Excel_20_Built-in_20_Normal"/>
        <table:table-column table:style-name="co19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>
            <text:p>ZOOM0006melvinsportlandwonderballroom20150907.mp3</text:p>
          </table:table-cell>
          <table:table-cell office:value-type="string">
            <text:p>01 <text:s/>Melvins - Wonder Ballroom - Portland - September 7th, 2015</text:p>
          </table:table-cell>
          <table:table-cell table:formula="of:=&quot;{'file':'&quot;&amp;[.A1]&amp;&quot;','title':'&quot;&amp;[.B1]&amp;&quot;'},&quot;" office:value-type="string" office:string-value="{'file':'ZOOM0006melvinsportlandwonderballroom20150907.mp3','title':'01  Melvins - Wonder Ballroom - Portland - September 7th, 2015'},">
            <text:p>{'file':'ZOOM0006melvinsportlandwonderballroom20150907.mp3','title':'01 <text:s/>Melvins - Wonder Ballroom - Portland - September 7th, 2015'},</text:p>
          </table:table-cell>
          <table:table-cell table:number-columns-repeated="1021"/>
        </table:table-row>
        <table:table-row table:style-name="ro1">
          <table:table-cell office:value-type="string">
            <text:p>ZOOM0007melvinsportlandwonderballroom20150907.mp3</text:p>
          </table:table-cell>
          <table:table-cell office:value-type="string">
            <text:p>02 <text:s/>Melvins - Wonder Ballroom - Portland - September 7th, 2015</text:p>
          </table:table-cell>
          <table:table-cell table:formula="of:=&quot;{'file':'&quot;&amp;[.A2]&amp;&quot;','title':'&quot;&amp;[.B2]&amp;&quot;'},&quot;" office:value-type="string" office:string-value="{'file':'ZOOM0007melvinsportlandwonderballroom20150907.mp3','title':'02  Melvins - Wonder Ballroom - Portland - September 7th, 2015'},">
            <text:p>{'file':'ZOOM0007melvinsportlandwonderballroom20150907.mp3','title':'02 <text:s/>Melvins - Wonder Ballroom - Portland - September 7th, 2015'},</text:p>
          </table:table-cell>
          <table:table-cell table:number-columns-repeated="1021"/>
        </table:table-row>
        <table:table-row table:style-name="ro1">
          <table:table-cell office:value-type="string">
            <text:p>ZOOM0008melvinsportlandwonderballroom20150907.mp3</text:p>
          </table:table-cell>
          <table:table-cell office:value-type="string">
            <text:p>03 <text:s/>Melvins - Wonder Ballroom - Portland - September 7th, 2015</text:p>
          </table:table-cell>
          <table:table-cell table:formula="of:=&quot;{'file':'&quot;&amp;[.A3]&amp;&quot;','title':'&quot;&amp;[.B3]&amp;&quot;'},&quot;" office:value-type="string" office:string-value="{'file':'ZOOM0008melvinsportlandwonderballroom20150907.mp3','title':'03  Melvins - Wonder Ballroom - Portland - September 7th, 2015'},">
            <text:p>{'file':'ZOOM0008melvinsportlandwonderballroom20150907.mp3','title':'03 <text:s/>Melvins - Wonder Ballroom - Portland - September 7th, 2015'},</text:p>
          </table:table-cell>
          <table:table-cell table:number-columns-repeated="1021"/>
        </table:table-row>
        <table:table-row table:style-name="ro1">
          <table:table-cell office:value-type="string">
            <text:p>ZOOM0009melvinsportlandwonderballroom20150907.mp3</text:p>
          </table:table-cell>
          <table:table-cell office:value-type="string">
            <text:p>04 <text:s/>Melvins - Wonder Ballroom - Portland - September 7th, 2015</text:p>
          </table:table-cell>
          <table:table-cell table:formula="of:=&quot;{'file':'&quot;&amp;[.A4]&amp;&quot;','title':'&quot;&amp;[.B4]&amp;&quot;'},&quot;" office:value-type="string" office:string-value="{'file':'ZOOM0009melvinsportlandwonderballroom20150907.mp3','title':'04  Melvins - Wonder Ballroom - Portland - September 7th, 2015'},">
            <text:p>{'file':'ZOOM0009melvinsportlandwonderballroom20150907.mp3','title':'04 <text:s/>Melvins - Wonder Ballroom - Portland - September 7th, 2015'},</text:p>
          </table:table-cell>
          <table:table-cell table:number-columns-repeated="1021"/>
        </table:table-row>
        <table:table-row table:style-name="ro1">
          <table:table-cell office:value-type="string">
            <text:p>ZOOM0010melvinsportlandwonderballroom20150907.mp3</text:p>
          </table:table-cell>
          <table:table-cell office:value-type="string">
            <text:p>05 <text:s/>Melvins - Wonder Ballroom - Portland - September 7th, 2015</text:p>
          </table:table-cell>
          <table:table-cell table:formula="of:=&quot;{'file':'&quot;&amp;[.A5]&amp;&quot;','title':'&quot;&amp;[.B5]&amp;&quot;'},&quot;" office:value-type="string" office:string-value="{'file':'ZOOM0010melvinsportlandwonderballroom20150907.mp3','title':'05  Melvins - Wonder Ballroom - Portland - September 7th, 2015'},">
            <text:p>{'file':'ZOOM0010melvinsportlandwonderballroom20150907.mp3','title':'05 <text:s/>Melvins - Wonder Ballroom - Portland - September 7th, 2015'},</text:p>
          </table:table-cell>
          <table:table-cell table:number-columns-repeated="1021"/>
        </table:table-row>
        <table:table-row table:style-name="ro1">
          <table:table-cell office:value-type="string">
            <text:p>ZOOM0011melvinsportlandwonderballroom20150907.mp3</text:p>
          </table:table-cell>
          <table:table-cell office:value-type="string">
            <text:p>06 <text:s/>Melvins - Wonder Ballroom - Portland - September 7th, 2015</text:p>
          </table:table-cell>
          <table:table-cell table:formula="of:=&quot;{'file':'&quot;&amp;[.A6]&amp;&quot;','title':'&quot;&amp;[.B6]&amp;&quot;'},&quot;" office:value-type="string" office:string-value="{'file':'ZOOM0011melvinsportlandwonderballroom20150907.mp3','title':'06  Melvins - Wonder Ballroom - Portland - September 7th, 2015'},">
            <text:p>{'file':'ZOOM0011melvinsportlandwonderballroom20150907.mp3','title':'06 <text:s/>Melvins - Wonder Ballroom - Portland - September 7th, 2015'},</text:p>
          </table:table-cell>
          <table:table-cell table:number-columns-repeated="1021"/>
        </table:table-row>
        <table:table-row table:style-name="ro1">
          <table:table-cell office:value-type="string">
            <text:p>ZOOM0012melvinsportlandwonderballroom20150907.mp3</text:p>
          </table:table-cell>
          <table:table-cell office:value-type="string">
            <text:p>07 <text:s/>Melvins - Wonder Ballroom - Portland - September 7th, 2015</text:p>
          </table:table-cell>
          <table:table-cell table:formula="of:=&quot;{'file':'&quot;&amp;[.A7]&amp;&quot;','title':'&quot;&amp;[.B7]&amp;&quot;'},&quot;" office:value-type="string" office:string-value="{'file':'ZOOM0012melvinsportlandwonderballroom20150907.mp3','title':'07  Melvins - Wonder Ballroom - Portland - September 7th, 2015'},">
            <text:p>{'file':'ZOOM0012melvinsportlandwonderballroom20150907.mp3','title':'07 <text:s/>Melvins - Wonder Ballroom - Portland - September 7th, 2015'},</text:p>
          </table:table-cell>
          <table:table-cell table:number-columns-repeated="1021"/>
        </table:table-row>
        <table:table-row table:style-name="ro1">
          <table:table-cell office:value-type="string">
            <text:p>ZOOM0013melvinsportlandwonderballroom20150907.mp3</text:p>
          </table:table-cell>
          <table:table-cell office:value-type="string">
            <text:p>08 <text:s/>Melvins - Wonder Ballroom - Portland - September 7th, 2015</text:p>
          </table:table-cell>
          <table:table-cell table:formula="of:=&quot;{'file':'&quot;&amp;[.A8]&amp;&quot;','title':'&quot;&amp;[.B8]&amp;&quot;'},&quot;" office:value-type="string" office:string-value="{'file':'ZOOM0013melvinsportlandwonderballroom20150907.mp3','title':'08  Melvins - Wonder Ballroom - Portland - September 7th, 2015'},">
            <text:p>{'file':'ZOOM0013melvinsportlandwonderballroom20150907.mp3','title':'08 <text:s/>Melvins - Wonder Ballroom - Portland - September 7th, 2015'},</text:p>
          </table:table-cell>
          <table:table-cell table:number-columns-repeated="1021"/>
        </table:table-row>
        <table:table-row table:style-name="ro1">
          <table:table-cell office:value-type="string">
            <text:p>ZOOM0014melvinsportlandwonderballroom20150907.mp3</text:p>
          </table:table-cell>
          <table:table-cell office:value-type="string">
            <text:p>09 <text:s/>Melvins - Wonder Ballroom - Portland - September 7th, 2015</text:p>
          </table:table-cell>
          <table:table-cell table:formula="of:=&quot;{'file':'&quot;&amp;[.A9]&amp;&quot;','title':'&quot;&amp;[.B9]&amp;&quot;'},&quot;" office:value-type="string" office:string-value="{'file':'ZOOM0014melvinsportlandwonderballroom20150907.mp3','title':'09  Melvins - Wonder Ballroom - Portland - September 7th, 2015'},">
            <text:p>{'file':'ZOOM0014melvinsportlandwonderballroom20150907.mp3','title':'09 <text:s/>Melvins - Wonder Ballroom - Portland - September 7th, 2015'},</text:p>
          </table:table-cell>
          <table:table-cell table:number-columns-repeated="1021"/>
        </table:table-row>
        <table:table-row table:style-name="ro1">
          <table:table-cell office:value-type="string">
            <text:p>ZOOM0001-melvins-showboxmarket-20141018.mp3</text:p>
          </table:table-cell>
          <table:table-cell office:value-type="string">
            <text:p>01 <text:s/>Melvins - Showbox Market - October 18th, 2014</text:p>
          </table:table-cell>
          <table:table-cell table:formula="of:=&quot;{'file':'&quot;&amp;[.A10]&amp;&quot;','title':'&quot;&amp;[.B10]&amp;&quot;'},&quot;" office:value-type="string" office:string-value="{'file':'ZOOM0001-melvins-showboxmarket-20141018.mp3','title':'01  Melvins - Showbox Market - October 18th, 2014'},">
            <text:p>{'file':'ZOOM0001-melvins-showboxmarket-20141018.mp3','title':'01 <text:s/>Melvins - Showbox Market - October 18th, 2014'},</text:p>
          </table:table-cell>
          <table:table-cell table:number-columns-repeated="1021"/>
        </table:table-row>
        <table:table-row table:style-name="ro1">
          <table:table-cell office:value-type="string">
            <text:p>ZOOM0002-melvins-showboxmarket-20141018.mp3</text:p>
          </table:table-cell>
          <table:table-cell office:value-type="string">
            <text:p>02 <text:s/>Melvins - Showbox Market - October 18th, 2014</text:p>
          </table:table-cell>
          <table:table-cell table:formula="of:=&quot;{'file':'&quot;&amp;[.A11]&amp;&quot;','title':'&quot;&amp;[.B11]&amp;&quot;'},&quot;" office:value-type="string" office:string-value="{'file':'ZOOM0002-melvins-showboxmarket-20141018.mp3','title':'02  Melvins - Showbox Market - October 18th, 2014'},">
            <text:p>{'file':'ZOOM0002-melvins-showboxmarket-20141018.mp3','title':'02 <text:s/>Melvins - Showbox Market - October 18th, 2014'},</text:p>
          </table:table-cell>
          <table:table-cell table:number-columns-repeated="1021"/>
        </table:table-row>
        <table:table-row table:style-name="ro1">
          <table:table-cell office:value-type="string">
            <text:p>ZOOM0003-melvins-showboxmarket-20141018.mp3</text:p>
          </table:table-cell>
          <table:table-cell office:value-type="string">
            <text:p>03 <text:s/>Melvins - Showbox Market - October 18th, 2014</text:p>
          </table:table-cell>
          <table:table-cell table:formula="of:=&quot;{'file':'&quot;&amp;[.A12]&amp;&quot;','title':'&quot;&amp;[.B12]&amp;&quot;'},&quot;" office:value-type="string" office:string-value="{'file':'ZOOM0003-melvins-showboxmarket-20141018.mp3','title':'03  Melvins - Showbox Market - October 18th, 2014'},">
            <text:p>{'file':'ZOOM0003-melvins-showboxmarket-20141018.mp3','title':'03 <text:s/>Melvins - Showbox Market - October 18th, 2014'},</text:p>
          </table:table-cell>
          <table:table-cell table:number-columns-repeated="1021"/>
        </table:table-row>
        <table:table-row table:style-name="ro1">
          <table:table-cell office:value-type="string">
            <text:p>ZOOM0004-melvins-showboxmarket-20141018.mp3</text:p>
          </table:table-cell>
          <table:table-cell office:value-type="string">
            <text:p>04 <text:s/>Melvins - Showbox Market - October 18th, 2014</text:p>
          </table:table-cell>
          <table:table-cell table:formula="of:=&quot;{'file':'&quot;&amp;[.A13]&amp;&quot;','title':'&quot;&amp;[.B13]&amp;&quot;'},&quot;" office:value-type="string" office:string-value="{'file':'ZOOM0004-melvins-showboxmarket-20141018.mp3','title':'04  Melvins - Showbox Market - October 18th, 2014'},">
            <text:p>{'file':'ZOOM0004-melvins-showboxmarket-20141018.mp3','title':'04 <text:s/>Melvins - Showbox Market - October 18th, 2014'},</text:p>
          </table:table-cell>
          <table:table-cell table:number-columns-repeated="1021"/>
        </table:table-row>
        <table:table-row table:style-name="ro1">
          <table:table-cell office:value-type="string">
            <text:p>ZOOM0005-melvins-showboxmarket-20141018.mp3</text:p>
          </table:table-cell>
          <table:table-cell office:value-type="string">
            <text:p>05 <text:s/>Melvins - Showbox Market - October 18th, 2014</text:p>
          </table:table-cell>
          <table:table-cell table:formula="of:=&quot;{'file':'&quot;&amp;[.A14]&amp;&quot;','title':'&quot;&amp;[.B14]&amp;&quot;'},&quot;" office:value-type="string" office:string-value="{'file':'ZOOM0005-melvins-showboxmarket-20141018.mp3','title':'05  Melvins - Showbox Market - October 18th, 2014'},">
            <text:p>{'file':'ZOOM0005-melvins-showboxmarket-20141018.mp3','title':'05 <text:s/>Melvins - Showbox Market - October 18th, 2014'},</text:p>
          </table:table-cell>
          <table:table-cell table:number-columns-repeated="1021"/>
        </table:table-row>
        <table:table-row table:style-name="ro1">
          <table:table-cell office:value-type="string">
            <text:p>ZOOM0006-melvins-showboxmarket-20141018.mp3</text:p>
          </table:table-cell>
          <table:table-cell office:value-type="string">
            <text:p>01 <text:s/>Melvins - Showbox Market - October 18th, 2014</text:p>
          </table:table-cell>
          <table:table-cell table:formula="of:=&quot;{'file':'&quot;&amp;[.A15]&amp;&quot;','title':'&quot;&amp;[.B15]&amp;&quot;'},&quot;" office:value-type="string" office:string-value="{'file':'ZOOM0006-melvins-showboxmarket-20141018.mp3','title':'01  Melvins - Showbox Market - October 18th, 2014'},">
            <text:p>{'file':'ZOOM0006-melvins-showboxmarket-20141018.mp3','title':'01 <text:s/>Melvins - Showbox Market - October 18th, 2014'},</text:p>
          </table:table-cell>
          <table:table-cell table:number-columns-repeated="1021"/>
        </table:table-row>
        <table:table-row table:style-name="ro1">
          <table:table-cell office:value-type="string">
            <text:p>ZOOM0007-melvins-showboxmarket-20141018.mp3</text:p>
          </table:table-cell>
          <table:table-cell office:value-type="string">
            <text:p>02 <text:s/>Melvins - Showbox Market - October 18th, 2014</text:p>
          </table:table-cell>
          <table:table-cell table:formula="of:=&quot;{'file':'&quot;&amp;[.A16]&amp;&quot;','title':'&quot;&amp;[.B16]&amp;&quot;'},&quot;" office:value-type="string" office:string-value="{'file':'ZOOM0007-melvins-showboxmarket-20141018.mp3','title':'02  Melvins - Showbox Market - October 18th, 2014'},">
            <text:p>{'file':'ZOOM0007-melvins-showboxmarket-20141018.mp3','title':'02 <text:s/>Melvins - Showbox Market - October 18th, 2014'},</text:p>
          </table:table-cell>
          <table:table-cell table:number-columns-repeated="1021"/>
        </table:table-row>
        <table:table-row table:style-name="ro1">
          <table:table-cell office:value-type="string">
            <text:p>ZOOM0008-melvins-showboxmarket-20141018.mp3</text:p>
          </table:table-cell>
          <table:table-cell office:value-type="string">
            <text:p>03 <text:s/>Melvins - Showbox Market - October 18th, 2014</text:p>
          </table:table-cell>
          <table:table-cell table:formula="of:=&quot;{'file':'&quot;&amp;[.A17]&amp;&quot;','title':'&quot;&amp;[.B17]&amp;&quot;'},&quot;" office:value-type="string" office:string-value="{'file':'ZOOM0008-melvins-showboxmarket-20141018.mp3','title':'03  Melvins - Showbox Market - October 18th, 2014'},">
            <text:p>{'file':'ZOOM0008-melvins-showboxmarket-20141018.mp3','title':'03 <text:s/>Melvins - Showbox Market - October 18th, 2014'},</text:p>
          </table:table-cell>
          <table:table-cell table:number-columns-repeated="1021"/>
        </table:table-row>
        <table:table-row table:style-name="ro1">
          <table:table-cell office:value-type="string">
            <text:p>ZOOM0009-melvins-showboxmarket-20141018.mp3</text:p>
          </table:table-cell>
          <table:table-cell office:value-type="string">
            <text:p>04 <text:s/>Melvins - Showbox Market - October 18th, 2014</text:p>
          </table:table-cell>
          <table:table-cell table:formula="of:=&quot;{'file':'&quot;&amp;[.A18]&amp;&quot;','title':'&quot;&amp;[.B18]&amp;&quot;'},&quot;" office:value-type="string" office:string-value="{'file':'ZOOM0009-melvins-showboxmarket-20141018.mp3','title':'04  Melvins - Showbox Market - October 18th, 2014'},">
            <text:p>{'file':'ZOOM0009-melvins-showboxmarket-20141018.mp3','title':'04 <text:s/>Melvins - Showbox Market - October 18th, 2014'},</text:p>
          </table:table-cell>
          <table:table-cell table:number-columns-repeated="1021"/>
        </table:table-row>
        <table:table-row table:style-name="ro1">
          <table:table-cell office:value-type="string">
            <text:p>ZOOM0010-melvins-showboxmarket-20141018.mp3</text:p>
          </table:table-cell>
          <table:table-cell office:value-type="string">
            <text:p>05 <text:s/>Melvins - Showbox Market - October 18th, 2014</text:p>
          </table:table-cell>
          <table:table-cell table:formula="of:=&quot;{'file':'&quot;&amp;[.A19]&amp;&quot;','title':'&quot;&amp;[.B19]&amp;&quot;'},&quot;" office:value-type="string" office:string-value="{'file':'ZOOM0010-melvins-showboxmarket-20141018.mp3','title':'05  Melvins - Showbox Market - October 18th, 2014'},">
            <text:p>{'file':'ZOOM0010-melvins-showboxmarket-20141018.mp3','title':'05 <text:s/>Melvins - Showbox Market - October 18th, 2014'},</text:p>
          </table:table-cell>
          <table:table-cell table:number-columns-repeated="1021"/>
        </table:table-row>
        <table:table-row table:style-name="ro1">
          <table:table-cell office:value-type="string">
            <text:p>ZOOM0011-melvins-showboxmarket-20141018.mp3</text:p>
          </table:table-cell>
          <table:table-cell office:value-type="string">
            <text:p>06 <text:s/>Melvins - Showbox Market - October 18th, 2014</text:p>
          </table:table-cell>
          <table:table-cell table:formula="of:=&quot;{'file':'&quot;&amp;[.A20]&amp;&quot;','title':'&quot;&amp;[.B20]&amp;&quot;'},&quot;" office:value-type="string" office:string-value="{'file':'ZOOM0011-melvins-showboxmarket-20141018.mp3','title':'06  Melvins - Showbox Market - October 18th, 2014'},">
            <text:p>{'file':'ZOOM0011-melvins-showboxmarket-20141018.mp3','title':'06 <text:s/>Melvins - Showbox Market - October 18th, 2014'},</text:p>
          </table:table-cell>
          <table:table-cell table:number-columns-repeated="1021"/>
        </table:table-row>
        <table:table-row table:style-name="ro1">
          <table:table-cell office:value-type="string">
            <text:p>ZOOM0012-melvins-showboxmarket-20141018.mp3</text:p>
          </table:table-cell>
          <table:table-cell office:value-type="string">
            <text:p>07 <text:s/>Melvins - Showbox Market - October 18th, 2014</text:p>
          </table:table-cell>
          <table:table-cell table:formula="of:=&quot;{'file':'&quot;&amp;[.A21]&amp;&quot;','title':'&quot;&amp;[.B21]&amp;&quot;'},&quot;" office:value-type="string" office:string-value="{'file':'ZOOM0012-melvins-showboxmarket-20141018.mp3','title':'07  Melvins - Showbox Market - October 18th, 2014'},">
            <text:p>{'file':'ZOOM0012-melvins-showboxmarket-20141018.mp3','title':'07 <text:s/>Melvins - Showbox Market - October 18th, 2014'},</text:p>
          </table:table-cell>
          <table:table-cell table:number-columns-repeated="1021"/>
        </table:table-row>
        <table:table-row table:style-name="ro1">
          <table:table-cell office:value-type="string">
            <text:p>ZOOM0013-melvins-showboxmarket-20141018.mp3</text:p>
          </table:table-cell>
          <table:table-cell office:value-type="string">
            <text:p>08 <text:s/>Melvins - Showbox Market - October 18th, 2014</text:p>
          </table:table-cell>
          <table:table-cell table:formula="of:=&quot;{'file':'&quot;&amp;[.A22]&amp;&quot;','title':'&quot;&amp;[.B22]&amp;&quot;'},&quot;" office:value-type="string" office:string-value="{'file':'ZOOM0013-melvins-showboxmarket-20141018.mp3','title':'08  Melvins - Showbox Market - October 18th, 2014'},">
            <text:p>{'file':'ZOOM0013-melvins-showboxmarket-20141018.mp3','title':'08 <text:s/>Melvins - Showbox Market - October 18th, 2014'},</text:p>
          </table:table-cell>
          <table:table-cell table:number-columns-repeated="1021"/>
        </table:table-row>
        <table:table-row table:style-name="ro1">
          <table:table-cell office:value-type="string">
            <text:p>ZOOM0014-melvins-showboxmarket-20141018.mp3</text:p>
          </table:table-cell>
          <table:table-cell office:value-type="string">
            <text:p>09 <text:s/>Melvins - Showbox Market - October 18th, 2014</text:p>
          </table:table-cell>
          <table:table-cell table:formula="of:=&quot;{'file':'&quot;&amp;[.A23]&amp;&quot;','title':'&quot;&amp;[.B23]&amp;&quot;'},&quot;" office:value-type="string" office:string-value="{'file':'ZOOM0014-melvins-showboxmarket-20141018.mp3','title':'09  Melvins - Showbox Market - October 18th, 2014'},">
            <text:p>{'file':'ZOOM0014-melvins-showboxmarket-20141018.mp3','title':'09 <text:s/>Melvins - Showbox Market - October 18th, 2014'},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fferingfuckheadsJSON" table:style-name="ta10" table:print="false">
        <table:table-column table:style-name="co20" table:default-cell-style-name="Excel_20_Built-in_20_Normal"/>
        <table:table-column table:style-name="co21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>
            <text:p>ZOOM0005-sufferingfuckheads-coppergate-20130205.mp3</text:p>
          </table:table-cell>
          <table:table-cell office:value-type="string">
            <text:p>01 <text:s/>Suffering Fuckheads - Coppergate - February 5th, 2013</text:p>
          </table:table-cell>
          <table:table-cell table:formula="of:=&quot;{'file':'&quot;&amp;[.A1]&amp;&quot;','title':'&quot;&amp;[.B1]&amp;&quot;'},&quot;" office:value-type="string" office:string-value="{'file':'ZOOM0005-sufferingfuckheads-coppergate-20130205.mp3','title':'01  Suffering Fuckheads - Coppergate - February 5th, 2013'},">
            <text:p>{'file':'ZOOM0005-sufferingfuckheads-coppergate-20130205.mp3','title':'01 <text:s/>Suffering Fuckheads - Coppergate - February 5th, 2013'},</text:p>
          </table:table-cell>
          <table:table-cell table:number-columns-repeated="1021"/>
        </table:table-row>
        <table:table-row table:style-name="ro1">
          <table:table-cell office:value-type="string">
            <text:p>ZOOM0008-sufferingfuckheads-coppergate-20130205.mp3</text:p>
          </table:table-cell>
          <table:table-cell office:value-type="string">
            <text:p>02 <text:s/>Suffering Fuckheads - Coppergate - February 5th, 2013</text:p>
          </table:table-cell>
          <table:table-cell table:formula="of:=&quot;{'file':'&quot;&amp;[.A2]&amp;&quot;','title':'&quot;&amp;[.B2]&amp;&quot;'},&quot;" office:value-type="string" office:string-value="{'file':'ZOOM0008-sufferingfuckheads-coppergate-20130205.mp3','title':'02  Suffering Fuckheads - Coppergate - February 5th, 2013'},">
            <text:p>{'file':'ZOOM0008-sufferingfuckheads-coppergate-20130205.mp3','title':'02 <text:s/>Suffering Fuckheads - Coppergate - February 5th, 2013'},</text:p>
          </table:table-cell>
          <table:table-cell table:number-columns-repeated="1021"/>
        </table:table-row>
        <table:table-row table:style-name="ro1">
          <table:table-cell office:value-type="string">
            <text:p>ZOOM0011-sufferingfuckheads-coppergate-20130205.mp3</text:p>
          </table:table-cell>
          <table:table-cell office:value-type="string">
            <text:p>03 <text:s/>Suffering Fuckheads - Coppergate - February 5th, 2013</text:p>
          </table:table-cell>
          <table:table-cell table:formula="of:=&quot;{'file':'&quot;&amp;[.A3]&amp;&quot;','title':'&quot;&amp;[.B3]&amp;&quot;'},&quot;" office:value-type="string" office:string-value="{'file':'ZOOM0011-sufferingfuckheads-coppergate-20130205.mp3','title':'03  Suffering Fuckheads - Coppergate - February 5th, 2013'},">
            <text:p>{'file':'ZOOM0011-sufferingfuckheads-coppergate-20130205.mp3','title':'03 <text:s/>Suffering Fuckheads - Coppergate - February 5th, 2013'},</text:p>
          </table:table-cell>
          <table:table-cell table:number-columns-repeated="1021"/>
        </table:table-row>
        <table:table-row table:style-name="ro1">
          <table:table-cell office:value-type="string">
            <text:p>ZOOM0013-sufferingfuckheads-coppergate-20130205.mp3</text:p>
          </table:table-cell>
          <table:table-cell office:value-type="string">
            <text:p>04 <text:s/>Suffering Fuckheads - Coppergate - February 5th, 2013</text:p>
          </table:table-cell>
          <table:table-cell table:formula="of:=&quot;{'file':'&quot;&amp;[.A4]&amp;&quot;','title':'&quot;&amp;[.B4]&amp;&quot;'},&quot;" office:value-type="string" office:string-value="{'file':'ZOOM0013-sufferingfuckheads-coppergate-20130205.mp3','title':'04  Suffering Fuckheads - Coppergate - February 5th, 2013'},">
            <text:p>{'file':'ZOOM0013-sufferingfuckheads-coppergate-20130205.mp3','title':'04 <text:s/>Suffering Fuckheads - Coppergate - February 5th, 2013'},</text:p>
          </table:table-cell>
          <table:table-cell table:number-columns-repeated="1021"/>
        </table:table-row>
        <table:table-row table:style-name="ro1">
          <table:table-cell office:value-type="string">
            <text:p>ZOOM0015-sufferingfuckheads-coppergate-20130205.mp3</text:p>
          </table:table-cell>
          <table:table-cell office:value-type="string">
            <text:p>05 <text:s/>Suffering Fuckheads - Coppergate - February 5th, 2013</text:p>
          </table:table-cell>
          <table:table-cell table:formula="of:=&quot;{'file':'&quot;&amp;[.A5]&amp;&quot;','title':'&quot;&amp;[.B5]&amp;&quot;'},&quot;" office:value-type="string" office:string-value="{'file':'ZOOM0015-sufferingfuckheads-coppergate-20130205.mp3','title':'05  Suffering Fuckheads - Coppergate - February 5th, 2013'},">
            <text:p>{'file':'ZOOM0015-sufferingfuckheads-coppergate-20130205.mp3','title':'05 <text:s/>Suffering Fuckheads - Coppergate - February 5th, 2013'},</text:p>
          </table:table-cell>
          <table:table-cell table:number-columns-repeated="1021"/>
        </table:table-row>
        <table:table-row table:style-name="ro1">
          <table:table-cell office:value-type="string">
            <text:p>ZOOM0018-sufferingfuckheads-coppergate-20130205.mp3</text:p>
          </table:table-cell>
          <table:table-cell office:value-type="string">
            <text:p>06 <text:s/>Suffering Fuckheads - Coppergate - February 5th, 2013</text:p>
          </table:table-cell>
          <table:table-cell table:formula="of:=&quot;{'file':'&quot;&amp;[.A6]&amp;&quot;','title':'&quot;&amp;[.B6]&amp;&quot;'},&quot;" office:value-type="string" office:string-value="{'file':'ZOOM0018-sufferingfuckheads-coppergate-20130205.mp3','title':'06  Suffering Fuckheads - Coppergate - February 5th, 2013'},">
            <text:p>{'file':'ZOOM0018-sufferingfuckheads-coppergate-20130205.mp3','title':'06 <text:s/>Suffering Fuckheads - Coppergate - February 5th, 2013'},</text:p>
          </table:table-cell>
          <table:table-cell table:number-columns-repeated="1021"/>
        </table:table-row>
        <table:table-row table:style-name="ro1">
          <table:table-cell office:value-type="string">
            <text:p>ZOOM0019-sufferingfuckheads-coppergate-20130205.mp3</text:p>
          </table:table-cell>
          <table:table-cell office:value-type="string">
            <text:p>07 <text:s/>Suffering Fuckheads - Coppergate - February 5th, 2013</text:p>
          </table:table-cell>
          <table:table-cell table:formula="of:=&quot;{'file':'&quot;&amp;[.A7]&amp;&quot;','title':'&quot;&amp;[.B7]&amp;&quot;'},&quot;" office:value-type="string" office:string-value="{'file':'ZOOM0019-sufferingfuckheads-coppergate-20130205.mp3','title':'07  Suffering Fuckheads - Coppergate - February 5th, 2013'},">
            <text:p>{'file':'ZOOM0019-sufferingfuckheads-coppergate-20130205.mp3','title':'07 <text:s/>Suffering Fuckheads - Coppergate - February 5th, 2013'},</text:p>
          </table:table-cell>
          <table:table-cell table:number-columns-repeated="1021"/>
        </table:table-row>
        <table:table-row table:style-name="ro1">
          <table:table-cell office:value-type="string">
            <text:p>ZOOM0021-sufferingfuckheads-coppergate-20130205.mp3</text:p>
          </table:table-cell>
          <table:table-cell office:value-type="string">
            <text:p>08 <text:s/>Suffering Fuckheads - Coppergate - February 5th, 2013</text:p>
          </table:table-cell>
          <table:table-cell table:formula="of:=&quot;{'file':'&quot;&amp;[.A8]&amp;&quot;','title':'&quot;&amp;[.B8]&amp;&quot;'},&quot;" office:value-type="string" office:string-value="{'file':'ZOOM0021-sufferingfuckheads-coppergate-20130205.mp3','title':'08  Suffering Fuckheads - Coppergate - February 5th, 2013'},">
            <text:p>{'file':'ZOOM0021-sufferingfuckheads-coppergate-20130205.mp3','title':'08 <text:s/>Suffering Fuckheads - Coppergate - February 5th, 2013'},</text:p>
          </table:table-cell>
          <table:table-cell table:number-columns-repeated="1021"/>
        </table:table-row>
        <table:table-row table:style-name="ro1">
          <table:table-cell office:value-type="string">
            <text:p>ZOOM0004-sufferingfuckheads-coppergate-20130212.mp3</text:p>
          </table:table-cell>
          <table:table-cell office:value-type="string">
            <text:p>01 <text:s/>Suffering Fuckheads - Coppergate - February 12th, 2013</text:p>
          </table:table-cell>
          <table:table-cell table:formula="of:=&quot;{'file':'&quot;&amp;[.A9]&amp;&quot;','title':'&quot;&amp;[.B9]&amp;&quot;'},&quot;" office:value-type="string" office:string-value="{'file':'ZOOM0004-sufferingfuckheads-coppergate-20130212.mp3','title':'01  Suffering Fuckheads - Coppergate - February 12th, 2013'},">
            <text:p>{'file':'ZOOM0004-sufferingfuckheads-coppergate-20130212.mp3','title':'01 <text:s/>Suffering Fuckheads - Coppergate - February 12th, 2013'},</text:p>
          </table:table-cell>
          <table:table-cell table:number-columns-repeated="1021"/>
        </table:table-row>
        <table:table-row table:style-name="ro1">
          <table:table-cell office:value-type="string">
            <text:p>ZOOM0005-sufferingfuckheads-coppergate-20130212.mp3</text:p>
          </table:table-cell>
          <table:table-cell office:value-type="string">
            <text:p>02 <text:s/>Suffering Fuckheads - Coppergate - February 12th, 2013</text:p>
          </table:table-cell>
          <table:table-cell table:formula="of:=&quot;{'file':'&quot;&amp;[.A10]&amp;&quot;','title':'&quot;&amp;[.B10]&amp;&quot;'},&quot;" office:value-type="string" office:string-value="{'file':'ZOOM0005-sufferingfuckheads-coppergate-20130212.mp3','title':'02  Suffering Fuckheads - Coppergate - February 12th, 2013'},">
            <text:p>{'file':'ZOOM0005-sufferingfuckheads-coppergate-20130212.mp3','title':'02 <text:s/>Suffering Fuckheads - Coppergate - February 12th, 2013'},</text:p>
          </table:table-cell>
          <table:table-cell table:number-columns-repeated="1021"/>
        </table:table-row>
        <table:table-row table:style-name="ro1">
          <table:table-cell office:value-type="string">
            <text:p>ZOOM0006-sufferingfuckheads-coppergate-20130212.mp3</text:p>
          </table:table-cell>
          <table:table-cell office:value-type="string">
            <text:p>03 <text:s/>Suffering Fuckheads - Coppergate - February 12th, 2013</text:p>
          </table:table-cell>
          <table:table-cell table:formula="of:=&quot;{'file':'&quot;&amp;[.A11]&amp;&quot;','title':'&quot;&amp;[.B11]&amp;&quot;'},&quot;" office:value-type="string" office:string-value="{'file':'ZOOM0006-sufferingfuckheads-coppergate-20130212.mp3','title':'03  Suffering Fuckheads - Coppergate - February 12th, 2013'},">
            <text:p>{'file':'ZOOM0006-sufferingfuckheads-coppergate-20130212.mp3','title':'03 <text:s/>Suffering Fuckheads - Coppergate - February 12th, 2013'},</text:p>
          </table:table-cell>
          <table:table-cell table:number-columns-repeated="1021"/>
        </table:table-row>
        <table:table-row table:style-name="ro1">
          <table:table-cell office:value-type="string">
            <text:p>ZOOM0012-sufferingfuckheads-coppergate-20130212.mp3</text:p>
          </table:table-cell>
          <table:table-cell office:value-type="string">
            <text:p>04 <text:s/>Suffering Fuckheads - Coppergate - February 12th, 2013</text:p>
          </table:table-cell>
          <table:table-cell table:formula="of:=&quot;{'file':'&quot;&amp;[.A12]&amp;&quot;','title':'&quot;&amp;[.B12]&amp;&quot;'},&quot;" office:value-type="string" office:string-value="{'file':'ZOOM0012-sufferingfuckheads-coppergate-20130212.mp3','title':'04  Suffering Fuckheads - Coppergate - February 12th, 2013'},">
            <text:p>{'file':'ZOOM0012-sufferingfuckheads-coppergate-20130212.mp3','title':'04 <text:s/>Suffering Fuckheads - Coppergate - February 12th, 2013'},</text:p>
          </table:table-cell>
          <table:table-cell table:number-columns-repeated="1021"/>
        </table:table-row>
        <table:table-row table:style-name="ro1">
          <table:table-cell office:value-type="string">
            <text:p>ZOOM0014-sufferingfuckheads-coppergate-20130212.mp3</text:p>
          </table:table-cell>
          <table:table-cell office:value-type="string">
            <text:p>05 <text:s/>Suffering Fuckheads - Coppergate - February 12th, 2013</text:p>
          </table:table-cell>
          <table:table-cell table:formula="of:=&quot;{'file':'&quot;&amp;[.A13]&amp;&quot;','title':'&quot;&amp;[.B13]&amp;&quot;'},&quot;" office:value-type="string" office:string-value="{'file':'ZOOM0014-sufferingfuckheads-coppergate-20130212.mp3','title':'05  Suffering Fuckheads - Coppergate - February 12th, 2013'},">
            <text:p>{'file':'ZOOM0014-sufferingfuckheads-coppergate-20130212.mp3','title':'05 <text:s/>Suffering Fuckheads - Coppergate - February 12th, 2013'},</text:p>
          </table:table-cell>
          <table:table-cell table:number-columns-repeated="1021"/>
        </table:table-row>
        <table:table-row table:style-name="ro1">
          <table:table-cell office:value-type="string">
            <text:p>ZOOM0015-sufferingfuckheads-coppergate-20130212.mp3</text:p>
          </table:table-cell>
          <table:table-cell office:value-type="string">
            <text:p>06 <text:s/>Suffering Fuckheads - Coppergate - February 12th, 2013</text:p>
          </table:table-cell>
          <table:table-cell table:formula="of:=&quot;{'file':'&quot;&amp;[.A14]&amp;&quot;','title':'&quot;&amp;[.B14]&amp;&quot;'},&quot;" office:value-type="string" office:string-value="{'file':'ZOOM0015-sufferingfuckheads-coppergate-20130212.mp3','title':'06  Suffering Fuckheads - Coppergate - February 12th, 2013'},">
            <text:p>{'file':'ZOOM0015-sufferingfuckheads-coppergate-20130212.mp3','title':'06 <text:s/>Suffering Fuckheads - Coppergate - February 12th, 2013'},</text:p>
          </table:table-cell>
          <table:table-cell table:number-columns-repeated="1021"/>
        </table:table-row>
        <table:table-row table:style-name="ro1">
          <table:table-cell office:value-type="string">
            <text:p>ZOOM0018-sufferingfuckheads-coppergate-20130212.mp3</text:p>
          </table:table-cell>
          <table:table-cell office:value-type="string">
            <text:p>07 <text:s/>Suffering Fuckheads - Coppergate - February 12th, 2013</text:p>
          </table:table-cell>
          <table:table-cell table:formula="of:=&quot;{'file':'&quot;&amp;[.A15]&amp;&quot;','title':'&quot;&amp;[.B15]&amp;&quot;'},&quot;" office:value-type="string" office:string-value="{'file':'ZOOM0018-sufferingfuckheads-coppergate-20130212.mp3','title':'07  Suffering Fuckheads - Coppergate - February 12th, 2013'},">
            <text:p>{'file':'ZOOM0018-sufferingfuckheads-coppergate-20130212.mp3','title':'07 <text:s/>Suffering Fuckheads - Coppergate - February 12th, 2013'},</text:p>
          </table:table-cell>
          <table:table-cell table:number-columns-repeated="1021"/>
        </table:table-row>
        <table:table-row table:style-name="ro1">
          <table:table-cell office:value-type="string">
            <text:p>ZOOM0020-sufferingfuckheads-coppergate-20130212.mp3</text:p>
          </table:table-cell>
          <table:table-cell office:value-type="string">
            <text:p>08 <text:s/>Suffering Fuckheads - Coppergate - February 12th, 2013</text:p>
          </table:table-cell>
          <table:table-cell table:formula="of:=&quot;{'file':'&quot;&amp;[.A16]&amp;&quot;','title':'&quot;&amp;[.B16]&amp;&quot;'},&quot;" office:value-type="string" office:string-value="{'file':'ZOOM0020-sufferingfuckheads-coppergate-20130212.mp3','title':'08  Suffering Fuckheads - Coppergate - February 12th, 2013'},">
            <text:p>{'file':'ZOOM0020-sufferingfuckheads-coppergate-20130212.mp3','title':'08 <text:s/>Suffering Fuckheads - Coppergate - February 12th, 2013'},</text:p>
          </table:table-cell>
          <table:table-cell table:number-columns-repeated="1021"/>
        </table:table-row>
        <table:table-row table:style-name="ro1">
          <table:table-cell office:value-type="string">
            <text:p>ZOOM0024-sufferingfuckheads-coppergate-20130212.mp3</text:p>
          </table:table-cell>
          <table:table-cell office:value-type="string">
            <text:p>09 <text:s/>Suffering Fuckheads - Coppergate - February 12th, 2013</text:p>
          </table:table-cell>
          <table:table-cell table:formula="of:=&quot;{'file':'&quot;&amp;[.A17]&amp;&quot;','title':'&quot;&amp;[.B17]&amp;&quot;'},&quot;" office:value-type="string" office:string-value="{'file':'ZOOM0024-sufferingfuckheads-coppergate-20130212.mp3','title':'09  Suffering Fuckheads - Coppergate - February 12th, 2013'},">
            <text:p>{'file':'ZOOM0024-sufferingfuckheads-coppergate-20130212.mp3','title':'09 <text:s/>Suffering Fuckheads - Coppergate - February 12th, 2013'},</text:p>
          </table:table-cell>
          <table:table-cell table:number-columns-repeated="1021"/>
        </table:table-row>
        <table:table-row table:style-name="ro1">
          <table:table-cell office:value-type="string">
            <text:p>ZOOM0025-sufferingfuckheads-coppergate-20130212.mp3</text:p>
          </table:table-cell>
          <table:table-cell office:value-type="string">
            <text:p>10 <text:s/>Suffering Fuckheads - Coppergate - February 12th, 2013</text:p>
          </table:table-cell>
          <table:table-cell table:formula="of:=&quot;{'file':'&quot;&amp;[.A18]&amp;&quot;','title':'&quot;&amp;[.B18]&amp;&quot;'},&quot;" office:value-type="string" office:string-value="{'file':'ZOOM0025-sufferingfuckheads-coppergate-20130212.mp3','title':'10  Suffering Fuckheads - Coppergate - February 12th, 2013'},">
            <text:p>{'file':'ZOOM0025-sufferingfuckheads-coppergate-20130212.mp3','title':'10 <text:s/>Suffering Fuckheads - Coppergate - February 12th, 2013'},</text:p>
          </table:table-cell>
          <table:table-cell table:number-columns-repeated="1021"/>
        </table:table-row>
        <table:table-row table:style-name="ro1">
          <table:table-cell office:value-type="string">
            <text:p>ZOOM0026-sufferingfuckheads-coppergate-20130212.mp3</text:p>
          </table:table-cell>
          <table:table-cell office:value-type="string">
            <text:p>11 <text:s/>Suffering Fuckheads - Coppergate - February 12th, 2013</text:p>
          </table:table-cell>
          <table:table-cell table:formula="of:=&quot;{'file':'&quot;&amp;[.A19]&amp;&quot;','title':'&quot;&amp;[.B19]&amp;&quot;'},&quot;" office:value-type="string" office:string-value="{'file':'ZOOM0026-sufferingfuckheads-coppergate-20130212.mp3','title':'11  Suffering Fuckheads - Coppergate - February 12th, 2013'},">
            <text:p>{'file':'ZOOM0026-sufferingfuckheads-coppergate-20130212.mp3','title':'11 <text:s/>Suffering Fuckheads - Coppergate - February 12th, 2013'},</text:p>
          </table:table-cell>
          <table:table-cell table:number-columns-repeated="1021"/>
        </table:table-row>
        <table:table-row table:style-name="ro1">
          <table:table-cell office:value-type="string">
            <text:p>ZOOM0001-sufferingfuckheads-coppergate-20130326.mp3</text:p>
          </table:table-cell>
          <table:table-cell office:value-type="string">
            <text:p>01 <text:s/>Suffering Fuckheads - Coppergate - March 26th, 2013</text:p>
          </table:table-cell>
          <table:table-cell table:formula="of:=&quot;{'file':'&quot;&amp;[.A20]&amp;&quot;','title':'&quot;&amp;[.B20]&amp;&quot;'},&quot;" office:value-type="string" office:string-value="{'file':'ZOOM0001-sufferingfuckheads-coppergate-20130326.mp3','title':'01  Suffering Fuckheads - Coppergate - March 26th, 2013'},">
            <text:p>{'file':'ZOOM0001-sufferingfuckheads-coppergate-20130326.mp3','title':'01 <text:s/>Suffering Fuckheads - Coppergate - March 26th, 2013'},</text:p>
          </table:table-cell>
          <table:table-cell table:number-columns-repeated="1021"/>
        </table:table-row>
        <table:table-row table:style-name="ro1">
          <table:table-cell office:value-type="string">
            <text:p>ZOOM0002-sufferingfuckheads-coppergate-20130326.mp3</text:p>
          </table:table-cell>
          <table:table-cell office:value-type="string">
            <text:p>02 <text:s/>Suffering Fuckheads - Coppergate - March 26th, 2013</text:p>
          </table:table-cell>
          <table:table-cell table:formula="of:=&quot;{'file':'&quot;&amp;[.A21]&amp;&quot;','title':'&quot;&amp;[.B21]&amp;&quot;'},&quot;" office:value-type="string" office:string-value="{'file':'ZOOM0002-sufferingfuckheads-coppergate-20130326.mp3','title':'02  Suffering Fuckheads - Coppergate - March 26th, 2013'},">
            <text:p>{'file':'ZOOM0002-sufferingfuckheads-coppergate-20130326.mp3','title':'02 <text:s/>Suffering Fuckheads - Coppergate - March 26th, 2013'},</text:p>
          </table:table-cell>
          <table:table-cell table:number-columns-repeated="1021"/>
        </table:table-row>
        <table:table-row table:style-name="ro1">
          <table:table-cell office:value-type="string">
            <text:p>ZOOM0003-sufferingfuckheads-coppergate-20130326.mp3</text:p>
          </table:table-cell>
          <table:table-cell office:value-type="string">
            <text:p>03 <text:s/>Suffering Fuckheads - Coppergate - March 26th, 2013</text:p>
          </table:table-cell>
          <table:table-cell table:formula="of:=&quot;{'file':'&quot;&amp;[.A22]&amp;&quot;','title':'&quot;&amp;[.B22]&amp;&quot;'},&quot;" office:value-type="string" office:string-value="{'file':'ZOOM0003-sufferingfuckheads-coppergate-20130326.mp3','title':'03  Suffering Fuckheads - Coppergate - March 26th, 2013'},">
            <text:p>{'file':'ZOOM0003-sufferingfuckheads-coppergate-20130326.mp3','title':'03 <text:s/>Suffering Fuckheads - Coppergate - March 26th, 2013'},</text:p>
          </table:table-cell>
          <table:table-cell table:number-columns-repeated="1021"/>
        </table:table-row>
        <table:table-row table:style-name="ro1">
          <table:table-cell office:value-type="string">
            <text:p>ZOOM0004-sufferingfuckheads-coppergate-20130326.mp3</text:p>
          </table:table-cell>
          <table:table-cell office:value-type="string">
            <text:p>04 <text:s/>Suffering Fuckheads - Coppergate - March 26th, 2013</text:p>
          </table:table-cell>
          <table:table-cell table:formula="of:=&quot;{'file':'&quot;&amp;[.A23]&amp;&quot;','title':'&quot;&amp;[.B23]&amp;&quot;'},&quot;" office:value-type="string" office:string-value="{'file':'ZOOM0004-sufferingfuckheads-coppergate-20130326.mp3','title':'04  Suffering Fuckheads - Coppergate - March 26th, 2013'},">
            <text:p>{'file':'ZOOM0004-sufferingfuckheads-coppergate-20130326.mp3','title':'04 <text:s/>Suffering Fuckheads - Coppergate - March 26th, 2013'},</text:p>
          </table:table-cell>
          <table:table-cell table:number-columns-repeated="1021"/>
        </table:table-row>
        <table:table-row table:style-name="ro1">
          <table:table-cell office:value-type="string">
            <text:p>ZOOM0005-sufferingfuckheads-coppergate-20130326.mp3</text:p>
          </table:table-cell>
          <table:table-cell office:value-type="string">
            <text:p>05 <text:s/>Suffering Fuckheads - Coppergate - March 26th, 2013</text:p>
          </table:table-cell>
          <table:table-cell table:formula="of:=&quot;{'file':'&quot;&amp;[.A24]&amp;&quot;','title':'&quot;&amp;[.B24]&amp;&quot;'},&quot;" office:value-type="string" office:string-value="{'file':'ZOOM0005-sufferingfuckheads-coppergate-20130326.mp3','title':'05  Suffering Fuckheads - Coppergate - March 26th, 2013'},">
            <text:p>{'file':'ZOOM0005-sufferingfuckheads-coppergate-20130326.mp3','title':'05 <text:s/>Suffering Fuckheads - Coppergate - March 26th, 2013'},</text:p>
          </table:table-cell>
          <table:table-cell table:number-columns-repeated="1021"/>
        </table:table-row>
        <table:table-row table:style-name="ro1">
          <table:table-cell office:value-type="string">
            <text:p>ZOOM0006-sufferingfuckheads-coppergate-20130326.mp3</text:p>
          </table:table-cell>
          <table:table-cell office:value-type="string">
            <text:p>06 <text:s/>Suffering Fuckheads - Coppergate - March 26th, 2013</text:p>
          </table:table-cell>
          <table:table-cell table:formula="of:=&quot;{'file':'&quot;&amp;[.A25]&amp;&quot;','title':'&quot;&amp;[.B25]&amp;&quot;'},&quot;" office:value-type="string" office:string-value="{'file':'ZOOM0006-sufferingfuckheads-coppergate-20130326.mp3','title':'06  Suffering Fuckheads - Coppergate - March 26th, 2013'},">
            <text:p>{'file':'ZOOM0006-sufferingfuckheads-coppergate-20130326.mp3','title':'06 <text:s/>Suffering Fuckheads - Coppergate - March 26th, 2013'},</text:p>
          </table:table-cell>
          <table:table-cell table:number-columns-repeated="1021"/>
        </table:table-row>
        <table:table-row table:style-name="ro1">
          <table:table-cell office:value-type="string">
            <text:p>ZOOM0007-sufferingfuckheads-coppergate-20130326.mp3</text:p>
          </table:table-cell>
          <table:table-cell office:value-type="string">
            <text:p>07 <text:s/>Suffering Fuckheads - Coppergate - March 26th, 2013</text:p>
          </table:table-cell>
          <table:table-cell table:formula="of:=&quot;{'file':'&quot;&amp;[.A26]&amp;&quot;','title':'&quot;&amp;[.B26]&amp;&quot;'},&quot;" office:value-type="string" office:string-value="{'file':'ZOOM0007-sufferingfuckheads-coppergate-20130326.mp3','title':'07  Suffering Fuckheads - Coppergate - March 26th, 2013'},">
            <text:p>{'file':'ZOOM0007-sufferingfuckheads-coppergate-20130326.mp3','title':'07 <text:s/>Suffering Fuckheads - Coppergate - March 26th, 2013'},</text:p>
          </table:table-cell>
          <table:table-cell table:number-columns-repeated="1021"/>
        </table:table-row>
        <table:table-row table:style-name="ro1">
          <table:table-cell office:value-type="string">
            <text:p>ZOOM0008-sufferingfuckheads-coppergate-20130326.mp3</text:p>
          </table:table-cell>
          <table:table-cell office:value-type="string">
            <text:p>08 <text:s/>Suffering Fuckheads - Coppergate - March 26th, 2013</text:p>
          </table:table-cell>
          <table:table-cell table:formula="of:=&quot;{'file':'&quot;&amp;[.A27]&amp;&quot;','title':'&quot;&amp;[.B27]&amp;&quot;'},&quot;" office:value-type="string" office:string-value="{'file':'ZOOM0008-sufferingfuckheads-coppergate-20130326.mp3','title':'08  Suffering Fuckheads - Coppergate - March 26th, 2013'},">
            <text:p>{'file':'ZOOM0008-sufferingfuckheads-coppergate-20130326.mp3','title':'08 <text:s/>Suffering Fuckheads - Coppergate - March 26th, 2013'},</text:p>
          </table:table-cell>
          <table:table-cell table:number-columns-repeated="1021"/>
        </table:table-row>
        <table:table-row table:style-name="ro1">
          <table:table-cell office:value-type="string">
            <text:p>ZOOM0009-sufferingfuckheads-coppergate-20130326.mp3</text:p>
          </table:table-cell>
          <table:table-cell office:value-type="string">
            <text:p>09 <text:s/>Suffering Fuckheads - Coppergate - March 26th, 2013</text:p>
          </table:table-cell>
          <table:table-cell table:formula="of:=&quot;{'file':'&quot;&amp;[.A28]&amp;&quot;','title':'&quot;&amp;[.B28]&amp;&quot;'},&quot;" office:value-type="string" office:string-value="{'file':'ZOOM0009-sufferingfuckheads-coppergate-20130326.mp3','title':'09  Suffering Fuckheads - Coppergate - March 26th, 2013'},">
            <text:p>{'file':'ZOOM0009-sufferingfuckheads-coppergate-20130326.mp3','title':'09 <text:s/>Suffering Fuckheads - Coppergate - March 26th, 2013'},</text:p>
          </table:table-cell>
          <table:table-cell table:number-columns-repeated="1021"/>
        </table:table-row>
        <table:table-row table:style-name="ro1">
          <table:table-cell office:value-type="string">
            <text:p>ZOOM0010-sufferingfuckheads-coppergate-20130326.mp3</text:p>
          </table:table-cell>
          <table:table-cell office:value-type="string">
            <text:p>10 <text:s/>Suffering Fuckheads - Coppergate - March 26th, 2013</text:p>
          </table:table-cell>
          <table:table-cell table:formula="of:=&quot;{'file':'&quot;&amp;[.A29]&amp;&quot;','title':'&quot;&amp;[.B29]&amp;&quot;'},&quot;" office:value-type="string" office:string-value="{'file':'ZOOM0010-sufferingfuckheads-coppergate-20130326.mp3','title':'10  Suffering Fuckheads - Coppergate - March 26th, 2013'},">
            <text:p>{'file':'ZOOM0010-sufferingfuckheads-coppergate-20130326.mp3','title':'10 <text:s/>Suffering Fuckheads - Coppergate - March 26th, 2013'},</text:p>
          </table:table-cell>
          <table:table-cell table:number-columns-repeated="1021"/>
        </table:table-row>
        <table:table-row table:style-name="ro1">
          <table:table-cell office:value-type="string">
            <text:p>ZOOM0011-sufferingfuckheads-coppergate-20130326.mp3</text:p>
          </table:table-cell>
          <table:table-cell office:value-type="string">
            <text:p>11 <text:s/>Suffering Fuckheads - Coppergate - March 26th, 2013</text:p>
          </table:table-cell>
          <table:table-cell table:formula="of:=&quot;{'file':'&quot;&amp;[.A30]&amp;&quot;','title':'&quot;&amp;[.B30]&amp;&quot;'},&quot;" office:value-type="string" office:string-value="{'file':'ZOOM0011-sufferingfuckheads-coppergate-20130326.mp3','title':'11  Suffering Fuckheads - Coppergate - March 26th, 2013'},">
            <text:p>{'file':'ZOOM0011-sufferingfuckheads-coppergate-20130326.mp3','title':'11 <text:s/>Suffering Fuckheads - Coppergate - March 26th, 2013'},</text:p>
          </table:table-cell>
          <table:table-cell table:number-columns-repeated="1021"/>
        </table:table-row>
        <table:table-row table:style-name="ro1">
          <table:table-cell office:value-type="string">
            <text:p>ZOOM0012-sufferingfuckheads-coppergate-20130326.mp3</text:p>
          </table:table-cell>
          <table:table-cell office:value-type="string">
            <text:p>12 <text:s/>Suffering Fuckheads - Coppergate - March 26th, 2013</text:p>
          </table:table-cell>
          <table:table-cell table:formula="of:=&quot;{'file':'&quot;&amp;[.A31]&amp;&quot;','title':'&quot;&amp;[.B31]&amp;&quot;'},&quot;" office:value-type="string" office:string-value="{'file':'ZOOM0012-sufferingfuckheads-coppergate-20130326.mp3','title':'12  Suffering Fuckheads - Coppergate - March 26th, 2013'},">
            <text:p>{'file':'ZOOM0012-sufferingfuckheads-coppergate-20130326.mp3','title':'12 <text:s/>Suffering Fuckheads - Coppergate - March 26th, 2013'},</text:p>
          </table:table-cell>
          <table:table-cell table:number-columns-repeated="1021"/>
        </table:table-row>
        <table:table-row table:style-name="ro1">
          <table:table-cell office:value-type="string">
            <text:p>ZOOM0013-sufferingfuckheads-coppergate-20130326.mp3</text:p>
          </table:table-cell>
          <table:table-cell office:value-type="string">
            <text:p>13 <text:s/>Suffering Fuckheads - Coppergate - March 26th, 2013</text:p>
          </table:table-cell>
          <table:table-cell table:formula="of:=&quot;{'file':'&quot;&amp;[.A32]&amp;&quot;','title':'&quot;&amp;[.B32]&amp;&quot;'},&quot;" office:value-type="string" office:string-value="{'file':'ZOOM0013-sufferingfuckheads-coppergate-20130326.mp3','title':'13  Suffering Fuckheads - Coppergate - March 26th, 2013'},">
            <text:p>{'file':'ZOOM0013-sufferingfuckheads-coppergate-20130326.mp3','title':'13 <text:s/>Suffering Fuckheads - Coppergate - March 26th, 2013'},</text:p>
          </table:table-cell>
          <table:table-cell table:number-columns-repeated="1021"/>
        </table:table-row>
        <table:table-row table:style-name="ro1">
          <table:table-cell office:value-type="string">
            <text:p>ZOOM0014-sufferingfuckheads-coppergate-20130423.mp3</text:p>
          </table:table-cell>
          <table:table-cell office:value-type="string">
            <text:p>01 <text:s/>Suffering Fuckheads - Coppergate - April 23rd, 2013</text:p>
          </table:table-cell>
          <table:table-cell table:formula="of:=&quot;{'file':'&quot;&amp;[.A33]&amp;&quot;','title':'&quot;&amp;[.B33]&amp;&quot;'},&quot;" office:value-type="string" office:string-value="{'file':'ZOOM0014-sufferingfuckheads-coppergate-20130423.mp3','title':'01  Suffering Fuckheads - Coppergate - April 23rd, 2013'},">
            <text:p>{'file':'ZOOM0014-sufferingfuckheads-coppergate-20130423.mp3','title':'01 <text:s/>Suffering Fuckheads - Coppergate - April 23rd, 2013'},</text:p>
          </table:table-cell>
          <table:table-cell table:number-columns-repeated="1021"/>
        </table:table-row>
        <table:table-row table:style-name="ro1">
          <table:table-cell office:value-type="string">
            <text:p>ZOOM0016-sufferingfuckheads-coppergate-20130423.mp3</text:p>
          </table:table-cell>
          <table:table-cell office:value-type="string">
            <text:p>02 <text:s/>Suffering Fuckheads - Coppergate - April 23rd, 2013</text:p>
          </table:table-cell>
          <table:table-cell table:formula="of:=&quot;{'file':'&quot;&amp;[.A34]&amp;&quot;','title':'&quot;&amp;[.B34]&amp;&quot;'},&quot;" office:value-type="string" office:string-value="{'file':'ZOOM0016-sufferingfuckheads-coppergate-20130423.mp3','title':'02  Suffering Fuckheads - Coppergate - April 23rd, 2013'},">
            <text:p>{'file':'ZOOM0016-sufferingfuckheads-coppergate-20130423.mp3','title':'02 <text:s/>Suffering Fuckheads - Coppergate - April 23rd, 2013'},</text:p>
          </table:table-cell>
          <table:table-cell table:number-columns-repeated="1021"/>
        </table:table-row>
        <table:table-row table:style-name="ro1">
          <table:table-cell office:value-type="string">
            <text:p>ZOOM0019-sufferingfuckheads-coppergate-20130423.mp3</text:p>
          </table:table-cell>
          <table:table-cell office:value-type="string">
            <text:p>03 <text:s/>Suffering Fuckheads - Coppergate - April 23rd, 2013</text:p>
          </table:table-cell>
          <table:table-cell table:formula="of:=&quot;{'file':'&quot;&amp;[.A35]&amp;&quot;','title':'&quot;&amp;[.B35]&amp;&quot;'},&quot;" office:value-type="string" office:string-value="{'file':'ZOOM0019-sufferingfuckheads-coppergate-20130423.mp3','title':'03  Suffering Fuckheads - Coppergate - April 23rd, 2013'},">
            <text:p>{'file':'ZOOM0019-sufferingfuckheads-coppergate-20130423.mp3','title':'03 <text:s/>Suffering Fuckheads - Coppergate - April 23rd, 2013'},</text:p>
          </table:table-cell>
          <table:table-cell table:number-columns-repeated="1021"/>
        </table:table-row>
        <table:table-row table:style-name="ro1">
          <table:table-cell office:value-type="string">
            <text:p>ZOOM0020-sufferingfuckheads-coppergate-20130423.mp3</text:p>
          </table:table-cell>
          <table:table-cell office:value-type="string">
            <text:p>04 <text:s/>Suffering Fuckheads - Coppergate - April 23rd, 2013</text:p>
          </table:table-cell>
          <table:table-cell table:formula="of:=&quot;{'file':'&quot;&amp;[.A36]&amp;&quot;','title':'&quot;&amp;[.B36]&amp;&quot;'},&quot;" office:value-type="string" office:string-value="{'file':'ZOOM0020-sufferingfuckheads-coppergate-20130423.mp3','title':'04  Suffering Fuckheads - Coppergate - April 23rd, 2013'},">
            <text:p>{'file':'ZOOM0020-sufferingfuckheads-coppergate-20130423.mp3','title':'04 <text:s/>Suffering Fuckheads - Coppergate - April 23rd, 2013'},</text:p>
          </table:table-cell>
          <table:table-cell table:number-columns-repeated="1021"/>
        </table:table-row>
        <table:table-row table:style-name="ro1">
          <table:table-cell office:value-type="string">
            <text:p>ZOOM0022-sufferingfuckheads-coppergate-20130423.mp3</text:p>
          </table:table-cell>
          <table:table-cell office:value-type="string">
            <text:p>05 <text:s/>Suffering Fuckheads - Coppergate - April 23rd, 2013</text:p>
          </table:table-cell>
          <table:table-cell table:formula="of:=&quot;{'file':'&quot;&amp;[.A37]&amp;&quot;','title':'&quot;&amp;[.B37]&amp;&quot;'},&quot;" office:value-type="string" office:string-value="{'file':'ZOOM0022-sufferingfuckheads-coppergate-20130423.mp3','title':'05  Suffering Fuckheads - Coppergate - April 23rd, 2013'},">
            <text:p>{'file':'ZOOM0022-sufferingfuckheads-coppergate-20130423.mp3','title':'05 <text:s/>Suffering Fuckheads - Coppergate - April 23rd, 2013'},</text:p>
          </table:table-cell>
          <table:table-cell table:number-columns-repeated="1021"/>
        </table:table-row>
        <table:table-row table:style-name="ro1">
          <table:table-cell office:value-type="string">
            <text:p>ZOOM0023-sufferingfuckheads-coppergate-20130423.mp3</text:p>
          </table:table-cell>
          <table:table-cell office:value-type="string">
            <text:p>06 <text:s/>Suffering Fuckheads - Coppergate - April 23rd, 2013</text:p>
          </table:table-cell>
          <table:table-cell table:formula="of:=&quot;{'file':'&quot;&amp;[.A38]&amp;&quot;','title':'&quot;&amp;[.B38]&amp;&quot;'},&quot;" office:value-type="string" office:string-value="{'file':'ZOOM0023-sufferingfuckheads-coppergate-20130423.mp3','title':'06  Suffering Fuckheads - Coppergate - April 23rd, 2013'},">
            <text:p>{'file':'ZOOM0023-sufferingfuckheads-coppergate-20130423.mp3','title':'06 <text:s/>Suffering Fuckheads - Coppergate - April 23rd, 2013'},</text:p>
          </table:table-cell>
          <table:table-cell table:number-columns-repeated="1021"/>
        </table:table-row>
        <table:table-row table:style-name="ro1">
          <table:table-cell office:value-type="string">
            <text:p>ZOOM0025-sufferingfuckheads-coppergate-20130423.mp3</text:p>
          </table:table-cell>
          <table:table-cell office:value-type="string">
            <text:p>07 <text:s/>Suffering Fuckheads - Coppergate - April 23rd, 2013</text:p>
          </table:table-cell>
          <table:table-cell table:formula="of:=&quot;{'file':'&quot;&amp;[.A39]&amp;&quot;','title':'&quot;&amp;[.B39]&amp;&quot;'},&quot;" office:value-type="string" office:string-value="{'file':'ZOOM0025-sufferingfuckheads-coppergate-20130423.mp3','title':'07  Suffering Fuckheads - Coppergate - April 23rd, 2013'},">
            <text:p>{'file':'ZOOM0025-sufferingfuckheads-coppergate-20130423.mp3','title':'07 <text:s/>Suffering Fuckheads - Coppergate - April 23rd, 2013'},</text:p>
          </table:table-cell>
          <table:table-cell table:number-columns-repeated="1021"/>
        </table:table-row>
        <table:table-row table:style-name="ro1">
          <table:table-cell office:value-type="string">
            <text:p>ZOOM0026-sufferingfuckheads-coppergate-20130423.mp3</text:p>
          </table:table-cell>
          <table:table-cell office:value-type="string">
            <text:p>08 <text:s/>Suffering Fuckheads - Coppergate - April 23rd, 2013</text:p>
          </table:table-cell>
          <table:table-cell table:formula="of:=&quot;{'file':'&quot;&amp;[.A40]&amp;&quot;','title':'&quot;&amp;[.B40]&amp;&quot;'},&quot;" office:value-type="string" office:string-value="{'file':'ZOOM0026-sufferingfuckheads-coppergate-20130423.mp3','title':'08  Suffering Fuckheads - Coppergate - April 23rd, 2013'},">
            <text:p>{'file':'ZOOM0026-sufferingfuckheads-coppergate-20130423.mp3','title':'08 <text:s/>Suffering Fuckheads - Coppergate - April 23rd, 2013'},</text:p>
          </table:table-cell>
          <table:table-cell table:number-columns-repeated="1021"/>
        </table:table-row>
        <table:table-row table:style-name="ro1">
          <table:table-cell office:value-type="string">
            <text:p>ZOOM0028-sufferingfuckheads-coppergate-20130423.mp3</text:p>
          </table:table-cell>
          <table:table-cell office:value-type="string">
            <text:p>09 <text:s/>Suffering Fuckheads - Coppergate - April 23rd, 2013</text:p>
          </table:table-cell>
          <table:table-cell table:formula="of:=&quot;{'file':'&quot;&amp;[.A41]&amp;&quot;','title':'&quot;&amp;[.B41]&amp;&quot;'},&quot;" office:value-type="string" office:string-value="{'file':'ZOOM0028-sufferingfuckheads-coppergate-20130423.mp3','title':'09  Suffering Fuckheads - Coppergate - April 23rd, 2013'},">
            <text:p>{'file':'ZOOM0028-sufferingfuckheads-coppergate-20130423.mp3','title':'09 <text:s/>Suffering Fuckheads - Coppergate - April 23rd, 2013'},</text:p>
          </table:table-cell>
          <table:table-cell table:number-columns-repeated="1021"/>
        </table:table-row>
        <table:table-row table:style-name="ro1">
          <table:table-cell office:value-type="string">
            <text:p>ZOOM0008-sufferingfuckheads-coppergate-20130604.mp3</text:p>
          </table:table-cell>
          <table:table-cell office:value-type="string">
            <text:p>01 <text:s/>Suffering Fuckheads - Coppergate - June 4th, 2013</text:p>
          </table:table-cell>
          <table:table-cell table:formula="of:=&quot;{'file':'&quot;&amp;[.A42]&amp;&quot;','title':'&quot;&amp;[.B42]&amp;&quot;'},&quot;" office:value-type="string" office:string-value="{'file':'ZOOM0008-sufferingfuckheads-coppergate-20130604.mp3','title':'01  Suffering Fuckheads - Coppergate - June 4th, 2013'},">
            <text:p>{'file':'ZOOM0008-sufferingfuckheads-coppergate-20130604.mp3','title':'01 <text:s/>Suffering Fuckheads - Coppergate - June 4th, 2013'},</text:p>
          </table:table-cell>
          <table:table-cell table:number-columns-repeated="1021"/>
        </table:table-row>
        <table:table-row table:style-name="ro1">
          <table:table-cell office:value-type="string">
            <text:p>ZOOM0009-sufferingfuckheads-coppergate-20130604.mp3</text:p>
          </table:table-cell>
          <table:table-cell office:value-type="string">
            <text:p>02 <text:s/>Suffering Fuckheads - Coppergate - June 4th, 2013</text:p>
          </table:table-cell>
          <table:table-cell table:formula="of:=&quot;{'file':'&quot;&amp;[.A43]&amp;&quot;','title':'&quot;&amp;[.B43]&amp;&quot;'},&quot;" office:value-type="string" office:string-value="{'file':'ZOOM0009-sufferingfuckheads-coppergate-20130604.mp3','title':'02  Suffering Fuckheads - Coppergate - June 4th, 2013'},">
            <text:p>{'file':'ZOOM0009-sufferingfuckheads-coppergate-20130604.mp3','title':'02 <text:s/>Suffering Fuckheads - Coppergate - June 4th, 2013'},</text:p>
          </table:table-cell>
          <table:table-cell table:number-columns-repeated="1021"/>
        </table:table-row>
        <table:table-row table:style-name="ro1">
          <table:table-cell office:value-type="string">
            <text:p>ZOOM0010-sufferingfuckheads-coppergate-20130604.mp3</text:p>
          </table:table-cell>
          <table:table-cell office:value-type="string">
            <text:p>03 <text:s/>Suffering Fuckheads - Coppergate - June 4th, 2013</text:p>
          </table:table-cell>
          <table:table-cell table:formula="of:=&quot;{'file':'&quot;&amp;[.A44]&amp;&quot;','title':'&quot;&amp;[.B44]&amp;&quot;'},&quot;" office:value-type="string" office:string-value="{'file':'ZOOM0010-sufferingfuckheads-coppergate-20130604.mp3','title':'03  Suffering Fuckheads - Coppergate - June 4th, 2013'},">
            <text:p>{'file':'ZOOM0010-sufferingfuckheads-coppergate-20130604.mp3','title':'03 <text:s/>Suffering Fuckheads - Coppergate - June 4th, 2013'},</text:p>
          </table:table-cell>
          <table:table-cell table:number-columns-repeated="1021"/>
        </table:table-row>
        <table:table-row table:style-name="ro1">
          <table:table-cell office:value-type="string">
            <text:p>ZOOM0011-sufferingfuckheads-coppergate-20130604.mp3</text:p>
          </table:table-cell>
          <table:table-cell office:value-type="string">
            <text:p>04 <text:s/>Suffering Fuckheads - Coppergate - June 4th, 2013</text:p>
          </table:table-cell>
          <table:table-cell table:formula="of:=&quot;{'file':'&quot;&amp;[.A45]&amp;&quot;','title':'&quot;&amp;[.B45]&amp;&quot;'},&quot;" office:value-type="string" office:string-value="{'file':'ZOOM0011-sufferingfuckheads-coppergate-20130604.mp3','title':'04  Suffering Fuckheads - Coppergate - June 4th, 2013'},">
            <text:p>{'file':'ZOOM0011-sufferingfuckheads-coppergate-20130604.mp3','title':'04 <text:s/>Suffering Fuckheads - Coppergate - June 4th, 2013'},</text:p>
          </table:table-cell>
          <table:table-cell table:number-columns-repeated="1021"/>
        </table:table-row>
        <table:table-row table:style-name="ro1">
          <table:table-cell office:value-type="string">
            <text:p>ZOOM0012-sufferingfuckheads-coppergate-20130604.mp3</text:p>
          </table:table-cell>
          <table:table-cell office:value-type="string">
            <text:p>05 <text:s/>Suffering Fuckheads - Coppergate - June 4th, 2013</text:p>
          </table:table-cell>
          <table:table-cell table:formula="of:=&quot;{'file':'&quot;&amp;[.A46]&amp;&quot;','title':'&quot;&amp;[.B46]&amp;&quot;'},&quot;" office:value-type="string" office:string-value="{'file':'ZOOM0012-sufferingfuckheads-coppergate-20130604.mp3','title':'05  Suffering Fuckheads - Coppergate - June 4th, 2013'},">
            <text:p>{'file':'ZOOM0012-sufferingfuckheads-coppergate-20130604.mp3','title':'05 <text:s/>Suffering Fuckheads - Coppergate - June 4th, 2013'},</text:p>
          </table:table-cell>
          <table:table-cell table:number-columns-repeated="1021"/>
        </table:table-row>
        <table:table-row table:style-name="ro1">
          <table:table-cell office:value-type="string">
            <text:p>ZOOM0013-sufferingfuckheads-coppergate-20130604.mp3</text:p>
          </table:table-cell>
          <table:table-cell office:value-type="string">
            <text:p>06 <text:s/>Suffering Fuckheads - Coppergate - June 4th, 2013</text:p>
          </table:table-cell>
          <table:table-cell table:formula="of:=&quot;{'file':'&quot;&amp;[.A47]&amp;&quot;','title':'&quot;&amp;[.B47]&amp;&quot;'},&quot;" office:value-type="string" office:string-value="{'file':'ZOOM0013-sufferingfuckheads-coppergate-20130604.mp3','title':'06  Suffering Fuckheads - Coppergate - June 4th, 2013'},">
            <text:p>{'file':'ZOOM0013-sufferingfuckheads-coppergate-20130604.mp3','title':'06 <text:s/>Suffering Fuckheads - Coppergate - June 4th, 2013'},</text:p>
          </table:table-cell>
          <table:table-cell table:number-columns-repeated="1021"/>
        </table:table-row>
        <table:table-row table:style-name="ro1">
          <table:table-cell office:value-type="string">
            <text:p>ZOOM0014-sufferingfuckheads-coppergate-20130604.mp3</text:p>
          </table:table-cell>
          <table:table-cell office:value-type="string">
            <text:p>07 <text:s/>Suffering Fuckheads - Coppergate - June 4th, 2013</text:p>
          </table:table-cell>
          <table:table-cell table:formula="of:=&quot;{'file':'&quot;&amp;[.A48]&amp;&quot;','title':'&quot;&amp;[.B48]&amp;&quot;'},&quot;" office:value-type="string" office:string-value="{'file':'ZOOM0014-sufferingfuckheads-coppergate-20130604.mp3','title':'07  Suffering Fuckheads - Coppergate - June 4th, 2013'},">
            <text:p>{'file':'ZOOM0014-sufferingfuckheads-coppergate-20130604.mp3','title':'07 <text:s/>Suffering Fuckheads - Coppergate - June 4th, 2013'},</text:p>
          </table:table-cell>
          <table:table-cell table:number-columns-repeated="1021"/>
        </table:table-row>
        <table:table-row table:style-name="ro1">
          <table:table-cell office:value-type="string">
            <text:p>ZOOM0015-sufferingfuckheads-coppergate-20130604.mp3</text:p>
          </table:table-cell>
          <table:table-cell office:value-type="string">
            <text:p>08 <text:s/>Suffering Fuckheads - Coppergate - June 4th, 2013</text:p>
          </table:table-cell>
          <table:table-cell table:formula="of:=&quot;{'file':'&quot;&amp;[.A49]&amp;&quot;','title':'&quot;&amp;[.B49]&amp;&quot;'},&quot;" office:value-type="string" office:string-value="{'file':'ZOOM0015-sufferingfuckheads-coppergate-20130604.mp3','title':'08  Suffering Fuckheads - Coppergate - June 4th, 2013'},">
            <text:p>{'file':'ZOOM0015-sufferingfuckheads-coppergate-20130604.mp3','title':'08 <text:s/>Suffering Fuckheads - Coppergate - June 4th, 2013'},</text:p>
          </table:table-cell>
          <table:table-cell table:number-columns-repeated="1021"/>
        </table:table-row>
        <table:table-row table:style-name="ro1">
          <table:table-cell office:value-type="string">
            <text:p>ZOOM0016-sufferingfuckheads-coppergate-20130604.mp3</text:p>
          </table:table-cell>
          <table:table-cell office:value-type="string">
            <text:p>09 <text:s/>Suffering Fuckheads - Coppergate - June 4th, 2013</text:p>
          </table:table-cell>
          <table:table-cell table:formula="of:=&quot;{'file':'&quot;&amp;[.A50]&amp;&quot;','title':'&quot;&amp;[.B50]&amp;&quot;'},&quot;" office:value-type="string" office:string-value="{'file':'ZOOM0016-sufferingfuckheads-coppergate-20130604.mp3','title':'09  Suffering Fuckheads - Coppergate - June 4th, 2013'},">
            <text:p>{'file':'ZOOM0016-sufferingfuckheads-coppergate-20130604.mp3','title':'09 <text:s/>Suffering Fuckheads - Coppergate - June 4th, 2013'},</text:p>
          </table:table-cell>
          <table:table-cell table:number-columns-repeated="1021"/>
        </table:table-row>
        <table:table-row table:style-name="ro1">
          <table:table-cell office:value-type="string">
            <text:p>ZOOM0017-sufferingfuckheads-coppergate-20130604.mp3</text:p>
          </table:table-cell>
          <table:table-cell office:value-type="string">
            <text:p>10 <text:s/>Suffering Fuckheads - Coppergate - June 4th, 2013</text:p>
          </table:table-cell>
          <table:table-cell table:formula="of:=&quot;{'file':'&quot;&amp;[.A51]&amp;&quot;','title':'&quot;&amp;[.B51]&amp;&quot;'},&quot;" office:value-type="string" office:string-value="{'file':'ZOOM0017-sufferingfuckheads-coppergate-20130604.mp3','title':'10  Suffering Fuckheads - Coppergate - June 4th, 2013'},">
            <text:p>{'file':'ZOOM0017-sufferingfuckheads-coppergate-20130604.mp3','title':'10 <text:s/>Suffering Fuckheads - Coppergate - June 4th, 2013'},</text:p>
          </table:table-cell>
          <table:table-cell table:number-columns-repeated="1021"/>
        </table:table-row>
        <table:table-row table:style-name="ro1">
          <table:table-cell office:value-type="string">
            <text:p>suffering201302060154b.JPG</text:p>
          </table:table-cell>
          <table:table-cell office:value-type="string">
            <text:p>Suffering Fuckheads 1</text:p>
          </table:table-cell>
          <table:table-cell table:formula="of:=&quot;{'file':'&quot;&amp;[.A52]&amp;&quot;','title':'&quot;&amp;[.B52]&amp;&quot;'},&quot;" office:value-type="string" office:string-value="{'file':'suffering201302060154b.JPG','title':'Suffering Fuckheads 1'},">
            <text:p>{'file':'suffering201302060154b.JPG','title':'Suffering Fuckheads 1'},</text:p>
          </table:table-cell>
          <table:table-cell table:number-columns-repeated="1021"/>
        </table:table-row>
        <table:table-row table:style-name="ro1">
          <table:table-cell office:value-type="string">
            <text:p>suffering201302060154c.JPG</text:p>
          </table:table-cell>
          <table:table-cell office:value-type="string">
            <text:p>Suffering Fuckheads 2</text:p>
          </table:table-cell>
          <table:table-cell table:formula="of:=&quot;{'file':'&quot;&amp;[.A53]&amp;&quot;','title':'&quot;&amp;[.B53]&amp;&quot;'},&quot;" office:value-type="string" office:string-value="{'file':'suffering201302060154c.JPG','title':'Suffering Fuckheads 2'},">
            <text:p>{'file':'suffering201302060154c.JPG','title':'Suffering Fuckheads 2'},</text:p>
          </table:table-cell>
          <table:table-cell table:number-columns-repeated="1021"/>
        </table:table-row>
        <table:table-row table:style-name="ro1">
          <table:table-cell office:value-type="string">
            <text:p>suffering201302131850.JPG</text:p>
          </table:table-cell>
          <table:table-cell office:value-type="string">
            <text:p>Suffering Fuckheads 3</text:p>
          </table:table-cell>
          <table:table-cell table:formula="of:=&quot;{'file':'&quot;&amp;[.A54]&amp;&quot;','title':'&quot;&amp;[.B54]&amp;&quot;'},&quot;" office:value-type="string" office:string-value="{'file':'suffering201302131850.JPG','title':'Suffering Fuckheads 3'},">
            <text:p>{'file':'suffering201302131850.JPG','title':'Suffering Fuckheads 3'},</text:p>
          </table:table-cell>
          <table:table-cell table:number-columns-repeated="1021"/>
        </table:table-row>
        <table:table-row table:style-name="ro1">
          <table:table-cell office:value-type="string">
            <text:p>suffering201303272001.JPG</text:p>
          </table:table-cell>
          <table:table-cell office:value-type="string">
            <text:p>Suffering Fuckheads 4</text:p>
          </table:table-cell>
          <table:table-cell table:formula="of:=&quot;{'file':'&quot;&amp;[.A55]&amp;&quot;','title':'&quot;&amp;[.B55]&amp;&quot;'},&quot;" office:value-type="string" office:string-value="{'file':'suffering201303272001.JPG','title':'Suffering Fuckheads 4'},">
            <text:p>{'file':'suffering201303272001.JPG','title':'Suffering Fuckheads 4'},</text:p>
          </table:table-cell>
          <table:table-cell table:number-columns-repeated="1021"/>
        </table:table-row>
        <table:table-row table:style-name="ro1">
          <table:table-cell office:value-type="string">
            <text:p>suffering201303272001a.JPG</text:p>
          </table:table-cell>
          <table:table-cell office:value-type="string">
            <text:p>Suffering Fuckheads 5</text:p>
          </table:table-cell>
          <table:table-cell table:formula="of:=&quot;{'file':'&quot;&amp;[.A56]&amp;&quot;','title':'&quot;&amp;[.B56]&amp;&quot;'},&quot;" office:value-type="string" office:string-value="{'file':'suffering201303272001a.JPG','title':'Suffering Fuckheads 5'},">
            <text:p>{'file':'suffering201303272001a.JPG','title':'Suffering Fuckheads 5'},</text:p>
          </table:table-cell>
          <table:table-cell table:number-columns-repeated="1021"/>
        </table:table-row>
        <table:table-row table:style-name="ro1">
          <table:table-cell office:value-type="string">
            <text:p>suffering201303272002a.JPG</text:p>
          </table:table-cell>
          <table:table-cell office:value-type="string">
            <text:p>Suffering Fuckheads 6</text:p>
          </table:table-cell>
          <table:table-cell table:formula="of:=&quot;{'file':'&quot;&amp;[.A57]&amp;&quot;','title':'&quot;&amp;[.B57]&amp;&quot;'},&quot;" office:value-type="string" office:string-value="{'file':'suffering201303272002a.JPG','title':'Suffering Fuckheads 6'},">
            <text:p>{'file':'suffering201303272002a.JPG','title':'Suffering Fuckheads 6'},</text:p>
          </table:table-cell>
          <table:table-cell table:number-columns-repeated="1021"/>
        </table:table-row>
        <table:table-row table:style-name="ro1">
          <table:table-cell office:value-type="string">
            <text:p>suffering201303272002b.JPG</text:p>
          </table:table-cell>
          <table:table-cell office:value-type="string">
            <text:p>Suffering Fuckheads 7</text:p>
          </table:table-cell>
          <table:table-cell table:formula="of:=&quot;{'file':'&quot;&amp;[.A58]&amp;&quot;','title':'&quot;&amp;[.B58]&amp;&quot;'},&quot;" office:value-type="string" office:string-value="{'file':'suffering201303272002b.JPG','title':'Suffering Fuckheads 7'},">
            <text:p>{'file':'suffering201303272002b.JPG','title':'Suffering Fuckheads 7'},</text:p>
          </table:table-cell>
          <table:table-cell table:number-columns-repeated="1021"/>
        </table:table-row>
        <table:table-row table:style-name="ro1">
          <table:table-cell office:value-type="string">
            <text:p>suffering201304252109.JPG</text:p>
          </table:table-cell>
          <table:table-cell office:value-type="string">
            <text:p>Suffering Fuckheads 8</text:p>
          </table:table-cell>
          <table:table-cell table:formula="of:=&quot;{'file':'&quot;&amp;[.A59]&amp;&quot;','title':'&quot;&amp;[.B59]&amp;&quot;'},&quot;" office:value-type="string" office:string-value="{'file':'suffering201304252109.JPG','title':'Suffering Fuckheads 8'},">
            <text:p>{'file':'suffering201304252109.JPG','title':'Suffering Fuckheads 8'},</text:p>
          </table:table-cell>
          <table:table-cell table:number-columns-repeated="1021"/>
        </table:table-row>
        <table:table-row table:style-name="ro1">
          <table:table-cell office:value-type="string">
            <text:p>suffering201306071854.JPG</text:p>
          </table:table-cell>
          <table:table-cell office:value-type="string">
            <text:p>Suffering Fuckheads 9</text:p>
          </table:table-cell>
          <table:table-cell table:formula="of:=&quot;{'file':'&quot;&amp;[.A60]&amp;&quot;','title':'&quot;&amp;[.B60]&amp;&quot;'},&quot;" office:value-type="string" office:string-value="{'file':'suffering201306071854.JPG','title':'Suffering Fuckheads 9'},">
            <text:p>{'file':'suffering201306071854.JPG','title':'Suffering Fuckheads 9'},</text:p>
          </table:table-cell>
          <table:table-cell table:number-columns-repeated="1021"/>
        </table:table-row>
        <table:table-row table:style-name="ro1">
          <table:table-cell office:value-type="string">
            <text:p>suffering201306071854a.JPG</text:p>
          </table:table-cell>
          <table:table-cell office:value-type="string">
            <text:p>Suffering Fuckheads 10</text:p>
          </table:table-cell>
          <table:table-cell table:formula="of:=&quot;{'file':'&quot;&amp;[.A61]&amp;&quot;','title':'&quot;&amp;[.B61]&amp;&quot;'},&quot;" office:value-type="string" office:string-value="{'file':'suffering201306071854a.JPG','title':'Suffering Fuckheads 10'},">
            <text:p>{'file':'suffering201306071854a.JPG','title':'Suffering Fuckheads 10'},</text:p>
          </table:table-cell>
          <table:table-cell table:number-columns-repeated="1021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ttospillJSON" table:style-name="ta11" table:print="false">
        <table:table-column table:style-name="co22" table:default-cell-style-name="Excel_20_Built-in_20_Normal"/>
        <table:table-column table:style-name="co23" table:default-cell-style-name="Excel_20_Built-in_20_Normal"/>
        <table:table-column table:style-name="co18" table:default-cell-style-name="Excel_20_Built-in_20_Normal"/>
        <table:table-column table:style-name="co3" table:number-columns-repeated="1021" table:default-cell-style-name="Excel_20_Built-in_20_Normal"/>
        <table:table-row table:style-name="ro1">
          <table:table-cell office:value-type="string">
            <text:p>01%20Hazy2013-02-03-15-02-09-0679196-BuiltToSpill-Bellingham-20130202.mp3</text:p>
          </table:table-cell>
          <table:table-cell office:value-type="string">
            <text:p>01 Built to Spill - Bellingham - February 2nd, 2013</text:p>
          </table:table-cell>
          <table:table-cell table:formula="of:=&quot;{'file':'&quot;&amp;[.A1]&amp;&quot;','title':'&quot;&amp;[.B1]&amp;&quot;'},&quot;" office:value-type="string" office:string-value="{'file':'01%20Hazy2013-02-03-15-02-09-0679196-BuiltToSpill-Bellingham-20130202.mp3','title':'01 Built to Spill - Bellingham - February 2nd, 2013'},">
            <text:p>{'file':'01%20Hazy2013-02-03-15-02-09-0679196-BuiltToSpill-Bellingham-20130202.mp3','title':'01 Built to Spill - Bellingham - February 2nd, 2013'},</text:p>
          </table:table-cell>
          <table:table-cell table:number-columns-repeated="1021"/>
        </table:table-row>
        <table:table-row table:style-name="ro1">
          <table:table-cell office:value-type="string">
            <text:p>09%20Dont%20Fear%20the%20Reaper2013-02-03-15-17-23-8247012-BuiltToSpill-Bellingham-20130202.mp3</text:p>
          </table:table-cell>
          <table:table-cell office:value-type="string">
            <text:p>02 Built to Spill - Bellingham - February 2nd, 2013</text:p>
          </table:table-cell>
          <table:table-cell table:formula="of:=&quot;{'file':'&quot;&amp;[.A2]&amp;&quot;','title':'&quot;&amp;[.B2]&amp;&quot;'},&quot;" office:value-type="string" office:string-value="{'file':'09%20Dont%20Fear%20the%20Reaper2013-02-03-15-17-23-8247012-BuiltToSpill-Bellingham-20130202.mp3','title':'02 Built to Spill - Bellingham - February 2nd, 2013'},">
            <text:p>{'file':'09%20Dont%20Fear%20the%20Reaper2013-02-03-15-17-23-8247012-BuiltToSpill-Bellingham-20130202.mp3','title':'02 Built to Spill - Bellingham - February 2nd, 2013'},</text:p>
          </table:table-cell>
          <table:table-cell table:number-columns-repeated="1021"/>
        </table:table-row>
        <table:table-row table:style-name="ro1">
          <table:table-cell office:value-type="string">
            <text:p>10%20Goin%20Against%20Your%20Mind2013-02-03-15-17-25-1663528-BuiltToSpill-Bellingham-20130202.mp3</text:p>
          </table:table-cell>
          <table:table-cell office:value-type="string">
            <text:p>03 Built to Spill - Bellingham - February 2nd, 2013</text:p>
          </table:table-cell>
          <table:table-cell table:formula="of:=&quot;{'file':'&quot;&amp;[.A3]&amp;&quot;','title':'&quot;&amp;[.B3]&amp;&quot;'},&quot;" office:value-type="string" office:string-value="{'file':'10%20Goin%20Against%20Your%20Mind2013-02-03-15-17-25-1663528-BuiltToSpill-Bellingham-20130202.mp3','title':'03 Built to Spill - Bellingham - February 2nd, 2013'},">
            <text:p>{'file':'10%20Goin%20Against%20Your%20Mind2013-02-03-15-17-25-1663528-BuiltToSpill-Bellingham-20130202.mp3','title':'03 Built to Spill - Bellingham - February 2nd, 2013'},</text:p>
          </table:table-cell>
          <table:table-cell table:number-columns-repeated="1021"/>
        </table:table-row>
        <table:table-row table:style-name="ro1">
          <table:table-cell office:value-type="string">
            <text:p>11%20Kicked%20It%20In%20The%20Sun2013-02-03-15-17-25-9151816-BuiltToSpill-Bellingham-20130202.mp3</text:p>
          </table:table-cell>
          <table:table-cell office:value-type="string">
            <text:p>04 Built to Spill - Bellingham - February 2nd, 2013</text:p>
          </table:table-cell>
          <table:table-cell table:formula="of:=&quot;{'file':'&quot;&amp;[.A4]&amp;&quot;','title':'&quot;&amp;[.B4]&amp;&quot;'},&quot;" office:value-type="string" office:string-value="{'file':'11%20Kicked%20It%20In%20The%20Sun2013-02-03-15-17-25-9151816-BuiltToSpill-Bellingham-20130202.mp3','title':'04 Built to Spill - Bellingham - February 2nd, 2013'},">
            <text:p>{'file':'11%20Kicked%20It%20In%20The%20Sun2013-02-03-15-17-25-9151816-BuiltToSpill-Bellingham-20130202.mp3','title':'04 Built to Spill - Bellingham - February 2nd, 2013'},</text:p>
          </table:table-cell>
          <table:table-cell table:number-columns-repeated="1021"/>
        </table:table-row>
        <table:table-row table:style-name="ro1">
          <table:table-cell office:value-type="string">
            <text:p>12%20Center%20Of%20The%20Universe2013-02-03-15-17-27-2100314-BuiltToSpill-Bellingham-20130202.mp3</text:p>
          </table:table-cell>
          <table:table-cell office:value-type="string">
            <text:p>05 Built to Spill - Bellingham - February 2nd, 2013</text:p>
          </table:table-cell>
          <table:table-cell table:formula="of:=&quot;{'file':'&quot;&amp;[.A5]&amp;&quot;','title':'&quot;&amp;[.B5]&amp;&quot;'},&quot;" office:value-type="string" office:string-value="{'file':'12%20Center%20Of%20The%20Universe2013-02-03-15-17-27-2100314-BuiltToSpill-Bellingham-20130202.mp3','title':'05 Built to Spill - Bellingham - February 2nd, 2013'},">
            <text:p>{'file':'12%20Center%20Of%20The%20Universe2013-02-03-15-17-27-2100314-BuiltToSpill-Bellingham-20130202.mp3','title':'05 Built to Spill - Bellingham - February 2nd, 2013'},</text:p>
          </table:table-cell>
          <table:table-cell table:number-columns-repeated="1021"/>
        </table:table-row>
        <table:table-row table:style-name="ro1">
          <table:table-cell office:value-type="string">
            <text:p>13%20Heart2013-02-03-15-17-27-3192356-BuiltToSpill-Bellingham-20130202.mp3</text:p>
          </table:table-cell>
          <table:table-cell office:value-type="string">
            <text:p>06 Built to Spill - Bellingham - February 2nd, 2013</text:p>
          </table:table-cell>
          <table:table-cell table:formula="of:=&quot;{'file':'&quot;&amp;[.A6]&amp;&quot;','title':'&quot;&amp;[.B6]&amp;&quot;'},&quot;" office:value-type="string" office:string-value="{'file':'13%20Heart2013-02-03-15-17-27-3192356-BuiltToSpill-Bellingham-20130202.mp3','title':'06 Built to Spill - Bellingham - February 2nd, 2013'},">
            <text:p>{'file':'13%20Heart2013-02-03-15-17-27-3192356-BuiltToSpill-Bellingham-20130202.mp3','title':'06 Built to Spill - Bellingham - February 2nd, 2013'},</text:p>
          </table:table-cell>
          <table:table-cell table:number-columns-repeated="1021"/>
        </table:table-row>
        <table:table-row table:style-name="ro1">
          <table:table-cell office:value-type="string">
            <text:p>14%20Pat2013-02-03-15-17-28-4736800-BuiltToSpill-Bellingham-20130202.mp3</text:p>
          </table:table-cell>
          <table:table-cell office:value-type="string">
            <text:p>07 Built to Spill - Bellingham - February 2nd, 2013</text:p>
          </table:table-cell>
          <table:table-cell table:formula="of:=&quot;{'file':'&quot;&amp;[.A7]&amp;&quot;','title':'&quot;&amp;[.B7]&amp;&quot;'},&quot;" office:value-type="string" office:string-value="{'file':'14%20Pat2013-02-03-15-17-28-4736800-BuiltToSpill-Bellingham-20130202.mp3','title':'07 Built to Spill - Bellingham - February 2nd, 2013'},">
            <text:p>{'file':'14%20Pat2013-02-03-15-17-28-4736800-BuiltToSpill-Bellingham-20130202.mp3','title':'07 Built to Spill - Bellingham - February 2nd, 2013'},</text:p>
          </table:table-cell>
          <table:table-cell table:number-columns-repeated="1021"/>
        </table:table-row>
        <table:table-row table:style-name="ro1">
          <table:table-cell office:value-type="string">
            <text:p>15%20How%20Soon%20Is%20Now%20-%20Unknown2013-02-03-15-17-29-5657220-BuiltToSpill-Bellingham-20130202.mp3</text:p>
          </table:table-cell>
          <table:table-cell office:value-type="string">
            <text:p>08 Built to Spill - Bellingham - February 2nd, 2013</text:p>
          </table:table-cell>
          <table:table-cell table:formula="of:=&quot;{'file':'&quot;&amp;[.A8]&amp;&quot;','title':'&quot;&amp;[.B8]&amp;&quot;'},&quot;" office:value-type="string" office:string-value="{'file':'15%20How%20Soon%20Is%20Now%20-%20Unknown2013-02-03-15-17-29-5657220-BuiltToSpill-Bellingham-20130202.mp3','title':'08 Built to Spill - Bellingham - February 2nd, 2013'},">
            <text:p>{'file':'15%20How%20Soon%20Is%20Now%20-%20Unknown2013-02-03-15-17-29-5657220-BuiltToSpill-Bellingham-20130202.mp3','title':'08 Built to Spill - Bellingham - February 2nd, 2013'},</text:p>
          </table:table-cell>
          <table:table-cell table:number-columns-repeated="1021"/>
        </table:table-row>
        <table:table-row table:style-name="ro1">
          <table:table-cell office:value-type="string">
            <text:p>02%20The%20Source2013-02-03-15-02-10-4095712-BuiltToSpill-Bellingham-20130202.mp3</text:p>
          </table:table-cell>
          <table:table-cell office:value-type="string">
            <text:p>10 Built to Spill - Bellingham - February 2nd, 2013</text:p>
          </table:table-cell>
          <table:table-cell table:formula="of:=&quot;{'file':'&quot;&amp;[.A9]&amp;&quot;','title':'&quot;&amp;[.B9]&amp;&quot;'},&quot;" office:value-type="string" office:string-value="{'file':'02%20The%20Source2013-02-03-15-02-10-4095712-BuiltToSpill-Bellingham-20130202.mp3','title':'10 Built to Spill - Bellingham - February 2nd, 2013'},">
            <text:p>{'file':'02%20The%20Source2013-02-03-15-02-10-4095712-BuiltToSpill-Bellingham-20130202.mp3','title':'10 Built to Spill - Bellingham - February 2nd, 2013'},</text:p>
          </table:table-cell>
          <table:table-cell table:number-columns-repeated="1021"/>
        </table:table-row>
        <table:table-row table:style-name="ro1">
          <table:table-cell office:value-type="string">
            <text:p>03%20Reasons2013-02-03-15-02-11-6108174-BuiltToSpill-Bellingham-20130202.mp3</text:p>
          </table:table-cell>
          <table:table-cell office:value-type="string">
            <text:p>11 Built to Spill - Bellingham - February 2nd, 2013</text:p>
          </table:table-cell>
          <table:table-cell table:formula="of:=&quot;{'file':'&quot;&amp;[.A10]&amp;&quot;','title':'&quot;&amp;[.B10]&amp;&quot;'},&quot;" office:value-type="string" office:string-value="{'file':'03%20Reasons2013-02-03-15-02-11-6108174-BuiltToSpill-Bellingham-20130202.mp3','title':'11 Built to Spill - Bellingham - February 2nd, 2013'},">
            <text:p>{'file':'03%20Reasons2013-02-03-15-02-11-6108174-BuiltToSpill-Bellingham-20130202.mp3','title':'11 Built to Spill - Bellingham - February 2nd, 2013'},</text:p>
          </table:table-cell>
          <table:table-cell table:number-columns-repeated="1021"/>
        </table:table-row>
        <table:table-row table:style-name="ro1">
          <table:table-cell office:value-type="string">
            <text:p>05%20Stab2013-02-03-15-02-13-9977092-BuiltToSpill-Bellingham-20130202.mp3</text:p>
          </table:table-cell>
          <table:table-cell office:value-type="string">
            <text:p>12 Built to Spill - Bellingham - February 2nd, 2013</text:p>
          </table:table-cell>
          <table:table-cell table:formula="of:=&quot;{'file':'&quot;&amp;[.A11]&amp;&quot;','title':'&quot;&amp;[.B11]&amp;&quot;'},&quot;" office:value-type="string" office:string-value="{'file':'05%20Stab2013-02-03-15-02-13-9977092-BuiltToSpill-Bellingham-20130202.mp3','title':'12 Built to Spill - Bellingham - February 2nd, 2013'},">
            <text:p>{'file':'05%20Stab2013-02-03-15-02-13-9977092-BuiltToSpill-Bellingham-20130202.mp3','title':'12 Built to Spill - Bellingham - February 2nd, 2013'},</text:p>
          </table:table-cell>
          <table:table-cell table:number-columns-repeated="1021"/>
        </table:table-row>
        <table:table-row table:style-name="ro1">
          <table:table-cell office:value-type="string">
            <text:p>06%20Strange2013-02-03-15-02-15-2301566-BuiltToSpill-Bellingham-20130202.mp3</text:p>
          </table:table-cell>
          <table:table-cell office:value-type="string">
            <text:p>13 Built to Spill - Bellingham - February 2nd, 2013</text:p>
          </table:table-cell>
          <table:table-cell table:formula="of:=&quot;{'file':'&quot;&amp;[.A12]&amp;&quot;','title':'&quot;&amp;[.B12]&amp;&quot;'},&quot;" office:value-type="string" office:string-value="{'file':'06%20Strange2013-02-03-15-02-15-2301566-BuiltToSpill-Bellingham-20130202.mp3','title':'13 Built to Spill - Bellingham - February 2nd, 2013'},">
            <text:p>{'file':'06%20Strange2013-02-03-15-02-15-2301566-BuiltToSpill-Bellingham-20130202.mp3','title':'13 Built to Spill - Bellingham - February 2nd, 2013'},</text:p>
          </table:table-cell>
          <table:table-cell table:number-columns-repeated="1021"/>
        </table:table-row>
        <table:table-row table:style-name="ro1">
          <table:table-cell office:value-type="string">
            <text:p>07%20Get%20a%20Life2013-02-03-15-02-15-5421686-BuiltToSpill-Bellingham-20130202.mp3</text:p>
          </table:table-cell>
          <table:table-cell office:value-type="string">
            <text:p>14 Built to Spill - Bellingham - February 2nd, 2013</text:p>
          </table:table-cell>
          <table:table-cell table:formula="of:=&quot;{'file':'&quot;&amp;[.A13]&amp;&quot;','title':'&quot;&amp;[.B13]&amp;&quot;'},&quot;" office:value-type="string" office:string-value="{'file':'07%20Get%20a%20Life2013-02-03-15-02-15-5421686-BuiltToSpill-Bellingham-20130202.mp3','title':'14 Built to Spill - Bellingham - February 2nd, 2013'},">
            <text:p>{'file':'07%20Get%20a%20Life2013-02-03-15-02-15-5421686-BuiltToSpill-Bellingham-20130202.mp3','title':'14 Built to Spill - Bellingham - February 2nd, 2013'},</text:p>
          </table:table-cell>
          <table:table-cell table:number-columns-repeated="1021"/>
        </table:table-row>
        <table:table-row table:style-name="ro1">
          <table:table-cell office:value-type="string">
            <text:p>08%20Made%20Up%20Dreams2013-02-03-15-02-16-8214178-BuiltToSpill-Bellingham-20130202.mp3</text:p>
          </table:table-cell>
          <table:table-cell office:value-type="string">
            <text:p>15 Built to Spill - Bellingham - February 2nd, 2013</text:p>
          </table:table-cell>
          <table:table-cell table:formula="of:=&quot;{'file':'&quot;&amp;[.A14]&amp;&quot;','title':'&quot;&amp;[.B14]&amp;&quot;'},&quot;" office:value-type="string" office:string-value="{'file':'08%20Made%20Up%20Dreams2013-02-03-15-02-16-8214178-BuiltToSpill-Bellingham-20130202.mp3','title':'15 Built to Spill - Bellingham - February 2nd, 2013'},">
            <text:p>{'file':'08%20Made%20Up%20Dreams2013-02-03-15-02-16-8214178-BuiltToSpill-Bellingham-20130202.mp3','title':'15 Built to Spill - Bellingham - February 2nd, 2013'},</text:p>
          </table:table-cell>
          <table:table-cell table:number-columns-repeated="1021"/>
        </table:table-row>
        <table:table-row table:style-name="ro1">
          <table:table-cell office:value-type="string">
            <text:p>01goingagainstyourmind-BuiltToSpill-Freemont-20140620.mp3</text:p>
          </table:table-cell>
          <table:table-cell office:value-type="string">
            <text:p>01 Built to Spill - Fremont - June 20th, 2014</text:p>
          </table:table-cell>
          <table:table-cell table:formula="of:=&quot;{'file':'&quot;&amp;[.A15]&amp;&quot;','title':'&quot;&amp;[.B15]&amp;&quot;'},&quot;" office:value-type="string" office:string-value="{'file':'01goingagainstyourmind-BuiltToSpill-Freemont-20140620.mp3','title':'01 Built to Spill - Fremont - June 20th, 2014'},">
            <text:p>{'file':'01goingagainstyourmind-BuiltToSpill-Freemont-20140620.mp3','title':'01 Built to Spill - Fremont - June 20th, 2014'},</text:p>
          </table:table-cell>
          <table:table-cell table:number-columns-repeated="1021"/>
        </table:table-row>
        <table:table-row table:style-name="ro1">
          <table:table-cell office:value-type="string">
            <text:p>02inthemorning-BuiltToSpill-Freemont-20140620.mp3</text:p>
          </table:table-cell>
          <table:table-cell office:value-type="string">
            <text:p>02 Built to Spill - Fremont - June 20th, 2014</text:p>
          </table:table-cell>
          <table:table-cell table:formula="of:=&quot;{'file':'&quot;&amp;[.A16]&amp;&quot;','title':'&quot;&amp;[.B16]&amp;&quot;'},&quot;" office:value-type="string" office:string-value="{'file':'02inthemorning-BuiltToSpill-Freemont-20140620.mp3','title':'02 Built to Spill - Fremont - June 20th, 2014'},">
            <text:p>{'file':'02inthemorning-BuiltToSpill-Freemont-20140620.mp3','title':'02 Built to Spill - Fremont - June 20th, 2014'},</text:p>
          </table:table-cell>
          <table:table-cell table:number-columns-repeated="1021"/>
        </table:table-row>
        <table:table-row table:style-name="ro1">
          <table:table-cell office:value-type="string">
            <text:p>03theplan-BuiltToSpill-Freemont-20140620.mp3</text:p>
          </table:table-cell>
          <table:table-cell office:value-type="string">
            <text:p>03 Built to Spill - Fremont - June 20th, 2014</text:p>
          </table:table-cell>
          <table:table-cell table:formula="of:=&quot;{'file':'&quot;&amp;[.A17]&amp;&quot;','title':'&quot;&amp;[.B17]&amp;&quot;'},&quot;" office:value-type="string" office:string-value="{'file':'03theplan-BuiltToSpill-Freemont-20140620.mp3','title':'03 Built to Spill - Fremont - June 20th, 2014'},">
            <text:p>{'file':'03theplan-BuiltToSpill-Freemont-20140620.mp3','title':'03 Built to Spill - Fremont - June 20th, 2014'},</text:p>
          </table:table-cell>
          <table:table-cell table:number-columns-repeated="1021"/>
        </table:table-row>
        <table:table-row table:style-name="ro1">
          <table:table-cell office:value-type="string">
            <text:p>04strange-BuiltToSpill-Freemont-20140620.mp3</text:p>
          </table:table-cell>
          <table:table-cell office:value-type="string">
            <text:p>04 Built to Spill - Fremont - June 20th, 2014</text:p>
          </table:table-cell>
          <table:table-cell table:formula="of:=&quot;{'file':'&quot;&amp;[.A18]&amp;&quot;','title':'&quot;&amp;[.B18]&amp;&quot;'},&quot;" office:value-type="string" office:string-value="{'file':'04strange-BuiltToSpill-Freemont-20140620.mp3','title':'04 Built to Spill - Fremont - June 20th, 2014'},">
            <text:p>{'file':'04strange-BuiltToSpill-Freemont-20140620.mp3','title':'04 Built to Spill - Fremont - June 20th, 2014'},</text:p>
          </table:table-cell>
          <table:table-cell table:number-columns-repeated="1021"/>
        </table:table-row>
        <table:table-row table:style-name="ro1">
          <table:table-cell office:value-type="string">
            <text:p>05untrustable-BuiltToSpill-Freemont-20140620.mp3</text:p>
          </table:table-cell>
          <table:table-cell office:value-type="string">
            <text:p>05 Built to Spill - Fremont - June 20th, 2014</text:p>
          </table:table-cell>
          <table:table-cell table:formula="of:=&quot;{'file':'&quot;&amp;[.A19]&amp;&quot;','title':'&quot;&amp;[.B19]&amp;&quot;'},&quot;" office:value-type="string" office:string-value="{'file':'05untrustable-BuiltToSpill-Freemont-20140620.mp3','title':'05 Built to Spill - Fremont - June 20th, 2014'},">
            <text:p>{'file':'05untrustable-BuiltToSpill-Freemont-20140620.mp3','title':'05 Built to Spill - Fremont - June 20th, 2014'},</text:p>
          </table:table-cell>
          <table:table-cell table:number-columns-repeated="1021"/>
        </table:table-row>
        <table:table-row table:style-name="ro1">
          <table:table-cell office:value-type="string">
            <text:p>06else-BuiltToSpill-Freemont-20140620.mp3</text:p>
          </table:table-cell>
          <table:table-cell office:value-type="string">
            <text:p>01 Built to Spill - Fremont - June 20th, 2014</text:p>
          </table:table-cell>
          <table:table-cell table:formula="of:=&quot;{'file':'&quot;&amp;[.A20]&amp;&quot;','title':'&quot;&amp;[.B20]&amp;&quot;'},&quot;" office:value-type="string" office:string-value="{'file':'06else-BuiltToSpill-Freemont-20140620.mp3','title':'01 Built to Spill - Fremont - June 20th, 2014'},">
            <text:p>{'file':'06else-BuiltToSpill-Freemont-20140620.mp3','title':'01 Built to Spill - Fremont - June 20th, 2014'},</text:p>
          </table:table-cell>
          <table:table-cell table:number-columns-repeated="1021"/>
        </table:table-row>
        <table:table-row table:style-name="ro1">
          <table:table-cell office:value-type="string">
            <text:p>07messwithtime-BuiltToSpill-Freemont-20140620.mp3</text:p>
          </table:table-cell>
          <table:table-cell office:value-type="string">
            <text:p>02 Built to Spill - Fremont - June 20th, 2014</text:p>
          </table:table-cell>
          <table:table-cell table:formula="of:=&quot;{'file':'&quot;&amp;[.A21]&amp;&quot;','title':'&quot;&amp;[.B21]&amp;&quot;'},&quot;" office:value-type="string" office:string-value="{'file':'07messwithtime-BuiltToSpill-Freemont-20140620.mp3','title':'02 Built to Spill - Fremont - June 20th, 2014'},">
            <text:p>{'file':'07messwithtime-BuiltToSpill-Freemont-20140620.mp3','title':'02 Built to Spill - Fremont - June 20th, 2014'},</text:p>
          </table:table-cell>
          <table:table-cell table:number-columns-repeated="1021"/>
        </table:table-row>
        <table:table-row table:style-name="ro1">
          <table:table-cell office:value-type="string">
            <text:p>08iwouldhurtafly-BuiltToSpill-Freemont-20140620.mp3</text:p>
          </table:table-cell>
          <table:table-cell office:value-type="string">
            <text:p>03 Built to Spill - Fremont - June 20th, 2014</text:p>
          </table:table-cell>
          <table:table-cell table:formula="of:=&quot;{'file':'&quot;&amp;[.A22]&amp;&quot;','title':'&quot;&amp;[.B22]&amp;&quot;'},&quot;" office:value-type="string" office:string-value="{'file':'08iwouldhurtafly-BuiltToSpill-Freemont-20140620.mp3','title':'03 Built to Spill - Fremont - June 20th, 2014'},">
            <text:p>{'file':'08iwouldhurtafly-BuiltToSpill-Freemont-20140620.mp3','title':'03 Built to Spill - Fremont - June 20th, 2014'},</text:p>
          </table:table-cell>
          <table:table-cell table:number-columns-repeated="1021"/>
        </table:table-row>
        <table:table-row table:style-name="ro1">
          <table:table-cell office:value-type="string">
            <text:p>09getalife-BuiltToSpill-Freemont-20140620.mp3</text:p>
          </table:table-cell>
          <table:table-cell office:value-type="string">
            <text:p>04 Built to Spill - Fremont - June 20th, 2014</text:p>
          </table:table-cell>
          <table:table-cell table:formula="of:=&quot;{'file':'&quot;&amp;[.A23]&amp;&quot;','title':'&quot;&amp;[.B23]&amp;&quot;'},&quot;" office:value-type="string" office:string-value="{'file':'09getalife-BuiltToSpill-Freemont-20140620.mp3','title':'04 Built to Spill - Fremont - June 20th, 2014'},">
            <text:p>{'file':'09getalife-BuiltToSpill-Freemont-20140620.mp3','title':'04 Built to Spill - Fremont - June 20th, 2014'},</text:p>
          </table:table-cell>
          <table:table-cell table:number-columns-repeated="1021"/>
        </table:table-row>
        <table:table-row table:style-name="ro1">
          <table:table-cell office:value-type="string">
            <text:p>10joyride-BuiltToSpill-Freemont-20140620.mp3</text:p>
          </table:table-cell>
          <table:table-cell office:value-type="string">
            <text:p>05 Built to Spill - Fremont - June 20th, 2014</text:p>
          </table:table-cell>
          <table:table-cell table:formula="of:=&quot;{'file':'&quot;&amp;[.A24]&amp;&quot;','title':'&quot;&amp;[.B24]&amp;&quot;'},&quot;" office:value-type="string" office:string-value="{'file':'10joyride-BuiltToSpill-Freemont-20140620.mp3','title':'05 Built to Spill - Fremont - June 20th, 2014'},">
            <text:p>{'file':'10joyride-BuiltToSpill-Freemont-20140620.mp3','title':'05 Built to Spill - Fremont - June 20th, 2014'},</text:p>
          </table:table-cell>
          <table:table-cell table:number-columns-repeated="1021"/>
        </table:table-row>
        <table:table-row table:style-name="ro1">
          <table:table-cell office:value-type="string">
            <text:p>11stab-BuiltToSpill-Freemont-20140620.mp3</text:p>
          </table:table-cell>
          <table:table-cell office:value-type="string">
            <text:p>06 Built to Spill - Fremont - June 20th, 2014</text:p>
          </table:table-cell>
          <table:table-cell table:formula="of:=&quot;{'file':'&quot;&amp;[.A25]&amp;&quot;','title':'&quot;&amp;[.B25]&amp;&quot;'},&quot;" office:value-type="string" office:string-value="{'file':'11stab-BuiltToSpill-Freemont-20140620.mp3','title':'06 Built to Spill - Fremont - June 20th, 2014'},">
            <text:p>{'file':'11stab-BuiltToSpill-Freemont-20140620.mp3','title':'06 Built to Spill - Fremont - June 20th, 2014'},</text:p>
          </table:table-cell>
          <table:table-cell table:number-columns-repeated="1021"/>
        </table:table-row>
        <table:table-row table:style-name="ro1">
          <table:table-cell office:value-type="string">
            <text:p>12carrythezero-BuiltToSpill-Freemont-20140620.mp3</text:p>
          </table:table-cell>
          <table:table-cell office:value-type="string">
            <text:p>07 Built to Spill - Fremont - June 20th, 2014</text:p>
          </table:table-cell>
          <table:table-cell table:formula="of:=&quot;{'file':'&quot;&amp;[.A26]&amp;&quot;','title':'&quot;&amp;[.B26]&amp;&quot;'},&quot;" office:value-type="string" office:string-value="{'file':'12carrythezero-BuiltToSpill-Freemont-20140620.mp3','title':'07 Built to Spill - Fremont - June 20th, 2014'},">
            <text:p>{'file':'12carrythezero-BuiltToSpill-Freemont-20140620.mp3','title':'07 Built to Spill - Fremont - June 20th, 2014'},</text:p>
          </table:table-cell>
          <table:table-cell table:number-columns-repeated="1021"/>
        </table:table-row>
        <table:table-row table:style-name="ro1">
          <table:table-cell office:value-type="string">
            <text:p>13youwereright-BuiltToSpill-Freemont-20140620.mp3</text:p>
          </table:table-cell>
          <table:table-cell office:value-type="string">
            <text:p>01Built to Spill - Fremont - June 20th, 2014</text:p>
          </table:table-cell>
          <table:table-cell table:formula="of:=&quot;{'file':'&quot;&amp;[.A27]&amp;&quot;','title':'&quot;&amp;[.B27]&amp;&quot;'},&quot;" office:value-type="string" office:string-value="{'file':'13youwereright-BuiltToSpill-Freemont-20140620.mp3','title':'01Built to Spill - Fremont - June 20th, 2014'},">
            <text:p>{'file':'13youwereright-BuiltToSpill-Freemont-20140620.mp3','title':'01Built to Spill - Fremont - June 20th, 2014'},</text:p>
          </table:table-cell>
          <table:table-cell table:number-columns-repeated="1021"/>
        </table:table-row>
        <table:table-row table:style-name="ro1">
          <table:table-cell office:value-type="string">
            <text:p>14bigdipper-BuiltToSpill-Freemont-20140620.mp3</text:p>
          </table:table-cell>
          <table:table-cell office:value-type="string">
            <text:p>10Built to Spill - Fremont - June 20th, 2014</text:p>
          </table:table-cell>
          <table:table-cell table:formula="of:=&quot;{'file':'&quot;&amp;[.A28]&amp;&quot;','title':'&quot;&amp;[.B28]&amp;&quot;'},&quot;" office:value-type="string" office:string-value="{'file':'14bigdipper-BuiltToSpill-Freemont-20140620.mp3','title':'10Built to Spill - Fremont - June 20th, 2014'},">
            <text:p>{'file':'14bigdipper-BuiltToSpill-Freemont-20140620.mp3','title':'10Built to Spill - Fremont - June 20th, 2014'},</text:p>
          </table:table-cell>
          <table:table-cell table:number-columns-repeated="1021"/>
        </table:table-row>
        <table:table-row table:style-name="ro1">
          <table:table-cell office:value-type="string">
            <text:p>15dontfearthereaper-BuiltToSpill-Freemont-20140620.mp3</text:p>
          </table:table-cell>
          <table:table-cell office:value-type="string">
            <text:p>11Built to Spill - Fremont - June 20th, 2014</text:p>
          </table:table-cell>
          <table:table-cell table:formula="of:=&quot;{'file':'&quot;&amp;[.A29]&amp;&quot;','title':'&quot;&amp;[.B29]&amp;&quot;'},&quot;" office:value-type="string" office:string-value="{'file':'15dontfearthereaper-BuiltToSpill-Freemont-20140620.mp3','title':'11Built to Spill - Fremont - June 20th, 2014'},">
            <text:p>{'file':'15dontfearthereaper-BuiltToSpill-Freemont-20140620.mp3','title':'11Built to Spill - Fremont - June 20th, 2014'},</text:p>
          </table:table-cell>
          <table:table-cell table:number-columns-repeated="1021"/>
        </table:table-row>
        <table:table-row table:style-name="ro1">
          <table:table-cell office:value-type="string">
            <text:p>16conventionalwisdom-BuiltToSpill-Freemont-20140620.mp3</text:p>
          </table:table-cell>
          <table:table-cell office:value-type="string">
            <text:p>12Built to Spill - Fremont - June 20th, 2014</text:p>
          </table:table-cell>
          <table:table-cell table:formula="of:=&quot;{'file':'&quot;&amp;[.A30]&amp;&quot;','title':'&quot;&amp;[.B30]&amp;&quot;'},&quot;" office:value-type="string" office:string-value="{'file':'16conventionalwisdom-BuiltToSpill-Freemont-20140620.mp3','title':'12Built to Spill - Fremont - June 20th, 2014'},">
            <text:p>{'file':'16conventionalwisdom-BuiltToSpill-Freemont-20140620.mp3','title':'12Built to Spill - Fremont - June 20th, 2014'},</text:p>
          </table:table-cell>
          <table:table-cell table:number-columns-repeated="1021"/>
        </table:table-row>
        <table:table-row table:style-name="ro1">
          <table:table-cell office:value-type="string">
            <text:p>bts-center-BuiltToSpill-Geogetown-20130713.mp3</text:p>
          </table:table-cell>
          <table:table-cell office:value-type="string">
            <text:p>01Built to Spill - Sub Pop 25th, Georgetown - July 13th, 2013</text:p>
          </table:table-cell>
          <table:table-cell table:formula="of:=&quot;{'file':'&quot;&amp;[.A31]&amp;&quot;','title':'&quot;&amp;[.B31]&amp;&quot;'},&quot;" office:value-type="string" office:string-value="{'file':'bts-center-BuiltToSpill-Geogetown-20130713.mp3','title':'01Built to Spill - Sub Pop 25th, Georgetown - July 13th, 2013'},">
            <text:p>{'file':'bts-center-BuiltToSpill-Geogetown-20130713.mp3','title':'01Built to Spill - Sub Pop 25th, Georgetown - July 13th, 2013'},</text:p>
          </table:table-cell>
          <table:table-cell table:number-columns-repeated="1021"/>
        </table:table-row>
        <table:table-row table:style-name="ro1">
          <table:table-cell office:value-type="string">
            <text:p>bts-fly-BuiltToSpill-Geogetown-20130713.mp3</text:p>
          </table:table-cell>
          <table:table-cell office:value-type="string">
            <text:p>02Built to Spill - Sub Pop 25th, Georgetown - July 13th, 2013</text:p>
          </table:table-cell>
          <table:table-cell table:formula="of:=&quot;{'file':'&quot;&amp;[.A32]&amp;&quot;','title':'&quot;&amp;[.B32]&amp;&quot;'},&quot;" office:value-type="string" office:string-value="{'file':'bts-fly-BuiltToSpill-Geogetown-20130713.mp3','title':'02Built to Spill - Sub Pop 25th, Georgetown - July 13th, 2013'},">
            <text:p>{'file':'bts-fly-BuiltToSpill-Geogetown-20130713.mp3','title':'02Built to Spill - Sub Pop 25th, Georgetown - July 13th, 2013'},</text:p>
          </table:table-cell>
          <table:table-cell table:number-columns-repeated="1021"/>
        </table:table-row>
        <table:table-row table:style-name="ro1">
          <table:table-cell office:value-type="string">
            <text:p>bts-goingagainst-BuiltToSpill-Geogetown-20130713.mp3</text:p>
          </table:table-cell>
          <table:table-cell office:value-type="string">
            <text:p>03Built to Spill - Sub Pop 25th, Georgetown - July 13th, 2013</text:p>
          </table:table-cell>
          <table:table-cell table:formula="of:=&quot;{'file':'&quot;&amp;[.A33]&amp;&quot;','title':'&quot;&amp;[.B33]&amp;&quot;'},&quot;" office:value-type="string" office:string-value="{'file':'bts-goingagainst-BuiltToSpill-Geogetown-20130713.mp3','title':'03Built to Spill - Sub Pop 25th, Georgetown - July 13th, 2013'},">
            <text:p>{'file':'bts-goingagainst-BuiltToSpill-Geogetown-20130713.mp3','title':'03Built to Spill - Sub Pop 25th, Georgetown - July 13th, 2013'},</text:p>
          </table:table-cell>
          <table:table-cell table:number-columns-repeated="1021"/>
        </table:table-row>
        <table:table-row table:style-name="ro1">
          <table:table-cell office:value-type="string">
            <text:p>bts-inthemorning-BuiltToSpill-Geogetown-20130713.mp3</text:p>
          </table:table-cell>
          <table:table-cell office:value-type="string">
            <text:p>04Built to Spill - Sub Pop 25th, Georgetown - July 13th, 2013</text:p>
          </table:table-cell>
          <table:table-cell table:formula="of:=&quot;{'file':'&quot;&amp;[.A34]&amp;&quot;','title':'&quot;&amp;[.B34]&amp;&quot;'},&quot;" office:value-type="string" office:string-value="{'file':'bts-inthemorning-BuiltToSpill-Geogetown-20130713.mp3','title':'04Built to Spill - Sub Pop 25th, Georgetown - July 13th, 2013'},">
            <text:p>{'file':'bts-inthemorning-BuiltToSpill-Geogetown-20130713.mp3','title':'04Built to Spill - Sub Pop 25th, Georgetown - July 13th, 2013'},</text:p>
          </table:table-cell>
          <table:table-cell table:number-columns-repeated="1021"/>
        </table:table-row>
        <table:table-row table:style-name="ro1">
          <table:table-cell office:value-type="string">
            <text:p>bts-madeupdreams-BuiltToSpill-Geogetown-20130713.mp3</text:p>
          </table:table-cell>
          <table:table-cell office:value-type="string">
            <text:p>05Built to Spill - Sub Pop 25th, Georgetown - July 13th, 2013</text:p>
          </table:table-cell>
          <table:table-cell table:formula="of:=&quot;{'file':'&quot;&amp;[.A35]&amp;&quot;','title':'&quot;&amp;[.B35]&amp;&quot;'},&quot;" office:value-type="string" office:string-value="{'file':'bts-madeupdreams-BuiltToSpill-Geogetown-20130713.mp3','title':'05Built to Spill - Sub Pop 25th, Georgetown - July 13th, 2013'},">
            <text:p>{'file':'bts-madeupdreams-BuiltToSpill-Geogetown-20130713.mp3','title':'05Built to Spill - Sub Pop 25th, Georgetown - July 13th, 2013'},</text:p>
          </table:table-cell>
          <table:table-cell table:number-columns-repeated="1021"/>
        </table:table-row>
        <table:table-row table:style-name="ro1">
          <table:table-cell office:value-type="string">
            <text:p>bts-sidewalk-BuiltToSpill-Geogetown-20130713.mp3</text:p>
          </table:table-cell>
          <table:table-cell office:value-type="string">
            <text:p>06Built to Spill - Sub Pop 25th, Georgetown - July 13th, 2013</text:p>
          </table:table-cell>
          <table:table-cell table:formula="of:=&quot;{'file':'&quot;&amp;[.A36]&amp;&quot;','title':'&quot;&amp;[.B36]&amp;&quot;'},&quot;" office:value-type="string" office:string-value="{'file':'bts-sidewalk-BuiltToSpill-Geogetown-20130713.mp3','title':'06Built to Spill - Sub Pop 25th, Georgetown - July 13th, 2013'},">
            <text:p>{'file':'bts-sidewalk-BuiltToSpill-Geogetown-20130713.mp3','title':'06Built to Spill - Sub Pop 25th, Georgetown - July 13th, 2013'},</text:p>
          </table:table-cell>
          <table:table-cell table:number-columns-repeated="1021"/>
        </table:table-row>
        <table:table-row table:style-name="ro1">
          <table:table-cell office:value-type="string">
            <text:p>bts-soundcheck-BuiltToSpill-Geogetown-20130713.mp3</text:p>
          </table:table-cell>
          <table:table-cell office:value-type="string">
            <text:p>07Built to Spill - Sub Pop 25th, Georgetown - July 13th, 2013</text:p>
          </table:table-cell>
          <table:table-cell table:formula="of:=&quot;{'file':'&quot;&amp;[.A37]&amp;&quot;','title':'&quot;&amp;[.B37]&amp;&quot;'},&quot;" office:value-type="string" office:string-value="{'file':'bts-soundcheck-BuiltToSpill-Geogetown-20130713.mp3','title':'07Built to Spill - Sub Pop 25th, Georgetown - July 13th, 2013'},">
            <text:p>{'file':'bts-soundcheck-BuiltToSpill-Geogetown-20130713.mp3','title':'07Built to Spill - Sub Pop 25th, Georgetown - July 13th, 2013'},</text:p>
          </table:table-cell>
          <table:table-cell table:number-columns-repeated="1021"/>
        </table:table-row>
        <table:table-row table:style-name="ro1">
          <table:table-cell office:value-type="string">
            <text:p>bts-theplan-BuiltToSpill-Geogetown-20130713.mp3</text:p>
          </table:table-cell>
          <table:table-cell office:value-type="string">
            <text:p>08Built to Spill - Sub Pop 25th, Georgetown - July 13th, 2013</text:p>
          </table:table-cell>
          <table:table-cell table:formula="of:=&quot;{'file':'&quot;&amp;[.A38]&amp;&quot;','title':'&quot;&amp;[.B38]&amp;&quot;'},&quot;" office:value-type="string" office:string-value="{'file':'bts-theplan-BuiltToSpill-Geogetown-20130713.mp3','title':'08Built to Spill - Sub Pop 25th, Georgetown - July 13th, 2013'},">
            <text:p>{'file':'bts-theplan-BuiltToSpill-Geogetown-20130713.mp3','title':'08Built to Spill - Sub Pop 25th, Georgetown - July 13th, 2013'},</text:p>
          </table:table-cell>
          <table:table-cell table:number-columns-repeated="1021"/>
        </table:table-row>
        <table:table-row table:style-name="ro1">
          <table:table-cell office:value-type="string">
            <text:p>bts-untitled-BuiltToSpill-Geogetown-20130713.mp3</text:p>
          </table:table-cell>
          <table:table-cell office:value-type="string">
            <text:p>09Built to Spill - Sub Pop 25th, Georgetown - July 13th, 2013</text:p>
          </table:table-cell>
          <table:table-cell table:formula="of:=&quot;{'file':'&quot;&amp;[.A39]&amp;&quot;','title':'&quot;&amp;[.B39]&amp;&quot;'},&quot;" office:value-type="string" office:string-value="{'file':'bts-untitled-BuiltToSpill-Geogetown-20130713.mp3','title':'09Built to Spill - Sub Pop 25th, Georgetown - July 13th, 2013'},">
            <text:p>{'file':'bts-untitled-BuiltToSpill-Geogetown-20130713.mp3','title':'09Built to Spill - Sub Pop 25th, Georgetown - July 13th, 2013'},</text:p>
          </table:table-cell>
          <table:table-cell table:number-columns-repeated="1021"/>
        </table:table-row>
        <table:table-row table:style-name="ro1">
          <table:table-cell office:value-type="string">
            <text:p>bts-youwereright-BuiltToSpill-Geogetown-20130713.mp3</text:p>
          </table:table-cell>
          <table:table-cell office:value-type="string">
            <text:p>10Built to Spill - Sub Pop 25th, Georgetown - July 13th, 2013</text:p>
          </table:table-cell>
          <table:table-cell table:formula="of:=&quot;{'file':'&quot;&amp;[.A40]&amp;&quot;','title':'&quot;&amp;[.B40]&amp;&quot;'},&quot;" office:value-type="string" office:string-value="{'file':'bts-youwereright-BuiltToSpill-Geogetown-20130713.mp3','title':'10Built to Spill - Sub Pop 25th, Georgetown - July 13th, 2013'},">
            <text:p>{'file':'bts-youwereright-BuiltToSpill-Geogetown-20130713.mp3','title':'10Built to Spill - Sub Pop 25th, Georgetown - July 13th, 2013'},</text:p>
          </table:table-cell>
          <table:table-cell table:number-columns-repeated="1021"/>
        </table:table-row>
        <table:table-row table:style-name="ro1">
          <table:table-cell office:value-type="string">
            <text:p>01%20Going%20Against%20Your%20Mind-BuiltToSpill-LiveatNeumos20131227.mp3</text:p>
          </table:table-cell>
          <table:table-cell office:value-type="string">
            <text:p>01Built to Spill - Neumos, Seattle - December 27th, 2013</text:p>
          </table:table-cell>
          <table:table-cell table:formula="of:=&quot;{'file':'&quot;&amp;[.A41]&amp;&quot;','title':'&quot;&amp;[.B41]&amp;&quot;'},&quot;" office:value-type="string" office:string-value="{'file':'01%20Going%20Against%20Your%20Mind-BuiltToSpill-LiveatNeumos20131227.mp3','title':'01Built to Spill - Neumos, Seattle - December 27th, 2013'},">
            <text:p>{'file':'01%20Going%20Against%20Your%20Mind-BuiltToSpill-LiveatNeumos20131227.mp3','title':'01Built to Spill - Neumos, Seattle - December 27th, 2013'},</text:p>
          </table:table-cell>
          <table:table-cell table:number-columns-repeated="1021"/>
        </table:table-row>
        <table:table-row table:style-name="ro1">
          <table:table-cell office:value-type="string">
            <text:p>02%20In%20The%20Morning-BuiltToSpill-LiveatNeumos20131227.mp3</text:p>
          </table:table-cell>
          <table:table-cell office:value-type="string">
            <text:p>02Built to Spill - Neumos, Seattle - December 27th, 2013</text:p>
          </table:table-cell>
          <table:table-cell table:formula="of:=&quot;{'file':'&quot;&amp;[.A42]&amp;&quot;','title':'&quot;&amp;[.B42]&amp;&quot;'},&quot;" office:value-type="string" office:string-value="{'file':'02%20In%20The%20Morning-BuiltToSpill-LiveatNeumos20131227.mp3','title':'02Built to Spill - Neumos, Seattle - December 27th, 2013'},">
            <text:p>{'file':'02%20In%20The%20Morning-BuiltToSpill-LiveatNeumos20131227.mp3','title':'02Built to Spill - Neumos, Seattle - December 27th, 2013'},</text:p>
          </table:table-cell>
          <table:table-cell table:number-columns-repeated="1021"/>
        </table:table-row>
        <table:table-row table:style-name="ro1">
          <table:table-cell office:value-type="string">
            <text:p>03%20Center%20of%20the%20Universe-BuiltToSpill-LiveatNeumos20131227.mp3</text:p>
          </table:table-cell>
          <table:table-cell office:value-type="string">
            <text:p>03Built to Spill - Neumos, Seattle - December 27th, 2013</text:p>
          </table:table-cell>
          <table:table-cell table:formula="of:=&quot;{'file':'&quot;&amp;[.A43]&amp;&quot;','title':'&quot;&amp;[.B43]&amp;&quot;'},&quot;" office:value-type="string" office:string-value="{'file':'03%20Center%20of%20the%20Universe-BuiltToSpill-LiveatNeumos20131227.mp3','title':'03Built to Spill - Neumos, Seattle - December 27th, 2013'},">
            <text:p>{'file':'03%20Center%20of%20the%20Universe-BuiltToSpill-LiveatNeumos20131227.mp3','title':'03Built to Spill - Neumos, Seattle - December 27th, 2013'},</text:p>
          </table:table-cell>
          <table:table-cell table:number-columns-repeated="1021"/>
        </table:table-row>
        <table:table-row table:style-name="ro1">
          <table:table-cell office:value-type="string">
            <text:p>04%20The%20Plan-BuiltToSpill-LiveatNeumos20131227.mp3</text:p>
          </table:table-cell>
          <table:table-cell office:value-type="string">
            <text:p>04Built to Spill - Neumos, Seattle - December 27th, 2013</text:p>
          </table:table-cell>
          <table:table-cell table:formula="of:=&quot;{'file':'&quot;&amp;[.A44]&amp;&quot;','title':'&quot;&amp;[.B44]&amp;&quot;'},&quot;" office:value-type="string" office:string-value="{'file':'04%20The%20Plan-BuiltToSpill-LiveatNeumos20131227.mp3','title':'04Built to Spill - Neumos, Seattle - December 27th, 2013'},">
            <text:p>{'file':'04%20The%20Plan-BuiltToSpill-LiveatNeumos20131227.mp3','title':'04Built to Spill - Neumos, Seattle - December 27th, 2013'},</text:p>
          </table:table-cell>
          <table:table-cell table:number-columns-repeated="1021"/>
        </table:table-row>
        <table:table-row table:style-name="ro1">
          <table:table-cell office:value-type="string">
            <text:p>05%20Planting%20Seeds-BuiltToSpill-LiveatNeumos20131227.mp3</text:p>
          </table:table-cell>
          <table:table-cell office:value-type="string">
            <text:p>05Built to Spill - Neumos, Seattle - December 27th, 2013</text:p>
          </table:table-cell>
          <table:table-cell table:formula="of:=&quot;{'file':'&quot;&amp;[.A45]&amp;&quot;','title':'&quot;&amp;[.B45]&amp;&quot;'},&quot;" office:value-type="string" office:string-value="{'file':'05%20Planting%20Seeds-BuiltToSpill-LiveatNeumos20131227.mp3','title':'05Built to Spill - Neumos, Seattle - December 27th, 2013'},">
            <text:p>{'file':'05%20Planting%20Seeds-BuiltToSpill-LiveatNeumos20131227.mp3','title':'05Built to Spill - Neumos, Seattle - December 27th, 2013'},</text:p>
          </table:table-cell>
          <table:table-cell table:number-columns-repeated="1021"/>
        </table:table-row>
        <table:table-row table:style-name="ro1">
          <table:table-cell office:value-type="string">
            <text:p>06%20Kicked%20It%20In%20the%20Sun-BuiltToSpill-LiveatNeumos20131227.mp3</text:p>
          </table:table-cell>
          <table:table-cell office:value-type="string">
            <text:p>06Built to Spill - Neumos, Seattle - December 27th, 2013</text:p>
          </table:table-cell>
          <table:table-cell table:formula="of:=&quot;{'file':'&quot;&amp;[.A46]&amp;&quot;','title':'&quot;&amp;[.B46]&amp;&quot;'},&quot;" office:value-type="string" office:string-value="{'file':'06%20Kicked%20It%20In%20the%20Sun-BuiltToSpill-LiveatNeumos20131227.mp3','title':'06Built to Spill - Neumos, Seattle - December 27th, 2013'},">
            <text:p>{'file':'06%20Kicked%20It%20In%20the%20Sun-BuiltToSpill-LiveatNeumos20131227.mp3','title':'06Built to Spill - Neumos, Seattle - December 27th, 2013'},</text:p>
          </table:table-cell>
          <table:table-cell table:number-columns-repeated="1021"/>
        </table:table-row>
        <table:table-row table:style-name="ro1">
          <table:table-cell office:value-type="string">
            <text:p>07%20Get%20a%20Life-BuiltToSpill-LiveatNeumos20131227.mp3</text:p>
          </table:table-cell>
          <table:table-cell office:value-type="string">
            <text:p>07Built to Spill - Neumos, Seattle - December 27th, 2013</text:p>
          </table:table-cell>
          <table:table-cell table:formula="of:=&quot;{'file':'&quot;&amp;[.A47]&amp;&quot;','title':'&quot;&amp;[.B47]&amp;&quot;'},&quot;" office:value-type="string" office:string-value="{'file':'07%20Get%20a%20Life-BuiltToSpill-LiveatNeumos20131227.mp3','title':'07Built to Spill - Neumos, Seattle - December 27th, 2013'},">
            <text:p>{'file':'07%20Get%20a%20Life-BuiltToSpill-LiveatNeumos20131227.mp3','title':'07Built to Spill - Neumos, Seattle - December 27th, 2013'},</text:p>
          </table:table-cell>
          <table:table-cell table:number-columns-repeated="1021"/>
        </table:table-row>
        <table:table-row table:style-name="ro1">
          <table:table-cell office:value-type="string">
            <text:p>08%20Sidewalk-BuiltToSpill-LiveatNeumos20131227.mp3</text:p>
          </table:table-cell>
          <table:table-cell office:value-type="string">
            <text:p>08Built to Spill - Neumos, Seattle - December 27th, 2013</text:p>
          </table:table-cell>
          <table:table-cell table:formula="of:=&quot;{'file':'&quot;&amp;[.A48]&amp;&quot;','title':'&quot;&amp;[.B48]&amp;&quot;'},&quot;" office:value-type="string" office:string-value="{'file':'08%20Sidewalk-BuiltToSpill-LiveatNeumos20131227.mp3','title':'08Built to Spill - Neumos, Seattle - December 27th, 2013'},">
            <text:p>{'file':'08%20Sidewalk-BuiltToSpill-LiveatNeumos20131227.mp3','title':'08Built to Spill - Neumos, Seattle - December 27th, 2013'},</text:p>
          </table:table-cell>
          <table:table-cell table:number-columns-repeated="1021"/>
        </table:table-row>
        <table:table-row table:style-name="ro1">
          <table:table-cell office:value-type="string">
            <text:p>09%20Here%20-%20Pavement-BuiltToSpill-LiveatNeumos20131227.mp3</text:p>
          </table:table-cell>
          <table:table-cell office:value-type="string">
            <text:p>09Built to Spill - Neumos, Seattle - December 27th, 2013</text:p>
          </table:table-cell>
          <table:table-cell table:formula="of:=&quot;{'file':'&quot;&amp;[.A49]&amp;&quot;','title':'&quot;&amp;[.B49]&amp;&quot;'},&quot;" office:value-type="string" office:string-value="{'file':'09%20Here%20-%20Pavement-BuiltToSpill-LiveatNeumos20131227.mp3','title':'09Built to Spill - Neumos, Seattle - December 27th, 2013'},">
            <text:p>{'file':'09%20Here%20-%20Pavement-BuiltToSpill-LiveatNeumos20131227.mp3','title':'09Built to Spill - Neumos, Seattle - December 27th, 2013'},</text:p>
          </table:table-cell>
          <table:table-cell table:number-columns-repeated="1021"/>
        </table:table-row>
        <table:table-row table:style-name="ro1">
          <table:table-cell office:value-type="string">
            <text:p>10%20You%20were%20right-BuiltToSpill-LiveatNeumos20131227.mp3</text:p>
          </table:table-cell>
          <table:table-cell office:value-type="string">
            <text:p>10Built to Spill - Neumos, Seattle - December 27th, 2013</text:p>
          </table:table-cell>
          <table:table-cell table:formula="of:=&quot;{'file':'&quot;&amp;[.A50]&amp;&quot;','title':'&quot;&amp;[.B50]&amp;&quot;'},&quot;" office:value-type="string" office:string-value="{'file':'10%20You%20were%20right-BuiltToSpill-LiveatNeumos20131227.mp3','title':'10Built to Spill - Neumos, Seattle - December 27th, 2013'},">
            <text:p>{'file':'10%20You%20were%20right-BuiltToSpill-LiveatNeumos20131227.mp3','title':'10Built to Spill - Neumos, Seattle - December 27th, 2013'},</text:p>
          </table:table-cell>
          <table:table-cell table:number-columns-repeated="1021"/>
        </table:table-row>
        <table:table-row table:style-name="ro1">
          <table:table-cell office:value-type="string">
            <text:p>11%20Conventional%20Wisdom-BuiltToSpill-LiveatNeumos20131227.mp3</text:p>
          </table:table-cell>
          <table:table-cell office:value-type="string">
            <text:p>11Built to Spill - Neumos, Seattle - December 27th, 2013</text:p>
          </table:table-cell>
          <table:table-cell table:formula="of:=&quot;{'file':'&quot;&amp;[.A51]&amp;&quot;','title':'&quot;&amp;[.B51]&amp;&quot;'},&quot;" office:value-type="string" office:string-value="{'file':'11%20Conventional%20Wisdom-BuiltToSpill-LiveatNeumos20131227.mp3','title':'11Built to Spill - Neumos, Seattle - December 27th, 2013'},">
            <text:p>{'file':'11%20Conventional%20Wisdom-BuiltToSpill-LiveatNeumos20131227.mp3','title':'11Built to Spill - Neumos, Seattle - December 27th, 2013'},</text:p>
          </table:table-cell>
          <table:table-cell table:number-columns-repeated="1021"/>
        </table:table-row>
        <table:table-row table:style-name="ro1">
          <table:table-cell office:value-type="string">
            <text:p>12%20Heart%20-%20Doug%20Martsch-BuiltToSpill-LiveatNeumos20131227.mp3</text:p>
          </table:table-cell>
          <table:table-cell office:value-type="string">
            <text:p>12Built to Spill - Neumos, Seattle - December 27th, 2013</text:p>
          </table:table-cell>
          <table:table-cell table:formula="of:=&quot;{'file':'&quot;&amp;[.A52]&amp;&quot;','title':'&quot;&amp;[.B52]&amp;&quot;'},&quot;" office:value-type="string" office:string-value="{'file':'12%20Heart%20-%20Doug%20Martsch-BuiltToSpill-LiveatNeumos20131227.mp3','title':'12Built to Spill - Neumos, Seattle - December 27th, 2013'},">
            <text:p>{'file':'12%20Heart%20-%20Doug%20Martsch-BuiltToSpill-LiveatNeumos20131227.mp3','title':'12Built to Spill - Neumos, Seattle - December 27th, 2013'},</text:p>
          </table:table-cell>
          <table:table-cell table:number-columns-repeated="1021"/>
        </table:table-row>
        <table:table-row table:style-name="ro1">
          <table:table-cell office:value-type="string">
            <text:p>13%20Carry%20the%20Zero-BuiltToSpill-LiveatNeumos20131227.mp3</text:p>
          </table:table-cell>
          <table:table-cell office:value-type="string">
            <text:p>13Built to Spill - Neumos, Seattle - December 27th, 2013</text:p>
          </table:table-cell>
          <table:table-cell table:formula="of:=&quot;{'file':'&quot;&amp;[.A53]&amp;&quot;','title':'&quot;&amp;[.B53]&amp;&quot;'},&quot;" office:value-type="string" office:string-value="{'file':'13%20Carry%20the%20Zero-BuiltToSpill-LiveatNeumos20131227.mp3','title':'13Built to Spill - Neumos, Seattle - December 27th, 2013'},">
            <text:p>{'file':'13%20Carry%20the%20Zero-BuiltToSpill-LiveatNeumos20131227.mp3','title':'13Built to Spill - Neumos, Seattle - December 27th, 2013'},</text:p>
          </table:table-cell>
          <table:table-cell table:number-columns-repeated="1021"/>
        </table:table-row>
        <table:table-row table:style-name="ro1">
          <table:table-cell office:value-type="string">
            <text:p>14%20Instrumental%20-%20dont%20know-BuiltToSpill-LiveatNeumos20131227.mp3</text:p>
          </table:table-cell>
          <table:table-cell office:value-type="string">
            <text:p>14Built to Spill - Neumos, Seattle - December 27th, 2013</text:p>
          </table:table-cell>
          <table:table-cell table:formula="of:=&quot;{'file':'&quot;&amp;[.A54]&amp;&quot;','title':'&quot;&amp;[.B54]&amp;&quot;'},&quot;" office:value-type="string" office:string-value="{'file':'14%20Instrumental%20-%20dont%20know-BuiltToSpill-LiveatNeumos20131227.mp3','title':'14Built to Spill - Neumos, Seattle - December 27th, 2013'},">
            <text:p>{'file':'14%20Instrumental%20-%20dont%20know-BuiltToSpill-LiveatNeumos20131227.mp3','title':'14Built to Spill - Neumos, Seattle - December 27th, 2013'},</text:p>
          </table:table-cell>
          <table:table-cell table:number-columns-repeated="1021"/>
        </table:table-row>
        <table:table-row table:style-name="ro1">
          <table:table-cell office:value-type="string">
            <text:p>15%20I%20would%20hurt%20a%20fly-BuiltToSpill-LiveatNeumos20131227.mp3</text:p>
          </table:table-cell>
          <table:table-cell office:value-type="string">
            <text:p>15Built to Spill - Neumos, Seattle - December 27th, 2013</text:p>
          </table:table-cell>
          <table:table-cell table:formula="of:=&quot;{'file':'&quot;&amp;[.A55]&amp;&quot;','title':'&quot;&amp;[.B55]&amp;&quot;'},&quot;" office:value-type="string" office:string-value="{'file':'15%20I%20would%20hurt%20a%20fly-BuiltToSpill-LiveatNeumos20131227.mp3','title':'15Built to Spill - Neumos, Seattle - December 27th, 2013'},">
            <text:p>{'file':'15%20I%20would%20hurt%20a%20fly-BuiltToSpill-LiveatNeumos20131227.mp3','title':'15Built to Spill - Neumos, Seattle - December 27th, 2013'},</text:p>
          </table:table-cell>
          <table:table-cell table:number-columns-repeated="1021"/>
        </table:table-row>
        <table:table-row table:style-name="ro1">
          <table:table-cell office:value-type="string">
            <text:p>16%20Age%20of%20Consent%20-%20New%20Order-BuiltToSpill-LiveatNeumos20131227.mp3</text:p>
          </table:table-cell>
          <table:table-cell office:value-type="string">
            <text:p>16Built to Spill - Neumos, Seattle - December 27th, 2013</text:p>
          </table:table-cell>
          <table:table-cell table:formula="of:=&quot;{'file':'&quot;&amp;[.A56]&amp;&quot;','title':'&quot;&amp;[.B56]&amp;&quot;'},&quot;" office:value-type="string" office:string-value="{'file':'16%20Age%20of%20Consent%20-%20New%20Order-BuiltToSpill-LiveatNeumos20131227.mp3','title':'16Built to Spill - Neumos, Seattle - December 27th, 2013'},">
            <text:p>{'file':'16%20Age%20of%20Consent%20-%20New%20Order-BuiltToSpill-LiveatNeumos20131227.mp3','title':'16Built to Spill - Neumos, Seattle - December 27th, 2013'},</text:p>
          </table:table-cell>
          <table:table-cell table:number-columns-repeated="1021"/>
        </table:table-row>
        <table:table-row table:style-name="ro1">
          <table:table-cell office:value-type="string">
            <text:p>17%20How%20Soon%20is%20Now%20-%20The%20Smiths-BuiltToSpill-LiveatNeumos20131227.mp3</text:p>
          </table:table-cell>
          <table:table-cell office:value-type="string">
            <text:p>17Built to Spill - Neumos, Seattle - December 27th, 2013</text:p>
          </table:table-cell>
          <table:table-cell table:formula="of:=&quot;{'file':'&quot;&amp;[.A57]&amp;&quot;','title':'&quot;&amp;[.B57]&amp;&quot;'},&quot;" office:value-type="string" office:string-value="{'file':'17%20How%20Soon%20is%20Now%20-%20The%20Smiths-BuiltToSpill-LiveatNeumos20131227.mp3','title':'17Built to Spill - Neumos, Seattle - December 27th, 2013'},">
            <text:p>{'file':'17%20How%20Soon%20is%20Now%20-%20The%20Smiths-BuiltToSpill-LiveatNeumos20131227.mp3','title':'17Built to Spill - Neumos, Seattle - December 27th, 2013'},</text:p>
          </table:table-cell>
          <table:table-cell table:number-columns-repeated="1021"/>
        </table:table-row>
        <table:table-row table:style-name="ro1">
          <table:table-cell office:value-type="string">
            <text:p>18%20Car-BuiltToSpill-LiveatNeumos20131227.mp3</text:p>
          </table:table-cell>
          <table:table-cell office:value-type="string">
            <text:p>18Built to Spill - Neumos, Seattle - December 27th, 2013</text:p>
          </table:table-cell>
          <table:table-cell table:formula="of:=&quot;{'file':'&quot;&amp;[.A58]&amp;&quot;','title':'&quot;&amp;[.B58]&amp;&quot;'},&quot;" office:value-type="string" office:string-value="{'file':'18%20Car-BuiltToSpill-LiveatNeumos20131227.mp3','title':'18Built to Spill - Neumos, Seattle - December 27th, 2013'},">
            <text:p>{'file':'18%20Car-BuiltToSpill-LiveatNeumos20131227.mp3','title':'18Built to Spill - Neumos, Seattle - December 27th, 2013'},</text:p>
          </table:table-cell>
          <table:table-cell table:number-columns-repeated="1021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0">01/10/2016</text:date>, <text:time>00:4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ile_20_title_20_JSON" style:display-name="PageStyle_file title JS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mage_20_anchors" style:display-name="PageStyle_image ancho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xhillJSON" style:display-name="PageStyle_roxhillJS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ekeJSON" style:display-name="PageStyle_zekeJS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stgaspJSON" style:display-name="PageStyle_lastgaspJS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klaneganJSON" style:display-name="PageStyle_marklaneganJS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gbusinessJSON" style:display-name="PageStyle_bigbusinessJS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acksabbathJSON" style:display-name="PageStyle_cracksabbathJS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lvinsJSON" style:display-name="PageStyle_melvinsJS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fferingfuckheadsJSON" style:display-name="PageStyle_sufferingfuckheadsJS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ilttospillJSON" style:display-name="PageStyle_builttospillJS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cell-count="4388" meta:object-count="0"/>
    <meta:generator>OpenOffice/4.1.2$Unix OpenOffice.org_project/412m3$Build-9782</meta:generator>
  </office:meta>
</office:document-meta>
</file>